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35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0.59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6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 <text:s text:c="6"/></text:p>
          </table:table-cell>
          <table:table-cell office:value-type="string">
            <text:p>v <text:s text:c="6"/></text:p>
          </table:table-cell>
          <table:table-cell table:style-name="Default" office:value-type="string">
            <text:p>Ic <text:s text:c="6"/></text:p>
          </table:table-cell>
          <table:table-cell office:value-type="string">
            <text:p>Id</text:p>
          </table:table-cell>
          <table:table-cell>
            <draw:frame table:end-cell-address="Sheet1_2.L21" table:end-x="1.578cm" table:end-y="0.102cm" draw:z-index="0" draw:style-name="gr1" svg:width="15.999cm" svg:height="8.999cm" svg:x="1.386cm" svg:y="0.1cm">
              <draw:object draw:notify-on-update-of-ranges="Sheet1_2.A1:Sheet1_2.A1 Sheet1_2.A2:Sheet1_2.A601 Sheet1_2.B1:Sheet1_2.B1 Sheet1_2.B2:Sheet1_2.B601 Sheet1_2.A1:Sheet1_2.A1 Sheet1_2.A2:Sheet1_2.A601 Sheet1_2.C1:Sheet1_2.C1 Sheet1_2.C2:Sheet1_2.C601 Sheet1_2.A1:Sheet1_2.A1 Sheet1_2.A2:Sheet1_2.A601 Sheet1_2.D1:Sheet1_2.D1 Sheet1_2.D2:Sheet1_2.D6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string">
            <text:p><text:s/>1e-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float" office:value="0.000025">
            <text:p>2,50E-005</text:p>
          </table:table-cell>
          <table:table-cell office:value-type="float" office:value="0.0343815">
            <text:p>0,0343815</text:p>
          </table:table-cell>
          <table:table-cell office:value-type="float" office:value="0.00000000375229">
            <text:p>3,75E-009</text:p>
          </table:table-cell>
          <table:table-cell office:value-type="float" office:value="0.00103468">
            <text:p>0,00103468</text:p>
          </table:table-cell>
          <table:table-cell/>
        </table:table-row>
        <table:table-row table:style-name="ro1">
          <table:table-cell table:style-name="ce2" office:value-type="string">
            <text:p><text:s/>5e-05</text:p>
          </table:table-cell>
          <table:table-cell office:value-type="float" office:value="0.0677141">
            <text:p>0,0677141</text:p>
          </table:table-cell>
          <table:table-cell office:value-type="float" office:value="0.000000013523">
            <text:p>1,35E-008</text:p>
          </table:table-cell>
          <table:table-cell office:value-type="float" office:value="0.00106886">
            <text:p>0,00106886</text:p>
          </table:table-cell>
          <table:table-cell/>
        </table:table-row>
        <table:table-row table:style-name="ro1">
          <table:table-cell table:style-name="ce1" office:value-type="float" office:value="0.000075">
            <text:p>7,50E-005</text:p>
          </table:table-cell>
          <table:table-cell office:value-type="float" office:value="0.0989816">
            <text:p>0,0989816</text:p>
          </table:table-cell>
          <table:table-cell office:value-type="float" office:value="0.0000000450146">
            <text:p>4,50E-008</text:p>
          </table:table-cell>
          <table:table-cell office:value-type="float" office:value="0.00110143">
            <text:p>0,00110143</text:p>
          </table:table-cell>
          <table:table-cell/>
        </table:table-row>
        <table:table-row table:style-name="ro1">
          <table:table-cell office:value-type="float" office:value="0.0001">
            <text:p>0,0001</text:p>
          </table:table-cell>
          <table:table-cell office:value-type="float" office:value="0.127233">
            <text:p>0,127233</text:p>
          </table:table-cell>
          <table:table-cell office:value-type="float" office:value="0.000000133431">
            <text:p>1,33E-007</text:p>
          </table:table-cell>
          <table:table-cell office:value-type="float" office:value="0.00113128">
            <text:p>0,00113128</text:p>
          </table:table-cell>
          <table:table-cell/>
        </table:table-row>
        <table:table-row table:style-name="ro1">
          <table:table-cell office:value-type="float" office:value="0.000125">
            <text:p>0,000125</text:p>
          </table:table-cell>
          <table:table-cell office:value-type="float" office:value="0.151612">
            <text:p>0,151612</text:p>
          </table:table-cell>
          <table:table-cell office:value-type="float" office:value="0.000000340782">
            <text:p>3,41E-007</text:p>
          </table:table-cell>
          <table:table-cell office:value-type="float" office:value="0.00115736">
            <text:p>0,00115736</text:p>
          </table:table-cell>
          <table:table-cell/>
        </table:table-row>
        <table:table-row table:style-name="ro1">
          <table:table-cell office:value-type="float" office:value="0.00015">
            <text:p>0,00015</text:p>
          </table:table-cell>
          <table:table-cell office:value-type="float" office:value="0.171384">
            <text:p>0,171384</text:p>
          </table:table-cell>
          <table:table-cell office:value-type="float" office:value="0.000000729023">
            <text:p>7,29E-007</text:p>
          </table:table-cell>
          <table:table-cell office:value-type="float" office:value="0.00117873">
            <text:p>0,00117873</text:p>
          </table:table-cell>
          <table:table-cell/>
        </table:table-row>
        <table:table-row table:style-name="ro1">
          <table:table-cell office:value-type="float" office:value="0.000175">
            <text:p>0,000175</text:p>
          </table:table-cell>
          <table:table-cell office:value-type="float" office:value="0.185959">
            <text:p>0,185959</text:p>
          </table:table-cell>
          <table:table-cell table:style-name="ce2" office:value-type="string">
            <text:p><text:s/>1,277e-06</text:p>
          </table:table-cell>
          <table:table-cell office:value-type="float" office:value="0.0011946">
            <text:p>0,0011946</text:p>
          </table:table-cell>
          <table:table-cell/>
        </table:table-row>
        <table:table-row table:style-name="ro1">
          <table:table-cell office:value-type="float" office:value="0.0002">
            <text:p>0,0002</text:p>
          </table:table-cell>
          <table:table-cell office:value-type="float" office:value="0.194908">
            <text:p>0,194908</text:p>
          </table:table-cell>
          <table:table-cell office:value-type="float" office:value="0.00000180168">
            <text:p>1,80E-006</text:p>
          </table:table-cell>
          <table:table-cell office:value-type="float" office:value="0.00120441">
            <text:p>0,00120441</text:p>
          </table:table-cell>
          <table:table-cell/>
        </table:table-row>
        <table:table-row table:style-name="ro1">
          <table:table-cell office:value-type="float" office:value="0.000225">
            <text:p>0,000225</text:p>
          </table:table-cell>
          <table:table-cell office:value-type="float" office:value="0.19798">
            <text:p>0,19798</text:p>
          </table:table-cell>
          <table:table-cell office:value-type="float" office:value="0.00000202764">
            <text:p>2,03E-006</text:p>
          </table:table-cell>
          <table:table-cell office:value-type="float" office:value="0.00120778">
            <text:p>0,00120778</text:p>
          </table:table-cell>
          <table:table-cell/>
        </table:table-row>
        <table:table-row table:style-name="ro1">
          <table:table-cell office:value-type="float" office:value="0.00025">
            <text:p>0,00025</text:p>
          </table:table-cell>
          <table:table-cell office:value-type="float" office:value="0.195106">
            <text:p>0,195106</text:p>
          </table:table-cell>
          <table:table-cell office:value-type="float" office:value="0.00000181541">
            <text:p>1,82E-006</text:p>
          </table:table-cell>
          <table:table-cell office:value-type="float" office:value="0.00120462">
            <text:p>0,00120462</text:p>
          </table:table-cell>
          <table:table-cell/>
        </table:table-row>
        <table:table-row table:style-name="ro1">
          <table:table-cell office:value-type="float" office:value="0.000275">
            <text:p>0,000275</text:p>
          </table:table-cell>
          <table:table-cell office:value-type="float" office:value="0.1864">
            <text:p>0,1864</text:p>
          </table:table-cell>
          <table:table-cell office:value-type="float" office:value="0.00000129883">
            <text:p>1,30E-006</text:p>
          </table:table-cell>
          <table:table-cell office:value-type="float" office:value="0.00119509">
            <text:p>0,00119509</text:p>
          </table:table-cell>
          <table:table-cell/>
        </table:table-row>
        <table:table-row table:style-name="ro1">
          <table:table-cell office:value-type="float" office:value="0.0003">
            <text:p>0,0003</text:p>
          </table:table-cell>
          <table:table-cell office:value-type="float" office:value="0.172157">
            <text:p>0,172157</text:p>
          </table:table-cell>
          <table:table-cell office:value-type="float" office:value="0.000000751018">
            <text:p>7,51E-007</text:p>
          </table:table-cell>
          <table:table-cell office:value-type="float" office:value="0.00117957">
            <text:p>0,00117957</text:p>
          </table:table-cell>
          <table:table-cell/>
        </table:table-row>
        <table:table-row table:style-name="ro1">
          <table:table-cell office:value-type="float" office:value="0.000325">
            <text:p>0,000325</text:p>
          </table:table-cell>
          <table:table-cell office:value-type="float" office:value="0.152843">
            <text:p>0,152843</text:p>
          </table:table-cell>
          <table:table-cell office:value-type="float" office:value="0.000000357305">
            <text:p>3,57E-007</text:p>
          </table:table-cell>
          <table:table-cell office:value-type="float" office:value="0.00115868">
            <text:p>0,00115868</text:p>
          </table:table-cell>
          <table:table-cell/>
        </table:table-row>
        <table:table-row table:style-name="ro1">
          <table:table-cell office:value-type="float" office:value="0.00035">
            <text:p>0,00035</text:p>
          </table:table-cell>
          <table:table-cell office:value-type="float" office:value="0.129077">
            <text:p>0,129077</text:p>
          </table:table-cell>
          <table:table-cell office:value-type="float" office:value="0.000000143239">
            <text:p>1,43E-007</text:p>
          </table:table-cell>
          <table:table-cell office:value-type="float" office:value="0.00113324">
            <text:p>0,00113324</text:p>
          </table:table-cell>
          <table:table-cell/>
        </table:table-row>
        <table:table-row table:style-name="ro1">
          <table:table-cell office:value-type="float" office:value="0.000375">
            <text:p>0,000375</text:p>
          </table:table-cell>
          <table:table-cell office:value-type="float" office:value="0.101613">
            <text:p>0,101613</text:p>
          </table:table-cell>
          <table:table-cell office:value-type="float" office:value="0.0000000498085">
            <text:p>4,98E-008</text:p>
          </table:table-cell>
          <table:table-cell office:value-type="float" office:value="0.00110419">
            <text:p>0,00110419</text:p>
          </table:table-cell>
          <table:table-cell/>
        </table:table-row>
        <table:table-row table:style-name="ro1">
          <table:table-cell office:value-type="float" office:value="0.0004">
            <text:p>0,0004</text:p>
          </table:table-cell>
          <table:table-cell office:value-type="float" office:value="0.0713124">
            <text:p>0,0713124</text:p>
          </table:table-cell>
          <table:table-cell office:value-type="float" office:value="0.0000000155302">
            <text:p>1,55E-008</text:p>
          </table:table-cell>
          <table:table-cell office:value-type="float" office:value="0.00107258">
            <text:p>0,00107258</text:p>
          </table:table-cell>
          <table:table-cell/>
        </table:table-row>
        <table:table-row table:style-name="ro1">
          <table:table-cell office:value-type="float" office:value="0.000425">
            <text:p>0,000425</text:p>
          </table:table-cell>
          <table:table-cell office:value-type="float" office:value="0.0391206">
            <text:p>0,0391206</text:p>
          </table:table-cell>
          <table:table-cell office:value-type="float" office:value="0.00000000450253">
            <text:p>4,50E-009</text:p>
          </table:table-cell>
          <table:table-cell office:value-type="float" office:value="0.0010395">
            <text:p>0,0010395</text:p>
          </table:table-cell>
          <table:table-cell/>
        </table:table-row>
        <table:table-row table:style-name="ro1">
          <table:table-cell office:value-type="float" office:value="0.00045">
            <text:p>0,00045</text:p>
          </table:table-cell>
          <table:table-cell office:value-type="float" office:value="0.00603338">
            <text:p>0,00603338</text:p>
          </table:table-cell>
          <table:table-cell office:value-type="float" office:value="0.00000000126119">
            <text:p>1,26E-009</text:p>
          </table:table-cell>
          <table:table-cell office:value-type="float" office:value="0.00100604">
            <text:p>0,00100604</text:p>
          </table:table-cell>
          <table:table-cell/>
        </table:table-row>
        <table:table-row table:style-name="ro1">
          <table:table-cell office:value-type="float" office:value="0.000475">
            <text:p>0,000475</text:p>
          </table:table-cell>
          <table:table-cell office:value-type="float" office:value="-0.0269338">
            <text:p>-0,0269338</text:p>
          </table:table-cell>
          <table:table-cell office:value-type="float" office:value="0.000000000354902">
            <text:p>3,55E-010</text:p>
          </table:table-cell>
          <table:table-cell office:value-type="float" office:value="0.000973248">
            <text:p>0,000973248</text:p>
          </table:table-cell>
          <table:table-cell/>
        </table:table-row>
        <table:table-row table:style-name="ro1">
          <table:table-cell office:value-type="float" office:value="0.0005">
            <text:p>0,0005</text:p>
          </table:table-cell>
          <table:table-cell office:value-type="float" office:value="-0.0587778">
            <text:p>-0,0587778</text:p>
          </table:table-cell>
          <table:table-cell office:value-type="float" office:value="0.000000000104279">
            <text:p>1,04E-010</text:p>
          </table:table-cell>
          <table:table-cell office:value-type="float" office:value="0.000942086">
            <text:p>0,000942086</text:p>
          </table:table-cell>
          <table:table-cell/>
        </table:table-row>
        <table:table-row table:style-name="ro1">
          <table:table-cell office:value-type="float" office:value="0.000525">
            <text:p>0,000525</text:p>
          </table:table-cell>
          <table:table-cell office:value-type="float" office:value="-0.0885397">
            <text:p>-0,0885397</text:p>
          </table:table-cell>
          <table:table-cell office:value-type="float" office:value="0.0000000000331945">
            <text:p>3,32E-011</text:p>
          </table:table-cell>
          <table:table-cell office:value-type="float" office:value="0.00091342">
            <text:p>0,00091342</text:p>
          </table:table-cell>
          <table:table-cell/>
        </table:table-row>
        <table:table-row table:style-name="ro1">
          <table:table-cell office:value-type="float" office:value="0.00055">
            <text:p>0,00055</text:p>
          </table:table-cell>
          <table:table-cell office:value-type="float" office:value="-0.115334">
            <text:p>-0,115334</text:p>
          </table:table-cell>
          <table:table-cell office:value-type="float" office:value="0.0000000000118442">
            <text:p>1,18E-011</text:p>
          </table:table-cell>
          <table:table-cell office:value-type="float" office:value="0.000887992">
            <text:p>0,000887992</text:p>
          </table:table-cell>
          <table:table-cell/>
        </table:table-row>
        <table:table-row table:style-name="ro1">
          <table:table-cell office:value-type="float" office:value="0.000575">
            <text:p>0,000575</text:p>
          </table:table-cell>
          <table:table-cell office:value-type="float" office:value="-0.138376">
            <text:p>-0,138376</text:p>
          </table:table-cell>
          <table:table-cell office:value-type="float" office:value="0.00000000000488219">
            <text:p>4,88E-012</text:p>
          </table:table-cell>
          <table:table-cell office:value-type="float" office:value="0.000866411">
            <text:p>0,000866411</text:p>
          </table:table-cell>
          <table:table-cell/>
        </table:table-row>
        <table:table-row table:style-name="ro1">
          <table:table-cell office:value-type="float" office:value="0.0006">
            <text:p>0,0006</text:p>
          </table:table-cell>
          <table:table-cell office:value-type="float" office:value="-0.157007">
            <text:p>-0,157007</text:p>
          </table:table-cell>
          <table:table-cell office:value-type="float" office:value="0.0000000000023846">
            <text:p>2,38E-012</text:p>
          </table:table-cell>
          <table:table-cell office:value-type="float" office:value="0.000849156">
            <text:p>0,000849156</text:p>
          </table:table-cell>
          <table:table-cell/>
        </table:table-row>
        <table:table-row table:style-name="ro1">
          <table:table-cell office:value-type="float" office:value="0.000625">
            <text:p>0,000625</text:p>
          </table:table-cell>
          <table:table-cell office:value-type="float" office:value="-0.17071">
            <text:p>-0,17071</text:p>
          </table:table-cell>
          <table:table-cell office:value-type="float" office:value="0.00000000000140772">
            <text:p>1,41E-012</text:p>
          </table:table-cell>
          <table:table-cell office:value-type="float" office:value="0.000836575">
            <text:p>0,000836575</text:p>
          </table:table-cell>
          <table:table-cell/>
        </table:table-row>
        <table:table-row table:style-name="ro1">
          <table:table-cell office:value-type="float" office:value="0.00065">
            <text:p>0,00065</text:p>
          </table:table-cell>
          <table:table-cell office:value-type="float" office:value="-0.17913">
            <text:p>-0,17913</text:p>
          </table:table-cell>
          <table:table-cell office:value-type="float" office:value="0.00000000000101829">
            <text:p>1,02E-012</text:p>
          </table:table-cell>
          <table:table-cell office:value-type="float" office:value="0.000828892">
            <text:p>0,000828892</text:p>
          </table:table-cell>
          <table:table-cell/>
        </table:table-row>
        <table:table-row table:style-name="ro1">
          <table:table-cell office:value-type="float" office:value="0.000675">
            <text:p>0,000675</text:p>
          </table:table-cell>
          <table:table-cell office:value-type="float" office:value="-0.182078">
            <text:p>-0,182078</text:p>
          </table:table-cell>
          <table:table-cell office:value-type="float" office:value="0.00000000000090914">
            <text:p>9,09E-013</text:p>
          </table:table-cell>
          <table:table-cell office:value-type="float" office:value="0.00082621">
            <text:p>0,00082621</text:p>
          </table:table-cell>
          <table:table-cell/>
        </table:table-row>
        <table:table-row table:style-name="ro1">
          <table:table-cell office:value-type="float" office:value="0.0007">
            <text:p>0,0007</text:p>
          </table:table-cell>
          <table:table-cell office:value-type="float" office:value="-0.179539">
            <text:p>-0,179539</text:p>
          </table:table-cell>
          <table:table-cell office:value-type="float" office:value="0.00000000000100243">
            <text:p>1,00E-012</text:p>
          </table:table-cell>
          <table:table-cell office:value-type="float" office:value="0.00082852">
            <text:p>0,00082852</text:p>
          </table:table-cell>
          <table:table-cell/>
        </table:table-row>
        <table:table-row table:style-name="ro1">
          <table:table-cell office:value-type="float" office:value="0.000725">
            <text:p>0,000725</text:p>
          </table:table-cell>
          <table:table-cell office:value-type="float" office:value="-0.171666">
            <text:p>-0,171666</text:p>
          </table:table-cell>
          <table:table-cell office:value-type="float" office:value="0.00000000000135692">
            <text:p>1,36E-012</text:p>
          </table:table-cell>
          <table:table-cell office:value-type="float" office:value="0.000835701">
            <text:p>0,000835701</text:p>
          </table:table-cell>
          <table:table-cell/>
        </table:table-row>
        <table:table-row table:style-name="ro1">
          <table:table-cell office:value-type="float" office:value="0.00075">
            <text:p>0,00075</text:p>
          </table:table-cell>
          <table:table-cell office:value-type="float" office:value="-0.158779">
            <text:p>-0,158779</text:p>
          </table:table-cell>
          <table:table-cell office:value-type="float" office:value="0.00000000000222749">
            <text:p>2,23E-012</text:p>
          </table:table-cell>
          <table:table-cell office:value-type="float" office:value="0.000847524">
            <text:p>0,000847524</text:p>
          </table:table-cell>
          <table:table-cell/>
        </table:table-row>
        <table:table-row table:style-name="ro1">
          <table:table-cell office:value-type="float" office:value="0.000775">
            <text:p>0,000775</text:p>
          </table:table-cell>
          <table:table-cell office:value-type="float" office:value="-0.141347">
            <text:p>-0,141347</text:p>
          </table:table-cell>
          <table:table-cell office:value-type="float" office:value="0.00000000000435499">
            <text:p>4,35E-012</text:p>
          </table:table-cell>
          <table:table-cell office:value-type="float" office:value="0.000863647">
            <text:p>0,000863647</text:p>
          </table:table-cell>
          <table:table-cell/>
        </table:table-row>
        <table:table-row table:style-name="ro1">
          <table:table-cell office:value-type="float" office:value="0.0008">
            <text:p>0,0008</text:p>
          </table:table-cell>
          <table:table-cell office:value-type="float" office:value="-0.119975">
            <text:p>-0,119975</text:p>
          </table:table-cell>
          <table:table-cell office:value-type="float" office:value="0.00000000000990781">
            <text:p>9,91E-012</text:p>
          </table:table-cell>
          <table:table-cell office:value-type="float" office:value="0.000883623">
            <text:p>0,000883623</text:p>
          </table:table-cell>
          <table:table-cell/>
        </table:table-row>
        <table:table-row table:style-name="ro1">
          <table:table-cell office:value-type="float" office:value="0.000825">
            <text:p>0,000825</text:p>
          </table:table-cell>
          <table:table-cell office:value-type="float" office:value="-0.0953804">
            <text:p>-0,0953804</text:p>
          </table:table-cell>
          <table:table-cell office:value-type="float" office:value="0.0000000000255153">
            <text:p>2,55E-011</text:p>
          </table:table-cell>
          <table:table-cell office:value-type="float" office:value="0.000906894">
            <text:p>0,000906894</text:p>
          </table:table-cell>
          <table:table-cell/>
        </table:table-row>
        <table:table-row table:style-name="ro1">
          <table:table-cell office:value-type="float" office:value="0.00085">
            <text:p>0,00085</text:p>
          </table:table-cell>
          <table:table-cell office:value-type="float" office:value="-0.0683691">
            <text:p>-0,0683691</text:p>
          </table:table-cell>
          <table:table-cell office:value-type="float" office:value="0.0000000000721087">
            <text:p>7,21E-011</text:p>
          </table:table-cell>
          <table:table-cell office:value-type="float" office:value="0.000932799">
            <text:p>0,000932799</text:p>
          </table:table-cell>
          <table:table-cell/>
        </table:table-row>
        <table:table-row table:style-name="ro1">
          <table:table-cell office:value-type="float" office:value="0.000875">
            <text:p>0,000875</text:p>
          </table:table-cell>
          <table:table-cell office:value-type="float" office:value="-0.0398097">
            <text:p>-0,0398097</text:p>
          </table:table-cell>
          <table:table-cell office:value-type="float" office:value="0.000000000216288">
            <text:p>2,16E-010</text:p>
          </table:table-cell>
          <table:table-cell office:value-type="float" office:value="0.000960586">
            <text:p>0,000960586</text:p>
          </table:table-cell>
          <table:table-cell/>
        </table:table-row>
        <table:table-row table:style-name="ro1">
          <table:table-cell office:value-type="float" office:value="0.0009">
            <text:p>0,0009</text:p>
          </table:table-cell>
          <table:table-cell office:value-type="float" office:value="-0.0106039">
            <text:p>-0,0106039</text:p>
          </table:table-cell>
          <table:table-cell office:value-type="float" office:value="0.000000000665083">
            <text:p>6,65E-010</text:p>
          </table:table-cell>
          <table:table-cell office:value-type="float" office:value="0.000989424">
            <text:p>0,000989424</text:p>
          </table:table-cell>
          <table:table-cell/>
        </table:table-row>
        <table:table-row table:style-name="ro1">
          <table:table-cell office:value-type="float" office:value="0.000925">
            <text:p>0,000925</text:p>
          </table:table-cell>
          <table:table-cell office:value-type="float" office:value="0.0183426">
            <text:p>0,0183426</text:p>
          </table:table-cell>
          <table:table-cell office:value-type="float" office:value="0.00000000202483">
            <text:p>2,02E-009</text:p>
          </table:table-cell>
          <table:table-cell office:value-type="float" office:value="0.00101843">
            <text:p>0,00101843</text:p>
          </table:table-cell>
          <table:table-cell/>
        </table:table-row>
        <table:table-row table:style-name="ro1">
          <table:table-cell office:value-type="float" office:value="0.00095">
            <text:p>0,00095</text:p>
          </table:table-cell>
          <table:table-cell office:value-type="float" office:value="0.0461489">
            <text:p>0,0461489</text:p>
          </table:table-cell>
          <table:table-cell office:value-type="float" office:value="0.00000000590003">
            <text:p>5,90E-009</text:p>
          </table:table-cell>
          <table:table-cell office:value-type="float" office:value="0.00104668">
            <text:p>0,00104668</text:p>
          </table:table-cell>
          <table:table-cell/>
        </table:table-row>
        <table:table-row table:style-name="ro1">
          <table:table-cell office:value-type="float" office:value="0.000975">
            <text:p>0,000975</text:p>
          </table:table-cell>
          <table:table-cell office:value-type="float" office:value="0.0719866">
            <text:p>0,0719866</text:p>
          </table:table-cell>
          <table:table-cell office:value-type="float" office:value="0.0000000159381">
            <text:p>1,59E-008</text:p>
          </table:table-cell>
          <table:table-cell office:value-type="float" office:value="0.00107328">
            <text:p>0,001073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951051">
            <text:p>0,0951051</text:p>
          </table:table-cell>
          <table:table-cell office:value-type="float" office:value="0.0000000387793">
            <text:p>3,88E-008</text:p>
          </table:table-cell>
          <table:table-cell office:value-type="float" office:value="0.00109737">
            <text:p>0,00109737</text:p>
          </table:table-cell>
          <table:table-cell/>
        </table:table-row>
        <table:table-row table:style-name="ro1">
          <table:table-cell office:value-type="float" office:value="0.001025">
            <text:p>0,001025</text:p>
          </table:table-cell>
          <table:table-cell office:value-type="float" office:value="0.114854">
            <text:p>0,114854</text:p>
          </table:table-cell>
          <table:table-cell office:value-type="float" office:value="0.0000000828868">
            <text:p>8,29E-008</text:p>
          </table:table-cell>
          <table:table-cell office:value-type="float" office:value="0.00111815">
            <text:p>0,00111815</text:p>
          </table:table-cell>
          <table:table-cell/>
        </table:table-row>
        <table:table-row table:style-name="ro1">
          <table:table-cell office:value-type="float" office:value="0.00105">
            <text:p>0,00105</text:p>
          </table:table-cell>
          <table:table-cell office:value-type="float" office:value="0.130704">
            <text:p>0,130704</text:p>
          </table:table-cell>
          <table:table-cell office:value-type="float" office:value="0.000000152486">
            <text:p>1,52E-007</text:p>
          </table:table-cell>
          <table:table-cell office:value-type="float" office:value="0.00113497">
            <text:p>0,00113497</text:p>
          </table:table-cell>
          <table:table-cell/>
        </table:table-row>
        <table:table-row table:style-name="ro1">
          <table:table-cell office:value-type="float" office:value="0.001075">
            <text:p>0,001075</text:p>
          </table:table-cell>
          <table:table-cell office:value-type="float" office:value="0.142257">
            <text:p>0,142257</text:p>
          </table:table-cell>
          <table:table-cell office:value-type="float" office:value="0.000000237799">
            <text:p>2,38E-007</text:p>
          </table:table-cell>
          <table:table-cell office:value-type="float" office:value="0.00114732">
            <text:p>0,00114732</text:p>
          </table:table-cell>
          <table:table-cell/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0.149261">
            <text:p>0,149261</text:p>
          </table:table-cell>
          <table:table-cell office:value-type="float" office:value="0.000000311316">
            <text:p>3,11E-007</text:p>
          </table:table-cell>
          <table:table-cell office:value-type="float" office:value="0.00115483">
            <text:p>0,00115483</text:p>
          </table:table-cell>
          <table:table-cell/>
        </table:table-row>
        <table:table-row table:style-name="ro1">
          <table:table-cell office:value-type="float" office:value="0.001125">
            <text:p>0,001125</text:p>
          </table:table-cell>
          <table:table-cell office:value-type="float" office:value="0.151612">
            <text:p>0,151612</text:p>
          </table:table-cell>
          <table:table-cell office:value-type="float" office:value="0.000000340783">
            <text:p>3,41E-007</text:p>
          </table:table-cell>
          <table:table-cell office:value-type="float" office:value="0.00115736">
            <text:p>0,00115736</text:p>
          </table:table-cell>
          <table:table-cell/>
        </table:table-row>
        <table:table-row table:style-name="ro1">
          <table:table-cell office:value-type="float" office:value="0.00115">
            <text:p>0,00115</text:p>
          </table:table-cell>
          <table:table-cell office:value-type="float" office:value="0.149357">
            <text:p>0,149357</text:p>
          </table:table-cell>
          <table:table-cell office:value-type="float" office:value="0.000000312463">
            <text:p>3,12E-007</text:p>
          </table:table-cell>
          <table:table-cell office:value-type="float" office:value="0.00115493">
            <text:p>0,00115493</text:p>
          </table:table-cell>
          <table:table-cell/>
        </table:table-row>
        <table:table-row table:style-name="ro1">
          <table:table-cell office:value-type="float" office:value="0.001175">
            <text:p>0,001175</text:p>
          </table:table-cell>
          <table:table-cell office:value-type="float" office:value="0.142684">
            <text:p>0,142684</text:p>
          </table:table-cell>
          <table:table-cell office:value-type="float" office:value="0.000000241733">
            <text:p>2,42E-007</text:p>
          </table:table-cell>
          <table:table-cell office:value-type="float" office:value="0.00114777">
            <text:p>0,00114777</text:p>
          </table:table-cell>
          <table:table-cell/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0.131919">
            <text:p>0,131919</text:p>
          </table:table-cell>
          <table:table-cell office:value-type="float" office:value="0.00000015978">
            <text:p>1,60E-007</text:p>
          </table:table-cell>
          <table:table-cell office:value-type="float" office:value="0.00113627">
            <text:p>0,00113627</text:p>
          </table:table-cell>
          <table:table-cell/>
        </table:table-row>
        <table:table-row table:style-name="ro1">
          <table:table-cell office:value-type="float" office:value="0.001225">
            <text:p>0,001225</text:p>
          </table:table-cell>
          <table:table-cell office:value-type="float" office:value="0.117508">
            <text:p>0,117508</text:p>
          </table:table-cell>
          <table:table-cell office:value-type="float" office:value="0.0000000917924">
            <text:p>9,18E-008</text:p>
          </table:table-cell>
          <table:table-cell office:value-type="float" office:value="0.00112096">
            <text:p>0,00112096</text:p>
          </table:table-cell>
          <table:table-cell/>
        </table:table-row>
        <table:table-row table:style-name="ro1">
          <table:table-cell office:value-type="float" office:value="0.00125">
            <text:p>0,00125</text:p>
          </table:table-cell>
          <table:table-cell office:value-type="float" office:value="0.100001">
            <text:p>0,100001</text:p>
          </table:table-cell>
          <table:table-cell office:value-type="float" office:value="0.0000000468145">
            <text:p>4,68E-008</text:p>
          </table:table-cell>
          <table:table-cell office:value-type="float" office:value="0.0011025">
            <text:p>0,0011025</text:p>
          </table:table-cell>
          <table:table-cell/>
        </table:table-row>
        <table:table-row table:style-name="ro1">
          <table:table-cell office:value-type="float" office:value="0.001275">
            <text:p>0,001275</text:p>
          </table:table-cell>
          <table:table-cell office:value-type="float" office:value="0.0800319">
            <text:p>0,0800319</text:p>
          </table:table-cell>
          <table:table-cell office:value-type="float" office:value="0.0000000217182">
            <text:p>2,17E-008</text:p>
          </table:table-cell>
          <table:table-cell office:value-type="float" office:value="0.00108163">
            <text:p>0,00108163</text:p>
          </table:table-cell>
          <table:table-cell/>
        </table:table-row>
        <table:table-row table:style-name="ro1">
          <table:table-cell office:value-type="float" office:value="0.0013">
            <text:p>0,0013</text:p>
          </table:table-cell>
          <table:table-cell office:value-type="float" office:value="0.0582945">
            <text:p>0,0582945</text:p>
          </table:table-cell>
          <table:table-cell office:value-type="float" office:value="0.00000000941304">
            <text:p>9,41E-009</text:p>
          </table:table-cell>
          <table:table-cell office:value-type="float" office:value="0.00105914">
            <text:p>0,00105914</text:p>
          </table:table-cell>
          <table:table-cell/>
        </table:table-row>
        <table:table-row table:style-name="ro1">
          <table:table-cell office:value-type="float" office:value="0.001325">
            <text:p>0,001325</text:p>
          </table:table-cell>
          <table:table-cell office:value-type="float" office:value="0.0355194">
            <text:p>0,0355194</text:p>
          </table:table-cell>
          <table:table-cell office:value-type="float" office:value="0.00000000392015">
            <text:p>3,92E-009</text:p>
          </table:table-cell>
          <table:table-cell office:value-type="float" office:value="0.00103583">
            <text:p>0,00103583</text:p>
          </table:table-cell>
          <table:table-cell/>
        </table:table-row>
        <table:table-row table:style-name="ro1">
          <table:table-cell office:value-type="float" office:value="0.00135">
            <text:p>0,00135</text:p>
          </table:table-cell>
          <table:table-cell office:value-type="float" office:value="0.0124484">
            <text:p>0,0124484</text:p>
          </table:table-cell>
          <table:table-cell office:value-type="float" office:value="0.00000000161411">
            <text:p>1,61E-009</text:p>
          </table:table-cell>
          <table:table-cell office:value-type="float" office:value="0.00101249">
            <text:p>0,00101249</text:p>
          </table:table-cell>
          <table:table-cell/>
        </table:table-row>
        <table:table-row table:style-name="ro1">
          <table:table-cell office:value-type="float" office:value="0.001375">
            <text:p>0,001375</text:p>
          </table:table-cell>
          <table:table-cell office:value-type="float" office:value="-0.0101896">
            <text:p>-0,0101896</text:p>
          </table:table-cell>
          <table:table-cell office:value-type="float" office:value="0.000000000675767">
            <text:p>6,76E-010</text:p>
          </table:table-cell>
          <table:table-cell office:value-type="float" office:value="0.000989836">
            <text:p>0,000989836</text:p>
          </table:table-cell>
          <table:table-cell/>
        </table:table-row>
        <table:table-row table:style-name="ro1">
          <table:table-cell office:value-type="float" office:value="0.0014">
            <text:p>0,0014</text:p>
          </table:table-cell>
          <table:table-cell office:value-type="float" office:value="-0.0317028">
            <text:p>-0,0317028</text:p>
          </table:table-cell>
          <table:table-cell office:value-type="float" office:value="0.000000000295426">
            <text:p>2,95E-010</text:p>
          </table:table-cell>
          <table:table-cell office:value-type="float" office:value="0.000968548">
            <text:p>0,000968548</text:p>
          </table:table-cell>
          <table:table-cell/>
        </table:table-row>
        <table:table-row table:style-name="ro1">
          <table:table-cell office:value-type="float" office:value="0.001425">
            <text:p>0,001425</text:p>
          </table:table-cell>
          <table:table-cell office:value-type="float" office:value="-0.0514579">
            <text:p>-0,0514579</text:p>
          </table:table-cell>
          <table:table-cell office:value-type="float" office:value="0.000000000138186">
            <text:p>1,38E-010</text:p>
          </table:table-cell>
          <table:table-cell office:value-type="float" office:value="0.000949204">
            <text:p>0,000949204</text:p>
          </table:table-cell>
          <table:table-cell/>
        </table:table-row>
        <table:table-row table:style-name="ro1">
          <table:table-cell office:value-type="float" office:value="0.00145">
            <text:p>0,00145</text:p>
          </table:table-cell>
          <table:table-cell office:value-type="float" office:value="-0.0688998">
            <text:p>-0,0688998</text:p>
          </table:table-cell>
          <table:table-cell office:value-type="float" office:value="0.0000000000706518">
            <text:p>7,07E-011</text:p>
          </table:table-cell>
          <table:table-cell office:value-type="float" office:value="0.000932287">
            <text:p>0,000932287</text:p>
          </table:table-cell>
          <table:table-cell/>
        </table:table-row>
        <table:table-row table:style-name="ro1">
          <table:table-cell office:value-type="float" office:value="0.001475">
            <text:p>0,001475</text:p>
          </table:table-cell>
          <table:table-cell office:value-type="float" office:value="-0.083567">
            <text:p>-0,083567</text:p>
          </table:table-cell>
          <table:table-cell office:value-type="float" office:value="0.0000000000401908">
            <text:p>4,02E-011</text:p>
          </table:table-cell>
          <table:table-cell office:value-type="float" office:value="0.000918179">
            <text:p>0,000918179</text:p>
          </table:table-cell>
          <table:table-cell/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-0.0951049">
            <text:p>-0,0951049</text:p>
          </table:table-cell>
          <table:table-cell office:value-type="float" office:value="0.0000000000257871">
            <text:p>2,58E-011</text:p>
          </table:table-cell>
          <table:table-cell office:value-type="float" office:value="0.000907156">
            <text:p>0,000907156</text:p>
          </table:table-cell>
          <table:table-cell/>
        </table:table-row>
        <table:table-row table:style-name="ro1">
          <table:table-cell office:value-type="float" office:value="0.001525">
            <text:p>0,001525</text:p>
          </table:table-cell>
          <table:table-cell office:value-type="float" office:value="-0.103274">
            <text:p>-0,103274</text:p>
          </table:table-cell>
          <table:table-cell office:value-type="float" office:value="0.0000000000188346">
            <text:p>1,88E-011</text:p>
          </table:table-cell>
          <table:table-cell office:value-type="float" office:value="0.000899393">
            <text:p>0,000899393</text:p>
          </table:table-cell>
          <table:table-cell/>
        </table:table-row>
        <table:table-row table:style-name="ro1">
          <table:table-cell office:value-type="float" office:value="0.00155">
            <text:p>0,00155</text:p>
          </table:table-cell>
          <table:table-cell office:value-type="float" office:value="-0.107953">
            <text:p>-0,107953</text:p>
          </table:table-cell>
          <table:table-cell office:value-type="float" office:value="0.0000000000157324">
            <text:p>1,57E-011</text:p>
          </table:table-cell>
          <table:table-cell office:value-type="float" office:value="0.000894961">
            <text:p>0,000894961</text:p>
          </table:table-cell>
          <table:table-cell/>
        </table:table-row>
        <table:table-row table:style-name="ro1">
          <table:table-cell office:value-type="float" office:value="0.001575">
            <text:p>0,001575</text:p>
          </table:table-cell>
          <table:table-cell office:value-type="float" office:value="-0.109141">
            <text:p>-0,109141</text:p>
          </table:table-cell>
          <table:table-cell office:value-type="float" office:value="0.0000000000150294">
            <text:p>1,50E-011</text:p>
          </table:table-cell>
          <table:table-cell office:value-type="float" office:value="0.000893836">
            <text:p>0,000893836</text:p>
          </table:table-cell>
          <table:table-cell/>
        </table:table-row>
        <table:table-row table:style-name="ro1">
          <table:table-cell office:value-type="float" office:value="0.0016">
            <text:p>0,0016</text:p>
          </table:table-cell>
          <table:table-cell office:value-type="float" office:value="-0.106954">
            <text:p>-0,106954</text:p>
          </table:table-cell>
          <table:table-cell office:value-type="float" office:value="0.0000000000163484">
            <text:p>1,63E-011</text:p>
          </table:table-cell>
          <table:table-cell office:value-type="float" office:value="0.000895906">
            <text:p>0,000895906</text:p>
          </table:table-cell>
          <table:table-cell/>
        </table:table-row>
        <table:table-row table:style-name="ro1">
          <table:table-cell office:value-type="float" office:value="0.001625">
            <text:p>0,001625</text:p>
          </table:table-cell>
          <table:table-cell office:value-type="float" office:value="-0.101613">
            <text:p>-0,101613</text:p>
          </table:table-cell>
          <table:table-cell office:value-type="float" office:value="0.0000000000200768">
            <text:p>2,01E-011</text:p>
          </table:table-cell>
          <table:table-cell office:value-type="float" office:value="0.000900968">
            <text:p>0,000900968</text:p>
          </table:table-cell>
          <table:table-cell/>
        </table:table-row>
        <table:table-row table:style-name="ro1">
          <table:table-cell office:value-type="float" office:value="0.00165">
            <text:p>0,00165</text:p>
          </table:table-cell>
          <table:table-cell office:value-type="float" office:value="-0.0934359">
            <text:p>-0,0934359</text:p>
          </table:table-cell>
          <table:table-cell office:value-type="float" office:value="0.0000000000274967">
            <text:p>2,75E-011</text:p>
          </table:table-cell>
          <table:table-cell office:value-type="float" office:value="0.000908747">
            <text:p>0,000908747</text:p>
          </table:table-cell>
          <table:table-cell/>
        </table:table-row>
        <table:table-row table:style-name="ro1">
          <table:table-cell office:value-type="float" office:value="0.001675">
            <text:p>0,001675</text:p>
          </table:table-cell>
          <table:table-cell office:value-type="float" office:value="-0.0828227">
            <text:p>-0,0828227</text:p>
          </table:table-cell>
          <table:table-cell office:value-type="float" office:value="0.000000000041358">
            <text:p>4,14E-011</text:p>
          </table:table-cell>
          <table:table-cell office:value-type="float" office:value="0.000918892">
            <text:p>0,000918892</text:p>
          </table:table-cell>
          <table:table-cell/>
        </table:table-row>
        <table:table-row table:style-name="ro1">
          <table:table-cell office:value-type="float" office:value="0.0017">
            <text:p>0,0017</text:p>
          </table:table-cell>
          <table:table-cell office:value-type="float" office:value="-0.070238">
            <text:p>-0,070238</text:p>
          </table:table-cell>
          <table:table-cell office:value-type="float" office:value="0.0000000000671074">
            <text:p>6,71E-011</text:p>
          </table:table-cell>
          <table:table-cell office:value-type="float" office:value="0.000930995">
            <text:p>0,000930995</text:p>
          </table:table-cell>
          <table:table-cell/>
        </table:table-row>
        <table:table-row table:style-name="ro1">
          <table:table-cell office:value-type="float" office:value="0.001725">
            <text:p>0,001725</text:p>
          </table:table-cell>
          <table:table-cell office:value-type="float" office:value="-0.0561924">
            <text:p>-0,0561924</text:p>
          </table:table-cell>
          <table:table-cell office:value-type="float" office:value="0.000000000115182">
            <text:p>1,15E-010</text:p>
          </table:table-cell>
          <table:table-cell office:value-type="float" office:value="0.000944597">
            <text:p>0,000944597</text:p>
          </table:table-cell>
          <table:table-cell/>
        </table:table-row>
        <table:table-row table:style-name="ro1">
          <table:table-cell office:value-type="float" office:value="0.00175">
            <text:p>0,00175</text:p>
          </table:table-cell>
          <table:table-cell office:value-type="float" office:value="-0.0412231">
            <text:p>-0,0412231</text:p>
          </table:table-cell>
          <table:table-cell office:value-type="float" office:value="0.000000000204845">
            <text:p>2,05E-010</text:p>
          </table:table-cell>
          <table:table-cell office:value-type="float" office:value="0.000959202">
            <text:p>0,000959202</text:p>
          </table:table-cell>
          <table:table-cell/>
        </table:table-row>
        <table:table-row table:style-name="ro1">
          <table:table-cell office:value-type="float" office:value="0.001775">
            <text:p>0,001775</text:p>
          </table:table-cell>
          <table:table-cell office:value-type="float" office:value="-0.0258736">
            <text:p>-0,0258736</text:p>
          </table:table-cell>
          <table:table-cell office:value-type="float" office:value="0.000000000369672">
            <text:p>3,70E-010</text:p>
          </table:table-cell>
          <table:table-cell office:value-type="float" office:value="0.000974294">
            <text:p>0,000974294</text:p>
          </table:table-cell>
          <table:table-cell/>
        </table:table-row>
        <table:table-row table:style-name="ro1">
          <table:table-cell office:value-type="float" office:value="0.0018">
            <text:p>0,0018</text:p>
          </table:table-cell>
          <table:table-cell office:value-type="float" office:value="-0.0106745">
            <text:p>-0,0106745</text:p>
          </table:table-cell>
          <table:table-cell office:value-type="float" office:value="0.000000000663281">
            <text:p>6,63E-010</text:p>
          </table:table-cell>
          <table:table-cell office:value-type="float" office:value="0.000989354">
            <text:p>0,000989354</text:p>
          </table:table-cell>
          <table:table-cell/>
        </table:table-row>
        <table:table-row table:style-name="ro1">
          <table:table-cell office:value-type="float" office:value="0.001825">
            <text:p>0,001825</text:p>
          </table:table-cell>
          <table:table-cell office:value-type="float" office:value="0.00387543">
            <text:p>0,00387543</text:p>
          </table:table-cell>
          <table:table-cell office:value-type="float" office:value="0.00000000116074">
            <text:p>1,16E-009</text:p>
          </table:table-cell>
          <table:table-cell office:value-type="float" office:value="0.00100388">
            <text:p>0,00100388</text:p>
          </table:table-cell>
          <table:table-cell/>
        </table:table-row>
        <table:table-row table:style-name="ro1">
          <table:table-cell office:value-type="float" office:value="0.00185">
            <text:p>0,00185</text:p>
          </table:table-cell>
          <table:table-cell office:value-type="float" office:value="0.0173256">
            <text:p>0,0173256</text:p>
          </table:table-cell>
          <table:table-cell office:value-type="float" office:value="0.00000000194715">
            <text:p>1,95E-009</text:p>
          </table:table-cell>
          <table:table-cell office:value-type="float" office:value="0.0010174">
            <text:p>0,0010174</text:p>
          </table:table-cell>
          <table:table-cell/>
        </table:table-row>
        <table:table-row table:style-name="ro1">
          <table:table-cell office:value-type="float" office:value="0.001875">
            <text:p>0,001875</text:p>
          </table:table-cell>
          <table:table-cell office:value-type="float" office:value="0.029288">
            <text:p>0,029288</text:p>
          </table:table-cell>
          <table:table-cell office:value-type="float" office:value="0.00000000308473">
            <text:p>3,08E-009</text:p>
          </table:table-cell>
          <table:table-cell office:value-type="float" office:value="0.0010295">
            <text:p>0,0010295</text:p>
          </table:table-cell>
          <table:table-cell/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0.0394491">
            <text:p>0,0394491</text:p>
          </table:table-cell>
          <table:table-cell office:value-type="float" office:value="0.00000000455978">
            <text:p>4,56E-009</text:p>
          </table:table-cell>
          <table:table-cell office:value-type="float" office:value="0.00103984">
            <text:p>0,00103984</text:p>
          </table:table-cell>
          <table:table-cell/>
        </table:table-row>
        <table:table-row table:style-name="ro1">
          <table:table-cell office:value-type="float" office:value="0.001925">
            <text:p>0,001925</text:p>
          </table:table-cell>
          <table:table-cell office:value-type="float" office:value="0.0475777">
            <text:p>0,0475777</text:p>
          </table:table-cell>
          <table:table-cell office:value-type="float" office:value="0.00000000623335">
            <text:p>6,23E-009</text:p>
          </table:table-cell>
          <table:table-cell office:value-type="float" office:value="0.00104814">
            <text:p>0,00104814</text:p>
          </table:table-cell>
          <table:table-cell/>
        </table:table-row>
        <table:table-row table:style-name="ro1">
          <table:table-cell office:value-type="float" office:value="0.00195">
            <text:p>0,00195</text:p>
          </table:table-cell>
          <table:table-cell office:value-type="float" office:value="0.0535305">
            <text:p>0,0535305</text:p>
          </table:table-cell>
          <table:table-cell office:value-type="float" office:value="0.00000000783707">
            <text:p>7,84E-009</text:p>
          </table:table-cell>
          <table:table-cell office:value-type="float" office:value="0.00105425">
            <text:p>0,00105425</text:p>
          </table:table-cell>
          <table:table-cell/>
        </table:table-row>
        <table:table-row table:style-name="ro1">
          <table:table-cell office:value-type="float" office:value="0.001975">
            <text:p>0,001975</text:p>
          </table:table-cell>
          <table:table-cell office:value-type="float" office:value="0.0572531">
            <text:p>0,0572531</text:p>
          </table:table-cell>
          <table:table-cell office:value-type="float" office:value="0.00000000904346">
            <text:p>9,04E-009</text:p>
          </table:table-cell>
          <table:table-cell office:value-type="float" office:value="0.00105807">
            <text:p>0,001058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587785">
            <text:p>0,0587785</text:p>
          </table:table-cell>
          <table:table-cell office:value-type="float" office:value="0.0000000095899">
            <text:p>9,59E-009</text:p>
          </table:table-cell>
          <table:table-cell office:value-type="float" office:value="0.00105964">
            <text:p>0,00105964</text:p>
          </table:table-cell>
          <table:table-cell/>
        </table:table-row>
        <table:table-row table:style-name="ro1">
          <table:table-cell office:value-type="float" office:value="0.002025">
            <text:p>0,002025</text:p>
          </table:table-cell>
          <table:table-cell office:value-type="float" office:value="0.0582216">
            <text:p>0,0582216</text:p>
          </table:table-cell>
          <table:table-cell office:value-type="float" office:value="0.00000000938668">
            <text:p>9,39E-009</text:p>
          </table:table-cell>
          <table:table-cell office:value-type="float" office:value="0.00105907">
            <text:p>0,00105907</text:p>
          </table:table-cell>
          <table:table-cell/>
        </table:table-row>
        <table:table-row table:style-name="ro1">
          <table:table-cell office:value-type="float" office:value="0.00205">
            <text:p>0,00205</text:p>
          </table:table-cell>
          <table:table-cell office:value-type="float" office:value="0.0557711">
            <text:p>0,0557711</text:p>
          </table:table-cell>
          <table:table-cell office:value-type="float" office:value="0.00000000854241">
            <text:p>8,54E-009</text:p>
          </table:table-cell>
          <table:table-cell office:value-type="float" office:value="0.00105655">
            <text:p>0,00105655</text:p>
          </table:table-cell>
          <table:table-cell/>
        </table:table-row>
        <table:table-row table:style-name="ro1">
          <table:table-cell office:value-type="float" office:value="0.002075">
            <text:p>0,002075</text:p>
          </table:table-cell>
          <table:table-cell office:value-type="float" office:value="0.0516788">
            <text:p>0,0516788</text:p>
          </table:table-cell>
          <table:table-cell office:value-type="float" office:value="0.00000000729832">
            <text:p>7,30E-009</text:p>
          </table:table-cell>
          <table:table-cell office:value-type="float" office:value="0.00105235">
            <text:p>0,00105235</text:p>
          </table:table-cell>
          <table:table-cell/>
        </table:table-row>
        <table:table-row table:style-name="ro1">
          <table:table-cell office:value-type="float" office:value="0.0021">
            <text:p>0,0021</text:p>
          </table:table-cell>
          <table:table-cell office:value-type="float" office:value="0.046246">
            <text:p>0,046246</text:p>
          </table:table-cell>
          <table:table-cell office:value-type="float" office:value="0.00000000592212">
            <text:p>5,92E-009</text:p>
          </table:table-cell>
          <table:table-cell office:value-type="float" office:value="0.00104678">
            <text:p>0,00104678</text:p>
          </table:table-cell>
          <table:table-cell/>
        </table:table-row>
        <table:table-row table:style-name="ro1">
          <table:table-cell office:value-type="float" office:value="0.002125">
            <text:p>0,002125</text:p>
          </table:table-cell>
          <table:table-cell office:value-type="float" office:value="0.0398099">
            <text:p>0,0398099</text:p>
          </table:table-cell>
          <table:table-cell office:value-type="float" office:value="0.0000000046235">
            <text:p>4,62E-009</text:p>
          </table:table-cell>
          <table:table-cell office:value-type="float" office:value="0.00104021">
            <text:p>0,00104021</text:p>
          </table:table-cell>
          <table:table-cell/>
        </table:table-row>
        <table:table-row table:style-name="ro1">
          <table:table-cell office:value-type="float" office:value="0.00215">
            <text:p>0,00215</text:p>
          </table:table-cell>
          <table:table-cell office:value-type="float" office:value="0.0327274">
            <text:p>0,0327274</text:p>
          </table:table-cell>
          <table:table-cell table:style-name="ce2" office:value-type="string">
            <text:p><text:s/>3,521e-09</text:p>
          </table:table-cell>
          <table:table-cell office:value-type="float" office:value="0.001033">
            <text:p>0,001033</text:p>
          </table:table-cell>
          <table:table-cell/>
        </table:table-row>
        <table:table-row table:style-name="ro1">
          <table:table-cell office:value-type="float" office:value="0.002175">
            <text:p>0,002175</text:p>
          </table:table-cell>
          <table:table-cell office:value-type="float" office:value="0.0253593">
            <text:p>0,0253593</text:p>
          </table:table-cell>
          <table:table-cell office:value-type="float" office:value="0.00000000265212">
            <text:p>2,65E-009</text:p>
          </table:table-cell>
          <table:table-cell office:value-type="float" office:value="0.00102552">
            <text:p>0,00102552</text:p>
          </table:table-cell>
          <table:table-cell/>
        </table:table-row>
        <table:table-row table:style-name="ro1">
          <table:table-cell office:value-type="float" office:value="0.0022">
            <text:p>0,0022</text:p>
          </table:table-cell>
          <table:table-cell office:value-type="float" office:value="0.0180554">
            <text:p>0,0180554</text:p>
          </table:table-cell>
          <table:table-cell office:value-type="float" office:value="0.00000000200258">
            <text:p>2,00E-009</text:p>
          </table:table-cell>
          <table:table-cell office:value-type="float" office:value="0.00101814">
            <text:p>0,00101814</text:p>
          </table:table-cell>
          <table:table-cell/>
        </table:table-row>
        <table:table-row table:style-name="ro1">
          <table:table-cell office:value-type="float" office:value="0.002225">
            <text:p>0,002225</text:p>
          </table:table-cell>
          <table:table-cell office:value-type="float" office:value="0.0111392">
            <text:p>0,0111392</text:p>
          </table:table-cell>
          <table:table-cell office:value-type="float" office:value="0.00000000153485">
            <text:p>1,53E-009</text:p>
          </table:table-cell>
          <table:table-cell office:value-type="float" office:value="0.00101117">
            <text:p>0,00101117</text:p>
          </table:table-cell>
          <table:table-cell/>
        </table:table-row>
        <table:table-row table:style-name="ro1">
          <table:table-cell office:value-type="float" office:value="0.00225">
            <text:p>0,00225</text:p>
          </table:table-cell>
          <table:table-cell office:value-type="float" office:value="0.00489525">
            <text:p>0,00489525</text:p>
          </table:table-cell>
          <table:table-cell office:value-type="float" office:value="0.00000000120717">
            <text:p>1,21E-009</text:p>
          </table:table-cell>
          <table:table-cell office:value-type="float" office:value="0.0010049">
            <text:p>0,0010049</text:p>
          </table:table-cell>
          <table:table-cell/>
        </table:table-row>
        <table:table-row table:style-name="ro1">
          <table:table-cell office:value-type="float" office:value="0.002275">
            <text:p>0,002275</text:p>
          </table:table-cell>
          <table:table-cell office:value-type="float" office:value="-0.00044188">
            <text:p>-0,00044188</text:p>
          </table:table-cell>
          <table:table-cell office:value-type="float" office:value="0.000000000983148">
            <text:p>9,83E-010</text:p>
          </table:table-cell>
          <table:table-cell office:value-type="float" office:value="0.000999558">
            <text:p>0,000999558</text:p>
          </table:table-cell>
          <table:table-cell/>
        </table:table-row>
        <table:table-row table:style-name="ro1">
          <table:table-cell office:value-type="float" office:value="0.0023">
            <text:p>0,0023</text:p>
          </table:table-cell>
          <table:table-cell office:value-type="float" office:value="-0.00469644">
            <text:p>-0,00469644</text:p>
          </table:table-cell>
          <table:table-cell office:value-type="float" office:value="0.000000000834742">
            <text:p>8,35E-010</text:p>
          </table:table-cell>
          <table:table-cell office:value-type="float" office:value="0.000995309">
            <text:p>0,000995309</text:p>
          </table:table-cell>
          <table:table-cell/>
        </table:table-row>
        <table:table-row table:style-name="ro1">
          <table:table-cell office:value-type="float" office:value="0.002325">
            <text:p>0,002325</text:p>
          </table:table-cell>
          <table:table-cell office:value-type="float" office:value="-0.00775727">
            <text:p>-0,00775727</text:p>
          </table:table-cell>
          <table:table-cell office:value-type="float" office:value="0.000000000742037">
            <text:p>7,42E-010</text:p>
          </table:table-cell>
          <table:table-cell office:value-type="float" office:value="0.000992258">
            <text:p>0,000992258</text:p>
          </table:table-cell>
          <table:table-cell/>
        </table:table-row>
        <table:table-row table:style-name="ro1">
          <table:table-cell office:value-type="float" office:value="0.00235">
            <text:p>0,00235</text:p>
          </table:table-cell>
          <table:table-cell office:value-type="float" office:value="-0.00958081">
            <text:p>-0,00958081</text:p>
          </table:table-cell>
          <table:table-cell office:value-type="float" office:value="0.000000000691776">
            <text:p>6,92E-010</text:p>
          </table:table-cell>
          <table:table-cell office:value-type="float" office:value="0.000990442">
            <text:p>0,000990442</text:p>
          </table:table-cell>
          <table:table-cell/>
        </table:table-row>
        <table:table-row table:style-name="ro1">
          <table:table-cell office:value-type="float" office:value="0.002375">
            <text:p>0,002375</text:p>
          </table:table-cell>
          <table:table-cell office:value-type="float" office:value="-0.010191">
            <text:p>-0,010191</text:p>
          </table:table-cell>
          <table:table-cell office:value-type="float" office:value="0.00000000067573">
            <text:p>6,76E-010</text:p>
          </table:table-cell>
          <table:table-cell office:value-type="float" office:value="0.000989835">
            <text:p>0,000989835</text:p>
          </table:table-cell>
          <table:table-cell/>
        </table:table-row>
        <table:table-row table:style-name="ro1">
          <table:table-cell office:value-type="float" office:value="0.0024">
            <text:p>0,0024</text:p>
          </table:table-cell>
          <table:table-cell office:value-type="float" office:value="-0.00967636">
            <text:p>-0,00967636</text:p>
          </table:table-cell>
          <table:table-cell office:value-type="float" office:value="0.000000000689239">
            <text:p>6,89E-010</text:p>
          </table:table-cell>
          <table:table-cell office:value-type="float" office:value="0.000990347">
            <text:p>0,000990347</text:p>
          </table:table-cell>
          <table:table-cell/>
        </table:table-row>
        <table:table-row table:style-name="ro1">
          <table:table-cell office:value-type="float" office:value="0.002425">
            <text:p>0,002425</text:p>
          </table:table-cell>
          <table:table-cell office:value-type="float" office:value="-0.00818396">
            <text:p>-0,00818396</text:p>
          </table:table-cell>
          <table:table-cell office:value-type="float" office:value="0.000000000729958">
            <text:p>7,30E-010</text:p>
          </table:table-cell>
          <table:table-cell office:value-type="float" office:value="0.000991833">
            <text:p>0,000991833</text:p>
          </table:table-cell>
          <table:table-cell/>
        </table:table-row>
        <table:table-row table:style-name="ro1">
          <table:table-cell office:value-type="float" office:value="0.00245">
            <text:p>0,00245</text:p>
          </table:table-cell>
          <table:table-cell office:value-type="float" office:value="-0.00591121">
            <text:p>-0,00591121</text:p>
          </table:table-cell>
          <table:table-cell office:value-type="float" office:value="0.000000000796639">
            <text:p>7,97E-010</text:p>
          </table:table-cell>
          <table:table-cell office:value-type="float" office:value="0.000994098">
            <text:p>0,000994098</text:p>
          </table:table-cell>
          <table:table-cell/>
        </table:table-row>
        <table:table-row table:style-name="ro1">
          <table:table-cell office:value-type="float" office:value="0.002475">
            <text:p>0,002475</text:p>
          </table:table-cell>
          <table:table-cell office:value-type="float" office:value="-0.00309522">
            <text:p>-0,00309522</text:p>
          </table:table-cell>
          <table:table-cell office:value-type="float" office:value="0.000000000887766">
            <text:p>8,88E-010</text:p>
          </table:table-cell>
          <table:table-cell office:value-type="float" office:value="0.000996907">
            <text:p>0,000996907</text:p>
          </table:table-cell>
          <table:table-cell/>
        </table:table-row>
        <table:table-row table:style-name="ro1">
          <table:table-cell office:value-type="float" office:value="0.0025">
            <text:p>0,0025</text:p>
          </table:table-cell>
          <table:table-cell table:style-name="ce1" office:value-type="float" office:value="-0.000000564964">
            <text:p>-5,65E-007</text:p>
          </table:table-cell>
          <table:table-cell office:value-type="float" office:value="0.000000000999978">
            <text:p>1,00E-009</text:p>
          </table:table-cell>
          <table:table-cell office:value-type="float" office:value="0.000999999">
            <text:p>0,000999999</text:p>
          </table:table-cell>
          <table:table-cell/>
        </table:table-row>
        <table:table-row table:style-name="ro1">
          <table:table-cell office:value-type="float" office:value="0.002525">
            <text:p>0,002525</text:p>
          </table:table-cell>
          <table:table-cell office:value-type="float" office:value="0.00309414">
            <text:p>0,00309414</text:p>
          </table:table-cell>
          <table:table-cell office:value-type="float" office:value="0.00000000112638">
            <text:p>1,13E-009</text:p>
          </table:table-cell>
          <table:table-cell office:value-type="float" office:value="0.0010031">
            <text:p>0,0010031</text:p>
          </table:table-cell>
          <table:table-cell/>
        </table:table-row>
        <table:table-row table:style-name="ro1">
          <table:table-cell office:value-type="float" office:value="0.00255">
            <text:p>0,00255</text:p>
          </table:table-cell>
          <table:table-cell office:value-type="float" office:value="0.00591028">
            <text:p>0,00591028</text:p>
          </table:table-cell>
          <table:table-cell office:value-type="float" office:value="0.00000000125523">
            <text:p>1,26E-009</text:p>
          </table:table-cell>
          <table:table-cell office:value-type="float" office:value="0.00100592">
            <text:p>0,00100592</text:p>
          </table:table-cell>
          <table:table-cell/>
        </table:table-row>
        <table:table-row table:style-name="ro1">
          <table:table-cell office:value-type="float" office:value="0.002575">
            <text:p>0,002575</text:p>
          </table:table-cell>
          <table:table-cell office:value-type="float" office:value="0.00818327">
            <text:p>0,00818327</text:p>
          </table:table-cell>
          <table:table-cell office:value-type="float" office:value="0.0000000013699">
            <text:p>1,37E-009</text:p>
          </table:table-cell>
          <table:table-cell office:value-type="float" office:value="0.0010082">
            <text:p>0,0010082</text:p>
          </table:table-cell>
          <table:table-cell/>
        </table:table-row>
        <table:table-row table:style-name="ro1">
          <table:table-cell office:value-type="float" office:value="0.0026">
            <text:p>0,0026</text:p>
          </table:table-cell>
          <table:table-cell office:value-type="float" office:value="0.00967599">
            <text:p>0,00967599</text:p>
          </table:table-cell>
          <table:table-cell office:value-type="float" office:value="0.00000000145086">
            <text:p>1,45E-009</text:p>
          </table:table-cell>
          <table:table-cell office:value-type="float" office:value="0.0010097">
            <text:p>0,0010097</text:p>
          </table:table-cell>
          <table:table-cell/>
        </table:table-row>
        <table:table-row table:style-name="ro1">
          <table:table-cell office:value-type="float" office:value="0.002625">
            <text:p>0,002625</text:p>
          </table:table-cell>
          <table:table-cell office:value-type="float" office:value="0.010191">
            <text:p>0,010191</text:p>
          </table:table-cell>
          <table:table-cell office:value-type="float" office:value="0.00000000147988">
            <text:p>1,48E-009</text:p>
          </table:table-cell>
          <table:table-cell office:value-type="float" office:value="0.00101022">
            <text:p>0,00101022</text:p>
          </table:table-cell>
          <table:table-cell/>
        </table:table-row>
        <table:table-row table:style-name="ro1">
          <table:table-cell office:value-type="float" office:value="0.00265">
            <text:p>0,00265</text:p>
          </table:table-cell>
          <table:table-cell office:value-type="float" office:value="0.00958124">
            <text:p>0,00958124</text:p>
          </table:table-cell>
          <table:table-cell office:value-type="float" office:value="0.00000000144558">
            <text:p>1,45E-009</text:p>
          </table:table-cell>
          <table:table-cell office:value-type="float" office:value="0.0010096">
            <text:p>0,0010096</text:p>
          </table:table-cell>
          <table:table-cell/>
        </table:table-row>
        <table:table-row table:style-name="ro1">
          <table:table-cell office:value-type="float" office:value="0.002675">
            <text:p>0,002675</text:p>
          </table:table-cell>
          <table:table-cell office:value-type="float" office:value="0.00775815">
            <text:p>0,00775815</text:p>
          </table:table-cell>
          <table:table-cell office:value-type="float" office:value="0.00000000134769">
            <text:p>1,35E-009</text:p>
          </table:table-cell>
          <table:table-cell office:value-type="float" office:value="0.00100777">
            <text:p>0,00100777</text:p>
          </table:table-cell>
          <table:table-cell/>
        </table:table-row>
        <table:table-row table:style-name="ro1">
          <table:table-cell office:value-type="float" office:value="0.0027">
            <text:p>0,0027</text:p>
          </table:table-cell>
          <table:table-cell office:value-type="float" office:value="0.00469776">
            <text:p>0,00469776</text:p>
          </table:table-cell>
          <table:table-cell office:value-type="float" office:value="0.00000000119804">
            <text:p>1,20E-009</text:p>
          </table:table-cell>
          <table:table-cell office:value-type="float" office:value="0.0010047">
            <text:p>0,0010047</text:p>
          </table:table-cell>
          <table:table-cell/>
        </table:table-row>
        <table:table-row table:style-name="ro1">
          <table:table-cell office:value-type="float" office:value="0.002725">
            <text:p>0,002725</text:p>
          </table:table-cell>
          <table:table-cell office:value-type="float" office:value="0.000443613">
            <text:p>0,000443613</text:p>
          </table:table-cell>
          <table:table-cell office:value-type="float" office:value="0.00000000101721">
            <text:p>1,02E-009</text:p>
          </table:table-cell>
          <table:table-cell office:value-type="float" office:value="0.00100044">
            <text:p>0,00100044</text:p>
          </table:table-cell>
          <table:table-cell/>
        </table:table-row>
        <table:table-row table:style-name="ro1">
          <table:table-cell office:value-type="float" office:value="0.00275">
            <text:p>0,00275</text:p>
          </table:table-cell>
          <table:table-cell office:value-type="float" office:value="-0.00489315">
            <text:p>-0,00489315</text:p>
          </table:table-cell>
          <table:table-cell office:value-type="float" office:value="0.00000000082845">
            <text:p>8,28E-010</text:p>
          </table:table-cell>
          <table:table-cell office:value-type="float" office:value="0.000995113">
            <text:p>0,000995113</text:p>
          </table:table-cell>
          <table:table-cell/>
        </table:table-row>
        <table:table-row table:style-name="ro1">
          <table:table-cell office:value-type="float" office:value="0.002775">
            <text:p>0,002775</text:p>
          </table:table-cell>
          <table:table-cell office:value-type="float" office:value="-0.0111368">
            <text:p>-0,0111368</text:p>
          </table:table-cell>
          <table:table-cell office:value-type="float" office:value="0.000000000651591">
            <text:p>6,52E-010</text:p>
          </table:table-cell>
          <table:table-cell office:value-type="float" office:value="0.000988894">
            <text:p>0,000988894</text:p>
          </table:table-cell>
          <table:table-cell/>
        </table:table-row>
        <table:table-row table:style-name="ro1">
          <table:table-cell office:value-type="float" office:value="0.0028">
            <text:p>0,0028</text:p>
          </table:table-cell>
          <table:table-cell office:value-type="float" office:value="-0.0180528">
            <text:p>-0,0180528</text:p>
          </table:table-cell>
          <table:table-cell office:value-type="float" office:value="0.000000000499404">
            <text:p>4,99E-010</text:p>
          </table:table-cell>
          <table:table-cell office:value-type="float" office:value="0.000982029">
            <text:p>0,000982029</text:p>
          </table:table-cell>
          <table:table-cell/>
        </table:table-row>
        <table:table-row table:style-name="ro1">
          <table:table-cell office:value-type="float" office:value="0.002825">
            <text:p>0,002825</text:p>
          </table:table-cell>
          <table:table-cell office:value-type="float" office:value="-0.0253567">
            <text:p>-0,0253567</text:p>
          </table:table-cell>
          <table:table-cell office:value-type="float" office:value="0.000000000377095">
            <text:p>3,77E-010</text:p>
          </table:table-cell>
          <table:table-cell office:value-type="float" office:value="0.000974804">
            <text:p>0,000974804</text:p>
          </table:table-cell>
          <table:table-cell/>
        </table:table-row>
        <table:table-row table:style-name="ro1">
          <table:table-cell office:value-type="float" office:value="0.00285">
            <text:p>0,00285</text:p>
          </table:table-cell>
          <table:table-cell office:value-type="float" office:value="-0.0327248">
            <text:p>-0,0327248</text:p>
          </table:table-cell>
          <table:table-cell office:value-type="float" office:value="0.000000000284039">
            <text:p>2,84E-010</text:p>
          </table:table-cell>
          <table:table-cell office:value-type="float" office:value="0.000967543">
            <text:p>0,000967543</text:p>
          </table:table-cell>
          <table:table-cell/>
        </table:table-row>
        <table:table-row table:style-name="ro1">
          <table:table-cell office:value-type="float" office:value="0.002875">
            <text:p>0,002875</text:p>
          </table:table-cell>
          <table:table-cell office:value-type="float" office:value="-0.0398075">
            <text:p>-0,0398075</text:p>
          </table:table-cell>
          <table:table-cell office:value-type="float" office:value="0.000000000216307">
            <text:p>2,16E-010</text:p>
          </table:table-cell>
          <table:table-cell office:value-type="float" office:value="0.000960589">
            <text:p>0,000960589</text:p>
          </table:table-cell>
          <table:table-cell/>
        </table:table-row>
        <table:table-row table:style-name="ro1">
          <table:table-cell office:value-type="float" office:value="0.0029">
            <text:p>0,0029</text:p>
          </table:table-cell>
          <table:table-cell office:value-type="float" office:value="-0.0462439">
            <text:p>-0,0462439</text:p>
          </table:table-cell>
          <table:table-cell office:value-type="float" office:value="0.000000000168873">
            <text:p>1,69E-010</text:p>
          </table:table-cell>
          <table:table-cell office:value-type="float" office:value="0.000954291">
            <text:p>0,000954291</text:p>
          </table:table-cell>
          <table:table-cell/>
        </table:table-row>
        <table:table-row table:style-name="ro1">
          <table:table-cell office:value-type="float" office:value="0.002925">
            <text:p>0,002925</text:p>
          </table:table-cell>
          <table:table-cell office:value-type="float" office:value="-0.051677">
            <text:p>-0,051677</text:p>
          </table:table-cell>
          <table:table-cell office:value-type="float" office:value="0.000000000137027">
            <text:p>1,37E-010</text:p>
          </table:table-cell>
          <table:table-cell office:value-type="float" office:value="0.000948991">
            <text:p>0,000948991</text:p>
          </table:table-cell>
          <table:table-cell/>
        </table:table-row>
        <table:table-row table:style-name="ro1">
          <table:table-cell office:value-type="float" office:value="0.00295">
            <text:p>0,00295</text:p>
          </table:table-cell>
          <table:table-cell office:value-type="float" office:value="-0.0557699">
            <text:p>-0,0557699</text:p>
          </table:table-cell>
          <table:table-cell office:value-type="float" office:value="0.000000000117068">
            <text:p>1,17E-010</text:p>
          </table:table-cell>
          <table:table-cell office:value-type="float" office:value="0.000945008">
            <text:p>0,000945008</text:p>
          </table:table-cell>
          <table:table-cell/>
        </table:table-row>
        <table:table-row table:style-name="ro1">
          <table:table-cell office:value-type="float" office:value="0.002975">
            <text:p>0,002975</text:p>
          </table:table-cell>
          <table:table-cell office:value-type="float" office:value="-0.058221">
            <text:p>-0,058221</text:p>
          </table:table-cell>
          <table:table-cell office:value-type="float" office:value="0.000000000106536">
            <text:p>1,07E-010</text:p>
          </table:table-cell>
          <table:table-cell office:value-type="float" office:value="0.000942626">
            <text:p>0,00094262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587786">
            <text:p>-0,0587786</text:p>
          </table:table-cell>
          <table:table-cell office:value-type="float" office:value="0.000000000104276">
            <text:p>1,04E-010</text:p>
          </table:table-cell>
          <table:table-cell office:value-type="float" office:value="0.000942085">
            <text:p>0,000942085</text:p>
          </table:table-cell>
          <table:table-cell/>
        </table:table-row>
        <table:table-row table:style-name="ro1">
          <table:table-cell office:value-type="float" office:value="0.003025">
            <text:p>0,003025</text:p>
          </table:table-cell>
          <table:table-cell office:value-type="float" office:value="-0.057254">
            <text:p>-0,057254</text:p>
          </table:table-cell>
          <table:table-cell office:value-type="float" office:value="0.000000000110573">
            <text:p>1,11E-010</text:p>
          </table:table-cell>
          <table:table-cell office:value-type="float" office:value="0.000943565">
            <text:p>0,000943565</text:p>
          </table:table-cell>
          <table:table-cell/>
        </table:table-row>
        <table:table-row table:style-name="ro1">
          <table:table-cell office:value-type="float" office:value="0.00305">
            <text:p>0,00305</text:p>
          </table:table-cell>
          <table:table-cell office:value-type="float" office:value="-0.0535322">
            <text:p>-0,0535322</text:p>
          </table:table-cell>
          <table:table-cell office:value-type="float" office:value="0.00000000012759">
            <text:p>1,28E-010</text:p>
          </table:table-cell>
          <table:table-cell office:value-type="float" office:value="0.000947184">
            <text:p>0,000947184</text:p>
          </table:table-cell>
          <table:table-cell/>
        </table:table-row>
        <table:table-row table:style-name="ro1">
          <table:table-cell office:value-type="float" office:value="0.003075">
            <text:p>0,003075</text:p>
          </table:table-cell>
          <table:table-cell office:value-type="float" office:value="-0.0475803">
            <text:p>-0,0475803</text:p>
          </table:table-cell>
          <table:table-cell office:value-type="float" office:value="0.000000000160412">
            <text:p>1,60E-010</text:p>
          </table:table-cell>
          <table:table-cell office:value-type="float" office:value="0.000952986">
            <text:p>0,000952986</text:p>
          </table:table-cell>
          <table:table-cell/>
        </table:table-row>
        <table:table-row table:style-name="ro1">
          <table:table-cell office:value-type="float" office:value="0.0031">
            <text:p>0,0031</text:p>
          </table:table-cell>
          <table:table-cell office:value-type="float" office:value="-0.0394524">
            <text:p>-0,0394524</text:p>
          </table:table-cell>
          <table:table-cell office:value-type="float" office:value="0.000000000219281">
            <text:p>2,19E-010</text:p>
          </table:table-cell>
          <table:table-cell office:value-type="float" office:value="0.000960937">
            <text:p>0,000960937</text:p>
          </table:table-cell>
          <table:table-cell/>
        </table:table-row>
        <table:table-row table:style-name="ro1">
          <table:table-cell office:value-type="float" office:value="0.003125">
            <text:p>0,003125</text:p>
          </table:table-cell>
          <table:table-cell office:value-type="float" office:value="-0.029292">
            <text:p>-0,029292</text:p>
          </table:table-cell>
          <table:table-cell office:value-type="float" office:value="0.000000000324128">
            <text:p>3,24E-010</text:p>
          </table:table-cell>
          <table:table-cell office:value-type="float" office:value="0.000970922">
            <text:p>0,000970922</text:p>
          </table:table-cell>
          <table:table-cell/>
        </table:table-row>
        <table:table-row table:style-name="ro1">
          <table:table-cell office:value-type="float" office:value="0.00315">
            <text:p>0,00315</text:p>
          </table:table-cell>
          <table:table-cell office:value-type="float" office:value="-0.0173302">
            <text:p>-0,0173302</text:p>
          </table:table-cell>
          <table:table-cell office:value-type="float" office:value="0.00000000051348">
            <text:p>5,13E-010</text:p>
          </table:table-cell>
          <table:table-cell office:value-type="float" office:value="0.000982745">
            <text:p>0,000982745</text:p>
          </table:table-cell>
          <table:table-cell/>
        </table:table-row>
        <table:table-row table:style-name="ro1">
          <table:table-cell office:value-type="float" office:value="0.003175">
            <text:p>0,003175</text:p>
          </table:table-cell>
          <table:table-cell office:value-type="float" office:value="-0.00388049">
            <text:p>-0,00388049</text:p>
          </table:table-cell>
          <table:table-cell office:value-type="float" office:value="0.000000000861354">
            <text:p>8,61E-010</text:p>
          </table:table-cell>
          <table:table-cell office:value-type="float" office:value="0.000996123">
            <text:p>0,000996123</text:p>
          </table:table-cell>
          <table:table-cell/>
        </table:table-row>
        <table:table-row table:style-name="ro1">
          <table:table-cell office:value-type="float" office:value="0.0032">
            <text:p>0,0032</text:p>
          </table:table-cell>
          <table:table-cell office:value-type="float" office:value="0.0106691">
            <text:p>0,0106691</text:p>
          </table:table-cell>
          <table:table-cell office:value-type="float" office:value="0.00000000150735">
            <text:p>1,51E-009</text:p>
          </table:table-cell>
          <table:table-cell office:value-type="float" office:value="0.0010107">
            <text:p>0,0010107</text:p>
          </table:table-cell>
          <table:table-cell/>
        </table:table-row>
        <table:table-row table:style-name="ro1">
          <table:table-cell office:value-type="float" office:value="0.003225">
            <text:p>0,003225</text:p>
          </table:table-cell>
          <table:table-cell office:value-type="float" office:value="0.0258681">
            <text:p>0,0258681</text:p>
          </table:table-cell>
          <table:table-cell office:value-type="float" office:value="0.00000000270452">
            <text:p>2,70E-009</text:p>
          </table:table-cell>
          <table:table-cell office:value-type="float" office:value="0.00102604">
            <text:p>0,00102604</text:p>
          </table:table-cell>
          <table:table-cell/>
        </table:table-row>
        <table:table-row table:style-name="ro1">
          <table:table-cell office:value-type="float" office:value="0.00325">
            <text:p>0,00325</text:p>
          </table:table-cell>
          <table:table-cell office:value-type="float" office:value="0.0412176">
            <text:p>0,0412176</text:p>
          </table:table-cell>
          <table:table-cell office:value-type="float" office:value="0.00000000488071">
            <text:p>4,88E-009</text:p>
          </table:table-cell>
          <table:table-cell office:value-type="float" office:value="0.00104164">
            <text:p>0,00104164</text:p>
          </table:table-cell>
          <table:table-cell/>
        </table:table-row>
        <table:table-row table:style-name="ro1">
          <table:table-cell office:value-type="float" office:value="0.003275">
            <text:p>0,003275</text:p>
          </table:table-cell>
          <table:table-cell office:value-type="float" office:value="0.0561871">
            <text:p>0,0561871</text:p>
          </table:table-cell>
          <table:table-cell office:value-type="float" office:value="0.00000000868019">
            <text:p>8,68E-009</text:p>
          </table:table-cell>
          <table:table-cell office:value-type="float" office:value="0.00105698">
            <text:p>0,00105698</text:p>
          </table:table-cell>
          <table:table-cell/>
        </table:table-row>
        <table:table-row table:style-name="ro1">
          <table:table-cell office:value-type="float" office:value="0.0033">
            <text:p>0,0033</text:p>
          </table:table-cell>
          <table:table-cell office:value-type="float" office:value="0.0702332">
            <text:p>0,0702332</text:p>
          </table:table-cell>
          <table:table-cell office:value-type="float" office:value="0.0000000148987">
            <text:p>1,49E-008</text:p>
          </table:table-cell>
          <table:table-cell office:value-type="float" office:value="0.00107147">
            <text:p>0,00107147</text:p>
          </table:table-cell>
          <table:table-cell/>
        </table:table-row>
        <table:table-row table:style-name="ro1">
          <table:table-cell office:value-type="float" office:value="0.003325">
            <text:p>0,003325</text:p>
          </table:table-cell>
          <table:table-cell office:value-type="float" office:value="0.0828185">
            <text:p>0,0828185</text:p>
          </table:table-cell>
          <table:table-cell office:value-type="float" office:value="0.0000000241752">
            <text:p>2,42E-008</text:p>
          </table:table-cell>
          <table:table-cell office:value-type="float" office:value="0.00108453">
            <text:p>0,00108453</text:p>
          </table:table-cell>
          <table:table-cell/>
        </table:table-row>
        <table:table-row table:style-name="ro1">
          <table:table-cell office:value-type="float" office:value="0.00335">
            <text:p>0,00335</text:p>
          </table:table-cell>
          <table:table-cell office:value-type="float" office:value="0.0934325">
            <text:p>0,0934325</text:p>
          </table:table-cell>
          <table:table-cell office:value-type="float" office:value="0.0000000363632">
            <text:p>3,64E-008</text:p>
          </table:table-cell>
          <table:table-cell office:value-type="float" office:value="0.00109561">
            <text:p>0,00109561</text:p>
          </table:table-cell>
          <table:table-cell/>
        </table:table-row>
        <table:table-row table:style-name="ro1">
          <table:table-cell office:value-type="float" office:value="0.003375">
            <text:p>0,003375</text:p>
          </table:table-cell>
          <table:table-cell office:value-type="float" office:value="0.101611">
            <text:p>0,101611</text:p>
          </table:table-cell>
          <table:table-cell office:value-type="float" office:value="0.0000000498041">
            <text:p>4,98E-008</text:p>
          </table:table-cell>
          <table:table-cell office:value-type="float" office:value="0.00110419">
            <text:p>0,00110419</text:p>
          </table:table-cell>
          <table:table-cell/>
        </table:table-row>
        <table:table-row table:style-name="ro1">
          <table:table-cell office:value-type="float" office:value="0.0034">
            <text:p>0,0034</text:p>
          </table:table-cell>
          <table:table-cell office:value-type="float" office:value="0.106953">
            <text:p>0,106953</text:p>
          </table:table-cell>
          <table:table-cell office:value-type="float" office:value="0.0000000611648">
            <text:p>6,12E-008</text:p>
          </table:table-cell>
          <table:table-cell office:value-type="float" office:value="0.00110981">
            <text:p>0,00110981</text:p>
          </table:table-cell>
          <table:table-cell/>
        </table:table-row>
        <table:table-row table:style-name="ro1">
          <table:table-cell office:value-type="float" office:value="0.003425">
            <text:p>0,003425</text:p>
          </table:table-cell>
          <table:table-cell office:value-type="float" office:value="0.109141">
            <text:p>0,109141</text:p>
          </table:table-cell>
          <table:table-cell office:value-type="float" office:value="0.000000066536">
            <text:p>6,65E-008</text:p>
          </table:table-cell>
          <table:table-cell office:value-type="float" office:value="0.00111212">
            <text:p>0,00111212</text:p>
          </table:table-cell>
          <table:table-cell/>
        </table:table-row>
        <table:table-row table:style-name="ro1">
          <table:table-cell office:value-type="float" office:value="0.00345">
            <text:p>0,00345</text:p>
          </table:table-cell>
          <table:table-cell office:value-type="float" office:value="0.107954">
            <text:p>0,107954</text:p>
          </table:table-cell>
          <table:table-cell office:value-type="float" office:value="0.0000000635655">
            <text:p>6,36E-008</text:p>
          </table:table-cell>
          <table:table-cell office:value-type="float" office:value="0.00111087">
            <text:p>0,00111087</text:p>
          </table:table-cell>
          <table:table-cell/>
        </table:table-row>
        <table:table-row table:style-name="ro1">
          <table:table-cell office:value-type="float" office:value="0.003475">
            <text:p>0,003475</text:p>
          </table:table-cell>
          <table:table-cell office:value-type="float" office:value="0.103276">
            <text:p>0,103276</text:p>
          </table:table-cell>
          <table:table-cell office:value-type="float" office:value="0.0000000530986">
            <text:p>5,31E-008</text:p>
          </table:table-cell>
          <table:table-cell office:value-type="float" office:value="0.00110594">
            <text:p>0,00110594</text:p>
          </table:table-cell>
          <table:table-cell/>
        </table:table-row>
        <table:table-row table:style-name="ro1">
          <table:table-cell office:value-type="float" office:value="0.0035">
            <text:p>0,0035</text:p>
          </table:table-cell>
          <table:table-cell office:value-type="float" office:value="0.0951084">
            <text:p>0,0951084</text:p>
          </table:table-cell>
          <table:table-cell office:value-type="float" office:value="0.0000000387843">
            <text:p>3,88E-008</text:p>
          </table:table-cell>
          <table:table-cell office:value-type="float" office:value="0.00109737">
            <text:p>0,00109737</text:p>
          </table:table-cell>
          <table:table-cell/>
        </table:table-row>
        <table:table-row table:style-name="ro1">
          <table:table-cell office:value-type="float" office:value="0.003525">
            <text:p>0,003525</text:p>
          </table:table-cell>
          <table:table-cell office:value-type="float" office:value="0.0835718">
            <text:p>0,0835718</text:p>
          </table:table-cell>
          <table:table-cell office:value-type="float" office:value="0.0000000248858">
            <text:p>2,49E-008</text:p>
          </table:table-cell>
          <table:table-cell office:value-type="float" office:value="0.00108532">
            <text:p>0,00108532</text:p>
          </table:table-cell>
          <table:table-cell/>
        </table:table-row>
        <table:table-row table:style-name="ro1">
          <table:table-cell office:value-type="float" office:value="0.00355">
            <text:p>0,00355</text:p>
          </table:table-cell>
          <table:table-cell office:value-type="float" office:value="0.0689056">
            <text:p>0,0689056</text:p>
          </table:table-cell>
          <table:table-cell office:value-type="float" office:value="0.0000000141571">
            <text:p>1,42E-008</text:p>
          </table:table-cell>
          <table:table-cell office:value-type="float" office:value="0.00107009">
            <text:p>0,00107009</text:p>
          </table:table-cell>
          <table:table-cell/>
        </table:table-row>
        <table:table-row table:style-name="ro1">
          <table:table-cell office:value-type="float" office:value="0.003575">
            <text:p>0,003575</text:p>
          </table:table-cell>
          <table:table-cell office:value-type="float" office:value="0.0514647">
            <text:p>0,0514647</text:p>
          </table:table-cell>
          <table:table-cell office:value-type="float" office:value="0.00000000723847">
            <text:p>7,24E-009</text:p>
          </table:table-cell>
          <table:table-cell office:value-type="float" office:value="0.00105213">
            <text:p>0,00105213</text:p>
          </table:table-cell>
          <table:table-cell/>
        </table:table-row>
        <table:table-row table:style-name="ro1">
          <table:table-cell office:value-type="float" office:value="0.0036">
            <text:p>0,0036</text:p>
          </table:table-cell>
          <table:table-cell office:value-type="float" office:value="0.0317102">
            <text:p>0,0317102</text:p>
          </table:table-cell>
          <table:table-cell office:value-type="float" office:value="0.00000000338592">
            <text:p>3,39E-009</text:p>
          </table:table-cell>
          <table:table-cell office:value-type="float" office:value="0.00103196">
            <text:p>0,00103196</text:p>
          </table:table-cell>
          <table:table-cell/>
        </table:table-row>
        <table:table-row table:style-name="ro1">
          <table:table-cell office:value-type="float" office:value="0.003625">
            <text:p>0,003625</text:p>
          </table:table-cell>
          <table:table-cell office:value-type="float" office:value="0.0101976">
            <text:p>0,0101976</text:p>
          </table:table-cell>
          <table:table-cell office:value-type="float" office:value="0.00000000148025">
            <text:p>1,48E-009</text:p>
          </table:table-cell>
          <table:table-cell office:value-type="float" office:value="0.00101022">
            <text:p>0,00101022</text:p>
          </table:table-cell>
          <table:table-cell/>
        </table:table-row>
        <table:table-row table:style-name="ro1">
          <table:table-cell office:value-type="float" office:value="0.00365">
            <text:p>0,00365</text:p>
          </table:table-cell>
          <table:table-cell office:value-type="float" office:value="-0.0124402">
            <text:p>-0,0124402</text:p>
          </table:table-cell>
          <table:table-cell office:value-type="float" office:value="0.000000000619732">
            <text:p>6,20E-010</text:p>
          </table:table-cell>
          <table:table-cell office:value-type="float" office:value="0.000987599">
            <text:p>0,000987599</text:p>
          </table:table-cell>
          <table:table-cell/>
        </table:table-row>
        <table:table-row table:style-name="ro1">
          <table:table-cell office:value-type="float" office:value="0.003675">
            <text:p>0,003675</text:p>
          </table:table-cell>
          <table:table-cell office:value-type="float" office:value="-0.0355111">
            <text:p>-0,0355111</text:p>
          </table:table-cell>
          <table:table-cell office:value-type="float" office:value="0.000000000255174">
            <text:p>2,55E-010</text:p>
          </table:table-cell>
          <table:table-cell office:value-type="float" office:value="0.000964804">
            <text:p>0,000964804</text:p>
          </table:table-cell>
          <table:table-cell/>
        </table:table-row>
        <table:table-row table:style-name="ro1">
          <table:table-cell office:value-type="float" office:value="0.0037">
            <text:p>0,0037</text:p>
          </table:table-cell>
          <table:table-cell office:value-type="float" office:value="-0.0582864">
            <text:p>-0,0582864</text:p>
          </table:table-cell>
          <table:table-cell office:value-type="float" office:value="0.000000000106269">
            <text:p>1,06E-010</text:p>
          </table:table-cell>
          <table:table-cell office:value-type="float" office:value="0.000942563">
            <text:p>0,000942563</text:p>
          </table:table-cell>
          <table:table-cell/>
        </table:table-row>
        <table:table-row table:style-name="ro1">
          <table:table-cell office:value-type="float" office:value="0.003725">
            <text:p>0,003725</text:p>
          </table:table-cell>
          <table:table-cell office:value-type="float" office:value="-0.0800243">
            <text:p>-0,0800243</text:p>
          </table:table-cell>
          <table:table-cell office:value-type="float" office:value="0.0000000000460578">
            <text:p>4,61E-011</text:p>
          </table:table-cell>
          <table:table-cell office:value-type="float" office:value="0.000921577">
            <text:p>0,000921577</text:p>
          </table:table-cell>
          <table:table-cell/>
        </table:table-row>
        <table:table-row table:style-name="ro1">
          <table:table-cell office:value-type="float" office:value="0.00375">
            <text:p>0,00375</text:p>
          </table:table-cell>
          <table:table-cell office:value-type="float" office:value="-0.0999942">
            <text:p>-0,0999942</text:p>
          </table:table-cell>
          <table:table-cell office:value-type="float" office:value="0.0000000000213665">
            <text:p>2,14E-011</text:p>
          </table:table-cell>
          <table:table-cell office:value-type="float" office:value="0.000902505">
            <text:p>0,000902505</text:p>
          </table:table-cell>
          <table:table-cell/>
        </table:table-row>
        <table:table-row table:style-name="ro1">
          <table:table-cell office:value-type="float" office:value="0.003775">
            <text:p>0,003775</text:p>
          </table:table-cell>
          <table:table-cell office:value-type="float" office:value="-0.117502">
            <text:p>-0,117502</text:p>
          </table:table-cell>
          <table:table-cell office:value-type="float" office:value="0.0000000000108966">
            <text:p>1,09E-011</text:p>
          </table:table-cell>
          <table:table-cell office:value-type="float" office:value="0.00088595">
            <text:p>0,00088595</text:p>
          </table:table-cell>
          <table:table-cell/>
        </table:table-row>
        <table:table-row table:style-name="ro1">
          <table:table-cell office:value-type="float" office:value="0.0038">
            <text:p>0,0038</text:p>
          </table:table-cell>
          <table:table-cell office:value-type="float" office:value="-0.131914">
            <text:p>-0,131914</text:p>
          </table:table-cell>
          <table:table-cell office:value-type="float" office:value="0.00000000000625971">
            <text:p>6,26E-012</text:p>
          </table:table-cell>
          <table:table-cell office:value-type="float" office:value="0.000872436">
            <text:p>0,000872436</text:p>
          </table:table-cell>
          <table:table-cell/>
        </table:table-row>
        <table:table-row table:style-name="ro1">
          <table:table-cell office:value-type="float" office:value="0.003825">
            <text:p>0,003825</text:p>
          </table:table-cell>
          <table:table-cell office:value-type="float" office:value="-0.142681">
            <text:p>-0,142681</text:p>
          </table:table-cell>
          <table:table-cell office:value-type="float" office:value="0.00000000000413729">
            <text:p>4,14E-012</text:p>
          </table:table-cell>
          <table:table-cell office:value-type="float" office:value="0.000862409">
            <text:p>0,000862409</text:p>
          </table:table-cell>
          <table:table-cell/>
        </table:table-row>
        <table:table-row table:style-name="ro1">
          <table:table-cell office:value-type="float" office:value="0.00385">
            <text:p>0,00385</text:p>
          </table:table-cell>
          <table:table-cell office:value-type="float" office:value="-0.149355">
            <text:p>-0,149355</text:p>
          </table:table-cell>
          <table:table-cell office:value-type="float" office:value="0.00000000000320058">
            <text:p>3,20E-012</text:p>
          </table:table-cell>
          <table:table-cell office:value-type="float" office:value="0.000856222">
            <text:p>0,000856222</text:p>
          </table:table-cell>
          <table:table-cell/>
        </table:table-row>
        <table:table-row table:style-name="ro1">
          <table:table-cell office:value-type="float" office:value="0.003875">
            <text:p>0,003875</text:p>
          </table:table-cell>
          <table:table-cell office:value-type="float" office:value="-0.151612">
            <text:p>-0,151612</text:p>
          </table:table-cell>
          <table:table-cell office:value-type="float" office:value="0.00000000000293442">
            <text:p>2,93E-012</text:p>
          </table:table-cell>
          <table:table-cell office:value-type="float" office:value="0.000854134">
            <text:p>0,000854134</text:p>
          </table:table-cell>
          <table:table-cell/>
        </table:table-row>
        <table:table-row table:style-name="ro1">
          <table:table-cell office:value-type="float" office:value="0.0039">
            <text:p>0,0039</text:p>
          </table:table-cell>
          <table:table-cell office:value-type="float" office:value="-0.149263">
            <text:p>-0,149263</text:p>
          </table:table-cell>
          <table:table-cell office:value-type="float" office:value="0.00000000000321196">
            <text:p>3,21E-012</text:p>
          </table:table-cell>
          <table:table-cell office:value-type="float" office:value="0.000856307">
            <text:p>0,000856307</text:p>
          </table:table-cell>
          <table:table-cell/>
        </table:table-row>
        <table:table-row table:style-name="ro1">
          <table:table-cell office:value-type="float" office:value="0.003925">
            <text:p>0,003925</text:p>
          </table:table-cell>
          <table:table-cell office:value-type="float" office:value="-0.14226">
            <text:p>-0,14226</text:p>
          </table:table-cell>
          <table:table-cell office:value-type="float" office:value="0.0000000000042047">
            <text:p>4,20E-012</text:p>
          </table:table-cell>
          <table:table-cell office:value-type="float" office:value="0.000862799">
            <text:p>0,000862799</text:p>
          </table:table-cell>
          <table:table-cell/>
        </table:table-row>
        <table:table-row table:style-name="ro1">
          <table:table-cell office:value-type="float" office:value="0.00395">
            <text:p>0,00395</text:p>
          </table:table-cell>
          <table:table-cell office:value-type="float" office:value="-0.130709">
            <text:p>-0,130709</text:p>
          </table:table-cell>
          <table:table-cell office:value-type="float" office:value="0.00000000000655672">
            <text:p>6,56E-012</text:p>
          </table:table-cell>
          <table:table-cell office:value-type="float" office:value="0.000873562">
            <text:p>0,000873562</text:p>
          </table:table-cell>
          <table:table-cell/>
        </table:table-row>
        <table:table-row table:style-name="ro1">
          <table:table-cell office:value-type="float" office:value="0.003975">
            <text:p>0,003975</text:p>
          </table:table-cell>
          <table:table-cell office:value-type="float" office:value="-0.114861">
            <text:p>-0,114861</text:p>
          </table:table-cell>
          <table:table-cell office:value-type="float" office:value="0.0000000000120617">
            <text:p>1,21E-011</text:p>
          </table:table-cell>
          <table:table-cell office:value-type="float" office:value="0.000888437">
            <text:p>0,00088843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951128">
            <text:p>-0,0951128</text:p>
          </table:table-cell>
          <table:table-cell office:value-type="float" office:value="0.0000000000257793">
            <text:p>2,58E-011</text:p>
          </table:table-cell>
          <table:table-cell office:value-type="float" office:value="0.000907149">
            <text:p>0,000907149</text:p>
          </table:table-cell>
          <table:table-cell/>
        </table:table-row>
        <table:table-row table:style-name="ro1">
          <table:table-cell office:value-type="float" office:value="0.004025">
            <text:p>0,004025</text:p>
          </table:table-cell>
          <table:table-cell office:value-type="float" office:value="-0.0719955">
            <text:p>-0,0719955</text:p>
          </table:table-cell>
          <table:table-cell office:value-type="float" office:value="0.0000000000627212">
            <text:p>6,27E-011</text:p>
          </table:table-cell>
          <table:table-cell office:value-type="float" office:value="0.0009293">
            <text:p>0,0009293</text:p>
          </table:table-cell>
          <table:table-cell/>
        </table:table-row>
        <table:table-row table:style-name="ro1">
          <table:table-cell office:value-type="float" office:value="0.00404999">
            <text:p>0,00404999</text:p>
          </table:table-cell>
          <table:table-cell office:value-type="float" office:value="-0.0461587">
            <text:p>-0,0461587</text:p>
          </table:table-cell>
          <table:table-cell office:value-type="float" office:value="0.000000000169427">
            <text:p>1,69E-010</text:p>
          </table:table-cell>
          <table:table-cell office:value-type="float" office:value="0.000954374">
            <text:p>0,000954374</text:p>
          </table:table-cell>
          <table:table-cell/>
        </table:table-row>
        <table:table-row table:style-name="ro1">
          <table:table-cell office:value-type="float" office:value="0.00407499">
            <text:p>0,00407499</text:p>
          </table:table-cell>
          <table:table-cell office:value-type="float" office:value="-0.018353">
            <text:p>-0,018353</text:p>
          </table:table-cell>
          <table:table-cell office:value-type="float" office:value="0.000000000493671">
            <text:p>4,94E-010</text:p>
          </table:table-cell>
          <table:table-cell office:value-type="float" office:value="0.000981731">
            <text:p>0,000981731</text:p>
          </table:table-cell>
          <table:table-cell/>
        </table:table-row>
        <table:table-row table:style-name="ro1">
          <table:table-cell office:value-type="float" office:value="0.00409999">
            <text:p>0,00409999</text:p>
          </table:table-cell>
          <table:table-cell office:value-type="float" office:value="0.0105931">
            <text:p>0,0105931</text:p>
          </table:table-cell>
          <table:table-cell office:value-type="float" office:value="0.00000000150295">
            <text:p>1,50E-009</text:p>
          </table:table-cell>
          <table:table-cell office:value-type="float" office:value="0.00101062">
            <text:p>0,00101062</text:p>
          </table:table-cell>
          <table:table-cell/>
        </table:table-row>
        <table:table-row table:style-name="ro1">
          <table:table-cell office:value-type="float" office:value="0.00412499">
            <text:p>0,00412499</text:p>
          </table:table-cell>
          <table:table-cell office:value-type="float" office:value="0.039799">
            <text:p>0,039799</text:p>
          </table:table-cell>
          <table:table-cell office:value-type="float" office:value="0.00000000462154">
            <text:p>4,62E-009</text:p>
          </table:table-cell>
          <table:table-cell office:value-type="float" office:value="0.00104019">
            <text:p>0,00104019</text:p>
          </table:table-cell>
          <table:table-cell/>
        </table:table-row>
        <table:table-row table:style-name="ro1">
          <table:table-cell office:value-type="float" office:value="0.00414999">
            <text:p>0,00414999</text:p>
          </table:table-cell>
          <table:table-cell office:value-type="float" office:value="0.0683587">
            <text:p>0,0683587</text:p>
          </table:table-cell>
          <table:table-cell office:value-type="float" office:value="0.0000000138624">
            <text:p>1,39E-008</text:p>
          </table:table-cell>
          <table:table-cell office:value-type="float" office:value="0.00106953">
            <text:p>0,00106953</text:p>
          </table:table-cell>
          <table:table-cell/>
        </table:table-row>
        <table:table-row table:style-name="ro1">
          <table:table-cell office:value-type="float" office:value="0.00417499">
            <text:p>0,00417499</text:p>
          </table:table-cell>
          <table:table-cell office:value-type="float" office:value="0.0953706">
            <text:p>0,0953706</text:p>
          </table:table-cell>
          <table:table-cell office:value-type="float" office:value="0.0000000391774">
            <text:p>3,92E-008</text:p>
          </table:table-cell>
          <table:table-cell office:value-type="float" office:value="0.00109764">
            <text:p>0,00109764</text:p>
          </table:table-cell>
          <table:table-cell/>
        </table:table-row>
        <table:table-row table:style-name="ro1">
          <table:table-cell office:value-type="float" office:value="0.00419999">
            <text:p>0,00419999</text:p>
          </table:table-cell>
          <table:table-cell office:value-type="float" office:value="0.119966">
            <text:p>0,119966</text:p>
          </table:table-cell>
          <table:table-cell office:value-type="float" office:value="0.000000100897">
            <text:p>1,01E-007</text:p>
          </table:table-cell>
          <table:table-cell office:value-type="float" office:value="0.00112356">
            <text:p>0,00112356</text:p>
          </table:table-cell>
          <table:table-cell/>
        </table:table-row>
        <table:table-row table:style-name="ro1">
          <table:table-cell office:value-type="float" office:value="0.00422499">
            <text:p>0,00422499</text:p>
          </table:table-cell>
          <table:table-cell office:value-type="float" office:value="0.14134">
            <text:p>0,14134</text:p>
          </table:table-cell>
          <table:table-cell office:value-type="float" office:value="0.000000229556">
            <text:p>2,30E-007</text:p>
          </table:table-cell>
          <table:table-cell office:value-type="float" office:value="0.00114633">
            <text:p>0,00114633</text:p>
          </table:table-cell>
          <table:table-cell/>
        </table:table-row>
        <table:table-row table:style-name="ro1">
          <table:table-cell office:value-type="float" office:value="0.00424999">
            <text:p>0,00424999</text:p>
          </table:table-cell>
          <table:table-cell office:value-type="float" office:value="0.158773">
            <text:p>0,158773</text:p>
          </table:table-cell>
          <table:table-cell office:value-type="float" office:value="0.000000448835">
            <text:p>4,49E-007</text:p>
          </table:table-cell>
          <table:table-cell office:value-type="float" office:value="0.00116508">
            <text:p>0,00116508</text:p>
          </table:table-cell>
          <table:table-cell/>
        </table:table-row>
        <table:table-row table:style-name="ro1">
          <table:table-cell office:value-type="float" office:value="0.00427499">
            <text:p>0,00427499</text:p>
          </table:table-cell>
          <table:table-cell office:value-type="float" office:value="0.171662">
            <text:p>0,171662</text:p>
          </table:table-cell>
          <table:table-cell office:value-type="float" office:value="0.000000736848">
            <text:p>7,37E-007</text:p>
          </table:table-cell>
          <table:table-cell office:value-type="float" office:value="0.00117903">
            <text:p>0,00117903</text:p>
          </table:table-cell>
          <table:table-cell/>
        </table:table-row>
        <table:table-row table:style-name="ro1">
          <table:table-cell office:value-type="float" office:value="0.00429999">
            <text:p>0,00429999</text:p>
          </table:table-cell>
          <table:table-cell office:value-type="float" office:value="0.179537">
            <text:p>0,179537</text:p>
          </table:table-cell>
          <table:table-cell office:value-type="float" office:value="0.000000997499">
            <text:p>9,97E-007</text:p>
          </table:table-cell>
          <table:table-cell office:value-type="float" office:value="0.00118759">
            <text:p>0,00118759</text:p>
          </table:table-cell>
          <table:table-cell/>
        </table:table-row>
        <table:table-row table:style-name="ro1">
          <table:table-cell office:value-type="float" office:value="0.00432499">
            <text:p>0,00432499</text:p>
          </table:table-cell>
          <table:table-cell office:value-type="float" office:value="0.182078">
            <text:p>0,182078</text:p>
          </table:table-cell>
          <table:table-cell office:value-type="float" office:value="0.00000109994">
            <text:p>1,10E-006</text:p>
          </table:table-cell>
          <table:table-cell office:value-type="float" office:value="0.00119037">
            <text:p>0,00119037</text:p>
          </table:table-cell>
          <table:table-cell/>
        </table:table-row>
        <table:table-row table:style-name="ro1">
          <table:table-cell office:value-type="float" office:value="0.00434999">
            <text:p>0,00434999</text:p>
          </table:table-cell>
          <table:table-cell office:value-type="float" office:value="0.179133">
            <text:p>0,179133</text:p>
          </table:table-cell>
          <table:table-cell office:value-type="float" office:value="0.000000982119">
            <text:p>9,82E-007</text:p>
          </table:table-cell>
          <table:table-cell office:value-type="float" office:value="0.00118715">
            <text:p>0,00118715</text:p>
          </table:table-cell>
          <table:table-cell/>
        </table:table-row>
        <table:table-row table:style-name="ro1">
          <table:table-cell office:value-type="float" office:value="0.00437499">
            <text:p>0,00437499</text:p>
          </table:table-cell>
          <table:table-cell office:value-type="float" office:value="0.170715">
            <text:p>0,170715</text:p>
          </table:table-cell>
          <table:table-cell office:value-type="float" office:value="0.000000710489">
            <text:p>7,10E-007</text:p>
          </table:table-cell>
          <table:table-cell office:value-type="float" office:value="0.001178">
            <text:p>0,001178</text:p>
          </table:table-cell>
          <table:table-cell/>
        </table:table-row>
        <table:table-row table:style-name="ro1">
          <table:table-cell office:value-type="float" office:value="0.00439999">
            <text:p>0,00439999</text:p>
          </table:table-cell>
          <table:table-cell office:value-type="float" office:value="0.157013">
            <text:p>0,157013</text:p>
          </table:table-cell>
          <table:table-cell office:value-type="float" office:value="0.000000419462">
            <text:p>4,19E-007</text:p>
          </table:table-cell>
          <table:table-cell office:value-type="float" office:value="0.00116318">
            <text:p>0,00116318</text:p>
          </table:table-cell>
          <table:table-cell/>
        </table:table-row>
        <table:table-row table:style-name="ro1">
          <table:table-cell office:value-type="float" office:value="0.00442499">
            <text:p>0,00442499</text:p>
          </table:table-cell>
          <table:table-cell office:value-type="float" office:value="0.138385">
            <text:p>0,138385</text:p>
          </table:table-cell>
          <table:table-cell office:value-type="float" office:value="0.000000204892">
            <text:p>2,05E-007</text:p>
          </table:table-cell>
          <table:table-cell office:value-type="float" office:value="0.00114317">
            <text:p>0,00114317</text:p>
          </table:table-cell>
          <table:table-cell/>
        </table:table-row>
        <table:table-row table:style-name="ro1">
          <table:table-cell office:value-type="float" office:value="0.00444999">
            <text:p>0,00444999</text:p>
          </table:table-cell>
          <table:table-cell office:value-type="float" office:value="0.115344">
            <text:p>0,115344</text:p>
          </table:table-cell>
          <table:table-cell office:value-type="float" office:value="0.0000000844624">
            <text:p>8,45E-008</text:p>
          </table:table-cell>
          <table:table-cell office:value-type="float" office:value="0.00111867">
            <text:p>0,00111867</text:p>
          </table:table-cell>
          <table:table-cell/>
        </table:table-row>
        <table:table-row table:style-name="ro1">
          <table:table-cell office:value-type="float" office:value="0.00447499">
            <text:p>0,00447499</text:p>
          </table:table-cell>
          <table:table-cell office:value-type="float" office:value="0.0885511">
            <text:p>0,0885511</text:p>
          </table:table-cell>
          <table:table-cell office:value-type="float" office:value="0.0000000301388">
            <text:p>3,01E-008</text:p>
          </table:table-cell>
          <table:table-cell office:value-type="float" office:value="0.00109051">
            <text:p>0,00109051</text:p>
          </table:table-cell>
          <table:table-cell/>
        </table:table-row>
        <table:table-row table:style-name="ro1">
          <table:table-cell office:value-type="float" office:value="0.00449999">
            <text:p>0,00449999</text:p>
          </table:table-cell>
          <table:table-cell office:value-type="float" office:value="0.0587904">
            <text:p>0,0587904</text:p>
          </table:table-cell>
          <table:table-cell office:value-type="float" office:value="0.0000000095943">
            <text:p>9,59E-009</text:p>
          </table:table-cell>
          <table:table-cell office:value-type="float" office:value="0.00105965">
            <text:p>0,00105965</text:p>
          </table:table-cell>
          <table:table-cell/>
        </table:table-row>
        <table:table-row table:style-name="ro1">
          <table:table-cell office:value-type="float" office:value="0.00452499">
            <text:p>0,00452499</text:p>
          </table:table-cell>
          <table:table-cell office:value-type="float" office:value="0.026947">
            <text:p>0,026947</text:p>
          </table:table-cell>
          <table:table-cell office:value-type="float" office:value="0.00000000281912">
            <text:p>2,82E-009</text:p>
          </table:table-cell>
          <table:table-cell office:value-type="float" office:value="0.00102713">
            <text:p>0,00102713</text:p>
          </table:table-cell>
          <table:table-cell/>
        </table:table-row>
        <table:table-row table:style-name="ro1">
          <table:table-cell office:value-type="float" office:value="0.00454999">
            <text:p>0,00454999</text:p>
          </table:table-cell>
          <table:table-cell office:value-type="float" office:value="-0.00601982">
            <text:p>-0,00601982</text:p>
          </table:table-cell>
          <table:table-cell office:value-type="float" office:value="0.000000000793318">
            <text:p>7,93E-010</text:p>
          </table:table-cell>
          <table:table-cell office:value-type="float" office:value="0.000993989">
            <text:p>0,000993989</text:p>
          </table:table-cell>
          <table:table-cell/>
        </table:table-row>
        <table:table-row table:style-name="ro1">
          <table:table-cell office:value-type="float" office:value="0.00457499">
            <text:p>0,00457499</text:p>
          </table:table-cell>
          <table:table-cell office:value-type="float" office:value="-0.0391072">
            <text:p>-0,0391072</text:p>
          </table:table-cell>
          <table:table-cell office:value-type="float" office:value="0.000000000222212">
            <text:p>2,22E-010</text:p>
          </table:table-cell>
          <table:table-cell office:value-type="float" office:value="0.000961275">
            <text:p>0,000961275</text:p>
          </table:table-cell>
          <table:table-cell/>
        </table:table-row>
        <table:table-row table:style-name="ro1">
          <table:table-cell office:value-type="float" office:value="0.00459999">
            <text:p>0,00459999</text:p>
          </table:table-cell>
          <table:table-cell office:value-type="float" office:value="-0.0712995">
            <text:p>-0,0712995</text:p>
          </table:table-cell>
          <table:table-cell office:value-type="float" office:value="0.0000000000644228">
            <text:p>6,44E-011</text:p>
          </table:table-cell>
          <table:table-cell office:value-type="float" office:value="0.000929971">
            <text:p>0,000929971</text:p>
          </table:table-cell>
          <table:table-cell/>
        </table:table-row>
        <table:table-row table:style-name="ro1">
          <table:table-cell office:value-type="float" office:value="0.00462499">
            <text:p>0,00462499</text:p>
          </table:table-cell>
          <table:table-cell office:value-type="float" office:value="-0.101601">
            <text:p>-0,101601</text:p>
          </table:table-cell>
          <table:table-cell office:value-type="float" office:value="0.0000000000200861">
            <text:p>2,01E-011</text:p>
          </table:table-cell>
          <table:table-cell office:value-type="float" office:value="0.00090098">
            <text:p>0,00090098</text:p>
          </table:table-cell>
          <table:table-cell/>
        </table:table-row>
        <table:table-row table:style-name="ro1">
          <table:table-cell office:value-type="float" office:value="0.00464999">
            <text:p>0,00464999</text:p>
          </table:table-cell>
          <table:table-cell office:value-type="float" office:value="-0.129067">
            <text:p>-0,129067</text:p>
          </table:table-cell>
          <table:table-cell office:value-type="float" office:value="0.00000000000698418">
            <text:p>6,98E-012</text:p>
          </table:table-cell>
          <table:table-cell office:value-type="float" office:value="0.000875098">
            <text:p>0,000875098</text:p>
          </table:table-cell>
          <table:table-cell/>
        </table:table-row>
        <table:table-row table:style-name="ro1">
          <table:table-cell office:value-type="float" office:value="0.00467499">
            <text:p>0,00467499</text:p>
          </table:table-cell>
          <table:table-cell office:value-type="float" office:value="-0.152834">
            <text:p>-0,152834</text:p>
          </table:table-cell>
          <table:table-cell office:value-type="float" office:value="0.00000000000279969">
            <text:p>2,80E-012</text:p>
          </table:table-cell>
          <table:table-cell office:value-type="float" office:value="0.000853005">
            <text:p>0,000853005</text:p>
          </table:table-cell>
          <table:table-cell/>
        </table:table-row>
        <table:table-row table:style-name="ro1">
          <table:table-cell office:value-type="float" office:value="0.00469999">
            <text:p>0,00469999</text:p>
          </table:table-cell>
          <table:table-cell office:value-type="float" office:value="-0.17215">
            <text:p>-0,17215</text:p>
          </table:table-cell>
          <table:table-cell office:value-type="float" office:value="0.00000000000133188">
            <text:p>1,33E-012</text:p>
          </table:table-cell>
          <table:table-cell office:value-type="float" office:value="0.000835259">
            <text:p>0,000835259</text:p>
          </table:table-cell>
          <table:table-cell/>
        </table:table-row>
        <table:table-row table:style-name="ro1">
          <table:table-cell office:value-type="float" office:value="0.00472499">
            <text:p>0,00472499</text:p>
          </table:table-cell>
          <table:table-cell office:value-type="float" office:value="-0.186395">
            <text:p>-0,186395</text:p>
          </table:table-cell>
          <table:table-cell office:value-type="float" office:value="0.000000000000770068">
            <text:p>7,70E-013</text:p>
          </table:table-cell>
          <table:table-cell office:value-type="float" office:value="0.000822291">
            <text:p>0,000822291</text:p>
          </table:table-cell>
          <table:table-cell/>
        </table:table-row>
        <table:table-row table:style-name="ro1">
          <table:table-cell office:value-type="float" office:value="0.00474999">
            <text:p>0,00474999</text:p>
          </table:table-cell>
          <table:table-cell office:value-type="float" office:value="-0.195103">
            <text:p>-0,195103</text:p>
          </table:table-cell>
          <table:table-cell office:value-type="float" office:value="0.000000000000550892">
            <text:p>5,51E-013</text:p>
          </table:table-cell>
          <table:table-cell office:value-type="float" office:value="0.000814413">
            <text:p>0,000814413</text:p>
          </table:table-cell>
          <table:table-cell/>
        </table:table-row>
        <table:table-row table:style-name="ro1">
          <table:table-cell office:value-type="float" office:value="0.00477499">
            <text:p>0,00477499</text:p>
          </table:table-cell>
          <table:table-cell office:value-type="float" office:value="-0.19798">
            <text:p>-0,19798</text:p>
          </table:table-cell>
          <table:table-cell office:value-type="float" office:value="0.000000000000493184">
            <text:p>4,93E-013</text:p>
          </table:table-cell>
          <table:table-cell office:value-type="float" office:value="0.000811819">
            <text:p>0,000811819</text:p>
          </table:table-cell>
          <table:table-cell/>
        </table:table-row>
        <table:table-row table:style-name="ro1">
          <table:table-cell office:value-type="float" office:value="0.00479999">
            <text:p>0,00479999</text:p>
          </table:table-cell>
          <table:table-cell office:value-type="float" office:value="-0.194911">
            <text:p>-0,194911</text:p>
          </table:table-cell>
          <table:table-cell office:value-type="float" office:value="0.000000000000554985">
            <text:p>5,55E-013</text:p>
          </table:table-cell>
          <table:table-cell office:value-type="float" office:value="0.000814587">
            <text:p>0,000814587</text:p>
          </table:table-cell>
          <table:table-cell/>
        </table:table-row>
        <table:table-row table:style-name="ro1">
          <table:table-cell office:value-type="float" office:value="0.00482499">
            <text:p>0,00482499</text:p>
          </table:table-cell>
          <table:table-cell office:value-type="float" office:value="-0.185964">
            <text:p>-0,185964</text:p>
          </table:table-cell>
          <table:table-cell office:value-type="float" office:value="0.000000000000782938">
            <text:p>7,83E-013</text:p>
          </table:table-cell>
          <table:table-cell office:value-type="float" office:value="0.000822682">
            <text:p>0,000822682</text:p>
          </table:table-cell>
          <table:table-cell/>
        </table:table-row>
        <table:table-row table:style-name="ro1">
          <table:table-cell office:value-type="float" office:value="0.00484999">
            <text:p>0,00484999</text:p>
          </table:table-cell>
          <table:table-cell office:value-type="float" office:value="-0.171392">
            <text:p>-0,171392</text:p>
          </table:table-cell>
          <table:table-cell office:value-type="float" office:value="0.00000000000137131">
            <text:p>1,37E-012</text:p>
          </table:table-cell>
          <table:table-cell office:value-type="float" office:value="0.000835952">
            <text:p>0,000835952</text:p>
          </table:table-cell>
          <table:table-cell/>
        </table:table-row>
        <table:table-row table:style-name="ro1">
          <table:table-cell office:value-type="float" office:value="0.00487499">
            <text:p>0,00487499</text:p>
          </table:table-cell>
          <table:table-cell office:value-type="float" office:value="-0.151622">
            <text:p>-0,151622</text:p>
          </table:table-cell>
          <table:table-cell office:value-type="float" office:value="0.00000000000293337">
            <text:p>2,93E-012</text:p>
          </table:table-cell>
          <table:table-cell office:value-type="float" office:value="0.000854126">
            <text:p>0,000854126</text:p>
          </table:table-cell>
          <table:table-cell/>
        </table:table-row>
        <table:table-row table:style-name="ro1">
          <table:table-cell office:value-type="float" office:value="0.00489999">
            <text:p>0,00489999</text:p>
          </table:table-cell>
          <table:table-cell office:value-type="float" office:value="-0.127244">
            <text:p>-0,127244</text:p>
          </table:table-cell>
          <table:table-cell office:value-type="float" office:value="0.00000000000749127">
            <text:p>7,49E-012</text:p>
          </table:table-cell>
          <table:table-cell office:value-type="float" office:value="0.000876803">
            <text:p>0,000876803</text:p>
          </table:table-cell>
          <table:table-cell/>
        </table:table-row>
        <table:table-row table:style-name="ro1">
          <table:table-cell office:value-type="float" office:value="0.00492499">
            <text:p>0,00492499</text:p>
          </table:table-cell>
          <table:table-cell office:value-type="float" office:value="-0.0989945">
            <text:p>-0,0989945</text:p>
          </table:table-cell>
          <table:table-cell office:value-type="float" office:value="0.0000000000222041">
            <text:p>2,22E-011</text:p>
          </table:table-cell>
          <table:table-cell office:value-type="float" office:value="0.000903455">
            <text:p>0,000903455</text:p>
          </table:table-cell>
          <table:table-cell/>
        </table:table-row>
        <table:table-row table:style-name="ro1">
          <table:table-cell office:value-type="float" office:value="0.00494999">
            <text:p>0,00494999</text:p>
          </table:table-cell>
          <table:table-cell office:value-type="float" office:value="-0.0677281">
            <text:p>-0,0677281</text:p>
          </table:table-cell>
          <table:table-cell office:value-type="float" office:value="0.0000000000739086">
            <text:p>7,39E-011</text:p>
          </table:table-cell>
          <table:table-cell office:value-type="float" office:value="0.000933419">
            <text:p>0,000933419</text:p>
          </table:table-cell>
          <table:table-cell/>
        </table:table-row>
        <table:table-row table:style-name="ro1">
          <table:table-cell office:value-type="float" office:value="0.00497499">
            <text:p>0,00497499</text:p>
          </table:table-cell>
          <table:table-cell office:value-type="float" office:value="-0.0343963">
            <text:p>-0,0343963</text:p>
          </table:table-cell>
          <table:table-cell office:value-type="float" office:value="0.000000000266353">
            <text:p>2,66E-010</text:p>
          </table:table-cell>
          <table:table-cell office:value-type="float" office:value="0.000965899">
            <text:p>0,000965899</text:p>
          </table:table-cell>
          <table:table-cell/>
        </table:table-row>
        <table:table-row table:style-name="ro1">
          <table:table-cell office:value-type="float" office:value="0.00499999">
            <text:p>0,00499999</text:p>
          </table:table-cell>
          <table:table-cell table:style-name="ce1" office:value-type="float" office:value="-0.0000150039">
            <text:p>-1,50E-005</text:p>
          </table:table-cell>
          <table:table-cell office:value-type="float" office:value="0.000000000999423">
            <text:p>9,99E-010</text:p>
          </table:table-cell>
          <table:table-cell office:value-type="float" office:value="0.000999985">
            <text:p>0,000999985</text:p>
          </table:table-cell>
          <table:table-cell/>
        </table:table-row>
        <table:table-row table:style-name="ro1">
          <table:table-cell office:value-type="float" office:value="0.00502499">
            <text:p>0,00502499</text:p>
          </table:table-cell>
          <table:table-cell office:value-type="float" office:value="0.0343667">
            <text:p>0,0343667</text:p>
          </table:table-cell>
          <table:table-cell office:value-type="float" office:value="0.00000000375015">
            <text:p>3,75E-009</text:p>
          </table:table-cell>
          <table:table-cell office:value-type="float" office:value="0.00103466">
            <text:p>0,00103466</text:p>
          </table:table-cell>
          <table:table-cell/>
        </table:table-row>
        <table:table-row table:style-name="ro1">
          <table:table-cell office:value-type="float" office:value="0.00504999">
            <text:p>0,00504999</text:p>
          </table:table-cell>
          <table:table-cell office:value-type="float" office:value="0.0676999">
            <text:p>0,0676999</text:p>
          </table:table-cell>
          <table:table-cell office:value-type="float" office:value="0.0000000135156">
            <text:p>1,35E-008</text:p>
          </table:table-cell>
          <table:table-cell office:value-type="float" office:value="0.00106885">
            <text:p>0,00106885</text:p>
          </table:table-cell>
          <table:table-cell/>
        </table:table-row>
        <table:table-row table:style-name="ro1">
          <table:table-cell office:value-type="float" office:value="0.00507499">
            <text:p>0,00507499</text:p>
          </table:table-cell>
          <table:table-cell office:value-type="float" office:value="0.0989685">
            <text:p>0,0989685</text:p>
          </table:table-cell>
          <table:table-cell office:value-type="float" office:value="0.0000000449918">
            <text:p>4,50E-008</text:p>
          </table:table-cell>
          <table:table-cell office:value-type="float" office:value="0.00110142">
            <text:p>0,00110142</text:p>
          </table:table-cell>
          <table:table-cell/>
        </table:table-row>
        <table:table-row table:style-name="ro1">
          <table:table-cell office:value-type="float" office:value="0.00509999">
            <text:p>0,00509999</text:p>
          </table:table-cell>
          <table:table-cell office:value-type="float" office:value="0.127221">
            <text:p>0,127221</text:p>
          </table:table-cell>
          <table:table-cell office:value-type="float" office:value="0.000000133371">
            <text:p>1,33E-007</text:p>
          </table:table-cell>
          <table:table-cell office:value-type="float" office:value="0.00113127">
            <text:p>0,00113127</text:p>
          </table:table-cell>
          <table:table-cell/>
        </table:table-row>
        <table:table-row table:style-name="ro1">
          <table:table-cell office:value-type="float" office:value="0.00512499">
            <text:p>0,00512499</text:p>
          </table:table-cell>
          <table:table-cell office:value-type="float" office:value="0.151602">
            <text:p>0,151602</text:p>
          </table:table-cell>
          <table:table-cell office:value-type="float" office:value="0.000000340653">
            <text:p>3,41E-007</text:p>
          </table:table-cell>
          <table:table-cell office:value-type="float" office:value="0.00115735">
            <text:p>0,00115735</text:p>
          </table:table-cell>
          <table:table-cell/>
        </table:table-row>
        <table:table-row table:style-name="ro1">
          <table:table-cell office:value-type="float" office:value="0.00514999">
            <text:p>0,00514999</text:p>
          </table:table-cell>
          <table:table-cell office:value-type="float" office:value="0.171377">
            <text:p>0,171377</text:p>
          </table:table-cell>
          <table:table-cell office:value-type="float" office:value="0.000000728807">
            <text:p>7,29E-007</text:p>
          </table:table-cell>
          <table:table-cell office:value-type="float" office:value="0.00117872">
            <text:p>0,00117872</text:p>
          </table:table-cell>
          <table:table-cell/>
        </table:table-row>
        <table:table-row table:style-name="ro1">
          <table:table-cell office:value-type="float" office:value="0.00517499">
            <text:p>0,00517499</text:p>
          </table:table-cell>
          <table:table-cell office:value-type="float" office:value="0.185954">
            <text:p>0,185954</text:p>
          </table:table-cell>
          <table:table-cell office:value-type="float" office:value="0.00000127674">
            <text:p>1,28E-006</text:p>
          </table:table-cell>
          <table:table-cell office:value-type="float" office:value="0.0011946">
            <text:p>0,0011946</text:p>
          </table:table-cell>
          <table:table-cell/>
        </table:table-row>
        <table:table-row table:style-name="ro1">
          <table:table-cell office:value-type="float" office:value="0.00519999">
            <text:p>0,00519999</text:p>
          </table:table-cell>
          <table:table-cell office:value-type="float" office:value="0.194906">
            <text:p>0,194906</text:p>
          </table:table-cell>
          <table:table-cell office:value-type="float" office:value="0.00000180149">
            <text:p>1,80E-006</text:p>
          </table:table-cell>
          <table:table-cell office:value-type="float" office:value="0.0012044">
            <text:p>0,0012044</text:p>
          </table:table-cell>
          <table:table-cell/>
        </table:table-row>
        <table:table-row table:style-name="ro1">
          <table:table-cell office:value-type="float" office:value="0.00522499">
            <text:p>0,00522499</text:p>
          </table:table-cell>
          <table:table-cell office:value-type="float" office:value="0.19798">
            <text:p>0,19798</text:p>
          </table:table-cell>
          <table:table-cell office:value-type="float" office:value="0.00000202764">
            <text:p>2,03E-006</text:p>
          </table:table-cell>
          <table:table-cell office:value-type="float" office:value="0.00120778">
            <text:p>0,00120778</text:p>
          </table:table-cell>
          <table:table-cell/>
        </table:table-row>
        <table:table-row table:style-name="ro1">
          <table:table-cell office:value-type="float" office:value="0.00524999">
            <text:p>0,00524999</text:p>
          </table:table-cell>
          <table:table-cell office:value-type="float" office:value="0.195108">
            <text:p>0,195108</text:p>
          </table:table-cell>
          <table:table-cell office:value-type="float" office:value="0.00000181559">
            <text:p>1,82E-006</text:p>
          </table:table-cell>
          <table:table-cell office:value-type="float" office:value="0.00120463">
            <text:p>0,00120463</text:p>
          </table:table-cell>
          <table:table-cell/>
        </table:table-row>
        <table:table-row table:style-name="ro1">
          <table:table-cell office:value-type="float" office:value="0.00527499">
            <text:p>0,00527499</text:p>
          </table:table-cell>
          <table:table-cell office:value-type="float" office:value="0.186405">
            <text:p>0,186405</text:p>
          </table:table-cell>
          <table:table-cell office:value-type="float" office:value="0.00000129909">
            <text:p>1,30E-006</text:p>
          </table:table-cell>
          <table:table-cell office:value-type="float" office:value="0.00119509">
            <text:p>0,00119509</text:p>
          </table:table-cell>
          <table:table-cell/>
        </table:table-row>
        <table:table-row table:style-name="ro1">
          <table:table-cell office:value-type="float" office:value="0.00529999">
            <text:p>0,00529999</text:p>
          </table:table-cell>
          <table:table-cell office:value-type="float" office:value="0.172165">
            <text:p>0,172165</text:p>
          </table:table-cell>
          <table:table-cell office:value-type="float" office:value="0.000000751239">
            <text:p>7,51E-007</text:p>
          </table:table-cell>
          <table:table-cell office:value-type="float" office:value="0.00117957">
            <text:p>0,00117957</text:p>
          </table:table-cell>
          <table:table-cell/>
        </table:table-row>
        <table:table-row table:style-name="ro1">
          <table:table-cell office:value-type="float" office:value="0.00532499">
            <text:p>0,00532499</text:p>
          </table:table-cell>
          <table:table-cell office:value-type="float" office:value="0.152853">
            <text:p>0,152853</text:p>
          </table:table-cell>
          <table:table-cell office:value-type="float" office:value="0.00000035744">
            <text:p>3,57E-007</text:p>
          </table:table-cell>
          <table:table-cell office:value-type="float" office:value="0.00115869">
            <text:p>0,00115869</text:p>
          </table:table-cell>
          <table:table-cell/>
        </table:table-row>
        <table:table-row table:style-name="ro1">
          <table:table-cell office:value-type="float" office:value="0.00534999">
            <text:p>0,00534999</text:p>
          </table:table-cell>
          <table:table-cell office:value-type="float" office:value="0.129089">
            <text:p>0,129089</text:p>
          </table:table-cell>
          <table:table-cell office:value-type="float" office:value="0.000000143304">
            <text:p>1,43E-007</text:p>
          </table:table-cell>
          <table:table-cell office:value-type="float" office:value="0.00113326">
            <text:p>0,00113326</text:p>
          </table:table-cell>
          <table:table-cell/>
        </table:table-row>
        <table:table-row table:style-name="ro1">
          <table:table-cell office:value-type="float" office:value="0.00537499">
            <text:p>0,00537499</text:p>
          </table:table-cell>
          <table:table-cell office:value-type="float" office:value="0.101626">
            <text:p>0,101626</text:p>
          </table:table-cell>
          <table:table-cell office:value-type="float" office:value="0.0000000498339">
            <text:p>4,98E-008</text:p>
          </table:table-cell>
          <table:table-cell office:value-type="float" office:value="0.00110421">
            <text:p>0,00110421</text:p>
          </table:table-cell>
          <table:table-cell/>
        </table:table-row>
        <table:table-row table:style-name="ro1">
          <table:table-cell office:value-type="float" office:value="0.00539999">
            <text:p>0,00539999</text:p>
          </table:table-cell>
          <table:table-cell office:value-type="float" office:value="0.0713268">
            <text:p>0,0713268</text:p>
          </table:table-cell>
          <table:table-cell office:value-type="float" office:value="0.0000000155388">
            <text:p>1,55E-008</text:p>
          </table:table-cell>
          <table:table-cell office:value-type="float" office:value="0.0010726">
            <text:p>0,0010726</text:p>
          </table:table-cell>
          <table:table-cell/>
        </table:table-row>
        <table:table-row table:style-name="ro1">
          <table:table-cell office:value-type="float" office:value="0.00542499">
            <text:p>0,00542499</text:p>
          </table:table-cell>
          <table:table-cell office:value-type="float" office:value="0.0391357">
            <text:p>0,0391357</text:p>
          </table:table-cell>
          <table:table-cell office:value-type="float" office:value="0.00000000450513">
            <text:p>4,51E-009</text:p>
          </table:table-cell>
          <table:table-cell office:value-type="float" office:value="0.00103952">
            <text:p>0,00103952</text:p>
          </table:table-cell>
          <table:table-cell/>
        </table:table-row>
        <table:table-row table:style-name="ro1">
          <table:table-cell office:value-type="float" office:value="0.00544999">
            <text:p>0,00544999</text:p>
          </table:table-cell>
          <table:table-cell office:value-type="float" office:value="0.00604864">
            <text:p>0,00604864</text:p>
          </table:table-cell>
          <table:table-cell office:value-type="float" office:value="0.00000000126193">
            <text:p>1,26E-009</text:p>
          </table:table-cell>
          <table:table-cell office:value-type="float" office:value="0.00100606">
            <text:p>0,00100606</text:p>
          </table:table-cell>
          <table:table-cell/>
        </table:table-row>
        <table:table-row table:style-name="ro1">
          <table:table-cell office:value-type="float" office:value="0.00547499">
            <text:p>0,00547499</text:p>
          </table:table-cell>
          <table:table-cell office:value-type="float" office:value="-0.0269188">
            <text:p>-0,0269188</text:p>
          </table:table-cell>
          <table:table-cell office:value-type="float" office:value="0.000000000355107">
            <text:p>3,55E-010</text:p>
          </table:table-cell>
          <table:table-cell office:value-type="float" office:value="0.000973262">
            <text:p>0,000973262</text:p>
          </table:table-cell>
          <table:table-cell/>
        </table:table-row>
        <table:table-row table:style-name="ro1">
          <table:table-cell office:value-type="float" office:value="0.00549999">
            <text:p>0,00549999</text:p>
          </table:table-cell>
          <table:table-cell office:value-type="float" office:value="-0.0587635">
            <text:p>-0,0587635</text:p>
          </table:table-cell>
          <table:table-cell office:value-type="float" office:value="0.000000000104336">
            <text:p>1,04E-010</text:p>
          </table:table-cell>
          <table:table-cell office:value-type="float" office:value="0.0009421">
            <text:p>0,0009421</text:p>
          </table:table-cell>
          <table:table-cell/>
        </table:table-row>
        <table:table-row table:style-name="ro1">
          <table:table-cell office:value-type="float" office:value="0.00552499">
            <text:p>0,00552499</text:p>
          </table:table-cell>
          <table:table-cell office:value-type="float" office:value="-0.0885265">
            <text:p>-0,0885265</text:p>
          </table:table-cell>
          <table:table-cell office:value-type="float" office:value="0.0000000000332113">
            <text:p>3,32E-011</text:p>
          </table:table-cell>
          <table:table-cell office:value-type="float" office:value="0.000913433">
            <text:p>0,000913433</text:p>
          </table:table-cell>
          <table:table-cell/>
        </table:table-row>
        <table:table-row table:style-name="ro1">
          <table:table-cell office:value-type="float" office:value="0.00554999">
            <text:p>0,00554999</text:p>
          </table:table-cell>
          <table:table-cell office:value-type="float" office:value="-0.115322">
            <text:p>-0,115322</text:p>
          </table:table-cell>
          <table:table-cell office:value-type="float" office:value="0.0000000000118495">
            <text:p>1,18E-011</text:p>
          </table:table-cell>
          <table:table-cell office:value-type="float" office:value="0.000888003">
            <text:p>0,000888003</text:p>
          </table:table-cell>
          <table:table-cell/>
        </table:table-row>
        <table:table-row table:style-name="ro1">
          <table:table-cell office:value-type="float" office:value="0.00557499">
            <text:p>0,00557499</text:p>
          </table:table-cell>
          <table:table-cell office:value-type="float" office:value="-0.138366">
            <text:p>-0,138366</text:p>
          </table:table-cell>
          <table:table-cell office:value-type="float" office:value="0.00000000000488403">
            <text:p>4,88E-012</text:p>
          </table:table-cell>
          <table:table-cell office:value-type="float" office:value="0.00086642">
            <text:p>0,00086642</text:p>
          </table:table-cell>
          <table:table-cell/>
        </table:table-row>
        <table:table-row table:style-name="ro1">
          <table:table-cell office:value-type="float" office:value="0.00559999">
            <text:p>0,00559999</text:p>
          </table:table-cell>
          <table:table-cell office:value-type="float" office:value="-0.156999">
            <text:p>-0,156999</text:p>
          </table:table-cell>
          <table:table-cell office:value-type="float" office:value="0.0000000000023853">
            <text:p>2,39E-012</text:p>
          </table:table-cell>
          <table:table-cell office:value-type="float" office:value="0.000849163">
            <text:p>0,000849163</text:p>
          </table:table-cell>
          <table:table-cell/>
        </table:table-row>
        <table:table-row table:style-name="ro1">
          <table:table-cell office:value-type="float" office:value="0.00562499">
            <text:p>0,00562499</text:p>
          </table:table-cell>
          <table:table-cell office:value-type="float" office:value="-0.170705">
            <text:p>-0,170705</text:p>
          </table:table-cell>
          <table:table-cell table:style-name="ce2" office:value-type="string">
            <text:p><text:s/>1,408e-12</text:p>
          </table:table-cell>
          <table:table-cell office:value-type="float" office:value="0.00083658">
            <text:p>0,00083658</text:p>
          </table:table-cell>
          <table:table-cell/>
        </table:table-row>
        <table:table-row table:style-name="ro1">
          <table:table-cell office:value-type="float" office:value="0.00564999">
            <text:p>0,00564999</text:p>
          </table:table-cell>
          <table:table-cell office:value-type="float" office:value="-0.179128">
            <text:p>-0,179128</text:p>
          </table:table-cell>
          <table:table-cell office:value-type="float" office:value="0.0000000000010184">
            <text:p>1,02E-012</text:p>
          </table:table-cell>
          <table:table-cell office:value-type="float" office:value="0.000828894">
            <text:p>0,000828894</text:p>
          </table:table-cell>
          <table:table-cell/>
        </table:table-row>
        <table:table-row table:style-name="ro1">
          <table:table-cell office:value-type="float" office:value="0.00567499">
            <text:p>0,00567499</text:p>
          </table:table-cell>
          <table:table-cell office:value-type="float" office:value="-0.182078">
            <text:p>-0,182078</text:p>
          </table:table-cell>
          <table:table-cell office:value-type="float" office:value="0.000000000000909143">
            <text:p>9,09E-013</text:p>
          </table:table-cell>
          <table:table-cell office:value-type="float" office:value="0.00082621">
            <text:p>0,00082621</text:p>
          </table:table-cell>
          <table:table-cell/>
        </table:table-row>
        <table:table-row table:style-name="ro1">
          <table:table-cell office:value-type="float" office:value="0.00569999">
            <text:p>0,00569999</text:p>
          </table:table-cell>
          <table:table-cell office:value-type="float" office:value="-0.179541">
            <text:p>-0,179541</text:p>
          </table:table-cell>
          <table:table-cell office:value-type="float" office:value="0.00000000000100233">
            <text:p>1,00E-012</text:p>
          </table:table-cell>
          <table:table-cell office:value-type="float" office:value="0.000828518">
            <text:p>0,000828518</text:p>
          </table:table-cell>
          <table:table-cell/>
        </table:table-row>
        <table:table-row table:style-name="ro1">
          <table:table-cell office:value-type="float" office:value="0.00572499">
            <text:p>0,00572499</text:p>
          </table:table-cell>
          <table:table-cell office:value-type="float" office:value="-0.171671">
            <text:p>-0,171671</text:p>
          </table:table-cell>
          <table:table-cell office:value-type="float" office:value="0.00000000000135666">
            <text:p>1,36E-012</text:p>
          </table:table-cell>
          <table:table-cell office:value-type="float" office:value="0.000835697">
            <text:p>0,000835697</text:p>
          </table:table-cell>
          <table:table-cell/>
        </table:table-row>
        <table:table-row table:style-name="ro1">
          <table:table-cell office:value-type="float" office:value="0.00574999">
            <text:p>0,00574999</text:p>
          </table:table-cell>
          <table:table-cell office:value-type="float" office:value="-0.158786">
            <text:p>-0,158786</text:p>
          </table:table-cell>
          <table:table-cell office:value-type="float" office:value="0.00000000000222685">
            <text:p>2,23E-012</text:p>
          </table:table-cell>
          <table:table-cell office:value-type="float" office:value="0.000847517">
            <text:p>0,000847517</text:p>
          </table:table-cell>
          <table:table-cell/>
        </table:table-row>
        <table:table-row table:style-name="ro1">
          <table:table-cell office:value-type="float" office:value="0.00577499">
            <text:p>0,00577499</text:p>
          </table:table-cell>
          <table:table-cell office:value-type="float" office:value="-0.141357">
            <text:p>-0,141357</text:p>
          </table:table-cell>
          <table:table-cell office:value-type="float" office:value="0.00000000000435339">
            <text:p>4,35E-012</text:p>
          </table:table-cell>
          <table:table-cell office:value-type="float" office:value="0.000863639">
            <text:p>0,000863639</text:p>
          </table:table-cell>
          <table:table-cell/>
        </table:table-row>
        <table:table-row table:style-name="ro1">
          <table:table-cell office:value-type="float" office:value="0.00579999">
            <text:p>0,00579999</text:p>
          </table:table-cell>
          <table:table-cell office:value-type="float" office:value="-0.119987">
            <text:p>-0,119987</text:p>
          </table:table-cell>
          <table:table-cell office:value-type="float" office:value="0.00000000000990349">
            <text:p>9,90E-012</text:p>
          </table:table-cell>
          <table:table-cell office:value-type="float" office:value="0.000883613">
            <text:p>0,000883613</text:p>
          </table:table-cell>
          <table:table-cell/>
        </table:table-row>
        <table:table-row table:style-name="ro1">
          <table:table-cell office:value-type="float" office:value="0.00582499">
            <text:p>0,00582499</text:p>
          </table:table-cell>
          <table:table-cell office:value-type="float" office:value="-0.0953931">
            <text:p>-0,0953931</text:p>
          </table:table-cell>
          <table:table-cell office:value-type="float" office:value="0.0000000000255028">
            <text:p>2,55E-011</text:p>
          </table:table-cell>
          <table:table-cell office:value-type="float" office:value="0.000906882">
            <text:p>0,000906882</text:p>
          </table:table-cell>
          <table:table-cell/>
        </table:table-row>
        <table:table-row table:style-name="ro1">
          <table:table-cell office:value-type="float" office:value="0.00584999">
            <text:p>0,00584999</text:p>
          </table:table-cell>
          <table:table-cell office:value-type="float" office:value="-0.0683829">
            <text:p>-0,0683829</text:p>
          </table:table-cell>
          <table:table-cell office:value-type="float" office:value="0.0000000000720704">
            <text:p>7,21E-011</text:p>
          </table:table-cell>
          <table:table-cell office:value-type="float" office:value="0.000932786">
            <text:p>0,000932786</text:p>
          </table:table-cell>
          <table:table-cell/>
        </table:table-row>
        <table:table-row table:style-name="ro1">
          <table:table-cell office:value-type="float" office:value="0.00587499">
            <text:p>0,00587499</text:p>
          </table:table-cell>
          <table:table-cell office:value-type="float" office:value="-0.0398242">
            <text:p>-0,0398242</text:p>
          </table:table-cell>
          <table:table-cell office:value-type="float" office:value="0.000000000216168">
            <text:p>2,16E-010</text:p>
          </table:table-cell>
          <table:table-cell office:value-type="float" office:value="0.000960572">
            <text:p>0,000960572</text:p>
          </table:table-cell>
          <table:table-cell/>
        </table:table-row>
        <table:table-row table:style-name="ro1">
          <table:table-cell office:value-type="float" office:value="0.00589999">
            <text:p>0,00589999</text:p>
          </table:table-cell>
          <table:table-cell office:value-type="float" office:value="-0.0106185">
            <text:p>-0,0106185</text:p>
          </table:table-cell>
          <table:table-cell office:value-type="float" office:value="0.00000000066471">
            <text:p>6,65E-010</text:p>
          </table:table-cell>
          <table:table-cell office:value-type="float" office:value="0.00098941">
            <text:p>0,00098941</text:p>
          </table:table-cell>
          <table:table-cell/>
        </table:table-row>
        <table:table-row table:style-name="ro1">
          <table:table-cell office:value-type="float" office:value="0.00592499">
            <text:p>0,00592499</text:p>
          </table:table-cell>
          <table:table-cell office:value-type="float" office:value="0.0183283">
            <text:p>0,0183283</text:p>
          </table:table-cell>
          <table:table-cell office:value-type="float" office:value="0.00000000202371">
            <text:p>2,02E-009</text:p>
          </table:table-cell>
          <table:table-cell office:value-type="float" office:value="0.00101841">
            <text:p>0,00101841</text:p>
          </table:table-cell>
          <table:table-cell/>
        </table:table-row>
        <table:table-row table:style-name="ro1">
          <table:table-cell office:value-type="float" office:value="0.00594999">
            <text:p>0,00594999</text:p>
          </table:table-cell>
          <table:table-cell office:value-type="float" office:value="0.0461353">
            <text:p>0,0461353</text:p>
          </table:table-cell>
          <table:table-cell office:value-type="float" office:value="0.00000000589695">
            <text:p>5,90E-009</text:p>
          </table:table-cell>
          <table:table-cell office:value-type="float" office:value="0.00104667">
            <text:p>0,00104667</text:p>
          </table:table-cell>
          <table:table-cell/>
        </table:table-row>
        <table:table-row table:style-name="ro1">
          <table:table-cell office:value-type="float" office:value="0.00597499">
            <text:p>0,00597499</text:p>
          </table:table-cell>
          <table:table-cell office:value-type="float" office:value="0.0719741">
            <text:p>0,0719741</text:p>
          </table:table-cell>
          <table:table-cell office:value-type="float" office:value="0.0000000159305">
            <text:p>1,59E-008</text:p>
          </table:table-cell>
          <table:table-cell office:value-type="float" office:value="0.00107327">
            <text:p>0,00107327</text:p>
          </table:table-cell>
          <table:table-cell/>
        </table:table-row>
        <table:table-row table:style-name="ro1">
          <table:table-cell office:value-type="float" office:value="0.00599999">
            <text:p>0,00599999</text:p>
          </table:table-cell>
          <table:table-cell office:value-type="float" office:value="0.0950941">
            <text:p>0,0950941</text:p>
          </table:table-cell>
          <table:table-cell office:value-type="float" office:value="0.000000038763">
            <text:p>3,88E-008</text:p>
          </table:table-cell>
          <table:table-cell office:value-type="float" office:value="0.00109735">
            <text:p>0,00109735</text:p>
          </table:table-cell>
          <table:table-cell/>
        </table:table-row>
        <table:table-row table:style-name="ro1">
          <table:table-cell office:value-type="float" office:value="0.00602499">
            <text:p>0,00602499</text:p>
          </table:table-cell>
          <table:table-cell office:value-type="float" office:value="0.114845">
            <text:p>0,114845</text:p>
          </table:table-cell>
          <table:table-cell office:value-type="float" office:value="0.0000000828579">
            <text:p>8,29E-008</text:p>
          </table:table-cell>
          <table:table-cell office:value-type="float" office:value="0.00111814">
            <text:p>0,00111814</text:p>
          </table:table-cell>
          <table:table-cell/>
        </table:table-row>
        <table:table-row table:style-name="ro1">
          <table:table-cell office:value-type="float" office:value="0.00604999">
            <text:p>0,00604999</text:p>
          </table:table-cell>
          <table:table-cell office:value-type="float" office:value="0.130697">
            <text:p>0,130697</text:p>
          </table:table-cell>
          <table:table-cell office:value-type="float" office:value="0.000000152445">
            <text:p>1,52E-007</text:p>
          </table:table-cell>
          <table:table-cell office:value-type="float" office:value="0.00113497">
            <text:p>0,00113497</text:p>
          </table:table-cell>
          <table:table-cell/>
        </table:table-row>
        <table:table-row table:style-name="ro1">
          <table:table-cell office:value-type="float" office:value="0.00607499">
            <text:p>0,00607499</text:p>
          </table:table-cell>
          <table:table-cell office:value-type="float" office:value="0.142252">
            <text:p>0,142252</text:p>
          </table:table-cell>
          <table:table-cell office:value-type="float" office:value="0.000000237755">
            <text:p>2,38E-007</text:p>
          </table:table-cell>
          <table:table-cell office:value-type="float" office:value="0.00114731">
            <text:p>0,00114731</text:p>
          </table:table-cell>
          <table:table-cell/>
        </table:table-row>
        <table:table-row table:style-name="ro1">
          <table:table-cell office:value-type="float" office:value="0.00609999">
            <text:p>0,00609999</text:p>
          </table:table-cell>
          <table:table-cell office:value-type="float" office:value="0.149259">
            <text:p>0,149259</text:p>
          </table:table-cell>
          <table:table-cell office:value-type="float" office:value="0.000000311288">
            <text:p>3,11E-007</text:p>
          </table:table-cell>
          <table:table-cell office:value-type="float" office:value="0.00115483">
            <text:p>0,00115483</text:p>
          </table:table-cell>
          <table:table-cell/>
        </table:table-row>
        <table:table-row table:style-name="ro1">
          <table:table-cell office:value-type="float" office:value="0.00612499">
            <text:p>0,00612499</text:p>
          </table:table-cell>
          <table:table-cell office:value-type="float" office:value="0.151612">
            <text:p>0,151612</text:p>
          </table:table-cell>
          <table:table-cell office:value-type="float" office:value="0.000000340783">
            <text:p>3,41E-007</text:p>
          </table:table-cell>
          <table:table-cell office:value-type="float" office:value="0.00115736">
            <text:p>0,00115736</text:p>
          </table:table-cell>
          <table:table-cell/>
        </table:table-row>
        <table:table-row table:style-name="ro1">
          <table:table-cell office:value-type="float" office:value="0.00614999">
            <text:p>0,00614999</text:p>
          </table:table-cell>
          <table:table-cell office:value-type="float" office:value="0.149359">
            <text:p>0,149359</text:p>
          </table:table-cell>
          <table:table-cell office:value-type="float" office:value="0.00000031249">
            <text:p>3,12E-007</text:p>
          </table:table-cell>
          <table:table-cell office:value-type="float" office:value="0.00115494">
            <text:p>0,00115494</text:p>
          </table:table-cell>
          <table:table-cell/>
        </table:table-row>
        <table:table-row table:style-name="ro1">
          <table:table-cell office:value-type="float" office:value="0.00617499">
            <text:p>0,00617499</text:p>
          </table:table-cell>
          <table:table-cell office:value-type="float" office:value="0.142688">
            <text:p>0,142688</text:p>
          </table:table-cell>
          <table:table-cell office:value-type="float" office:value="0.000000241775">
            <text:p>2,42E-007</text:p>
          </table:table-cell>
          <table:table-cell office:value-type="float" office:value="0.00114778">
            <text:p>0,00114778</text:p>
          </table:table-cell>
          <table:table-cell/>
        </table:table-row>
        <table:table-row table:style-name="ro1">
          <table:table-cell office:value-type="float" office:value="0.00619999">
            <text:p>0,00619999</text:p>
          </table:table-cell>
          <table:table-cell office:value-type="float" office:value="0.131925">
            <text:p>0,131925</text:p>
          </table:table-cell>
          <table:table-cell office:value-type="float" office:value="0.000000159819">
            <text:p>1,60E-007</text:p>
          </table:table-cell>
          <table:table-cell office:value-type="float" office:value="0.00113628">
            <text:p>0,00113628</text:p>
          </table:table-cell>
          <table:table-cell/>
        </table:table-row>
        <table:table-row table:style-name="ro1">
          <table:table-cell office:value-type="float" office:value="0.00622499">
            <text:p>0,00622499</text:p>
          </table:table-cell>
          <table:table-cell office:value-type="float" office:value="0.117516">
            <text:p>0,117516</text:p>
          </table:table-cell>
          <table:table-cell office:value-type="float" office:value="0.0000000918212">
            <text:p>9,18E-008</text:p>
          </table:table-cell>
          <table:table-cell office:value-type="float" office:value="0.00112097">
            <text:p>0,00112097</text:p>
          </table:table-cell>
          <table:table-cell/>
        </table:table-row>
        <table:table-row table:style-name="ro1">
          <table:table-cell office:value-type="float" office:value="0.00624999">
            <text:p>0,00624999</text:p>
          </table:table-cell>
          <table:table-cell office:value-type="float" office:value="0.100011">
            <text:p>0,100011</text:p>
          </table:table-cell>
          <table:table-cell office:value-type="float" office:value="0.0000000468317">
            <text:p>4,68E-008</text:p>
          </table:table-cell>
          <table:table-cell office:value-type="float" office:value="0.00110251">
            <text:p>0,00110251</text:p>
          </table:table-cell>
          <table:table-cell/>
        </table:table-row>
        <table:table-row table:style-name="ro1">
          <table:table-cell office:value-type="float" office:value="0.00627499">
            <text:p>0,00627499</text:p>
          </table:table-cell>
          <table:table-cell office:value-type="float" office:value="0.0800425">
            <text:p>0,0800425</text:p>
          </table:table-cell>
          <table:table-cell office:value-type="float" office:value="0.0000000217271">
            <text:p>2,17E-008</text:p>
          </table:table-cell>
          <table:table-cell office:value-type="float" office:value="0.00108164">
            <text:p>0,00108164</text:p>
          </table:table-cell>
          <table:table-cell/>
        </table:table-row>
        <table:table-row table:style-name="ro1">
          <table:table-cell office:value-type="float" office:value="0.00629999">
            <text:p>0,00629999</text:p>
          </table:table-cell>
          <table:table-cell office:value-type="float" office:value="0.0583059">
            <text:p>0,0583059</text:p>
          </table:table-cell>
          <table:table-cell office:value-type="float" office:value="0.00000000941716">
            <text:p>9,42E-009</text:p>
          </table:table-cell>
          <table:table-cell office:value-type="float" office:value="0.00105916">
            <text:p>0,00105916</text:p>
          </table:table-cell>
          <table:table-cell/>
        </table:table-row>
        <table:table-row table:style-name="ro1">
          <table:table-cell office:value-type="float" office:value="0.00632499">
            <text:p>0,00632499</text:p>
          </table:table-cell>
          <table:table-cell office:value-type="float" office:value="0.0355311">
            <text:p>0,0355311</text:p>
          </table:table-cell>
          <table:table-cell office:value-type="float" office:value="0.00000000392192">
            <text:p>3,92E-009</text:p>
          </table:table-cell>
          <table:table-cell office:value-type="float" office:value="0.00103585">
            <text:p>0,00103585</text:p>
          </table:table-cell>
          <table:table-cell/>
        </table:table-row>
        <table:table-row table:style-name="ro1">
          <table:table-cell office:value-type="float" office:value="0.00634999">
            <text:p>0,00634999</text:p>
          </table:table-cell>
          <table:table-cell office:value-type="float" office:value="0.0124601">
            <text:p>0,0124601</text:p>
          </table:table-cell>
          <table:table-cell office:value-type="float" office:value="0.00000000161484">
            <text:p>1,61E-009</text:p>
          </table:table-cell>
          <table:table-cell office:value-type="float" office:value="0.0010125">
            <text:p>0,0010125</text:p>
          </table:table-cell>
          <table:table-cell/>
        </table:table-row>
        <table:table-row table:style-name="ro1">
          <table:table-cell office:value-type="float" office:value="0.00637499">
            <text:p>0,00637499</text:p>
          </table:table-cell>
          <table:table-cell office:value-type="float" office:value="-0.0101783">
            <text:p>-0,0101783</text:p>
          </table:table-cell>
          <table:table-cell office:value-type="float" office:value="0.000000000676061">
            <text:p>6,76E-010</text:p>
          </table:table-cell>
          <table:table-cell office:value-type="float" office:value="0.000989848">
            <text:p>0,000989848</text:p>
          </table:table-cell>
          <table:table-cell/>
        </table:table-row>
        <table:table-row table:style-name="ro1">
          <table:table-cell office:value-type="float" office:value="0.00639999">
            <text:p>0,00639999</text:p>
          </table:table-cell>
          <table:table-cell office:value-type="float" office:value="-0.0316922">
            <text:p>-0,0316922</text:p>
          </table:table-cell>
          <table:table-cell office:value-type="float" office:value="0.000000000295546">
            <text:p>2,96E-010</text:p>
          </table:table-cell>
          <table:table-cell office:value-type="float" office:value="0.000968559">
            <text:p>0,000968559</text:p>
          </table:table-cell>
          <table:table-cell/>
        </table:table-row>
        <table:table-row table:style-name="ro1">
          <table:table-cell office:value-type="float" office:value="0.00642499">
            <text:p>0,00642499</text:p>
          </table:table-cell>
          <table:table-cell office:value-type="float" office:value="-0.0514484">
            <text:p>-0,0514484</text:p>
          </table:table-cell>
          <table:table-cell office:value-type="float" office:value="0.000000000138237">
            <text:p>1,38E-010</text:p>
          </table:table-cell>
          <table:table-cell office:value-type="float" office:value="0.000949213">
            <text:p>0,000949213</text:p>
          </table:table-cell>
          <table:table-cell/>
        </table:table-row>
        <table:table-row table:style-name="ro1">
          <table:table-cell office:value-type="float" office:value="0.00644999">
            <text:p>0,00644999</text:p>
          </table:table-cell>
          <table:table-cell office:value-type="float" office:value="-0.0688916">
            <text:p>-0,0688916</text:p>
          </table:table-cell>
          <table:table-cell office:value-type="float" office:value="0.0000000000706741">
            <text:p>7,07E-011</text:p>
          </table:table-cell>
          <table:table-cell office:value-type="float" office:value="0.000932295">
            <text:p>0,000932295</text:p>
          </table:table-cell>
          <table:table-cell/>
        </table:table-row>
        <table:table-row table:style-name="ro1">
          <table:table-cell office:value-type="float" office:value="0.00647499">
            <text:p>0,00647499</text:p>
          </table:table-cell>
          <table:table-cell office:value-type="float" office:value="-0.0835603">
            <text:p>-0,0835603</text:p>
          </table:table-cell>
          <table:table-cell office:value-type="float" office:value="0.0000000000402012">
            <text:p>4,02E-011</text:p>
          </table:table-cell>
          <table:table-cell office:value-type="float" office:value="0.000918185">
            <text:p>0,000918185</text:p>
          </table:table-cell>
          <table:table-cell/>
        </table:table-row>
        <table:table-row table:style-name="ro1">
          <table:table-cell office:value-type="float" office:value="0.00649999">
            <text:p>0,00649999</text:p>
          </table:table-cell>
          <table:table-cell office:value-type="float" office:value="-0.0950999">
            <text:p>-0,0950999</text:p>
          </table:table-cell>
          <table:table-cell office:value-type="float" office:value="0.0000000000257921">
            <text:p>2,58E-011</text:p>
          </table:table-cell>
          <table:table-cell office:value-type="float" office:value="0.000907161">
            <text:p>0,000907161</text:p>
          </table:table-cell>
          <table:table-cell/>
        </table:table-row>
        <table:table-row table:style-name="ro1">
          <table:table-cell office:value-type="float" office:value="0.00652499">
            <text:p>0,00652499</text:p>
          </table:table-cell>
          <table:table-cell office:value-type="float" office:value="-0.10327">
            <text:p>-0,10327</text:p>
          </table:table-cell>
          <table:table-cell office:value-type="float" office:value="0.0000000000188369">
            <text:p>1,88E-011</text:p>
          </table:table-cell>
          <table:table-cell office:value-type="float" office:value="0.000899396">
            <text:p>0,000899396</text:p>
          </table:table-cell>
          <table:table-cell/>
        </table:table-row>
        <table:table-row table:style-name="ro1">
          <table:table-cell office:value-type="float" office:value="0.00654999">
            <text:p>0,00654999</text:p>
          </table:table-cell>
          <table:table-cell office:value-type="float" office:value="-0.107951">
            <text:p>-0,107951</text:p>
          </table:table-cell>
          <table:table-cell office:value-type="float" office:value="0.0000000000157333">
            <text:p>1,57E-011</text:p>
          </table:table-cell>
          <table:table-cell office:value-type="float" office:value="0.000894962">
            <text:p>0,000894962</text:p>
          </table:table-cell>
          <table:table-cell/>
        </table:table-row>
        <table:table-row table:style-name="ro1">
          <table:table-cell office:value-type="float" office:value="0.00657499">
            <text:p>0,00657499</text:p>
          </table:table-cell>
          <table:table-cell office:value-type="float" office:value="-0.109142">
            <text:p>-0,109142</text:p>
          </table:table-cell>
          <table:table-cell office:value-type="float" office:value="0.0000000000150292">
            <text:p>1,50E-011</text:p>
          </table:table-cell>
          <table:table-cell office:value-type="float" office:value="0.000893836">
            <text:p>0,000893836</text:p>
          </table:table-cell>
          <table:table-cell/>
        </table:table-row>
        <table:table-row table:style-name="ro1">
          <table:table-cell office:value-type="float" office:value="0.00659999">
            <text:p>0,00659999</text:p>
          </table:table-cell>
          <table:table-cell office:value-type="float" office:value="-0.106956">
            <text:p>-0,106956</text:p>
          </table:table-cell>
          <table:table-cell office:value-type="float" office:value="0.0000000000163472">
            <text:p>1,63E-011</text:p>
          </table:table-cell>
          <table:table-cell office:value-type="float" office:value="0.000895904">
            <text:p>0,000895904</text:p>
          </table:table-cell>
          <table:table-cell/>
        </table:table-row>
        <table:table-row table:style-name="ro1">
          <table:table-cell office:value-type="float" office:value="0.00662499">
            <text:p>0,00662499</text:p>
          </table:table-cell>
          <table:table-cell office:value-type="float" office:value="-0.101616">
            <text:p>-0,101616</text:p>
          </table:table-cell>
          <table:table-cell office:value-type="float" office:value="0.0000000000200741">
            <text:p>2,01E-011</text:p>
          </table:table-cell>
          <table:table-cell office:value-type="float" office:value="0.000900965">
            <text:p>0,000900965</text:p>
          </table:table-cell>
          <table:table-cell/>
        </table:table-row>
        <table:table-row table:style-name="ro1">
          <table:table-cell office:value-type="float" office:value="0.00664999">
            <text:p>0,00664999</text:p>
          </table:table-cell>
          <table:table-cell office:value-type="float" office:value="-0.0934407">
            <text:p>-0,0934407</text:p>
          </table:table-cell>
          <table:table-cell office:value-type="float" office:value="0.0000000000274916">
            <text:p>2,75E-011</text:p>
          </table:table-cell>
          <table:table-cell office:value-type="float" office:value="0.000908742">
            <text:p>0,000908742</text:p>
          </table:table-cell>
          <table:table-cell/>
        </table:table-row>
        <table:table-row table:style-name="ro1">
          <table:table-cell office:value-type="float" office:value="0.00667499">
            <text:p>0,00667499</text:p>
          </table:table-cell>
          <table:table-cell office:value-type="float" office:value="-0.0828287">
            <text:p>-0,0828287</text:p>
          </table:table-cell>
          <table:table-cell office:value-type="float" office:value="0.0000000000413486">
            <text:p>4,13E-011</text:p>
          </table:table-cell>
          <table:table-cell office:value-type="float" office:value="0.000918887">
            <text:p>0,000918887</text:p>
          </table:table-cell>
          <table:table-cell/>
        </table:table-row>
        <table:table-row table:style-name="ro1">
          <table:table-cell office:value-type="float" office:value="0.00669999">
            <text:p>0,00669999</text:p>
          </table:table-cell>
          <table:table-cell office:value-type="float" office:value="-0.0702448">
            <text:p>-0,0702448</text:p>
          </table:table-cell>
          <table:table-cell office:value-type="float" office:value="0.0000000000670898">
            <text:p>6,71E-011</text:p>
          </table:table-cell>
          <table:table-cell office:value-type="float" office:value="0.000930989">
            <text:p>0,000930989</text:p>
          </table:table-cell>
          <table:table-cell/>
        </table:table-row>
        <table:table-row table:style-name="ro1">
          <table:table-cell office:value-type="float" office:value="0.00672499">
            <text:p>0,00672499</text:p>
          </table:table-cell>
          <table:table-cell office:value-type="float" office:value="-0.0561998">
            <text:p>-0,0561998</text:p>
          </table:table-cell>
          <table:table-cell office:value-type="float" office:value="0.000000000115149">
            <text:p>1,15E-010</text:p>
          </table:table-cell>
          <table:table-cell office:value-type="float" office:value="0.00094459">
            <text:p>0,00094459</text:p>
          </table:table-cell>
          <table:table-cell/>
        </table:table-row>
        <table:table-row table:style-name="ro1">
          <table:table-cell office:value-type="float" office:value="0.00674999">
            <text:p>0,00674999</text:p>
          </table:table-cell>
          <table:table-cell office:value-type="float" office:value="-0.0412308">
            <text:p>-0,0412308</text:p>
          </table:table-cell>
          <table:table-cell office:value-type="float" office:value="0.000000000204784">
            <text:p>2,05E-010</text:p>
          </table:table-cell>
          <table:table-cell office:value-type="float" office:value="0.000959194">
            <text:p>0,000959194</text:p>
          </table:table-cell>
          <table:table-cell/>
        </table:table-row>
        <table:table-row table:style-name="ro1">
          <table:table-cell office:value-type="float" office:value="0.00677499">
            <text:p>0,00677499</text:p>
          </table:table-cell>
          <table:table-cell office:value-type="float" office:value="-0.0258814">
            <text:p>-0,0258814</text:p>
          </table:table-cell>
          <table:table-cell office:value-type="float" office:value="0.000000000369561">
            <text:p>3,70E-010</text:p>
          </table:table-cell>
          <table:table-cell office:value-type="float" office:value="0.000974286">
            <text:p>0,000974286</text:p>
          </table:table-cell>
          <table:table-cell/>
        </table:table-row>
        <table:table-row table:style-name="ro1">
          <table:table-cell office:value-type="float" office:value="0.00679999">
            <text:p>0,00679999</text:p>
          </table:table-cell>
          <table:table-cell office:value-type="float" office:value="-0.0106821">
            <text:p>-0,0106821</text:p>
          </table:table-cell>
          <table:table-cell office:value-type="float" office:value="0.000000000663087">
            <text:p>6,63E-010</text:p>
          </table:table-cell>
          <table:table-cell office:value-type="float" office:value="0.000989346">
            <text:p>0,000989346</text:p>
          </table:table-cell>
          <table:table-cell/>
        </table:table-row>
        <table:table-row table:style-name="ro1">
          <table:table-cell office:value-type="float" office:value="0.00682499">
            <text:p>0,00682499</text:p>
          </table:table-cell>
          <table:table-cell office:value-type="float" office:value="0.00386827">
            <text:p>0,00386827</text:p>
          </table:table-cell>
          <table:table-cell office:value-type="float" office:value="0.00000000116042">
            <text:p>1,16E-009</text:p>
          </table:table-cell>
          <table:table-cell office:value-type="float" office:value="0.00100387">
            <text:p>0,00100387</text:p>
          </table:table-cell>
          <table:table-cell/>
        </table:table-row>
        <table:table-row table:style-name="ro1">
          <table:table-cell office:value-type="float" office:value="0.00684999">
            <text:p>0,00684999</text:p>
          </table:table-cell>
          <table:table-cell office:value-type="float" office:value="0.0173191">
            <text:p>0,0173191</text:p>
          </table:table-cell>
          <table:table-cell office:value-type="float" office:value="0.00000000194667">
            <text:p>1,95E-009</text:p>
          </table:table-cell>
          <table:table-cell office:value-type="float" office:value="0.00101739">
            <text:p>0,00101739</text:p>
          </table:table-cell>
          <table:table-cell/>
        </table:table-row>
        <table:table-row table:style-name="ro1">
          <table:table-cell office:value-type="float" office:value="0.00687499">
            <text:p>0,00687499</text:p>
          </table:table-cell>
          <table:table-cell office:value-type="float" office:value="0.0292824">
            <text:p>0,0292824</text:p>
          </table:table-cell>
          <table:table-cell office:value-type="float" office:value="0.00000000308406">
            <text:p>3,08E-009</text:p>
          </table:table-cell>
          <table:table-cell office:value-type="float" office:value="0.0010295">
            <text:p>0,0010295</text:p>
          </table:table-cell>
          <table:table-cell/>
        </table:table-row>
        <table:table-row table:style-name="ro1">
          <table:table-cell office:value-type="float" office:value="0.00689999">
            <text:p>0,00689999</text:p>
          </table:table-cell>
          <table:table-cell office:value-type="float" office:value="0.0394444">
            <text:p>0,0394444</text:p>
          </table:table-cell>
          <table:table-cell office:value-type="float" office:value="0.00000000455896">
            <text:p>4,56E-009</text:p>
          </table:table-cell>
          <table:table-cell office:value-type="float" office:value="0.00103983">
            <text:p>0,00103983</text:p>
          </table:table-cell>
          <table:table-cell/>
        </table:table-row>
        <table:table-row table:style-name="ro1">
          <table:table-cell office:value-type="float" office:value="0.00692499">
            <text:p>0,00692499</text:p>
          </table:table-cell>
          <table:table-cell office:value-type="float" office:value="0.0475742">
            <text:p>0,0475742</text:p>
          </table:table-cell>
          <table:table-cell office:value-type="float" office:value="0.00000000623248">
            <text:p>6,23E-009</text:p>
          </table:table-cell>
          <table:table-cell office:value-type="float" office:value="0.00104814">
            <text:p>0,00104814</text:p>
          </table:table-cell>
          <table:table-cell/>
        </table:table-row>
        <table:table-row table:style-name="ro1">
          <table:table-cell office:value-type="float" office:value="0.00694999">
            <text:p>0,00694999</text:p>
          </table:table-cell>
          <table:table-cell office:value-type="float" office:value="0.053528">
            <text:p>0,053528</text:p>
          </table:table-cell>
          <table:table-cell office:value-type="float" office:value="0.00000000783633">
            <text:p>7,84E-009</text:p>
          </table:table-cell>
          <table:table-cell office:value-type="float" office:value="0.00105424">
            <text:p>0,00105424</text:p>
          </table:table-cell>
          <table:table-cell/>
        </table:table-row>
        <table:table-row table:style-name="ro1">
          <table:table-cell office:value-type="float" office:value="0.00697499">
            <text:p>0,00697499</text:p>
          </table:table-cell>
          <table:table-cell office:value-type="float" office:value="0.0572518">
            <text:p>0,0572518</text:p>
          </table:table-cell>
          <table:table-cell table:style-name="ce2" office:value-type="string">
            <text:p><text:s/>9,043e-09</text:p>
          </table:table-cell>
          <table:table-cell office:value-type="float" office:value="0.00105807">
            <text:p>0,00105807</text:p>
          </table:table-cell>
          <table:table-cell/>
        </table:table-row>
        <table:table-row table:style-name="ro1">
          <table:table-cell office:value-type="float" office:value="0.00699999">
            <text:p>0,00699999</text:p>
          </table:table-cell>
          <table:table-cell office:value-type="float" office:value="0.0587782">
            <text:p>0,0587782</text:p>
          </table:table-cell>
          <table:table-cell office:value-type="float" office:value="0.00000000958981">
            <text:p>9,59E-009</text:p>
          </table:table-cell>
          <table:table-cell office:value-type="float" office:value="0.00105964">
            <text:p>0,00105964</text:p>
          </table:table-cell>
          <table:table-cell/>
        </table:table-row>
        <table:table-row table:style-name="ro1">
          <table:table-cell office:value-type="float" office:value="0.00702499">
            <text:p>0,00702499</text:p>
          </table:table-cell>
          <table:table-cell office:value-type="float" office:value="0.0582224">
            <text:p>0,0582224</text:p>
          </table:table-cell>
          <table:table-cell office:value-type="float" office:value="0.00000000938696">
            <text:p>9,39E-009</text:p>
          </table:table-cell>
          <table:table-cell office:value-type="float" office:value="0.00105907">
            <text:p>0,00105907</text:p>
          </table:table-cell>
          <table:table-cell/>
        </table:table-row>
        <table:table-row table:style-name="ro1">
          <table:table-cell office:value-type="float" office:value="0.00704999">
            <text:p>0,00704999</text:p>
          </table:table-cell>
          <table:table-cell office:value-type="float" office:value="0.0557728">
            <text:p>0,0557728</text:p>
          </table:table-cell>
          <table:table-cell office:value-type="float" office:value="0.00000000854297">
            <text:p>8,54E-009</text:p>
          </table:table-cell>
          <table:table-cell office:value-type="float" office:value="0.00105655">
            <text:p>0,00105655</text:p>
          </table:table-cell>
          <table:table-cell/>
        </table:table-row>
        <table:table-row table:style-name="ro1">
          <table:table-cell office:value-type="float" office:value="0.00707499">
            <text:p>0,00707499</text:p>
          </table:table-cell>
          <table:table-cell office:value-type="float" office:value="0.0516812">
            <text:p>0,0516812</text:p>
          </table:table-cell>
          <table:table-cell office:value-type="float" office:value="0.00000000729901">
            <text:p>7,30E-009</text:p>
          </table:table-cell>
          <table:table-cell office:value-type="float" office:value="0.00105235">
            <text:p>0,00105235</text:p>
          </table:table-cell>
          <table:table-cell/>
        </table:table-row>
        <table:table-row table:style-name="ro1">
          <table:table-cell office:value-type="float" office:value="0.00709999">
            <text:p>0,00709999</text:p>
          </table:table-cell>
          <table:table-cell office:value-type="float" office:value="0.0462491">
            <text:p>0,0462491</text:p>
          </table:table-cell>
          <table:table-cell office:value-type="float" office:value="0.00000000592281">
            <text:p>5,92E-009</text:p>
          </table:table-cell>
          <table:table-cell office:value-type="float" office:value="0.00104678">
            <text:p>0,00104678</text:p>
          </table:table-cell>
          <table:table-cell/>
        </table:table-row>
        <table:table-row table:style-name="ro1">
          <table:table-cell office:value-type="float" office:value="0.00712499">
            <text:p>0,00712499</text:p>
          </table:table-cell>
          <table:table-cell office:value-type="float" office:value="0.0398134">
            <text:p>0,0398134</text:p>
          </table:table-cell>
          <table:table-cell office:value-type="float" office:value="0.00000000462412">
            <text:p>4,62E-009</text:p>
          </table:table-cell>
          <table:table-cell office:value-type="float" office:value="0.00104021">
            <text:p>0,00104021</text:p>
          </table:table-cell>
          <table:table-cell/>
        </table:table-row>
        <table:table-row table:style-name="ro1">
          <table:table-cell office:value-type="float" office:value="0.00714999">
            <text:p>0,00714999</text:p>
          </table:table-cell>
          <table:table-cell office:value-type="float" office:value="0.0327311">
            <text:p>0,0327311</text:p>
          </table:table-cell>
          <table:table-cell office:value-type="float" office:value="0.0000000035215">
            <text:p>3,52E-009</text:p>
          </table:table-cell>
          <table:table-cell office:value-type="float" office:value="0.001033">
            <text:p>0,001033</text:p>
          </table:table-cell>
          <table:table-cell/>
        </table:table-row>
        <table:table-row table:style-name="ro1">
          <table:table-cell office:value-type="float" office:value="0.00717499">
            <text:p>0,00717499</text:p>
          </table:table-cell>
          <table:table-cell office:value-type="float" office:value="0.0253631">
            <text:p>0,0253631</text:p>
          </table:table-cell>
          <table:table-cell office:value-type="float" office:value="0.0000000026525">
            <text:p>2,65E-009</text:p>
          </table:table-cell>
          <table:table-cell office:value-type="float" office:value="0.00102552">
            <text:p>0,00102552</text:p>
          </table:table-cell>
          <table:table-cell/>
        </table:table-row>
        <table:table-row table:style-name="ro1">
          <table:table-cell office:value-type="float" office:value="0.00719999">
            <text:p>0,00719999</text:p>
          </table:table-cell>
          <table:table-cell office:value-type="float" office:value="0.018059">
            <text:p>0,018059</text:p>
          </table:table-cell>
          <table:table-cell office:value-type="float" office:value="0.00000000200286">
            <text:p>2,00E-009</text:p>
          </table:table-cell>
          <table:table-cell office:value-type="float" office:value="0.00101814">
            <text:p>0,00101814</text:p>
          </table:table-cell>
          <table:table-cell/>
        </table:table-row>
        <table:table-row table:style-name="ro1">
          <table:table-cell office:value-type="float" office:value="0.00722499">
            <text:p>0,00722499</text:p>
          </table:table-cell>
          <table:table-cell office:value-type="float" office:value="0.0111425">
            <text:p>0,0111425</text:p>
          </table:table-cell>
          <table:table-cell office:value-type="float" office:value="0.00000000153504">
            <text:p>1,54E-009</text:p>
          </table:table-cell>
          <table:table-cell office:value-type="float" office:value="0.00101117">
            <text:p>0,00101117</text:p>
          </table:table-cell>
          <table:table-cell/>
        </table:table-row>
        <table:table-row table:style-name="ro1">
          <table:table-cell office:value-type="float" office:value="0.00724999">
            <text:p>0,00724999</text:p>
          </table:table-cell>
          <table:table-cell office:value-type="float" office:value="0.00489821">
            <text:p>0,00489821</text:p>
          </table:table-cell>
          <table:table-cell office:value-type="float" office:value="0.00000000120731">
            <text:p>1,21E-009</text:p>
          </table:table-cell>
          <table:table-cell office:value-type="float" office:value="0.0010049">
            <text:p>0,0010049</text:p>
          </table:table-cell>
          <table:table-cell/>
        </table:table-row>
        <table:table-row table:style-name="ro1">
          <table:table-cell office:value-type="float" office:value="0.00727499">
            <text:p>0,00727499</text:p>
          </table:table-cell>
          <table:table-cell office:value-type="float" office:value="-0.000439428">
            <text:p>-0,000439428</text:p>
          </table:table-cell>
          <table:table-cell office:value-type="float" office:value="0.000000000983241">
            <text:p>9,83E-010</text:p>
          </table:table-cell>
          <table:table-cell office:value-type="float" office:value="0.000999561">
            <text:p>0,000999561</text:p>
          </table:table-cell>
          <table:table-cell/>
        </table:table-row>
        <table:table-row table:style-name="ro1">
          <table:table-cell office:value-type="float" office:value="0.00729999">
            <text:p>0,00729999</text:p>
          </table:table-cell>
          <table:table-cell office:value-type="float" office:value="-0.00469457">
            <text:p>-0,00469457</text:p>
          </table:table-cell>
          <table:table-cell office:value-type="float" office:value="0.000000000834802">
            <text:p>8,35E-010</text:p>
          </table:table-cell>
          <table:table-cell office:value-type="float" office:value="0.000995311">
            <text:p>0,000995311</text:p>
          </table:table-cell>
          <table:table-cell/>
        </table:table-row>
        <table:table-row table:style-name="ro1">
          <table:table-cell office:value-type="float" office:value="0.00732499">
            <text:p>0,00732499</text:p>
          </table:table-cell>
          <table:table-cell office:value-type="float" office:value="-0.00775602">
            <text:p>-0,00775602</text:p>
          </table:table-cell>
          <table:table-cell office:value-type="float" office:value="0.000000000742072">
            <text:p>7,42E-010</text:p>
          </table:table-cell>
          <table:table-cell office:value-type="float" office:value="0.000992259">
            <text:p>0,000992259</text:p>
          </table:table-cell>
          <table:table-cell/>
        </table:table-row>
        <table:table-row table:style-name="ro1">
          <table:table-cell office:value-type="float" office:value="0.00734999">
            <text:p>0,00734999</text:p>
          </table:table-cell>
          <table:table-cell office:value-type="float" office:value="-0.00958019">
            <text:p>-0,00958019</text:p>
          </table:table-cell>
          <table:table-cell office:value-type="float" office:value="0.000000000691793">
            <text:p>6,92E-010</text:p>
          </table:table-cell>
          <table:table-cell office:value-type="float" office:value="0.000990443">
            <text:p>0,000990443</text:p>
          </table:table-cell>
          <table:table-cell/>
        </table:table-row>
        <table:table-row table:style-name="ro1">
          <table:table-cell office:value-type="float" office:value="0.00737499">
            <text:p>0,00737499</text:p>
          </table:table-cell>
          <table:table-cell office:value-type="float" office:value="-0.010191">
            <text:p>-0,010191</text:p>
          </table:table-cell>
          <table:table-cell office:value-type="float" office:value="0.00000000067573">
            <text:p>6,76E-010</text:p>
          </table:table-cell>
          <table:table-cell office:value-type="float" office:value="0.000989835">
            <text:p>0,000989835</text:p>
          </table:table-cell>
          <table:table-cell/>
        </table:table-row>
        <table:table-row table:style-name="ro1">
          <table:table-cell office:value-type="float" office:value="0.00739999">
            <text:p>0,00739999</text:p>
          </table:table-cell>
          <table:table-cell office:value-type="float" office:value="-0.00967689">
            <text:p>-0,00967689</text:p>
          </table:table-cell>
          <table:table-cell office:value-type="float" office:value="0.000000000689225">
            <text:p>6,89E-010</text:p>
          </table:table-cell>
          <table:table-cell office:value-type="float" office:value="0.000990347">
            <text:p>0,000990347</text:p>
          </table:table-cell>
          <table:table-cell/>
        </table:table-row>
        <table:table-row table:style-name="ro1">
          <table:table-cell office:value-type="float" office:value="0.00742499">
            <text:p>0,00742499</text:p>
          </table:table-cell>
          <table:table-cell office:value-type="float" office:value="-0.00818494">
            <text:p>-0,00818494</text:p>
          </table:table-cell>
          <table:table-cell office:value-type="float" office:value="0.000000000729931">
            <text:p>7,30E-010</text:p>
          </table:table-cell>
          <table:table-cell office:value-type="float" office:value="0.000991832">
            <text:p>0,000991832</text:p>
          </table:table-cell>
          <table:table-cell/>
        </table:table-row>
        <table:table-row table:style-name="ro1">
          <table:table-cell office:value-type="float" office:value="0.00744999">
            <text:p>0,00744999</text:p>
          </table:table-cell>
          <table:table-cell office:value-type="float" office:value="-0.00591252">
            <text:p>-0,00591252</text:p>
          </table:table-cell>
          <table:table-cell office:value-type="float" office:value="0.000000000796598">
            <text:p>7,97E-010</text:p>
          </table:table-cell>
          <table:table-cell office:value-type="float" office:value="0.000994096">
            <text:p>0,000994096</text:p>
          </table:table-cell>
          <table:table-cell/>
        </table:table-row>
        <table:table-row table:style-name="ro1">
          <table:table-cell office:value-type="float" office:value="0.00747499">
            <text:p>0,00747499</text:p>
          </table:table-cell>
          <table:table-cell office:value-type="float" office:value="-0.00309674">
            <text:p>-0,00309674</text:p>
          </table:table-cell>
          <table:table-cell office:value-type="float" office:value="0.000000000887714">
            <text:p>8,88E-010</text:p>
          </table:table-cell>
          <table:table-cell office:value-type="float" office:value="0.000996906">
            <text:p>0,000996906</text:p>
          </table:table-cell>
          <table:table-cell/>
        </table:table-row>
        <table:table-row table:style-name="ro1">
          <table:table-cell office:value-type="float" office:value="0.00749999">
            <text:p>0,00749999</text:p>
          </table:table-cell>
          <table:table-cell table:style-name="ce1" office:value-type="float" office:value="-0.00000216303">
            <text:p>-2,16E-006</text:p>
          </table:table-cell>
          <table:table-cell office:value-type="float" office:value="0.000000000999917">
            <text:p>1,00E-009</text:p>
          </table:table-cell>
          <table:table-cell office:value-type="float" office:value="0.000999998">
            <text:p>0,000999998</text:p>
          </table:table-cell>
          <table:table-cell/>
        </table:table-row>
        <table:table-row table:style-name="ro1">
          <table:table-cell office:value-type="float" office:value="0.00752499">
            <text:p>0,00752499</text:p>
          </table:table-cell>
          <table:table-cell office:value-type="float" office:value="0.00309261">
            <text:p>0,00309261</text:p>
          </table:table-cell>
          <table:table-cell office:value-type="float" office:value="0.00000000112631">
            <text:p>1,13E-009</text:p>
          </table:table-cell>
          <table:table-cell office:value-type="float" office:value="0.00100309">
            <text:p>0,00100309</text:p>
          </table:table-cell>
          <table:table-cell/>
        </table:table-row>
        <table:table-row table:style-name="ro1">
          <table:table-cell office:value-type="float" office:value="0.00754999">
            <text:p>0,00754999</text:p>
          </table:table-cell>
          <table:table-cell office:value-type="float" office:value="0.00590896">
            <text:p>0,00590896</text:p>
          </table:table-cell>
          <table:table-cell office:value-type="float" office:value="0.00000000125517">
            <text:p>1,26E-009</text:p>
          </table:table-cell>
          <table:table-cell office:value-type="float" office:value="0.00100592">
            <text:p>0,00100592</text:p>
          </table:table-cell>
          <table:table-cell/>
        </table:table-row>
        <table:table-row table:style-name="ro1">
          <table:table-cell office:value-type="float" office:value="0.00757499">
            <text:p>0,00757499</text:p>
          </table:table-cell>
          <table:table-cell office:value-type="float" office:value="0.00818229">
            <text:p>0,00818229</text:p>
          </table:table-cell>
          <table:table-cell office:value-type="float" office:value="0.00000000136985">
            <text:p>1,37E-009</text:p>
          </table:table-cell>
          <table:table-cell office:value-type="float" office:value="0.0010082">
            <text:p>0,0010082</text:p>
          </table:table-cell>
          <table:table-cell/>
        </table:table-row>
        <table:table-row table:style-name="ro1">
          <table:table-cell office:value-type="float" office:value="0.00759999">
            <text:p>0,00759999</text:p>
          </table:table-cell>
          <table:table-cell office:value-type="float" office:value="0.00967546">
            <text:p>0,00967546</text:p>
          </table:table-cell>
          <table:table-cell office:value-type="float" office:value="0.00000000145083">
            <text:p>1,45E-009</text:p>
          </table:table-cell>
          <table:table-cell office:value-type="float" office:value="0.0010097">
            <text:p>0,0010097</text:p>
          </table:table-cell>
          <table:table-cell/>
        </table:table-row>
        <table:table-row table:style-name="ro1">
          <table:table-cell office:value-type="float" office:value="0.00762499">
            <text:p>0,00762499</text:p>
          </table:table-cell>
          <table:table-cell office:value-type="float" office:value="0.010191">
            <text:p>0,010191</text:p>
          </table:table-cell>
          <table:table-cell office:value-type="float" office:value="0.00000000147988">
            <text:p>1,48E-009</text:p>
          </table:table-cell>
          <table:table-cell office:value-type="float" office:value="0.00101022">
            <text:p>0,00101022</text:p>
          </table:table-cell>
          <table:table-cell/>
        </table:table-row>
        <table:table-row table:style-name="ro1">
          <table:table-cell office:value-type="float" office:value="0.00764999">
            <text:p>0,00764999</text:p>
          </table:table-cell>
          <table:table-cell office:value-type="float" office:value="0.00958186">
            <text:p>0,00958186</text:p>
          </table:table-cell>
          <table:table-cell office:value-type="float" office:value="0.00000000144561">
            <text:p>1,45E-009</text:p>
          </table:table-cell>
          <table:table-cell office:value-type="float" office:value="0.0010096">
            <text:p>0,0010096</text:p>
          </table:table-cell>
          <table:table-cell/>
        </table:table-row>
        <table:table-row table:style-name="ro1">
          <table:table-cell office:value-type="float" office:value="0.00767499">
            <text:p>0,00767499</text:p>
          </table:table-cell>
          <table:table-cell office:value-type="float" office:value="0.00775939">
            <text:p>0,00775939</text:p>
          </table:table-cell>
          <table:table-cell office:value-type="float" office:value="0.00000000134775">
            <text:p>1,35E-009</text:p>
          </table:table-cell>
          <table:table-cell office:value-type="float" office:value="0.00100777">
            <text:p>0,00100777</text:p>
          </table:table-cell>
          <table:table-cell/>
        </table:table-row>
        <table:table-row table:style-name="ro1">
          <table:table-cell office:value-type="float" office:value="0.00769999">
            <text:p>0,00769999</text:p>
          </table:table-cell>
          <table:table-cell office:value-type="float" office:value="0.00469962">
            <text:p>0,00469962</text:p>
          </table:table-cell>
          <table:table-cell office:value-type="float" office:value="0.00000000119812">
            <text:p>1,20E-009</text:p>
          </table:table-cell>
          <table:table-cell office:value-type="float" office:value="0.00100471">
            <text:p>0,00100471</text:p>
          </table:table-cell>
          <table:table-cell/>
        </table:table-row>
        <table:table-row table:style-name="ro1">
          <table:table-cell office:value-type="float" office:value="0.00772499">
            <text:p>0,00772499</text:p>
          </table:table-cell>
          <table:table-cell office:value-type="float" office:value="0.000446065">
            <text:p>0,000446065</text:p>
          </table:table-cell>
          <table:table-cell office:value-type="float" office:value="0.0000000010173">
            <text:p>1,02E-009</text:p>
          </table:table-cell>
          <table:table-cell office:value-type="float" office:value="0.00100045">
            <text:p>0,00100045</text:p>
          </table:table-cell>
          <table:table-cell/>
        </table:table-row>
        <table:table-row table:style-name="ro1">
          <table:table-cell office:value-type="float" office:value="0.00774999">
            <text:p>0,00774999</text:p>
          </table:table-cell>
          <table:table-cell office:value-type="float" office:value="-0.00489019">
            <text:p>-0,00489019</text:p>
          </table:table-cell>
          <table:table-cell office:value-type="float" office:value="0.000000000828545">
            <text:p>8,29E-010</text:p>
          </table:table-cell>
          <table:table-cell office:value-type="float" office:value="0.000995116">
            <text:p>0,000995116</text:p>
          </table:table-cell>
          <table:table-cell/>
        </table:table-row>
        <table:table-row table:style-name="ro1">
          <table:table-cell office:value-type="float" office:value="0.00777499">
            <text:p>0,00777499</text:p>
          </table:table-cell>
          <table:table-cell office:value-type="float" office:value="-0.0111334">
            <text:p>-0,0111334</text:p>
          </table:table-cell>
          <table:table-cell office:value-type="float" office:value="0.000000000651676">
            <text:p>6,52E-010</text:p>
          </table:table-cell>
          <table:table-cell office:value-type="float" office:value="0.000988898">
            <text:p>0,000988898</text:p>
          </table:table-cell>
          <table:table-cell/>
        </table:table-row>
        <table:table-row table:style-name="ro1">
          <table:table-cell office:value-type="float" office:value="0.00779999">
            <text:p>0,00779999</text:p>
          </table:table-cell>
          <table:table-cell office:value-type="float" office:value="-0.0180492">
            <text:p>-0,0180492</text:p>
          </table:table-cell>
          <table:table-cell office:value-type="float" office:value="0.000000000499474">
            <text:p>4,99E-010</text:p>
          </table:table-cell>
          <table:table-cell office:value-type="float" office:value="0.000982032">
            <text:p>0,000982032</text:p>
          </table:table-cell>
          <table:table-cell/>
        </table:table-row>
        <table:table-row table:style-name="ro1">
          <table:table-cell office:value-type="float" office:value="0.00782499">
            <text:p>0,00782499</text:p>
          </table:table-cell>
          <table:table-cell office:value-type="float" office:value="-0.0253531">
            <text:p>-0,0253531</text:p>
          </table:table-cell>
          <table:table-cell office:value-type="float" office:value="0.000000000377148">
            <text:p>3,77E-010</text:p>
          </table:table-cell>
          <table:table-cell office:value-type="float" office:value="0.000974808">
            <text:p>0,000974808</text:p>
          </table:table-cell>
          <table:table-cell/>
        </table:table-row>
        <table:table-row table:style-name="ro1">
          <table:table-cell office:value-type="float" office:value="0.00784999">
            <text:p>0,00784999</text:p>
          </table:table-cell>
          <table:table-cell office:value-type="float" office:value="-0.0327213">
            <text:p>-0,0327213</text:p>
          </table:table-cell>
          <table:table-cell office:value-type="float" office:value="0.000000000284076">
            <text:p>2,84E-010</text:p>
          </table:table-cell>
          <table:table-cell office:value-type="float" office:value="0.000967546">
            <text:p>0,000967546</text:p>
          </table:table-cell>
          <table:table-cell/>
        </table:table-row>
        <table:table-row table:style-name="ro1">
          <table:table-cell office:value-type="float" office:value="0.00787499">
            <text:p>0,00787499</text:p>
          </table:table-cell>
          <table:table-cell office:value-type="float" office:value="-0.0398044">
            <text:p>-0,0398044</text:p>
          </table:table-cell>
          <table:table-cell office:value-type="float" office:value="0.000000000216333">
            <text:p>2,16E-010</text:p>
          </table:table-cell>
          <table:table-cell office:value-type="float" office:value="0.000960592">
            <text:p>0,000960592</text:p>
          </table:table-cell>
          <table:table-cell/>
        </table:table-row>
        <table:table-row table:style-name="ro1">
          <table:table-cell office:value-type="float" office:value="0.00789999">
            <text:p>0,00789999</text:p>
          </table:table-cell>
          <table:table-cell office:value-type="float" office:value="-0.0462413">
            <text:p>-0,0462413</text:p>
          </table:table-cell>
          <table:table-cell office:value-type="float" office:value="0.000000000168889">
            <text:p>1,69E-010</text:p>
          </table:table-cell>
          <table:table-cell office:value-type="float" office:value="0.000954293">
            <text:p>0,000954293</text:p>
          </table:table-cell>
          <table:table-cell/>
        </table:table-row>
        <table:table-row table:style-name="ro1">
          <table:table-cell office:value-type="float" office:value="0.00792499">
            <text:p>0,00792499</text:p>
          </table:table-cell>
          <table:table-cell office:value-type="float" office:value="-0.051675">
            <text:p>-0,051675</text:p>
          </table:table-cell>
          <table:table-cell office:value-type="float" office:value="0.000000000137037">
            <text:p>1,37E-010</text:p>
          </table:table-cell>
          <table:table-cell office:value-type="float" office:value="0.000948993">
            <text:p>0,000948993</text:p>
          </table:table-cell>
          <table:table-cell/>
        </table:table-row>
        <table:table-row table:style-name="ro1">
          <table:table-cell office:value-type="float" office:value="0.00794999">
            <text:p>0,00794999</text:p>
          </table:table-cell>
          <table:table-cell office:value-type="float" office:value="-0.0557686">
            <text:p>-0,0557686</text:p>
          </table:table-cell>
          <table:table-cell office:value-type="float" office:value="0.000000000117074">
            <text:p>1,17E-010</text:p>
          </table:table-cell>
          <table:table-cell office:value-type="float" office:value="0.000945009">
            <text:p>0,000945009</text:p>
          </table:table-cell>
          <table:table-cell/>
        </table:table-row>
        <table:table-row table:style-name="ro1">
          <table:table-cell office:value-type="float" office:value="0.00797499">
            <text:p>0,00797499</text:p>
          </table:table-cell>
          <table:table-cell office:value-type="float" office:value="-0.0582204">
            <text:p>-0,0582204</text:p>
          </table:table-cell>
          <table:table-cell office:value-type="float" office:value="0.000000000106539">
            <text:p>1,07E-010</text:p>
          </table:table-cell>
          <table:table-cell office:value-type="float" office:value="0.000942627">
            <text:p>0,000942627</text:p>
          </table:table-cell>
          <table:table-cell/>
        </table:table-row>
        <table:table-row table:style-name="ro1">
          <table:table-cell office:value-type="float" office:value="0.00799999">
            <text:p>0,00799999</text:p>
          </table:table-cell>
          <table:table-cell office:value-type="float" office:value="-0.0587788">
            <text:p>-0,0587788</text:p>
          </table:table-cell>
          <table:table-cell office:value-type="float" office:value="0.000000000104275">
            <text:p>1,04E-010</text:p>
          </table:table-cell>
          <table:table-cell office:value-type="float" office:value="0.000942085">
            <text:p>0,000942085</text:p>
          </table:table-cell>
          <table:table-cell/>
        </table:table-row>
        <table:table-row table:style-name="ro1">
          <table:table-cell office:value-type="float" office:value="0.00802499">
            <text:p>0,00802499</text:p>
          </table:table-cell>
          <table:table-cell office:value-type="float" office:value="-0.0572549">
            <text:p>-0,0572549</text:p>
          </table:table-cell>
          <table:table-cell office:value-type="float" office:value="0.000000000110569">
            <text:p>1,11E-010</text:p>
          </table:table-cell>
          <table:table-cell office:value-type="float" office:value="0.000943565">
            <text:p>0,000943565</text:p>
          </table:table-cell>
          <table:table-cell/>
        </table:table-row>
        <table:table-row table:style-name="ro1">
          <table:table-cell office:value-type="float" office:value="0.00804999">
            <text:p>0,00804999</text:p>
          </table:table-cell>
          <table:table-cell office:value-type="float" office:value="-0.0535338">
            <text:p>-0,0535338</text:p>
          </table:table-cell>
          <table:table-cell office:value-type="float" office:value="0.000000000127582">
            <text:p>1,28E-010</text:p>
          </table:table-cell>
          <table:table-cell office:value-type="float" office:value="0.000947183">
            <text:p>0,000947183</text:p>
          </table:table-cell>
          <table:table-cell/>
        </table:table-row>
        <table:table-row table:style-name="ro1">
          <table:table-cell office:value-type="float" office:value="0.00807499">
            <text:p>0,00807499</text:p>
          </table:table-cell>
          <table:table-cell office:value-type="float" office:value="-0.0475824">
            <text:p>-0,0475824</text:p>
          </table:table-cell>
          <table:table-cell office:value-type="float" office:value="0.000000000160399">
            <text:p>1,60E-010</text:p>
          </table:table-cell>
          <table:table-cell office:value-type="float" office:value="0.000952984">
            <text:p>0,000952984</text:p>
          </table:table-cell>
          <table:table-cell/>
        </table:table-row>
        <table:table-row table:style-name="ro1">
          <table:table-cell office:value-type="float" office:value="0.00809999">
            <text:p>0,00809999</text:p>
          </table:table-cell>
          <table:table-cell office:value-type="float" office:value="-0.039455">
            <text:p>-0,039455</text:p>
          </table:table-cell>
          <table:table-cell office:value-type="float" office:value="0.000000000219259">
            <text:p>2,19E-010</text:p>
          </table:table-cell>
          <table:table-cell office:value-type="float" office:value="0.000960934">
            <text:p>0,000960934</text:p>
          </table:table-cell>
          <table:table-cell/>
        </table:table-row>
        <table:table-row table:style-name="ro1">
          <table:table-cell office:value-type="float" office:value="0.00812499">
            <text:p>0,00812499</text:p>
          </table:table-cell>
          <table:table-cell office:value-type="float" office:value="-0.029295">
            <text:p>-0,029295</text:p>
          </table:table-cell>
          <table:table-cell office:value-type="float" office:value="0.000000000324091">
            <text:p>3,24E-010</text:p>
          </table:table-cell>
          <table:table-cell office:value-type="float" office:value="0.00097092">
            <text:p>0,00097092</text:p>
          </table:table-cell>
          <table:table-cell/>
        </table:table-row>
        <table:table-row table:style-name="ro1">
          <table:table-cell office:value-type="float" office:value="0.00814999">
            <text:p>0,00814999</text:p>
          </table:table-cell>
          <table:table-cell office:value-type="float" office:value="-0.0173333">
            <text:p>-0,0173333</text:p>
          </table:table-cell>
          <table:table-cell office:value-type="float" office:value="0.000000000513417">
            <text:p>5,13E-010</text:p>
          </table:table-cell>
          <table:table-cell office:value-type="float" office:value="0.000982742">
            <text:p>0,000982742</text:p>
          </table:table-cell>
          <table:table-cell/>
        </table:table-row>
        <table:table-row table:style-name="ro1">
          <table:table-cell office:value-type="float" office:value="0.00817499">
            <text:p>0,00817499</text:p>
          </table:table-cell>
          <table:table-cell office:value-type="float" office:value="-0.00388372">
            <text:p>-0,00388372</text:p>
          </table:table-cell>
          <table:table-cell office:value-type="float" office:value="0.000000000861247">
            <text:p>8,61E-010</text:p>
          </table:table-cell>
          <table:table-cell office:value-type="float" office:value="0.00099612">
            <text:p>0,00099612</text:p>
          </table:table-cell>
          <table:table-cell/>
        </table:table-row>
        <table:table-row table:style-name="ro1">
          <table:table-cell office:value-type="float" office:value="0.0082">
            <text:p>0,0082</text:p>
          </table:table-cell>
          <table:table-cell office:value-type="float" office:value="0.010666">
            <text:p>0,010666</text:p>
          </table:table-cell>
          <table:table-cell office:value-type="float" office:value="0.00000000150716">
            <text:p>1,51E-009</text:p>
          </table:table-cell>
          <table:table-cell office:value-type="float" office:value="0.00101069">
            <text:p>0,00101069</text:p>
          </table:table-cell>
          <table:table-cell/>
        </table:table-row>
        <table:table-row table:style-name="ro1">
          <table:table-cell office:value-type="float" office:value="0.008225">
            <text:p>0,008225</text:p>
          </table:table-cell>
          <table:table-cell office:value-type="float" office:value="0.0258651">
            <text:p>0,0258651</text:p>
          </table:table-cell>
          <table:table-cell office:value-type="float" office:value="0.00000000270422">
            <text:p>2,70E-009</text:p>
          </table:table-cell>
          <table:table-cell office:value-type="float" office:value="0.00102603">
            <text:p>0,00102603</text:p>
          </table:table-cell>
          <table:table-cell/>
        </table:table-row>
        <table:table-row table:style-name="ro1">
          <table:table-cell office:value-type="float" office:value="0.00825">
            <text:p>0,00825</text:p>
          </table:table-cell>
          <table:table-cell office:value-type="float" office:value="0.0412149">
            <text:p>0,0412149</text:p>
          </table:table-cell>
          <table:table-cell office:value-type="float" office:value="0.00000000488022">
            <text:p>4,88E-009</text:p>
          </table:table-cell>
          <table:table-cell office:value-type="float" office:value="0.00104164">
            <text:p>0,00104164</text:p>
          </table:table-cell>
          <table:table-cell/>
        </table:table-row>
        <table:table-row table:style-name="ro1">
          <table:table-cell office:value-type="float" office:value="0.008275">
            <text:p>0,008275</text:p>
          </table:table-cell>
          <table:table-cell office:value-type="float" office:value="0.0561849">
            <text:p>0,0561849</text:p>
          </table:table-cell>
          <table:table-cell office:value-type="float" office:value="0.00000000867944">
            <text:p>8,68E-009</text:p>
          </table:table-cell>
          <table:table-cell office:value-type="float" office:value="0.00105697">
            <text:p>0,00105697</text:p>
          </table:table-cell>
          <table:table-cell/>
        </table:table-row>
        <table:table-row table:style-name="ro1">
          <table:table-cell office:value-type="float" office:value="0.0083">
            <text:p>0,0083</text:p>
          </table:table-cell>
          <table:table-cell office:value-type="float" office:value="0.0702313">
            <text:p>0,0702313</text:p>
          </table:table-cell>
          <table:table-cell office:value-type="float" office:value="0.0000000148977">
            <text:p>1,49E-008</text:p>
          </table:table-cell>
          <table:table-cell office:value-type="float" office:value="0.00107146">
            <text:p>0,00107146</text:p>
          </table:table-cell>
          <table:table-cell/>
        </table:table-row>
        <table:table-row table:style-name="ro1">
          <table:table-cell office:value-type="float" office:value="0.008325">
            <text:p>0,008325</text:p>
          </table:table-cell>
          <table:table-cell office:value-type="float" office:value="0.0828171">
            <text:p>0,0828171</text:p>
          </table:table-cell>
          <table:table-cell office:value-type="float" office:value="0.0000000241739">
            <text:p>2,42E-008</text:p>
          </table:table-cell>
          <table:table-cell office:value-type="float" office:value="0.00108453">
            <text:p>0,00108453</text:p>
          </table:table-cell>
          <table:table-cell/>
        </table:table-row>
        <table:table-row table:style-name="ro1">
          <table:table-cell office:value-type="float" office:value="0.00835">
            <text:p>0,00835</text:p>
          </table:table-cell>
          <table:table-cell office:value-type="float" office:value="0.0934316">
            <text:p>0,0934316</text:p>
          </table:table-cell>
          <table:table-cell office:value-type="float" office:value="0.0000000363619">
            <text:p>3,64E-008</text:p>
          </table:table-cell>
          <table:table-cell office:value-type="float" office:value="0.00109561">
            <text:p>0,00109561</text:p>
          </table:table-cell>
          <table:table-cell/>
        </table:table-row>
        <table:table-row table:style-name="ro1">
          <table:table-cell office:value-type="float" office:value="0.008375">
            <text:p>0,008375</text:p>
          </table:table-cell>
          <table:table-cell office:value-type="float" office:value="0.10161">
            <text:p>0,10161</text:p>
          </table:table-cell>
          <table:table-cell office:value-type="float" office:value="0.0000000498031">
            <text:p>4,98E-008</text:p>
          </table:table-cell>
          <table:table-cell office:value-type="float" office:value="0.00110419">
            <text:p>0,00110419</text:p>
          </table:table-cell>
          <table:table-cell/>
        </table:table-row>
        <table:table-row table:style-name="ro1">
          <table:table-cell office:value-type="float" office:value="0.0084">
            <text:p>0,0084</text:p>
          </table:table-cell>
          <table:table-cell office:value-type="float" office:value="0.106953">
            <text:p>0,106953</text:p>
          </table:table-cell>
          <table:table-cell office:value-type="float" office:value="0.0000000611642">
            <text:p>6,12E-008</text:p>
          </table:table-cell>
          <table:table-cell office:value-type="float" office:value="0.00110981">
            <text:p>0,00110981</text:p>
          </table:table-cell>
          <table:table-cell/>
        </table:table-row>
        <table:table-row table:style-name="ro1">
          <table:table-cell office:value-type="float" office:value="0.008425">
            <text:p>0,008425</text:p>
          </table:table-cell>
          <table:table-cell office:value-type="float" office:value="0.109141">
            <text:p>0,109141</text:p>
          </table:table-cell>
          <table:table-cell office:value-type="float" office:value="0.0000000665359">
            <text:p>6,65E-008</text:p>
          </table:table-cell>
          <table:table-cell office:value-type="float" office:value="0.00111212">
            <text:p>0,00111212</text:p>
          </table:table-cell>
          <table:table-cell/>
        </table:table-row>
        <table:table-row table:style-name="ro1">
          <table:table-cell office:value-type="float" office:value="0.00845">
            <text:p>0,00845</text:p>
          </table:table-cell>
          <table:table-cell office:value-type="float" office:value="0.107954">
            <text:p>0,107954</text:p>
          </table:table-cell>
          <table:table-cell office:value-type="float" office:value="0.0000000635657">
            <text:p>6,36E-008</text:p>
          </table:table-cell>
          <table:table-cell office:value-type="float" office:value="0.00111087">
            <text:p>0,00111087</text:p>
          </table:table-cell>
          <table:table-cell/>
        </table:table-row>
        <table:table-row table:style-name="ro1">
          <table:table-cell office:value-type="float" office:value="0.008475">
            <text:p>0,008475</text:p>
          </table:table-cell>
          <table:table-cell office:value-type="float" office:value="0.103276">
            <text:p>0,103276</text:p>
          </table:table-cell>
          <table:table-cell office:value-type="float" office:value="0.0000000530987">
            <text:p>5,31E-008</text:p>
          </table:table-cell>
          <table:table-cell office:value-type="float" office:value="0.00110594">
            <text:p>0,00110594</text:p>
          </table:table-cell>
          <table:table-cell/>
        </table:table-row>
        <table:table-row table:style-name="ro1">
          <table:table-cell office:value-type="float" office:value="0.0085">
            <text:p>0,0085</text:p>
          </table:table-cell>
          <table:table-cell office:value-type="float" office:value="0.0951083">
            <text:p>0,0951083</text:p>
          </table:table-cell>
          <table:table-cell office:value-type="float" office:value="0.0000000387842">
            <text:p>3,88E-008</text:p>
          </table:table-cell>
          <table:table-cell office:value-type="float" office:value="0.00109737">
            <text:p>0,00109737</text:p>
          </table:table-cell>
          <table:table-cell/>
        </table:table-row>
        <table:table-row table:style-name="ro1">
          <table:table-cell office:value-type="float" office:value="0.008525">
            <text:p>0,008525</text:p>
          </table:table-cell>
          <table:table-cell office:value-type="float" office:value="0.0835713">
            <text:p>0,0835713</text:p>
          </table:table-cell>
          <table:table-cell office:value-type="float" office:value="0.0000000248854">
            <text:p>2,49E-008</text:p>
          </table:table-cell>
          <table:table-cell office:value-type="float" office:value="0.00108532">
            <text:p>0,00108532</text:p>
          </table:table-cell>
          <table:table-cell/>
        </table:table-row>
        <table:table-row table:style-name="ro1">
          <table:table-cell office:value-type="float" office:value="0.00855">
            <text:p>0,00855</text:p>
          </table:table-cell>
          <table:table-cell office:value-type="float" office:value="0.0689048">
            <text:p>0,0689048</text:p>
          </table:table-cell>
          <table:table-cell office:value-type="float" office:value="0.0000000141566">
            <text:p>1,42E-008</text:p>
          </table:table-cell>
          <table:table-cell office:value-type="float" office:value="0.00107009">
            <text:p>0,00107009</text:p>
          </table:table-cell>
          <table:table-cell/>
        </table:table-row>
        <table:table-row table:style-name="ro1">
          <table:table-cell office:value-type="float" office:value="0.008575">
            <text:p>0,008575</text:p>
          </table:table-cell>
          <table:table-cell office:value-type="float" office:value="0.0514634">
            <text:p>0,0514634</text:p>
          </table:table-cell>
          <table:table-cell office:value-type="float" office:value="0.00000000723812">
            <text:p>7,24E-009</text:p>
          </table:table-cell>
          <table:table-cell office:value-type="float" office:value="0.00105213">
            <text:p>0,00105213</text:p>
          </table:table-cell>
          <table:table-cell/>
        </table:table-row>
        <table:table-row table:style-name="ro1">
          <table:table-cell office:value-type="float" office:value="0.0086">
            <text:p>0,0086</text:p>
          </table:table-cell>
          <table:table-cell office:value-type="float" office:value="0.0317084">
            <text:p>0,0317084</text:p>
          </table:table-cell>
          <table:table-cell office:value-type="float" office:value="0.00000000338568">
            <text:p>3,39E-009</text:p>
          </table:table-cell>
          <table:table-cell office:value-type="float" office:value="0.00103196">
            <text:p>0,00103196</text:p>
          </table:table-cell>
          <table:table-cell/>
        </table:table-row>
        <table:table-row table:style-name="ro1">
          <table:table-cell office:value-type="float" office:value="0.008625">
            <text:p>0,008625</text:p>
          </table:table-cell>
          <table:table-cell office:value-type="float" office:value="0.0101952">
            <text:p>0,0101952</text:p>
          </table:table-cell>
          <table:table-cell office:value-type="float" office:value="0.00000000148012">
            <text:p>1,48E-009</text:p>
          </table:table-cell>
          <table:table-cell office:value-type="float" office:value="0.00101022">
            <text:p>0,00101022</text:p>
          </table:table-cell>
          <table:table-cell/>
        </table:table-row>
        <table:table-row table:style-name="ro1">
          <table:table-cell office:value-type="float" office:value="0.00865">
            <text:p>0,00865</text:p>
          </table:table-cell>
          <table:table-cell office:value-type="float" office:value="-0.012443">
            <text:p>-0,012443</text:p>
          </table:table-cell>
          <table:table-cell office:value-type="float" office:value="0.000000000619664">
            <text:p>6,20E-010</text:p>
          </table:table-cell>
          <table:table-cell office:value-type="float" office:value="0.000987596">
            <text:p>0,000987596</text:p>
          </table:table-cell>
          <table:table-cell/>
        </table:table-row>
        <table:table-row table:style-name="ro1">
          <table:table-cell office:value-type="float" office:value="0.008675">
            <text:p>0,008675</text:p>
          </table:table-cell>
          <table:table-cell office:value-type="float" office:value="-0.0355144">
            <text:p>-0,0355144</text:p>
          </table:table-cell>
          <table:table-cell office:value-type="float" office:value="0.000000000255141">
            <text:p>2,55E-010</text:p>
          </table:table-cell>
          <table:table-cell office:value-type="float" office:value="0.000964801">
            <text:p>0,000964801</text:p>
          </table:table-cell>
          <table:table-cell/>
        </table:table-row>
        <table:table-row table:style-name="ro1">
          <table:table-cell office:value-type="float" office:value="0.0087">
            <text:p>0,0087</text:p>
          </table:table-cell>
          <table:table-cell office:value-type="float" office:value="-0.0582901">
            <text:p>-0,0582901</text:p>
          </table:table-cell>
          <table:table-cell office:value-type="float" office:value="0.000000000106254">
            <text:p>1,06E-010</text:p>
          </table:table-cell>
          <table:table-cell office:value-type="float" office:value="0.000942559">
            <text:p>0,000942559</text:p>
          </table:table-cell>
          <table:table-cell/>
        </table:table-row>
        <table:table-row table:style-name="ro1">
          <table:table-cell office:value-type="float" office:value="0.008725">
            <text:p>0,008725</text:p>
          </table:table-cell>
          <table:table-cell office:value-type="float" office:value="-0.0800281">
            <text:p>-0,0800281</text:p>
          </table:table-cell>
          <table:table-cell office:value-type="float" office:value="0.0000000000460511">
            <text:p>4,61E-011</text:p>
          </table:table-cell>
          <table:table-cell office:value-type="float" office:value="0.000921573">
            <text:p>0,000921573</text:p>
          </table:table-cell>
          <table:table-cell/>
        </table:table-row>
        <table:table-row table:style-name="ro1">
          <table:table-cell office:value-type="float" office:value="0.00875">
            <text:p>0,00875</text:p>
          </table:table-cell>
          <table:table-cell office:value-type="float" office:value="-0.099998">
            <text:p>-0,099998</text:p>
          </table:table-cell>
          <table:table-cell office:value-type="float" office:value="0.0000000000213634">
            <text:p>2,14E-011</text:p>
          </table:table-cell>
          <table:table-cell office:value-type="float" office:value="0.000902502">
            <text:p>0,000902502</text:p>
          </table:table-cell>
          <table:table-cell/>
        </table:table-row>
        <table:table-row table:style-name="ro1">
          <table:table-cell office:value-type="float" office:value="0.00877501">
            <text:p>0,00877501</text:p>
          </table:table-cell>
          <table:table-cell office:value-type="float" office:value="-0.117505">
            <text:p>-0,117505</text:p>
          </table:table-cell>
          <table:table-cell office:value-type="float" office:value="0.0000000000108951">
            <text:p>1,09E-011</text:p>
          </table:table-cell>
          <table:table-cell office:value-type="float" office:value="0.000885946">
            <text:p>0,000885946</text:p>
          </table:table-cell>
          <table:table-cell/>
        </table:table-row>
        <table:table-row table:style-name="ro1">
          <table:table-cell office:value-type="float" office:value="0.00880001">
            <text:p>0,00880001</text:p>
          </table:table-cell>
          <table:table-cell office:value-type="float" office:value="-0.131917">
            <text:p>-0,131917</text:p>
          </table:table-cell>
          <table:table-cell office:value-type="float" office:value="0.00000000000625899">
            <text:p>6,26E-012</text:p>
          </table:table-cell>
          <table:table-cell office:value-type="float" office:value="0.000872433">
            <text:p>0,000872433</text:p>
          </table:table-cell>
          <table:table-cell/>
        </table:table-row>
        <table:table-row table:style-name="ro1">
          <table:table-cell office:value-type="float" office:value="0.00882501">
            <text:p>0,00882501</text:p>
          </table:table-cell>
          <table:table-cell office:value-type="float" office:value="-0.142683">
            <text:p>-0,142683</text:p>
          </table:table-cell>
          <table:table-cell office:value-type="float" office:value="0.00000000000413693">
            <text:p>4,14E-012</text:p>
          </table:table-cell>
          <table:table-cell office:value-type="float" office:value="0.000862407">
            <text:p>0,000862407</text:p>
          </table:table-cell>
          <table:table-cell/>
        </table:table-row>
        <table:table-row table:style-name="ro1">
          <table:table-cell office:value-type="float" office:value="0.00885001">
            <text:p>0,00885001</text:p>
          </table:table-cell>
          <table:table-cell office:value-type="float" office:value="-0.149356">
            <text:p>-0,149356</text:p>
          </table:table-cell>
          <table:table-cell office:value-type="float" office:value="0.00000000000320043">
            <text:p>3,20E-012</text:p>
          </table:table-cell>
          <table:table-cell office:value-type="float" office:value="0.000856221">
            <text:p>0,000856221</text:p>
          </table:table-cell>
          <table:table-cell/>
        </table:table-row>
        <table:table-row table:style-name="ro1">
          <table:table-cell office:value-type="float" office:value="0.00887501">
            <text:p>0,00887501</text:p>
          </table:table-cell>
          <table:table-cell office:value-type="float" office:value="-0.151612">
            <text:p>-0,151612</text:p>
          </table:table-cell>
          <table:table-cell office:value-type="float" office:value="0.00000000000293442">
            <text:p>2,93E-012</text:p>
          </table:table-cell>
          <table:table-cell office:value-type="float" office:value="0.000854134">
            <text:p>0,000854134</text:p>
          </table:table-cell>
          <table:table-cell/>
        </table:table-row>
        <table:table-row table:style-name="ro1">
          <table:table-cell office:value-type="float" office:value="0.00890001">
            <text:p>0,00890001</text:p>
          </table:table-cell>
          <table:table-cell office:value-type="float" office:value="-0.149261">
            <text:p>-0,149261</text:p>
          </table:table-cell>
          <table:table-cell office:value-type="float" office:value="0.00000000000321214">
            <text:p>3,21E-012</text:p>
          </table:table-cell>
          <table:table-cell office:value-type="float" office:value="0.000856308">
            <text:p>0,000856308</text:p>
          </table:table-cell>
          <table:table-cell/>
        </table:table-row>
        <table:table-row table:style-name="ro1">
          <table:table-cell office:value-type="float" office:value="0.00892501">
            <text:p>0,00892501</text:p>
          </table:table-cell>
          <table:table-cell office:value-type="float" office:value="-0.142257">
            <text:p>-0,142257</text:p>
          </table:table-cell>
          <table:table-cell office:value-type="float" office:value="0.00000000000420519">
            <text:p>4,21E-012</text:p>
          </table:table-cell>
          <table:table-cell office:value-type="float" office:value="0.000862802">
            <text:p>0,000862802</text:p>
          </table:table-cell>
          <table:table-cell/>
        </table:table-row>
        <table:table-row table:style-name="ro1">
          <table:table-cell office:value-type="float" office:value="0.00895001">
            <text:p>0,00895001</text:p>
          </table:table-cell>
          <table:table-cell office:value-type="float" office:value="-0.130704">
            <text:p>-0,130704</text:p>
          </table:table-cell>
          <table:table-cell office:value-type="float" office:value="0.00000000000655793">
            <text:p>6,56E-012</text:p>
          </table:table-cell>
          <table:table-cell office:value-type="float" office:value="0.000873567">
            <text:p>0,000873567</text:p>
          </table:table-cell>
          <table:table-cell/>
        </table:table-row>
        <table:table-row table:style-name="ro1">
          <table:table-cell office:value-type="float" office:value="0.00897501">
            <text:p>0,00897501</text:p>
          </table:table-cell>
          <table:table-cell office:value-type="float" office:value="-0.114854">
            <text:p>-0,114854</text:p>
          </table:table-cell>
          <table:table-cell office:value-type="float" office:value="0.0000000000120647">
            <text:p>1,21E-011</text:p>
          </table:table-cell>
          <table:table-cell office:value-type="float" office:value="0.000888444">
            <text:p>0,000888444</text:p>
          </table:table-cell>
          <table:table-cell/>
        </table:table-row>
        <table:table-row table:style-name="ro1">
          <table:table-cell office:value-type="float" office:value="0.00900001">
            <text:p>0,00900001</text:p>
          </table:table-cell>
          <table:table-cell office:value-type="float" office:value="-0.0951045">
            <text:p>-0,0951045</text:p>
          </table:table-cell>
          <table:table-cell office:value-type="float" office:value="0.0000000000257875">
            <text:p>2,58E-011</text:p>
          </table:table-cell>
          <table:table-cell office:value-type="float" office:value="0.000907157">
            <text:p>0,000907157</text:p>
          </table:table-cell>
          <table:table-cell/>
        </table:table-row>
        <table:table-row table:style-name="ro1">
          <table:table-cell office:value-type="float" office:value="0.00902501">
            <text:p>0,00902501</text:p>
          </table:table-cell>
          <table:table-cell office:value-type="float" office:value="-0.0719855">
            <text:p>-0,0719855</text:p>
          </table:table-cell>
          <table:table-cell office:value-type="float" office:value="0.0000000000627451">
            <text:p>6,27E-011</text:p>
          </table:table-cell>
          <table:table-cell office:value-type="float" office:value="0.00092931">
            <text:p>0,00092931</text:p>
          </table:table-cell>
          <table:table-cell/>
        </table:table-row>
        <table:table-row table:style-name="ro1">
          <table:table-cell office:value-type="float" office:value="0.00905001">
            <text:p>0,00905001</text:p>
          </table:table-cell>
          <table:table-cell office:value-type="float" office:value="-0.0461473">
            <text:p>-0,0461473</text:p>
          </table:table-cell>
          <table:table-cell office:value-type="float" office:value="0.000000000169501">
            <text:p>1,70E-010</text:p>
          </table:table-cell>
          <table:table-cell office:value-type="float" office:value="0.000954385">
            <text:p>0,000954385</text:p>
          </table:table-cell>
          <table:table-cell/>
        </table:table-row>
        <table:table-row table:style-name="ro1">
          <table:table-cell office:value-type="float" office:value="0.00907501">
            <text:p>0,00907501</text:p>
          </table:table-cell>
          <table:table-cell office:value-type="float" office:value="-0.0183405">
            <text:p>-0,0183405</text:p>
          </table:table-cell>
          <table:table-cell office:value-type="float" office:value="0.00000000049391">
            <text:p>4,94E-010</text:p>
          </table:table-cell>
          <table:table-cell office:value-type="float" office:value="0.000981744">
            <text:p>0,000981744</text:p>
          </table:table-cell>
          <table:table-cell/>
        </table:table-row>
        <table:table-row table:style-name="ro1">
          <table:table-cell office:value-type="float" office:value="0.00910001">
            <text:p>0,00910001</text:p>
          </table:table-cell>
          <table:table-cell office:value-type="float" office:value="0.0106066">
            <text:p>0,0106066</text:p>
          </table:table-cell>
          <table:table-cell office:value-type="float" office:value="0.00000000150373">
            <text:p>1,50E-009</text:p>
          </table:table-cell>
          <table:table-cell office:value-type="float" office:value="0.00101063">
            <text:p>0,00101063</text:p>
          </table:table-cell>
          <table:table-cell/>
        </table:table-row>
        <table:table-row table:style-name="ro1">
          <table:table-cell office:value-type="float" office:value="0.00912501">
            <text:p>0,00912501</text:p>
          </table:table-cell>
          <table:table-cell office:value-type="float" office:value="0.0398129">
            <text:p>0,0398129</text:p>
          </table:table-cell>
          <table:table-cell office:value-type="float" office:value="0.00000000462402">
            <text:p>4,62E-009</text:p>
          </table:table-cell>
          <table:table-cell office:value-type="float" office:value="0.00104021">
            <text:p>0,00104021</text:p>
          </table:table-cell>
          <table:table-cell/>
        </table:table-row>
        <table:table-row table:style-name="ro1">
          <table:table-cell office:value-type="float" office:value="0.00915001">
            <text:p>0,00915001</text:p>
          </table:table-cell>
          <table:table-cell office:value-type="float" office:value="0.0683726">
            <text:p>0,0683726</text:p>
          </table:table-cell>
          <table:table-cell office:value-type="float" office:value="0.0000000138698">
            <text:p>1,39E-008</text:p>
          </table:table-cell>
          <table:table-cell office:value-type="float" office:value="0.00106954">
            <text:p>0,00106954</text:p>
          </table:table-cell>
          <table:table-cell/>
        </table:table-row>
        <table:table-row table:style-name="ro1">
          <table:table-cell office:value-type="float" office:value="0.00917501">
            <text:p>0,00917501</text:p>
          </table:table-cell>
          <table:table-cell office:value-type="float" office:value="0.095384">
            <text:p>0,095384</text:p>
          </table:table-cell>
          <table:table-cell office:value-type="float" office:value="0.0000000391976">
            <text:p>3,92E-008</text:p>
          </table:table-cell>
          <table:table-cell office:value-type="float" office:value="0.00109766">
            <text:p>0,00109766</text:p>
          </table:table-cell>
          <table:table-cell/>
        </table:table-row>
        <table:table-row table:style-name="ro1">
          <table:table-cell office:value-type="float" office:value="0.00920001">
            <text:p>0,00920001</text:p>
          </table:table-cell>
          <table:table-cell office:value-type="float" office:value="0.119979">
            <text:p>0,119979</text:p>
          </table:table-cell>
          <table:table-cell office:value-type="float" office:value="0.000000100944">
            <text:p>1,01E-007</text:p>
          </table:table-cell>
          <table:table-cell office:value-type="float" office:value="0.00112358">
            <text:p>0,00112358</text:p>
          </table:table-cell>
          <table:table-cell/>
        </table:table-row>
        <table:table-row table:style-name="ro1">
          <table:table-cell office:value-type="float" office:value="0.00922501">
            <text:p>0,00922501</text:p>
          </table:table-cell>
          <table:table-cell office:value-type="float" office:value="0.141351">
            <text:p>0,141351</text:p>
          </table:table-cell>
          <table:table-cell office:value-type="float" office:value="0.000000229651">
            <text:p>2,30E-007</text:p>
          </table:table-cell>
          <table:table-cell office:value-type="float" office:value="0.00114635">
            <text:p>0,00114635</text:p>
          </table:table-cell>
          <table:table-cell/>
        </table:table-row>
        <table:table-row table:style-name="ro1">
          <table:table-cell office:value-type="float" office:value="0.00925001">
            <text:p>0,00925001</text:p>
          </table:table-cell>
          <table:table-cell office:value-type="float" office:value="0.158782">
            <text:p>0,158782</text:p>
          </table:table-cell>
          <table:table-cell office:value-type="float" office:value="0.000000448986">
            <text:p>4,49E-007</text:p>
          </table:table-cell>
          <table:table-cell office:value-type="float" office:value="0.00116508">
            <text:p>0,00116508</text:p>
          </table:table-cell>
          <table:table-cell/>
        </table:table-row>
        <table:table-row table:style-name="ro1">
          <table:table-cell office:value-type="float" office:value="0.00927501">
            <text:p>0,00927501</text:p>
          </table:table-cell>
          <table:table-cell office:value-type="float" office:value="0.171668">
            <text:p>0,171668</text:p>
          </table:table-cell>
          <table:table-cell office:value-type="float" office:value="0.000000737023">
            <text:p>7,37E-007</text:p>
          </table:table-cell>
          <table:table-cell office:value-type="float" office:value="0.00117904">
            <text:p>0,00117904</text:p>
          </table:table-cell>
          <table:table-cell/>
        </table:table-row>
        <table:table-row table:style-name="ro1">
          <table:table-cell office:value-type="float" office:value="0.00930001">
            <text:p>0,00930001</text:p>
          </table:table-cell>
          <table:table-cell office:value-type="float" office:value="0.17954">
            <text:p>0,17954</text:p>
          </table:table-cell>
          <table:table-cell office:value-type="float" office:value="0.000000997622">
            <text:p>9,98E-007</text:p>
          </table:table-cell>
          <table:table-cell office:value-type="float" office:value="0.0011876">
            <text:p>0,0011876</text:p>
          </table:table-cell>
          <table:table-cell/>
        </table:table-row>
        <table:table-row table:style-name="ro1">
          <table:table-cell office:value-type="float" office:value="0.00932501">
            <text:p>0,00932501</text:p>
          </table:table-cell>
          <table:table-cell office:value-type="float" office:value="0.182078">
            <text:p>0,182078</text:p>
          </table:table-cell>
          <table:table-cell office:value-type="float" office:value="0.00000109994">
            <text:p>1,10E-006</text:p>
          </table:table-cell>
          <table:table-cell office:value-type="float" office:value="0.00119037">
            <text:p>0,00119037</text:p>
          </table:table-cell>
          <table:table-cell/>
        </table:table-row>
        <table:table-row table:style-name="ro1">
          <table:table-cell office:value-type="float" office:value="0.00935001">
            <text:p>0,00935001</text:p>
          </table:table-cell>
          <table:table-cell office:value-type="float" office:value="0.179129">
            <text:p>0,179129</text:p>
          </table:table-cell>
          <table:table-cell office:value-type="float" office:value="0.00000098198">
            <text:p>9,82E-007</text:p>
          </table:table-cell>
          <table:table-cell office:value-type="float" office:value="0.00118715">
            <text:p>0,00118715</text:p>
          </table:table-cell>
          <table:table-cell/>
        </table:table-row>
        <table:table-row table:style-name="ro1">
          <table:table-cell office:value-type="float" office:value="0.00937502">
            <text:p>0,00937502</text:p>
          </table:table-cell>
          <table:table-cell office:value-type="float" office:value="0.170707">
            <text:p>0,170707</text:p>
          </table:table-cell>
          <table:table-cell office:value-type="float" office:value="0.000000710288">
            <text:p>7,10E-007</text:p>
          </table:table-cell>
          <table:table-cell office:value-type="float" office:value="0.00117799">
            <text:p>0,00117799</text:p>
          </table:table-cell>
          <table:table-cell/>
        </table:table-row>
        <table:table-row table:style-name="ro1">
          <table:table-cell office:value-type="float" office:value="0.00940002">
            <text:p>0,00940002</text:p>
          </table:table-cell>
          <table:table-cell office:value-type="float" office:value="0.157002">
            <text:p>0,157002</text:p>
          </table:table-cell>
          <table:table-cell office:value-type="float" office:value="0.000000419283">
            <text:p>4,19E-007</text:p>
          </table:table-cell>
          <table:table-cell office:value-type="float" office:value="0.00116316">
            <text:p>0,00116316</text:p>
          </table:table-cell>
          <table:table-cell/>
        </table:table-row>
        <table:table-row table:style-name="ro1">
          <table:table-cell office:value-type="float" office:value="0.00942502">
            <text:p>0,00942502</text:p>
          </table:table-cell>
          <table:table-cell office:value-type="float" office:value="0.13837">
            <text:p>0,13837</text:p>
          </table:table-cell>
          <table:table-cell office:value-type="float" office:value="0.000000204776">
            <text:p>2,05E-007</text:p>
          </table:table-cell>
          <table:table-cell office:value-type="float" office:value="0.00114316">
            <text:p>0,00114316</text:p>
          </table:table-cell>
          <table:table-cell/>
        </table:table-row>
        <table:table-row table:style-name="ro1">
          <table:table-cell office:value-type="float" office:value="0.00945002">
            <text:p>0,00945002</text:p>
          </table:table-cell>
          <table:table-cell office:value-type="float" office:value="0.115326">
            <text:p>0,115326</text:p>
          </table:table-cell>
          <table:table-cell office:value-type="float" office:value="0.0000000844038">
            <text:p>8,44E-008</text:p>
          </table:table-cell>
          <table:table-cell office:value-type="float" office:value="0.00111865">
            <text:p>0,00111865</text:p>
          </table:table-cell>
          <table:table-cell/>
        </table:table-row>
        <table:table-row table:style-name="ro1">
          <table:table-cell office:value-type="float" office:value="0.00947502">
            <text:p>0,00947502</text:p>
          </table:table-cell>
          <table:table-cell office:value-type="float" office:value="0.0885301">
            <text:p>0,0885301</text:p>
          </table:table-cell>
          <table:table-cell office:value-type="float" office:value="0.0000000301144">
            <text:p>3,01E-008</text:p>
          </table:table-cell>
          <table:table-cell office:value-type="float" office:value="0.00109049">
            <text:p>0,00109049</text:p>
          </table:table-cell>
          <table:table-cell/>
        </table:table-row>
        <table:table-row table:style-name="ro1">
          <table:table-cell office:value-type="float" office:value="0.00950002">
            <text:p>0,00950002</text:p>
          </table:table-cell>
          <table:table-cell office:value-type="float" office:value="0.0587669">
            <text:p>0,0587669</text:p>
          </table:table-cell>
          <table:table-cell office:value-type="float" office:value="0.00000000958564">
            <text:p>9,59E-009</text:p>
          </table:table-cell>
          <table:table-cell office:value-type="float" office:value="0.00105963">
            <text:p>0,00105963</text:p>
          </table:table-cell>
          <table:table-cell/>
        </table:table-row>
        <table:table-row table:style-name="ro1">
          <table:table-cell office:value-type="float" office:value="0.00952502">
            <text:p>0,00952502</text:p>
          </table:table-cell>
          <table:table-cell office:value-type="float" office:value="0.0269218">
            <text:p>0,0269218</text:p>
          </table:table-cell>
          <table:table-cell office:value-type="float" office:value="0.00000000281638">
            <text:p>2,82E-009</text:p>
          </table:table-cell>
          <table:table-cell office:value-type="float" office:value="0.0010271">
            <text:p>0,0010271</text:p>
          </table:table-cell>
          <table:table-cell/>
        </table:table-row>
        <table:table-row table:style-name="ro1">
          <table:table-cell office:value-type="float" office:value="0.00955002">
            <text:p>0,00955002</text:p>
          </table:table-cell>
          <table:table-cell office:value-type="float" office:value="-0.00604621">
            <text:p>-0,00604621</text:p>
          </table:table-cell>
          <table:table-cell office:value-type="float" office:value="0.000000000792513">
            <text:p>7,93E-010</text:p>
          </table:table-cell>
          <table:table-cell office:value-type="float" office:value="0.000993963">
            <text:p>0,000993963</text:p>
          </table:table-cell>
          <table:table-cell/>
        </table:table-row>
        <table:table-row table:style-name="ro1">
          <table:table-cell office:value-type="float" office:value="0.00957502">
            <text:p>0,00957502</text:p>
          </table:table-cell>
          <table:table-cell office:value-type="float" office:value="-0.0391339">
            <text:p>-0,0391339</text:p>
          </table:table-cell>
          <table:table-cell office:value-type="float" office:value="0.000000000221984">
            <text:p>2,22E-010</text:p>
          </table:table-cell>
          <table:table-cell office:value-type="float" office:value="0.000961249">
            <text:p>0,000961249</text:p>
          </table:table-cell>
          <table:table-cell/>
        </table:table-row>
        <table:table-row table:style-name="ro1">
          <table:table-cell office:value-type="float" office:value="0.00960002">
            <text:p>0,00960002</text:p>
          </table:table-cell>
          <table:table-cell office:value-type="float" office:value="-0.0713256">
            <text:p>-0,0713256</text:p>
          </table:table-cell>
          <table:table-cell office:value-type="float" office:value="0.000000000064358">
            <text:p>6,44E-011</text:p>
          </table:table-cell>
          <table:table-cell office:value-type="float" office:value="0.000929946">
            <text:p>0,000929946</text:p>
          </table:table-cell>
          <table:table-cell/>
        </table:table-row>
        <table:table-row table:style-name="ro1">
          <table:table-cell office:value-type="float" office:value="0.00962502">
            <text:p>0,00962502</text:p>
          </table:table-cell>
          <table:table-cell office:value-type="float" office:value="-0.101626">
            <text:p>-0,101626</text:p>
          </table:table-cell>
          <table:table-cell office:value-type="float" office:value="0.000000000020067">
            <text:p>2,01E-011</text:p>
          </table:table-cell>
          <table:table-cell office:value-type="float" office:value="0.000900956">
            <text:p>0,000900956</text:p>
          </table:table-cell>
          <table:table-cell/>
        </table:table-row>
        <table:table-row table:style-name="ro1">
          <table:table-cell office:value-type="float" office:value="0.00965002">
            <text:p>0,00965002</text:p>
          </table:table-cell>
          <table:table-cell office:value-type="float" office:value="-0.129089">
            <text:p>-0,129089</text:p>
          </table:table-cell>
          <table:table-cell office:value-type="float" office:value="0.00000000000697816">
            <text:p>6,98E-012</text:p>
          </table:table-cell>
          <table:table-cell office:value-type="float" office:value="0.000875077">
            <text:p>0,000875077</text:p>
          </table:table-cell>
          <table:table-cell/>
        </table:table-row>
        <table:table-row table:style-name="ro1">
          <table:table-cell office:value-type="float" office:value="0.00967502">
            <text:p>0,00967502</text:p>
          </table:table-cell>
          <table:table-cell office:value-type="float" office:value="-0.152854">
            <text:p>-0,152854</text:p>
          </table:table-cell>
          <table:table-cell office:value-type="float" office:value="0.00000000000279762">
            <text:p>2,80E-012</text:p>
          </table:table-cell>
          <table:table-cell office:value-type="float" office:value="0.000852987">
            <text:p>0,000852987</text:p>
          </table:table-cell>
          <table:table-cell/>
        </table:table-row>
        <table:table-row table:style-name="ro1">
          <table:table-cell office:value-type="float" office:value="0.00970002">
            <text:p>0,00970002</text:p>
          </table:table-cell>
          <table:table-cell office:value-type="float" office:value="-0.172165">
            <text:p>-0,172165</text:p>
          </table:table-cell>
          <table:table-cell office:value-type="float" office:value="0.0000000000013311">
            <text:p>1,33E-012</text:p>
          </table:table-cell>
          <table:table-cell office:value-type="float" office:value="0.000835245">
            <text:p>0,000835245</text:p>
          </table:table-cell>
          <table:table-cell/>
        </table:table-row>
        <table:table-row table:style-name="ro1">
          <table:table-cell office:value-type="float" office:value="0.00972502">
            <text:p>0,00972502</text:p>
          </table:table-cell>
          <table:table-cell office:value-type="float" office:value="-0.186405">
            <text:p>-0,186405</text:p>
          </table:table-cell>
          <table:table-cell office:value-type="float" office:value="0.000000000000769752">
            <text:p>7,70E-013</text:p>
          </table:table-cell>
          <table:table-cell office:value-type="float" office:value="0.000822281">
            <text:p>0,000822281</text:p>
          </table:table-cell>
          <table:table-cell/>
        </table:table-row>
        <table:table-row table:style-name="ro1">
          <table:table-cell office:value-type="float" office:value="0.00975002">
            <text:p>0,00975002</text:p>
          </table:table-cell>
          <table:table-cell office:value-type="float" office:value="-0.195109">
            <text:p>-0,195109</text:p>
          </table:table-cell>
          <table:table-cell office:value-type="float" office:value="0.000000000000550775">
            <text:p>5,51E-013</text:p>
          </table:table-cell>
          <table:table-cell office:value-type="float" office:value="0.000814408">
            <text:p>0,000814408</text:p>
          </table:table-cell>
          <table:table-cell/>
        </table:table-row>
        <table:table-row table:style-name="ro1">
          <table:table-cell office:value-type="float" office:value="0.00977502">
            <text:p>0,00977502</text:p>
          </table:table-cell>
          <table:table-cell office:value-type="float" office:value="-0.19798">
            <text:p>-0,19798</text:p>
          </table:table-cell>
          <table:table-cell office:value-type="float" office:value="0.000000000000493186">
            <text:p>4,93E-013</text:p>
          </table:table-cell>
          <table:table-cell office:value-type="float" office:value="0.000811819">
            <text:p>0,000811819</text:p>
          </table:table-cell>
          <table:table-cell/>
        </table:table-row>
        <table:table-row table:style-name="ro1">
          <table:table-cell office:value-type="float" office:value="0.00980002">
            <text:p>0,00980002</text:p>
          </table:table-cell>
          <table:table-cell office:value-type="float" office:value="-0.194905">
            <text:p>-0,194905</text:p>
          </table:table-cell>
          <table:table-cell office:value-type="float" office:value="0.000000000000555111">
            <text:p>5,55E-013</text:p>
          </table:table-cell>
          <table:table-cell office:value-type="float" office:value="0.000814592">
            <text:p>0,000814592</text:p>
          </table:table-cell>
          <table:table-cell/>
        </table:table-row>
        <table:table-row table:style-name="ro1">
          <table:table-cell office:value-type="float" office:value="0.00982502">
            <text:p>0,00982502</text:p>
          </table:table-cell>
          <table:table-cell office:value-type="float" office:value="-0.185952">
            <text:p>-0,185952</text:p>
          </table:table-cell>
          <table:table-cell office:value-type="float" office:value="0.000000000000783294">
            <text:p>7,83E-013</text:p>
          </table:table-cell>
          <table:table-cell office:value-type="float" office:value="0.000822692">
            <text:p>0,000822692</text:p>
          </table:table-cell>
          <table:table-cell/>
        </table:table-row>
        <table:table-row table:style-name="ro1">
          <table:table-cell office:value-type="float" office:value="0.00985002">
            <text:p>0,00985002</text:p>
          </table:table-cell>
          <table:table-cell office:value-type="float" office:value="-0.171374">
            <text:p>-0,171374</text:p>
          </table:table-cell>
          <table:table-cell office:value-type="float" office:value="0.00000000000137224">
            <text:p>1,37E-012</text:p>
          </table:table-cell>
          <table:table-cell office:value-type="float" office:value="0.000835968">
            <text:p>0,000835968</text:p>
          </table:table-cell>
          <table:table-cell/>
        </table:table-row>
        <table:table-row table:style-name="ro1">
          <table:table-cell office:value-type="float" office:value="0.00987502">
            <text:p>0,00987502</text:p>
          </table:table-cell>
          <table:table-cell office:value-type="float" office:value="-0.151599">
            <text:p>-0,151599</text:p>
          </table:table-cell>
          <table:table-cell office:value-type="float" office:value="0.00000000000293596">
            <text:p>2,94E-012</text:p>
          </table:table-cell>
          <table:table-cell office:value-type="float" office:value="0.000854147">
            <text:p>0,000854147</text:p>
          </table:table-cell>
          <table:table-cell/>
        </table:table-row>
        <table:table-row table:style-name="ro1">
          <table:table-cell office:value-type="float" office:value="0.00990002">
            <text:p>0,00990002</text:p>
          </table:table-cell>
          <table:table-cell office:value-type="float" office:value="-0.127217">
            <text:p>-0,127217</text:p>
          </table:table-cell>
          <table:table-cell office:value-type="float" office:value="0.00000000000749932">
            <text:p>7,50E-012</text:p>
          </table:table-cell>
          <table:table-cell office:value-type="float" office:value="0.000876829">
            <text:p>0,000876829</text:p>
          </table:table-cell>
          <table:table-cell/>
        </table:table-row>
        <table:table-row table:style-name="ro1">
          <table:table-cell office:value-type="float" office:value="0.00992502">
            <text:p>0,00992502</text:p>
          </table:table-cell>
          <table:table-cell office:value-type="float" office:value="-0.0989623">
            <text:p>-0,0989623</text:p>
          </table:table-cell>
          <table:table-cell office:value-type="float" office:value="0.0000000000222315">
            <text:p>2,22E-011</text:p>
          </table:table-cell>
          <table:table-cell office:value-type="float" office:value="0.000903486">
            <text:p>0,000903486</text:p>
          </table:table-cell>
          <table:table-cell/>
        </table:table-row>
        <table:table-row table:style-name="ro1">
          <table:table-cell office:value-type="float" office:value="0.00995003">
            <text:p>0,00995003</text:p>
          </table:table-cell>
          <table:table-cell office:value-type="float" office:value="-0.0676926">
            <text:p>-0,0676926</text:p>
          </table:table-cell>
          <table:table-cell office:value-type="float" office:value="0.0000000000740095">
            <text:p>7,40E-011</text:p>
          </table:table-cell>
          <table:table-cell office:value-type="float" office:value="0.000933453">
            <text:p>0,000933453</text:p>
          </table:table-cell>
          <table:table-cell/>
        </table:table-row>
        <table:table-row table:style-name="ro1">
          <table:table-cell office:value-type="float" office:value="0.00997503">
            <text:p>0,00997503</text:p>
          </table:table-cell>
          <table:table-cell office:value-type="float" office:value="-0.0343584">
            <text:p>-0,0343584</text:p>
          </table:table-cell>
          <table:table-cell office:value-type="float" office:value="0.000000000266741">
            <text:p>2,67E-010</text:p>
          </table:table-cell>
          <table:table-cell office:value-type="float" office:value="0.000965937">
            <text:p>0,000965937</text:p>
          </table:table-cell>
          <table:table-cell/>
        </table:table-row>
        <table:table-row table:style-name="ro1">
          <table:table-cell office:value-type="float" office:value="0.01">
            <text:p>0,01</text:p>
          </table:table-cell>
          <table:table-cell table:style-name="ce1" office:value-type="float" office:value="0.0000240615">
            <text:p>2,41E-005</text:p>
          </table:table-cell>
          <table:table-cell office:value-type="float" office:value="0.00000000100093">
            <text:p>1,00E-009</text:p>
          </table:table-cell>
          <table:table-cell office:value-type="float" office:value="0.00100002">
            <text:p>0,00100002</text:p>
          </table:table-cell>
          <table:table-cell/>
        </table:table-row>
        <table:table-row table:style-name="ro1">
          <table:table-cell office:value-type="float" office:value="0.010025">
            <text:p>0,010025</text:p>
          </table:table-cell>
          <table:table-cell office:value-type="float" office:value="0.0344058">
            <text:p>0,0344058</text:p>
          </table:table-cell>
          <table:table-cell office:value-type="float" office:value="0.0000000037558">
            <text:p>3,76E-009</text:p>
          </table:table-cell>
          <table:table-cell office:value-type="float" office:value="0.0010347">
            <text:p>0,0010347</text:p>
          </table:table-cell>
          <table:table-cell/>
        </table:table-row>
        <table:table-row table:style-name="ro1">
          <table:table-cell office:value-type="float" office:value="0.01005">
            <text:p>0,01005</text:p>
          </table:table-cell>
          <table:table-cell office:value-type="float" office:value="0.0677378">
            <text:p>0,0677378</text:p>
          </table:table-cell>
          <table:table-cell office:value-type="float" office:value="0.0000000135353">
            <text:p>1,35E-008</text:p>
          </table:table-cell>
          <table:table-cell office:value-type="float" office:value="0.00106888">
            <text:p>0,00106888</text:p>
          </table:table-cell>
          <table:table-cell/>
        </table:table-row>
        <table:table-row table:style-name="ro1">
          <table:table-cell office:value-type="float" office:value="0.010075">
            <text:p>0,010075</text:p>
          </table:table-cell>
          <table:table-cell office:value-type="float" office:value="0.099004">
            <text:p>0,099004</text:p>
          </table:table-cell>
          <table:table-cell office:value-type="float" office:value="0.0000000450533">
            <text:p>4,51E-008</text:p>
          </table:table-cell>
          <table:table-cell office:value-type="float" office:value="0.00110145">
            <text:p>0,00110145</text:p>
          </table:table-cell>
          <table:table-cell/>
        </table:table-row>
        <table:table-row table:style-name="ro1">
          <table:table-cell office:value-type="float" office:value="0.0101">
            <text:p>0,0101</text:p>
          </table:table-cell>
          <table:table-cell office:value-type="float" office:value="0.127253">
            <text:p>0,127253</text:p>
          </table:table-cell>
          <table:table-cell office:value-type="float" office:value="0.000000133534">
            <text:p>1,34E-007</text:p>
          </table:table-cell>
          <table:table-cell office:value-type="float" office:value="0.0011313">
            <text:p>0,0011313</text:p>
          </table:table-cell>
          <table:table-cell/>
        </table:table-row>
        <table:table-row table:style-name="ro1">
          <table:table-cell office:value-type="float" office:value="0.010125">
            <text:p>0,010125</text:p>
          </table:table-cell>
          <table:table-cell office:value-type="float" office:value="0.15163">
            <text:p>0,15163</text:p>
          </table:table-cell>
          <table:table-cell office:value-type="float" office:value="0.000000341009">
            <text:p>3,41E-007</text:p>
          </table:table-cell>
          <table:table-cell office:value-type="float" office:value="0.00115738">
            <text:p>0,00115738</text:p>
          </table:table-cell>
          <table:table-cell/>
        </table:table-row>
        <table:table-row table:style-name="ro1">
          <table:table-cell office:value-type="float" office:value="0.01015">
            <text:p>0,01015</text:p>
          </table:table-cell>
          <table:table-cell office:value-type="float" office:value="0.171398">
            <text:p>0,171398</text:p>
          </table:table-cell>
          <table:table-cell office:value-type="float" office:value="0.000000729409">
            <text:p>7,29E-007</text:p>
          </table:table-cell>
          <table:table-cell office:value-type="float" office:value="0.00117874">
            <text:p>0,00117874</text:p>
          </table:table-cell>
          <table:table-cell/>
        </table:table-row>
        <table:table-row table:style-name="ro1">
          <table:table-cell office:value-type="float" office:value="0.010175">
            <text:p>0,010175</text:p>
          </table:table-cell>
          <table:table-cell office:value-type="float" office:value="0.185969">
            <text:p>0,185969</text:p>
          </table:table-cell>
          <table:table-cell office:value-type="float" office:value="0.00000127747">
            <text:p>1,28E-006</text:p>
          </table:table-cell>
          <table:table-cell office:value-type="float" office:value="0.00119461">
            <text:p>0,00119461</text:p>
          </table:table-cell>
          <table:table-cell/>
        </table:table-row>
        <table:table-row table:style-name="ro1">
          <table:table-cell office:value-type="float" office:value="0.0102">
            <text:p>0,0102</text:p>
          </table:table-cell>
          <table:table-cell office:value-type="float" office:value="0.194913">
            <text:p>0,194913</text:p>
          </table:table-cell>
          <table:table-cell office:value-type="float" office:value="0.00000180202">
            <text:p>1,80E-006</text:p>
          </table:table-cell>
          <table:table-cell office:value-type="float" office:value="0.00120441">
            <text:p>0,00120441</text:p>
          </table:table-cell>
          <table:table-cell/>
        </table:table-row>
        <table:table-row table:style-name="ro1">
          <table:table-cell office:value-type="float" office:value="0.010225">
            <text:p>0,010225</text:p>
          </table:table-cell>
          <table:table-cell office:value-type="float" office:value="0.19798">
            <text:p>0,19798</text:p>
          </table:table-cell>
          <table:table-cell office:value-type="float" office:value="0.00000202764">
            <text:p>2,03E-006</text:p>
          </table:table-cell>
          <table:table-cell office:value-type="float" office:value="0.00120778">
            <text:p>0,00120778</text:p>
          </table:table-cell>
          <table:table-cell/>
        </table:table-row>
        <table:table-row table:style-name="ro1">
          <table:table-cell office:value-type="float" office:value="0.01025">
            <text:p>0,01025</text:p>
          </table:table-cell>
          <table:table-cell office:value-type="float" office:value="0.195101">
            <text:p>0,195101</text:p>
          </table:table-cell>
          <table:table-cell office:value-type="float" office:value="0.00000181506">
            <text:p>1,82E-006</text:p>
          </table:table-cell>
          <table:table-cell office:value-type="float" office:value="0.00120462">
            <text:p>0,00120462</text:p>
          </table:table-cell>
          <table:table-cell/>
        </table:table-row>
        <table:table-row table:style-name="ro1">
          <table:table-cell office:value-type="float" office:value="0.010275">
            <text:p>0,010275</text:p>
          </table:table-cell>
          <table:table-cell office:value-type="float" office:value="0.186389">
            <text:p>0,186389</text:p>
          </table:table-cell>
          <table:table-cell office:value-type="float" office:value="0.00000129832">
            <text:p>1,30E-006</text:p>
          </table:table-cell>
          <table:table-cell office:value-type="float" office:value="0.00119507">
            <text:p>0,00119507</text:p>
          </table:table-cell>
          <table:table-cell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172142">
            <text:p>0,172142</text:p>
          </table:table-cell>
          <table:table-cell office:value-type="float" office:value="0.000000750579">
            <text:p>7,51E-007</text:p>
          </table:table-cell>
          <table:table-cell office:value-type="float" office:value="0.00117955">
            <text:p>0,00117955</text:p>
          </table:table-cell>
          <table:table-cell/>
        </table:table-row>
        <table:table-row table:style-name="ro1">
          <table:table-cell office:value-type="float" office:value="0.010325">
            <text:p>0,010325</text:p>
          </table:table-cell>
          <table:table-cell office:value-type="float" office:value="0.152823">
            <text:p>0,152823</text:p>
          </table:table-cell>
          <table:table-cell office:value-type="float" office:value="0.000000357032">
            <text:p>3,57E-007</text:p>
          </table:table-cell>
          <table:table-cell office:value-type="float" office:value="0.00115866">
            <text:p>0,00115866</text:p>
          </table:table-cell>
          <table:table-cell/>
        </table:table-row>
        <table:table-row table:style-name="ro1">
          <table:table-cell office:value-type="float" office:value="0.01035">
            <text:p>0,01035</text:p>
          </table:table-cell>
          <table:table-cell office:value-type="float" office:value="0.129053">
            <text:p>0,129053</text:p>
          </table:table-cell>
          <table:table-cell office:value-type="float" office:value="0.000000143107">
            <text:p>1,43E-007</text:p>
          </table:table-cell>
          <table:table-cell office:value-type="float" office:value="0.00113322">
            <text:p>0,00113322</text:p>
          </table:table-cell>
          <table:table-cell/>
        </table:table-row>
        <table:table-row table:style-name="ro1">
          <table:table-cell office:value-type="float" office:value="0.010375">
            <text:p>0,010375</text:p>
          </table:table-cell>
          <table:table-cell office:value-type="float" office:value="0.101585">
            <text:p>0,101585</text:p>
          </table:table-cell>
          <table:table-cell office:value-type="float" office:value="0.0000000497555">
            <text:p>4,98E-008</text:p>
          </table:table-cell>
          <table:table-cell office:value-type="float" office:value="0.00110417">
            <text:p>0,00110417</text:p>
          </table:table-cell>
          <table:table-cell/>
        </table:table-row>
        <table:table-row table:style-name="ro1">
          <table:table-cell office:value-type="float" office:value="0.0104">
            <text:p>0,0104</text:p>
          </table:table-cell>
          <table:table-cell office:value-type="float" office:value="0.0712819">
            <text:p>0,0712819</text:p>
          </table:table-cell>
          <table:table-cell office:value-type="float" office:value="0.000000015512">
            <text:p>1,55E-008</text:p>
          </table:table-cell>
          <table:table-cell office:value-type="float" office:value="0.00107255">
            <text:p>0,00107255</text:p>
          </table:table-cell>
          <table:table-cell/>
        </table:table-row>
        <table:table-row table:style-name="ro1">
          <table:table-cell office:value-type="float" office:value="0.010425">
            <text:p>0,010425</text:p>
          </table:table-cell>
          <table:table-cell office:value-type="float" office:value="0.0390882">
            <text:p>0,0390882</text:p>
          </table:table-cell>
          <table:table-cell office:value-type="float" office:value="0.00000000449692">
            <text:p>4,50E-009</text:p>
          </table:table-cell>
          <table:table-cell office:value-type="float" office:value="0.00103947">
            <text:p>0,00103947</text:p>
          </table:table-cell>
          <table:table-cell/>
        </table:table-row>
        <table:table-row table:style-name="ro1">
          <table:table-cell office:value-type="float" office:value="0.01045">
            <text:p>0,01045</text:p>
          </table:table-cell>
          <table:table-cell office:value-type="float" office:value="0.00599999">
            <text:p>0,00599999</text:p>
          </table:table-cell>
          <table:table-cell office:value-type="float" office:value="0.00000000125957">
            <text:p>1,26E-009</text:p>
          </table:table-cell>
          <table:table-cell office:value-type="float" office:value="0.00100601">
            <text:p>0,00100601</text:p>
          </table:table-cell>
          <table:table-cell/>
        </table:table-row>
        <table:table-row table:style-name="ro1">
          <table:table-cell office:value-type="float" office:value="0.010475">
            <text:p>0,010475</text:p>
          </table:table-cell>
          <table:table-cell office:value-type="float" office:value="-0.0269671">
            <text:p>-0,0269671</text:p>
          </table:table-cell>
          <table:table-cell office:value-type="float" office:value="0.000000000354447">
            <text:p>3,54E-010</text:p>
          </table:table-cell>
          <table:table-cell office:value-type="float" office:value="0.000973215">
            <text:p>0,000973215</text:p>
          </table:table-cell>
          <table:table-cell/>
        </table:table-row>
        <table:table-row table:style-name="ro1">
          <table:table-cell office:value-type="float" office:value="0.0105">
            <text:p>0,0105</text:p>
          </table:table-cell>
          <table:table-cell office:value-type="float" office:value="-0.05881">
            <text:p>-0,05881</text:p>
          </table:table-cell>
          <table:table-cell office:value-type="float" office:value="0.00000000010415">
            <text:p>1,04E-010</text:p>
          </table:table-cell>
          <table:table-cell office:value-type="float" office:value="0.000942055">
            <text:p>0,000942055</text:p>
          </table:table-cell>
          <table:table-cell/>
        </table:table-row>
        <table:table-row table:style-name="ro1">
          <table:table-cell office:value-type="float" office:value="0.010525">
            <text:p>0,010525</text:p>
          </table:table-cell>
          <table:table-cell office:value-type="float" office:value="-0.0885697">
            <text:p>-0,0885697</text:p>
          </table:table-cell>
          <table:table-cell office:value-type="float" office:value="0.0000000000331562">
            <text:p>3,32E-011</text:p>
          </table:table-cell>
          <table:table-cell office:value-type="float" office:value="0.000913391">
            <text:p>0,000913391</text:p>
          </table:table-cell>
          <table:table-cell/>
        </table:table-row>
        <table:table-row table:style-name="ro1">
          <table:table-cell office:value-type="float" office:value="0.01055">
            <text:p>0,01055</text:p>
          </table:table-cell>
          <table:table-cell office:value-type="float" office:value="-0.115361">
            <text:p>-0,115361</text:p>
          </table:table-cell>
          <table:table-cell office:value-type="float" office:value="0.0000000000118319">
            <text:p>1,18E-011</text:p>
          </table:table-cell>
          <table:table-cell office:value-type="float" office:value="0.000887966">
            <text:p>0,000887966</text:p>
          </table:table-cell>
          <table:table-cell/>
        </table:table-row>
        <table:table-row table:style-name="ro1">
          <table:table-cell office:value-type="float" office:value="0.010575">
            <text:p>0,010575</text:p>
          </table:table-cell>
          <table:table-cell office:value-type="float" office:value="-0.138399">
            <text:p>-0,138399</text:p>
          </table:table-cell>
          <table:table-cell office:value-type="float" office:value="0.00000000000487791">
            <text:p>4,88E-012</text:p>
          </table:table-cell>
          <table:table-cell office:value-type="float" office:value="0.00086639">
            <text:p>0,00086639</text:p>
          </table:table-cell>
          <table:table-cell/>
        </table:table-row>
        <table:table-row table:style-name="ro1">
          <table:table-cell office:value-type="float" office:value="0.0106">
            <text:p>0,0106</text:p>
          </table:table-cell>
          <table:table-cell office:value-type="float" office:value="-0.157025">
            <text:p>-0,157025</text:p>
          </table:table-cell>
          <table:table-cell office:value-type="float" office:value="0.00000000000238295">
            <text:p>2,38E-012</text:p>
          </table:table-cell>
          <table:table-cell office:value-type="float" office:value="0.000849139">
            <text:p>0,000849139</text:p>
          </table:table-cell>
          <table:table-cell/>
        </table:table-row>
        <table:table-row table:style-name="ro1">
          <table:table-cell office:value-type="float" office:value="0.010625">
            <text:p>0,010625</text:p>
          </table:table-cell>
          <table:table-cell office:value-type="float" office:value="-0.170723">
            <text:p>-0,170723</text:p>
          </table:table-cell>
          <table:table-cell office:value-type="float" office:value="0.00000000000140704">
            <text:p>1,41E-012</text:p>
          </table:table-cell>
          <table:table-cell office:value-type="float" office:value="0.000836564">
            <text:p>0,000836564</text:p>
          </table:table-cell>
          <table:table-cell/>
        </table:table-row>
        <table:table-row table:style-name="ro1">
          <table:table-cell office:value-type="float" office:value="0.01065">
            <text:p>0,01065</text:p>
          </table:table-cell>
          <table:table-cell office:value-type="float" office:value="-0.179137">
            <text:p>-0,179137</text:p>
          </table:table-cell>
          <table:table-cell office:value-type="float" office:value="0.00000000000101804">
            <text:p>1,02E-012</text:p>
          </table:table-cell>
          <table:table-cell office:value-type="float" office:value="0.000828886">
            <text:p>0,000828886</text:p>
          </table:table-cell>
          <table:table-cell/>
        </table:table-row>
        <table:table-row table:style-name="ro1">
          <table:table-cell office:value-type="float" office:value="0.010675">
            <text:p>0,010675</text:p>
          </table:table-cell>
          <table:table-cell office:value-type="float" office:value="-0.182079">
            <text:p>-0,182079</text:p>
          </table:table-cell>
          <table:table-cell office:value-type="float" office:value="0.000000000000909133">
            <text:p>9,09E-013</text:p>
          </table:table-cell>
          <table:table-cell office:value-type="float" office:value="0.00082621">
            <text:p>0,00082621</text:p>
          </table:table-cell>
          <table:table-cell/>
        </table:table-row>
        <table:table-row table:style-name="ro1">
          <table:table-cell office:value-type="float" office:value="0.0107">
            <text:p>0,0107</text:p>
          </table:table-cell>
          <table:table-cell office:value-type="float" office:value="-0.179532">
            <text:p>-0,179532</text:p>
          </table:table-cell>
          <table:table-cell office:value-type="float" office:value="0.00000000000100267">
            <text:p>1,00E-012</text:p>
          </table:table-cell>
          <table:table-cell office:value-type="float" office:value="0.000828526">
            <text:p>0,000828526</text:p>
          </table:table-cell>
          <table:table-cell/>
        </table:table-row>
        <table:table-row table:style-name="ro1">
          <table:table-cell office:value-type="float" office:value="0.010725">
            <text:p>0,010725</text:p>
          </table:table-cell>
          <table:table-cell office:value-type="float" office:value="-0.171654">
            <text:p>-0,171654</text:p>
          </table:table-cell>
          <table:table-cell office:value-type="float" office:value="0.00000000000135757">
            <text:p>1,36E-012</text:p>
          </table:table-cell>
          <table:table-cell office:value-type="float" office:value="0.000835713">
            <text:p>0,000835713</text:p>
          </table:table-cell>
          <table:table-cell/>
        </table:table-row>
        <table:table-row table:style-name="ro1">
          <table:table-cell office:value-type="float" office:value="0.01075">
            <text:p>0,01075</text:p>
          </table:table-cell>
          <table:table-cell office:value-type="float" office:value="-0.158761">
            <text:p>-0,158761</text:p>
          </table:table-cell>
          <table:table-cell office:value-type="float" office:value="0.00000000000222906">
            <text:p>2,23E-012</text:p>
          </table:table-cell>
          <table:table-cell office:value-type="float" office:value="0.000847541">
            <text:p>0,000847541</text:p>
          </table:table-cell>
          <table:table-cell/>
        </table:table-row>
        <table:table-row table:style-name="ro1">
          <table:table-cell office:value-type="float" office:value="0.010775">
            <text:p>0,010775</text:p>
          </table:table-cell>
          <table:table-cell office:value-type="float" office:value="-0.141323">
            <text:p>-0,141323</text:p>
          </table:table-cell>
          <table:table-cell office:value-type="float" office:value="0.00000000000435898">
            <text:p>4,36E-012</text:p>
          </table:table-cell>
          <table:table-cell office:value-type="float" office:value="0.00086367">
            <text:p>0,00086367</text:p>
          </table:table-cell>
          <table:table-cell/>
        </table:table-row>
        <table:table-row table:style-name="ro1">
          <table:table-cell office:value-type="float" office:value="0.0108">
            <text:p>0,0108</text:p>
          </table:table-cell>
          <table:table-cell office:value-type="float" office:value="-0.119947">
            <text:p>-0,119947</text:p>
          </table:table-cell>
          <table:table-cell office:value-type="float" office:value="0.00000000000991871">
            <text:p>9,92E-012</text:p>
          </table:table-cell>
          <table:table-cell office:value-type="float" office:value="0.00088365">
            <text:p>0,00088365</text:p>
          </table:table-cell>
          <table:table-cell/>
        </table:table-row>
        <table:table-row table:style-name="ro1">
          <table:table-cell office:value-type="float" office:value="0.010825">
            <text:p>0,010825</text:p>
          </table:table-cell>
          <table:table-cell office:value-type="float" office:value="-0.0953479">
            <text:p>-0,0953479</text:p>
          </table:table-cell>
          <table:table-cell office:value-type="float" office:value="0.0000000000255472">
            <text:p>2,55E-011</text:p>
          </table:table-cell>
          <table:table-cell office:value-type="float" office:value="0.000906925">
            <text:p>0,000906925</text:p>
          </table:table-cell>
          <table:table-cell/>
        </table:table-row>
        <table:table-row table:style-name="ro1">
          <table:table-cell office:value-type="float" office:value="0.01085">
            <text:p>0,01085</text:p>
          </table:table-cell>
          <table:table-cell office:value-type="float" office:value="-0.0683336">
            <text:p>-0,0683336</text:p>
          </table:table-cell>
          <table:table-cell office:value-type="float" office:value="0.0000000000722071">
            <text:p>7,22E-011</text:p>
          </table:table-cell>
          <table:table-cell office:value-type="float" office:value="0.000932834">
            <text:p>0,000932834</text:p>
          </table:table-cell>
          <table:table-cell/>
        </table:table-row>
        <table:table-row table:style-name="ro1">
          <table:table-cell office:value-type="float" office:value="0.010875">
            <text:p>0,010875</text:p>
          </table:table-cell>
          <table:table-cell office:value-type="float" office:value="-0.0397724">
            <text:p>-0,0397724</text:p>
          </table:table-cell>
          <table:table-cell office:value-type="float" office:value="0.000000000216599">
            <text:p>2,17E-010</text:p>
          </table:table-cell>
          <table:table-cell office:value-type="float" office:value="0.000960623">
            <text:p>0,000960623</text:p>
          </table:table-cell>
          <table:table-cell/>
        </table:table-row>
        <table:table-row table:style-name="ro1">
          <table:table-cell office:value-type="float" office:value="0.0109">
            <text:p>0,0109</text:p>
          </table:table-cell>
          <table:table-cell office:value-type="float" office:value="-0.0105659">
            <text:p>-0,0105659</text:p>
          </table:table-cell>
          <table:table-cell office:value-type="float" office:value="0.000000000666057">
            <text:p>6,66E-010</text:p>
          </table:table-cell>
          <table:table-cell office:value-type="float" office:value="0.000989462">
            <text:p>0,000989462</text:p>
          </table:table-cell>
          <table:table-cell/>
        </table:table-row>
        <table:table-row table:style-name="ro1">
          <table:table-cell office:value-type="float" office:value="0.010925">
            <text:p>0,010925</text:p>
          </table:table-cell>
          <table:table-cell office:value-type="float" office:value="0.0183802">
            <text:p>0,0183802</text:p>
          </table:table-cell>
          <table:table-cell office:value-type="float" office:value="0.00000000202776">
            <text:p>2,03E-009</text:p>
          </table:table-cell>
          <table:table-cell office:value-type="float" office:value="0.00101846">
            <text:p>0,00101846</text:p>
          </table:table-cell>
          <table:table-cell/>
        </table:table-row>
        <table:table-row table:style-name="ro1">
          <table:table-cell office:value-type="float" office:value="0.01095">
            <text:p>0,01095</text:p>
          </table:table-cell>
          <table:table-cell office:value-type="float" office:value="0.0461849">
            <text:p>0,0461849</text:p>
          </table:table-cell>
          <table:table-cell office:value-type="float" office:value="0.0000000059082">
            <text:p>5,91E-009</text:p>
          </table:table-cell>
          <table:table-cell office:value-type="float" office:value="0.00104672">
            <text:p>0,00104672</text:p>
          </table:table-cell>
          <table:table-cell/>
        </table:table-row>
        <table:table-row table:style-name="ro1">
          <table:table-cell office:value-type="float" office:value="0.010975">
            <text:p>0,010975</text:p>
          </table:table-cell>
          <table:table-cell office:value-type="float" office:value="0.0720198">
            <text:p>0,0720198</text:p>
          </table:table-cell>
          <table:table-cell office:value-type="float" office:value="0.0000000159585">
            <text:p>1,60E-008</text:p>
          </table:table-cell>
          <table:table-cell office:value-type="float" office:value="0.00107332">
            <text:p>0,001073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51345">
            <text:p>0,0951345</text:p>
          </table:table-cell>
          <table:table-cell office:value-type="float" office:value="0.0000000388232">
            <text:p>3,88E-008</text:p>
          </table:table-cell>
          <table:table-cell office:value-type="float" office:value="0.0010974">
            <text:p>0,0010974</text:p>
          </table:table-cell>
          <table:table-cell/>
        </table:table-row>
        <table:table-row table:style-name="ro1">
          <table:table-cell office:value-type="float" office:value="0.011025">
            <text:p>0,011025</text:p>
          </table:table-cell>
          <table:table-cell office:value-type="float" office:value="0.114879">
            <text:p>0,114879</text:p>
          </table:table-cell>
          <table:table-cell office:value-type="float" office:value="0.0000000829658">
            <text:p>8,30E-008</text:p>
          </table:table-cell>
          <table:table-cell office:value-type="float" office:value="0.00111818">
            <text:p>0,00111818</text:p>
          </table:table-cell>
          <table:table-cell/>
        </table:table-row>
        <table:table-row table:style-name="ro1">
          <table:table-cell office:value-type="float" office:value="0.01105">
            <text:p>0,01105</text:p>
          </table:table-cell>
          <table:table-cell office:value-type="float" office:value="0.130723">
            <text:p>0,130723</text:p>
          </table:table-cell>
          <table:table-cell office:value-type="float" office:value="0.000000152599">
            <text:p>1,53E-007</text:p>
          </table:table-cell>
          <table:table-cell office:value-type="float" office:value="0.001135">
            <text:p>0,001135</text:p>
          </table:table-cell>
          <table:table-cell/>
        </table:table-row>
        <table:table-row table:style-name="ro1">
          <table:table-cell office:value-type="float" office:value="0.011075">
            <text:p>0,011075</text:p>
          </table:table-cell>
          <table:table-cell office:value-type="float" office:value="0.14227">
            <text:p>0,14227</text:p>
          </table:table-cell>
          <table:table-cell office:value-type="float" office:value="0.00000023792">
            <text:p>2,38E-007</text:p>
          </table:table-cell>
          <table:table-cell office:value-type="float" office:value="0.00114733">
            <text:p>0,00114733</text:p>
          </table:table-cell>
          <table:table-cell/>
        </table:table-row>
        <table:table-row table:style-name="ro1">
          <table:table-cell office:value-type="float" office:value="0.0111">
            <text:p>0,0111</text:p>
          </table:table-cell>
          <table:table-cell office:value-type="float" office:value="0.149268">
            <text:p>0,149268</text:p>
          </table:table-cell>
          <table:table-cell office:value-type="float" office:value="0.000000311397">
            <text:p>3,11E-007</text:p>
          </table:table-cell>
          <table:table-cell office:value-type="float" office:value="0.00115484">
            <text:p>0,00115484</text:p>
          </table:table-cell>
          <table:table-cell/>
        </table:table-row>
        <table:table-row table:style-name="ro1">
          <table:table-cell office:value-type="float" office:value="0.011125">
            <text:p>0,011125</text:p>
          </table:table-cell>
          <table:table-cell office:value-type="float" office:value="0.151612">
            <text:p>0,151612</text:p>
          </table:table-cell>
          <table:table-cell office:value-type="float" office:value="0.000000340783">
            <text:p>3,41E-007</text:p>
          </table:table-cell>
          <table:table-cell office:value-type="float" office:value="0.00115736">
            <text:p>0,00115736</text:p>
          </table:table-cell>
          <table:table-cell/>
        </table:table-row>
        <table:table-row table:style-name="ro1">
          <table:table-cell office:value-type="float" office:value="0.01115">
            <text:p>0,01115</text:p>
          </table:table-cell>
          <table:table-cell office:value-type="float" office:value="0.14935">
            <text:p>0,14935</text:p>
          </table:table-cell>
          <table:table-cell office:value-type="float" office:value="0.000000312382">
            <text:p>3,12E-007</text:p>
          </table:table-cell>
          <table:table-cell office:value-type="float" office:value="0.00115493">
            <text:p>0,00115493</text:p>
          </table:table-cell>
          <table:table-cell/>
        </table:table-row>
        <table:table-row table:style-name="ro1">
          <table:table-cell office:value-type="float" office:value="0.011175">
            <text:p>0,011175</text:p>
          </table:table-cell>
          <table:table-cell office:value-type="float" office:value="0.142671">
            <text:p>0,142671</text:p>
          </table:table-cell>
          <table:table-cell office:value-type="float" office:value="0.000000241611">
            <text:p>2,42E-007</text:p>
          </table:table-cell>
          <table:table-cell office:value-type="float" office:value="0.00114776">
            <text:p>0,00114776</text:p>
          </table:table-cell>
          <table:table-cell/>
        </table:table-row>
        <table:table-row table:style-name="ro1">
          <table:table-cell office:value-type="float" office:value="0.0112">
            <text:p>0,0112</text:p>
          </table:table-cell>
          <table:table-cell office:value-type="float" office:value="0.1319">
            <text:p>0,1319</text:p>
          </table:table-cell>
          <table:table-cell office:value-type="float" office:value="0.000000159662">
            <text:p>1,60E-007</text:p>
          </table:table-cell>
          <table:table-cell office:value-type="float" office:value="0.00113625">
            <text:p>0,00113625</text:p>
          </table:table-cell>
          <table:table-cell/>
        </table:table-row>
        <table:table-row table:style-name="ro1">
          <table:table-cell office:value-type="float" office:value="0.011225">
            <text:p>0,011225</text:p>
          </table:table-cell>
          <table:table-cell office:value-type="float" office:value="0.117483">
            <text:p>0,117483</text:p>
          </table:table-cell>
          <table:table-cell office:value-type="float" office:value="0.0000000917054">
            <text:p>9,17E-008</text:p>
          </table:table-cell>
          <table:table-cell office:value-type="float" office:value="0.00112093">
            <text:p>0,00112093</text:p>
          </table:table-cell>
          <table:table-cell/>
        </table:table-row>
        <table:table-row table:style-name="ro1">
          <table:table-cell office:value-type="float" office:value="0.01125">
            <text:p>0,01125</text:p>
          </table:table-cell>
          <table:table-cell office:value-type="float" office:value="0.0999717">
            <text:p>0,0999717</text:p>
          </table:table-cell>
          <table:table-cell office:value-type="float" office:value="0.0000000467618">
            <text:p>4,68E-008</text:p>
          </table:table-cell>
          <table:table-cell office:value-type="float" office:value="0.00110247">
            <text:p>0,00110247</text:p>
          </table:table-cell>
          <table:table-cell/>
        </table:table-row>
        <table:table-row table:style-name="ro1">
          <table:table-cell office:value-type="float" office:value="0.011275">
            <text:p>0,011275</text:p>
          </table:table-cell>
          <table:table-cell office:value-type="float" office:value="0.0799989">
            <text:p>0,0799989</text:p>
          </table:table-cell>
          <table:table-cell office:value-type="float" office:value="0.0000000216906">
            <text:p>2,17E-008</text:p>
          </table:table-cell>
          <table:table-cell office:value-type="float" office:value="0.0010816">
            <text:p>0,0010816</text:p>
          </table:table-cell>
          <table:table-cell/>
        </table:table-row>
        <table:table-row table:style-name="ro1">
          <table:table-cell office:value-type="float" office:value="0.0113">
            <text:p>0,0113</text:p>
          </table:table-cell>
          <table:table-cell office:value-type="float" office:value="0.0582589">
            <text:p>0,0582589</text:p>
          </table:table-cell>
          <table:table-cell office:value-type="float" office:value="0.00000000940016">
            <text:p>9,40E-009</text:p>
          </table:table-cell>
          <table:table-cell office:value-type="float" office:value="0.00105911">
            <text:p>0,00105911</text:p>
          </table:table-cell>
          <table:table-cell/>
        </table:table-row>
        <table:table-row table:style-name="ro1">
          <table:table-cell office:value-type="float" office:value="0.011325">
            <text:p>0,011325</text:p>
          </table:table-cell>
          <table:table-cell office:value-type="float" office:value="0.0354823">
            <text:p>0,0354823</text:p>
          </table:table-cell>
          <table:table-cell office:value-type="float" office:value="0.00000000391456">
            <text:p>3,91E-009</text:p>
          </table:table-cell>
          <table:table-cell office:value-type="float" office:value="0.0010358">
            <text:p>0,0010358</text:p>
          </table:table-cell>
          <table:table-cell/>
        </table:table-row>
        <table:table-row table:style-name="ro1">
          <table:table-cell office:value-type="float" office:value="0.01135">
            <text:p>0,01135</text:p>
          </table:table-cell>
          <table:table-cell office:value-type="float" office:value="0.012411">
            <text:p>0,012411</text:p>
          </table:table-cell>
          <table:table-cell office:value-type="float" office:value="0.00000000161179">
            <text:p>1,61E-009</text:p>
          </table:table-cell>
          <table:table-cell office:value-type="float" office:value="0.00101245">
            <text:p>0,00101245</text:p>
          </table:table-cell>
          <table:table-cell/>
        </table:table-row>
        <table:table-row table:style-name="ro1">
          <table:table-cell office:value-type="float" office:value="0.011375">
            <text:p>0,011375</text:p>
          </table:table-cell>
          <table:table-cell office:value-type="float" office:value="-0.0102261">
            <text:p>-0,0102261</text:p>
          </table:table-cell>
          <table:table-cell office:value-type="float" office:value="0.000000000674819">
            <text:p>6,75E-010</text:p>
          </table:table-cell>
          <table:table-cell office:value-type="float" office:value="0.0009898">
            <text:p>0,0009898</text:p>
          </table:table-cell>
          <table:table-cell/>
        </table:table-row>
        <table:table-row table:style-name="ro1">
          <table:table-cell office:value-type="float" office:value="0.0114">
            <text:p>0,0114</text:p>
          </table:table-cell>
          <table:table-cell office:value-type="float" office:value="-0.0317373">
            <text:p>-0,0317373</text:p>
          </table:table-cell>
          <table:table-cell office:value-type="float" office:value="0.000000000295034">
            <text:p>2,95E-010</text:p>
          </table:table-cell>
          <table:table-cell office:value-type="float" office:value="0.000968515">
            <text:p>0,000968515</text:p>
          </table:table-cell>
          <table:table-cell/>
        </table:table-row>
        <table:table-row table:style-name="ro1">
          <table:table-cell office:value-type="float" office:value="0.011425">
            <text:p>0,011425</text:p>
          </table:table-cell>
          <table:table-cell office:value-type="float" office:value="-0.0514894">
            <text:p>-0,0514894</text:p>
          </table:table-cell>
          <table:table-cell office:value-type="float" office:value="0.000000000138019">
            <text:p>1,38E-010</text:p>
          </table:table-cell>
          <table:table-cell office:value-type="float" office:value="0.000949173">
            <text:p>0,000949173</text:p>
          </table:table-cell>
          <table:table-cell/>
        </table:table-row>
        <table:table-row table:style-name="ro1">
          <table:table-cell office:value-type="float" office:value="0.0114501">
            <text:p>0,0114501</text:p>
          </table:table-cell>
          <table:table-cell office:value-type="float" office:value="-0.0689272">
            <text:p>-0,0689272</text:p>
          </table:table-cell>
          <table:table-cell office:value-type="float" office:value="0.0000000000705772">
            <text:p>7,06E-011</text:p>
          </table:table-cell>
          <table:table-cell office:value-type="float" office:value="0.000932261">
            <text:p>0,000932261</text:p>
          </table:table-cell>
          <table:table-cell/>
        </table:table-row>
        <table:table-row table:style-name="ro1">
          <table:table-cell office:value-type="float" office:value="0.0114751">
            <text:p>0,0114751</text:p>
          </table:table-cell>
          <table:table-cell office:value-type="float" office:value="-0.0835897">
            <text:p>-0,0835897</text:p>
          </table:table-cell>
          <table:table-cell office:value-type="float" office:value="0.0000000000401559">
            <text:p>4,02E-011</text:p>
          </table:table-cell>
          <table:table-cell office:value-type="float" office:value="0.000918157">
            <text:p>0,000918157</text:p>
          </table:table-cell>
          <table:table-cell/>
        </table:table-row>
        <table:table-row table:style-name="ro1">
          <table:table-cell office:value-type="float" office:value="0.0115001">
            <text:p>0,0115001</text:p>
          </table:table-cell>
          <table:table-cell office:value-type="float" office:value="-0.0951221">
            <text:p>-0,0951221</text:p>
          </table:table-cell>
          <table:table-cell office:value-type="float" office:value="0.0000000000257701">
            <text:p>2,58E-011</text:p>
          </table:table-cell>
          <table:table-cell office:value-type="float" office:value="0.00090714">
            <text:p>0,00090714</text:p>
          </table:table-cell>
          <table:table-cell/>
        </table:table-row>
        <table:table-row table:style-name="ro1">
          <table:table-cell office:value-type="float" office:value="0.0115251">
            <text:p>0,0115251</text:p>
          </table:table-cell>
          <table:table-cell office:value-type="float" office:value="-0.103285">
            <text:p>-0,103285</text:p>
          </table:table-cell>
          <table:table-cell office:value-type="float" office:value="0.0000000000188264">
            <text:p>1,88E-011</text:p>
          </table:table-cell>
          <table:table-cell office:value-type="float" office:value="0.000899382">
            <text:p>0,000899382</text:p>
          </table:table-cell>
          <table:table-cell/>
        </table:table-row>
        <table:table-row table:style-name="ro1">
          <table:table-cell office:value-type="float" office:value="0.0115501">
            <text:p>0,0115501</text:p>
          </table:table-cell>
          <table:table-cell office:value-type="float" office:value="-0.107958">
            <text:p>-0,107958</text:p>
          </table:table-cell>
          <table:table-cell office:value-type="float" office:value="0.0000000000157293">
            <text:p>1,57E-011</text:p>
          </table:table-cell>
          <table:table-cell office:value-type="float" office:value="0.000894956">
            <text:p>0,000894956</text:p>
          </table:table-cell>
          <table:table-cell/>
        </table:table-row>
        <table:table-row table:style-name="ro1">
          <table:table-cell office:value-type="float" office:value="0.0115751">
            <text:p>0,0115751</text:p>
          </table:table-cell>
          <table:table-cell office:value-type="float" office:value="-0.109141">
            <text:p>-0,109141</text:p>
          </table:table-cell>
          <table:table-cell office:value-type="float" office:value="0.0000000000150299">
            <text:p>1,50E-011</text:p>
          </table:table-cell>
          <table:table-cell office:value-type="float" office:value="0.000893837">
            <text:p>0,000893837</text:p>
          </table:table-cell>
          <table:table-cell/>
        </table:table-row>
        <table:table-row table:style-name="ro1">
          <table:table-cell office:value-type="float" office:value="0.0116001">
            <text:p>0,0116001</text:p>
          </table:table-cell>
          <table:table-cell office:value-type="float" office:value="-0.106947">
            <text:p>-0,106947</text:p>
          </table:table-cell>
          <table:table-cell office:value-type="float" office:value="0.0000000000163528">
            <text:p>1,64E-011</text:p>
          </table:table-cell>
          <table:table-cell office:value-type="float" office:value="0.000895912">
            <text:p>0,000895912</text:p>
          </table:table-cell>
          <table:table-cell/>
        </table:table-row>
        <table:table-row table:style-name="ro1">
          <table:table-cell office:value-type="float" office:value="0.0116251">
            <text:p>0,0116251</text:p>
          </table:table-cell>
          <table:table-cell office:value-type="float" office:value="-0.1016">
            <text:p>-0,1016</text:p>
          </table:table-cell>
          <table:table-cell office:value-type="float" office:value="0.0000000000200864">
            <text:p>2,01E-011</text:p>
          </table:table-cell>
          <table:table-cell office:value-type="float" office:value="0.00090098">
            <text:p>0,00090098</text:p>
          </table:table-cell>
          <table:table-cell/>
        </table:table-row>
        <table:table-row table:style-name="ro1">
          <table:table-cell office:value-type="float" office:value="0.0116501">
            <text:p>0,0116501</text:p>
          </table:table-cell>
          <table:table-cell office:value-type="float" office:value="-0.0934184">
            <text:p>-0,0934184</text:p>
          </table:table-cell>
          <table:table-cell office:value-type="float" office:value="0.0000000000275153">
            <text:p>2,75E-011</text:p>
          </table:table-cell>
          <table:table-cell office:value-type="float" office:value="0.000908763">
            <text:p>0,000908763</text:p>
          </table:table-cell>
          <table:table-cell/>
        </table:table-row>
        <table:table-row table:style-name="ro1">
          <table:table-cell office:value-type="float" office:value="0.0116751">
            <text:p>0,0116751</text:p>
          </table:table-cell>
          <table:table-cell office:value-type="float" office:value="-0.0828009">
            <text:p>-0,0828009</text:p>
          </table:table-cell>
          <table:table-cell office:value-type="float" office:value="0.0000000000413928">
            <text:p>4,14E-011</text:p>
          </table:table-cell>
          <table:table-cell office:value-type="float" office:value="0.000918913">
            <text:p>0,000918913</text:p>
          </table:table-cell>
          <table:table-cell/>
        </table:table-row>
        <table:table-row table:style-name="ro1">
          <table:table-cell office:value-type="float" office:value="0.0117001">
            <text:p>0,0117001</text:p>
          </table:table-cell>
          <table:table-cell office:value-type="float" office:value="-0.0702127">
            <text:p>-0,0702127</text:p>
          </table:table-cell>
          <table:table-cell office:value-type="float" office:value="0.0000000000671728">
            <text:p>6,72E-011</text:p>
          </table:table-cell>
          <table:table-cell office:value-type="float" office:value="0.00093102">
            <text:p>0,00093102</text:p>
          </table:table-cell>
          <table:table-cell/>
        </table:table-row>
        <table:table-row table:style-name="ro1">
          <table:table-cell office:value-type="float" office:value="0.0117251">
            <text:p>0,0117251</text:p>
          </table:table-cell>
          <table:table-cell office:value-type="float" office:value="-0.0561645">
            <text:p>-0,0561645</text:p>
          </table:table-cell>
          <table:table-cell office:value-type="float" office:value="0.000000000115305">
            <text:p>1,15E-010</text:p>
          </table:table-cell>
          <table:table-cell office:value-type="float" office:value="0.000944624">
            <text:p>0,000944624</text:p>
          </table:table-cell>
          <table:table-cell/>
        </table:table-row>
        <table:table-row table:style-name="ro1">
          <table:table-cell office:value-type="float" office:value="0.0117501">
            <text:p>0,0117501</text:p>
          </table:table-cell>
          <table:table-cell office:value-type="float" office:value="-0.0411937">
            <text:p>-0,0411937</text:p>
          </table:table-cell>
          <table:table-cell office:value-type="float" office:value="0.000000000205076">
            <text:p>2,05E-010</text:p>
          </table:table-cell>
          <table:table-cell office:value-type="float" office:value="0.000959231">
            <text:p>0,000959231</text:p>
          </table:table-cell>
          <table:table-cell/>
        </table:table-row>
        <table:table-row table:style-name="ro1">
          <table:table-cell office:value-type="float" office:value="0.0117751">
            <text:p>0,0117751</text:p>
          </table:table-cell>
          <table:table-cell office:value-type="float" office:value="-0.0258437">
            <text:p>-0,0258437</text:p>
          </table:table-cell>
          <table:table-cell office:value-type="float" office:value="0.000000000370097">
            <text:p>3,70E-010</text:p>
          </table:table-cell>
          <table:table-cell office:value-type="float" office:value="0.000974323">
            <text:p>0,000974323</text:p>
          </table:table-cell>
          <table:table-cell/>
        </table:table-row>
        <table:table-row table:style-name="ro1">
          <table:table-cell office:value-type="float" office:value="0.0118001">
            <text:p>0,0118001</text:p>
          </table:table-cell>
          <table:table-cell office:value-type="float" office:value="-0.0106451">
            <text:p>-0,0106451</text:p>
          </table:table-cell>
          <table:table-cell office:value-type="float" office:value="0.00000000066403">
            <text:p>6,64E-010</text:p>
          </table:table-cell>
          <table:table-cell office:value-type="float" office:value="0.000989383">
            <text:p>0,000989383</text:p>
          </table:table-cell>
          <table:table-cell/>
        </table:table-row>
        <table:table-row table:style-name="ro1">
          <table:table-cell office:value-type="float" office:value="0.0118251">
            <text:p>0,0118251</text:p>
          </table:table-cell>
          <table:table-cell office:value-type="float" office:value="0.00390331">
            <text:p>0,00390331</text:p>
          </table:table-cell>
          <table:table-cell office:value-type="float" office:value="0.00000000116198">
            <text:p>1,16E-009</text:p>
          </table:table-cell>
          <table:table-cell office:value-type="float" office:value="0.00100391">
            <text:p>0,00100391</text:p>
          </table:table-cell>
          <table:table-cell/>
        </table:table-row>
        <table:table-row table:style-name="ro1">
          <table:table-cell office:value-type="float" office:value="0.0118501">
            <text:p>0,0118501</text:p>
          </table:table-cell>
          <table:table-cell office:value-type="float" office:value="0.0173511">
            <text:p>0,0173511</text:p>
          </table:table-cell>
          <table:table-cell office:value-type="float" office:value="0.00000000194907">
            <text:p>1,95E-009</text:p>
          </table:table-cell>
          <table:table-cell office:value-type="float" office:value="0.00101743">
            <text:p>0,00101743</text:p>
          </table:table-cell>
          <table:table-cell/>
        </table:table-row>
        <table:table-row table:style-name="ro1">
          <table:table-cell office:value-type="float" office:value="0.0118751">
            <text:p>0,0118751</text:p>
          </table:table-cell>
          <table:table-cell office:value-type="float" office:value="0.0293104">
            <text:p>0,0293104</text:p>
          </table:table-cell>
          <table:table-cell office:value-type="float" office:value="0.00000000308739">
            <text:p>3,09E-009</text:p>
          </table:table-cell>
          <table:table-cell office:value-type="float" office:value="0.00102953">
            <text:p>0,00102953</text:p>
          </table:table-cell>
          <table:table-cell/>
        </table:table-row>
        <table:table-row table:style-name="ro1">
          <table:table-cell office:value-type="float" office:value="0.0119001">
            <text:p>0,0119001</text:p>
          </table:table-cell>
          <table:table-cell office:value-type="float" office:value="0.0394678">
            <text:p>0,0394678</text:p>
          </table:table-cell>
          <table:table-cell office:value-type="float" office:value="0.00000000456305">
            <text:p>4,56E-009</text:p>
          </table:table-cell>
          <table:table-cell office:value-type="float" office:value="0.00103986">
            <text:p>0,00103986</text:p>
          </table:table-cell>
          <table:table-cell/>
        </table:table-row>
        <table:table-row table:style-name="ro1">
          <table:table-cell office:value-type="float" office:value="0.0119251">
            <text:p>0,0119251</text:p>
          </table:table-cell>
          <table:table-cell office:value-type="float" office:value="0.0475922">
            <text:p>0,0475922</text:p>
          </table:table-cell>
          <table:table-cell office:value-type="float" office:value="0.00000000623682">
            <text:p>6,24E-009</text:p>
          </table:table-cell>
          <table:table-cell office:value-type="float" office:value="0.00104816">
            <text:p>0,00104816</text:p>
          </table:table-cell>
          <table:table-cell/>
        </table:table-row>
        <table:table-row table:style-name="ro1">
          <table:table-cell office:value-type="float" office:value="0.0119501">
            <text:p>0,0119501</text:p>
          </table:table-cell>
          <table:table-cell office:value-type="float" office:value="0.0535405">
            <text:p>0,0535405</text:p>
          </table:table-cell>
          <table:table-cell office:value-type="float" office:value="0.0000000078401">
            <text:p>7,84E-009</text:p>
          </table:table-cell>
          <table:table-cell office:value-type="float" office:value="0.00105426">
            <text:p>0,00105426</text:p>
          </table:table-cell>
          <table:table-cell/>
        </table:table-row>
        <table:table-row table:style-name="ro1">
          <table:table-cell office:value-type="float" office:value="0.0119751">
            <text:p>0,0119751</text:p>
          </table:table-cell>
          <table:table-cell office:value-type="float" office:value="0.0572586">
            <text:p>0,0572586</text:p>
          </table:table-cell>
          <table:table-cell office:value-type="float" office:value="0.00000000904536">
            <text:p>9,05E-009</text:p>
          </table:table-cell>
          <table:table-cell office:value-type="float" office:value="0.00105808">
            <text:p>0,00105808</text:p>
          </table:table-cell>
          <table:table-cell/>
        </table:table-row>
        <table:table-row table:style-name="ro1">
          <table:table-cell office:value-type="float" office:value="0.0120001">
            <text:p>0,0120001</text:p>
          </table:table-cell>
          <table:table-cell office:value-type="float" office:value="0.0587794">
            <text:p>0,0587794</text:p>
          </table:table-cell>
          <table:table-cell office:value-type="float" office:value="0.00000000959025">
            <text:p>9,59E-009</text:p>
          </table:table-cell>
          <table:table-cell office:value-type="float" office:value="0.00105964">
            <text:p>0,00105964</text:p>
          </table:table-cell>
          <table:table-cell/>
        </table:table-row>
        <table:table-row table:style-name="ro1">
          <table:table-cell office:value-type="float" office:value="0.0120251">
            <text:p>0,0120251</text:p>
          </table:table-cell>
          <table:table-cell office:value-type="float" office:value="0.0582183">
            <text:p>0,0582183</text:p>
          </table:table-cell>
          <table:table-cell office:value-type="float" office:value="0.00000000938549">
            <text:p>9,39E-009</text:p>
          </table:table-cell>
          <table:table-cell office:value-type="float" office:value="0.00105907">
            <text:p>0,00105907</text:p>
          </table:table-cell>
          <table:table-cell/>
        </table:table-row>
        <table:table-row table:style-name="ro1">
          <table:table-cell office:value-type="float" office:value="0.0120501">
            <text:p>0,0120501</text:p>
          </table:table-cell>
          <table:table-cell office:value-type="float" office:value="0.055764">
            <text:p>0,055764</text:p>
          </table:table-cell>
          <table:table-cell office:value-type="float" office:value="0.00000000854007">
            <text:p>8,54E-009</text:p>
          </table:table-cell>
          <table:table-cell office:value-type="float" office:value="0.00105654">
            <text:p>0,00105654</text:p>
          </table:table-cell>
          <table:table-cell/>
        </table:table-row>
        <table:table-row table:style-name="ro1">
          <table:table-cell office:value-type="float" office:value="0.0120751">
            <text:p>0,0120751</text:p>
          </table:table-cell>
          <table:table-cell office:value-type="float" office:value="0.0516683">
            <text:p>0,0516683</text:p>
          </table:table-cell>
          <table:table-cell office:value-type="float" office:value="0.00000000729539">
            <text:p>7,30E-009</text:p>
          </table:table-cell>
          <table:table-cell office:value-type="float" office:value="0.00105234">
            <text:p>0,00105234</text:p>
          </table:table-cell>
          <table:table-cell/>
        </table:table-row>
        <table:table-row table:style-name="ro1">
          <table:table-cell office:value-type="float" office:value="0.0121001">
            <text:p>0,0121001</text:p>
          </table:table-cell>
          <table:table-cell office:value-type="float" office:value="0.0462329">
            <text:p>0,0462329</text:p>
          </table:table-cell>
          <table:table-cell office:value-type="float" office:value="0.00000000591913">
            <text:p>5,92E-009</text:p>
          </table:table-cell>
          <table:table-cell office:value-type="float" office:value="0.00104677">
            <text:p>0,00104677</text:p>
          </table:table-cell>
          <table:table-cell/>
        </table:table-row>
        <table:table-row table:style-name="ro1">
          <table:table-cell office:value-type="float" office:value="0.0121251">
            <text:p>0,0121251</text:p>
          </table:table-cell>
          <table:table-cell office:value-type="float" office:value="0.0397949">
            <text:p>0,0397949</text:p>
          </table:table-cell>
          <table:table-cell office:value-type="float" office:value="0.00000000462083">
            <text:p>4,62E-009</text:p>
          </table:table-cell>
          <table:table-cell office:value-type="float" office:value="0.00104019">
            <text:p>0,00104019</text:p>
          </table:table-cell>
          <table:table-cell/>
        </table:table-row>
        <table:table-row table:style-name="ro1">
          <table:table-cell office:value-type="float" office:value="0.0121501">
            <text:p>0,0121501</text:p>
          </table:table-cell>
          <table:table-cell office:value-type="float" office:value="0.0327112">
            <text:p>0,0327112</text:p>
          </table:table-cell>
          <table:table-cell office:value-type="float" office:value="0.00000000351881">
            <text:p>3,52E-009</text:p>
          </table:table-cell>
          <table:table-cell office:value-type="float" office:value="0.00103298">
            <text:p>0,00103298</text:p>
          </table:table-cell>
          <table:table-cell/>
        </table:table-row>
        <table:table-row table:style-name="ro1">
          <table:table-cell office:value-type="float" office:value="0.0121751">
            <text:p>0,0121751</text:p>
          </table:table-cell>
          <table:table-cell office:value-type="float" office:value="0.0253428">
            <text:p>0,0253428</text:p>
          </table:table-cell>
          <table:table-cell office:value-type="float" office:value="0.00000000265043">
            <text:p>2,65E-009</text:p>
          </table:table-cell>
          <table:table-cell office:value-type="float" office:value="0.0010255">
            <text:p>0,0010255</text:p>
          </table:table-cell>
          <table:table-cell/>
        </table:table-row>
        <table:table-row table:style-name="ro1">
          <table:table-cell office:value-type="float" office:value="0.0122001">
            <text:p>0,0122001</text:p>
          </table:table-cell>
          <table:table-cell office:value-type="float" office:value="0.0180392">
            <text:p>0,0180392</text:p>
          </table:table-cell>
          <table:table-cell office:value-type="float" office:value="0.00000000200134">
            <text:p>2,00E-009</text:p>
          </table:table-cell>
          <table:table-cell office:value-type="float" office:value="0.00101812">
            <text:p>0,00101812</text:p>
          </table:table-cell>
          <table:table-cell/>
        </table:table-row>
        <table:table-row table:style-name="ro1">
          <table:table-cell office:value-type="float" office:value="0.0122251">
            <text:p>0,0122251</text:p>
          </table:table-cell>
          <table:table-cell office:value-type="float" office:value="0.0111241">
            <text:p>0,0111241</text:p>
          </table:table-cell>
          <table:table-cell office:value-type="float" office:value="0.00000000153395">
            <text:p>1,53E-009</text:p>
          </table:table-cell>
          <table:table-cell office:value-type="float" office:value="0.00101115">
            <text:p>0,00101115</text:p>
          </table:table-cell>
          <table:table-cell/>
        </table:table-row>
        <table:table-row table:style-name="ro1">
          <table:table-cell office:value-type="float" office:value="0.0122501">
            <text:p>0,0122501</text:p>
          </table:table-cell>
          <table:table-cell office:value-type="float" office:value="0.00488186">
            <text:p>0,00488186</text:p>
          </table:table-cell>
          <table:table-cell office:value-type="float" office:value="0.00000000120655">
            <text:p>1,21E-009</text:p>
          </table:table-cell>
          <table:table-cell office:value-type="float" office:value="0.00100489">
            <text:p>0,00100489</text:p>
          </table:table-cell>
          <table:table-cell/>
        </table:table-row>
        <table:table-row table:style-name="ro1">
          <table:table-cell office:value-type="float" office:value="0.0122751">
            <text:p>0,0122751</text:p>
          </table:table-cell>
          <table:table-cell office:value-type="float" office:value="-0.000453043">
            <text:p>-0,000453043</text:p>
          </table:table-cell>
          <table:table-cell office:value-type="float" office:value="0.000000000982726">
            <text:p>9,83E-010</text:p>
          </table:table-cell>
          <table:table-cell office:value-type="float" office:value="0.000999547">
            <text:p>0,000999547</text:p>
          </table:table-cell>
          <table:table-cell/>
        </table:table-row>
        <table:table-row table:style-name="ro1">
          <table:table-cell office:value-type="float" office:value="0.0123001">
            <text:p>0,0123001</text:p>
          </table:table-cell>
          <table:table-cell office:value-type="float" office:value="-0.004705">
            <text:p>-0,004705</text:p>
          </table:table-cell>
          <table:table-cell office:value-type="float" office:value="0.000000000834467">
            <text:p>8,34E-010</text:p>
          </table:table-cell>
          <table:table-cell office:value-type="float" office:value="0.0009953">
            <text:p>0,0009953</text:p>
          </table:table-cell>
          <table:table-cell/>
        </table:table-row>
        <table:table-row table:style-name="ro1">
          <table:table-cell office:value-type="float" office:value="0.0123251">
            <text:p>0,0123251</text:p>
          </table:table-cell>
          <table:table-cell office:value-type="float" office:value="-0.00776302">
            <text:p>-0,00776302</text:p>
          </table:table-cell>
          <table:table-cell office:value-type="float" office:value="0.000000000741873">
            <text:p>7,42E-010</text:p>
          </table:table-cell>
          <table:table-cell office:value-type="float" office:value="0.000992252">
            <text:p>0,000992252</text:p>
          </table:table-cell>
          <table:table-cell/>
        </table:table-row>
        <table:table-row table:style-name="ro1">
          <table:table-cell office:value-type="float" office:value="0.0123501">
            <text:p>0,0123501</text:p>
          </table:table-cell>
          <table:table-cell office:value-type="float" office:value="-0.00958367">
            <text:p>-0,00958367</text:p>
          </table:table-cell>
          <table:table-cell table:style-name="ce2" office:value-type="string">
            <text:p><text:s/>6,917e-10</text:p>
          </table:table-cell>
          <table:table-cell office:value-type="float" office:value="0.000990439">
            <text:p>0,000990439</text:p>
          </table:table-cell>
          <table:table-cell/>
        </table:table-row>
        <table:table-row table:style-name="ro1">
          <table:table-cell office:value-type="float" office:value="0.0123751">
            <text:p>0,0123751</text:p>
          </table:table-cell>
          <table:table-cell office:value-type="float" office:value="-0.0101911">
            <text:p>-0,0101911</text:p>
          </table:table-cell>
          <table:table-cell office:value-type="float" office:value="0.000000000675728">
            <text:p>6,76E-010</text:p>
          </table:table-cell>
          <table:table-cell office:value-type="float" office:value="0.000989835">
            <text:p>0,000989835</text:p>
          </table:table-cell>
          <table:table-cell/>
        </table:table-row>
        <table:table-row table:style-name="ro1">
          <table:table-cell office:value-type="float" office:value="0.0124001">
            <text:p>0,0124001</text:p>
          </table:table-cell>
          <table:table-cell office:value-type="float" office:value="-0.00967387">
            <text:p>-0,00967387</text:p>
          </table:table-cell>
          <table:table-cell office:value-type="float" office:value="0.000000000689305">
            <text:p>6,89E-010</text:p>
          </table:table-cell>
          <table:table-cell office:value-type="float" office:value="0.00099035">
            <text:p>0,00099035</text:p>
          </table:table-cell>
          <table:table-cell/>
        </table:table-row>
        <table:table-row table:style-name="ro1">
          <table:table-cell office:value-type="float" office:value="0.0124251">
            <text:p>0,0124251</text:p>
          </table:table-cell>
          <table:table-cell office:value-type="float" office:value="-0.0081793">
            <text:p>-0,0081793</text:p>
          </table:table-cell>
          <table:table-cell office:value-type="float" office:value="0.000000000730089">
            <text:p>7,30E-010</text:p>
          </table:table-cell>
          <table:table-cell office:value-type="float" office:value="0.000991837">
            <text:p>0,000991837</text:p>
          </table:table-cell>
          <table:table-cell/>
        </table:table-row>
        <table:table-row table:style-name="ro1">
          <table:table-cell office:value-type="float" office:value="0.0124501">
            <text:p>0,0124501</text:p>
          </table:table-cell>
          <table:table-cell office:value-type="float" office:value="-0.00590488">
            <text:p>-0,00590488</text:p>
          </table:table-cell>
          <table:table-cell office:value-type="float" office:value="0.000000000796833">
            <text:p>7,97E-010</text:p>
          </table:table-cell>
          <table:table-cell office:value-type="float" office:value="0.000994104">
            <text:p>0,000994104</text:p>
          </table:table-cell>
          <table:table-cell/>
        </table:table-row>
        <table:table-row table:style-name="ro1">
          <table:table-cell office:value-type="float" office:value="0.0124751">
            <text:p>0,0124751</text:p>
          </table:table-cell>
          <table:table-cell office:value-type="float" office:value="-0.00308782">
            <text:p>-0,00308782</text:p>
          </table:table-cell>
          <table:table-cell office:value-type="float" office:value="0.000000000888019">
            <text:p>8,88E-010</text:p>
          </table:table-cell>
          <table:table-cell office:value-type="float" office:value="0.000996915">
            <text:p>0,000996915</text:p>
          </table:table-cell>
          <table:table-cell/>
        </table:table-row>
        <table:table-row table:style-name="ro1">
          <table:table-cell office:value-type="float" office:value="0.0125001">
            <text:p>0,0125001</text:p>
          </table:table-cell>
          <table:table-cell table:style-name="ce1" office:value-type="float" office:value="0.00000724005">
            <text:p>7,24E-006</text:p>
          </table:table-cell>
          <table:table-cell office:value-type="float" office:value="0.00000000100028">
            <text:p>1,00E-009</text:p>
          </table:table-cell>
          <table:table-cell office:value-type="float" office:value="0.00100001">
            <text:p>0,00100001</text:p>
          </table:table-cell>
          <table:table-cell/>
        </table:table-row>
        <table:table-row table:style-name="ro1">
          <table:table-cell office:value-type="float" office:value="0.0125251">
            <text:p>0,0125251</text:p>
          </table:table-cell>
          <table:table-cell office:value-type="float" office:value="0.00310165">
            <text:p>0,00310165</text:p>
          </table:table-cell>
          <table:table-cell office:value-type="float" office:value="0.0000000011267">
            <text:p>1,13E-009</text:p>
          </table:table-cell>
          <table:table-cell office:value-type="float" office:value="0.0010031">
            <text:p>0,0010031</text:p>
          </table:table-cell>
          <table:table-cell/>
        </table:table-row>
        <table:table-row table:style-name="ro1">
          <table:table-cell office:value-type="float" office:value="0.0125501">
            <text:p>0,0125501</text:p>
          </table:table-cell>
          <table:table-cell office:value-type="float" office:value="0.0059168">
            <text:p>0,0059168</text:p>
          </table:table-cell>
          <table:table-cell office:value-type="float" office:value="0.00000000125554">
            <text:p>1,26E-009</text:p>
          </table:table-cell>
          <table:table-cell office:value-type="float" office:value="0.00100593">
            <text:p>0,00100593</text:p>
          </table:table-cell>
          <table:table-cell/>
        </table:table-row>
        <table:table-row table:style-name="ro1">
          <table:table-cell office:value-type="float" office:value="0.0125751">
            <text:p>0,0125751</text:p>
          </table:table-cell>
          <table:table-cell office:value-type="float" office:value="0.00818814">
            <text:p>0,00818814</text:p>
          </table:table-cell>
          <table:table-cell office:value-type="float" office:value="0.00000000137016">
            <text:p>1,37E-009</text:p>
          </table:table-cell>
          <table:table-cell office:value-type="float" office:value="0.0010082">
            <text:p>0,0010082</text:p>
          </table:table-cell>
          <table:table-cell/>
        </table:table-row>
        <table:table-row table:style-name="ro1">
          <table:table-cell office:value-type="float" office:value="0.0126001">
            <text:p>0,0126001</text:p>
          </table:table-cell>
          <table:table-cell office:value-type="float" office:value="0.00967863">
            <text:p>0,00967863</text:p>
          </table:table-cell>
          <table:table-cell table:style-name="ce2" office:value-type="string">
            <text:p><text:s/>1,451e-09</text:p>
          </table:table-cell>
          <table:table-cell office:value-type="float" office:value="0.0010097">
            <text:p>0,0010097</text:p>
          </table:table-cell>
          <table:table-cell/>
        </table:table-row>
        <table:table-row table:style-name="ro1">
          <table:table-cell office:value-type="float" office:value="0.0126251">
            <text:p>0,0126251</text:p>
          </table:table-cell>
          <table:table-cell office:value-type="float" office:value="0.010191">
            <text:p>0,010191</text:p>
          </table:table-cell>
          <table:table-cell office:value-type="float" office:value="0.00000000147988">
            <text:p>1,48E-009</text:p>
          </table:table-cell>
          <table:table-cell office:value-type="float" office:value="0.00101022">
            <text:p>0,00101022</text:p>
          </table:table-cell>
          <table:table-cell/>
        </table:table-row>
        <table:table-row table:style-name="ro1">
          <table:table-cell office:value-type="float" office:value="0.0126501">
            <text:p>0,0126501</text:p>
          </table:table-cell>
          <table:table-cell office:value-type="float" office:value="0.0095781">
            <text:p>0,0095781</text:p>
          </table:table-cell>
          <table:table-cell office:value-type="float" office:value="0.0000000014454">
            <text:p>1,45E-009</text:p>
          </table:table-cell>
          <table:table-cell office:value-type="float" office:value="0.0010096">
            <text:p>0,0010096</text:p>
          </table:table-cell>
          <table:table-cell/>
        </table:table-row>
        <table:table-row table:style-name="ro1">
          <table:table-cell office:value-type="float" office:value="0.0126751">
            <text:p>0,0126751</text:p>
          </table:table-cell>
          <table:table-cell office:value-type="float" office:value="0.00775175">
            <text:p>0,00775175</text:p>
          </table:table-cell>
          <table:table-cell office:value-type="float" office:value="0.00000000134736">
            <text:p>1,35E-009</text:p>
          </table:table-cell>
          <table:table-cell office:value-type="float" office:value="0.00100777">
            <text:p>0,00100777</text:p>
          </table:table-cell>
          <table:table-cell/>
        </table:table-row>
        <table:table-row table:style-name="ro1">
          <table:table-cell office:value-type="float" office:value="0.0127001">
            <text:p>0,0127001</text:p>
          </table:table-cell>
          <table:table-cell office:value-type="float" office:value="0.00468809">
            <text:p>0,00468809</text:p>
          </table:table-cell>
          <table:table-cell office:value-type="float" office:value="0.00000000119759">
            <text:p>1,20E-009</text:p>
          </table:table-cell>
          <table:table-cell office:value-type="float" office:value="0.00100469">
            <text:p>0,00100469</text:p>
          </table:table-cell>
          <table:table-cell/>
        </table:table-row>
        <table:table-row table:style-name="ro1">
          <table:table-cell office:value-type="float" office:value="0.0127251">
            <text:p>0,0127251</text:p>
          </table:table-cell>
          <table:table-cell office:value-type="float" office:value="0.000430828">
            <text:p>0,000430828</text:p>
          </table:table-cell>
          <table:table-cell office:value-type="float" office:value="0.00000000101671">
            <text:p>1,02E-009</text:p>
          </table:table-cell>
          <table:table-cell office:value-type="float" office:value="0.00100043">
            <text:p>0,00100043</text:p>
          </table:table-cell>
          <table:table-cell/>
        </table:table-row>
        <table:table-row table:style-name="ro1">
          <table:table-cell office:value-type="float" office:value="0.0127501">
            <text:p>0,0127501</text:p>
          </table:table-cell>
          <table:table-cell office:value-type="float" office:value="-0.00490871">
            <text:p>-0,00490871</text:p>
          </table:table-cell>
          <table:table-cell office:value-type="float" office:value="0.000000000827955">
            <text:p>8,28E-010</text:p>
          </table:table-cell>
          <table:table-cell office:value-type="float" office:value="0.000995097">
            <text:p>0,000995097</text:p>
          </table:table-cell>
          <table:table-cell/>
        </table:table-row>
        <table:table-row table:style-name="ro1">
          <table:table-cell office:value-type="float" office:value="0.0127751">
            <text:p>0,0127751</text:p>
          </table:table-cell>
          <table:table-cell office:value-type="float" office:value="-0.0111546">
            <text:p>-0,0111546</text:p>
          </table:table-cell>
          <table:table-cell office:value-type="float" office:value="0.000000000651145">
            <text:p>6,51E-010</text:p>
          </table:table-cell>
          <table:table-cell office:value-type="float" office:value="0.000988876">
            <text:p>0,000988876</text:p>
          </table:table-cell>
          <table:table-cell/>
        </table:table-row>
        <table:table-row table:style-name="ro1">
          <table:table-cell office:value-type="float" office:value="0.0128001">
            <text:p>0,0128001</text:p>
          </table:table-cell>
          <table:table-cell office:value-type="float" office:value="-0.0180722">
            <text:p>-0,0180722</text:p>
          </table:table-cell>
          <table:table-cell office:value-type="float" office:value="0.000000000499032">
            <text:p>4,99E-010</text:p>
          </table:table-cell>
          <table:table-cell office:value-type="float" office:value="0.000982009">
            <text:p>0,000982009</text:p>
          </table:table-cell>
          <table:table-cell/>
        </table:table-row>
        <table:table-row table:style-name="ro1">
          <table:table-cell office:value-type="float" office:value="0.0128251">
            <text:p>0,0128251</text:p>
          </table:table-cell>
          <table:table-cell office:value-type="float" office:value="-0.0253768">
            <text:p>-0,0253768</text:p>
          </table:table-cell>
          <table:table-cell office:value-type="float" office:value="0.000000000376803">
            <text:p>3,77E-010</text:p>
          </table:table-cell>
          <table:table-cell office:value-type="float" office:value="0.000974784">
            <text:p>0,000974784</text:p>
          </table:table-cell>
          <table:table-cell/>
        </table:table-row>
        <table:table-row table:style-name="ro1">
          <table:table-cell office:value-type="float" office:value="0.0128501">
            <text:p>0,0128501</text:p>
          </table:table-cell>
          <table:table-cell office:value-type="float" office:value="-0.0327448">
            <text:p>-0,0327448</text:p>
          </table:table-cell>
          <table:table-cell office:value-type="float" office:value="0.00000000028382">
            <text:p>2,84E-010</text:p>
          </table:table-cell>
          <table:table-cell office:value-type="float" office:value="0.000967523">
            <text:p>0,000967523</text:p>
          </table:table-cell>
          <table:table-cell/>
        </table:table-row>
        <table:table-row table:style-name="ro1">
          <table:table-cell office:value-type="float" office:value="0.0128751">
            <text:p>0,0128751</text:p>
          </table:table-cell>
          <table:table-cell office:value-type="float" office:value="-0.0398263">
            <text:p>-0,0398263</text:p>
          </table:table-cell>
          <table:table-cell office:value-type="float" office:value="0.00000000021615">
            <text:p>2,16E-010</text:p>
          </table:table-cell>
          <table:table-cell office:value-type="float" office:value="0.00096057">
            <text:p>0,00096057</text:p>
          </table:table-cell>
          <table:table-cell/>
        </table:table-row>
        <table:table-row table:style-name="ro1">
          <table:table-cell office:value-type="float" office:value="0.0129001">
            <text:p>0,0129001</text:p>
          </table:table-cell>
          <table:table-cell office:value-type="float" office:value="-0.0462606">
            <text:p>-0,0462606</text:p>
          </table:table-cell>
          <table:table-cell office:value-type="float" office:value="0.000000000168764">
            <text:p>1,69E-010</text:p>
          </table:table-cell>
          <table:table-cell office:value-type="float" office:value="0.000954274">
            <text:p>0,000954274</text:p>
          </table:table-cell>
          <table:table-cell/>
        </table:table-row>
        <table:table-row table:style-name="ro1">
          <table:table-cell office:value-type="float" office:value="0.0129251">
            <text:p>0,0129251</text:p>
          </table:table-cell>
          <table:table-cell office:value-type="float" office:value="-0.0516905">
            <text:p>-0,0516905</text:p>
          </table:table-cell>
          <table:table-cell office:value-type="float" office:value="0.000000000136956">
            <text:p>1,37E-010</text:p>
          </table:table-cell>
          <table:table-cell office:value-type="float" office:value="0.000948977">
            <text:p>0,000948977</text:p>
          </table:table-cell>
          <table:table-cell/>
        </table:table-row>
        <table:table-row table:style-name="ro1">
          <table:table-cell office:value-type="float" office:value="0.0129501">
            <text:p>0,0129501</text:p>
          </table:table-cell>
          <table:table-cell office:value-type="float" office:value="-0.0557793">
            <text:p>-0,0557793</text:p>
          </table:table-cell>
          <table:table-cell office:value-type="float" office:value="0.000000000117026">
            <text:p>1,17E-010</text:p>
          </table:table-cell>
          <table:table-cell office:value-type="float" office:value="0.000944999">
            <text:p>0,000944999</text:p>
          </table:table-cell>
          <table:table-cell/>
        </table:table-row>
        <table:table-row table:style-name="ro1">
          <table:table-cell office:value-type="float" office:value="0.0129751">
            <text:p>0,0129751</text:p>
          </table:table-cell>
          <table:table-cell office:value-type="float" office:value="-0.0582254">
            <text:p>-0,0582254</text:p>
          </table:table-cell>
          <table:table-cell office:value-type="float" office:value="0.000000000106518">
            <text:p>1,07E-010</text:p>
          </table:table-cell>
          <table:table-cell office:value-type="float" office:value="0.000942622">
            <text:p>0,000942622</text:p>
          </table:table-cell>
          <table:table-cell/>
        </table:table-row>
        <table:table-row table:style-name="ro1">
          <table:table-cell office:value-type="float" office:value="0.0130001">
            <text:p>0,0130001</text:p>
          </table:table-cell>
          <table:table-cell office:value-type="float" office:value="-0.0587773">
            <text:p>-0,0587773</text:p>
          </table:table-cell>
          <table:table-cell office:value-type="float" office:value="0.000000000104281">
            <text:p>1,04E-010</text:p>
          </table:table-cell>
          <table:table-cell office:value-type="float" office:value="0.000942086">
            <text:p>0,000942086</text:p>
          </table:table-cell>
          <table:table-cell/>
        </table:table-row>
        <table:table-row table:style-name="ro1">
          <table:table-cell office:value-type="float" office:value="0.0130251">
            <text:p>0,0130251</text:p>
          </table:table-cell>
          <table:table-cell office:value-type="float" office:value="-0.0572465">
            <text:p>-0,0572465</text:p>
          </table:table-cell>
          <table:table-cell office:value-type="float" office:value="0.000000000110605">
            <text:p>1,11E-010</text:p>
          </table:table-cell>
          <table:table-cell office:value-type="float" office:value="0.000943573">
            <text:p>0,000943573</text:p>
          </table:table-cell>
          <table:table-cell/>
        </table:table-row>
        <table:table-row table:style-name="ro1">
          <table:table-cell office:value-type="float" office:value="0.0130501">
            <text:p>0,0130501</text:p>
          </table:table-cell>
          <table:table-cell office:value-type="float" office:value="-0.0535182">
            <text:p>-0,0535182</text:p>
          </table:table-cell>
          <table:table-cell office:value-type="float" office:value="0.000000000127659">
            <text:p>1,28E-010</text:p>
          </table:table-cell>
          <table:table-cell office:value-type="float" office:value="0.000947198">
            <text:p>0,000947198</text:p>
          </table:table-cell>
          <table:table-cell/>
        </table:table-row>
        <table:table-row table:style-name="ro1">
          <table:table-cell office:value-type="float" office:value="0.0130751">
            <text:p>0,0130751</text:p>
          </table:table-cell>
          <table:table-cell office:value-type="float" office:value="-0.0475597">
            <text:p>-0,0475597</text:p>
          </table:table-cell>
          <table:table-cell office:value-type="float" office:value="0.000000000160539">
            <text:p>1,61E-010</text:p>
          </table:table-cell>
          <table:table-cell office:value-type="float" office:value="0.000953006">
            <text:p>0,000953006</text:p>
          </table:table-cell>
          <table:table-cell/>
        </table:table-row>
        <table:table-row table:style-name="ro1">
          <table:table-cell office:value-type="float" office:value="0.0131001">
            <text:p>0,0131001</text:p>
          </table:table-cell>
          <table:table-cell office:value-type="float" office:value="-0.0394255">
            <text:p>-0,0394255</text:p>
          </table:table-cell>
          <table:table-cell office:value-type="float" office:value="0.000000000219508">
            <text:p>2,20E-010</text:p>
          </table:table-cell>
          <table:table-cell office:value-type="float" office:value="0.000960963">
            <text:p>0,000960963</text:p>
          </table:table-cell>
          <table:table-cell/>
        </table:table-row>
        <table:table-row table:style-name="ro1">
          <table:table-cell office:value-type="float" office:value="0.0131251">
            <text:p>0,0131251</text:p>
          </table:table-cell>
          <table:table-cell office:value-type="float" office:value="-0.0292593">
            <text:p>-0,0292593</text:p>
          </table:table-cell>
          <table:table-cell office:value-type="float" office:value="0.000000000324537">
            <text:p>3,25E-010</text:p>
          </table:table-cell>
          <table:table-cell office:value-type="float" office:value="0.000970955">
            <text:p>0,000970955</text:p>
          </table:table-cell>
          <table:table-cell/>
        </table:table-row>
        <table:table-row table:style-name="ro1">
          <table:table-cell office:value-type="float" office:value="0.0131501">
            <text:p>0,0131501</text:p>
          </table:table-cell>
          <table:table-cell office:value-type="float" office:value="-0.0172923">
            <text:p>-0,0172923</text:p>
          </table:table-cell>
          <table:table-cell office:value-type="float" office:value="0.000000000514229">
            <text:p>5,14E-010</text:p>
          </table:table-cell>
          <table:table-cell office:value-type="float" office:value="0.000982782">
            <text:p>0,000982782</text:p>
          </table:table-cell>
          <table:table-cell/>
        </table:table-row>
        <table:table-row table:style-name="ro1">
          <table:table-cell office:value-type="float" office:value="0.0131751">
            <text:p>0,0131751</text:p>
          </table:table-cell>
          <table:table-cell office:value-type="float" office:value="-0.00383846">
            <text:p>-0,00383846</text:p>
          </table:table-cell>
          <table:table-cell office:value-type="float" office:value="0.000000000862748">
            <text:p>8,63E-010</text:p>
          </table:table-cell>
          <table:table-cell office:value-type="float" office:value="0.000996165">
            <text:p>0,000996165</text:p>
          </table:table-cell>
          <table:table-cell/>
        </table:table-row>
        <table:table-row table:style-name="ro1">
          <table:table-cell office:value-type="float" office:value="0.0132001">
            <text:p>0,0132001</text:p>
          </table:table-cell>
          <table:table-cell office:value-type="float" office:value="0.0107141">
            <text:p>0,0107141</text:p>
          </table:table-cell>
          <table:table-cell office:value-type="float" office:value="0.00000000150995">
            <text:p>1,51E-009</text:p>
          </table:table-cell>
          <table:table-cell office:value-type="float" office:value="0.00101074">
            <text:p>0,00101074</text:p>
          </table:table-cell>
          <table:table-cell/>
        </table:table-row>
        <table:table-row table:style-name="ro1">
          <table:table-cell office:value-type="float" office:value="0.0132251">
            <text:p>0,0132251</text:p>
          </table:table-cell>
          <table:table-cell office:value-type="float" office:value="0.0259145">
            <text:p>0,0259145</text:p>
          </table:table-cell>
          <table:table-cell office:value-type="float" office:value="0.00000000270936">
            <text:p>2,71E-009</text:p>
          </table:table-cell>
          <table:table-cell office:value-type="float" office:value="0.00102608">
            <text:p>0,00102608</text:p>
          </table:table-cell>
          <table:table-cell/>
        </table:table-row>
        <table:table-row table:style-name="ro1">
          <table:table-cell office:value-type="float" office:value="0.0132501">
            <text:p>0,0132501</text:p>
          </table:table-cell>
          <table:table-cell office:value-type="float" office:value="0.041264">
            <text:p>0,041264</text:p>
          </table:table-cell>
          <table:table-cell office:value-type="float" office:value="0.00000000488943">
            <text:p>4,89E-009</text:p>
          </table:table-cell>
          <table:table-cell office:value-type="float" office:value="0.00104169">
            <text:p>0,00104169</text:p>
          </table:table-cell>
          <table:table-cell/>
        </table:table-row>
        <table:table-row table:style-name="ro1">
          <table:table-cell office:value-type="float" office:value="0.0132751">
            <text:p>0,0132751</text:p>
          </table:table-cell>
          <table:table-cell office:value-type="float" office:value="0.0562318">
            <text:p>0,0562318</text:p>
          </table:table-cell>
          <table:table-cell office:value-type="float" office:value="0.00000000869512">
            <text:p>8,70E-009</text:p>
          </table:table-cell>
          <table:table-cell office:value-type="float" office:value="0.00105702">
            <text:p>0,00105702</text:p>
          </table:table-cell>
          <table:table-cell/>
        </table:table-row>
        <table:table-row table:style-name="ro1">
          <table:table-cell office:value-type="float" office:value="0.0133001">
            <text:p>0,0133001</text:p>
          </table:table-cell>
          <table:table-cell office:value-type="float" office:value="0.0702744">
            <text:p>0,0702744</text:p>
          </table:table-cell>
          <table:table-cell office:value-type="float" office:value="0.0000000149224">
            <text:p>1,49E-008</text:p>
          </table:table-cell>
          <table:table-cell office:value-type="float" office:value="0.00107151">
            <text:p>0,00107151</text:p>
          </table:table-cell>
          <table:table-cell/>
        </table:table-row>
        <table:table-row table:style-name="ro1">
          <table:table-cell office:value-type="float" office:value="0.0133251">
            <text:p>0,0133251</text:p>
          </table:table-cell>
          <table:table-cell office:value-type="float" office:value="0.0828547">
            <text:p>0,0828547</text:p>
          </table:table-cell>
          <table:table-cell office:value-type="float" office:value="0.0000000242089">
            <text:p>2,42E-008</text:p>
          </table:table-cell>
          <table:table-cell office:value-type="float" office:value="0.00108457">
            <text:p>0,00108457</text:p>
          </table:table-cell>
          <table:table-cell/>
        </table:table-row>
        <table:table-row table:style-name="ro1">
          <table:table-cell office:value-type="float" office:value="0.0133501">
            <text:p>0,0133501</text:p>
          </table:table-cell>
          <table:table-cell office:value-type="float" office:value="0.093462">
            <text:p>0,093462</text:p>
          </table:table-cell>
          <table:table-cell office:value-type="float" office:value="0.0000000364045">
            <text:p>3,64E-008</text:p>
          </table:table-cell>
          <table:table-cell office:value-type="float" office:value="0.00109565">
            <text:p>0,00109565</text:p>
          </table:table-cell>
          <table:table-cell/>
        </table:table-row>
        <table:table-row table:style-name="ro1">
          <table:table-cell office:value-type="float" office:value="0.0133751">
            <text:p>0,0133751</text:p>
          </table:table-cell>
          <table:table-cell office:value-type="float" office:value="0.101632">
            <text:p>0,101632</text:p>
          </table:table-cell>
          <table:table-cell office:value-type="float" office:value="0.0000000498451">
            <text:p>4,98E-008</text:p>
          </table:table-cell>
          <table:table-cell office:value-type="float" office:value="0.00110421">
            <text:p>0,00110421</text:p>
          </table:table-cell>
          <table:table-cell/>
        </table:table-row>
        <table:table-row table:style-name="ro1">
          <table:table-cell office:value-type="float" office:value="0.0134001">
            <text:p>0,0134001</text:p>
          </table:table-cell>
          <table:table-cell office:value-type="float" office:value="0.106965">
            <text:p>0,106965</text:p>
          </table:table-cell>
          <table:table-cell office:value-type="float" office:value="0.000000061193">
            <text:p>6,12E-008</text:p>
          </table:table-cell>
          <table:table-cell office:value-type="float" office:value="0.00110983">
            <text:p>0,00110983</text:p>
          </table:table-cell>
          <table:table-cell/>
        </table:table-row>
        <table:table-row table:style-name="ro1">
          <table:table-cell office:value-type="float" office:value="0.0134251">
            <text:p>0,0134251</text:p>
          </table:table-cell>
          <table:table-cell office:value-type="float" office:value="0.109143">
            <text:p>0,109143</text:p>
          </table:table-cell>
          <table:table-cell office:value-type="float" office:value="0.0000000665402">
            <text:p>6,65E-008</text:p>
          </table:table-cell>
          <table:table-cell office:value-type="float" office:value="0.00111212">
            <text:p>0,00111212</text:p>
          </table:table-cell>
          <table:table-cell/>
        </table:table-row>
        <table:table-row table:style-name="ro1">
          <table:table-cell office:value-type="float" office:value="0.0134501">
            <text:p>0,0134501</text:p>
          </table:table-cell>
          <table:table-cell office:value-type="float" office:value="0.107944">
            <text:p>0,107944</text:p>
          </table:table-cell>
          <table:table-cell office:value-type="float" office:value="0.0000000635426">
            <text:p>6,35E-008</text:p>
          </table:table-cell>
          <table:table-cell office:value-type="float" office:value="0.00111086">
            <text:p>0,00111086</text:p>
          </table:table-cell>
          <table:table-cell/>
        </table:table-row>
        <table:table-row table:style-name="ro1">
          <table:table-cell office:value-type="float" office:value="0.0134751">
            <text:p>0,0134751</text:p>
          </table:table-cell>
          <table:table-cell office:value-type="float" office:value="0.103255">
            <text:p>0,103255</text:p>
          </table:table-cell>
          <table:table-cell office:value-type="float" office:value="0.0000000530564">
            <text:p>5,31E-008</text:p>
          </table:table-cell>
          <table:table-cell office:value-type="float" office:value="0.00110592">
            <text:p>0,00110592</text:p>
          </table:table-cell>
          <table:table-cell/>
        </table:table-row>
        <table:table-row table:style-name="ro1">
          <table:table-cell office:value-type="float" office:value="0.0135001">
            <text:p>0,0135001</text:p>
          </table:table-cell>
          <table:table-cell office:value-type="float" office:value="0.0950765">
            <text:p>0,0950765</text:p>
          </table:table-cell>
          <table:table-cell office:value-type="float" office:value="0.0000000387367">
            <text:p>3,87E-008</text:p>
          </table:table-cell>
          <table:table-cell office:value-type="float" office:value="0.00109734">
            <text:p>0,00109734</text:p>
          </table:table-cell>
          <table:table-cell/>
        </table:table-row>
        <table:table-row table:style-name="ro1">
          <table:table-cell office:value-type="float" office:value="0.0135251">
            <text:p>0,0135251</text:p>
          </table:table-cell>
          <table:table-cell office:value-type="float" office:value="0.083529">
            <text:p>0,083529</text:p>
          </table:table-cell>
          <table:table-cell office:value-type="float" office:value="0.000000024845">
            <text:p>2,48E-008</text:p>
          </table:table-cell>
          <table:table-cell office:value-type="float" office:value="0.00108527">
            <text:p>0,00108527</text:p>
          </table:table-cell>
          <table:table-cell/>
        </table:table-row>
        <table:table-row table:style-name="ro1">
          <table:table-cell office:value-type="float" office:value="0.0135501">
            <text:p>0,0135501</text:p>
          </table:table-cell>
          <table:table-cell office:value-type="float" office:value="0.0688529">
            <text:p>0,0688529</text:p>
          </table:table-cell>
          <table:table-cell office:value-type="float" office:value="0.0000000141284">
            <text:p>1,41E-008</text:p>
          </table:table-cell>
          <table:table-cell office:value-type="float" office:value="0.00107004">
            <text:p>0,00107004</text:p>
          </table:table-cell>
          <table:table-cell/>
        </table:table-row>
        <table:table-row table:style-name="ro1">
          <table:table-cell office:value-type="float" office:value="0.0135751">
            <text:p>0,0135751</text:p>
          </table:table-cell>
          <table:table-cell office:value-type="float" office:value="0.0514033">
            <text:p>0,0514033</text:p>
          </table:table-cell>
          <table:table-cell office:value-type="float" office:value="0.0000000072214">
            <text:p>7,22E-009</text:p>
          </table:table-cell>
          <table:table-cell office:value-type="float" office:value="0.00105206">
            <text:p>0,00105206</text:p>
          </table:table-cell>
          <table:table-cell/>
        </table:table-row>
        <table:table-row table:style-name="ro1">
          <table:table-cell office:value-type="float" office:value="0.0136001">
            <text:p>0,0136001</text:p>
          </table:table-cell>
          <table:table-cell office:value-type="float" office:value="0.0316417">
            <text:p>0,0316417</text:p>
          </table:table-cell>
          <table:table-cell table:style-name="ce2" office:value-type="string">
            <text:p><text:s/>3,377e-09</text:p>
          </table:table-cell>
          <table:table-cell office:value-type="float" office:value="0.00103189">
            <text:p>0,00103189</text:p>
          </table:table-cell>
          <table:table-cell/>
        </table:table-row>
        <table:table-row table:style-name="ro1">
          <table:table-cell office:value-type="float" office:value="0.0136251">
            <text:p>0,0136251</text:p>
          </table:table-cell>
          <table:table-cell office:value-type="float" office:value="0.0101238">
            <text:p>0,0101238</text:p>
          </table:table-cell>
          <table:table-cell office:value-type="float" office:value="0.00000000147606">
            <text:p>1,48E-009</text:p>
          </table:table-cell>
          <table:table-cell office:value-type="float" office:value="0.00101015">
            <text:p>0,00101015</text:p>
          </table:table-cell>
          <table:table-cell/>
        </table:table-row>
        <table:table-row table:style-name="ro1">
          <table:table-cell office:value-type="float" office:value="0.0136501">
            <text:p>0,0136501</text:p>
          </table:table-cell>
          <table:table-cell office:value-type="float" office:value="-0.0125169">
            <text:p>-0,0125169</text:p>
          </table:table-cell>
          <table:table-cell office:value-type="float" office:value="0.000000000617905">
            <text:p>6,18E-010</text:p>
          </table:table-cell>
          <table:table-cell office:value-type="float" office:value="0.000987522">
            <text:p>0,000987522</text:p>
          </table:table-cell>
          <table:table-cell/>
        </table:table-row>
        <table:table-row table:style-name="ro1">
          <table:table-cell office:value-type="float" office:value="0.0136751">
            <text:p>0,0136751</text:p>
          </table:table-cell>
          <table:table-cell office:value-type="float" office:value="-0.0355885">
            <text:p>-0,0355885</text:p>
          </table:table-cell>
          <table:table-cell office:value-type="float" office:value="0.000000000254415">
            <text:p>2,54E-010</text:p>
          </table:table-cell>
          <table:table-cell office:value-type="float" office:value="0.000964728">
            <text:p>0,000964728</text:p>
          </table:table-cell>
          <table:table-cell/>
        </table:table-row>
        <table:table-row table:style-name="ro1">
          <table:table-cell office:value-type="float" office:value="0.0137001">
            <text:p>0,0137001</text:p>
          </table:table-cell>
          <table:table-cell office:value-type="float" office:value="-0.058362">
            <text:p>-0,058362</text:p>
          </table:table-cell>
          <table:table-cell office:value-type="float" office:value="0.00000000010596">
            <text:p>1,06E-010</text:p>
          </table:table-cell>
          <table:table-cell office:value-type="float" office:value="0.000942489">
            <text:p>0,000942489</text:p>
          </table:table-cell>
          <table:table-cell/>
        </table:table-row>
        <table:table-row table:style-name="ro1">
          <table:table-cell office:value-type="float" office:value="0.0137251">
            <text:p>0,0137251</text:p>
          </table:table-cell>
          <table:table-cell office:value-type="float" office:value="-0.0800956">
            <text:p>-0,0800956</text:p>
          </table:table-cell>
          <table:table-cell office:value-type="float" office:value="0.0000000000459318">
            <text:p>4,59E-011</text:p>
          </table:table-cell>
          <table:table-cell office:value-type="float" office:value="0.000921508">
            <text:p>0,000921508</text:p>
          </table:table-cell>
          <table:table-cell/>
        </table:table-row>
        <table:table-row table:style-name="ro1">
          <table:table-cell office:value-type="float" office:value="0.0137501">
            <text:p>0,0137501</text:p>
          </table:table-cell>
          <table:table-cell office:value-type="float" office:value="-0.100059">
            <text:p>-0,100059</text:p>
          </table:table-cell>
          <table:table-cell office:value-type="float" office:value="0.0000000000213137">
            <text:p>2,13E-011</text:p>
          </table:table-cell>
          <table:table-cell office:value-type="float" office:value="0.000902444">
            <text:p>0,000902444</text:p>
          </table:table-cell>
          <table:table-cell/>
        </table:table-row>
        <table:table-row table:style-name="ro1">
          <table:table-cell office:value-type="float" office:value="0.0137751">
            <text:p>0,0137751</text:p>
          </table:table-cell>
          <table:table-cell office:value-type="float" office:value="-0.117557">
            <text:p>-0,117557</text:p>
          </table:table-cell>
          <table:table-cell office:value-type="float" office:value="0.0000000000108735">
            <text:p>1,09E-011</text:p>
          </table:table-cell>
          <table:table-cell office:value-type="float" office:value="0.000885898">
            <text:p>0,000885898</text:p>
          </table:table-cell>
          <table:table-cell/>
        </table:table-row>
        <table:table-row table:style-name="ro1">
          <table:table-cell office:value-type="float" office:value="0.0138001">
            <text:p>0,0138001</text:p>
          </table:table-cell>
          <table:table-cell office:value-type="float" office:value="-0.131958">
            <text:p>-0,131958</text:p>
          </table:table-cell>
          <table:table-cell office:value-type="float" office:value="0.00000000000624919">
            <text:p>6,25E-012</text:p>
          </table:table-cell>
          <table:table-cell office:value-type="float" office:value="0.000872395">
            <text:p>0,000872395</text:p>
          </table:table-cell>
          <table:table-cell/>
        </table:table-row>
        <table:table-row table:style-name="ro1">
          <table:table-cell office:value-type="float" office:value="0.0138251">
            <text:p>0,0138251</text:p>
          </table:table-cell>
          <table:table-cell office:value-type="float" office:value="-0.142711">
            <text:p>-0,142711</text:p>
          </table:table-cell>
          <table:table-cell office:value-type="float" office:value="0.00000000000413244">
            <text:p>4,13E-012</text:p>
          </table:table-cell>
          <table:table-cell office:value-type="float" office:value="0.000862381">
            <text:p>0,000862381</text:p>
          </table:table-cell>
          <table:table-cell/>
        </table:table-row>
        <table:table-row table:style-name="ro1">
          <table:table-cell office:value-type="float" office:value="0.0138501">
            <text:p>0,0138501</text:p>
          </table:table-cell>
          <table:table-cell office:value-type="float" office:value="-0.149371">
            <text:p>-0,149371</text:p>
          </table:table-cell>
          <table:table-cell office:value-type="float" office:value="0.00000000000319865">
            <text:p>3,20E-012</text:p>
          </table:table-cell>
          <table:table-cell office:value-type="float" office:value="0.000856207">
            <text:p>0,000856207</text:p>
          </table:table-cell>
          <table:table-cell/>
        </table:table-row>
        <table:table-row table:style-name="ro1">
          <table:table-cell office:value-type="float" office:value="0.0138751">
            <text:p>0,0138751</text:p>
          </table:table-cell>
          <table:table-cell office:value-type="float" office:value="-0.151612">
            <text:p>-0,151612</text:p>
          </table:table-cell>
          <table:table-cell office:value-type="float" office:value="0.00000000000293443">
            <text:p>2,93E-012</text:p>
          </table:table-cell>
          <table:table-cell office:value-type="float" office:value="0.000854134">
            <text:p>0,000854134</text:p>
          </table:table-cell>
          <table:table-cell/>
        </table:table-row>
        <table:table-row table:style-name="ro1">
          <table:table-cell office:value-type="float" office:value="0.0139001">
            <text:p>0,0139001</text:p>
          </table:table-cell>
          <table:table-cell office:value-type="float" office:value="-0.149246">
            <text:p>-0,149246</text:p>
          </table:table-cell>
          <table:table-cell table:style-name="ce2" office:value-type="string">
            <text:p><text:s/>3,214e-12</text:p>
          </table:table-cell>
          <table:table-cell office:value-type="float" office:value="0.000856322">
            <text:p>0,000856322</text:p>
          </table:table-cell>
          <table:table-cell/>
        </table:table-row>
        <table:table-row table:style-name="ro1">
          <table:table-cell office:value-type="float" office:value="0.0139251">
            <text:p>0,0139251</text:p>
          </table:table-cell>
          <table:table-cell office:value-type="float" office:value="-0.142227">
            <text:p>-0,142227</text:p>
          </table:table-cell>
          <table:table-cell office:value-type="float" office:value="0.00000000000421004">
            <text:p>4,21E-012</text:p>
          </table:table-cell>
          <table:table-cell office:value-type="float" office:value="0.00086283">
            <text:p>0,00086283</text:p>
          </table:table-cell>
          <table:table-cell/>
        </table:table-row>
        <table:table-row table:style-name="ro1">
          <table:table-cell office:value-type="float" office:value="0.0139501">
            <text:p>0,0139501</text:p>
          </table:table-cell>
          <table:table-cell office:value-type="float" office:value="-0.13066">
            <text:p>-0,13066</text:p>
          </table:table-cell>
          <table:table-cell office:value-type="float" office:value="0.00000000000656911">
            <text:p>6,57E-012</text:p>
          </table:table-cell>
          <table:table-cell office:value-type="float" office:value="0.000873608">
            <text:p>0,000873608</text:p>
          </table:table-cell>
          <table:table-cell/>
        </table:table-row>
        <table:table-row table:style-name="ro1">
          <table:table-cell office:value-type="float" office:value="0.0139751">
            <text:p>0,0139751</text:p>
          </table:table-cell>
          <table:table-cell office:value-type="float" office:value="-0.114797">
            <text:p>-0,114797</text:p>
          </table:table-cell>
          <table:table-cell office:value-type="float" office:value="0.0000000000120914">
            <text:p>1,21E-011</text:p>
          </table:table-cell>
          <table:table-cell office:value-type="float" office:value="0.000888498">
            <text:p>0,000888498</text:p>
          </table:table-cell>
          <table:table-cell/>
        </table:table-row>
        <table:table-row table:style-name="ro1">
          <table:table-cell office:value-type="float" office:value="0.0140001">
            <text:p>0,0140001</text:p>
          </table:table-cell>
          <table:table-cell office:value-type="float" office:value="-0.0950352">
            <text:p>-0,0950352</text:p>
          </table:table-cell>
          <table:table-cell office:value-type="float" office:value="0.0000000000258563">
            <text:p>2,59E-011</text:p>
          </table:table-cell>
          <table:table-cell office:value-type="float" office:value="0.000907223">
            <text:p>0,000907223</text:p>
          </table:table-cell>
          <table:table-cell/>
        </table:table-row>
        <table:table-row table:style-name="ro1">
          <table:table-cell office:value-type="float" office:value="0.0140251">
            <text:p>0,0140251</text:p>
          </table:table-cell>
          <table:table-cell office:value-type="float" office:value="-0.0719064">
            <text:p>-0,0719064</text:p>
          </table:table-cell>
          <table:table-cell office:value-type="float" office:value="0.0000000000629364">
            <text:p>6,29E-011</text:p>
          </table:table-cell>
          <table:table-cell office:value-type="float" office:value="0.000929386">
            <text:p>0,000929386</text:p>
          </table:table-cell>
          <table:table-cell/>
        </table:table-row>
        <table:table-row table:style-name="ro1">
          <table:table-cell office:value-type="float" office:value="0.0140501">
            <text:p>0,0140501</text:p>
          </table:table-cell>
          <table:table-cell office:value-type="float" office:value="-0.0460606">
            <text:p>-0,0460606</text:p>
          </table:table-cell>
          <table:table-cell office:value-type="float" office:value="0.000000000170067">
            <text:p>1,70E-010</text:p>
          </table:table-cell>
          <table:table-cell office:value-type="float" office:value="0.00095447">
            <text:p>0,00095447</text:p>
          </table:table-cell>
          <table:table-cell/>
        </table:table-row>
        <table:table-row table:style-name="ro1">
          <table:table-cell office:value-type="float" office:value="0.0140751">
            <text:p>0,0140751</text:p>
          </table:table-cell>
          <table:table-cell office:value-type="float" office:value="-0.0182487">
            <text:p>-0,0182487</text:p>
          </table:table-cell>
          <table:table-cell office:value-type="float" office:value="0.000000000495656">
            <text:p>4,96E-010</text:p>
          </table:table-cell>
          <table:table-cell office:value-type="float" office:value="0.000981834">
            <text:p>0,000981834</text:p>
          </table:table-cell>
          <table:table-cell/>
        </table:table-row>
        <table:table-row table:style-name="ro1">
          <table:table-cell office:value-type="float" office:value="0.0141001">
            <text:p>0,0141001</text:p>
          </table:table-cell>
          <table:table-cell office:value-type="float" office:value="0.0107006">
            <text:p>0,0107006</text:p>
          </table:table-cell>
          <table:table-cell office:value-type="float" office:value="0.00000000150917">
            <text:p>1,51E-009</text:p>
          </table:table-cell>
          <table:table-cell office:value-type="float" office:value="0.00101073">
            <text:p>0,00101073</text:p>
          </table:table-cell>
          <table:table-cell/>
        </table:table-row>
        <table:table-row table:style-name="ro1">
          <table:table-cell office:value-type="float" office:value="0.0141251">
            <text:p>0,0141251</text:p>
          </table:table-cell>
          <table:table-cell office:value-type="float" office:value="0.0399062">
            <text:p>0,0399062</text:p>
          </table:table-cell>
          <table:table-cell office:value-type="float" office:value="0.00000000464065">
            <text:p>4,64E-009</text:p>
          </table:table-cell>
          <table:table-cell office:value-type="float" office:value="0.0010403">
            <text:p>0,0010403</text:p>
          </table:table-cell>
          <table:table-cell/>
        </table:table-row>
        <table:table-row table:style-name="ro1">
          <table:table-cell office:value-type="float" office:value="0.0141501">
            <text:p>0,0141501</text:p>
          </table:table-cell>
          <table:table-cell office:value-type="float" office:value="0.0684624">
            <text:p>0,0684624</text:p>
          </table:table-cell>
          <table:table-cell office:value-type="float" office:value="0.0000000139178">
            <text:p>1,39E-008</text:p>
          </table:table-cell>
          <table:table-cell office:value-type="float" office:value="0.00106963">
            <text:p>0,00106963</text:p>
          </table:table-cell>
          <table:table-cell/>
        </table:table-row>
        <table:table-row table:style-name="ro1">
          <table:table-cell office:value-type="float" office:value="0.0141751">
            <text:p>0,0141751</text:p>
          </table:table-cell>
          <table:table-cell office:value-type="float" office:value="0.0954674">
            <text:p>0,0954674</text:p>
          </table:table-cell>
          <table:table-cell office:value-type="float" office:value="0.0000000393236">
            <text:p>3,93E-008</text:p>
          </table:table-cell>
          <table:table-cell office:value-type="float" office:value="0.00109775">
            <text:p>0,00109775</text:p>
          </table:table-cell>
          <table:table-cell/>
        </table:table-row>
        <table:table-row table:style-name="ro1">
          <table:table-cell office:value-type="float" office:value="0.0142001">
            <text:p>0,0142001</text:p>
          </table:table-cell>
          <table:table-cell office:value-type="float" office:value="0.120053">
            <text:p>0,120053</text:p>
          </table:table-cell>
          <table:table-cell office:value-type="float" office:value="0.000000101233">
            <text:p>1,01E-007</text:p>
          </table:table-cell>
          <table:table-cell office:value-type="float" office:value="0.00112366">
            <text:p>0,00112366</text:p>
          </table:table-cell>
          <table:table-cell/>
        </table:table-row>
        <table:table-row table:style-name="ro1">
          <table:table-cell office:value-type="float" office:value="0.0142251">
            <text:p>0,0142251</text:p>
          </table:table-cell>
          <table:table-cell office:value-type="float" office:value="0.141413">
            <text:p>0,141413</text:p>
          </table:table-cell>
          <table:table-cell office:value-type="float" office:value="0.000000230206">
            <text:p>2,30E-007</text:p>
          </table:table-cell>
          <table:table-cell office:value-type="float" office:value="0.00114641">
            <text:p>0,00114641</text:p>
          </table:table-cell>
          <table:table-cell/>
        </table:table-row>
        <table:table-row table:style-name="ro1">
          <table:table-cell office:value-type="float" office:value="0.0142501">
            <text:p>0,0142501</text:p>
          </table:table-cell>
          <table:table-cell office:value-type="float" office:value="0.158831">
            <text:p>0,158831</text:p>
          </table:table-cell>
          <table:table-cell office:value-type="float" office:value="0.000000449833">
            <text:p>4,50E-007</text:p>
          </table:table-cell>
          <table:table-cell office:value-type="float" office:value="0.00116514">
            <text:p>0,00116514</text:p>
          </table:table-cell>
          <table:table-cell/>
        </table:table-row>
        <table:table-row table:style-name="ro1">
          <table:table-cell office:value-type="float" office:value="0.0142751">
            <text:p>0,0142751</text:p>
          </table:table-cell>
          <table:table-cell office:value-type="float" office:value="0.171702">
            <text:p>0,171702</text:p>
          </table:table-cell>
          <table:table-cell office:value-type="float" office:value="0.000000737975">
            <text:p>7,38E-007</text:p>
          </table:table-cell>
          <table:table-cell office:value-type="float" office:value="0.00117907">
            <text:p>0,00117907</text:p>
          </table:table-cell>
          <table:table-cell/>
        </table:table-row>
        <table:table-row table:style-name="ro1">
          <table:table-cell office:value-type="float" office:value="0.0143001">
            <text:p>0,0143001</text:p>
          </table:table-cell>
          <table:table-cell office:value-type="float" office:value="0.179557">
            <text:p>0,179557</text:p>
          </table:table-cell>
          <table:table-cell office:value-type="float" office:value="0.000000998268">
            <text:p>9,98E-007</text:p>
          </table:table-cell>
          <table:table-cell office:value-type="float" office:value="0.00118762">
            <text:p>0,00118762</text:p>
          </table:table-cell>
          <table:table-cell/>
        </table:table-row>
        <table:table-row table:style-name="ro1">
          <table:table-cell office:value-type="float" office:value="0.0143251">
            <text:p>0,0143251</text:p>
          </table:table-cell>
          <table:table-cell office:value-type="float" office:value="0.182078">
            <text:p>0,182078</text:p>
          </table:table-cell>
          <table:table-cell office:value-type="float" office:value="0.00000109991">
            <text:p>1,10E-006</text:p>
          </table:table-cell>
          <table:table-cell office:value-type="float" office:value="0.00119037">
            <text:p>0,00119037</text:p>
          </table:table-cell>
          <table:table-cell/>
        </table:table-row>
        <table:table-row table:style-name="ro1">
          <table:table-cell office:value-type="float" office:value="0.0143501">
            <text:p>0,0143501</text:p>
          </table:table-cell>
          <table:table-cell office:value-type="float" office:value="0.17911">
            <text:p>0,17911</text:p>
          </table:table-cell>
          <table:table-cell office:value-type="float" office:value="0.000000981286">
            <text:p>9,81E-007</text:p>
          </table:table-cell>
          <table:table-cell office:value-type="float" office:value="0.00118713">
            <text:p>0,00118713</text:p>
          </table:table-cell>
          <table:table-cell/>
        </table:table-row>
        <table:table-row table:style-name="ro1">
          <table:table-cell office:value-type="float" office:value="0.0143751">
            <text:p>0,0143751</text:p>
          </table:table-cell>
          <table:table-cell office:value-type="float" office:value="0.170672">
            <text:p>0,170672</text:p>
          </table:table-cell>
          <table:table-cell office:value-type="float" office:value="0.000000709311">
            <text:p>7,09E-007</text:p>
          </table:table-cell>
          <table:table-cell office:value-type="float" office:value="0.00117795">
            <text:p>0,00117795</text:p>
          </table:table-cell>
          <table:table-cell/>
        </table:table-row>
        <table:table-row table:style-name="ro1">
          <table:table-cell office:value-type="float" office:value="0.0144001">
            <text:p>0,0144001</text:p>
          </table:table-cell>
          <table:table-cell office:value-type="float" office:value="0.15695">
            <text:p>0,15695</text:p>
          </table:table-cell>
          <table:table-cell office:value-type="float" office:value="0.000000418441">
            <text:p>4,18E-007</text:p>
          </table:table-cell>
          <table:table-cell office:value-type="float" office:value="0.00116311">
            <text:p>0,00116311</text:p>
          </table:table-cell>
          <table:table-cell/>
        </table:table-row>
        <table:table-row table:style-name="ro1">
          <table:table-cell office:value-type="float" office:value="0.0144251">
            <text:p>0,0144251</text:p>
          </table:table-cell>
          <table:table-cell office:value-type="float" office:value="0.138303">
            <text:p>0,138303</text:p>
          </table:table-cell>
          <table:table-cell office:value-type="float" office:value="0.000000204246">
            <text:p>2,04E-007</text:p>
          </table:table-cell>
          <table:table-cell office:value-type="float" office:value="0.00114308">
            <text:p>0,00114308</text:p>
          </table:table-cell>
          <table:table-cell/>
        </table:table-row>
        <table:table-row table:style-name="ro1">
          <table:table-cell office:value-type="float" office:value="0.0144501">
            <text:p>0,0144501</text:p>
          </table:table-cell>
          <table:table-cell office:value-type="float" office:value="0.115245">
            <text:p>0,115245</text:p>
          </table:table-cell>
          <table:table-cell office:value-type="float" office:value="0.0000000841427">
            <text:p>8,41E-008</text:p>
          </table:table-cell>
          <table:table-cell office:value-type="float" office:value="0.00111857">
            <text:p>0,00111857</text:p>
          </table:table-cell>
          <table:table-cell/>
        </table:table-row>
        <table:table-row table:style-name="ro1">
          <table:table-cell office:value-type="float" office:value="0.0144751">
            <text:p>0,0144751</text:p>
          </table:table-cell>
          <table:table-cell office:value-type="float" office:value="0.0884387">
            <text:p>0,0884387</text:p>
          </table:table-cell>
          <table:table-cell office:value-type="float" office:value="0.0000000300087">
            <text:p>3,00E-008</text:p>
          </table:table-cell>
          <table:table-cell office:value-type="float" office:value="0.00109039">
            <text:p>0,00109039</text:p>
          </table:table-cell>
          <table:table-cell/>
        </table:table-row>
        <table:table-row table:style-name="ro1">
          <table:table-cell office:value-type="float" office:value="0.0145001">
            <text:p>0,0145001</text:p>
          </table:table-cell>
          <table:table-cell office:value-type="float" office:value="0.0586673">
            <text:p>0,0586673</text:p>
          </table:table-cell>
          <table:table-cell table:style-name="ce2" office:value-type="string">
            <text:p><text:s/>9,549e-09</text:p>
          </table:table-cell>
          <table:table-cell office:value-type="float" office:value="0.00105953">
            <text:p>0,00105953</text:p>
          </table:table-cell>
          <table:table-cell/>
        </table:table-row>
        <table:table-row table:style-name="ro1">
          <table:table-cell office:value-type="float" office:value="0.0145251">
            <text:p>0,0145251</text:p>
          </table:table-cell>
          <table:table-cell office:value-type="float" office:value="0.026817">
            <text:p>0,026817</text:p>
          </table:table-cell>
          <table:table-cell office:value-type="float" office:value="0.00000000280505">
            <text:p>2,81E-009</text:p>
          </table:table-cell>
          <table:table-cell office:value-type="float" office:value="0.001027">
            <text:p>0,001027</text:p>
          </table:table-cell>
          <table:table-cell/>
        </table:table-row>
        <table:table-row table:style-name="ro1">
          <table:table-cell office:value-type="float" office:value="0.0145501">
            <text:p>0,0145501</text:p>
          </table:table-cell>
          <table:table-cell office:value-type="float" office:value="-0.006153">
            <text:p>-0,006153</text:p>
          </table:table-cell>
          <table:table-cell office:value-type="float" office:value="0.000000000789265">
            <text:p>7,89E-010</text:p>
          </table:table-cell>
          <table:table-cell office:value-type="float" office:value="0.000993856">
            <text:p>0,000993856</text:p>
          </table:table-cell>
          <table:table-cell/>
        </table:table-row>
        <table:table-row table:style-name="ro1">
          <table:table-cell office:value-type="float" office:value="0.0145751">
            <text:p>0,0145751</text:p>
          </table:table-cell>
          <table:table-cell office:value-type="float" office:value="-0.0392394">
            <text:p>-0,0392394</text:p>
          </table:table-cell>
          <table:table-cell office:value-type="float" office:value="0.000000000221085">
            <text:p>2,21E-010</text:p>
          </table:table-cell>
          <table:table-cell office:value-type="float" office:value="0.000961146">
            <text:p>0,000961146</text:p>
          </table:table-cell>
          <table:table-cell/>
        </table:table-row>
        <table:table-row table:style-name="ro1">
          <table:table-cell office:value-type="float" office:value="0.0146001">
            <text:p>0,0146001</text:p>
          </table:table-cell>
          <table:table-cell office:value-type="float" office:value="-0.0714267">
            <text:p>-0,0714267</text:p>
          </table:table-cell>
          <table:table-cell office:value-type="float" office:value="0.0000000000641085">
            <text:p>6,41E-011</text:p>
          </table:table-cell>
          <table:table-cell office:value-type="float" office:value="0.000929849">
            <text:p>0,000929849</text:p>
          </table:table-cell>
          <table:table-cell/>
        </table:table-row>
        <table:table-row table:style-name="ro1">
          <table:table-cell office:value-type="float" office:value="0.0146251">
            <text:p>0,0146251</text:p>
          </table:table-cell>
          <table:table-cell office:value-type="float" office:value="-0.101719">
            <text:p>-0,101719</text:p>
          </table:table-cell>
          <table:table-cell office:value-type="float" office:value="0.0000000000199951">
            <text:p>2,00E-011</text:p>
          </table:table-cell>
          <table:table-cell office:value-type="float" office:value="0.000900868">
            <text:p>0,000900868</text:p>
          </table:table-cell>
          <table:table-cell/>
        </table:table-row>
        <table:table-row table:style-name="ro1">
          <table:table-cell office:value-type="float" office:value="0.0146501">
            <text:p>0,0146501</text:p>
          </table:table-cell>
          <table:table-cell office:value-type="float" office:value="-0.129172">
            <text:p>-0,129172</text:p>
          </table:table-cell>
          <table:table-cell office:value-type="float" office:value="0.00000000000695597">
            <text:p>6,96E-012</text:p>
          </table:table-cell>
          <table:table-cell office:value-type="float" office:value="0.000874999">
            <text:p>0,000874999</text:p>
          </table:table-cell>
          <table:table-cell/>
        </table:table-row>
        <table:table-row table:style-name="ro1">
          <table:table-cell office:value-type="float" office:value="0.0146751">
            <text:p>0,0146751</text:p>
          </table:table-cell>
          <table:table-cell office:value-type="float" office:value="-0.152923">
            <text:p>-0,152923</text:p>
          </table:table-cell>
          <table:table-cell office:value-type="float" office:value="0.00000000000279014">
            <text:p>2,79E-012</text:p>
          </table:table-cell>
          <table:table-cell office:value-type="float" office:value="0.000852923">
            <text:p>0,000852923</text:p>
          </table:table-cell>
          <table:table-cell/>
        </table:table-row>
        <table:table-row table:style-name="ro1">
          <table:table-cell office:value-type="float" office:value="0.0147001">
            <text:p>0,0147001</text:p>
          </table:table-cell>
          <table:table-cell office:value-type="float" office:value="-0.17222">
            <text:p>-0,17222</text:p>
          </table:table-cell>
          <table:table-cell office:value-type="float" office:value="0.00000000000132833">
            <text:p>1,33E-012</text:p>
          </table:table-cell>
          <table:table-cell office:value-type="float" office:value="0.000835195">
            <text:p>0,000835195</text:p>
          </table:table-cell>
          <table:table-cell/>
        </table:table-row>
        <table:table-row table:style-name="ro1">
          <table:table-cell office:value-type="float" office:value="0.0147251">
            <text:p>0,0147251</text:p>
          </table:table-cell>
          <table:table-cell office:value-type="float" office:value="-0.186443">
            <text:p>-0,186443</text:p>
          </table:table-cell>
          <table:table-cell office:value-type="float" office:value="0.000000000000768655">
            <text:p>7,69E-013</text:p>
          </table:table-cell>
          <table:table-cell office:value-type="float" office:value="0.000822248">
            <text:p>0,000822248</text:p>
          </table:table-cell>
          <table:table-cell/>
        </table:table-row>
        <table:table-row table:style-name="ro1">
          <table:table-cell office:value-type="float" office:value="0.0147501">
            <text:p>0,0147501</text:p>
          </table:table-cell>
          <table:table-cell office:value-type="float" office:value="-0.195127">
            <text:p>-0,195127</text:p>
          </table:table-cell>
          <table:table-cell office:value-type="float" office:value="0.000000000000550379">
            <text:p>5,50E-013</text:p>
          </table:table-cell>
          <table:table-cell office:value-type="float" office:value="0.000814391">
            <text:p>0,000814391</text:p>
          </table:table-cell>
          <table:table-cell/>
        </table:table-row>
        <table:table-row table:style-name="ro1">
          <table:table-cell office:value-type="float" office:value="0.0147751">
            <text:p>0,0147751</text:p>
          </table:table-cell>
          <table:table-cell office:value-type="float" office:value="-0.19798">
            <text:p>-0,19798</text:p>
          </table:table-cell>
          <table:table-cell office:value-type="float" office:value="0.000000000000493192">
            <text:p>4,93E-013</text:p>
          </table:table-cell>
          <table:table-cell office:value-type="float" office:value="0.000811819">
            <text:p>0,000811819</text:p>
          </table:table-cell>
          <table:table-cell/>
        </table:table-row>
        <table:table-row table:style-name="ro1">
          <table:table-cell office:value-type="float" office:value="0.0148001">
            <text:p>0,0148001</text:p>
          </table:table-cell>
          <table:table-cell office:value-type="float" office:value="-0.194885">
            <text:p>-0,194885</text:p>
          </table:table-cell>
          <table:table-cell office:value-type="float" office:value="0.000000000000555527">
            <text:p>5,56E-013</text:p>
          </table:table-cell>
          <table:table-cell office:value-type="float" office:value="0.00081461">
            <text:p>0,00081461</text:p>
          </table:table-cell>
          <table:table-cell/>
        </table:table-row>
        <table:table-row table:style-name="ro1">
          <table:table-cell office:value-type="float" office:value="0.0148251">
            <text:p>0,0148251</text:p>
          </table:table-cell>
          <table:table-cell office:value-type="float" office:value="-0.185914">
            <text:p>-0,185914</text:p>
          </table:table-cell>
          <table:table-cell office:value-type="float" office:value="0.000000000000784441">
            <text:p>7,84E-013</text:p>
          </table:table-cell>
          <table:table-cell office:value-type="float" office:value="0.000822727">
            <text:p>0,000822727</text:p>
          </table:table-cell>
          <table:table-cell/>
        </table:table-row>
        <table:table-row table:style-name="ro1">
          <table:table-cell office:value-type="float" office:value="0.0148501">
            <text:p>0,0148501</text:p>
          </table:table-cell>
          <table:table-cell office:value-type="float" office:value="-0.171319">
            <text:p>-0,171319</text:p>
          </table:table-cell>
          <table:table-cell office:value-type="float" office:value="0.00000000000137518">
            <text:p>1,38E-012</text:p>
          </table:table-cell>
          <table:table-cell office:value-type="float" office:value="0.000836019">
            <text:p>0,000836019</text:p>
          </table:table-cell>
          <table:table-cell/>
        </table:table-row>
        <table:table-row table:style-name="ro1">
          <table:table-cell office:value-type="float" office:value="0.0148751">
            <text:p>0,0148751</text:p>
          </table:table-cell>
          <table:table-cell office:value-type="float" office:value="-0.151527">
            <text:p>-0,151527</text:p>
          </table:table-cell>
          <table:table-cell office:value-type="float" office:value="0.00000000000294404">
            <text:p>2,94E-012</text:p>
          </table:table-cell>
          <table:table-cell office:value-type="float" office:value="0.000854213">
            <text:p>0,000854213</text:p>
          </table:table-cell>
          <table:table-cell/>
        </table:table-row>
        <table:table-row table:style-name="ro1">
          <table:table-cell office:value-type="float" office:value="0.0149001">
            <text:p>0,0149001</text:p>
          </table:table-cell>
          <table:table-cell office:value-type="float" office:value="-0.127131">
            <text:p>-0,127131</text:p>
          </table:table-cell>
          <table:table-cell office:value-type="float" office:value="0.00000000000752391">
            <text:p>7,52E-012</text:p>
          </table:table-cell>
          <table:table-cell office:value-type="float" office:value="0.000876909">
            <text:p>0,000876909</text:p>
          </table:table-cell>
          <table:table-cell/>
        </table:table-row>
        <table:table-row table:style-name="ro1">
          <table:table-cell office:value-type="float" office:value="0.0149251">
            <text:p>0,0149251</text:p>
          </table:table-cell>
          <table:table-cell office:value-type="float" office:value="-0.0988661">
            <text:p>-0,0988661</text:p>
          </table:table-cell>
          <table:table-cell office:value-type="float" office:value="0.000000000022314">
            <text:p>2,23E-011</text:p>
          </table:table-cell>
          <table:table-cell office:value-type="float" office:value="0.000903577">
            <text:p>0,000903577</text:p>
          </table:table-cell>
          <table:table-cell/>
        </table:table-row>
        <table:table-row table:style-name="ro1">
          <table:table-cell office:value-type="float" office:value="0.0149501">
            <text:p>0,0149501</text:p>
          </table:table-cell>
          <table:table-cell office:value-type="float" office:value="-0.0675882">
            <text:p>-0,0675882</text:p>
          </table:table-cell>
          <table:table-cell office:value-type="float" office:value="0.0000000000743074">
            <text:p>7,43E-011</text:p>
          </table:table-cell>
          <table:table-cell office:value-type="float" office:value="0.000933554">
            <text:p>0,000933554</text:p>
          </table:table-cell>
          <table:table-cell/>
        </table:table-row>
        <table:table-row table:style-name="ro1">
          <table:table-cell office:value-type="float" office:value="0.0149751">
            <text:p>0,0149751</text:p>
          </table:table-cell>
          <table:table-cell office:value-type="float" office:value="-0.034249">
            <text:p>-0,034249</text:p>
          </table:table-cell>
          <table:table-cell office:value-type="float" office:value="0.000000000267866">
            <text:p>2,68E-010</text:p>
          </table:table-cell>
          <table:table-cell office:value-type="float" office:value="0.000966044">
            <text:p>0,000966044</text:p>
          </table:table-cell>
          <table:table-cell/>
        </table:table-row>
      </table:table>
      <table:table table:name="Sheet1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 <text:s text:c="6"/></text:p>
          </table:table-cell>
          <table:table-cell table:style-name="Default" office:value-type="string">
            <text:p>Ic <text:s text:c="6"/></text:p>
          </table:table-cell>
          <table:table-cell office:value-type="string">
            <text:p>Id</text:p>
          </table:table-cell>
          <table:table-cell>
            <draw:frame table:end-cell-address="Sheet1.K21" table:end-x="2.046cm" table:end-y="0.159cm" draw:z-index="0" draw:style-name="gr1" svg:width="15.992cm" svg:height="8.997cm" svg:x="0.193cm" svg:y="0.159cm">
              <draw:object draw:notify-on-update-of-ranges="Sheet1.A1:Sheet1.A1 Sheet1.A2:Sheet1.A302 Sheet1.B1:Sheet1.B1 Sheet1.B2:Sheet1.B302 Sheet1.A1:Sheet1.A1 Sheet1.A2:Sheet1.A302 Sheet1.C1:Sheet1.C1 Sheet1.C2:Sheet1.C3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1e-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005">
            <text:p>0,00005</text:p>
          </table:table-cell>
          <table:table-cell office:value-type="float" office:value="0.000000013523">
            <text:p>1,35E-008</text:p>
          </table:table-cell>
          <table:table-cell office:value-type="float" office:value="0.001069">
            <text:p>0,001069</text:p>
          </table:table-cell>
          <table:table-cell/>
        </table:table-row>
        <table:table-row table:style-name="ro1">
          <table:table-cell office:value-type="float" office:value="0.0001">
            <text:p>0,0001</text:p>
          </table:table-cell>
          <table:table-cell office:value-type="float" office:value="0.000000133431">
            <text:p>1,33E-007</text:p>
          </table:table-cell>
          <table:table-cell office:value-type="float" office:value="0.001131">
            <text:p>0,001131</text:p>
          </table:table-cell>
          <table:table-cell/>
        </table:table-row>
        <table:table-row table:style-name="ro1">
          <table:table-cell office:value-type="float" office:value="0.00015">
            <text:p>0,00015</text:p>
          </table:table-cell>
          <table:table-cell office:value-type="float" office:value="0.000000729023">
            <text:p>7,29E-007</text:p>
          </table:table-cell>
          <table:table-cell office:value-type="float" office:value="0.001179">
            <text:p>0,001179</text:p>
          </table:table-cell>
          <table:table-cell/>
        </table:table-row>
        <table:table-row table:style-name="ro1">
          <table:table-cell office:value-type="float" office:value="0.0002">
            <text:p>0,0002</text:p>
          </table:table-cell>
          <table:table-cell office:value-type="float" office:value="0.00000180168">
            <text:p>1,80E-006</text:p>
          </table:table-cell>
          <table:table-cell office:value-type="float" office:value="0.001204">
            <text:p>0,001204</text:p>
          </table:table-cell>
          <table:table-cell/>
        </table:table-row>
        <table:table-row table:style-name="ro1">
          <table:table-cell office:value-type="float" office:value="0.00025">
            <text:p>0,00025</text:p>
          </table:table-cell>
          <table:table-cell office:value-type="float" office:value="0.00000181541">
            <text:p>1,82E-006</text:p>
          </table:table-cell>
          <table:table-cell office:value-type="float" office:value="0.001205">
            <text:p>0,001205</text:p>
          </table:table-cell>
          <table:table-cell/>
        </table:table-row>
        <table:table-row table:style-name="ro1">
          <table:table-cell office:value-type="float" office:value="0.0003">
            <text:p>0,0003</text:p>
          </table:table-cell>
          <table:table-cell office:value-type="float" office:value="0.000000751018">
            <text:p>7,51E-007</text:p>
          </table:table-cell>
          <table:table-cell office:value-type="float" office:value="0.00118">
            <text:p>0,00118</text:p>
          </table:table-cell>
          <table:table-cell/>
        </table:table-row>
        <table:table-row table:style-name="ro1">
          <table:table-cell office:value-type="float" office:value="0.00035">
            <text:p>0,00035</text:p>
          </table:table-cell>
          <table:table-cell office:value-type="float" office:value="0.000000143239">
            <text:p>1,43E-007</text:p>
          </table:table-cell>
          <table:table-cell office:value-type="float" office:value="0.001133">
            <text:p>0,001133</text:p>
          </table:table-cell>
          <table:table-cell/>
        </table:table-row>
        <table:table-row table:style-name="ro1">
          <table:table-cell office:value-type="float" office:value="0.0004">
            <text:p>0,0004</text:p>
          </table:table-cell>
          <table:table-cell office:value-type="float" office:value="0.0000000155301">
            <text:p>1,55E-008</text:p>
          </table:table-cell>
          <table:table-cell office:value-type="float" office:value="0.001073">
            <text:p>0,001073</text:p>
          </table:table-cell>
          <table:table-cell/>
        </table:table-row>
        <table:table-row table:style-name="ro1">
          <table:table-cell office:value-type="float" office:value="0.00045">
            <text:p>0,00045</text:p>
          </table:table-cell>
          <table:table-cell office:value-type="float" office:value="0.00000000126118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05">
            <text:p>0,0005</text:p>
          </table:table-cell>
          <table:table-cell office:value-type="float" office:value="0.000000000104278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055">
            <text:p>0,00055</text:p>
          </table:table-cell>
          <table:table-cell office:value-type="float" office:value="0.0000000000118441">
            <text:p>1,18E-011</text:p>
          </table:table-cell>
          <table:table-cell office:value-type="float" office:value="0.000888">
            <text:p>0,000888</text:p>
          </table:table-cell>
          <table:table-cell/>
        </table:table-row>
        <table:table-row table:style-name="ro1">
          <table:table-cell office:value-type="float" office:value="0.0006">
            <text:p>0,0006</text:p>
          </table:table-cell>
          <table:table-cell office:value-type="float" office:value="0.0000000000023846">
            <text:p>2,38E-012</text:p>
          </table:table-cell>
          <table:table-cell office:value-type="float" office:value="0.000849">
            <text:p>0,000849</text:p>
          </table:table-cell>
          <table:table-cell/>
        </table:table-row>
        <table:table-row table:style-name="ro1">
          <table:table-cell office:value-type="float" office:value="0.00065">
            <text:p>0,00065</text:p>
          </table:table-cell>
          <table:table-cell office:value-type="float" office:value="0.00000000000101829">
            <text:p>1,02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007">
            <text:p>0,0007</text:p>
          </table:table-cell>
          <table:table-cell office:value-type="float" office:value="0.00000000000100243">
            <text:p>1,00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0075">
            <text:p>0,00075</text:p>
          </table:table-cell>
          <table:table-cell office:value-type="float" office:value="0.00000000000222748">
            <text:p>2,23E-012</text:p>
          </table:table-cell>
          <table:table-cell office:value-type="float" office:value="0.000848">
            <text:p>0,000848</text:p>
          </table:table-cell>
          <table:table-cell/>
        </table:table-row>
        <table:table-row table:style-name="ro1">
          <table:table-cell office:value-type="float" office:value="0.0008">
            <text:p>0,0008</text:p>
          </table:table-cell>
          <table:table-cell office:value-type="float" office:value="0.00000000000990773">
            <text:p>9,91E-012</text:p>
          </table:table-cell>
          <table:table-cell office:value-type="float" office:value="0.000884">
            <text:p>0,000884</text:p>
          </table:table-cell>
          <table:table-cell/>
        </table:table-row>
        <table:table-row table:style-name="ro1">
          <table:table-cell office:value-type="float" office:value="0.00085">
            <text:p>0,00085</text:p>
          </table:table-cell>
          <table:table-cell office:value-type="float" office:value="0.0000000000721078">
            <text:p>7,21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09">
            <text:p>0,0009</text:p>
          </table:table-cell>
          <table:table-cell office:value-type="float" office:value="0.000000000665073">
            <text:p>6,65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0095">
            <text:p>0,00095</text:p>
          </table:table-cell>
          <table:table-cell office:value-type="float" office:value="0.00000000589993">
            <text:p>5,90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0000000387787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105">
            <text:p>0,00105</text:p>
          </table:table-cell>
          <table:table-cell office:value-type="float" office:value="0.000000152485">
            <text:p>1,52E-007</text:p>
          </table:table-cell>
          <table:table-cell office:value-type="float" office:value="0.001135">
            <text:p>0,001135</text:p>
          </table:table-cell>
          <table:table-cell/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0.000000311316">
            <text:p>3,11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0115">
            <text:p>0,00115</text:p>
          </table:table-cell>
          <table:table-cell office:value-type="float" office:value="0.000000312463">
            <text:p>3,12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0.00000015978">
            <text:p>1,60E-007</text:p>
          </table:table-cell>
          <table:table-cell office:value-type="float" office:value="0.001136">
            <text:p>0,001136</text:p>
          </table:table-cell>
          <table:table-cell/>
        </table:table-row>
        <table:table-row table:style-name="ro1">
          <table:table-cell office:value-type="float" office:value="0.00125">
            <text:p>0,00125</text:p>
          </table:table-cell>
          <table:table-cell office:value-type="float" office:value="0.0000000468143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13">
            <text:p>0,0013</text:p>
          </table:table-cell>
          <table:table-cell office:value-type="float" office:value="0.00000000941296">
            <text:p>9,41E-009</text:p>
          </table:table-cell>
          <table:table-cell office:value-type="float" office:value="0.001059">
            <text:p>0,001059</text:p>
          </table:table-cell>
          <table:table-cell/>
        </table:table-row>
        <table:table-row table:style-name="ro1">
          <table:table-cell office:value-type="float" office:value="0.00135">
            <text:p>0,00135</text:p>
          </table:table-cell>
          <table:table-cell office:value-type="float" office:value="0.00000000161409">
            <text:p>1,61E-009</text:p>
          </table:table-cell>
          <table:table-cell office:value-type="float" office:value="0.001012">
            <text:p>0,001012</text:p>
          </table:table-cell>
          <table:table-cell/>
        </table:table-row>
        <table:table-row table:style-name="ro1">
          <table:table-cell office:value-type="float" office:value="0.0014">
            <text:p>0,0014</text:p>
          </table:table-cell>
          <table:table-cell office:value-type="float" office:value="0.000000000295421">
            <text:p>2,9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145">
            <text:p>0,00145</text:p>
          </table:table-cell>
          <table:table-cell office:value-type="float" office:value="0.0000000000706507">
            <text:p>7,07E-011</text:p>
          </table:table-cell>
          <table:table-cell office:value-type="float" office:value="0.000932">
            <text:p>0,000932</text:p>
          </table:table-cell>
          <table:table-cell/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0.0000000000257869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155">
            <text:p>0,00155</text:p>
          </table:table-cell>
          <table:table-cell office:value-type="float" office:value="0.0000000000157324">
            <text:p>1,57E-011</text:p>
          </table:table-cell>
          <table:table-cell office:value-type="float" office:value="0.000895">
            <text:p>0,000895</text:p>
          </table:table-cell>
          <table:table-cell/>
        </table:table-row>
        <table:table-row table:style-name="ro1">
          <table:table-cell office:value-type="float" office:value="0.0016">
            <text:p>0,0016</text:p>
          </table:table-cell>
          <table:table-cell office:value-type="float" office:value="0.0000000000163485">
            <text:p>1,63E-011</text:p>
          </table:table-cell>
          <table:table-cell office:value-type="float" office:value="0.000896">
            <text:p>0,000896</text:p>
          </table:table-cell>
          <table:table-cell/>
        </table:table-row>
        <table:table-row table:style-name="ro1">
          <table:table-cell office:value-type="float" office:value="0.00165">
            <text:p>0,00165</text:p>
          </table:table-cell>
          <table:table-cell office:value-type="float" office:value="0.0000000000274971">
            <text:p>2,75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17">
            <text:p>0,0017</text:p>
          </table:table-cell>
          <table:table-cell office:value-type="float" office:value="0.000000000067109">
            <text:p>6,71E-011</text:p>
          </table:table-cell>
          <table:table-cell office:value-type="float" office:value="0.000931">
            <text:p>0,000931</text:p>
          </table:table-cell>
          <table:table-cell/>
        </table:table-row>
        <table:table-row table:style-name="ro1">
          <table:table-cell office:value-type="float" office:value="0.00175">
            <text:p>0,00175</text:p>
          </table:table-cell>
          <table:table-cell office:value-type="float" office:value="0.000000000204851">
            <text:p>2,05E-010</text:p>
          </table:table-cell>
          <table:table-cell office:value-type="float" office:value="0.000959">
            <text:p>0,000959</text:p>
          </table:table-cell>
          <table:table-cell/>
        </table:table-row>
        <table:table-row table:style-name="ro1">
          <table:table-cell office:value-type="float" office:value="0.0018">
            <text:p>0,0018</text:p>
          </table:table-cell>
          <table:table-cell office:value-type="float" office:value="0.000000000663302">
            <text:p>6,63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0185">
            <text:p>0,00185</text:p>
          </table:table-cell>
          <table:table-cell office:value-type="float" office:value="0.00000000194721">
            <text:p>1,95E-009</text:p>
          </table:table-cell>
          <table:table-cell office:value-type="float" office:value="0.001017">
            <text:p>0,001017</text:p>
          </table:table-cell>
          <table:table-cell/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0.00000000455988">
            <text:p>4,56E-009</text:p>
          </table:table-cell>
          <table:table-cell office:value-type="float" office:value="0.00104">
            <text:p>0,00104</text:p>
          </table:table-cell>
          <table:table-cell/>
        </table:table-row>
        <table:table-row table:style-name="ro1">
          <table:table-cell office:value-type="float" office:value="0.00195">
            <text:p>0,00195</text:p>
          </table:table-cell>
          <table:table-cell office:value-type="float" office:value="0.00000000783717">
            <text:p>7,84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0.0000000095899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205">
            <text:p>0,00205</text:p>
          </table:table-cell>
          <table:table-cell office:value-type="float" office:value="0.00000000854233">
            <text:p>8,54E-009</text:p>
          </table:table-cell>
          <table:table-cell office:value-type="float" office:value="0.001057">
            <text:p>0,001057</text:p>
          </table:table-cell>
          <table:table-cell/>
        </table:table-row>
        <table:table-row table:style-name="ro1">
          <table:table-cell office:value-type="float" office:value="0.0021">
            <text:p>0,0021</text:p>
          </table:table-cell>
          <table:table-cell office:value-type="float" office:value="0.00000000592201">
            <text:p>5,92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0215">
            <text:p>0,00215</text:p>
          </table:table-cell>
          <table:table-cell office:value-type="float" office:value="0.00000000352093">
            <text:p>3,52E-009</text:p>
          </table:table-cell>
          <table:table-cell office:value-type="float" office:value="0.001033">
            <text:p>0,001033</text:p>
          </table:table-cell>
          <table:table-cell/>
        </table:table-row>
        <table:table-row table:style-name="ro1">
          <table:table-cell office:value-type="float" office:value="0.0022">
            <text:p>0,0022</text:p>
          </table:table-cell>
          <table:table-cell office:value-type="float" office:value="0.00000000200254">
            <text:p>2,00E-009</text:p>
          </table:table-cell>
          <table:table-cell office:value-type="float" office:value="0.001018">
            <text:p>0,001018</text:p>
          </table:table-cell>
          <table:table-cell/>
        </table:table-row>
        <table:table-row table:style-name="ro1">
          <table:table-cell office:value-type="float" office:value="0.00225">
            <text:p>0,00225</text:p>
          </table:table-cell>
          <table:table-cell office:value-type="float" office:value="0.00000000120715">
            <text:p>1,21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023">
            <text:p>0,0023</text:p>
          </table:table-cell>
          <table:table-cell office:value-type="float" office:value="0.000000000834734">
            <text:p>8,35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0235">
            <text:p>0,00235</text:p>
          </table:table-cell>
          <table:table-cell office:value-type="float" office:value="0.000000000691774">
            <text:p>6,92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024">
            <text:p>0,0024</text:p>
          </table:table-cell>
          <table:table-cell office:value-type="float" office:value="0.000000000689241">
            <text:p>6,89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0245">
            <text:p>0,00245</text:p>
          </table:table-cell>
          <table:table-cell office:value-type="float" office:value="0.000000000796644">
            <text:p>7,97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25">
            <text:p>0,0025</text:p>
          </table:table-cell>
          <table:table-cell office:value-type="float" office:value="0.000000000999987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255">
            <text:p>0,00255</text:p>
          </table:table-cell>
          <table:table-cell office:value-type="float" office:value="0.00000000125524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26">
            <text:p>0,0026</text:p>
          </table:table-cell>
          <table:table-cell office:value-type="float" office:value="0.00000000145086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0265">
            <text:p>0,00265</text:p>
          </table:table-cell>
          <table:table-cell office:value-type="float" office:value="0.00000000144557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027">
            <text:p>0,0027</text:p>
          </table:table-cell>
          <table:table-cell office:value-type="float" office:value="0.00000000119802">
            <text:p>1,20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0275">
            <text:p>0,00275</text:p>
          </table:table-cell>
          <table:table-cell office:value-type="float" office:value="0.000000000828437">
            <text:p>8,28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028">
            <text:p>0,0028</text:p>
          </table:table-cell>
          <table:table-cell office:value-type="float" office:value="0.000000000499394">
            <text:p>4,99E-010</text:p>
          </table:table-cell>
          <table:table-cell office:value-type="float" office:value="0.000982">
            <text:p>0,000982</text:p>
          </table:table-cell>
          <table:table-cell/>
        </table:table-row>
        <table:table-row table:style-name="ro1">
          <table:table-cell office:value-type="float" office:value="0.00285">
            <text:p>0,00285</text:p>
          </table:table-cell>
          <table:table-cell office:value-type="float" office:value="0.000000000284033">
            <text:p>2,84E-010</text:p>
          </table:table-cell>
          <table:table-cell office:value-type="float" office:value="0.000968">
            <text:p>0,000968</text:p>
          </table:table-cell>
          <table:table-cell/>
        </table:table-row>
        <table:table-row table:style-name="ro1">
          <table:table-cell office:value-type="float" office:value="0.0029">
            <text:p>0,0029</text:p>
          </table:table-cell>
          <table:table-cell office:value-type="float" office:value="0.00000000016887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0295">
            <text:p>0,00295</text:p>
          </table:table-cell>
          <table:table-cell office:value-type="float" office:value="0.000000000117067">
            <text:p>1,17E-010</text:p>
          </table:table-cell>
          <table:table-cell office:value-type="float" office:value="0.000945">
            <text:p>0,000945</text:p>
          </table:table-cell>
          <table:table-cell/>
        </table:table-row>
        <table:table-row table:style-name="ro1">
          <table:table-cell office:value-type="float" office:value="0.003">
            <text:p>0,003</text:p>
          </table:table-cell>
          <table:table-cell office:value-type="float" office:value="0.000000000104276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305">
            <text:p>0,00305</text:p>
          </table:table-cell>
          <table:table-cell office:value-type="float" office:value="0.000000000127592">
            <text:p>1,28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31">
            <text:p>0,0031</text:p>
          </table:table-cell>
          <table:table-cell office:value-type="float" office:value="0.000000000219287">
            <text:p>2,19E-010</text:p>
          </table:table-cell>
          <table:table-cell office:value-type="float" office:value="0.000961">
            <text:p>0,000961</text:p>
          </table:table-cell>
          <table:table-cell/>
        </table:table-row>
        <table:table-row table:style-name="ro1">
          <table:table-cell office:value-type="float" office:value="0.00315">
            <text:p>0,00315</text:p>
          </table:table-cell>
          <table:table-cell office:value-type="float" office:value="0.000000000513498">
            <text:p>5,13E-010</text:p>
          </table:table-cell>
          <table:table-cell office:value-type="float" office:value="0.000983">
            <text:p>0,000983</text:p>
          </table:table-cell>
          <table:table-cell/>
        </table:table-row>
        <table:table-row table:style-name="ro1">
          <table:table-cell office:value-type="float" office:value="0.0032">
            <text:p>0,0032</text:p>
          </table:table-cell>
          <table:table-cell office:value-type="float" office:value="0.00000000150741">
            <text:p>1,51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0325">
            <text:p>0,00325</text:p>
          </table:table-cell>
          <table:table-cell office:value-type="float" office:value="0.00000000488093">
            <text:p>4,88E-009</text:p>
          </table:table-cell>
          <table:table-cell office:value-type="float" office:value="0.001042">
            <text:p>0,001042</text:p>
          </table:table-cell>
          <table:table-cell/>
        </table:table-row>
        <table:table-row table:style-name="ro1">
          <table:table-cell office:value-type="float" office:value="0.0033">
            <text:p>0,0033</text:p>
          </table:table-cell>
          <table:table-cell office:value-type="float" office:value="0.0000000148993">
            <text:p>1,49E-008</text:p>
          </table:table-cell>
          <table:table-cell office:value-type="float" office:value="0.001071">
            <text:p>0,001071</text:p>
          </table:table-cell>
          <table:table-cell/>
        </table:table-row>
        <table:table-row table:style-name="ro1">
          <table:table-cell office:value-type="float" office:value="0.00335">
            <text:p>0,00335</text:p>
          </table:table-cell>
          <table:table-cell office:value-type="float" office:value="0.0000000363642">
            <text:p>3,64E-008</text:p>
          </table:table-cell>
          <table:table-cell office:value-type="float" office:value="0.001096">
            <text:p>0,001096</text:p>
          </table:table-cell>
          <table:table-cell/>
        </table:table-row>
        <table:table-row table:style-name="ro1">
          <table:table-cell office:value-type="float" office:value="0.0034">
            <text:p>0,0034</text:p>
          </table:table-cell>
          <table:table-cell office:value-type="float" office:value="0.0000000611655">
            <text:p>6,12E-008</text:p>
          </table:table-cell>
          <table:table-cell office:value-type="float" office:value="0.00111">
            <text:p>0,00111</text:p>
          </table:table-cell>
          <table:table-cell/>
        </table:table-row>
        <table:table-row table:style-name="ro1">
          <table:table-cell office:value-type="float" office:value="0.00345">
            <text:p>0,00345</text:p>
          </table:table-cell>
          <table:table-cell office:value-type="float" office:value="0.0000000635649">
            <text:p>6,36E-008</text:p>
          </table:table-cell>
          <table:table-cell office:value-type="float" office:value="0.001111">
            <text:p>0,001111</text:p>
          </table:table-cell>
          <table:table-cell/>
        </table:table-row>
        <table:table-row table:style-name="ro1">
          <table:table-cell office:value-type="float" office:value="0.0035">
            <text:p>0,0035</text:p>
          </table:table-cell>
          <table:table-cell office:value-type="float" office:value="0.0000000387832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355">
            <text:p>0,00355</text:p>
          </table:table-cell>
          <table:table-cell office:value-type="float" office:value="0.0000000141564">
            <text:p>1,42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36">
            <text:p>0,0036</text:p>
          </table:table-cell>
          <table:table-cell office:value-type="float" office:value="0.00000000338571">
            <text:p>3,39E-009</text:p>
          </table:table-cell>
          <table:table-cell office:value-type="float" office:value="0.001032">
            <text:p>0,001032</text:p>
          </table:table-cell>
          <table:table-cell/>
        </table:table-row>
        <table:table-row table:style-name="ro1">
          <table:table-cell office:value-type="float" office:value="0.00365">
            <text:p>0,00365</text:p>
          </table:table-cell>
          <table:table-cell office:value-type="float" office:value="0.000000000619691">
            <text:p>6,20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37">
            <text:p>0,0037</text:p>
          </table:table-cell>
          <table:table-cell office:value-type="float" office:value="0.000000000106262">
            <text:p>1,06E-010</text:p>
          </table:table-cell>
          <table:table-cell office:value-type="float" office:value="0.000943">
            <text:p>0,000943</text:p>
          </table:table-cell>
          <table:table-cell/>
        </table:table-row>
        <table:table-row table:style-name="ro1">
          <table:table-cell office:value-type="float" office:value="0.00375">
            <text:p>0,00375</text:p>
          </table:table-cell>
          <table:table-cell office:value-type="float" office:value="0.0000000000213653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8">
            <text:p>0,0038</text:p>
          </table:table-cell>
          <table:table-cell office:value-type="float" office:value="0.00000000000625948">
            <text:p>6,26E-012</text:p>
          </table:table-cell>
          <table:table-cell office:value-type="float" office:value="0.000872">
            <text:p>0,000872</text:p>
          </table:table-cell>
          <table:table-cell/>
        </table:table-row>
        <table:table-row table:style-name="ro1">
          <table:table-cell office:value-type="float" office:value="0.00385">
            <text:p>0,00385</text:p>
          </table:table-cell>
          <table:table-cell office:value-type="float" office:value="0.00000000000320054">
            <text:p>3,20E-0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039">
            <text:p>0,0039</text:p>
          </table:table-cell>
          <table:table-cell table:style-name="ce2" office:value-type="string">
            <text:p><text:s/>3,212e-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0395">
            <text:p>0,00395</text:p>
          </table:table-cell>
          <table:table-cell office:value-type="float" office:value="0.00000000000655698">
            <text:p>6,56E-012</text:p>
          </table:table-cell>
          <table:table-cell office:value-type="float" office:value="0.000874">
            <text:p>0,000874</text:p>
          </table:table-cell>
          <table:table-cell/>
        </table:table-row>
        <table:table-row table:style-name="ro1">
          <table:table-cell office:value-type="float" office:value="0.004">
            <text:p>0,004</text:p>
          </table:table-cell>
          <table:table-cell office:value-type="float" office:value="0.0000000000257808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405">
            <text:p>0,00405</text:p>
          </table:table-cell>
          <table:table-cell office:value-type="float" office:value="0.00000000016944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041">
            <text:p>0,0041</text:p>
          </table:table-cell>
          <table:table-cell office:value-type="float" office:value="0.00000000150307">
            <text:p>1,50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0415">
            <text:p>0,00415</text:p>
          </table:table-cell>
          <table:table-cell office:value-type="float" office:value="0.0000000138635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42">
            <text:p>0,0042</text:p>
          </table:table-cell>
          <table:table-cell office:value-type="float" office:value="0.000000100903">
            <text:p>1,01E-007</text:p>
          </table:table-cell>
          <table:table-cell office:value-type="float" office:value="0.001124">
            <text:p>0,001124</text:p>
          </table:table-cell>
          <table:table-cell/>
        </table:table-row>
        <table:table-row table:style-name="ro1">
          <table:table-cell office:value-type="float" office:value="0.00425">
            <text:p>0,00425</text:p>
          </table:table-cell>
          <table:table-cell office:value-type="float" office:value="0.000000448855">
            <text:p>4,49E-007</text:p>
          </table:table-cell>
          <table:table-cell office:value-type="float" office:value="0.001165">
            <text:p>0,001165</text:p>
          </table:table-cell>
          <table:table-cell/>
        </table:table-row>
        <table:table-row table:style-name="ro1">
          <table:table-cell office:value-type="float" office:value="0.0043">
            <text:p>0,0043</text:p>
          </table:table-cell>
          <table:table-cell office:value-type="float" office:value="0.000000997515">
            <text:p>9,98E-007</text:p>
          </table:table-cell>
          <table:table-cell office:value-type="float" office:value="0.001188">
            <text:p>0,001188</text:p>
          </table:table-cell>
          <table:table-cell/>
        </table:table-row>
        <table:table-row table:style-name="ro1">
          <table:table-cell office:value-type="float" office:value="0.00435">
            <text:p>0,00435</text:p>
          </table:table-cell>
          <table:table-cell office:value-type="float" office:value="0.000000982103">
            <text:p>9,82E-007</text:p>
          </table:table-cell>
          <table:table-cell office:value-type="float" office:value="0.001187">
            <text:p>0,001187</text:p>
          </table:table-cell>
          <table:table-cell/>
        </table:table-row>
        <table:table-row table:style-name="ro1">
          <table:table-cell office:value-type="float" office:value="0.0044">
            <text:p>0,0044</text:p>
          </table:table-cell>
          <table:table-cell office:value-type="float" office:value="0.000000419443">
            <text:p>4,19E-007</text:p>
          </table:table-cell>
          <table:table-cell office:value-type="float" office:value="0.001163">
            <text:p>0,001163</text:p>
          </table:table-cell>
          <table:table-cell/>
        </table:table-row>
        <table:table-row table:style-name="ro1">
          <table:table-cell office:value-type="float" office:value="0.00445">
            <text:p>0,00445</text:p>
          </table:table-cell>
          <table:table-cell office:value-type="float" office:value="0.0000000844563">
            <text:p>8,45E-008</text:p>
          </table:table-cell>
          <table:table-cell office:value-type="float" office:value="0.001119">
            <text:p>0,001119</text:p>
          </table:table-cell>
          <table:table-cell/>
        </table:table-row>
        <table:table-row table:style-name="ro1">
          <table:table-cell office:value-type="float" office:value="0.0045">
            <text:p>0,0045</text:p>
          </table:table-cell>
          <table:table-cell office:value-type="float" office:value="0.00000000959345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455">
            <text:p>0,00455</text:p>
          </table:table-cell>
          <table:table-cell office:value-type="float" office:value="0.000000000793242">
            <text:p>7,93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46">
            <text:p>0,0046</text:p>
          </table:table-cell>
          <table:table-cell office:value-type="float" office:value="0.000000000064417">
            <text:p>6,44E-011</text:p>
          </table:table-cell>
          <table:table-cell office:value-type="float" office:value="0.00093">
            <text:p>0,00093</text:p>
          </table:table-cell>
          <table:table-cell/>
        </table:table-row>
        <table:table-row table:style-name="ro1">
          <table:table-cell office:value-type="float" office:value="0.00465">
            <text:p>0,00465</text:p>
          </table:table-cell>
          <table:table-cell office:value-type="float" office:value="0.00000000000698366">
            <text:p>6,98E-012</text:p>
          </table:table-cell>
          <table:table-cell office:value-type="float" office:value="0.000875">
            <text:p>0,000875</text:p>
          </table:table-cell>
          <table:table-cell/>
        </table:table-row>
        <table:table-row table:style-name="ro1">
          <table:table-cell office:value-type="float" office:value="0.0047">
            <text:p>0,0047</text:p>
          </table:table-cell>
          <table:table-cell office:value-type="float" office:value="0.00000000000133182">
            <text:p>1,33E-012</text:p>
          </table:table-cell>
          <table:table-cell office:value-type="float" office:value="0.000835">
            <text:p>0,000835</text:p>
          </table:table-cell>
          <table:table-cell/>
        </table:table-row>
        <table:table-row table:style-name="ro1">
          <table:table-cell office:value-type="float" office:value="0.00475">
            <text:p>0,00475</text:p>
          </table:table-cell>
          <table:table-cell office:value-type="float" office:value="0.000000000000550883">
            <text:p>5,51E-013</text:p>
          </table:table-cell>
          <table:table-cell office:value-type="float" office:value="0.000814">
            <text:p>0,000814</text:p>
          </table:table-cell>
          <table:table-cell/>
        </table:table-row>
        <table:table-row table:style-name="ro1">
          <table:table-cell office:value-type="float" office:value="0.0048">
            <text:p>0,0048</text:p>
          </table:table-cell>
          <table:table-cell office:value-type="float" office:value="0.000000000000554994">
            <text:p>5,55E-013</text:p>
          </table:table-cell>
          <table:table-cell office:value-type="float" office:value="0.000815">
            <text:p>0,000815</text:p>
          </table:table-cell>
          <table:table-cell/>
        </table:table-row>
        <table:table-row table:style-name="ro1">
          <table:table-cell office:value-type="float" office:value="0.00485">
            <text:p>0,00485</text:p>
          </table:table-cell>
          <table:table-cell office:value-type="float" office:value="0.00000000000137138">
            <text:p>1,37E-012</text:p>
          </table:table-cell>
          <table:table-cell office:value-type="float" office:value="0.000836">
            <text:p>0,000836</text:p>
          </table:table-cell>
          <table:table-cell/>
        </table:table-row>
        <table:table-row table:style-name="ro1">
          <table:table-cell office:value-type="float" office:value="0.0049">
            <text:p>0,0049</text:p>
          </table:table-cell>
          <table:table-cell office:value-type="float" office:value="0.00000000000749184">
            <text:p>7,49E-012</text:p>
          </table:table-cell>
          <table:table-cell office:value-type="float" office:value="0.000877">
            <text:p>0,000877</text:p>
          </table:table-cell>
          <table:table-cell/>
        </table:table-row>
        <table:table-row table:style-name="ro1">
          <table:table-cell office:value-type="float" office:value="0.00495">
            <text:p>0,00495</text:p>
          </table:table-cell>
          <table:table-cell office:value-type="float" office:value="0.0000000000739155">
            <text:p>7,3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5">
            <text:p>0,005</text:p>
          </table:table-cell>
          <table:table-cell office:value-type="float" office:value="0.00000000099952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505">
            <text:p>0,00505</text:p>
          </table:table-cell>
          <table:table-cell office:value-type="float" office:value="0.0000000135168">
            <text:p>1,35E-008</text:p>
          </table:table-cell>
          <table:table-cell office:value-type="float" office:value="0.001069">
            <text:p>0,001069</text:p>
          </table:table-cell>
          <table:table-cell/>
        </table:table-row>
        <table:table-row table:style-name="ro1">
          <table:table-cell office:value-type="float" office:value="0.0051">
            <text:p>0,0051</text:p>
          </table:table-cell>
          <table:table-cell office:value-type="float" office:value="0.000000133381">
            <text:p>1,33E-007</text:p>
          </table:table-cell>
          <table:table-cell office:value-type="float" office:value="0.001131">
            <text:p>0,001131</text:p>
          </table:table-cell>
          <table:table-cell/>
        </table:table-row>
        <table:table-row table:style-name="ro1">
          <table:table-cell office:value-type="float" office:value="0.00515">
            <text:p>0,00515</text:p>
          </table:table-cell>
          <table:table-cell office:value-type="float" office:value="0.000000728844">
            <text:p>7,29E-007</text:p>
          </table:table-cell>
          <table:table-cell office:value-type="float" office:value="0.001179">
            <text:p>0,001179</text:p>
          </table:table-cell>
          <table:table-cell/>
        </table:table-row>
        <table:table-row table:style-name="ro1">
          <table:table-cell office:value-type="float" office:value="0.0052">
            <text:p>0,0052</text:p>
          </table:table-cell>
          <table:table-cell office:value-type="float" office:value="0.00000180152">
            <text:p>1,80E-006</text:p>
          </table:table-cell>
          <table:table-cell office:value-type="float" office:value="0.001204">
            <text:p>0,001204</text:p>
          </table:table-cell>
          <table:table-cell/>
        </table:table-row>
        <table:table-row table:style-name="ro1">
          <table:table-cell office:value-type="float" office:value="0.00525">
            <text:p>0,00525</text:p>
          </table:table-cell>
          <table:table-cell office:value-type="float" office:value="0.00000181556">
            <text:p>1,82E-006</text:p>
          </table:table-cell>
          <table:table-cell office:value-type="float" office:value="0.001205">
            <text:p>0,001205</text:p>
          </table:table-cell>
          <table:table-cell/>
        </table:table-row>
        <table:table-row table:style-name="ro1">
          <table:table-cell office:value-type="float" office:value="0.0053">
            <text:p>0,0053</text:p>
          </table:table-cell>
          <table:table-cell office:value-type="float" office:value="0.000000751203">
            <text:p>7,51E-007</text:p>
          </table:table-cell>
          <table:table-cell office:value-type="float" office:value="0.00118">
            <text:p>0,00118</text:p>
          </table:table-cell>
          <table:table-cell/>
        </table:table-row>
        <table:table-row table:style-name="ro1">
          <table:table-cell office:value-type="float" office:value="0.00535">
            <text:p>0,00535</text:p>
          </table:table-cell>
          <table:table-cell office:value-type="float" office:value="0.000000143293">
            <text:p>1,43E-007</text:p>
          </table:table-cell>
          <table:table-cell office:value-type="float" office:value="0.001133">
            <text:p>0,001133</text:p>
          </table:table-cell>
          <table:table-cell/>
        </table:table-row>
        <table:table-row table:style-name="ro1">
          <table:table-cell office:value-type="float" office:value="0.0054">
            <text:p>0,0054</text:p>
          </table:table-cell>
          <table:table-cell office:value-type="float" office:value="0.0000000155374">
            <text:p>1,55E-008</text:p>
          </table:table-cell>
          <table:table-cell office:value-type="float" office:value="0.001073">
            <text:p>0,001073</text:p>
          </table:table-cell>
          <table:table-cell/>
        </table:table-row>
        <table:table-row table:style-name="ro1">
          <table:table-cell office:value-type="float" office:value="0.00545">
            <text:p>0,00545</text:p>
          </table:table-cell>
          <table:table-cell office:value-type="float" office:value="0.00000000126181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55">
            <text:p>0,0055</text:p>
          </table:table-cell>
          <table:table-cell office:value-type="float" office:value="0.00000000010432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555">
            <text:p>0,00555</text:p>
          </table:table-cell>
          <table:table-cell office:value-type="float" office:value="0.0000000000118486">
            <text:p>1,18E-011</text:p>
          </table:table-cell>
          <table:table-cell office:value-type="float" office:value="0.000888">
            <text:p>0,000888</text:p>
          </table:table-cell>
          <table:table-cell/>
        </table:table-row>
        <table:table-row table:style-name="ro1">
          <table:table-cell office:value-type="float" office:value="0.0056">
            <text:p>0,0056</text:p>
          </table:table-cell>
          <table:table-cell office:value-type="float" office:value="0.00000000000238519">
            <text:p>2,39E-012</text:p>
          </table:table-cell>
          <table:table-cell office:value-type="float" office:value="0.000849">
            <text:p>0,000849</text:p>
          </table:table-cell>
          <table:table-cell/>
        </table:table-row>
        <table:table-row table:style-name="ro1">
          <table:table-cell office:value-type="float" office:value="0.00565">
            <text:p>0,00565</text:p>
          </table:table-cell>
          <table:table-cell office:value-type="float" office:value="0.00000000000101838">
            <text:p>1,02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057">
            <text:p>0,0057</text:p>
          </table:table-cell>
          <table:table-cell office:value-type="float" office:value="0.00000000000100235">
            <text:p>1,00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0575">
            <text:p>0,00575</text:p>
          </table:table-cell>
          <table:table-cell office:value-type="float" office:value="0.00000000000222695">
            <text:p>2,23E-012</text:p>
          </table:table-cell>
          <table:table-cell office:value-type="float" office:value="0.000848">
            <text:p>0,000848</text:p>
          </table:table-cell>
          <table:table-cell/>
        </table:table-row>
        <table:table-row table:style-name="ro1">
          <table:table-cell office:value-type="float" office:value="0.0058">
            <text:p>0,0058</text:p>
          </table:table-cell>
          <table:table-cell office:value-type="float" office:value="0.00000000000990415">
            <text:p>9,90E-012</text:p>
          </table:table-cell>
          <table:table-cell office:value-type="float" office:value="0.000884">
            <text:p>0,000884</text:p>
          </table:table-cell>
          <table:table-cell/>
        </table:table-row>
        <table:table-row table:style-name="ro1">
          <table:table-cell office:value-type="float" office:value="0.00585">
            <text:p>0,00585</text:p>
          </table:table-cell>
          <table:table-cell office:value-type="float" office:value="0.0000000000720761">
            <text:p>7,21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59">
            <text:p>0,0059</text:p>
          </table:table-cell>
          <table:table-cell office:value-type="float" office:value="0.000000000664765">
            <text:p>6,65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0595">
            <text:p>0,00595</text:p>
          </table:table-cell>
          <table:table-cell office:value-type="float" office:value="0.00000000589741">
            <text:p>5,90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06">
            <text:p>0,006</text:p>
          </table:table-cell>
          <table:table-cell office:value-type="float" office:value="0.0000000387654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605">
            <text:p>0,00605</text:p>
          </table:table-cell>
          <table:table-cell office:value-type="float" office:value="0.000000152451">
            <text:p>1,52E-007</text:p>
          </table:table-cell>
          <table:table-cell office:value-type="float" office:value="0.001135">
            <text:p>0,001135</text:p>
          </table:table-cell>
          <table:table-cell/>
        </table:table-row>
        <table:table-row table:style-name="ro1">
          <table:table-cell office:value-type="float" office:value="0.0061">
            <text:p>0,0061</text:p>
          </table:table-cell>
          <table:table-cell office:value-type="float" office:value="0.000000311292">
            <text:p>3,11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0615">
            <text:p>0,00615</text:p>
          </table:table-cell>
          <table:table-cell office:value-type="float" office:value="0.000000312486">
            <text:p>3,12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062">
            <text:p>0,0062</text:p>
          </table:table-cell>
          <table:table-cell office:value-type="float" office:value="0.000000159814">
            <text:p>1,60E-007</text:p>
          </table:table-cell>
          <table:table-cell office:value-type="float" office:value="0.001136">
            <text:p>0,001136</text:p>
          </table:table-cell>
          <table:table-cell/>
        </table:table-row>
        <table:table-row table:style-name="ro1">
          <table:table-cell office:value-type="float" office:value="0.00625">
            <text:p>0,00625</text:p>
          </table:table-cell>
          <table:table-cell office:value-type="float" office:value="0.0000000468292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63">
            <text:p>0,0063</text:p>
          </table:table-cell>
          <table:table-cell office:value-type="float" office:value="0.00000000941656">
            <text:p>9,42E-009</text:p>
          </table:table-cell>
          <table:table-cell office:value-type="float" office:value="0.001059">
            <text:p>0,001059</text:p>
          </table:table-cell>
          <table:table-cell/>
        </table:table-row>
        <table:table-row table:style-name="ro1">
          <table:table-cell office:value-type="float" office:value="0.00635">
            <text:p>0,00635</text:p>
          </table:table-cell>
          <table:table-cell office:value-type="float" office:value="0.00000000161473">
            <text:p>1,61E-009</text:p>
          </table:table-cell>
          <table:table-cell office:value-type="float" office:value="0.001012">
            <text:p>0,001012</text:p>
          </table:table-cell>
          <table:table-cell/>
        </table:table-row>
        <table:table-row table:style-name="ro1">
          <table:table-cell office:value-type="float" office:value="0.0064">
            <text:p>0,0064</text:p>
          </table:table-cell>
          <table:table-cell office:value-type="float" office:value="0.000000000295528">
            <text:p>2,96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645">
            <text:p>0,00645</text:p>
          </table:table-cell>
          <table:table-cell office:value-type="float" office:value="0.0000000000706708">
            <text:p>7,07E-011</text:p>
          </table:table-cell>
          <table:table-cell office:value-type="float" office:value="0.000932">
            <text:p>0,000932</text:p>
          </table:table-cell>
          <table:table-cell/>
        </table:table-row>
        <table:table-row table:style-name="ro1">
          <table:table-cell office:value-type="float" office:value="0.0065">
            <text:p>0,0065</text:p>
          </table:table-cell>
          <table:table-cell office:value-type="float" office:value="0.0000000000257914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655">
            <text:p>0,00655</text:p>
          </table:table-cell>
          <table:table-cell office:value-type="float" office:value="0.0000000000157332">
            <text:p>1,57E-011</text:p>
          </table:table-cell>
          <table:table-cell office:value-type="float" office:value="0.000895">
            <text:p>0,000895</text:p>
          </table:table-cell>
          <table:table-cell/>
        </table:table-row>
        <table:table-row table:style-name="ro1">
          <table:table-cell office:value-type="float" office:value="0.0066">
            <text:p>0,0066</text:p>
          </table:table-cell>
          <table:table-cell office:value-type="float" office:value="0.0000000000163474">
            <text:p>1,63E-011</text:p>
          </table:table-cell>
          <table:table-cell office:value-type="float" office:value="0.000896">
            <text:p>0,000896</text:p>
          </table:table-cell>
          <table:table-cell/>
        </table:table-row>
        <table:table-row table:style-name="ro1">
          <table:table-cell office:value-type="float" office:value="0.00665">
            <text:p>0,00665</text:p>
          </table:table-cell>
          <table:table-cell office:value-type="float" office:value="0.0000000000274924">
            <text:p>2,75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67">
            <text:p>0,0067</text:p>
          </table:table-cell>
          <table:table-cell office:value-type="float" office:value="0.0000000000670924">
            <text:p>6,71E-011</text:p>
          </table:table-cell>
          <table:table-cell office:value-type="float" office:value="0.000931">
            <text:p>0,000931</text:p>
          </table:table-cell>
          <table:table-cell/>
        </table:table-row>
        <table:table-row table:style-name="ro1">
          <table:table-cell office:value-type="float" office:value="0.00675">
            <text:p>0,00675</text:p>
          </table:table-cell>
          <table:table-cell office:value-type="float" office:value="0.000000000204793">
            <text:p>2,05E-010</text:p>
          </table:table-cell>
          <table:table-cell office:value-type="float" office:value="0.000959">
            <text:p>0,000959</text:p>
          </table:table-cell>
          <table:table-cell/>
        </table:table-row>
        <table:table-row table:style-name="ro1">
          <table:table-cell office:value-type="float" office:value="0.0068">
            <text:p>0,0068</text:p>
          </table:table-cell>
          <table:table-cell office:value-type="float" office:value="0.000000000663115">
            <text:p>6,63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0685">
            <text:p>0,00685</text:p>
          </table:table-cell>
          <table:table-cell office:value-type="float" office:value="0.00000000194674">
            <text:p>1,95E-009</text:p>
          </table:table-cell>
          <table:table-cell office:value-type="float" office:value="0.001017">
            <text:p>0,001017</text:p>
          </table:table-cell>
          <table:table-cell/>
        </table:table-row>
        <table:table-row table:style-name="ro1">
          <table:table-cell office:value-type="float" office:value="0.0069">
            <text:p>0,0069</text:p>
          </table:table-cell>
          <table:table-cell office:value-type="float" office:value="0.00000000455908">
            <text:p>4,56E-009</text:p>
          </table:table-cell>
          <table:table-cell office:value-type="float" office:value="0.00104">
            <text:p>0,00104</text:p>
          </table:table-cell>
          <table:table-cell/>
        </table:table-row>
        <table:table-row table:style-name="ro1">
          <table:table-cell office:value-type="float" office:value="0.00695">
            <text:p>0,00695</text:p>
          </table:table-cell>
          <table:table-cell office:value-type="float" office:value="0.00000000783644">
            <text:p>7,84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7">
            <text:p>0,007</text:p>
          </table:table-cell>
          <table:table-cell office:value-type="float" office:value="0.00000000958982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705">
            <text:p>0,00705</text:p>
          </table:table-cell>
          <table:table-cell office:value-type="float" office:value="0.00000000854289">
            <text:p>8,54E-009</text:p>
          </table:table-cell>
          <table:table-cell office:value-type="float" office:value="0.001057">
            <text:p>0,001057</text:p>
          </table:table-cell>
          <table:table-cell/>
        </table:table-row>
        <table:table-row table:style-name="ro1">
          <table:table-cell office:value-type="float" office:value="0.0071">
            <text:p>0,0071</text:p>
          </table:table-cell>
          <table:table-cell office:value-type="float" office:value="0.00000000592271">
            <text:p>5,92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0715">
            <text:p>0,00715</text:p>
          </table:table-cell>
          <table:table-cell office:value-type="float" office:value="0.00000000352143">
            <text:p>3,52E-009</text:p>
          </table:table-cell>
          <table:table-cell office:value-type="float" office:value="0.001033">
            <text:p>0,001033</text:p>
          </table:table-cell>
          <table:table-cell/>
        </table:table-row>
        <table:table-row table:style-name="ro1">
          <table:table-cell office:value-type="float" office:value="0.0072">
            <text:p>0,0072</text:p>
          </table:table-cell>
          <table:table-cell office:value-type="float" office:value="0.00000000200282">
            <text:p>2,00E-009</text:p>
          </table:table-cell>
          <table:table-cell office:value-type="float" office:value="0.001018">
            <text:p>0,001018</text:p>
          </table:table-cell>
          <table:table-cell/>
        </table:table-row>
        <table:table-row table:style-name="ro1">
          <table:table-cell office:value-type="float" office:value="0.00725">
            <text:p>0,00725</text:p>
          </table:table-cell>
          <table:table-cell office:value-type="float" office:value="0.00000000120729">
            <text:p>1,21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073">
            <text:p>0,0073</text:p>
          </table:table-cell>
          <table:table-cell office:value-type="float" office:value="0.000000000834794">
            <text:p>8,35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0735">
            <text:p>0,00735</text:p>
          </table:table-cell>
          <table:table-cell office:value-type="float" office:value="0.00000000069179">
            <text:p>6,92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074">
            <text:p>0,0074</text:p>
          </table:table-cell>
          <table:table-cell office:value-type="float" office:value="0.000000000689227">
            <text:p>6,89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0745">
            <text:p>0,00745</text:p>
          </table:table-cell>
          <table:table-cell office:value-type="float" office:value="0.000000000796604">
            <text:p>7,97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75">
            <text:p>0,0075</text:p>
          </table:table-cell>
          <table:table-cell office:value-type="float" office:value="0.000000000999926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755">
            <text:p>0,00755</text:p>
          </table:table-cell>
          <table:table-cell office:value-type="float" office:value="0.00000000125518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76">
            <text:p>0,0076</text:p>
          </table:table-cell>
          <table:table-cell office:value-type="float" office:value="0.00000000145083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0765">
            <text:p>0,00765</text:p>
          </table:table-cell>
          <table:table-cell office:value-type="float" office:value="0.00000000144561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077">
            <text:p>0,0077</text:p>
          </table:table-cell>
          <table:table-cell office:value-type="float" office:value="0.00000000119811">
            <text:p>1,20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0775">
            <text:p>0,00775</text:p>
          </table:table-cell>
          <table:table-cell office:value-type="float" office:value="0.000000000828531">
            <text:p>8,29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078">
            <text:p>0,0078</text:p>
          </table:table-cell>
          <table:table-cell office:value-type="float" office:value="0.000000000499464">
            <text:p>4,99E-010</text:p>
          </table:table-cell>
          <table:table-cell office:value-type="float" office:value="0.000982">
            <text:p>0,000982</text:p>
          </table:table-cell>
          <table:table-cell/>
        </table:table-row>
        <table:table-row table:style-name="ro1">
          <table:table-cell office:value-type="float" office:value="0.00785">
            <text:p>0,00785</text:p>
          </table:table-cell>
          <table:table-cell office:value-type="float" office:value="0.000000000284073">
            <text:p>2,84E-010</text:p>
          </table:table-cell>
          <table:table-cell office:value-type="float" office:value="0.000968">
            <text:p>0,000968</text:p>
          </table:table-cell>
          <table:table-cell/>
        </table:table-row>
        <table:table-row table:style-name="ro1">
          <table:table-cell office:value-type="float" office:value="0.0079">
            <text:p>0,0079</text:p>
          </table:table-cell>
          <table:table-cell office:value-type="float" office:value="0.000000000168889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0795">
            <text:p>0,00795</text:p>
          </table:table-cell>
          <table:table-cell office:value-type="float" office:value="0.000000000117075">
            <text:p>1,17E-010</text:p>
          </table:table-cell>
          <table:table-cell office:value-type="float" office:value="0.000945">
            <text:p>0,000945</text:p>
          </table:table-cell>
          <table:table-cell/>
        </table:table-row>
        <table:table-row table:style-name="ro1">
          <table:table-cell office:value-type="float" office:value="0.008">
            <text:p>0,008</text:p>
          </table:table-cell>
          <table:table-cell office:value-type="float" office:value="0.000000000104275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805">
            <text:p>0,00805</text:p>
          </table:table-cell>
          <table:table-cell office:value-type="float" office:value="0.00000000012758">
            <text:p>1,28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81">
            <text:p>0,0081</text:p>
          </table:table-cell>
          <table:table-cell office:value-type="float" office:value="0.000000000219248">
            <text:p>2,19E-010</text:p>
          </table:table-cell>
          <table:table-cell office:value-type="float" office:value="0.000961">
            <text:p>0,000961</text:p>
          </table:table-cell>
          <table:table-cell/>
        </table:table-row>
        <table:table-row table:style-name="ro1">
          <table:table-cell office:value-type="float" office:value="0.00815">
            <text:p>0,00815</text:p>
          </table:table-cell>
          <table:table-cell office:value-type="float" office:value="0.00000000051337">
            <text:p>5,13E-010</text:p>
          </table:table-cell>
          <table:table-cell office:value-type="float" office:value="0.000983">
            <text:p>0,000983</text:p>
          </table:table-cell>
          <table:table-cell/>
        </table:table-row>
        <table:table-row table:style-name="ro1">
          <table:table-cell office:value-type="float" office:value="0.0082">
            <text:p>0,0082</text:p>
          </table:table-cell>
          <table:table-cell office:value-type="float" office:value="0.00000000150697">
            <text:p>1,51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0825">
            <text:p>0,00825</text:p>
          </table:table-cell>
          <table:table-cell office:value-type="float" office:value="0.00000000487947">
            <text:p>4,88E-009</text:p>
          </table:table-cell>
          <table:table-cell office:value-type="float" office:value="0.001042">
            <text:p>0,001042</text:p>
          </table:table-cell>
          <table:table-cell/>
        </table:table-row>
        <table:table-row table:style-name="ro1">
          <table:table-cell office:value-type="float" office:value="0.0083">
            <text:p>0,0083</text:p>
          </table:table-cell>
          <table:table-cell office:value-type="float" office:value="0.0000000148954">
            <text:p>1,49E-008</text:p>
          </table:table-cell>
          <table:table-cell office:value-type="float" office:value="0.001071">
            <text:p>0,001071</text:p>
          </table:table-cell>
          <table:table-cell/>
        </table:table-row>
        <table:table-row table:style-name="ro1">
          <table:table-cell office:value-type="float" office:value="0.00835">
            <text:p>0,00835</text:p>
          </table:table-cell>
          <table:table-cell office:value-type="float" office:value="0.0000000363575">
            <text:p>3,64E-008</text:p>
          </table:table-cell>
          <table:table-cell office:value-type="float" office:value="0.001096">
            <text:p>0,001096</text:p>
          </table:table-cell>
          <table:table-cell/>
        </table:table-row>
        <table:table-row table:style-name="ro1">
          <table:table-cell office:value-type="float" office:value="0.0084">
            <text:p>0,0084</text:p>
          </table:table-cell>
          <table:table-cell office:value-type="float" office:value="0.0000000611609">
            <text:p>6,12E-008</text:p>
          </table:table-cell>
          <table:table-cell office:value-type="float" office:value="0.00111">
            <text:p>0,00111</text:p>
          </table:table-cell>
          <table:table-cell/>
        </table:table-row>
        <table:table-row table:style-name="ro1">
          <table:table-cell office:value-type="float" office:value="0.00845">
            <text:p>0,00845</text:p>
          </table:table-cell>
          <table:table-cell office:value-type="float" office:value="0.0000000635686">
            <text:p>6,36E-008</text:p>
          </table:table-cell>
          <table:table-cell office:value-type="float" office:value="0.001111">
            <text:p>0,001111</text:p>
          </table:table-cell>
          <table:table-cell/>
        </table:table-row>
        <table:table-row table:style-name="ro1">
          <table:table-cell office:value-type="float" office:value="0.0085">
            <text:p>0,0085</text:p>
          </table:table-cell>
          <table:table-cell office:value-type="float" office:value="0.0000000387907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855">
            <text:p>0,00855</text:p>
          </table:table-cell>
          <table:table-cell office:value-type="float" office:value="0.0000000141609">
            <text:p>1,42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86">
            <text:p>0,0086</text:p>
          </table:table-cell>
          <table:table-cell office:value-type="float" office:value="0.00000000338709">
            <text:p>3,39E-009</text:p>
          </table:table-cell>
          <table:table-cell office:value-type="float" office:value="0.001032">
            <text:p>0,001032</text:p>
          </table:table-cell>
          <table:table-cell/>
        </table:table-row>
        <table:table-row table:style-name="ro1">
          <table:table-cell office:value-type="float" office:value="0.00865">
            <text:p>0,00865</text:p>
          </table:table-cell>
          <table:table-cell office:value-type="float" office:value="0.00000000061997">
            <text:p>6,20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87">
            <text:p>0,0087</text:p>
          </table:table-cell>
          <table:table-cell office:value-type="float" office:value="0.000000000106308">
            <text:p>1,06E-010</text:p>
          </table:table-cell>
          <table:table-cell office:value-type="float" office:value="0.000943">
            <text:p>0,000943</text:p>
          </table:table-cell>
          <table:table-cell/>
        </table:table-row>
        <table:table-row table:style-name="ro1">
          <table:table-cell office:value-type="float" office:value="0.00875">
            <text:p>0,00875</text:p>
          </table:table-cell>
          <table:table-cell office:value-type="float" office:value="0.0000000000213732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88">
            <text:p>0,0088</text:p>
          </table:table-cell>
          <table:table-cell office:value-type="float" office:value="0.00000000000626103">
            <text:p>6,26E-012</text:p>
          </table:table-cell>
          <table:table-cell office:value-type="float" office:value="0.000872">
            <text:p>0,000872</text:p>
          </table:table-cell>
          <table:table-cell/>
        </table:table-row>
        <table:table-row table:style-name="ro1">
          <table:table-cell office:value-type="float" office:value="0.00885">
            <text:p>0,00885</text:p>
          </table:table-cell>
          <table:table-cell office:value-type="float" office:value="0.00000000000320082">
            <text:p>3,20E-0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089">
            <text:p>0,0089</text:p>
          </table:table-cell>
          <table:table-cell office:value-type="float" office:value="0.00000000000321171">
            <text:p>3,21E-0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0895">
            <text:p>0,00895</text:p>
          </table:table-cell>
          <table:table-cell office:value-type="float" office:value="0.00000000000655522">
            <text:p>6,56E-012</text:p>
          </table:table-cell>
          <table:table-cell office:value-type="float" office:value="0.000874">
            <text:p>0,000874</text:p>
          </table:table-cell>
          <table:table-cell/>
        </table:table-row>
        <table:table-row table:style-name="ro1">
          <table:table-cell office:value-type="float" office:value="0.009">
            <text:p>0,009</text:p>
          </table:table-cell>
          <table:table-cell table:style-name="ce2" office:value-type="string">
            <text:p><text:s/>2,577e-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905">
            <text:p>0,00905</text:p>
          </table:table-cell>
          <table:table-cell office:value-type="float" office:value="0.00000000016935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091">
            <text:p>0,0091</text:p>
          </table:table-cell>
          <table:table-cell office:value-type="float" office:value="0.00000000150221">
            <text:p>1,50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0915">
            <text:p>0,00915</text:p>
          </table:table-cell>
          <table:table-cell office:value-type="float" office:value="0.0000000138559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92">
            <text:p>0,0092</text:p>
          </table:table-cell>
          <table:table-cell office:value-type="float" office:value="0.000000100858">
            <text:p>1,01E-007</text:p>
          </table:table-cell>
          <table:table-cell office:value-type="float" office:value="0.001124">
            <text:p>0,001124</text:p>
          </table:table-cell>
          <table:table-cell/>
        </table:table-row>
        <table:table-row table:style-name="ro1">
          <table:table-cell office:value-type="float" office:value="0.00925">
            <text:p>0,00925</text:p>
          </table:table-cell>
          <table:table-cell office:value-type="float" office:value="0.000000448721">
            <text:p>4,49E-007</text:p>
          </table:table-cell>
          <table:table-cell office:value-type="float" office:value="0.001165">
            <text:p>0,001165</text:p>
          </table:table-cell>
          <table:table-cell/>
        </table:table-row>
        <table:table-row table:style-name="ro1">
          <table:table-cell office:value-type="float" office:value="0.0093">
            <text:p>0,0093</text:p>
          </table:table-cell>
          <table:table-cell office:value-type="float" office:value="0.000000997412">
            <text:p>9,97E-007</text:p>
          </table:table-cell>
          <table:table-cell office:value-type="float" office:value="0.001188">
            <text:p>0,001188</text:p>
          </table:table-cell>
          <table:table-cell/>
        </table:table-row>
        <table:table-row table:style-name="ro1">
          <table:table-cell office:value-type="float" office:value="0.00935">
            <text:p>0,00935</text:p>
          </table:table-cell>
          <table:table-cell office:value-type="float" office:value="0.000000982212">
            <text:p>9,82E-007</text:p>
          </table:table-cell>
          <table:table-cell office:value-type="float" office:value="0.001187">
            <text:p>0,001187</text:p>
          </table:table-cell>
          <table:table-cell/>
        </table:table-row>
        <table:table-row table:style-name="ro1">
          <table:table-cell office:value-type="float" office:value="0.0094">
            <text:p>0,0094</text:p>
          </table:table-cell>
          <table:table-cell office:value-type="float" office:value="0.000000419576">
            <text:p>4,20E-007</text:p>
          </table:table-cell>
          <table:table-cell office:value-type="float" office:value="0.001163">
            <text:p>0,001163</text:p>
          </table:table-cell>
          <table:table-cell/>
        </table:table-row>
        <table:table-row table:style-name="ro1">
          <table:table-cell office:value-type="float" office:value="0.00945">
            <text:p>0,00945</text:p>
          </table:table-cell>
          <table:table-cell office:value-type="float" office:value="0.0000000844977">
            <text:p>8,45E-008</text:p>
          </table:table-cell>
          <table:table-cell office:value-type="float" office:value="0.001119">
            <text:p>0,001119</text:p>
          </table:table-cell>
          <table:table-cell/>
        </table:table-row>
        <table:table-row table:style-name="ro1">
          <table:table-cell office:value-type="float" office:value="0.0095">
            <text:p>0,0095</text:p>
          </table:table-cell>
          <table:table-cell office:value-type="float" office:value="0.00000000959926">
            <text:p>9,60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955">
            <text:p>0,00955</text:p>
          </table:table-cell>
          <table:table-cell office:value-type="float" office:value="0.000000000793758">
            <text:p>7,94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96">
            <text:p>0,0096</text:p>
          </table:table-cell>
          <table:table-cell office:value-type="float" office:value="0.0000000000644566">
            <text:p>6,45E-011</text:p>
          </table:table-cell>
          <table:table-cell office:value-type="float" office:value="0.00093">
            <text:p>0,00093</text:p>
          </table:table-cell>
          <table:table-cell/>
        </table:table-row>
        <table:table-row table:style-name="ro1">
          <table:table-cell office:value-type="float" office:value="0.00965">
            <text:p>0,00965</text:p>
          </table:table-cell>
          <table:table-cell office:value-type="float" office:value="0.00000000000698718">
            <text:p>6,99E-012</text:p>
          </table:table-cell>
          <table:table-cell office:value-type="float" office:value="0.000875">
            <text:p>0,000875</text:p>
          </table:table-cell>
          <table:table-cell/>
        </table:table-row>
        <table:table-row table:style-name="ro1">
          <table:table-cell office:value-type="float" office:value="0.0097">
            <text:p>0,0097</text:p>
          </table:table-cell>
          <table:table-cell office:value-type="float" office:value="0.00000000000133226">
            <text:p>1,33E-012</text:p>
          </table:table-cell>
          <table:table-cell office:value-type="float" office:value="0.000835">
            <text:p>0,000835</text:p>
          </table:table-cell>
          <table:table-cell/>
        </table:table-row>
        <table:table-row table:style-name="ro1">
          <table:table-cell office:value-type="float" office:value="0.00975">
            <text:p>0,00975</text:p>
          </table:table-cell>
          <table:table-cell office:value-type="float" office:value="0.000000000000550946">
            <text:p>5,51E-013</text:p>
          </table:table-cell>
          <table:table-cell office:value-type="float" office:value="0.000814">
            <text:p>0,000814</text:p>
          </table:table-cell>
          <table:table-cell/>
        </table:table-row>
        <table:table-row table:style-name="ro1">
          <table:table-cell office:value-type="float" office:value="0.0098">
            <text:p>0,0098</text:p>
          </table:table-cell>
          <table:table-cell office:value-type="float" office:value="0.000000000000554929">
            <text:p>5,55E-013</text:p>
          </table:table-cell>
          <table:table-cell office:value-type="float" office:value="0.000815">
            <text:p>0,000815</text:p>
          </table:table-cell>
          <table:table-cell/>
        </table:table-row>
        <table:table-row table:style-name="ro1">
          <table:table-cell office:value-type="float" office:value="0.00985">
            <text:p>0,00985</text:p>
          </table:table-cell>
          <table:table-cell office:value-type="float" office:value="0.00000000000137092">
            <text:p>1,37E-012</text:p>
          </table:table-cell>
          <table:table-cell office:value-type="float" office:value="0.000836">
            <text:p>0,000836</text:p>
          </table:table-cell>
          <table:table-cell/>
        </table:table-row>
        <table:table-row table:style-name="ro1">
          <table:table-cell office:value-type="float" office:value="0.0099">
            <text:p>0,0099</text:p>
          </table:table-cell>
          <table:table-cell office:value-type="float" office:value="0.00000000000748796">
            <text:p>7,49E-012</text:p>
          </table:table-cell>
          <table:table-cell office:value-type="float" office:value="0.000877">
            <text:p>0,000877</text:p>
          </table:table-cell>
          <table:table-cell/>
        </table:table-row>
        <table:table-row table:style-name="ro1">
          <table:table-cell office:value-type="float" office:value="0.00995">
            <text:p>0,00995</text:p>
          </table:table-cell>
          <table:table-cell office:value-type="float" office:value="0.0000000000738685">
            <text:p>7,3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000998847">
            <text:p>9,99E-010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1005">
            <text:p>0,01005</text:p>
          </table:table-cell>
          <table:table-cell office:value-type="float" office:value="0.0000000135082">
            <text:p>1,35E-008</text:p>
          </table:table-cell>
          <table:table-cell office:value-type="float" office:value="0.001069">
            <text:p>0,001069</text:p>
          </table:table-cell>
          <table:table-cell/>
        </table:table-row>
        <table:table-row table:style-name="ro1">
          <table:table-cell office:value-type="float" office:value="0.0101">
            <text:p>0,0101</text:p>
          </table:table-cell>
          <table:table-cell office:value-type="float" office:value="0.000000133312">
            <text:p>1,33E-007</text:p>
          </table:table-cell>
          <table:table-cell office:value-type="float" office:value="0.001131">
            <text:p>0,001131</text:p>
          </table:table-cell>
          <table:table-cell/>
        </table:table-row>
        <table:table-row table:style-name="ro1">
          <table:table-cell office:value-type="float" office:value="0.01015">
            <text:p>0,01015</text:p>
          </table:table-cell>
          <table:table-cell office:value-type="float" office:value="0.000000728597">
            <text:p>7,29E-007</text:p>
          </table:table-cell>
          <table:table-cell office:value-type="float" office:value="0.001179">
            <text:p>0,001179</text:p>
          </table:table-cell>
          <table:table-cell/>
        </table:table-row>
        <table:table-row table:style-name="ro1">
          <table:table-cell office:value-type="float" office:value="0.0102">
            <text:p>0,0102</text:p>
          </table:table-cell>
          <table:table-cell office:value-type="float" office:value="0.00000180131">
            <text:p>1,80E-006</text:p>
          </table:table-cell>
          <table:table-cell office:value-type="float" office:value="0.001204">
            <text:p>0,001204</text:p>
          </table:table-cell>
          <table:table-cell/>
        </table:table-row>
        <table:table-row table:style-name="ro1">
          <table:table-cell office:value-type="float" office:value="0.01025">
            <text:p>0,01025</text:p>
          </table:table-cell>
          <table:table-cell office:value-type="float" office:value="0.00000181577">
            <text:p>1,82E-006</text:p>
          </table:table-cell>
          <table:table-cell office:value-type="float" office:value="0.001205">
            <text:p>0,001205</text:p>
          </table:table-cell>
          <table:table-cell/>
        </table:table-row>
        <table:table-row table:style-name="ro1">
          <table:table-cell office:value-type="float" office:value="0.0103">
            <text:p>0,0103</text:p>
          </table:table-cell>
          <table:table-cell office:value-type="float" office:value="0.000000751451">
            <text:p>7,51E-007</text:p>
          </table:table-cell>
          <table:table-cell office:value-type="float" office:value="0.00118">
            <text:p>0,00118</text:p>
          </table:table-cell>
          <table:table-cell/>
        </table:table-row>
        <table:table-row table:style-name="ro1">
          <table:table-cell office:value-type="float" office:value="0.01035">
            <text:p>0,01035</text:p>
          </table:table-cell>
          <table:table-cell office:value-type="float" office:value="0.000000143366">
            <text:p>1,43E-007</text:p>
          </table:table-cell>
          <table:table-cell office:value-type="float" office:value="0.001133">
            <text:p>0,001133</text:p>
          </table:table-cell>
          <table:table-cell/>
        </table:table-row>
        <table:table-row table:style-name="ro1">
          <table:table-cell office:value-type="float" office:value="0.0104">
            <text:p>0,0104</text:p>
          </table:table-cell>
          <table:table-cell office:value-type="float" office:value="0.0000000155469">
            <text:p>1,55E-008</text:p>
          </table:table-cell>
          <table:table-cell office:value-type="float" office:value="0.001073">
            <text:p>0,001073</text:p>
          </table:table-cell>
          <table:table-cell/>
        </table:table-row>
        <table:table-row table:style-name="ro1">
          <table:table-cell office:value-type="float" office:value="0.01045">
            <text:p>0,01045</text:p>
          </table:table-cell>
          <table:table-cell office:value-type="float" office:value="0.00000000126263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105">
            <text:p>0,0105</text:p>
          </table:table-cell>
          <table:table-cell office:value-type="float" office:value="0.00000000010439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1055">
            <text:p>0,01055</text:p>
          </table:table-cell>
          <table:table-cell office:value-type="float" office:value="0.0000000000118545">
            <text:p>1,19E-011</text:p>
          </table:table-cell>
          <table:table-cell office:value-type="float" office:value="0.000888">
            <text:p>0,000888</text:p>
          </table:table-cell>
          <table:table-cell/>
        </table:table-row>
        <table:table-row table:style-name="ro1">
          <table:table-cell office:value-type="float" office:value="0.0106">
            <text:p>0,0106</text:p>
          </table:table-cell>
          <table:table-cell office:value-type="float" office:value="0.00000000000238595">
            <text:p>2,39E-012</text:p>
          </table:table-cell>
          <table:table-cell office:value-type="float" office:value="0.000849">
            <text:p>0,000849</text:p>
          </table:table-cell>
          <table:table-cell/>
        </table:table-row>
        <table:table-row table:style-name="ro1">
          <table:table-cell office:value-type="float" office:value="0.01065">
            <text:p>0,01065</text:p>
          </table:table-cell>
          <table:table-cell office:value-type="float" office:value="0.0000000000010185">
            <text:p>1,02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107">
            <text:p>0,0107</text:p>
          </table:table-cell>
          <table:table-cell office:value-type="float" office:value="0.00000000000100224">
            <text:p>1,00E-012</text:p>
          </table:table-cell>
          <table:table-cell office:value-type="float" office:value="0.000829">
            <text:p>0,000829</text:p>
          </table:table-cell>
          <table:table-cell/>
        </table:table-row>
        <table:table-row table:style-name="ro1">
          <table:table-cell office:value-type="float" office:value="0.01075">
            <text:p>0,01075</text:p>
          </table:table-cell>
          <table:table-cell office:value-type="float" office:value="0.00000000000222629">
            <text:p>2,23E-012</text:p>
          </table:table-cell>
          <table:table-cell office:value-type="float" office:value="0.000848">
            <text:p>0,000848</text:p>
          </table:table-cell>
          <table:table-cell/>
        </table:table-row>
        <table:table-row table:style-name="ro1">
          <table:table-cell office:value-type="float" office:value="0.0108">
            <text:p>0,0108</text:p>
          </table:table-cell>
          <table:table-cell office:value-type="float" office:value="0.00000000000989967">
            <text:p>9,90E-012</text:p>
          </table:table-cell>
          <table:table-cell office:value-type="float" office:value="0.000884">
            <text:p>0,000884</text:p>
          </table:table-cell>
          <table:table-cell/>
        </table:table-row>
        <table:table-row table:style-name="ro1">
          <table:table-cell office:value-type="float" office:value="0.01085">
            <text:p>0,01085</text:p>
          </table:table-cell>
          <table:table-cell office:value-type="float" office:value="0.0000000000720368">
            <text:p>7,20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109">
            <text:p>0,0109</text:p>
          </table:table-cell>
          <table:table-cell office:value-type="float" office:value="0.000000000664385">
            <text:p>6,64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1095">
            <text:p>0,01095</text:p>
          </table:table-cell>
          <table:table-cell office:value-type="float" office:value="0.0000000058943">
            <text:p>5,89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11">
            <text:p>0,011</text:p>
          </table:table-cell>
          <table:table-cell office:value-type="float" office:value="0.0000000387491">
            <text:p>3,87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1105">
            <text:p>0,01105</text:p>
          </table:table-cell>
          <table:table-cell office:value-type="float" office:value="0.00000015241">
            <text:p>1,52E-007</text:p>
          </table:table-cell>
          <table:table-cell office:value-type="float" office:value="0.001135">
            <text:p>0,001135</text:p>
          </table:table-cell>
          <table:table-cell/>
        </table:table-row>
        <table:table-row table:style-name="ro1">
          <table:table-cell office:value-type="float" office:value="0.0111">
            <text:p>0,0111</text:p>
          </table:table-cell>
          <table:table-cell office:value-type="float" office:value="0.000000311264">
            <text:p>3,11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1115">
            <text:p>0,01115</text:p>
          </table:table-cell>
          <table:table-cell office:value-type="float" office:value="0.000000312514">
            <text:p>3,13E-007</text:p>
          </table:table-cell>
          <table:table-cell office:value-type="float" office:value="0.001155">
            <text:p>0,001155</text:p>
          </table:table-cell>
          <table:table-cell/>
        </table:table-row>
        <table:table-row table:style-name="ro1">
          <table:table-cell office:value-type="float" office:value="0.0112">
            <text:p>0,0112</text:p>
          </table:table-cell>
          <table:table-cell office:value-type="float" office:value="0.000000159853">
            <text:p>1,60E-007</text:p>
          </table:table-cell>
          <table:table-cell office:value-type="float" office:value="0.001136">
            <text:p>0,001136</text:p>
          </table:table-cell>
          <table:table-cell/>
        </table:table-row>
        <table:table-row table:style-name="ro1">
          <table:table-cell office:value-type="float" office:value="0.01125">
            <text:p>0,01125</text:p>
          </table:table-cell>
          <table:table-cell office:value-type="float" office:value="0.0000000468465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113">
            <text:p>0,0113</text:p>
          </table:table-cell>
          <table:table-cell office:value-type="float" office:value="0.00000000942068">
            <text:p>9,42E-009</text:p>
          </table:table-cell>
          <table:table-cell office:value-type="float" office:value="0.001059">
            <text:p>0,001059</text:p>
          </table:table-cell>
          <table:table-cell/>
        </table:table-row>
        <table:table-row table:style-name="ro1">
          <table:table-cell office:value-type="float" office:value="0.01135">
            <text:p>0,01135</text:p>
          </table:table-cell>
          <table:table-cell office:value-type="float" office:value="0.00000000161546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114">
            <text:p>0,0114</text:p>
          </table:table-cell>
          <table:table-cell office:value-type="float" office:value="0.000000000295648">
            <text:p>2,96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1145">
            <text:p>0,01145</text:p>
          </table:table-cell>
          <table:table-cell office:value-type="float" office:value="0.0000000000706931">
            <text:p>7,07E-011</text:p>
          </table:table-cell>
          <table:table-cell office:value-type="float" office:value="0.000932">
            <text:p>0,000932</text:p>
          </table:table-cell>
          <table:table-cell/>
        </table:table-row>
        <table:table-row table:style-name="ro1">
          <table:table-cell office:value-type="float" office:value="0.0115">
            <text:p>0,0115</text:p>
          </table:table-cell>
          <table:table-cell office:value-type="float" office:value="0.0000000000257964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1155">
            <text:p>0,01155</text:p>
          </table:table-cell>
          <table:table-cell office:value-type="float" office:value="0.0000000000157341">
            <text:p>1,57E-011</text:p>
          </table:table-cell>
          <table:table-cell office:value-type="float" office:value="0.000895">
            <text:p>0,000895</text:p>
          </table:table-cell>
          <table:table-cell/>
        </table:table-row>
        <table:table-row table:style-name="ro1">
          <table:table-cell office:value-type="float" office:value="0.0116">
            <text:p>0,0116</text:p>
          </table:table-cell>
          <table:table-cell office:value-type="float" office:value="0.0000000000163462">
            <text:p>1,63E-011</text:p>
          </table:table-cell>
          <table:table-cell office:value-type="float" office:value="0.000896">
            <text:p>0,000896</text:p>
          </table:table-cell>
          <table:table-cell/>
        </table:table-row>
        <table:table-row table:style-name="ro1">
          <table:table-cell office:value-type="float" office:value="0.01165">
            <text:p>0,01165</text:p>
          </table:table-cell>
          <table:table-cell office:value-type="float" office:value="0.0000000000274873">
            <text:p>2,75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117">
            <text:p>0,0117</text:p>
          </table:table-cell>
          <table:table-cell office:value-type="float" office:value="0.0000000000670748">
            <text:p>6,71E-011</text:p>
          </table:table-cell>
          <table:table-cell office:value-type="float" office:value="0.000931">
            <text:p>0,000931</text:p>
          </table:table-cell>
          <table:table-cell/>
        </table:table-row>
        <table:table-row table:style-name="ro1">
          <table:table-cell office:value-type="float" office:value="0.01175">
            <text:p>0,01175</text:p>
          </table:table-cell>
          <table:table-cell office:value-type="float" office:value="0.000000000204732">
            <text:p>2,05E-010</text:p>
          </table:table-cell>
          <table:table-cell office:value-type="float" office:value="0.000959">
            <text:p>0,000959</text:p>
          </table:table-cell>
          <table:table-cell/>
        </table:table-row>
        <table:table-row table:style-name="ro1">
          <table:table-cell office:value-type="float" office:value="0.0118">
            <text:p>0,0118</text:p>
          </table:table-cell>
          <table:table-cell office:value-type="float" office:value="0.000000000662921">
            <text:p>6,63E-010</text:p>
          </table:table-cell>
          <table:table-cell office:value-type="float" office:value="0.000989">
            <text:p>0,000989</text:p>
          </table:table-cell>
          <table:table-cell/>
        </table:table-row>
        <table:table-row table:style-name="ro1">
          <table:table-cell office:value-type="float" office:value="0.01185">
            <text:p>0,01185</text:p>
          </table:table-cell>
          <table:table-cell office:value-type="float" office:value="0.00000000194625">
            <text:p>1,95E-009</text:p>
          </table:table-cell>
          <table:table-cell office:value-type="float" office:value="0.001017">
            <text:p>0,001017</text:p>
          </table:table-cell>
          <table:table-cell/>
        </table:table-row>
        <table:table-row table:style-name="ro1">
          <table:table-cell office:value-type="float" office:value="0.0119">
            <text:p>0,0119</text:p>
          </table:table-cell>
          <table:table-cell office:value-type="float" office:value="0.00000000455826">
            <text:p>4,56E-009</text:p>
          </table:table-cell>
          <table:table-cell office:value-type="float" office:value="0.00104">
            <text:p>0,00104</text:p>
          </table:table-cell>
          <table:table-cell/>
        </table:table-row>
        <table:table-row table:style-name="ro1">
          <table:table-cell office:value-type="float" office:value="0.01195">
            <text:p>0,01195</text:p>
          </table:table-cell>
          <table:table-cell office:value-type="float" office:value="0.0000000078357">
            <text:p>7,84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12">
            <text:p>0,012</text:p>
          </table:table-cell>
          <table:table-cell office:value-type="float" office:value="0.00000000958974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1205">
            <text:p>0,01205</text:p>
          </table:table-cell>
          <table:table-cell office:value-type="float" office:value="0.00000000854344">
            <text:p>8,54E-009</text:p>
          </table:table-cell>
          <table:table-cell office:value-type="float" office:value="0.001057">
            <text:p>0,001057</text:p>
          </table:table-cell>
          <table:table-cell/>
        </table:table-row>
        <table:table-row table:style-name="ro1">
          <table:table-cell office:value-type="float" office:value="0.0121">
            <text:p>0,0121</text:p>
          </table:table-cell>
          <table:table-cell office:value-type="float" office:value="0.0000000059234">
            <text:p>5,92E-009</text:p>
          </table:table-cell>
          <table:table-cell office:value-type="float" office:value="0.001047">
            <text:p>0,001047</text:p>
          </table:table-cell>
          <table:table-cell/>
        </table:table-row>
        <table:table-row table:style-name="ro1">
          <table:table-cell office:value-type="float" office:value="0.01215">
            <text:p>0,01215</text:p>
          </table:table-cell>
          <table:table-cell office:value-type="float" office:value="0.00000000352193">
            <text:p>3,52E-009</text:p>
          </table:table-cell>
          <table:table-cell office:value-type="float" office:value="0.001033">
            <text:p>0,001033</text:p>
          </table:table-cell>
          <table:table-cell/>
        </table:table-row>
        <table:table-row table:style-name="ro1">
          <table:table-cell office:value-type="float" office:value="0.0122">
            <text:p>0,0122</text:p>
          </table:table-cell>
          <table:table-cell office:value-type="float" office:value="0.0000000020031">
            <text:p>2,00E-009</text:p>
          </table:table-cell>
          <table:table-cell office:value-type="float" office:value="0.001018">
            <text:p>0,001018</text:p>
          </table:table-cell>
          <table:table-cell/>
        </table:table-row>
        <table:table-row table:style-name="ro1">
          <table:table-cell office:value-type="float" office:value="0.01225">
            <text:p>0,01225</text:p>
          </table:table-cell>
          <table:table-cell office:value-type="float" office:value="0.00000000120743">
            <text:p>1,21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123">
            <text:p>0,0123</text:p>
          </table:table-cell>
          <table:table-cell office:value-type="float" office:value="0.000000000834854">
            <text:p>8,35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1235">
            <text:p>0,01235</text:p>
          </table:table-cell>
          <table:table-cell office:value-type="float" office:value="0.000000000691807">
            <text:p>6,92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124">
            <text:p>0,0124</text:p>
          </table:table-cell>
          <table:table-cell office:value-type="float" office:value="0.000000000689213">
            <text:p>6,89E-010</text:p>
          </table:table-cell>
          <table:table-cell office:value-type="float" office:value="0.00099">
            <text:p>0,00099</text:p>
          </table:table-cell>
          <table:table-cell/>
        </table:table-row>
        <table:table-row table:style-name="ro1">
          <table:table-cell office:value-type="float" office:value="0.01245">
            <text:p>0,01245</text:p>
          </table:table-cell>
          <table:table-cell office:value-type="float" office:value="0.000000000796564">
            <text:p>7,97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125">
            <text:p>0,0125</text:p>
          </table:table-cell>
          <table:table-cell office:value-type="float" office:value="0.000000000999864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1255">
            <text:p>0,01255</text:p>
          </table:table-cell>
          <table:table-cell office:value-type="float" office:value="0.00000000125511">
            <text:p>1,26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126">
            <text:p>0,0126</text:p>
          </table:table-cell>
          <table:table-cell office:value-type="float" office:value="0.0000000014508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1265">
            <text:p>0,01265</text:p>
          </table:table-cell>
          <table:table-cell office:value-type="float" office:value="0.00000000144564">
            <text:p>1,45E-009</text:p>
          </table:table-cell>
          <table:table-cell office:value-type="float" office:value="0.00101">
            <text:p>0,00101</text:p>
          </table:table-cell>
          <table:table-cell/>
        </table:table-row>
        <table:table-row table:style-name="ro1">
          <table:table-cell office:value-type="float" office:value="0.0127">
            <text:p>0,0127</text:p>
          </table:table-cell>
          <table:table-cell office:value-type="float" office:value="0.00000000119819">
            <text:p>1,20E-009</text:p>
          </table:table-cell>
          <table:table-cell office:value-type="float" office:value="0.001005">
            <text:p>0,001005</text:p>
          </table:table-cell>
          <table:table-cell/>
        </table:table-row>
        <table:table-row table:style-name="ro1">
          <table:table-cell office:value-type="float" office:value="0.01275">
            <text:p>0,01275</text:p>
          </table:table-cell>
          <table:table-cell office:value-type="float" office:value="0.000000000828626">
            <text:p>8,29E-010</text:p>
          </table:table-cell>
          <table:table-cell office:value-type="float" office:value="0.000995">
            <text:p>0,000995</text:p>
          </table:table-cell>
          <table:table-cell/>
        </table:table-row>
        <table:table-row table:style-name="ro1">
          <table:table-cell office:value-type="float" office:value="0.0128">
            <text:p>0,0128</text:p>
          </table:table-cell>
          <table:table-cell office:value-type="float" office:value="0.000000000499534">
            <text:p>5,00E-010</text:p>
          </table:table-cell>
          <table:table-cell office:value-type="float" office:value="0.000982">
            <text:p>0,000982</text:p>
          </table:table-cell>
          <table:table-cell/>
        </table:table-row>
        <table:table-row table:style-name="ro1">
          <table:table-cell office:value-type="float" office:value="0.01285">
            <text:p>0,01285</text:p>
          </table:table-cell>
          <table:table-cell office:value-type="float" office:value="0.000000000284114">
            <text:p>2,84E-010</text:p>
          </table:table-cell>
          <table:table-cell office:value-type="float" office:value="0.000968">
            <text:p>0,000968</text:p>
          </table:table-cell>
          <table:table-cell/>
        </table:table-row>
        <table:table-row table:style-name="ro1">
          <table:table-cell office:value-type="float" office:value="0.0129">
            <text:p>0,0129</text:p>
          </table:table-cell>
          <table:table-cell office:value-type="float" office:value="0.000000000168909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1295">
            <text:p>0,01295</text:p>
          </table:table-cell>
          <table:table-cell office:value-type="float" office:value="0.000000000117082">
            <text:p>1,17E-010</text:p>
          </table:table-cell>
          <table:table-cell office:value-type="float" office:value="0.000945">
            <text:p>0,000945</text:p>
          </table:table-cell>
          <table:table-cell/>
        </table:table-row>
        <table:table-row table:style-name="ro1">
          <table:table-cell office:value-type="float" office:value="0.013">
            <text:p>0,013</text:p>
          </table:table-cell>
          <table:table-cell office:value-type="float" office:value="0.000000000104274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1305">
            <text:p>0,01305</text:p>
          </table:table-cell>
          <table:table-cell office:value-type="float" office:value="0.000000000127568">
            <text:p>1,28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131">
            <text:p>0,0131</text:p>
          </table:table-cell>
          <table:table-cell office:value-type="float" office:value="0.000000000219208">
            <text:p>2,19E-010</text:p>
          </table:table-cell>
          <table:table-cell office:value-type="float" office:value="0.000961">
            <text:p>0,000961</text:p>
          </table:table-cell>
          <table:table-cell/>
        </table:table-row>
        <table:table-row table:style-name="ro1">
          <table:table-cell office:value-type="float" office:value="0.01315">
            <text:p>0,01315</text:p>
          </table:table-cell>
          <table:table-cell office:value-type="float" office:value="0.000000000513242">
            <text:p>5,13E-010</text:p>
          </table:table-cell>
          <table:table-cell office:value-type="float" office:value="0.000983">
            <text:p>0,000983</text:p>
          </table:table-cell>
          <table:table-cell/>
        </table:table-row>
        <table:table-row table:style-name="ro1">
          <table:table-cell office:value-type="float" office:value="0.0132">
            <text:p>0,0132</text:p>
          </table:table-cell>
          <table:table-cell office:value-type="float" office:value="0.00000000150653">
            <text:p>1,51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1325">
            <text:p>0,01325</text:p>
          </table:table-cell>
          <table:table-cell office:value-type="float" office:value="0.00000000487801">
            <text:p>4,88E-009</text:p>
          </table:table-cell>
          <table:table-cell office:value-type="float" office:value="0.001042">
            <text:p>0,001042</text:p>
          </table:table-cell>
          <table:table-cell/>
        </table:table-row>
        <table:table-row table:style-name="ro1">
          <table:table-cell office:value-type="float" office:value="0.0133">
            <text:p>0,0133</text:p>
          </table:table-cell>
          <table:table-cell office:value-type="float" office:value="0.0000000148915">
            <text:p>1,49E-008</text:p>
          </table:table-cell>
          <table:table-cell office:value-type="float" office:value="0.001071">
            <text:p>0,001071</text:p>
          </table:table-cell>
          <table:table-cell/>
        </table:table-row>
        <table:table-row table:style-name="ro1">
          <table:table-cell office:value-type="float" office:value="0.01335">
            <text:p>0,01335</text:p>
          </table:table-cell>
          <table:table-cell office:value-type="float" office:value="0.0000000363507">
            <text:p>3,64E-008</text:p>
          </table:table-cell>
          <table:table-cell office:value-type="float" office:value="0.001096">
            <text:p>0,001096</text:p>
          </table:table-cell>
          <table:table-cell/>
        </table:table-row>
        <table:table-row table:style-name="ro1">
          <table:table-cell office:value-type="float" office:value="0.0134">
            <text:p>0,0134</text:p>
          </table:table-cell>
          <table:table-cell office:value-type="float" office:value="0.0000000611563">
            <text:p>6,12E-008</text:p>
          </table:table-cell>
          <table:table-cell office:value-type="float" office:value="0.00111">
            <text:p>0,00111</text:p>
          </table:table-cell>
          <table:table-cell/>
        </table:table-row>
        <table:table-row table:style-name="ro1">
          <table:table-cell office:value-type="float" office:value="0.01345">
            <text:p>0,01345</text:p>
          </table:table-cell>
          <table:table-cell office:value-type="float" office:value="0.0000000635722">
            <text:p>6,36E-008</text:p>
          </table:table-cell>
          <table:table-cell office:value-type="float" office:value="0.001111">
            <text:p>0,001111</text:p>
          </table:table-cell>
          <table:table-cell/>
        </table:table-row>
        <table:table-row table:style-name="ro1">
          <table:table-cell office:value-type="float" office:value="0.0135">
            <text:p>0,0135</text:p>
          </table:table-cell>
          <table:table-cell office:value-type="float" office:value="0.0000000387983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1355">
            <text:p>0,01355</text:p>
          </table:table-cell>
          <table:table-cell office:value-type="float" office:value="0.0000000141654">
            <text:p>1,42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136">
            <text:p>0,0136</text:p>
          </table:table-cell>
          <table:table-cell office:value-type="float" office:value="0.00000000338846">
            <text:p>3,39E-009</text:p>
          </table:table-cell>
          <table:table-cell office:value-type="float" office:value="0.001032">
            <text:p>0,001032</text:p>
          </table:table-cell>
          <table:table-cell/>
        </table:table-row>
        <table:table-row table:style-name="ro1">
          <table:table-cell office:value-type="float" office:value="0.01365">
            <text:p>0,01365</text:p>
          </table:table-cell>
          <table:table-cell office:value-type="float" office:value="0.000000000620249">
            <text:p>6,20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137">
            <text:p>0,0137</text:p>
          </table:table-cell>
          <table:table-cell office:value-type="float" office:value="0.000000000106355">
            <text:p>1,06E-010</text:p>
          </table:table-cell>
          <table:table-cell office:value-type="float" office:value="0.000943">
            <text:p>0,000943</text:p>
          </table:table-cell>
          <table:table-cell/>
        </table:table-row>
        <table:table-row table:style-name="ro1">
          <table:table-cell office:value-type="float" office:value="0.01375">
            <text:p>0,01375</text:p>
          </table:table-cell>
          <table:table-cell office:value-type="float" office:value="0.0000000000213811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138">
            <text:p>0,0138</text:p>
          </table:table-cell>
          <table:table-cell office:value-type="float" office:value="0.00000000000626259">
            <text:p>6,26E-012</text:p>
          </table:table-cell>
          <table:table-cell office:value-type="float" office:value="0.000872">
            <text:p>0,000872</text:p>
          </table:table-cell>
          <table:table-cell/>
        </table:table-row>
        <table:table-row table:style-name="ro1">
          <table:table-cell office:value-type="float" office:value="0.01385">
            <text:p>0,01385</text:p>
          </table:table-cell>
          <table:table-cell office:value-type="float" office:value="0.00000000000320111">
            <text:p>3,20E-0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139">
            <text:p>0,0139</text:p>
          </table:table-cell>
          <table:table-cell office:value-type="float" office:value="0.00000000000321141">
            <text:p>3,21E-012</text:p>
          </table:table-cell>
          <table:table-cell office:value-type="float" office:value="0.000856">
            <text:p>0,000856</text:p>
          </table:table-cell>
          <table:table-cell/>
        </table:table-row>
        <table:table-row table:style-name="ro1">
          <table:table-cell office:value-type="float" office:value="0.01395">
            <text:p>0,01395</text:p>
          </table:table-cell>
          <table:table-cell office:value-type="float" office:value="0.00000000000655345">
            <text:p>6,55E-012</text:p>
          </table:table-cell>
          <table:table-cell office:value-type="float" office:value="0.000874">
            <text:p>0,000874</text:p>
          </table:table-cell>
          <table:table-cell/>
        </table:table-row>
        <table:table-row table:style-name="ro1">
          <table:table-cell office:value-type="float" office:value="0.014">
            <text:p>0,014</text:p>
          </table:table-cell>
          <table:table-cell office:value-type="float" office:value="0.0000000000257591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1405">
            <text:p>0,01405</text:p>
          </table:table-cell>
          <table:table-cell office:value-type="float" office:value="0.000000000169261">
            <text:p>1,69E-010</text:p>
          </table:table-cell>
          <table:table-cell office:value-type="float" office:value="0.000954">
            <text:p>0,000954</text:p>
          </table:table-cell>
          <table:table-cell/>
        </table:table-row>
        <table:table-row table:style-name="ro1">
          <table:table-cell office:value-type="float" office:value="0.0141">
            <text:p>0,0141</text:p>
          </table:table-cell>
          <table:table-cell office:value-type="float" office:value="0.00000000150136">
            <text:p>1,50E-009</text:p>
          </table:table-cell>
          <table:table-cell office:value-type="float" office:value="0.001011">
            <text:p>0,001011</text:p>
          </table:table-cell>
          <table:table-cell/>
        </table:table-row>
        <table:table-row table:style-name="ro1">
          <table:table-cell office:value-type="float" office:value="0.01415">
            <text:p>0,01415</text:p>
          </table:table-cell>
          <table:table-cell office:value-type="float" office:value="0.0000000138484">
            <text:p>1,38E-008</text:p>
          </table:table-cell>
          <table:table-cell office:value-type="float" office:value="0.001069">
            <text:p>0,001069</text:p>
          </table:table-cell>
          <table:table-cell/>
        </table:table-row>
        <table:table-row table:style-name="ro1">
          <table:table-cell office:value-type="float" office:value="0.0142">
            <text:p>0,0142</text:p>
          </table:table-cell>
          <table:table-cell office:value-type="float" office:value="0.000000100812">
            <text:p>1,01E-007</text:p>
          </table:table-cell>
          <table:table-cell office:value-type="float" office:value="0.001124">
            <text:p>0,001124</text:p>
          </table:table-cell>
          <table:table-cell/>
        </table:table-row>
        <table:table-row table:style-name="ro1">
          <table:table-cell office:value-type="float" office:value="0.01425">
            <text:p>0,01425</text:p>
          </table:table-cell>
          <table:table-cell office:value-type="float" office:value="0.000000448587">
            <text:p>4,49E-007</text:p>
          </table:table-cell>
          <table:table-cell office:value-type="float" office:value="0.001165">
            <text:p>0,001165</text:p>
          </table:table-cell>
          <table:table-cell/>
        </table:table-row>
        <table:table-row table:style-name="ro1">
          <table:table-cell office:value-type="float" office:value="0.0143">
            <text:p>0,0143</text:p>
          </table:table-cell>
          <table:table-cell office:value-type="float" office:value="0.000000997309">
            <text:p>9,97E-007</text:p>
          </table:table-cell>
          <table:table-cell office:value-type="float" office:value="0.001188">
            <text:p>0,001188</text:p>
          </table:table-cell>
          <table:table-cell/>
        </table:table-row>
        <table:table-row table:style-name="ro1">
          <table:table-cell office:value-type="float" office:value="0.01435">
            <text:p>0,01435</text:p>
          </table:table-cell>
          <table:table-cell office:value-type="float" office:value="0.000000982322">
            <text:p>9,82E-007</text:p>
          </table:table-cell>
          <table:table-cell office:value-type="float" office:value="0.001187">
            <text:p>0,001187</text:p>
          </table:table-cell>
          <table:table-cell/>
        </table:table-row>
        <table:table-row table:style-name="ro1">
          <table:table-cell office:value-type="float" office:value="0.0144">
            <text:p>0,0144</text:p>
          </table:table-cell>
          <table:table-cell office:value-type="float" office:value="0.000000419709">
            <text:p>4,20E-007</text:p>
          </table:table-cell>
          <table:table-cell office:value-type="float" office:value="0.001163">
            <text:p>0,001163</text:p>
          </table:table-cell>
          <table:table-cell/>
        </table:table-row>
        <table:table-row table:style-name="ro1">
          <table:table-cell office:value-type="float" office:value="0.01445">
            <text:p>0,01445</text:p>
          </table:table-cell>
          <table:table-cell office:value-type="float" office:value="0.0000000845391">
            <text:p>8,45E-008</text:p>
          </table:table-cell>
          <table:table-cell office:value-type="float" office:value="0.001119">
            <text:p>0,001119</text:p>
          </table:table-cell>
          <table:table-cell/>
        </table:table-row>
        <table:table-row table:style-name="ro1">
          <table:table-cell office:value-type="float" office:value="0.0145">
            <text:p>0,0145</text:p>
          </table:table-cell>
          <table:table-cell office:value-type="float" office:value="0.00000000960507">
            <text:p>9,61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1455">
            <text:p>0,01455</text:p>
          </table:table-cell>
          <table:table-cell office:value-type="float" office:value="0.000000000794273">
            <text:p>7,94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146">
            <text:p>0,0146</text:p>
          </table:table-cell>
          <table:table-cell office:value-type="float" office:value="0.0000000000644962">
            <text:p>6,45E-011</text:p>
          </table:table-cell>
          <table:table-cell office:value-type="float" office:value="0.00093">
            <text:p>0,00093</text:p>
          </table:table-cell>
          <table:table-cell/>
        </table:table-row>
        <table:table-row table:style-name="ro1">
          <table:table-cell office:value-type="float" office:value="0.01465">
            <text:p>0,01465</text:p>
          </table:table-cell>
          <table:table-cell office:value-type="float" office:value="0.0000000000069907">
            <text:p>6,99E-012</text:p>
          </table:table-cell>
          <table:table-cell office:value-type="float" office:value="0.000875">
            <text:p>0,000875</text:p>
          </table:table-cell>
          <table:table-cell/>
        </table:table-row>
        <table:table-row table:style-name="ro1">
          <table:table-cell office:value-type="float" office:value="0.0147">
            <text:p>0,0147</text:p>
          </table:table-cell>
          <table:table-cell office:value-type="float" office:value="0.0000000000013327">
            <text:p>1,33E-012</text:p>
          </table:table-cell>
          <table:table-cell office:value-type="float" office:value="0.000835">
            <text:p>0,000835</text:p>
          </table:table-cell>
          <table:table-cell/>
        </table:table-row>
        <table:table-row table:style-name="ro1">
          <table:table-cell office:value-type="float" office:value="0.01475">
            <text:p>0,01475</text:p>
          </table:table-cell>
          <table:table-cell office:value-type="float" office:value="0.000000000000551008">
            <text:p>5,51E-013</text:p>
          </table:table-cell>
          <table:table-cell office:value-type="float" office:value="0.000814">
            <text:p>0,000814</text:p>
          </table:table-cell>
          <table:table-cell/>
        </table:table-row>
        <table:table-row table:style-name="ro1">
          <table:table-cell office:value-type="float" office:value="0.0148">
            <text:p>0,0148</text:p>
          </table:table-cell>
          <table:table-cell office:value-type="float" office:value="0.000000000000554863">
            <text:p>5,55E-013</text:p>
          </table:table-cell>
          <table:table-cell office:value-type="float" office:value="0.000815">
            <text:p>0,000815</text:p>
          </table:table-cell>
          <table:table-cell/>
        </table:table-row>
        <table:table-row table:style-name="ro1">
          <table:table-cell office:value-type="float" office:value="0.01485">
            <text:p>0,01485</text:p>
          </table:table-cell>
          <table:table-cell office:value-type="float" office:value="0.00000000000137046">
            <text:p>1,37E-012</text:p>
          </table:table-cell>
          <table:table-cell office:value-type="float" office:value="0.000836">
            <text:p>0,000836</text:p>
          </table:table-cell>
          <table:table-cell/>
        </table:table-row>
        <table:table-row table:style-name="ro1">
          <table:table-cell office:value-type="float" office:value="0.0149">
            <text:p>0,0149</text:p>
          </table:table-cell>
          <table:table-cell office:value-type="float" office:value="0.00000000000748409">
            <text:p>7,48E-012</text:p>
          </table:table-cell>
          <table:table-cell office:value-type="float" office:value="0.000877">
            <text:p>0,000877</text:p>
          </table:table-cell>
          <table:table-cell/>
        </table:table-row>
        <table:table-row table:style-name="ro1">
          <table:table-cell office:value-type="float" office:value="0.01495">
            <text:p>0,01495</text:p>
          </table:table-cell>
          <table:table-cell office:value-type="float" office:value="0.0000000000738216">
            <text:p>7,38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15">
            <text:p>0,015</text:p>
          </table:table-cell>
          <table:table-cell office:value-type="float" office:value="0.000000000998171">
            <text:p>9,98E-010</text:p>
          </table:table-cell>
          <table:table-cell office:value-type="float" office:value="0.001">
            <text:p>0,001</text:p>
          </table:table-cell>
          <table:table-cell/>
        </table:table-row>
      </table:table>
      <table:table table:name="Sheet1_4" table:style-name="ta1" table:print="false">
        <table:table-column table:style-name="co5" table:default-cell-style-name="Default"/>
        <table:table-column table:style-name="co2" table:default-cell-style-name="ce1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t <text:s text:c="6"/></text:p>
          </table:table-cell>
          <table:table-cell table:style-name="Default" office:value-type="string">
            <text:p>Ic <text:s text:c="6"/></text:p>
          </table:table-cell>
          <table:table-cell office:value-type="string">
            <text:p>Id</text:p>
          </table:table-cell>
          <table:table-cell>
            <draw:frame table:end-cell-address="Sheet1_4.P21" table:end-x="0.088cm" table:end-y="0.102cm" draw:z-index="0" draw:style-name="gr1" svg:width="25.417cm" svg:height="8.999cm" svg:x="0.101cm" svg:y="0.1cm">
              <draw:object draw:notify-on-update-of-ranges="Sheet1_4.A1:Sheet1_4.A1 Sheet1_4.A2:Sheet1_4.A501 Sheet1_4.B1:Sheet1_4.B1 Sheet1_4.B2:Sheet1_4.B501 Sheet1_4.A1:Sheet1_4.A1 Sheet1_4.A2:Sheet1_4.A501 Sheet1_4.C1:Sheet1_4.C1 Sheet1_4.C2:Sheet1_4.C5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1e-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001">
            <text:p>0,00001</text:p>
          </table:table-cell>
          <table:table-cell office:value-type="float" office:value="0.00000000127316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002">
            <text:p>0,00002</text:p>
          </table:table-cell>
          <table:table-cell office:value-type="float" office:value="0.00000000161939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003">
            <text:p>0,00003</text:p>
          </table:table-cell>
          <table:table-cell office:value-type="float" office:value="0.00000000205587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004">
            <text:p>0,00004</text:p>
          </table:table-cell>
          <table:table-cell office:value-type="float" office:value="0.00000000260257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005">
            <text:p>0,00005</text:p>
          </table:table-cell>
          <table:table-cell office:value-type="float" office:value="0.00000000328224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006">
            <text:p>0,00006</text:p>
          </table:table-cell>
          <table:table-cell office:value-type="float" office:value="0.00000000412004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007">
            <text:p>0,00007</text:p>
          </table:table-cell>
          <table:table-cell office:value-type="float" office:value="0.00000000514287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008">
            <text:p>0,00008</text:p>
          </table:table-cell>
          <table:table-cell office:value-type="float" office:value="0.00000000637827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009">
            <text:p>0,00009</text:p>
          </table:table-cell>
          <table:table-cell office:value-type="float" office:value="0.00000000785281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01">
            <text:p>0,0001</text:p>
          </table:table-cell>
          <table:table-cell office:value-type="float" office:value="0.0000000095899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011">
            <text:p>0,00011</text:p>
          </table:table-cell>
          <table:table-cell office:value-type="float" office:value="0.0000000116072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012">
            <text:p>0,00012</text:p>
          </table:table-cell>
          <table:table-cell office:value-type="float" office:value="0.0000000139137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013">
            <text:p>0,00013</text:p>
          </table:table-cell>
          <table:table-cell office:value-type="float" office:value="0.000000016506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014">
            <text:p>0,00014</text:p>
          </table:table-cell>
          <table:table-cell office:value-type="float" office:value="0.0000000193658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015">
            <text:p>0,00015</text:p>
          </table:table-cell>
          <table:table-cell office:value-type="float" office:value="0.00000002245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016">
            <text:p>0,00016</text:p>
          </table:table-cell>
          <table:table-cell office:value-type="float" office:value="0.0000000257237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017">
            <text:p>0,00017</text:p>
          </table:table-cell>
          <table:table-cell office:value-type="float" office:value="0.0000000290904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018">
            <text:p>0,00018</text:p>
          </table:table-cell>
          <table:table-cell office:value-type="float" office:value="0.0000000324631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019">
            <text:p>0,00019</text:p>
          </table:table-cell>
          <table:table-cell office:value-type="float" office:value="0.0000000357326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02">
            <text:p>0,0002</text:p>
          </table:table-cell>
          <table:table-cell office:value-type="float" office:value="0.0000000387802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021">
            <text:p>0,00021</text:p>
          </table:table-cell>
          <table:table-cell office:value-type="float" office:value="0.0000000414845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022">
            <text:p>0,00022</text:p>
          </table:table-cell>
          <table:table-cell office:value-type="float" office:value="0.0000000437297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023">
            <text:p>0,00023</text:p>
          </table:table-cell>
          <table:table-cell office:value-type="float" office:value="0.0000000454142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4">
            <text:p>0,00024</text:p>
          </table:table-cell>
          <table:table-cell office:value-type="float" office:value="0.0000000464587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5">
            <text:p>0,000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026">
            <text:p>0,00026</text:p>
          </table:table-cell>
          <table:table-cell office:value-type="float" office:value="0.0000000464587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7">
            <text:p>0,00027</text:p>
          </table:table-cell>
          <table:table-cell office:value-type="float" office:value="0.0000000454143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8">
            <text:p>0,00028</text:p>
          </table:table-cell>
          <table:table-cell office:value-type="float" office:value="0.0000000437298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029">
            <text:p>0,00029</text:p>
          </table:table-cell>
          <table:table-cell office:value-type="float" office:value="0.0000000414846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03">
            <text:p>0,0003</text:p>
          </table:table-cell>
          <table:table-cell office:value-type="float" office:value="0.0000000387803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031">
            <text:p>0,00031</text:p>
          </table:table-cell>
          <table:table-cell office:value-type="float" office:value="0.0000000357327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032">
            <text:p>0,00032</text:p>
          </table:table-cell>
          <table:table-cell office:value-type="float" office:value="0.0000000324632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033">
            <text:p>0,00033</text:p>
          </table:table-cell>
          <table:table-cell office:value-type="float" office:value="0.0000000290906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034">
            <text:p>0,00034</text:p>
          </table:table-cell>
          <table:table-cell office:value-type="float" office:value="0.0000000257239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035">
            <text:p>0,00035</text:p>
          </table:table-cell>
          <table:table-cell office:value-type="float" office:value="0.0000000224572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036">
            <text:p>0,00036</text:p>
          </table:table-cell>
          <table:table-cell office:value-type="float" office:value="0.000000019366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037">
            <text:p>0,00037</text:p>
          </table:table-cell>
          <table:table-cell office:value-type="float" office:value="0.0000000165061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038">
            <text:p>0,00038</text:p>
          </table:table-cell>
          <table:table-cell office:value-type="float" office:value="0.0000000139138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039">
            <text:p>0,00039</text:p>
          </table:table-cell>
          <table:table-cell office:value-type="float" office:value="0.0000000116074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04">
            <text:p>0,0004</text:p>
          </table:table-cell>
          <table:table-cell office:value-type="float" office:value="0.0000000095900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041">
            <text:p>0,00041</text:p>
          </table:table-cell>
          <table:table-cell office:value-type="float" office:value="0.0000000078528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042">
            <text:p>0,00042</text:p>
          </table:table-cell>
          <table:table-cell office:value-type="float" office:value="0.00000000637835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043">
            <text:p>0,00043</text:p>
          </table:table-cell>
          <table:table-cell office:value-type="float" office:value="0.00000000514294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044">
            <text:p>0,00044</text:p>
          </table:table-cell>
          <table:table-cell office:value-type="float" office:value="0.00000000412009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045">
            <text:p>0,00045</text:p>
          </table:table-cell>
          <table:table-cell office:value-type="float" office:value="0.00000000328229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046">
            <text:p>0,00046</text:p>
          </table:table-cell>
          <table:table-cell office:value-type="float" office:value="0.00000000260261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047">
            <text:p>0,00047</text:p>
          </table:table-cell>
          <table:table-cell office:value-type="float" office:value="0.0000000020559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048">
            <text:p>0,00048</text:p>
          </table:table-cell>
          <table:table-cell office:value-type="float" office:value="0.00000000161942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049">
            <text:p>0,00049</text:p>
          </table:table-cell>
          <table:table-cell office:value-type="float" office:value="0.00000000127318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05">
            <text:p>0,0005</text:p>
          </table:table-cell>
          <table:table-cell office:value-type="float" office:value="0.0000000010000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051">
            <text:p>0,00051</text:p>
          </table:table-cell>
          <table:table-cell office:value-type="float" office:value="0.000000000785459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052">
            <text:p>0,00052</text:p>
          </table:table-cell>
          <table:table-cell office:value-type="float" office:value="0.000000000617525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053">
            <text:p>0,00053</text:p>
          </table:table-cell>
          <table:table-cell office:value-type="float" office:value="0.00000000048642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054">
            <text:p>0,00054</text:p>
          </table:table-cell>
          <table:table-cell office:value-type="float" office:value="0.000000000384241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055">
            <text:p>0,00055</text:p>
          </table:table-cell>
          <table:table-cell office:value-type="float" office:value="0.000000000304674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056">
            <text:p>0,00056</text:p>
          </table:table-cell>
          <table:table-cell office:value-type="float" office:value="0.000000000242719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057">
            <text:p>0,00057</text:p>
          </table:table-cell>
          <table:table-cell office:value-type="float" office:value="0.000000000194446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058">
            <text:p>0,00058</text:p>
          </table:table-cell>
          <table:table-cell office:value-type="float" office:value="0.000000000156784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059">
            <text:p>0,00059</text:p>
          </table:table-cell>
          <table:table-cell office:value-type="float" office:value="0.000000000127344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06">
            <text:p>0,0006</text:p>
          </table:table-cell>
          <table:table-cell office:value-type="float" office:value="0.00000000010427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061">
            <text:p>0,00061</text:p>
          </table:table-cell>
          <table:table-cell office:value-type="float" office:value="0.0000000000861538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062">
            <text:p>0,00062</text:p>
          </table:table-cell>
          <table:table-cell office:value-type="float" office:value="0.0000000000718723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063">
            <text:p>0,00063</text:p>
          </table:table-cell>
          <table:table-cell office:value-type="float" office:value="0.0000000000605844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064">
            <text:p>0,00064</text:p>
          </table:table-cell>
          <table:table-cell office:value-type="float" office:value="0.0000000000516376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065">
            <text:p>0,00065</text:p>
          </table:table-cell>
          <table:table-cell office:value-type="float" office:value="0.0000000000445298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066">
            <text:p>0,00066</text:p>
          </table:table-cell>
          <table:table-cell office:value-type="float" office:value="0.0000000000388748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067">
            <text:p>0,00067</text:p>
          </table:table-cell>
          <table:table-cell office:value-type="float" office:value="0.0000000000343757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068">
            <text:p>0,00068</text:p>
          </table:table-cell>
          <table:table-cell office:value-type="float" office:value="0.0000000000308043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069">
            <text:p>0,00069</text:p>
          </table:table-cell>
          <table:table-cell office:value-type="float" office:value="0.0000000000279858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07">
            <text:p>0,0007</text:p>
          </table:table-cell>
          <table:table-cell office:value-type="float" office:value="0.0000000000257864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071">
            <text:p>0,00071</text:p>
          </table:table-cell>
          <table:table-cell office:value-type="float" office:value="0.0000000000241055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072">
            <text:p>0,00072</text:p>
          </table:table-cell>
          <table:table-cell office:value-type="float" office:value="0.0000000000228678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073">
            <text:p>0,00073</text:p>
          </table:table-cell>
          <table:table-cell office:value-type="float" office:value="0.000000000022019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4">
            <text:p>0,00074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5">
            <text:p>0,000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6">
            <text:p>0,00076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7">
            <text:p>0,00077</text:p>
          </table:table-cell>
          <table:table-cell office:value-type="float" office:value="0.000000000022019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8">
            <text:p>0,00078</text:p>
          </table:table-cell>
          <table:table-cell office:value-type="float" office:value="0.0000000000228677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079">
            <text:p>0,00079</text:p>
          </table:table-cell>
          <table:table-cell office:value-type="float" office:value="0.0000000000241053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08">
            <text:p>0,0008</text:p>
          </table:table-cell>
          <table:table-cell office:value-type="float" office:value="0.0000000000257863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081">
            <text:p>0,00081</text:p>
          </table:table-cell>
          <table:table-cell office:value-type="float" office:value="0.000000000027985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082">
            <text:p>0,00082</text:p>
          </table:table-cell>
          <table:table-cell office:value-type="float" office:value="0.0000000000308041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083">
            <text:p>0,00083</text:p>
          </table:table-cell>
          <table:table-cell office:value-type="float" office:value="0.0000000000343754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084">
            <text:p>0,00084</text:p>
          </table:table-cell>
          <table:table-cell office:value-type="float" office:value="0.0000000000388744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085">
            <text:p>0,00085</text:p>
          </table:table-cell>
          <table:table-cell office:value-type="float" office:value="0.0000000000445293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086">
            <text:p>0,00086</text:p>
          </table:table-cell>
          <table:table-cell office:value-type="float" office:value="0.000000000051637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087">
            <text:p>0,00087</text:p>
          </table:table-cell>
          <table:table-cell office:value-type="float" office:value="0.0000000000605836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088">
            <text:p>0,00088</text:p>
          </table:table-cell>
          <table:table-cell office:value-type="float" office:value="0.0000000000718713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089">
            <text:p>0,00089</text:p>
          </table:table-cell>
          <table:table-cell office:value-type="float" office:value="0.0000000000861526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09">
            <text:p>0,0009</text:p>
          </table:table-cell>
          <table:table-cell office:value-type="float" office:value="0.000000000104276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091">
            <text:p>0,00091</text:p>
          </table:table-cell>
          <table:table-cell office:value-type="float" office:value="0.000000000127342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092">
            <text:p>0,00092</text:p>
          </table:table-cell>
          <table:table-cell office:value-type="float" office:value="0.000000000156781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093">
            <text:p>0,00093</text:p>
          </table:table-cell>
          <table:table-cell office:value-type="float" office:value="0.000000000194443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094">
            <text:p>0,00094</text:p>
          </table:table-cell>
          <table:table-cell office:value-type="float" office:value="0.000000000242715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095">
            <text:p>0,00095</text:p>
          </table:table-cell>
          <table:table-cell office:value-type="float" office:value="0.000000000304668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096">
            <text:p>0,00096</text:p>
          </table:table-cell>
          <table:table-cell office:value-type="float" office:value="0.000000000384234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097">
            <text:p>0,00097</text:p>
          </table:table-cell>
          <table:table-cell office:value-type="float" office:value="0.000000000486411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098">
            <text:p>0,00098</text:p>
          </table:table-cell>
          <table:table-cell office:value-type="float" office:value="0.000000000617512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099">
            <text:p>0,00099</text:p>
          </table:table-cell>
          <table:table-cell office:value-type="float" office:value="0.000000000785442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00000000099999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101">
            <text:p>0,00101</text:p>
          </table:table-cell>
          <table:table-cell office:value-type="float" office:value="0.00000000127315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102">
            <text:p>0,00102</text:p>
          </table:table-cell>
          <table:table-cell office:value-type="float" office:value="0.00000000161938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103">
            <text:p>0,00103</text:p>
          </table:table-cell>
          <table:table-cell office:value-type="float" office:value="0.00000000205584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104">
            <text:p>0,00104</text:p>
          </table:table-cell>
          <table:table-cell office:value-type="float" office:value="0.00000000260254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105">
            <text:p>0,00105</text:p>
          </table:table-cell>
          <table:table-cell office:value-type="float" office:value="0.0000000032822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106">
            <text:p>0,00106</text:p>
          </table:table-cell>
          <table:table-cell office:value-type="float" office:value="0.00000000411999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107">
            <text:p>0,00107</text:p>
          </table:table-cell>
          <table:table-cell office:value-type="float" office:value="0.0000000051428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108">
            <text:p>0,00108</text:p>
          </table:table-cell>
          <table:table-cell office:value-type="float" office:value="0.00000000637818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109">
            <text:p>0,00109</text:p>
          </table:table-cell>
          <table:table-cell office:value-type="float" office:value="0.0000000078526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0.00000000958977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111">
            <text:p>0,00111</text:p>
          </table:table-cell>
          <table:table-cell office:value-type="float" office:value="0.0000000116071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112">
            <text:p>0,00112</text:p>
          </table:table-cell>
          <table:table-cell office:value-type="float" office:value="0.0000000139135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113">
            <text:p>0,00113</text:p>
          </table:table-cell>
          <table:table-cell office:value-type="float" office:value="0.0000000165058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114">
            <text:p>0,00114</text:p>
          </table:table-cell>
          <table:table-cell office:value-type="float" office:value="0.0000000193656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115">
            <text:p>0,00115</text:p>
          </table:table-cell>
          <table:table-cell office:value-type="float" office:value="0.000000022456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116">
            <text:p>0,00116</text:p>
          </table:table-cell>
          <table:table-cell office:value-type="float" office:value="0.0000000257234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117">
            <text:p>0,00117</text:p>
          </table:table-cell>
          <table:table-cell office:value-type="float" office:value="0.0000000290901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118">
            <text:p>0,00118</text:p>
          </table:table-cell>
          <table:table-cell office:value-type="float" office:value="0.0000000324627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119">
            <text:p>0,00119</text:p>
          </table:table-cell>
          <table:table-cell office:value-type="float" office:value="0.0000000357322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0.0000000387798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121">
            <text:p>0,00121</text:p>
          </table:table-cell>
          <table:table-cell office:value-type="float" office:value="0.0000000414842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122">
            <text:p>0,00122</text:p>
          </table:table-cell>
          <table:table-cell office:value-type="float" office:value="0.0000000437294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123">
            <text:p>0,00123</text:p>
          </table:table-cell>
          <table:table-cell office:value-type="float" office:value="0.000000045414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4">
            <text:p>0,00124</text:p>
          </table:table-cell>
          <table:table-cell office:value-type="float" office:value="0.0000000464586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5">
            <text:p>0,001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126">
            <text:p>0,00126</text:p>
          </table:table-cell>
          <table:table-cell office:value-type="float" office:value="0.0000000464588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7">
            <text:p>0,00127</text:p>
          </table:table-cell>
          <table:table-cell office:value-type="float" office:value="0.0000000454145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8">
            <text:p>0,00128</text:p>
          </table:table-cell>
          <table:table-cell office:value-type="float" office:value="0.0000000437301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129">
            <text:p>0,00129</text:p>
          </table:table-cell>
          <table:table-cell office:value-type="float" office:value="0.0000000414849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13">
            <text:p>0,0013</text:p>
          </table:table-cell>
          <table:table-cell office:value-type="float" office:value="0.0000000387807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131">
            <text:p>0,00131</text:p>
          </table:table-cell>
          <table:table-cell office:value-type="float" office:value="0.0000000357332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132">
            <text:p>0,00132</text:p>
          </table:table-cell>
          <table:table-cell office:value-type="float" office:value="0.0000000324637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133">
            <text:p>0,00133</text:p>
          </table:table-cell>
          <table:table-cell office:value-type="float" office:value="0.0000000290911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134">
            <text:p>0,00134</text:p>
          </table:table-cell>
          <table:table-cell office:value-type="float" office:value="0.0000000257244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135">
            <text:p>0,00135</text:p>
          </table:table-cell>
          <table:table-cell office:value-type="float" office:value="0.000000022457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136">
            <text:p>0,00136</text:p>
          </table:table-cell>
          <table:table-cell office:value-type="float" office:value="0.0000000193665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137">
            <text:p>0,00137</text:p>
          </table:table-cell>
          <table:table-cell office:value-type="float" office:value="0.0000000165066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138">
            <text:p>0,00138</text:p>
          </table:table-cell>
          <table:table-cell office:value-type="float" office:value="0.0000000139142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139">
            <text:p>0,00139</text:p>
          </table:table-cell>
          <table:table-cell office:value-type="float" office:value="0.0000000116077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14">
            <text:p>0,0014</text:p>
          </table:table-cell>
          <table:table-cell office:value-type="float" office:value="0.00000000959035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141">
            <text:p>0,00141</text:p>
          </table:table-cell>
          <table:table-cell office:value-type="float" office:value="0.0000000078531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142">
            <text:p>0,00142</text:p>
          </table:table-cell>
          <table:table-cell office:value-type="float" office:value="0.0000000063786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143">
            <text:p>0,00143</text:p>
          </table:table-cell>
          <table:table-cell office:value-type="float" office:value="0.00000000514315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144">
            <text:p>0,00144</text:p>
          </table:table-cell>
          <table:table-cell office:value-type="float" office:value="0.00000000412027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145">
            <text:p>0,00145</text:p>
          </table:table-cell>
          <table:table-cell office:value-type="float" office:value="0.00000000328243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146">
            <text:p>0,00146</text:p>
          </table:table-cell>
          <table:table-cell office:value-type="float" office:value="0.00000000260273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147">
            <text:p>0,00147</text:p>
          </table:table-cell>
          <table:table-cell office:value-type="float" office:value="0.00000000205599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148">
            <text:p>0,00148</text:p>
          </table:table-cell>
          <table:table-cell office:value-type="float" office:value="0.0000000016195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149">
            <text:p>0,00149</text:p>
          </table:table-cell>
          <table:table-cell office:value-type="float" office:value="0.00000000127324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0.00000000100007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151">
            <text:p>0,00151</text:p>
          </table:table-cell>
          <table:table-cell office:value-type="float" office:value="0.000000000785501">
            <text:p>7,86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152">
            <text:p>0,00152</text:p>
          </table:table-cell>
          <table:table-cell office:value-type="float" office:value="0.000000000617558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153">
            <text:p>0,00153</text:p>
          </table:table-cell>
          <table:table-cell office:value-type="float" office:value="0.000000000486447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154">
            <text:p>0,00154</text:p>
          </table:table-cell>
          <table:table-cell office:value-type="float" office:value="0.00000000038426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155">
            <text:p>0,00155</text:p>
          </table:table-cell>
          <table:table-cell office:value-type="float" office:value="0.000000000304691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156">
            <text:p>0,00156</text:p>
          </table:table-cell>
          <table:table-cell office:value-type="float" office:value="0.000000000242733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157">
            <text:p>0,00157</text:p>
          </table:table-cell>
          <table:table-cell office:value-type="float" office:value="0.000000000194457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158">
            <text:p>0,00158</text:p>
          </table:table-cell>
          <table:table-cell office:value-type="float" office:value="0.000000000156793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159">
            <text:p>0,00159</text:p>
          </table:table-cell>
          <table:table-cell office:value-type="float" office:value="0.000000000127351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16">
            <text:p>0,0016</text:p>
          </table:table-cell>
          <table:table-cell office:value-type="float" office:value="0.000000000104283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161">
            <text:p>0,00161</text:p>
          </table:table-cell>
          <table:table-cell office:value-type="float" office:value="0.0000000000861583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162">
            <text:p>0,00162</text:p>
          </table:table-cell>
          <table:table-cell office:value-type="float" office:value="0.0000000000718759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163">
            <text:p>0,00163</text:p>
          </table:table-cell>
          <table:table-cell office:value-type="float" office:value="0.0000000000605873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164">
            <text:p>0,00164</text:p>
          </table:table-cell>
          <table:table-cell table:style-name="ce2" office:value-type="string">
            <text:p><text:s/>5,164e-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165">
            <text:p>0,00165</text:p>
          </table:table-cell>
          <table:table-cell office:value-type="float" office:value="0.0000000000445317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166">
            <text:p>0,00166</text:p>
          </table:table-cell>
          <table:table-cell office:value-type="float" office:value="0.0000000000388764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167">
            <text:p>0,00167</text:p>
          </table:table-cell>
          <table:table-cell office:value-type="float" office:value="0.000000000034377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168">
            <text:p>0,00168</text:p>
          </table:table-cell>
          <table:table-cell office:value-type="float" office:value="0.0000000000308054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169">
            <text:p>0,00169</text:p>
          </table:table-cell>
          <table:table-cell office:value-type="float" office:value="0.000000000027986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17">
            <text:p>0,0017</text:p>
          </table:table-cell>
          <table:table-cell office:value-type="float" office:value="0.0000000000257871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171">
            <text:p>0,00171</text:p>
          </table:table-cell>
          <table:table-cell office:value-type="float" office:value="0.0000000000241059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172">
            <text:p>0,00172</text:p>
          </table:table-cell>
          <table:table-cell office:value-type="float" office:value="0.0000000000228681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173">
            <text:p>0,00173</text:p>
          </table:table-cell>
          <table:table-cell office:value-type="float" office:value="0.0000000000220198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4">
            <text:p>0,00174</text:p>
          </table:table-cell>
          <table:table-cell office:value-type="float" office:value="0.0000000000215246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5">
            <text:p>0,001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6">
            <text:p>0,00176</text:p>
          </table:table-cell>
          <table:table-cell office:value-type="float" office:value="0.0000000000215243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7">
            <text:p>0,00177</text:p>
          </table:table-cell>
          <table:table-cell office:value-type="float" office:value="0.0000000000220193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8">
            <text:p>0,00178</text:p>
          </table:table-cell>
          <table:table-cell office:value-type="float" office:value="0.0000000000228673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179">
            <text:p>0,00179</text:p>
          </table:table-cell>
          <table:table-cell office:value-type="float" office:value="0.0000000000241048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18">
            <text:p>0,0018</text:p>
          </table:table-cell>
          <table:table-cell office:value-type="float" office:value="0.0000000000257855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181">
            <text:p>0,00181</text:p>
          </table:table-cell>
          <table:table-cell office:value-type="float" office:value="0.000000000027984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182">
            <text:p>0,00182</text:p>
          </table:table-cell>
          <table:table-cell office:value-type="float" office:value="0.0000000000308028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183">
            <text:p>0,00183</text:p>
          </table:table-cell>
          <table:table-cell office:value-type="float" office:value="0.0000000000343738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184">
            <text:p>0,00184</text:p>
          </table:table-cell>
          <table:table-cell office:value-type="float" office:value="0.0000000000388723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185">
            <text:p>0,00185</text:p>
          </table:table-cell>
          <table:table-cell office:value-type="float" office:value="0.0000000000445267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186">
            <text:p>0,00186</text:p>
          </table:table-cell>
          <table:table-cell office:value-type="float" office:value="0.0000000000516336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187">
            <text:p>0,00187</text:p>
          </table:table-cell>
          <table:table-cell office:value-type="float" office:value="0.0000000000605794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188">
            <text:p>0,00188</text:p>
          </table:table-cell>
          <table:table-cell office:value-type="float" office:value="0.0000000000718658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189">
            <text:p>0,00189</text:p>
          </table:table-cell>
          <table:table-cell office:value-type="float" office:value="0.0000000000861455">
            <text:p>8,61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0.00000000010426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191">
            <text:p>0,00191</text:p>
          </table:table-cell>
          <table:table-cell office:value-type="float" office:value="0.00000000012733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192">
            <text:p>0,00192</text:p>
          </table:table-cell>
          <table:table-cell office:value-type="float" office:value="0.000000000156766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193">
            <text:p>0,00193</text:p>
          </table:table-cell>
          <table:table-cell office:value-type="float" office:value="0.000000000194423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194">
            <text:p>0,00194</text:p>
          </table:table-cell>
          <table:table-cell office:value-type="float" office:value="0.000000000242689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195">
            <text:p>0,00195</text:p>
          </table:table-cell>
          <table:table-cell office:value-type="float" office:value="0.000000000304635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196">
            <text:p>0,00196</text:p>
          </table:table-cell>
          <table:table-cell office:value-type="float" office:value="0.00000000038419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197">
            <text:p>0,00197</text:p>
          </table:table-cell>
          <table:table-cell office:value-type="float" office:value="0.000000000486357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198">
            <text:p>0,00198</text:p>
          </table:table-cell>
          <table:table-cell office:value-type="float" office:value="0.000000000617445">
            <text:p>6,17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199">
            <text:p>0,00199</text:p>
          </table:table-cell>
          <table:table-cell office:value-type="float" office:value="0.000000000785358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0.000000000999888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201">
            <text:p>0,00201</text:p>
          </table:table-cell>
          <table:table-cell office:value-type="float" office:value="0.00000000127302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202">
            <text:p>0,00202</text:p>
          </table:table-cell>
          <table:table-cell office:value-type="float" office:value="0.00000000161922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203">
            <text:p>0,00203</text:p>
          </table:table-cell>
          <table:table-cell office:value-type="float" office:value="0.00000000205565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204">
            <text:p>0,00204</text:p>
          </table:table-cell>
          <table:table-cell office:value-type="float" office:value="0.00000000260231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205">
            <text:p>0,00205</text:p>
          </table:table-cell>
          <table:table-cell office:value-type="float" office:value="0.00000000328192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206">
            <text:p>0,00206</text:p>
          </table:table-cell>
          <table:table-cell office:value-type="float" office:value="0.00000000411965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207">
            <text:p>0,00207</text:p>
          </table:table-cell>
          <table:table-cell office:value-type="float" office:value="0.00000000514241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208">
            <text:p>0,00208</text:p>
          </table:table-cell>
          <table:table-cell office:value-type="float" office:value="0.00000000637773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209">
            <text:p>0,00209</text:p>
          </table:table-cell>
          <table:table-cell office:value-type="float" office:value="0.00000000785217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21">
            <text:p>0,0021</text:p>
          </table:table-cell>
          <table:table-cell office:value-type="float" office:value="0.00000000958918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211">
            <text:p>0,00211</text:p>
          </table:table-cell>
          <table:table-cell office:value-type="float" office:value="0.0000000116064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212">
            <text:p>0,00212</text:p>
          </table:table-cell>
          <table:table-cell office:value-type="float" office:value="0.0000000139128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213">
            <text:p>0,00213</text:p>
          </table:table-cell>
          <table:table-cell office:value-type="float" office:value="0.000000016505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214">
            <text:p>0,00214</text:p>
          </table:table-cell>
          <table:table-cell office:value-type="float" office:value="0.0000000193648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215">
            <text:p>0,00215</text:p>
          </table:table-cell>
          <table:table-cell office:value-type="float" office:value="0.0000000224559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216">
            <text:p>0,00216</text:p>
          </table:table-cell>
          <table:table-cell office:value-type="float" office:value="0.0000000257226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217">
            <text:p>0,00217</text:p>
          </table:table-cell>
          <table:table-cell office:value-type="float" office:value="0.0000000290893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218">
            <text:p>0,00218</text:p>
          </table:table-cell>
          <table:table-cell office:value-type="float" office:value="0.000000032462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219">
            <text:p>0,00219</text:p>
          </table:table-cell>
          <table:table-cell office:value-type="float" office:value="0.0000000357315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22">
            <text:p>0,0022</text:p>
          </table:table-cell>
          <table:table-cell office:value-type="float" office:value="0.0000000387793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221">
            <text:p>0,00221</text:p>
          </table:table-cell>
          <table:table-cell office:value-type="float" office:value="0.0000000414837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222">
            <text:p>0,00222</text:p>
          </table:table-cell>
          <table:table-cell office:value-type="float" office:value="0.0000000437291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223">
            <text:p>0,00223</text:p>
          </table:table-cell>
          <table:table-cell office:value-type="float" office:value="0.0000000454138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224">
            <text:p>0,00224</text:p>
          </table:table-cell>
          <table:table-cell office:value-type="float" office:value="0.0000000464585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225">
            <text:p>0,002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226">
            <text:p>0,00226</text:p>
          </table:table-cell>
          <table:table-cell office:value-type="float" office:value="0.0000000464589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227">
            <text:p>0,00227</text:p>
          </table:table-cell>
          <table:table-cell office:value-type="float" office:value="0.0000000454146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228">
            <text:p>0,00228</text:p>
          </table:table-cell>
          <table:table-cell office:value-type="float" office:value="0.0000000437303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229">
            <text:p>0,00229</text:p>
          </table:table-cell>
          <table:table-cell office:value-type="float" office:value="0.0000000414852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23">
            <text:p>0,0023</text:p>
          </table:table-cell>
          <table:table-cell office:value-type="float" office:value="0.0000000387809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231">
            <text:p>0,00231</text:p>
          </table:table-cell>
          <table:table-cell office:value-type="float" office:value="0.0000000357334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232">
            <text:p>0,00232</text:p>
          </table:table-cell>
          <table:table-cell office:value-type="float" office:value="0.0000000324639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233">
            <text:p>0,00233</text:p>
          </table:table-cell>
          <table:table-cell office:value-type="float" office:value="0.0000000290913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234">
            <text:p>0,00234</text:p>
          </table:table-cell>
          <table:table-cell office:value-type="float" office:value="0.0000000257245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235">
            <text:p>0,00235</text:p>
          </table:table-cell>
          <table:table-cell office:value-type="float" office:value="0.0000000224578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236">
            <text:p>0,00236</text:p>
          </table:table-cell>
          <table:table-cell office:value-type="float" office:value="0.0000000193665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237">
            <text:p>0,00237</text:p>
          </table:table-cell>
          <table:table-cell office:value-type="float" office:value="0.0000000165066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238">
            <text:p>0,00238</text:p>
          </table:table-cell>
          <table:table-cell office:value-type="float" office:value="0.0000000139142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239">
            <text:p>0,00239</text:p>
          </table:table-cell>
          <table:table-cell office:value-type="float" office:value="0.0000000116077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24">
            <text:p>0,0024</text:p>
          </table:table-cell>
          <table:table-cell office:value-type="float" office:value="0.00000000959028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241">
            <text:p>0,00241</text:p>
          </table:table-cell>
          <table:table-cell office:value-type="float" office:value="0.00000000785311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242">
            <text:p>0,00242</text:p>
          </table:table-cell>
          <table:table-cell office:value-type="float" office:value="0.00000000637852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243">
            <text:p>0,00243</text:p>
          </table:table-cell>
          <table:table-cell office:value-type="float" office:value="0.00000000514307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244">
            <text:p>0,00244</text:p>
          </table:table-cell>
          <table:table-cell office:value-type="float" office:value="0.0000000041202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245">
            <text:p>0,00245</text:p>
          </table:table-cell>
          <table:table-cell office:value-type="float" office:value="0.00000000328236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246">
            <text:p>0,00246</text:p>
          </table:table-cell>
          <table:table-cell office:value-type="float" office:value="0.00000000260266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247">
            <text:p>0,00247</text:p>
          </table:table-cell>
          <table:table-cell office:value-type="float" office:value="0.00000000205594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248">
            <text:p>0,00248</text:p>
          </table:table-cell>
          <table:table-cell office:value-type="float" office:value="0.00000000161945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249">
            <text:p>0,00249</text:p>
          </table:table-cell>
          <table:table-cell office:value-type="float" office:value="0.0000000012732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25">
            <text:p>0,0025</text:p>
          </table:table-cell>
          <table:table-cell office:value-type="float" office:value="0.00000000100003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251">
            <text:p>0,00251</text:p>
          </table:table-cell>
          <table:table-cell office:value-type="float" office:value="0.000000000785469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252">
            <text:p>0,00252</text:p>
          </table:table-cell>
          <table:table-cell office:value-type="float" office:value="0.000000000617532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253">
            <text:p>0,00253</text:p>
          </table:table-cell>
          <table:table-cell office:value-type="float" office:value="0.000000000486425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254">
            <text:p>0,00254</text:p>
          </table:table-cell>
          <table:table-cell office:value-type="float" office:value="0.000000000384244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255">
            <text:p>0,00255</text:p>
          </table:table-cell>
          <table:table-cell office:value-type="float" office:value="0.000000000304676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256">
            <text:p>0,00256</text:p>
          </table:table-cell>
          <table:table-cell office:value-type="float" office:value="0.00000000024272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257">
            <text:p>0,00257</text:p>
          </table:table-cell>
          <table:table-cell office:value-type="float" office:value="0.000000000194447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258">
            <text:p>0,00258</text:p>
          </table:table-cell>
          <table:table-cell office:value-type="float" office:value="0.000000000156784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259">
            <text:p>0,00259</text:p>
          </table:table-cell>
          <table:table-cell office:value-type="float" office:value="0.000000000127344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26">
            <text:p>0,0026</text:p>
          </table:table-cell>
          <table:table-cell office:value-type="float" office:value="0.00000000010427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261">
            <text:p>0,00261</text:p>
          </table:table-cell>
          <table:table-cell office:value-type="float" office:value="0.0000000000861538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262">
            <text:p>0,00262</text:p>
          </table:table-cell>
          <table:table-cell office:value-type="float" office:value="0.0000000000718722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263">
            <text:p>0,00263</text:p>
          </table:table-cell>
          <table:table-cell office:value-type="float" office:value="0.0000000000605843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264">
            <text:p>0,00264</text:p>
          </table:table-cell>
          <table:table-cell office:value-type="float" office:value="0.0000000000516375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265">
            <text:p>0,00265</text:p>
          </table:table-cell>
          <table:table-cell office:value-type="float" office:value="0.0000000000445296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266">
            <text:p>0,00266</text:p>
          </table:table-cell>
          <table:table-cell office:value-type="float" office:value="0.0000000000388746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267">
            <text:p>0,00267</text:p>
          </table:table-cell>
          <table:table-cell office:value-type="float" office:value="0.0000000000343756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268">
            <text:p>0,00268</text:p>
          </table:table-cell>
          <table:table-cell office:value-type="float" office:value="0.0000000000308042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269">
            <text:p>0,00269</text:p>
          </table:table-cell>
          <table:table-cell office:value-type="float" office:value="0.000000000027985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27">
            <text:p>0,0027</text:p>
          </table:table-cell>
          <table:table-cell office:value-type="float" office:value="0.0000000000257863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271">
            <text:p>0,00271</text:p>
          </table:table-cell>
          <table:table-cell office:value-type="float" office:value="0.0000000000241054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272">
            <text:p>0,00272</text:p>
          </table:table-cell>
          <table:table-cell office:value-type="float" office:value="0.0000000000228677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273">
            <text:p>0,00273</text:p>
          </table:table-cell>
          <table:table-cell office:value-type="float" office:value="0.000000000022019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274">
            <text:p>0,00274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275">
            <text:p>0,002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276">
            <text:p>0,00276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277">
            <text:p>0,00277</text:p>
          </table:table-cell>
          <table:table-cell office:value-type="float" office:value="0.0000000000220196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278">
            <text:p>0,00278</text:p>
          </table:table-cell>
          <table:table-cell office:value-type="float" office:value="0.0000000000228678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279">
            <text:p>0,00279</text:p>
          </table:table-cell>
          <table:table-cell office:value-type="float" office:value="0.0000000000241055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28">
            <text:p>0,0028</text:p>
          </table:table-cell>
          <table:table-cell office:value-type="float" office:value="0.0000000000257865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281">
            <text:p>0,00281</text:p>
          </table:table-cell>
          <table:table-cell office:value-type="float" office:value="0.0000000000279859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282">
            <text:p>0,00282</text:p>
          </table:table-cell>
          <table:table-cell office:value-type="float" office:value="0.0000000000308045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283">
            <text:p>0,00283</text:p>
          </table:table-cell>
          <table:table-cell office:value-type="float" office:value="0.0000000000343759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284">
            <text:p>0,00284</text:p>
          </table:table-cell>
          <table:table-cell office:value-type="float" office:value="0.0000000000388751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285">
            <text:p>0,00285</text:p>
          </table:table-cell>
          <table:table-cell office:value-type="float" office:value="0.0000000000445302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286">
            <text:p>0,00286</text:p>
          </table:table-cell>
          <table:table-cell office:value-type="float" office:value="0.0000000000516382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287">
            <text:p>0,00287</text:p>
          </table:table-cell>
          <table:table-cell office:value-type="float" office:value="0.0000000000605852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288">
            <text:p>0,00288</text:p>
          </table:table-cell>
          <table:table-cell office:value-type="float" office:value="0.0000000000718733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289">
            <text:p>0,00289</text:p>
          </table:table-cell>
          <table:table-cell office:value-type="float" office:value="0.0000000000861552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29">
            <text:p>0,0029</text:p>
          </table:table-cell>
          <table:table-cell office:value-type="float" office:value="0.000000000104279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291">
            <text:p>0,00291</text:p>
          </table:table-cell>
          <table:table-cell office:value-type="float" office:value="0.000000000127347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292">
            <text:p>0,00292</text:p>
          </table:table-cell>
          <table:table-cell office:value-type="float" office:value="0.000000000156787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293">
            <text:p>0,00293</text:p>
          </table:table-cell>
          <table:table-cell office:value-type="float" office:value="0.000000000194451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294">
            <text:p>0,00294</text:p>
          </table:table-cell>
          <table:table-cell office:value-type="float" office:value="0.000000000242725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295">
            <text:p>0,00295</text:p>
          </table:table-cell>
          <table:table-cell office:value-type="float" office:value="0.000000000304682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296">
            <text:p>0,00296</text:p>
          </table:table-cell>
          <table:table-cell office:value-type="float" office:value="0.00000000038425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297">
            <text:p>0,00297</text:p>
          </table:table-cell>
          <table:table-cell office:value-type="float" office:value="0.000000000486435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298">
            <text:p>0,00298</text:p>
          </table:table-cell>
          <table:table-cell office:value-type="float" office:value="0.000000000617545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299">
            <text:p>0,00299</text:p>
          </table:table-cell>
          <table:table-cell office:value-type="float" office:value="0.000000000785487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3">
            <text:p>0,003</text:p>
          </table:table-cell>
          <table:table-cell office:value-type="float" office:value="0.00000000100005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301">
            <text:p>0,00301</text:p>
          </table:table-cell>
          <table:table-cell office:value-type="float" office:value="0.00000000127323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302">
            <text:p>0,00302</text:p>
          </table:table-cell>
          <table:table-cell office:value-type="float" office:value="0.00000000161948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303">
            <text:p>0,00303</text:p>
          </table:table-cell>
          <table:table-cell office:value-type="float" office:value="0.00000000205598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304">
            <text:p>0,00304</text:p>
          </table:table-cell>
          <table:table-cell office:value-type="float" office:value="0.00000000260272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305">
            <text:p>0,00305</text:p>
          </table:table-cell>
          <table:table-cell office:value-type="float" office:value="0.00000000328243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306">
            <text:p>0,00306</text:p>
          </table:table-cell>
          <table:table-cell office:value-type="float" office:value="0.00000000412028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307">
            <text:p>0,00307</text:p>
          </table:table-cell>
          <table:table-cell office:value-type="float" office:value="0.00000000514317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308">
            <text:p>0,00308</text:p>
          </table:table-cell>
          <table:table-cell office:value-type="float" office:value="0.00000000637865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309">
            <text:p>0,00309</text:p>
          </table:table-cell>
          <table:table-cell office:value-type="float" office:value="0.00000000785326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31">
            <text:p>0,0031</text:p>
          </table:table-cell>
          <table:table-cell office:value-type="float" office:value="0.00000000959045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311">
            <text:p>0,00311</text:p>
          </table:table-cell>
          <table:table-cell office:value-type="float" office:value="0.0000000116079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312">
            <text:p>0,00312</text:p>
          </table:table-cell>
          <table:table-cell office:value-type="float" office:value="0.0000000139144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313">
            <text:p>0,00313</text:p>
          </table:table-cell>
          <table:table-cell office:value-type="float" office:value="0.0000000165069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314">
            <text:p>0,00314</text:p>
          </table:table-cell>
          <table:table-cell office:value-type="float" office:value="0.0000000193668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315">
            <text:p>0,00315</text:p>
          </table:table-cell>
          <table:table-cell office:value-type="float" office:value="0.000000022458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316">
            <text:p>0,00316</text:p>
          </table:table-cell>
          <table:table-cell office:value-type="float" office:value="0.0000000257248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317">
            <text:p>0,00317</text:p>
          </table:table-cell>
          <table:table-cell office:value-type="float" office:value="0.0000000290916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318">
            <text:p>0,00318</text:p>
          </table:table-cell>
          <table:table-cell office:value-type="float" office:value="0.0000000324642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319">
            <text:p>0,00319</text:p>
          </table:table-cell>
          <table:table-cell office:value-type="float" office:value="0.0000000357337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32">
            <text:p>0,0032</text:p>
          </table:table-cell>
          <table:table-cell office:value-type="float" office:value="0.0000000387812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321">
            <text:p>0,00321</text:p>
          </table:table-cell>
          <table:table-cell office:value-type="float" office:value="0.0000000414854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322">
            <text:p>0,00322</text:p>
          </table:table-cell>
          <table:table-cell office:value-type="float" office:value="0.0000000437304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323">
            <text:p>0,00323</text:p>
          </table:table-cell>
          <table:table-cell office:value-type="float" office:value="0.0000000454147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324">
            <text:p>0,00324</text:p>
          </table:table-cell>
          <table:table-cell office:value-type="float" office:value="0.000000046459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325">
            <text:p>0,003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326">
            <text:p>0,00326</text:p>
          </table:table-cell>
          <table:table-cell office:value-type="float" office:value="0.0000000464584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327">
            <text:p>0,00327</text:p>
          </table:table-cell>
          <table:table-cell office:value-type="float" office:value="0.0000000454137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328">
            <text:p>0,00328</text:p>
          </table:table-cell>
          <table:table-cell office:value-type="float" office:value="0.0000000437289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329">
            <text:p>0,00329</text:p>
          </table:table-cell>
          <table:table-cell office:value-type="float" office:value="0.0000000414835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33">
            <text:p>0,0033</text:p>
          </table:table-cell>
          <table:table-cell office:value-type="float" office:value="0.000000038779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331">
            <text:p>0,00331</text:p>
          </table:table-cell>
          <table:table-cell office:value-type="float" office:value="0.0000000357313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332">
            <text:p>0,00332</text:p>
          </table:table-cell>
          <table:table-cell office:value-type="float" office:value="0.0000000324617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333">
            <text:p>0,00333</text:p>
          </table:table-cell>
          <table:table-cell office:value-type="float" office:value="0.000000029089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334">
            <text:p>0,00334</text:p>
          </table:table-cell>
          <table:table-cell office:value-type="float" office:value="0.0000000257223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335">
            <text:p>0,00335</text:p>
          </table:table-cell>
          <table:table-cell office:value-type="float" office:value="0.0000000224556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336">
            <text:p>0,00336</text:p>
          </table:table-cell>
          <table:table-cell office:value-type="float" office:value="0.0000000193645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337">
            <text:p>0,00337</text:p>
          </table:table-cell>
          <table:table-cell office:value-type="float" office:value="0.0000000165048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338">
            <text:p>0,00338</text:p>
          </table:table-cell>
          <table:table-cell office:value-type="float" office:value="0.0000000139125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339">
            <text:p>0,00339</text:p>
          </table:table-cell>
          <table:table-cell office:value-type="float" office:value="0.0000000116062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34">
            <text:p>0,0034</text:p>
          </table:table-cell>
          <table:table-cell office:value-type="float" office:value="0.0000000095890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341">
            <text:p>0,00341</text:p>
          </table:table-cell>
          <table:table-cell office:value-type="float" office:value="0.00000000785203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342">
            <text:p>0,00342</text:p>
          </table:table-cell>
          <table:table-cell office:value-type="float" office:value="0.00000000637761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343">
            <text:p>0,00343</text:p>
          </table:table-cell>
          <table:table-cell office:value-type="float" office:value="0.00000000514231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344">
            <text:p>0,00344</text:p>
          </table:table-cell>
          <table:table-cell office:value-type="float" office:value="0.00000000411957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345">
            <text:p>0,00345</text:p>
          </table:table-cell>
          <table:table-cell office:value-type="float" office:value="0.00000000328185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346">
            <text:p>0,00346</text:p>
          </table:table-cell>
          <table:table-cell office:value-type="float" office:value="0.00000000260225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347">
            <text:p>0,00347</text:p>
          </table:table-cell>
          <table:table-cell office:value-type="float" office:value="0.00000000205561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348">
            <text:p>0,00348</text:p>
          </table:table-cell>
          <table:table-cell office:value-type="float" office:value="0.00000000161918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349">
            <text:p>0,00349</text:p>
          </table:table-cell>
          <table:table-cell office:value-type="float" office:value="0.00000000127299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35">
            <text:p>0,0035</text:p>
          </table:table-cell>
          <table:table-cell office:value-type="float" office:value="0.000000000999866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351">
            <text:p>0,00351</text:p>
          </table:table-cell>
          <table:table-cell office:value-type="float" office:value="0.000000000785341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352">
            <text:p>0,00352</text:p>
          </table:table-cell>
          <table:table-cell office:value-type="float" office:value="0.000000000617432">
            <text:p>6,17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353">
            <text:p>0,00353</text:p>
          </table:table-cell>
          <table:table-cell office:value-type="float" office:value="0.000000000486347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354">
            <text:p>0,00354</text:p>
          </table:table-cell>
          <table:table-cell office:value-type="float" office:value="0.000000000384183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355">
            <text:p>0,00355</text:p>
          </table:table-cell>
          <table:table-cell office:value-type="float" office:value="0.000000000304629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356">
            <text:p>0,00356</text:p>
          </table:table-cell>
          <table:table-cell office:value-type="float" office:value="0.000000000242683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357">
            <text:p>0,00357</text:p>
          </table:table-cell>
          <table:table-cell office:value-type="float" office:value="0.000000000194418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358">
            <text:p>0,00358</text:p>
          </table:table-cell>
          <table:table-cell office:value-type="float" office:value="0.000000000156762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359">
            <text:p>0,00359</text:p>
          </table:table-cell>
          <table:table-cell office:value-type="float" office:value="0.000000000127327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36">
            <text:p>0,0036</text:p>
          </table:table-cell>
          <table:table-cell office:value-type="float" office:value="0.000000000104263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361">
            <text:p>0,00361</text:p>
          </table:table-cell>
          <table:table-cell office:value-type="float" office:value="0.0000000000861429">
            <text:p>8,61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362">
            <text:p>0,00362</text:p>
          </table:table-cell>
          <table:table-cell office:value-type="float" office:value="0.0000000000718636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363">
            <text:p>0,00363</text:p>
          </table:table-cell>
          <table:table-cell office:value-type="float" office:value="0.0000000000605775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364">
            <text:p>0,00364</text:p>
          </table:table-cell>
          <table:table-cell office:value-type="float" office:value="0.0000000000516321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365">
            <text:p>0,00365</text:p>
          </table:table-cell>
          <table:table-cell office:value-type="float" office:value="0.0000000000445253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366">
            <text:p>0,00366</text:p>
          </table:table-cell>
          <table:table-cell office:value-type="float" office:value="0.0000000000388712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367">
            <text:p>0,00367</text:p>
          </table:table-cell>
          <table:table-cell office:value-type="float" office:value="0.0000000000343729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368">
            <text:p>0,00368</text:p>
          </table:table-cell>
          <table:table-cell office:value-type="float" office:value="0.0000000000308021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369">
            <text:p>0,00369</text:p>
          </table:table-cell>
          <table:table-cell office:value-type="float" office:value="0.0000000000279839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37">
            <text:p>0,0037</text:p>
          </table:table-cell>
          <table:table-cell office:value-type="float" office:value="0.000000000025785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371">
            <text:p>0,00371</text:p>
          </table:table-cell>
          <table:table-cell office:value-type="float" office:value="0.0000000000241044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372">
            <text:p>0,00372</text:p>
          </table:table-cell>
          <table:table-cell office:value-type="float" office:value="0.000000000022867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373">
            <text:p>0,00373</text:p>
          </table:table-cell>
          <table:table-cell office:value-type="float" office:value="0.0000000000220191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74">
            <text:p>0,00374</text:p>
          </table:table-cell>
          <table:table-cell office:value-type="float" office:value="0.0000000000215242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75">
            <text:p>0,003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76">
            <text:p>0,00376</text:p>
          </table:table-cell>
          <table:table-cell office:value-type="float" office:value="0.0000000000215247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77">
            <text:p>0,00377</text:p>
          </table:table-cell>
          <table:table-cell table:style-name="ce2" office:value-type="string">
            <text:p><text:s/>2,202e-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378">
            <text:p>0,00378</text:p>
          </table:table-cell>
          <table:table-cell office:value-type="float" office:value="0.0000000000228685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379">
            <text:p>0,00379</text:p>
          </table:table-cell>
          <table:table-cell office:value-type="float" office:value="0.0000000000241065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38">
            <text:p>0,0038</text:p>
          </table:table-cell>
          <table:table-cell office:value-type="float" office:value="0.0000000000257878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381">
            <text:p>0,00381</text:p>
          </table:table-cell>
          <table:table-cell office:value-type="float" office:value="0.0000000000279875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382">
            <text:p>0,00382</text:p>
          </table:table-cell>
          <table:table-cell office:value-type="float" office:value="0.0000000000308066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383">
            <text:p>0,00383</text:p>
          </table:table-cell>
          <table:table-cell office:value-type="float" office:value="0.0000000000343786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384">
            <text:p>0,00384</text:p>
          </table:table-cell>
          <table:table-cell office:value-type="float" office:value="0.0000000000388785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385">
            <text:p>0,00385</text:p>
          </table:table-cell>
          <table:table-cell office:value-type="float" office:value="0.0000000000445345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386">
            <text:p>0,00386</text:p>
          </table:table-cell>
          <table:table-cell office:value-type="float" office:value="0.0000000000516436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387">
            <text:p>0,00387</text:p>
          </table:table-cell>
          <table:table-cell office:value-type="float" office:value="0.000000000060592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388">
            <text:p>0,00388</text:p>
          </table:table-cell>
          <table:table-cell office:value-type="float" office:value="0.0000000000718819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389">
            <text:p>0,00389</text:p>
          </table:table-cell>
          <table:table-cell office:value-type="float" office:value="0.0000000000861661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39">
            <text:p>0,0039</text:p>
          </table:table-cell>
          <table:table-cell office:value-type="float" office:value="0.000000000104293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391">
            <text:p>0,00391</text:p>
          </table:table-cell>
          <table:table-cell office:value-type="float" office:value="0.000000000127364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392">
            <text:p>0,00392</text:p>
          </table:table-cell>
          <table:table-cell office:value-type="float" office:value="0.00000000015681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393">
            <text:p>0,00393</text:p>
          </table:table-cell>
          <table:table-cell office:value-type="float" office:value="0.00000000019448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394">
            <text:p>0,00394</text:p>
          </table:table-cell>
          <table:table-cell office:value-type="float" office:value="0.000000000242762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395">
            <text:p>0,00395</text:p>
          </table:table-cell>
          <table:table-cell office:value-type="float" office:value="0.00000000030473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396">
            <text:p>0,00396</text:p>
          </table:table-cell>
          <table:table-cell office:value-type="float" office:value="0.000000000384313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397">
            <text:p>0,00397</text:p>
          </table:table-cell>
          <table:table-cell office:value-type="float" office:value="0.000000000486514">
            <text:p>4,87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398">
            <text:p>0,00398</text:p>
          </table:table-cell>
          <table:table-cell office:value-type="float" office:value="0.000000000617646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399">
            <text:p>0,00399</text:p>
          </table:table-cell>
          <table:table-cell office:value-type="float" office:value="0.000000000785615">
            <text:p>7,86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4">
            <text:p>0,004</text:p>
          </table:table-cell>
          <table:table-cell office:value-type="float" office:value="0.0000000010002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401">
            <text:p>0,00401</text:p>
          </table:table-cell>
          <table:table-cell office:value-type="float" office:value="0.00000000127344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402">
            <text:p>0,00402</text:p>
          </table:table-cell>
          <table:table-cell office:value-type="float" office:value="0.00000000161974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403">
            <text:p>0,00403</text:p>
          </table:table-cell>
          <table:table-cell office:value-type="float" office:value="0.00000000205631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404">
            <text:p>0,00404</text:p>
          </table:table-cell>
          <table:table-cell office:value-type="float" office:value="0.00000000260313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405">
            <text:p>0,00405</text:p>
          </table:table-cell>
          <table:table-cell office:value-type="float" office:value="0.00000000328294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406">
            <text:p>0,00406</text:p>
          </table:table-cell>
          <table:table-cell office:value-type="float" office:value="0.00000000412091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407">
            <text:p>0,00407</text:p>
          </table:table-cell>
          <table:table-cell office:value-type="float" office:value="0.00000000514393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408">
            <text:p>0,00408</text:p>
          </table:table-cell>
          <table:table-cell office:value-type="float" office:value="0.00000000637956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409">
            <text:p>0,00409</text:p>
          </table:table-cell>
          <table:table-cell office:value-type="float" office:value="0.00000000785434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41">
            <text:p>0,0041</text:p>
          </table:table-cell>
          <table:table-cell office:value-type="float" office:value="0.00000000959172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411">
            <text:p>0,00411</text:p>
          </table:table-cell>
          <table:table-cell office:value-type="float" office:value="0.0000000116093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412">
            <text:p>0,00412</text:p>
          </table:table-cell>
          <table:table-cell office:value-type="float" office:value="0.0000000139161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413">
            <text:p>0,00413</text:p>
          </table:table-cell>
          <table:table-cell office:value-type="float" office:value="0.0000000165087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414">
            <text:p>0,00414</text:p>
          </table:table-cell>
          <table:table-cell office:value-type="float" office:value="0.0000000193688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415">
            <text:p>0,00415</text:p>
          </table:table-cell>
          <table:table-cell office:value-type="float" office:value="0.0000000224602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416">
            <text:p>0,00416</text:p>
          </table:table-cell>
          <table:table-cell office:value-type="float" office:value="0.0000000257271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417">
            <text:p>0,00417</text:p>
          </table:table-cell>
          <table:table-cell office:value-type="float" office:value="0.0000000290939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418">
            <text:p>0,00418</text:p>
          </table:table-cell>
          <table:table-cell office:value-type="float" office:value="0.0000000324665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419">
            <text:p>0,00419</text:p>
          </table:table-cell>
          <table:table-cell office:value-type="float" office:value="0.0000000357358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42">
            <text:p>0,0042</text:p>
          </table:table-cell>
          <table:table-cell office:value-type="float" office:value="0.0000000387832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421">
            <text:p>0,00421</text:p>
          </table:table-cell>
          <table:table-cell office:value-type="float" office:value="0.0000000414871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422">
            <text:p>0,00422</text:p>
          </table:table-cell>
          <table:table-cell office:value-type="float" office:value="0.0000000437318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423">
            <text:p>0,00423</text:p>
          </table:table-cell>
          <table:table-cell office:value-type="float" office:value="0.0000000454157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424">
            <text:p>0,00424</text:p>
          </table:table-cell>
          <table:table-cell office:value-type="float" office:value="0.0000000464595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425">
            <text:p>0,004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426">
            <text:p>0,00426</text:p>
          </table:table-cell>
          <table:table-cell office:value-type="float" office:value="0.000000046458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427">
            <text:p>0,00427</text:p>
          </table:table-cell>
          <table:table-cell office:value-type="float" office:value="0.0000000454128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428">
            <text:p>0,00428</text:p>
          </table:table-cell>
          <table:table-cell office:value-type="float" office:value="0.0000000437276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429">
            <text:p>0,00429</text:p>
          </table:table-cell>
          <table:table-cell office:value-type="float" office:value="0.0000000414818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43">
            <text:p>0,0043</text:p>
          </table:table-cell>
          <table:table-cell office:value-type="float" office:value="0.000000038777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431">
            <text:p>0,00431</text:p>
          </table:table-cell>
          <table:table-cell office:value-type="float" office:value="0.0000000357291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432">
            <text:p>0,00432</text:p>
          </table:table-cell>
          <table:table-cell office:value-type="float" office:value="0.0000000324594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433">
            <text:p>0,00433</text:p>
          </table:table-cell>
          <table:table-cell office:value-type="float" office:value="0.0000000290867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434">
            <text:p>0,00434</text:p>
          </table:table-cell>
          <table:table-cell table:style-name="ce2" office:value-type="string">
            <text:p><text:s/>2,572e-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435">
            <text:p>0,00435</text:p>
          </table:table-cell>
          <table:table-cell office:value-type="float" office:value="0.0000000224534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436">
            <text:p>0,00436</text:p>
          </table:table-cell>
          <table:table-cell office:value-type="float" office:value="0.0000000193625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437">
            <text:p>0,00437</text:p>
          </table:table-cell>
          <table:table-cell office:value-type="float" office:value="0.0000000165029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438">
            <text:p>0,00438</text:p>
          </table:table-cell>
          <table:table-cell office:value-type="float" office:value="0.0000000139109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439">
            <text:p>0,00439</text:p>
          </table:table-cell>
          <table:table-cell office:value-type="float" office:value="0.0000000116048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44">
            <text:p>0,0044</text:p>
          </table:table-cell>
          <table:table-cell office:value-type="float" office:value="0.00000000958774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441">
            <text:p>0,00441</text:p>
          </table:table-cell>
          <table:table-cell office:value-type="float" office:value="0.00000000785094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442">
            <text:p>0,00442</text:p>
          </table:table-cell>
          <table:table-cell office:value-type="float" office:value="0.00000000637669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443">
            <text:p>0,00443</text:p>
          </table:table-cell>
          <table:table-cell office:value-type="float" office:value="0.00000000514155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444">
            <text:p>0,00444</text:p>
          </table:table-cell>
          <table:table-cell office:value-type="float" office:value="0.00000000411894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445">
            <text:p>0,00445</text:p>
          </table:table-cell>
          <table:table-cell office:value-type="float" office:value="0.00000000328134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446">
            <text:p>0,00446</text:p>
          </table:table-cell>
          <table:table-cell office:value-type="float" office:value="0.00000000260184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447">
            <text:p>0,00447</text:p>
          </table:table-cell>
          <table:table-cell office:value-type="float" office:value="0.00000000205528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448">
            <text:p>0,00448</text:p>
          </table:table-cell>
          <table:table-cell office:value-type="float" office:value="0.00000000161892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449">
            <text:p>0,00449</text:p>
          </table:table-cell>
          <table:table-cell office:value-type="float" office:value="0.00000000127278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45">
            <text:p>0,0045</text:p>
          </table:table-cell>
          <table:table-cell office:value-type="float" office:value="0.000000000999703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451">
            <text:p>0,00451</text:p>
          </table:table-cell>
          <table:table-cell office:value-type="float" office:value="0.000000000785213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452">
            <text:p>0,00452</text:p>
          </table:table-cell>
          <table:table-cell office:value-type="float" office:value="0.000000000617332">
            <text:p>6,17E-010</text:p>
          </table:table-cell>
          <table:table-cell office:value-type="float" office:value="0.000987">
            <text:p>0,000987</text:p>
          </table:table-cell>
          <table:table-cell/>
        </table:table-row>
        <table:table-row table:style-name="ro1">
          <table:table-cell office:value-type="float" office:value="0.00453">
            <text:p>0,00453</text:p>
          </table:table-cell>
          <table:table-cell office:value-type="float" office:value="0.000000000486269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454">
            <text:p>0,00454</text:p>
          </table:table-cell>
          <table:table-cell office:value-type="float" office:value="0.00000000038412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455">
            <text:p>0,00455</text:p>
          </table:table-cell>
          <table:table-cell office:value-type="float" office:value="0.000000000304581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456">
            <text:p>0,00456</text:p>
          </table:table-cell>
          <table:table-cell office:value-type="float" office:value="0.000000000242647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457">
            <text:p>0,00457</text:p>
          </table:table-cell>
          <table:table-cell office:value-type="float" office:value="0.000000000194389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458">
            <text:p>0,00458</text:p>
          </table:table-cell>
          <table:table-cell office:value-type="float" office:value="0.000000000156739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459">
            <text:p>0,00459</text:p>
          </table:table-cell>
          <table:table-cell office:value-type="float" office:value="0.000000000127309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46">
            <text:p>0,0046</text:p>
          </table:table-cell>
          <table:table-cell office:value-type="float" office:value="0.00000000010425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461">
            <text:p>0,00461</text:p>
          </table:table-cell>
          <table:table-cell office:value-type="float" office:value="0.000000000086132">
            <text:p>8,61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462">
            <text:p>0,00462</text:p>
          </table:table-cell>
          <table:table-cell office:value-type="float" office:value="0.000000000071855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463">
            <text:p>0,00463</text:p>
          </table:table-cell>
          <table:table-cell office:value-type="float" office:value="0.0000000000605707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464">
            <text:p>0,00464</text:p>
          </table:table-cell>
          <table:table-cell office:value-type="float" office:value="0.0000000000516267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465">
            <text:p>0,00465</text:p>
          </table:table-cell>
          <table:table-cell office:value-type="float" office:value="0.0000000000445211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466">
            <text:p>0,00466</text:p>
          </table:table-cell>
          <table:table-cell office:value-type="float" office:value="0.0000000000388678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467">
            <text:p>0,00467</text:p>
          </table:table-cell>
          <table:table-cell office:value-type="float" office:value="0.0000000000343701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468">
            <text:p>0,00468</text:p>
          </table:table-cell>
          <table:table-cell office:value-type="float" office:value="0.0000000000307999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469">
            <text:p>0,00469</text:p>
          </table:table-cell>
          <table:table-cell office:value-type="float" office:value="0.0000000000279823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47">
            <text:p>0,0047</text:p>
          </table:table-cell>
          <table:table-cell office:value-type="float" office:value="0.0000000000257837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471">
            <text:p>0,00471</text:p>
          </table:table-cell>
          <table:table-cell office:value-type="float" office:value="0.0000000000241034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472">
            <text:p>0,00472</text:p>
          </table:table-cell>
          <table:table-cell office:value-type="float" office:value="0.0000000000228663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473">
            <text:p>0,00473</text:p>
          </table:table-cell>
          <table:table-cell office:value-type="float" office:value="0.0000000000220186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474">
            <text:p>0,00474</text:p>
          </table:table-cell>
          <table:table-cell office:value-type="float" office:value="0.000000000021524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475">
            <text:p>0,004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476">
            <text:p>0,00476</text:p>
          </table:table-cell>
          <table:table-cell office:value-type="float" office:value="0.0000000000215249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477">
            <text:p>0,00477</text:p>
          </table:table-cell>
          <table:table-cell office:value-type="float" office:value="0.000000000022020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478">
            <text:p>0,00478</text:p>
          </table:table-cell>
          <table:table-cell office:value-type="float" office:value="0.0000000000228692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479">
            <text:p>0,00479</text:p>
          </table:table-cell>
          <table:table-cell office:value-type="float" office:value="0.0000000000241075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48">
            <text:p>0,0048</text:p>
          </table:table-cell>
          <table:table-cell office:value-type="float" office:value="0.0000000000257891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481">
            <text:p>0,00481</text:p>
          </table:table-cell>
          <table:table-cell office:value-type="float" office:value="0.0000000000279892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482">
            <text:p>0,00482</text:p>
          </table:table-cell>
          <table:table-cell office:value-type="float" office:value="0.0000000000308088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483">
            <text:p>0,00483</text:p>
          </table:table-cell>
          <table:table-cell office:value-type="float" office:value="0.0000000000343813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484">
            <text:p>0,00484</text:p>
          </table:table-cell>
          <table:table-cell office:value-type="float" office:value="0.0000000000388819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485">
            <text:p>0,00485</text:p>
          </table:table-cell>
          <table:table-cell office:value-type="float" office:value="0.0000000000445388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486">
            <text:p>0,00486</text:p>
          </table:table-cell>
          <table:table-cell office:value-type="float" office:value="0.000000000051649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487">
            <text:p>0,00487</text:p>
          </table:table-cell>
          <table:table-cell office:value-type="float" office:value="0.0000000000605988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488">
            <text:p>0,00488</text:p>
          </table:table-cell>
          <table:table-cell office:value-type="float" office:value="0.0000000000718905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489">
            <text:p>0,00489</text:p>
          </table:table-cell>
          <table:table-cell office:value-type="float" office:value="0.000000000086177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49">
            <text:p>0,0049</text:p>
          </table:table-cell>
          <table:table-cell office:value-type="float" office:value="0.00000000010430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491">
            <text:p>0,00491</text:p>
          </table:table-cell>
          <table:table-cell office:value-type="float" office:value="0.000000000127382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492">
            <text:p>0,00492</text:p>
          </table:table-cell>
          <table:table-cell office:value-type="float" office:value="0.000000000156832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493">
            <text:p>0,00493</text:p>
          </table:table-cell>
          <table:table-cell office:value-type="float" office:value="0.000000000194508">
            <text:p>1,95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494">
            <text:p>0,00494</text:p>
          </table:table-cell>
          <table:table-cell office:value-type="float" office:value="0.000000000242799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495">
            <text:p>0,00495</text:p>
          </table:table-cell>
          <table:table-cell office:value-type="float" office:value="0.000000000304777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496">
            <text:p>0,00496</text:p>
          </table:table-cell>
          <table:table-cell office:value-type="float" office:value="0.000000000384374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497">
            <text:p>0,00497</text:p>
          </table:table-cell>
          <table:table-cell office:value-type="float" office:value="0.000000000486592">
            <text:p>4,87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498">
            <text:p>0,00498</text:p>
          </table:table-cell>
          <table:table-cell office:value-type="float" office:value="0.000000000617746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499">
            <text:p>0,00499</text:p>
          </table:table-cell>
          <table:table-cell office:value-type="float" office:value="0.000000000785743">
            <text:p>7,86E-010</text:p>
          </table:table-cell>
          <table:table-cell office:value-type="float" office:value="0.000994">
            <text:p>0,000994</text:p>
          </table:table-cell>
          <table:table-cell/>
        </table:table-row>
      </table:table>
      <table:table table:name="Sheet1_3" table:style-name="ta1" table:print="false">
        <table:table-column table:style-name="co5" table:default-cell-style-name="Default"/>
        <table:table-column table:style-name="co2" table:default-cell-style-name="ce1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 <text:s text:c="6"/></text:p>
          </table:table-cell>
          <table:table-cell table:style-name="Default" office:value-type="string">
            <text:p>Ic <text:s text:c="6"/></text:p>
          </table:table-cell>
          <table:table-cell office:value-type="string">
            <text:p>Id</text:p>
          </table:table-cell>
          <table:table-cell>
            <draw:frame table:end-cell-address="Sheet1_3.M21" table:end-x="2.181cm" table:end-y="0.106cm" draw:z-index="0" draw:style-name="gr1" svg:width="20.726cm" svg:height="8.997cm" svg:x="0.111cm" svg:y="0.106cm">
              <draw:object draw:notify-on-update-of-ranges="Sheet1_3.A1:Sheet1_3.A1 Sheet1_3.A2:Sheet1_3.A202 Sheet1_3.B1:Sheet1_3.B1 Sheet1_3.B2:Sheet1_3.B202 Sheet1_3.A1:Sheet1_3.A1 Sheet1_3.A2:Sheet1_3.A202 Sheet1_3.C1:Sheet1_3.C1 Sheet1_3.C2:Sheet1_3.C2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1e-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001">
            <text:p>0,00001</text:p>
          </table:table-cell>
          <table:table-cell office:value-type="float" office:value="0.00000000127316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002">
            <text:p>0,00002</text:p>
          </table:table-cell>
          <table:table-cell office:value-type="float" office:value="0.00000000161939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003">
            <text:p>0,00003</text:p>
          </table:table-cell>
          <table:table-cell office:value-type="float" office:value="0.00000000205587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004">
            <text:p>0,00004</text:p>
          </table:table-cell>
          <table:table-cell office:value-type="float" office:value="0.00000000260257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005">
            <text:p>0,00005</text:p>
          </table:table-cell>
          <table:table-cell office:value-type="float" office:value="0.00000000328224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006">
            <text:p>0,00006</text:p>
          </table:table-cell>
          <table:table-cell office:value-type="float" office:value="0.00000000412004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007">
            <text:p>0,00007</text:p>
          </table:table-cell>
          <table:table-cell office:value-type="float" office:value="0.00000000514287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008">
            <text:p>0,00008</text:p>
          </table:table-cell>
          <table:table-cell office:value-type="float" office:value="0.00000000637827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009">
            <text:p>0,00009</text:p>
          </table:table-cell>
          <table:table-cell office:value-type="float" office:value="0.00000000785281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01">
            <text:p>0,0001</text:p>
          </table:table-cell>
          <table:table-cell office:value-type="float" office:value="0.0000000095899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011">
            <text:p>0,00011</text:p>
          </table:table-cell>
          <table:table-cell office:value-type="float" office:value="0.0000000116072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012">
            <text:p>0,00012</text:p>
          </table:table-cell>
          <table:table-cell office:value-type="float" office:value="0.0000000139137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013">
            <text:p>0,00013</text:p>
          </table:table-cell>
          <table:table-cell office:value-type="float" office:value="0.000000016506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014">
            <text:p>0,00014</text:p>
          </table:table-cell>
          <table:table-cell office:value-type="float" office:value="0.0000000193658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015">
            <text:p>0,00015</text:p>
          </table:table-cell>
          <table:table-cell office:value-type="float" office:value="0.00000002245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016">
            <text:p>0,00016</text:p>
          </table:table-cell>
          <table:table-cell office:value-type="float" office:value="0.0000000257237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017">
            <text:p>0,00017</text:p>
          </table:table-cell>
          <table:table-cell office:value-type="float" office:value="0.0000000290904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018">
            <text:p>0,00018</text:p>
          </table:table-cell>
          <table:table-cell office:value-type="float" office:value="0.0000000324631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019">
            <text:p>0,00019</text:p>
          </table:table-cell>
          <table:table-cell office:value-type="float" office:value="0.0000000357326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02">
            <text:p>0,0002</text:p>
          </table:table-cell>
          <table:table-cell office:value-type="float" office:value="0.0000000387802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021">
            <text:p>0,00021</text:p>
          </table:table-cell>
          <table:table-cell office:value-type="float" office:value="0.0000000414845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022">
            <text:p>0,00022</text:p>
          </table:table-cell>
          <table:table-cell office:value-type="float" office:value="0.0000000437297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023">
            <text:p>0,00023</text:p>
          </table:table-cell>
          <table:table-cell office:value-type="float" office:value="0.0000000454142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4">
            <text:p>0,00024</text:p>
          </table:table-cell>
          <table:table-cell office:value-type="float" office:value="0.0000000464587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5">
            <text:p>0,000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026">
            <text:p>0,00026</text:p>
          </table:table-cell>
          <table:table-cell office:value-type="float" office:value="0.0000000464587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7">
            <text:p>0,00027</text:p>
          </table:table-cell>
          <table:table-cell office:value-type="float" office:value="0.0000000454143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028">
            <text:p>0,00028</text:p>
          </table:table-cell>
          <table:table-cell office:value-type="float" office:value="0.0000000437298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029">
            <text:p>0,00029</text:p>
          </table:table-cell>
          <table:table-cell office:value-type="float" office:value="0.0000000414846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03">
            <text:p>0,0003</text:p>
          </table:table-cell>
          <table:table-cell office:value-type="float" office:value="0.0000000387803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031">
            <text:p>0,00031</text:p>
          </table:table-cell>
          <table:table-cell office:value-type="float" office:value="0.0000000357327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032">
            <text:p>0,00032</text:p>
          </table:table-cell>
          <table:table-cell office:value-type="float" office:value="0.0000000324632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033">
            <text:p>0,00033</text:p>
          </table:table-cell>
          <table:table-cell office:value-type="float" office:value="0.0000000290906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034">
            <text:p>0,00034</text:p>
          </table:table-cell>
          <table:table-cell office:value-type="float" office:value="0.0000000257239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035">
            <text:p>0,00035</text:p>
          </table:table-cell>
          <table:table-cell office:value-type="float" office:value="0.0000000224572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036">
            <text:p>0,00036</text:p>
          </table:table-cell>
          <table:table-cell office:value-type="float" office:value="0.000000019366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037">
            <text:p>0,00037</text:p>
          </table:table-cell>
          <table:table-cell office:value-type="float" office:value="0.0000000165061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038">
            <text:p>0,00038</text:p>
          </table:table-cell>
          <table:table-cell office:value-type="float" office:value="0.0000000139138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039">
            <text:p>0,00039</text:p>
          </table:table-cell>
          <table:table-cell office:value-type="float" office:value="0.0000000116074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04">
            <text:p>0,0004</text:p>
          </table:table-cell>
          <table:table-cell office:value-type="float" office:value="0.00000000959001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041">
            <text:p>0,00041</text:p>
          </table:table-cell>
          <table:table-cell office:value-type="float" office:value="0.0000000078528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042">
            <text:p>0,00042</text:p>
          </table:table-cell>
          <table:table-cell office:value-type="float" office:value="0.00000000637835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043">
            <text:p>0,00043</text:p>
          </table:table-cell>
          <table:table-cell office:value-type="float" office:value="0.00000000514294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044">
            <text:p>0,00044</text:p>
          </table:table-cell>
          <table:table-cell office:value-type="float" office:value="0.00000000412009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045">
            <text:p>0,00045</text:p>
          </table:table-cell>
          <table:table-cell office:value-type="float" office:value="0.00000000328229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046">
            <text:p>0,00046</text:p>
          </table:table-cell>
          <table:table-cell office:value-type="float" office:value="0.00000000260261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047">
            <text:p>0,00047</text:p>
          </table:table-cell>
          <table:table-cell office:value-type="float" office:value="0.0000000020559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048">
            <text:p>0,00048</text:p>
          </table:table-cell>
          <table:table-cell office:value-type="float" office:value="0.00000000161942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049">
            <text:p>0,00049</text:p>
          </table:table-cell>
          <table:table-cell office:value-type="float" office:value="0.00000000127318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05">
            <text:p>0,0005</text:p>
          </table:table-cell>
          <table:table-cell office:value-type="float" office:value="0.0000000010000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051">
            <text:p>0,00051</text:p>
          </table:table-cell>
          <table:table-cell office:value-type="float" office:value="0.000000000785459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052">
            <text:p>0,00052</text:p>
          </table:table-cell>
          <table:table-cell office:value-type="float" office:value="0.000000000617525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053">
            <text:p>0,00053</text:p>
          </table:table-cell>
          <table:table-cell office:value-type="float" office:value="0.00000000048642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054">
            <text:p>0,00054</text:p>
          </table:table-cell>
          <table:table-cell office:value-type="float" office:value="0.000000000384241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055">
            <text:p>0,00055</text:p>
          </table:table-cell>
          <table:table-cell office:value-type="float" office:value="0.000000000304674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056">
            <text:p>0,00056</text:p>
          </table:table-cell>
          <table:table-cell office:value-type="float" office:value="0.000000000242719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057">
            <text:p>0,00057</text:p>
          </table:table-cell>
          <table:table-cell office:value-type="float" office:value="0.000000000194446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058">
            <text:p>0,00058</text:p>
          </table:table-cell>
          <table:table-cell office:value-type="float" office:value="0.000000000156784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059">
            <text:p>0,00059</text:p>
          </table:table-cell>
          <table:table-cell office:value-type="float" office:value="0.000000000127344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06">
            <text:p>0,0006</text:p>
          </table:table-cell>
          <table:table-cell office:value-type="float" office:value="0.00000000010427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061">
            <text:p>0,00061</text:p>
          </table:table-cell>
          <table:table-cell office:value-type="float" office:value="0.0000000000861538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062">
            <text:p>0,00062</text:p>
          </table:table-cell>
          <table:table-cell office:value-type="float" office:value="0.0000000000718723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063">
            <text:p>0,00063</text:p>
          </table:table-cell>
          <table:table-cell office:value-type="float" office:value="0.0000000000605844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064">
            <text:p>0,00064</text:p>
          </table:table-cell>
          <table:table-cell office:value-type="float" office:value="0.0000000000516376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065">
            <text:p>0,00065</text:p>
          </table:table-cell>
          <table:table-cell office:value-type="float" office:value="0.0000000000445298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066">
            <text:p>0,00066</text:p>
          </table:table-cell>
          <table:table-cell office:value-type="float" office:value="0.0000000000388748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067">
            <text:p>0,00067</text:p>
          </table:table-cell>
          <table:table-cell office:value-type="float" office:value="0.0000000000343757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068">
            <text:p>0,00068</text:p>
          </table:table-cell>
          <table:table-cell office:value-type="float" office:value="0.0000000000308043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069">
            <text:p>0,00069</text:p>
          </table:table-cell>
          <table:table-cell office:value-type="float" office:value="0.0000000000279858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07">
            <text:p>0,0007</text:p>
          </table:table-cell>
          <table:table-cell office:value-type="float" office:value="0.0000000000257864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071">
            <text:p>0,00071</text:p>
          </table:table-cell>
          <table:table-cell office:value-type="float" office:value="0.0000000000241055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072">
            <text:p>0,00072</text:p>
          </table:table-cell>
          <table:table-cell office:value-type="float" office:value="0.0000000000228678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073">
            <text:p>0,00073</text:p>
          </table:table-cell>
          <table:table-cell office:value-type="float" office:value="0.000000000022019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4">
            <text:p>0,00074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5">
            <text:p>0,000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6">
            <text:p>0,00076</text:p>
          </table:table-cell>
          <table:table-cell office:value-type="float" office:value="0.0000000000215245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7">
            <text:p>0,00077</text:p>
          </table:table-cell>
          <table:table-cell office:value-type="float" office:value="0.0000000000220195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078">
            <text:p>0,00078</text:p>
          </table:table-cell>
          <table:table-cell office:value-type="float" office:value="0.0000000000228677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079">
            <text:p>0,00079</text:p>
          </table:table-cell>
          <table:table-cell office:value-type="float" office:value="0.0000000000241053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08">
            <text:p>0,0008</text:p>
          </table:table-cell>
          <table:table-cell office:value-type="float" office:value="0.0000000000257863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081">
            <text:p>0,00081</text:p>
          </table:table-cell>
          <table:table-cell office:value-type="float" office:value="0.000000000027985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082">
            <text:p>0,00082</text:p>
          </table:table-cell>
          <table:table-cell office:value-type="float" office:value="0.0000000000308041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083">
            <text:p>0,00083</text:p>
          </table:table-cell>
          <table:table-cell office:value-type="float" office:value="0.0000000000343754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084">
            <text:p>0,00084</text:p>
          </table:table-cell>
          <table:table-cell office:value-type="float" office:value="0.0000000000388744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085">
            <text:p>0,00085</text:p>
          </table:table-cell>
          <table:table-cell office:value-type="float" office:value="0.0000000000445293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086">
            <text:p>0,00086</text:p>
          </table:table-cell>
          <table:table-cell office:value-type="float" office:value="0.000000000051637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087">
            <text:p>0,00087</text:p>
          </table:table-cell>
          <table:table-cell office:value-type="float" office:value="0.0000000000605836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088">
            <text:p>0,00088</text:p>
          </table:table-cell>
          <table:table-cell office:value-type="float" office:value="0.0000000000718713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089">
            <text:p>0,00089</text:p>
          </table:table-cell>
          <table:table-cell office:value-type="float" office:value="0.0000000000861526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09">
            <text:p>0,0009</text:p>
          </table:table-cell>
          <table:table-cell office:value-type="float" office:value="0.000000000104276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091">
            <text:p>0,00091</text:p>
          </table:table-cell>
          <table:table-cell office:value-type="float" office:value="0.000000000127342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092">
            <text:p>0,00092</text:p>
          </table:table-cell>
          <table:table-cell office:value-type="float" office:value="0.000000000156781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093">
            <text:p>0,00093</text:p>
          </table:table-cell>
          <table:table-cell office:value-type="float" office:value="0.000000000194443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094">
            <text:p>0,00094</text:p>
          </table:table-cell>
          <table:table-cell office:value-type="float" office:value="0.000000000242715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095">
            <text:p>0,00095</text:p>
          </table:table-cell>
          <table:table-cell office:value-type="float" office:value="0.000000000304668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096">
            <text:p>0,00096</text:p>
          </table:table-cell>
          <table:table-cell office:value-type="float" office:value="0.000000000384234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097">
            <text:p>0,00097</text:p>
          </table:table-cell>
          <table:table-cell office:value-type="float" office:value="0.000000000486411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098">
            <text:p>0,00098</text:p>
          </table:table-cell>
          <table:table-cell office:value-type="float" office:value="0.000000000617512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099">
            <text:p>0,00099</text:p>
          </table:table-cell>
          <table:table-cell office:value-type="float" office:value="0.000000000785442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000000000999992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101">
            <text:p>0,00101</text:p>
          </table:table-cell>
          <table:table-cell office:value-type="float" office:value="0.00000000127315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102">
            <text:p>0,00102</text:p>
          </table:table-cell>
          <table:table-cell office:value-type="float" office:value="0.00000000161938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103">
            <text:p>0,00103</text:p>
          </table:table-cell>
          <table:table-cell office:value-type="float" office:value="0.00000000205584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104">
            <text:p>0,00104</text:p>
          </table:table-cell>
          <table:table-cell office:value-type="float" office:value="0.00000000260254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105">
            <text:p>0,00105</text:p>
          </table:table-cell>
          <table:table-cell office:value-type="float" office:value="0.0000000032822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106">
            <text:p>0,00106</text:p>
          </table:table-cell>
          <table:table-cell office:value-type="float" office:value="0.00000000411999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107">
            <text:p>0,00107</text:p>
          </table:table-cell>
          <table:table-cell office:value-type="float" office:value="0.0000000051428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108">
            <text:p>0,00108</text:p>
          </table:table-cell>
          <table:table-cell office:value-type="float" office:value="0.00000000637818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109">
            <text:p>0,00109</text:p>
          </table:table-cell>
          <table:table-cell office:value-type="float" office:value="0.0000000078526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11">
            <text:p>0,0011</text:p>
          </table:table-cell>
          <table:table-cell office:value-type="float" office:value="0.00000000958977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111">
            <text:p>0,00111</text:p>
          </table:table-cell>
          <table:table-cell office:value-type="float" office:value="0.0000000116071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112">
            <text:p>0,00112</text:p>
          </table:table-cell>
          <table:table-cell office:value-type="float" office:value="0.0000000139135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113">
            <text:p>0,00113</text:p>
          </table:table-cell>
          <table:table-cell office:value-type="float" office:value="0.0000000165058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114">
            <text:p>0,00114</text:p>
          </table:table-cell>
          <table:table-cell office:value-type="float" office:value="0.0000000193656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115">
            <text:p>0,00115</text:p>
          </table:table-cell>
          <table:table-cell office:value-type="float" office:value="0.000000022456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116">
            <text:p>0,00116</text:p>
          </table:table-cell>
          <table:table-cell office:value-type="float" office:value="0.0000000257234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117">
            <text:p>0,00117</text:p>
          </table:table-cell>
          <table:table-cell office:value-type="float" office:value="0.0000000290901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118">
            <text:p>0,00118</text:p>
          </table:table-cell>
          <table:table-cell office:value-type="float" office:value="0.0000000324627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119">
            <text:p>0,00119</text:p>
          </table:table-cell>
          <table:table-cell office:value-type="float" office:value="0.0000000357322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12">
            <text:p>0,0012</text:p>
          </table:table-cell>
          <table:table-cell office:value-type="float" office:value="0.0000000387798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121">
            <text:p>0,00121</text:p>
          </table:table-cell>
          <table:table-cell office:value-type="float" office:value="0.0000000414842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122">
            <text:p>0,00122</text:p>
          </table:table-cell>
          <table:table-cell office:value-type="float" office:value="0.0000000437294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123">
            <text:p>0,00123</text:p>
          </table:table-cell>
          <table:table-cell office:value-type="float" office:value="0.000000045414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4">
            <text:p>0,00124</text:p>
          </table:table-cell>
          <table:table-cell office:value-type="float" office:value="0.0000000464586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5">
            <text:p>0,00125</text:p>
          </table:table-cell>
          <table:table-cell office:value-type="float" office:value="0.0000000468127">
            <text:p>4,68E-008</text:p>
          </table:table-cell>
          <table:table-cell office:value-type="float" office:value="0.001103">
            <text:p>0,001103</text:p>
          </table:table-cell>
          <table:table-cell/>
        </table:table-row>
        <table:table-row table:style-name="ro1">
          <table:table-cell office:value-type="float" office:value="0.00126">
            <text:p>0,00126</text:p>
          </table:table-cell>
          <table:table-cell office:value-type="float" office:value="0.0000000464588">
            <text:p>4,65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7">
            <text:p>0,00127</text:p>
          </table:table-cell>
          <table:table-cell office:value-type="float" office:value="0.0000000454145">
            <text:p>4,54E-008</text:p>
          </table:table-cell>
          <table:table-cell office:value-type="float" office:value="0.001102">
            <text:p>0,001102</text:p>
          </table:table-cell>
          <table:table-cell/>
        </table:table-row>
        <table:table-row table:style-name="ro1">
          <table:table-cell office:value-type="float" office:value="0.00128">
            <text:p>0,00128</text:p>
          </table:table-cell>
          <table:table-cell office:value-type="float" office:value="0.0000000437301">
            <text:p>4,37E-008</text:p>
          </table:table-cell>
          <table:table-cell office:value-type="float" office:value="0.001101">
            <text:p>0,001101</text:p>
          </table:table-cell>
          <table:table-cell/>
        </table:table-row>
        <table:table-row table:style-name="ro1">
          <table:table-cell office:value-type="float" office:value="0.00129">
            <text:p>0,00129</text:p>
          </table:table-cell>
          <table:table-cell office:value-type="float" office:value="0.0000000414849">
            <text:p>4,15E-008</text:p>
          </table:table-cell>
          <table:table-cell office:value-type="float" office:value="0.001099">
            <text:p>0,001099</text:p>
          </table:table-cell>
          <table:table-cell/>
        </table:table-row>
        <table:table-row table:style-name="ro1">
          <table:table-cell office:value-type="float" office:value="0.0013">
            <text:p>0,0013</text:p>
          </table:table-cell>
          <table:table-cell office:value-type="float" office:value="0.0000000387807">
            <text:p>3,88E-008</text:p>
          </table:table-cell>
          <table:table-cell office:value-type="float" office:value="0.001097">
            <text:p>0,001097</text:p>
          </table:table-cell>
          <table:table-cell/>
        </table:table-row>
        <table:table-row table:style-name="ro1">
          <table:table-cell office:value-type="float" office:value="0.00131">
            <text:p>0,00131</text:p>
          </table:table-cell>
          <table:table-cell office:value-type="float" office:value="0.0000000357332">
            <text:p>3,57E-008</text:p>
          </table:table-cell>
          <table:table-cell office:value-type="float" office:value="0.001095">
            <text:p>0,001095</text:p>
          </table:table-cell>
          <table:table-cell/>
        </table:table-row>
        <table:table-row table:style-name="ro1">
          <table:table-cell office:value-type="float" office:value="0.00132">
            <text:p>0,00132</text:p>
          </table:table-cell>
          <table:table-cell office:value-type="float" office:value="0.0000000324637">
            <text:p>3,25E-008</text:p>
          </table:table-cell>
          <table:table-cell office:value-type="float" office:value="0.001093">
            <text:p>0,001093</text:p>
          </table:table-cell>
          <table:table-cell/>
        </table:table-row>
        <table:table-row table:style-name="ro1">
          <table:table-cell office:value-type="float" office:value="0.00133">
            <text:p>0,00133</text:p>
          </table:table-cell>
          <table:table-cell office:value-type="float" office:value="0.0000000290911">
            <text:p>2,91E-008</text:p>
          </table:table-cell>
          <table:table-cell office:value-type="float" office:value="0.00109">
            <text:p>0,00109</text:p>
          </table:table-cell>
          <table:table-cell/>
        </table:table-row>
        <table:table-row table:style-name="ro1">
          <table:table-cell office:value-type="float" office:value="0.00134">
            <text:p>0,00134</text:p>
          </table:table-cell>
          <table:table-cell office:value-type="float" office:value="0.0000000257244">
            <text:p>2,57E-008</text:p>
          </table:table-cell>
          <table:table-cell office:value-type="float" office:value="0.001086">
            <text:p>0,001086</text:p>
          </table:table-cell>
          <table:table-cell/>
        </table:table-row>
        <table:table-row table:style-name="ro1">
          <table:table-cell office:value-type="float" office:value="0.00135">
            <text:p>0,00135</text:p>
          </table:table-cell>
          <table:table-cell office:value-type="float" office:value="0.0000000224577">
            <text:p>2,25E-008</text:p>
          </table:table-cell>
          <table:table-cell office:value-type="float" office:value="0.001083">
            <text:p>0,001083</text:p>
          </table:table-cell>
          <table:table-cell/>
        </table:table-row>
        <table:table-row table:style-name="ro1">
          <table:table-cell office:value-type="float" office:value="0.00136">
            <text:p>0,00136</text:p>
          </table:table-cell>
          <table:table-cell office:value-type="float" office:value="0.0000000193665">
            <text:p>1,94E-008</text:p>
          </table:table-cell>
          <table:table-cell office:value-type="float" office:value="0.001079">
            <text:p>0,001079</text:p>
          </table:table-cell>
          <table:table-cell/>
        </table:table-row>
        <table:table-row table:style-name="ro1">
          <table:table-cell office:value-type="float" office:value="0.00137">
            <text:p>0,00137</text:p>
          </table:table-cell>
          <table:table-cell office:value-type="float" office:value="0.0000000165066">
            <text:p>1,65E-008</text:p>
          </table:table-cell>
          <table:table-cell office:value-type="float" office:value="0.001074">
            <text:p>0,001074</text:p>
          </table:table-cell>
          <table:table-cell/>
        </table:table-row>
        <table:table-row table:style-name="ro1">
          <table:table-cell office:value-type="float" office:value="0.00138">
            <text:p>0,00138</text:p>
          </table:table-cell>
          <table:table-cell office:value-type="float" office:value="0.0000000139142">
            <text:p>1,39E-008</text:p>
          </table:table-cell>
          <table:table-cell office:value-type="float" office:value="0.00107">
            <text:p>0,00107</text:p>
          </table:table-cell>
          <table:table-cell/>
        </table:table-row>
        <table:table-row table:style-name="ro1">
          <table:table-cell office:value-type="float" office:value="0.00139">
            <text:p>0,00139</text:p>
          </table:table-cell>
          <table:table-cell office:value-type="float" office:value="0.0000000116077">
            <text:p>1,16E-008</text:p>
          </table:table-cell>
          <table:table-cell office:value-type="float" office:value="0.001065">
            <text:p>0,001065</text:p>
          </table:table-cell>
          <table:table-cell/>
        </table:table-row>
        <table:table-row table:style-name="ro1">
          <table:table-cell office:value-type="float" office:value="0.0014">
            <text:p>0,0014</text:p>
          </table:table-cell>
          <table:table-cell office:value-type="float" office:value="0.00000000959035">
            <text:p>9,59E-009</text:p>
          </table:table-cell>
          <table:table-cell office:value-type="float" office:value="0.00106">
            <text:p>0,00106</text:p>
          </table:table-cell>
          <table:table-cell/>
        </table:table-row>
        <table:table-row table:style-name="ro1">
          <table:table-cell office:value-type="float" office:value="0.00141">
            <text:p>0,00141</text:p>
          </table:table-cell>
          <table:table-cell office:value-type="float" office:value="0.00000000785319">
            <text:p>7,85E-009</text:p>
          </table:table-cell>
          <table:table-cell office:value-type="float" office:value="0.001054">
            <text:p>0,001054</text:p>
          </table:table-cell>
          <table:table-cell/>
        </table:table-row>
        <table:table-row table:style-name="ro1">
          <table:table-cell office:value-type="float" office:value="0.00142">
            <text:p>0,00142</text:p>
          </table:table-cell>
          <table:table-cell office:value-type="float" office:value="0.0000000063786">
            <text:p>6,38E-009</text:p>
          </table:table-cell>
          <table:table-cell office:value-type="float" office:value="0.001049">
            <text:p>0,001049</text:p>
          </table:table-cell>
          <table:table-cell/>
        </table:table-row>
        <table:table-row table:style-name="ro1">
          <table:table-cell office:value-type="float" office:value="0.00143">
            <text:p>0,00143</text:p>
          </table:table-cell>
          <table:table-cell office:value-type="float" office:value="0.00000000514315">
            <text:p>5,14E-009</text:p>
          </table:table-cell>
          <table:table-cell office:value-type="float" office:value="0.001043">
            <text:p>0,001043</text:p>
          </table:table-cell>
          <table:table-cell/>
        </table:table-row>
        <table:table-row table:style-name="ro1">
          <table:table-cell office:value-type="float" office:value="0.00144">
            <text:p>0,00144</text:p>
          </table:table-cell>
          <table:table-cell office:value-type="float" office:value="0.00000000412027">
            <text:p>4,12E-009</text:p>
          </table:table-cell>
          <table:table-cell office:value-type="float" office:value="0.001037">
            <text:p>0,001037</text:p>
          </table:table-cell>
          <table:table-cell/>
        </table:table-row>
        <table:table-row table:style-name="ro1">
          <table:table-cell office:value-type="float" office:value="0.00145">
            <text:p>0,00145</text:p>
          </table:table-cell>
          <table:table-cell office:value-type="float" office:value="0.00000000328243">
            <text:p>3,28E-009</text:p>
          </table:table-cell>
          <table:table-cell office:value-type="float" office:value="0.001031">
            <text:p>0,001031</text:p>
          </table:table-cell>
          <table:table-cell/>
        </table:table-row>
        <table:table-row table:style-name="ro1">
          <table:table-cell office:value-type="float" office:value="0.00146">
            <text:p>0,00146</text:p>
          </table:table-cell>
          <table:table-cell office:value-type="float" office:value="0.00000000260273">
            <text:p>2,60E-009</text:p>
          </table:table-cell>
          <table:table-cell office:value-type="float" office:value="0.001025">
            <text:p>0,001025</text:p>
          </table:table-cell>
          <table:table-cell/>
        </table:table-row>
        <table:table-row table:style-name="ro1">
          <table:table-cell office:value-type="float" office:value="0.00147">
            <text:p>0,00147</text:p>
          </table:table-cell>
          <table:table-cell office:value-type="float" office:value="0.00000000205599">
            <text:p>2,06E-009</text:p>
          </table:table-cell>
          <table:table-cell office:value-type="float" office:value="0.001019">
            <text:p>0,001019</text:p>
          </table:table-cell>
          <table:table-cell/>
        </table:table-row>
        <table:table-row table:style-name="ro1">
          <table:table-cell office:value-type="float" office:value="0.00148">
            <text:p>0,00148</text:p>
          </table:table-cell>
          <table:table-cell office:value-type="float" office:value="0.0000000016195">
            <text:p>1,62E-009</text:p>
          </table:table-cell>
          <table:table-cell office:value-type="float" office:value="0.001013">
            <text:p>0,001013</text:p>
          </table:table-cell>
          <table:table-cell/>
        </table:table-row>
        <table:table-row table:style-name="ro1">
          <table:table-cell office:value-type="float" office:value="0.00149">
            <text:p>0,00149</text:p>
          </table:table-cell>
          <table:table-cell office:value-type="float" office:value="0.00000000127324">
            <text:p>1,27E-009</text:p>
          </table:table-cell>
          <table:table-cell office:value-type="float" office:value="0.001006">
            <text:p>0,001006</text:p>
          </table:table-cell>
          <table:table-cell/>
        </table:table-row>
        <table:table-row table:style-name="ro1">
          <table:table-cell office:value-type="float" office:value="0.0015">
            <text:p>0,0015</text:p>
          </table:table-cell>
          <table:table-cell office:value-type="float" office:value="0.00000000100007">
            <text:p>1,00E-009</text:p>
          </table:table-cell>
          <table:table-cell office:value-type="float" office:value="0.001">
            <text:p>0,001</text:p>
          </table:table-cell>
          <table:table-cell/>
        </table:table-row>
        <table:table-row table:style-name="ro1">
          <table:table-cell office:value-type="float" office:value="0.00151">
            <text:p>0,00151</text:p>
          </table:table-cell>
          <table:table-cell office:value-type="float" office:value="0.000000000785501">
            <text:p>7,86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152">
            <text:p>0,00152</text:p>
          </table:table-cell>
          <table:table-cell office:value-type="float" office:value="0.000000000617558">
            <text:p>6,18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153">
            <text:p>0,00153</text:p>
          </table:table-cell>
          <table:table-cell office:value-type="float" office:value="0.000000000486447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154">
            <text:p>0,00154</text:p>
          </table:table-cell>
          <table:table-cell office:value-type="float" office:value="0.00000000038426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155">
            <text:p>0,00155</text:p>
          </table:table-cell>
          <table:table-cell office:value-type="float" office:value="0.000000000304691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156">
            <text:p>0,00156</text:p>
          </table:table-cell>
          <table:table-cell office:value-type="float" office:value="0.000000000242733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157">
            <text:p>0,00157</text:p>
          </table:table-cell>
          <table:table-cell office:value-type="float" office:value="0.000000000194457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158">
            <text:p>0,00158</text:p>
          </table:table-cell>
          <table:table-cell office:value-type="float" office:value="0.000000000156793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159">
            <text:p>0,00159</text:p>
          </table:table-cell>
          <table:table-cell office:value-type="float" office:value="0.000000000127351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16">
            <text:p>0,0016</text:p>
          </table:table-cell>
          <table:table-cell office:value-type="float" office:value="0.000000000104283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161">
            <text:p>0,00161</text:p>
          </table:table-cell>
          <table:table-cell office:value-type="float" office:value="0.0000000000861583">
            <text:p>8,62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162">
            <text:p>0,00162</text:p>
          </table:table-cell>
          <table:table-cell office:value-type="float" office:value="0.0000000000718759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163">
            <text:p>0,00163</text:p>
          </table:table-cell>
          <table:table-cell office:value-type="float" office:value="0.0000000000605873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164">
            <text:p>0,00164</text:p>
          </table:table-cell>
          <table:table-cell table:style-name="ce2" office:value-type="string">
            <text:p><text:s/>5,164e-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165">
            <text:p>0,00165</text:p>
          </table:table-cell>
          <table:table-cell office:value-type="float" office:value="0.0000000000445317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166">
            <text:p>0,00166</text:p>
          </table:table-cell>
          <table:table-cell office:value-type="float" office:value="0.0000000000388764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167">
            <text:p>0,00167</text:p>
          </table:table-cell>
          <table:table-cell office:value-type="float" office:value="0.000000000034377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168">
            <text:p>0,00168</text:p>
          </table:table-cell>
          <table:table-cell office:value-type="float" office:value="0.0000000000308054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169">
            <text:p>0,00169</text:p>
          </table:table-cell>
          <table:table-cell office:value-type="float" office:value="0.000000000027986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17">
            <text:p>0,0017</text:p>
          </table:table-cell>
          <table:table-cell office:value-type="float" office:value="0.0000000000257871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171">
            <text:p>0,00171</text:p>
          </table:table-cell>
          <table:table-cell office:value-type="float" office:value="0.0000000000241059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172">
            <text:p>0,00172</text:p>
          </table:table-cell>
          <table:table-cell office:value-type="float" office:value="0.0000000000228681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173">
            <text:p>0,00173</text:p>
          </table:table-cell>
          <table:table-cell office:value-type="float" office:value="0.0000000000220198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4">
            <text:p>0,00174</text:p>
          </table:table-cell>
          <table:table-cell office:value-type="float" office:value="0.0000000000215246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5">
            <text:p>0,00175</text:p>
          </table:table-cell>
          <table:table-cell office:value-type="float" office:value="0.0000000000213617">
            <text:p>2,14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6">
            <text:p>0,00176</text:p>
          </table:table-cell>
          <table:table-cell office:value-type="float" office:value="0.0000000000215243">
            <text:p>2,15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7">
            <text:p>0,00177</text:p>
          </table:table-cell>
          <table:table-cell office:value-type="float" office:value="0.0000000000220193">
            <text:p>2,20E-011</text:p>
          </table:table-cell>
          <table:table-cell office:value-type="float" office:value="0.000903">
            <text:p>0,000903</text:p>
          </table:table-cell>
          <table:table-cell/>
        </table:table-row>
        <table:table-row table:style-name="ro1">
          <table:table-cell office:value-type="float" office:value="0.00178">
            <text:p>0,00178</text:p>
          </table:table-cell>
          <table:table-cell office:value-type="float" office:value="0.0000000000228673">
            <text:p>2,29E-011</text:p>
          </table:table-cell>
          <table:table-cell office:value-type="float" office:value="0.000904">
            <text:p>0,000904</text:p>
          </table:table-cell>
          <table:table-cell/>
        </table:table-row>
        <table:table-row table:style-name="ro1">
          <table:table-cell office:value-type="float" office:value="0.00179">
            <text:p>0,00179</text:p>
          </table:table-cell>
          <table:table-cell office:value-type="float" office:value="0.0000000000241048">
            <text:p>2,41E-011</text:p>
          </table:table-cell>
          <table:table-cell office:value-type="float" office:value="0.000905">
            <text:p>0,000905</text:p>
          </table:table-cell>
          <table:table-cell/>
        </table:table-row>
        <table:table-row table:style-name="ro1">
          <table:table-cell office:value-type="float" office:value="0.0018">
            <text:p>0,0018</text:p>
          </table:table-cell>
          <table:table-cell office:value-type="float" office:value="0.0000000000257855">
            <text:p>2,58E-011</text:p>
          </table:table-cell>
          <table:table-cell office:value-type="float" office:value="0.000907">
            <text:p>0,000907</text:p>
          </table:table-cell>
          <table:table-cell/>
        </table:table-row>
        <table:table-row table:style-name="ro1">
          <table:table-cell office:value-type="float" office:value="0.00181">
            <text:p>0,00181</text:p>
          </table:table-cell>
          <table:table-cell office:value-type="float" office:value="0.0000000000279846">
            <text:p>2,80E-011</text:p>
          </table:table-cell>
          <table:table-cell office:value-type="float" office:value="0.000909">
            <text:p>0,000909</text:p>
          </table:table-cell>
          <table:table-cell/>
        </table:table-row>
        <table:table-row table:style-name="ro1">
          <table:table-cell office:value-type="float" office:value="0.00182">
            <text:p>0,00182</text:p>
          </table:table-cell>
          <table:table-cell office:value-type="float" office:value="0.0000000000308028">
            <text:p>3,08E-011</text:p>
          </table:table-cell>
          <table:table-cell office:value-type="float" office:value="0.000912">
            <text:p>0,000912</text:p>
          </table:table-cell>
          <table:table-cell/>
        </table:table-row>
        <table:table-row table:style-name="ro1">
          <table:table-cell office:value-type="float" office:value="0.00183">
            <text:p>0,00183</text:p>
          </table:table-cell>
          <table:table-cell office:value-type="float" office:value="0.0000000000343738">
            <text:p>3,44E-011</text:p>
          </table:table-cell>
          <table:table-cell office:value-type="float" office:value="0.000914">
            <text:p>0,000914</text:p>
          </table:table-cell>
          <table:table-cell/>
        </table:table-row>
        <table:table-row table:style-name="ro1">
          <table:table-cell office:value-type="float" office:value="0.00184">
            <text:p>0,00184</text:p>
          </table:table-cell>
          <table:table-cell office:value-type="float" office:value="0.0000000000388723">
            <text:p>3,89E-011</text:p>
          </table:table-cell>
          <table:table-cell office:value-type="float" office:value="0.000917">
            <text:p>0,000917</text:p>
          </table:table-cell>
          <table:table-cell/>
        </table:table-row>
        <table:table-row table:style-name="ro1">
          <table:table-cell office:value-type="float" office:value="0.00185">
            <text:p>0,00185</text:p>
          </table:table-cell>
          <table:table-cell office:value-type="float" office:value="0.0000000000445267">
            <text:p>4,45E-011</text:p>
          </table:table-cell>
          <table:table-cell office:value-type="float" office:value="0.000921">
            <text:p>0,000921</text:p>
          </table:table-cell>
          <table:table-cell/>
        </table:table-row>
        <table:table-row table:style-name="ro1">
          <table:table-cell office:value-type="float" office:value="0.00186">
            <text:p>0,00186</text:p>
          </table:table-cell>
          <table:table-cell office:value-type="float" office:value="0.0000000000516336">
            <text:p>5,16E-011</text:p>
          </table:table-cell>
          <table:table-cell office:value-type="float" office:value="0.000924">
            <text:p>0,000924</text:p>
          </table:table-cell>
          <table:table-cell/>
        </table:table-row>
        <table:table-row table:style-name="ro1">
          <table:table-cell office:value-type="float" office:value="0.00187">
            <text:p>0,00187</text:p>
          </table:table-cell>
          <table:table-cell office:value-type="float" office:value="0.0000000000605794">
            <text:p>6,06E-011</text:p>
          </table:table-cell>
          <table:table-cell office:value-type="float" office:value="0.000928">
            <text:p>0,000928</text:p>
          </table:table-cell>
          <table:table-cell/>
        </table:table-row>
        <table:table-row table:style-name="ro1">
          <table:table-cell office:value-type="float" office:value="0.00188">
            <text:p>0,00188</text:p>
          </table:table-cell>
          <table:table-cell office:value-type="float" office:value="0.0000000000718658">
            <text:p>7,19E-011</text:p>
          </table:table-cell>
          <table:table-cell office:value-type="float" office:value="0.000933">
            <text:p>0,000933</text:p>
          </table:table-cell>
          <table:table-cell/>
        </table:table-row>
        <table:table-row table:style-name="ro1">
          <table:table-cell office:value-type="float" office:value="0.00189">
            <text:p>0,00189</text:p>
          </table:table-cell>
          <table:table-cell office:value-type="float" office:value="0.0000000000861455">
            <text:p>8,61E-011</text:p>
          </table:table-cell>
          <table:table-cell office:value-type="float" office:value="0.000937">
            <text:p>0,000937</text:p>
          </table:table-cell>
          <table:table-cell/>
        </table:table-row>
        <table:table-row table:style-name="ro1">
          <table:table-cell office:value-type="float" office:value="0.0019">
            <text:p>0,0019</text:p>
          </table:table-cell>
          <table:table-cell office:value-type="float" office:value="0.000000000104267">
            <text:p>1,04E-010</text:p>
          </table:table-cell>
          <table:table-cell office:value-type="float" office:value="0.000942">
            <text:p>0,000942</text:p>
          </table:table-cell>
          <table:table-cell/>
        </table:table-row>
        <table:table-row table:style-name="ro1">
          <table:table-cell office:value-type="float" office:value="0.00191">
            <text:p>0,00191</text:p>
          </table:table-cell>
          <table:table-cell office:value-type="float" office:value="0.00000000012733">
            <text:p>1,27E-010</text:p>
          </table:table-cell>
          <table:table-cell office:value-type="float" office:value="0.000947">
            <text:p>0,000947</text:p>
          </table:table-cell>
          <table:table-cell/>
        </table:table-row>
        <table:table-row table:style-name="ro1">
          <table:table-cell office:value-type="float" office:value="0.00192">
            <text:p>0,00192</text:p>
          </table:table-cell>
          <table:table-cell office:value-type="float" office:value="0.000000000156766">
            <text:p>1,57E-010</text:p>
          </table:table-cell>
          <table:table-cell office:value-type="float" office:value="0.000952">
            <text:p>0,000952</text:p>
          </table:table-cell>
          <table:table-cell/>
        </table:table-row>
        <table:table-row table:style-name="ro1">
          <table:table-cell office:value-type="float" office:value="0.00193">
            <text:p>0,00193</text:p>
          </table:table-cell>
          <table:table-cell office:value-type="float" office:value="0.000000000194423">
            <text:p>1,94E-010</text:p>
          </table:table-cell>
          <table:table-cell office:value-type="float" office:value="0.000958">
            <text:p>0,000958</text:p>
          </table:table-cell>
          <table:table-cell/>
        </table:table-row>
        <table:table-row table:style-name="ro1">
          <table:table-cell office:value-type="float" office:value="0.00194">
            <text:p>0,00194</text:p>
          </table:table-cell>
          <table:table-cell office:value-type="float" office:value="0.000000000242689">
            <text:p>2,43E-010</text:p>
          </table:table-cell>
          <table:table-cell office:value-type="float" office:value="0.000964">
            <text:p>0,000964</text:p>
          </table:table-cell>
          <table:table-cell/>
        </table:table-row>
        <table:table-row table:style-name="ro1">
          <table:table-cell office:value-type="float" office:value="0.00195">
            <text:p>0,00195</text:p>
          </table:table-cell>
          <table:table-cell office:value-type="float" office:value="0.000000000304635">
            <text:p>3,05E-010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0.00196">
            <text:p>0,00196</text:p>
          </table:table-cell>
          <table:table-cell office:value-type="float" office:value="0.000000000384192">
            <text:p>3,84E-010</text:p>
          </table:table-cell>
          <table:table-cell office:value-type="float" office:value="0.000975">
            <text:p>0,000975</text:p>
          </table:table-cell>
          <table:table-cell/>
        </table:table-row>
        <table:table-row table:style-name="ro1">
          <table:table-cell office:value-type="float" office:value="0.00197">
            <text:p>0,00197</text:p>
          </table:table-cell>
          <table:table-cell office:value-type="float" office:value="0.000000000486357">
            <text:p>4,86E-010</text:p>
          </table:table-cell>
          <table:table-cell office:value-type="float" office:value="0.000981">
            <text:p>0,000981</text:p>
          </table:table-cell>
          <table:table-cell/>
        </table:table-row>
        <table:table-row table:style-name="ro1">
          <table:table-cell office:value-type="float" office:value="0.00198">
            <text:p>0,00198</text:p>
          </table:table-cell>
          <table:table-cell office:value-type="float" office:value="0.000000000617445">
            <text:p>6,17E-010</text:p>
          </table:table-cell>
          <table:table-cell office:value-type="float" office:value="0.000988">
            <text:p>0,000988</text:p>
          </table:table-cell>
          <table:table-cell/>
        </table:table-row>
        <table:table-row table:style-name="ro1">
          <table:table-cell office:value-type="float" office:value="0.00199">
            <text:p>0,00199</text:p>
          </table:table-cell>
          <table:table-cell office:value-type="float" office:value="0.000000000785358">
            <text:p>7,85E-010</text:p>
          </table:table-cell>
          <table:table-cell office:value-type="float" office:value="0.000994">
            <text:p>0,000994</text:p>
          </table:table-cell>
          <table:table-cell/>
        </table:table-row>
        <table:table-row table:style-name="ro1">
          <table:table-cell office:value-type="float" office:value="0.002">
            <text:p>0,002</text:p>
          </table:table-cell>
          <table:table-cell office:value-type="float" office:value="0.000000000999888">
            <text:p>1,00E-009</text:p>
          </table:table-cell>
          <table:table-cell office:value-type="float" office:value="0.001">
            <text:p>0,0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05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Power</meta:initial-creator>
    <meta:creation-date>2011-09-19T03:48:35</meta:creation-date>
    <dc:date>2011-09-19T05:54:06</dc:date>
    <dc:creator>Max Power</dc:creator>
    <meta:editing-duration>PT2M43S</meta:editing-duration>
    <meta:editing-cycles>1</meta:editing-cycles>
    <meta:document-statistic meta:table-count="4" meta:cell-count="5419" meta:object-count="4"/>
    <meta:generator>LibreOffice/3.3$Linux LibreOffice_project/330m19$Build-3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27cm" svg:height="8.998cm" xlink:href=".." xlink:type="simple" chart:class="chart:scatter" chart:style-name="ch1">
        <chart:legend chart:legend-position="end" svg:x="18.913cm" svg:y="3.979cm" chart:style-name="ch2"/>
        <chart:plot-area chart:style-name="ch3" table:cell-range-address="Sheet1_3.A1:Sheet1_3.C202" chart:data-source-has-labels="row" svg:x="1.425cm" svg:y="0.851cm" svg:width="16.66cm" svg:height="6.987cm">
          <chartooo:coordinate-region svg:x="2.708cm" svg:y="1.051cm" svg:width="13.167cm" svg:height="6.14cm"/>
          <chart:axis chart:dimension="x" chart:name="primary-x" chart:style-name="ch4">
            <chart:title svg:x="9.208cm" svg:y="8.017cm" chart:style-name="ch5">
              <text:p>tiempo</text:p>
            </chart:title>
            <chart:grid chart:style-name="ch6" chart:class="major"/>
          </chart:axis>
          <chart:axis chart:dimension="y" chart:name="primary-y" chart:style-name="ch4">
            <chart:title svg:x="0.451cm" svg:y="4.706cm" chart:style-name="ch7">
              <text:p>ic-id</text:p>
            </chart:title>
            <chart:grid chart:style-name="ch6" chart:class="major"/>
          </chart:axis>
          <chart:axis chart:dimension="y" chart:name="secondary-y" chart:style-name="ch8"/>
          <chart:series chart:attached-axis="secondary-y" chart:style-name="ch9" chart:values-cell-range-address="Sheet1_3.B2:Sheet1_3.B202" chart:label-cell-address="Sheet1_3.B1:Sheet1_3.B1" chart:class="chart:scatter">
            <chart:domain table:cell-range-address="Sheet1_3.A2:Sheet1_3.A202"/>
            <chart:data-point chart:repeated="201"/>
          </chart:series>
          <chart:series chart:attached-axis="primary-y" chart:style-name="ch10" chart:values-cell-range-address="Sheet1_3.C2:Sheet1_3.C202" chart:label-cell-address="Sheet1_3.C1:Sheet1_3.C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c       </text:p>
                <draw:g>
                  <svg:desc>Sheet1_3.B1:Sheet1_3.B1</svg:desc>
                </draw:g>
              </table:table-cell>
              <table:table-cell office:value-type="string">
                <text:p>Id</text:p>
                <draw:g>
                  <svg:desc>Sheet1_3.C1:Sheet1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3.A2:Sheet1_3.A202</svg:desc>
                </draw:g>
              </table:table-cell>
              <table:table-cell office:value-type="float" office:value="NaN">
                <text:p>NaN</text:p>
                <draw:g>
                  <svg:desc>Sheet1_3.B2:Sheet1_3.B202</svg:desc>
                </draw:g>
              </table:table-cell>
              <table:table-cell office:value-type="float" office:value="0.001">
                <text:p>0.001</text:p>
                <draw:g>
                  <svg:desc>Sheet1_3.C2:Sheet1_3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00127316">
                <text:p>0.00000000127316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000161939">
                <text:p>0.0000000016193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000205587">
                <text:p>0.00000000205587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000260257">
                <text:p>0.00000000260257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0000328224">
                <text:p>0.00000000328224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0000412004">
                <text:p>0.00000000412004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0000514287">
                <text:p>0.00000000514287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">
                <text:p>0.00008</text:p>
              </table:table-cell>
              <table:table-cell office:value-type="float" office:value="0.00000000637827">
                <text:p>0.00000000637827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">
                <text:p>0.00009</text:p>
              </table:table-cell>
              <table:table-cell office:value-type="float" office:value="0.00000000785281">
                <text:p>0.00000000785281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00000000958991">
                <text:p>0.0000000095899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00116072">
                <text:p>0.0000000116072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">
                <text:p>0.00012</text:p>
              </table:table-cell>
              <table:table-cell office:value-type="float" office:value="0.0000000139137">
                <text:p>0.0000000139137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">
                <text:p>0.00013</text:p>
              </table:table-cell>
              <table:table-cell office:value-type="float" office:value="0.000000016506">
                <text:p>0.00000001650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4">
                <text:p>0.00014</text:p>
              </table:table-cell>
              <table:table-cell office:value-type="float" office:value="0.0000000193658">
                <text:p>0.0000000193658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">
                <text:p>0.00015</text:p>
              </table:table-cell>
              <table:table-cell office:value-type="float" office:value="0.000000022457">
                <text:p>0.00000002245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">
                <text:p>0.00016</text:p>
              </table:table-cell>
              <table:table-cell office:value-type="float" office:value="0.0000000257237">
                <text:p>0.0000000257237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0000290904">
                <text:p>0.0000000290904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">
                <text:p>0.00018</text:p>
              </table:table-cell>
              <table:table-cell office:value-type="float" office:value="0.0000000324631">
                <text:p>0.0000000324631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9">
                <text:p>0.00019</text:p>
              </table:table-cell>
              <table:table-cell office:value-type="float" office:value="0.0000000357326">
                <text:p>0.0000000357326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">
                <text:p>0.0002</text:p>
              </table:table-cell>
              <table:table-cell office:value-type="float" office:value="0.0000000387802">
                <text:p>0.000000038780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">
                <text:p>0.00021</text:p>
              </table:table-cell>
              <table:table-cell office:value-type="float" office:value="0.0000000414845">
                <text:p>0.0000000414845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2">
                <text:p>0.00022</text:p>
              </table:table-cell>
              <table:table-cell office:value-type="float" office:value="0.0000000437297">
                <text:p>0.0000000437297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3">
                <text:p>0.00023</text:p>
              </table:table-cell>
              <table:table-cell office:value-type="float" office:value="0.0000000454142">
                <text:p>0.0000000454142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">
                <text:p>0.00024</text:p>
              </table:table-cell>
              <table:table-cell office:value-type="float" office:value="0.0000000464587">
                <text:p>0.00000004645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">
                <text:p>0.000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">
                <text:p>0.00026</text:p>
              </table:table-cell>
              <table:table-cell office:value-type="float" office:value="0.0000000464587">
                <text:p>0.00000004645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7">
                <text:p>0.00027</text:p>
              </table:table-cell>
              <table:table-cell office:value-type="float" office:value="0.0000000454143">
                <text:p>0.0000000454143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8">
                <text:p>0.00028</text:p>
              </table:table-cell>
              <table:table-cell office:value-type="float" office:value="0.0000000437298">
                <text:p>0.0000000437298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9">
                <text:p>0.00029</text:p>
              </table:table-cell>
              <table:table-cell office:value-type="float" office:value="0.0000000414846">
                <text:p>0.0000000414846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">
                <text:p>0.0003</text:p>
              </table:table-cell>
              <table:table-cell office:value-type="float" office:value="0.0000000387803">
                <text:p>0.0000000387803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">
                <text:p>0.00031</text:p>
              </table:table-cell>
              <table:table-cell office:value-type="float" office:value="0.0000000357327">
                <text:p>0.0000000357327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2">
                <text:p>0.00032</text:p>
              </table:table-cell>
              <table:table-cell office:value-type="float" office:value="0.0000000324632">
                <text:p>0.0000000324632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">
                <text:p>0.00033</text:p>
              </table:table-cell>
              <table:table-cell office:value-type="float" office:value="0.0000000290906">
                <text:p>0.000000029090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4">
                <text:p>0.00034</text:p>
              </table:table-cell>
              <table:table-cell office:value-type="float" office:value="0.0000000257239">
                <text:p>0.0000000257239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5">
                <text:p>0.00035</text:p>
              </table:table-cell>
              <table:table-cell office:value-type="float" office:value="0.0000000224572">
                <text:p>0.0000000224572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">
                <text:p>0.00036</text:p>
              </table:table-cell>
              <table:table-cell office:value-type="float" office:value="0.000000019366">
                <text:p>0.000000019366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7">
                <text:p>0.00037</text:p>
              </table:table-cell>
              <table:table-cell office:value-type="float" office:value="0.0000000165061">
                <text:p>0.0000000165061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8">
                <text:p>0.00038</text:p>
              </table:table-cell>
              <table:table-cell office:value-type="float" office:value="0.0000000139138">
                <text:p>0.0000000139138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9">
                <text:p>0.00039</text:p>
              </table:table-cell>
              <table:table-cell office:value-type="float" office:value="0.0000000116074">
                <text:p>0.0000000116074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0959001">
                <text:p>0.0000000095900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1">
                <text:p>0.00041</text:p>
              </table:table-cell>
              <table:table-cell office:value-type="float" office:value="0.00000000785289">
                <text:p>0.0000000078528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2">
                <text:p>0.00042</text:p>
              </table:table-cell>
              <table:table-cell office:value-type="float" office:value="0.00000000637835">
                <text:p>0.00000000637835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3">
                <text:p>0.00043</text:p>
              </table:table-cell>
              <table:table-cell office:value-type="float" office:value="0.00000000514294">
                <text:p>0.00000000514294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4">
                <text:p>0.00044</text:p>
              </table:table-cell>
              <table:table-cell office:value-type="float" office:value="0.00000000412009">
                <text:p>0.0000000041200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5">
                <text:p>0.00045</text:p>
              </table:table-cell>
              <table:table-cell office:value-type="float" office:value="0.00000000328229">
                <text:p>0.00000000328229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">
                <text:p>0.00046</text:p>
              </table:table-cell>
              <table:table-cell office:value-type="float" office:value="0.00000000260261">
                <text:p>0.00000000260261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7">
                <text:p>0.00047</text:p>
              </table:table-cell>
              <table:table-cell office:value-type="float" office:value="0.0000000020559">
                <text:p>0.0000000020559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">
                <text:p>0.00048</text:p>
              </table:table-cell>
              <table:table-cell office:value-type="float" office:value="0.00000000161942">
                <text:p>0.00000000161942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9">
                <text:p>0.00049</text:p>
              </table:table-cell>
              <table:table-cell office:value-type="float" office:value="0.00000000127318">
                <text:p>0.00000000127318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">
                <text:p>0.0005</text:p>
              </table:table-cell>
              <table:table-cell office:value-type="float" office:value="0.00000000100002">
                <text:p>0.00000000100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1">
                <text:p>0.00051</text:p>
              </table:table-cell>
              <table:table-cell office:value-type="float" office:value="0.000000000785459">
                <text:p>0.000000000785459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2">
                <text:p>0.00052</text:p>
              </table:table-cell>
              <table:table-cell office:value-type="float" office:value="0.000000000617525">
                <text:p>0.000000000617525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3">
                <text:p>0.00053</text:p>
              </table:table-cell>
              <table:table-cell office:value-type="float" office:value="0.00000000048642">
                <text:p>0.0000000004864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4">
                <text:p>0.00054</text:p>
              </table:table-cell>
              <table:table-cell office:value-type="float" office:value="0.000000000384241">
                <text:p>0.000000000384241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55">
                <text:p>0.00055</text:p>
              </table:table-cell>
              <table:table-cell office:value-type="float" office:value="0.000000000304674">
                <text:p>0.000000000304674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6">
                <text:p>0.00056</text:p>
              </table:table-cell>
              <table:table-cell office:value-type="float" office:value="0.000000000242719">
                <text:p>0.00000000024271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7">
                <text:p>0.00057</text:p>
              </table:table-cell>
              <table:table-cell office:value-type="float" office:value="0.000000000194446">
                <text:p>0.000000000194446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8">
                <text:p>0.00058</text:p>
              </table:table-cell>
              <table:table-cell office:value-type="float" office:value="0.000000000156784">
                <text:p>0.000000000156784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">
                <text:p>0.00059</text:p>
              </table:table-cell>
              <table:table-cell office:value-type="float" office:value="0.000000000127344">
                <text:p>0.000000000127344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">
                <text:p>0.0006</text:p>
              </table:table-cell>
              <table:table-cell office:value-type="float" office:value="0.000000000104277">
                <text:p>0.00000000010427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1">
                <text:p>0.00061</text:p>
              </table:table-cell>
              <table:table-cell office:value-type="float" office:value="0.0000000000861538">
                <text:p>0.0000000000861538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62">
                <text:p>0.00062</text:p>
              </table:table-cell>
              <table:table-cell office:value-type="float" office:value="0.0000000000718723">
                <text:p>0.0000000000718723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3">
                <text:p>0.00063</text:p>
              </table:table-cell>
              <table:table-cell office:value-type="float" office:value="0.0000000000605844">
                <text:p>0.0000000000605844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4">
                <text:p>0.00064</text:p>
              </table:table-cell>
              <table:table-cell office:value-type="float" office:value="0.0000000000516376">
                <text:p>0.0000000000516376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65">
                <text:p>0.00065</text:p>
              </table:table-cell>
              <table:table-cell office:value-type="float" office:value="0.0000000000445298">
                <text:p>0.0000000000445298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66">
                <text:p>0.00066</text:p>
              </table:table-cell>
              <table:table-cell office:value-type="float" office:value="0.0000000000388748">
                <text:p>0.0000000000388748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67">
                <text:p>0.00067</text:p>
              </table:table-cell>
              <table:table-cell office:value-type="float" office:value="0.0000000000343757">
                <text:p>0.0000000000343757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68">
                <text:p>0.00068</text:p>
              </table:table-cell>
              <table:table-cell office:value-type="float" office:value="0.0000000000308043">
                <text:p>0.0000000000308043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9">
                <text:p>0.00069</text:p>
              </table:table-cell>
              <table:table-cell office:value-type="float" office:value="0.0000000000279858">
                <text:p>0.0000000000279858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">
                <text:p>0.0007</text:p>
              </table:table-cell>
              <table:table-cell office:value-type="float" office:value="0.0000000000257864">
                <text:p>0.0000000000257864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1">
                <text:p>0.00071</text:p>
              </table:table-cell>
              <table:table-cell office:value-type="float" office:value="0.0000000000241055">
                <text:p>0.0000000000241055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2">
                <text:p>0.00072</text:p>
              </table:table-cell>
              <table:table-cell office:value-type="float" office:value="0.0000000000228678">
                <text:p>0.0000000000228678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3">
                <text:p>0.00073</text:p>
              </table:table-cell>
              <table:table-cell office:value-type="float" office:value="0.0000000000220195">
                <text:p>0.000000000022019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74">
                <text:p>0.00074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75">
                <text:p>0.000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76">
                <text:p>0.00076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77">
                <text:p>0.00077</text:p>
              </table:table-cell>
              <table:table-cell office:value-type="float" office:value="0.0000000000220195">
                <text:p>0.000000000022019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78">
                <text:p>0.00078</text:p>
              </table:table-cell>
              <table:table-cell office:value-type="float" office:value="0.0000000000228677">
                <text:p>0.0000000000228677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79">
                <text:p>0.00079</text:p>
              </table:table-cell>
              <table:table-cell office:value-type="float" office:value="0.0000000000241053">
                <text:p>0.0000000000241053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">
                <text:p>0.0008</text:p>
              </table:table-cell>
              <table:table-cell office:value-type="float" office:value="0.0000000000257863">
                <text:p>0.0000000000257863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1">
                <text:p>0.00081</text:p>
              </table:table-cell>
              <table:table-cell office:value-type="float" office:value="0.0000000000279856">
                <text:p>0.000000000027985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82">
                <text:p>0.00082</text:p>
              </table:table-cell>
              <table:table-cell office:value-type="float" office:value="0.0000000000308041">
                <text:p>0.0000000000308041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83">
                <text:p>0.00083</text:p>
              </table:table-cell>
              <table:table-cell office:value-type="float" office:value="0.0000000000343754">
                <text:p>0.0000000000343754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84">
                <text:p>0.00084</text:p>
              </table:table-cell>
              <table:table-cell office:value-type="float" office:value="0.0000000000388744">
                <text:p>0.0000000000388744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5">
                <text:p>0.00085</text:p>
              </table:table-cell>
              <table:table-cell office:value-type="float" office:value="0.0000000000445293">
                <text:p>0.0000000000445293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86">
                <text:p>0.00086</text:p>
              </table:table-cell>
              <table:table-cell office:value-type="float" office:value="0.000000000051637">
                <text:p>0.00000000005163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7">
                <text:p>0.00087</text:p>
              </table:table-cell>
              <table:table-cell office:value-type="float" office:value="0.0000000000605836">
                <text:p>0.0000000000605836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88">
                <text:p>0.00088</text:p>
              </table:table-cell>
              <table:table-cell office:value-type="float" office:value="0.0000000000718713">
                <text:p>0.0000000000718713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9">
                <text:p>0.00089</text:p>
              </table:table-cell>
              <table:table-cell office:value-type="float" office:value="0.0000000000861526">
                <text:p>0.0000000000861526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9">
                <text:p>0.0009</text:p>
              </table:table-cell>
              <table:table-cell office:value-type="float" office:value="0.000000000104276">
                <text:p>0.000000000104276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91">
                <text:p>0.00091</text:p>
              </table:table-cell>
              <table:table-cell office:value-type="float" office:value="0.000000000127342">
                <text:p>0.00000000012734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92">
                <text:p>0.00092</text:p>
              </table:table-cell>
              <table:table-cell office:value-type="float" office:value="0.000000000156781">
                <text:p>0.000000000156781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3">
                <text:p>0.00093</text:p>
              </table:table-cell>
              <table:table-cell office:value-type="float" office:value="0.000000000194443">
                <text:p>0.000000000194443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4">
                <text:p>0.00094</text:p>
              </table:table-cell>
              <table:table-cell office:value-type="float" office:value="0.000000000242715">
                <text:p>0.000000000242715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95">
                <text:p>0.00095</text:p>
              </table:table-cell>
              <table:table-cell office:value-type="float" office:value="0.000000000304668">
                <text:p>0.000000000304668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6">
                <text:p>0.00096</text:p>
              </table:table-cell>
              <table:table-cell office:value-type="float" office:value="0.000000000384234">
                <text:p>0.000000000384234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97">
                <text:p>0.00097</text:p>
              </table:table-cell>
              <table:table-cell office:value-type="float" office:value="0.000000000486411">
                <text:p>0.000000000486411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8">
                <text:p>0.00098</text:p>
              </table:table-cell>
              <table:table-cell office:value-type="float" office:value="0.000000000617512">
                <text:p>0.000000000617512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9">
                <text:p>0.00099</text:p>
              </table:table-cell>
              <table:table-cell office:value-type="float" office:value="0.000000000785442">
                <text:p>0.000000000785442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">
                <text:p>0.001</text:p>
              </table:table-cell>
              <table:table-cell office:value-type="float" office:value="0.000000000999992">
                <text:p>0.0000000009999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01">
                <text:p>0.00101</text:p>
              </table:table-cell>
              <table:table-cell office:value-type="float" office:value="0.00000000127315">
                <text:p>0.00000000127315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2">
                <text:p>0.00102</text:p>
              </table:table-cell>
              <table:table-cell office:value-type="float" office:value="0.00000000161938">
                <text:p>0.00000000161938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03">
                <text:p>0.00103</text:p>
              </table:table-cell>
              <table:table-cell office:value-type="float" office:value="0.00000000205584">
                <text:p>0.00000000205584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04">
                <text:p>0.00104</text:p>
              </table:table-cell>
              <table:table-cell office:value-type="float" office:value="0.00000000260254">
                <text:p>0.00000000260254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05">
                <text:p>0.00105</text:p>
              </table:table-cell>
              <table:table-cell office:value-type="float" office:value="0.0000000032822">
                <text:p>0.0000000032822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06">
                <text:p>0.00106</text:p>
              </table:table-cell>
              <table:table-cell office:value-type="float" office:value="0.00000000411999">
                <text:p>0.0000000041199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07">
                <text:p>0.00107</text:p>
              </table:table-cell>
              <table:table-cell office:value-type="float" office:value="0.0000000051428">
                <text:p>0.0000000051428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8">
                <text:p>0.00108</text:p>
              </table:table-cell>
              <table:table-cell office:value-type="float" office:value="0.00000000637818">
                <text:p>0.00000000637818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9">
                <text:p>0.00109</text:p>
              </table:table-cell>
              <table:table-cell office:value-type="float" office:value="0.00000000785269">
                <text:p>0.000000007852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">
                <text:p>0.0011</text:p>
              </table:table-cell>
              <table:table-cell office:value-type="float" office:value="0.00000000958977">
                <text:p>0.0000000095897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11">
                <text:p>0.00111</text:p>
              </table:table-cell>
              <table:table-cell office:value-type="float" office:value="0.0000000116071">
                <text:p>0.0000000116071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12">
                <text:p>0.00112</text:p>
              </table:table-cell>
              <table:table-cell office:value-type="float" office:value="0.0000000139135">
                <text:p>0.000000013913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13">
                <text:p>0.00113</text:p>
              </table:table-cell>
              <table:table-cell office:value-type="float" office:value="0.0000000165058">
                <text:p>0.0000000165058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14">
                <text:p>0.00114</text:p>
              </table:table-cell>
              <table:table-cell office:value-type="float" office:value="0.0000000193656">
                <text:p>0.0000000193656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15">
                <text:p>0.00115</text:p>
              </table:table-cell>
              <table:table-cell office:value-type="float" office:value="0.0000000224567">
                <text:p>0.000000022456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6">
                <text:p>0.00116</text:p>
              </table:table-cell>
              <table:table-cell office:value-type="float" office:value="0.0000000257234">
                <text:p>0.000000025723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17">
                <text:p>0.00117</text:p>
              </table:table-cell>
              <table:table-cell office:value-type="float" office:value="0.0000000290901">
                <text:p>0.000000029090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8">
                <text:p>0.00118</text:p>
              </table:table-cell>
              <table:table-cell office:value-type="float" office:value="0.0000000324627">
                <text:p>0.000000032462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9">
                <text:p>0.00119</text:p>
              </table:table-cell>
              <table:table-cell office:value-type="float" office:value="0.0000000357322">
                <text:p>0.0000000357322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2">
                <text:p>0.0012</text:p>
              </table:table-cell>
              <table:table-cell office:value-type="float" office:value="0.0000000387798">
                <text:p>0.0000000387798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21">
                <text:p>0.00121</text:p>
              </table:table-cell>
              <table:table-cell office:value-type="float" office:value="0.0000000414842">
                <text:p>0.000000041484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22">
                <text:p>0.00122</text:p>
              </table:table-cell>
              <table:table-cell office:value-type="float" office:value="0.0000000437294">
                <text:p>0.0000000437294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23">
                <text:p>0.00123</text:p>
              </table:table-cell>
              <table:table-cell office:value-type="float" office:value="0.000000045414">
                <text:p>0.000000045414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24">
                <text:p>0.00124</text:p>
              </table:table-cell>
              <table:table-cell office:value-type="float" office:value="0.0000000464586">
                <text:p>0.0000000464586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26">
                <text:p>0.00126</text:p>
              </table:table-cell>
              <table:table-cell office:value-type="float" office:value="0.0000000464588">
                <text:p>0.000000046458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27">
                <text:p>0.00127</text:p>
              </table:table-cell>
              <table:table-cell office:value-type="float" office:value="0.0000000454145">
                <text:p>0.0000000454145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28">
                <text:p>0.00128</text:p>
              </table:table-cell>
              <table:table-cell office:value-type="float" office:value="0.0000000437301">
                <text:p>0.0000000437301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29">
                <text:p>0.00129</text:p>
              </table:table-cell>
              <table:table-cell office:value-type="float" office:value="0.0000000414849">
                <text:p>0.0000000414849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3">
                <text:p>0.0013</text:p>
              </table:table-cell>
              <table:table-cell office:value-type="float" office:value="0.0000000387807">
                <text:p>0.000000038780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31">
                <text:p>0.00131</text:p>
              </table:table-cell>
              <table:table-cell office:value-type="float" office:value="0.0000000357332">
                <text:p>0.0000000357332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32">
                <text:p>0.00132</text:p>
              </table:table-cell>
              <table:table-cell office:value-type="float" office:value="0.0000000324637">
                <text:p>0.000000032463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33">
                <text:p>0.00133</text:p>
              </table:table-cell>
              <table:table-cell office:value-type="float" office:value="0.0000000290911">
                <text:p>0.000000029091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34">
                <text:p>0.00134</text:p>
              </table:table-cell>
              <table:table-cell office:value-type="float" office:value="0.0000000257244">
                <text:p>0.000000025724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35">
                <text:p>0.00135</text:p>
              </table:table-cell>
              <table:table-cell office:value-type="float" office:value="0.0000000224577">
                <text:p>0.000000022457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36">
                <text:p>0.00136</text:p>
              </table:table-cell>
              <table:table-cell office:value-type="float" office:value="0.0000000193665">
                <text:p>0.000000019366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7">
                <text:p>0.00137</text:p>
              </table:table-cell>
              <table:table-cell office:value-type="float" office:value="0.0000000165066">
                <text:p>0.000000016506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38">
                <text:p>0.00138</text:p>
              </table:table-cell>
              <table:table-cell office:value-type="float" office:value="0.0000000139142">
                <text:p>0.0000000139142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39">
                <text:p>0.00139</text:p>
              </table:table-cell>
              <table:table-cell office:value-type="float" office:value="0.0000000116077">
                <text:p>0.0000000116077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4">
                <text:p>0.0014</text:p>
              </table:table-cell>
              <table:table-cell office:value-type="float" office:value="0.00000000959035">
                <text:p>0.0000000095903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41">
                <text:p>0.00141</text:p>
              </table:table-cell>
              <table:table-cell office:value-type="float" office:value="0.00000000785319">
                <text:p>0.0000000078531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42">
                <text:p>0.00142</text:p>
              </table:table-cell>
              <table:table-cell office:value-type="float" office:value="0.0000000063786">
                <text:p>0.000000006378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43">
                <text:p>0.00143</text:p>
              </table:table-cell>
              <table:table-cell office:value-type="float" office:value="0.00000000514315">
                <text:p>0.00000000514315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44">
                <text:p>0.00144</text:p>
              </table:table-cell>
              <table:table-cell office:value-type="float" office:value="0.00000000412027">
                <text:p>0.00000000412027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5">
                <text:p>0.00145</text:p>
              </table:table-cell>
              <table:table-cell office:value-type="float" office:value="0.00000000328243">
                <text:p>0.00000000328243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6">
                <text:p>0.00146</text:p>
              </table:table-cell>
              <table:table-cell office:value-type="float" office:value="0.00000000260273">
                <text:p>0.00000000260273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47">
                <text:p>0.00147</text:p>
              </table:table-cell>
              <table:table-cell office:value-type="float" office:value="0.00000000205599">
                <text:p>0.00000000205599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48">
                <text:p>0.00148</text:p>
              </table:table-cell>
              <table:table-cell office:value-type="float" office:value="0.0000000016195">
                <text:p>0.0000000016195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9">
                <text:p>0.00149</text:p>
              </table:table-cell>
              <table:table-cell office:value-type="float" office:value="0.00000000127324">
                <text:p>0.00000000127324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5">
                <text:p>0.0015</text:p>
              </table:table-cell>
              <table:table-cell office:value-type="float" office:value="0.00000000100007">
                <text:p>0.000000001000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51">
                <text:p>0.00151</text:p>
              </table:table-cell>
              <table:table-cell office:value-type="float" office:value="0.000000000785501">
                <text:p>0.000000000785501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52">
                <text:p>0.00152</text:p>
              </table:table-cell>
              <table:table-cell office:value-type="float" office:value="0.000000000617558">
                <text:p>0.000000000617558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53">
                <text:p>0.00153</text:p>
              </table:table-cell>
              <table:table-cell office:value-type="float" office:value="0.000000000486447">
                <text:p>0.000000000486447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54">
                <text:p>0.00154</text:p>
              </table:table-cell>
              <table:table-cell office:value-type="float" office:value="0.000000000384262">
                <text:p>0.00000000038426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55">
                <text:p>0.00155</text:p>
              </table:table-cell>
              <table:table-cell office:value-type="float" office:value="0.000000000304691">
                <text:p>0.000000000304691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56">
                <text:p>0.00156</text:p>
              </table:table-cell>
              <table:table-cell office:value-type="float" office:value="0.000000000242733">
                <text:p>0.000000000242733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57">
                <text:p>0.00157</text:p>
              </table:table-cell>
              <table:table-cell office:value-type="float" office:value="0.000000000194457">
                <text:p>0.000000000194457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58">
                <text:p>0.00158</text:p>
              </table:table-cell>
              <table:table-cell office:value-type="float" office:value="0.000000000156793">
                <text:p>0.000000000156793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59">
                <text:p>0.00159</text:p>
              </table:table-cell>
              <table:table-cell office:value-type="float" office:value="0.000000000127351">
                <text:p>0.000000000127351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6">
                <text:p>0.0016</text:p>
              </table:table-cell>
              <table:table-cell office:value-type="float" office:value="0.000000000104283">
                <text:p>0.000000000104283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61">
                <text:p>0.00161</text:p>
              </table:table-cell>
              <table:table-cell office:value-type="float" office:value="0.0000000000861583">
                <text:p>0.000000000086158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62">
                <text:p>0.00162</text:p>
              </table:table-cell>
              <table:table-cell office:value-type="float" office:value="0.0000000000718759">
                <text:p>0.000000000071875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63">
                <text:p>0.00163</text:p>
              </table:table-cell>
              <table:table-cell office:value-type="float" office:value="0.0000000000605873">
                <text:p>0.0000000000605873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64">
                <text:p>0.00164</text:p>
              </table:table-cell>
              <table:table-cell office:value-type="float" office:value="NaN">
                <text:p>NaN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65">
                <text:p>0.00165</text:p>
              </table:table-cell>
              <table:table-cell office:value-type="float" office:value="0.0000000000445317">
                <text:p>0.0000000000445317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6">
                <text:p>0.00166</text:p>
              </table:table-cell>
              <table:table-cell office:value-type="float" office:value="0.0000000000388764">
                <text:p>0.0000000000388764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67">
                <text:p>0.00167</text:p>
              </table:table-cell>
              <table:table-cell office:value-type="float" office:value="0.000000000034377">
                <text:p>0.000000000034377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68">
                <text:p>0.00168</text:p>
              </table:table-cell>
              <table:table-cell office:value-type="float" office:value="0.0000000000308054">
                <text:p>0.0000000000308054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9">
                <text:p>0.00169</text:p>
              </table:table-cell>
              <table:table-cell office:value-type="float" office:value="0.0000000000279866">
                <text:p>0.000000000027986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7">
                <text:p>0.0017</text:p>
              </table:table-cell>
              <table:table-cell office:value-type="float" office:value="0.0000000000257871">
                <text:p>0.0000000000257871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71">
                <text:p>0.00171</text:p>
              </table:table-cell>
              <table:table-cell office:value-type="float" office:value="0.0000000000241059">
                <text:p>0.000000000024105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72">
                <text:p>0.00172</text:p>
              </table:table-cell>
              <table:table-cell office:value-type="float" office:value="0.0000000000228681">
                <text:p>0.0000000000228681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73">
                <text:p>0.00173</text:p>
              </table:table-cell>
              <table:table-cell office:value-type="float" office:value="0.0000000000220198">
                <text:p>0.0000000000220198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74">
                <text:p>0.00174</text:p>
              </table:table-cell>
              <table:table-cell office:value-type="float" office:value="0.0000000000215246">
                <text:p>0.000000000021524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75">
                <text:p>0.001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76">
                <text:p>0.00176</text:p>
              </table:table-cell>
              <table:table-cell office:value-type="float" office:value="0.0000000000215243">
                <text:p>0.0000000000215243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77">
                <text:p>0.00177</text:p>
              </table:table-cell>
              <table:table-cell office:value-type="float" office:value="0.0000000000220193">
                <text:p>0.0000000000220193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78">
                <text:p>0.00178</text:p>
              </table:table-cell>
              <table:table-cell office:value-type="float" office:value="0.0000000000228673">
                <text:p>0.0000000000228673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79">
                <text:p>0.00179</text:p>
              </table:table-cell>
              <table:table-cell office:value-type="float" office:value="0.0000000000241048">
                <text:p>0.0000000000241048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8">
                <text:p>0.0018</text:p>
              </table:table-cell>
              <table:table-cell office:value-type="float" office:value="0.0000000000257855">
                <text:p>0.0000000000257855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81">
                <text:p>0.00181</text:p>
              </table:table-cell>
              <table:table-cell office:value-type="float" office:value="0.0000000000279846">
                <text:p>0.000000000027984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82">
                <text:p>0.00182</text:p>
              </table:table-cell>
              <table:table-cell office:value-type="float" office:value="0.0000000000308028">
                <text:p>0.0000000000308028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83">
                <text:p>0.00183</text:p>
              </table:table-cell>
              <table:table-cell office:value-type="float" office:value="0.0000000000343738">
                <text:p>0.000000000034373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84">
                <text:p>0.00184</text:p>
              </table:table-cell>
              <table:table-cell office:value-type="float" office:value="0.0000000000388723">
                <text:p>0.0000000000388723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85">
                <text:p>0.00185</text:p>
              </table:table-cell>
              <table:table-cell office:value-type="float" office:value="0.0000000000445267">
                <text:p>0.0000000000445267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86">
                <text:p>0.00186</text:p>
              </table:table-cell>
              <table:table-cell office:value-type="float" office:value="0.0000000000516336">
                <text:p>0.0000000000516336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87">
                <text:p>0.00187</text:p>
              </table:table-cell>
              <table:table-cell office:value-type="float" office:value="0.0000000000605794">
                <text:p>0.0000000000605794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88">
                <text:p>0.00188</text:p>
              </table:table-cell>
              <table:table-cell office:value-type="float" office:value="0.0000000000718658">
                <text:p>0.000000000071865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89">
                <text:p>0.00189</text:p>
              </table:table-cell>
              <table:table-cell office:value-type="float" office:value="0.0000000000861455">
                <text:p>0.0000000000861455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9">
                <text:p>0.0019</text:p>
              </table:table-cell>
              <table:table-cell office:value-type="float" office:value="0.000000000104267">
                <text:p>0.00000000010426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1">
                <text:p>0.00191</text:p>
              </table:table-cell>
              <table:table-cell office:value-type="float" office:value="0.00000000012733">
                <text:p>0.00000000012733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92">
                <text:p>0.00192</text:p>
              </table:table-cell>
              <table:table-cell office:value-type="float" office:value="0.000000000156766">
                <text:p>0.000000000156766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93">
                <text:p>0.00193</text:p>
              </table:table-cell>
              <table:table-cell office:value-type="float" office:value="0.000000000194423">
                <text:p>0.000000000194423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94">
                <text:p>0.00194</text:p>
              </table:table-cell>
              <table:table-cell office:value-type="float" office:value="0.000000000242689">
                <text:p>0.00000000024268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5">
                <text:p>0.00195</text:p>
              </table:table-cell>
              <table:table-cell office:value-type="float" office:value="0.000000000304635">
                <text:p>0.000000000304635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96">
                <text:p>0.00196</text:p>
              </table:table-cell>
              <table:table-cell office:value-type="float" office:value="0.000000000384192">
                <text:p>0.00000000038419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97">
                <text:p>0.00197</text:p>
              </table:table-cell>
              <table:table-cell office:value-type="float" office:value="0.000000000486357">
                <text:p>0.000000000486357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98">
                <text:p>0.00198</text:p>
              </table:table-cell>
              <table:table-cell office:value-type="float" office:value="0.000000000617445">
                <text:p>0.000000000617445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99">
                <text:p>0.00199</text:p>
              </table:table-cell>
              <table:table-cell office:value-type="float" office:value="0.000000000785358">
                <text:p>0.000000000785358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">
                <text:p>0.002</text:p>
              </table:table-cell>
              <table:table-cell office:value-type="float" office:value="0.000000000999888">
                <text:p>0.000000000999888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18cm" svg:height="9cm" xlink:href=".." xlink:type="simple" chart:class="chart:scatter" chart:style-name="ch1">
        <chart:legend chart:legend-position="end" svg:x="23.604cm" svg:y="3.98cm" chart:style-name="ch2"/>
        <chart:plot-area chart:style-name="ch3" table:cell-range-address="Sheet1_4.A1:Sheet1_4.C501" chart:data-source-has-labels="row" svg:x="1.519cm" svg:y="0.855cm" svg:width="21.069cm" svg:height="6.984cm">
          <chartooo:coordinate-region svg:x="2.802cm" svg:y="1.055cm" svg:width="17.576cm" svg:height="6.137cm"/>
          <chart:axis chart:dimension="x" chart:name="primary-x" chart:style-name="ch4">
            <chart:title svg:x="11.506cm" svg:y="8.019cm" chart:style-name="ch5">
              <text:p>tiempo</text:p>
            </chart:title>
            <chart:grid chart:style-name="ch6" chart:class="major"/>
          </chart:axis>
          <chart:axis chart:dimension="y" chart:name="primary-y" chart:style-name="ch4">
            <chart:title svg:x="0.451cm" svg:y="4.709cm" chart:style-name="ch7">
              <text:p>ic-id</text:p>
            </chart:title>
            <chart:grid chart:style-name="ch6" chart:class="major"/>
          </chart:axis>
          <chart:axis chart:dimension="y" chart:name="secondary-y" chart:style-name="ch8"/>
          <chart:series chart:attached-axis="secondary-y" chart:style-name="ch9" chart:values-cell-range-address="Sheet1_4.B2:Sheet1_4.B501" chart:label-cell-address="Sheet1_4.B1:Sheet1_4.B1" chart:class="chart:scatter">
            <chart:domain table:cell-range-address="Sheet1_4.A2:Sheet1_4.A501"/>
            <chart:data-point chart:repeated="500"/>
          </chart:series>
          <chart:series chart:attached-axis="primary-y" chart:style-name="ch10" chart:values-cell-range-address="Sheet1_4.C2:Sheet1_4.C501" chart:label-cell-address="Sheet1_4.C1:Sheet1_4.C1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c       </text:p>
                <draw:g>
                  <svg:desc>Sheet1_4.B1:Sheet1_4.B1</svg:desc>
                </draw:g>
              </table:table-cell>
              <table:table-cell office:value-type="string">
                <text:p>Id</text:p>
                <draw:g>
                  <svg:desc>Sheet1_4.C1:Sheet1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4.A2:Sheet1_4.A501</svg:desc>
                </draw:g>
              </table:table-cell>
              <table:table-cell office:value-type="float" office:value="NaN">
                <text:p>NaN</text:p>
                <draw:g>
                  <svg:desc>Sheet1_4.B2:Sheet1_4.B501</svg:desc>
                </draw:g>
              </table:table-cell>
              <table:table-cell office:value-type="float" office:value="0.001">
                <text:p>0.001</text:p>
                <draw:g>
                  <svg:desc>Sheet1_4.C2:Sheet1_4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000127316">
                <text:p>0.00000000127316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000161939">
                <text:p>0.0000000016193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0000205587">
                <text:p>0.00000000205587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">
                <text:p>0.00004</text:p>
              </table:table-cell>
              <table:table-cell office:value-type="float" office:value="0.00000000260257">
                <text:p>0.00000000260257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0000328224">
                <text:p>0.00000000328224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0000412004">
                <text:p>0.00000000412004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0000514287">
                <text:p>0.00000000514287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">
                <text:p>0.00008</text:p>
              </table:table-cell>
              <table:table-cell office:value-type="float" office:value="0.00000000637827">
                <text:p>0.00000000637827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">
                <text:p>0.00009</text:p>
              </table:table-cell>
              <table:table-cell office:value-type="float" office:value="0.00000000785281">
                <text:p>0.00000000785281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00000000958991">
                <text:p>0.0000000095899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">
                <text:p>0.00011</text:p>
              </table:table-cell>
              <table:table-cell office:value-type="float" office:value="0.0000000116072">
                <text:p>0.0000000116072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">
                <text:p>0.00012</text:p>
              </table:table-cell>
              <table:table-cell office:value-type="float" office:value="0.0000000139137">
                <text:p>0.0000000139137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">
                <text:p>0.00013</text:p>
              </table:table-cell>
              <table:table-cell office:value-type="float" office:value="0.000000016506">
                <text:p>0.00000001650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4">
                <text:p>0.00014</text:p>
              </table:table-cell>
              <table:table-cell office:value-type="float" office:value="0.0000000193658">
                <text:p>0.0000000193658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">
                <text:p>0.00015</text:p>
              </table:table-cell>
              <table:table-cell office:value-type="float" office:value="0.000000022457">
                <text:p>0.00000002245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">
                <text:p>0.00016</text:p>
              </table:table-cell>
              <table:table-cell office:value-type="float" office:value="0.0000000257237">
                <text:p>0.0000000257237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">
                <text:p>0.00017</text:p>
              </table:table-cell>
              <table:table-cell office:value-type="float" office:value="0.0000000290904">
                <text:p>0.0000000290904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">
                <text:p>0.00018</text:p>
              </table:table-cell>
              <table:table-cell office:value-type="float" office:value="0.0000000324631">
                <text:p>0.0000000324631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9">
                <text:p>0.00019</text:p>
              </table:table-cell>
              <table:table-cell office:value-type="float" office:value="0.0000000357326">
                <text:p>0.0000000357326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">
                <text:p>0.0002</text:p>
              </table:table-cell>
              <table:table-cell office:value-type="float" office:value="0.0000000387802">
                <text:p>0.000000038780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">
                <text:p>0.00021</text:p>
              </table:table-cell>
              <table:table-cell office:value-type="float" office:value="0.0000000414845">
                <text:p>0.0000000414845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2">
                <text:p>0.00022</text:p>
              </table:table-cell>
              <table:table-cell office:value-type="float" office:value="0.0000000437297">
                <text:p>0.0000000437297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3">
                <text:p>0.00023</text:p>
              </table:table-cell>
              <table:table-cell office:value-type="float" office:value="0.0000000454142">
                <text:p>0.0000000454142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">
                <text:p>0.00024</text:p>
              </table:table-cell>
              <table:table-cell office:value-type="float" office:value="0.0000000464587">
                <text:p>0.00000004645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">
                <text:p>0.000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">
                <text:p>0.00026</text:p>
              </table:table-cell>
              <table:table-cell office:value-type="float" office:value="0.0000000464587">
                <text:p>0.000000046458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7">
                <text:p>0.00027</text:p>
              </table:table-cell>
              <table:table-cell office:value-type="float" office:value="0.0000000454143">
                <text:p>0.0000000454143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8">
                <text:p>0.00028</text:p>
              </table:table-cell>
              <table:table-cell office:value-type="float" office:value="0.0000000437298">
                <text:p>0.0000000437298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9">
                <text:p>0.00029</text:p>
              </table:table-cell>
              <table:table-cell office:value-type="float" office:value="0.0000000414846">
                <text:p>0.0000000414846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">
                <text:p>0.0003</text:p>
              </table:table-cell>
              <table:table-cell office:value-type="float" office:value="0.0000000387803">
                <text:p>0.0000000387803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">
                <text:p>0.00031</text:p>
              </table:table-cell>
              <table:table-cell office:value-type="float" office:value="0.0000000357327">
                <text:p>0.0000000357327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2">
                <text:p>0.00032</text:p>
              </table:table-cell>
              <table:table-cell office:value-type="float" office:value="0.0000000324632">
                <text:p>0.0000000324632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">
                <text:p>0.00033</text:p>
              </table:table-cell>
              <table:table-cell office:value-type="float" office:value="0.0000000290906">
                <text:p>0.000000029090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4">
                <text:p>0.00034</text:p>
              </table:table-cell>
              <table:table-cell office:value-type="float" office:value="0.0000000257239">
                <text:p>0.0000000257239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5">
                <text:p>0.00035</text:p>
              </table:table-cell>
              <table:table-cell office:value-type="float" office:value="0.0000000224572">
                <text:p>0.0000000224572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">
                <text:p>0.00036</text:p>
              </table:table-cell>
              <table:table-cell office:value-type="float" office:value="0.000000019366">
                <text:p>0.000000019366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7">
                <text:p>0.00037</text:p>
              </table:table-cell>
              <table:table-cell office:value-type="float" office:value="0.0000000165061">
                <text:p>0.0000000165061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8">
                <text:p>0.00038</text:p>
              </table:table-cell>
              <table:table-cell office:value-type="float" office:value="0.0000000139138">
                <text:p>0.0000000139138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9">
                <text:p>0.00039</text:p>
              </table:table-cell>
              <table:table-cell office:value-type="float" office:value="0.0000000116074">
                <text:p>0.0000000116074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0959001">
                <text:p>0.0000000095900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1">
                <text:p>0.00041</text:p>
              </table:table-cell>
              <table:table-cell office:value-type="float" office:value="0.00000000785289">
                <text:p>0.0000000078528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2">
                <text:p>0.00042</text:p>
              </table:table-cell>
              <table:table-cell office:value-type="float" office:value="0.00000000637835">
                <text:p>0.00000000637835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3">
                <text:p>0.00043</text:p>
              </table:table-cell>
              <table:table-cell office:value-type="float" office:value="0.00000000514294">
                <text:p>0.00000000514294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4">
                <text:p>0.00044</text:p>
              </table:table-cell>
              <table:table-cell office:value-type="float" office:value="0.00000000412009">
                <text:p>0.0000000041200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5">
                <text:p>0.00045</text:p>
              </table:table-cell>
              <table:table-cell office:value-type="float" office:value="0.00000000328229">
                <text:p>0.00000000328229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">
                <text:p>0.00046</text:p>
              </table:table-cell>
              <table:table-cell office:value-type="float" office:value="0.00000000260261">
                <text:p>0.00000000260261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7">
                <text:p>0.00047</text:p>
              </table:table-cell>
              <table:table-cell office:value-type="float" office:value="0.0000000020559">
                <text:p>0.0000000020559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">
                <text:p>0.00048</text:p>
              </table:table-cell>
              <table:table-cell office:value-type="float" office:value="0.00000000161942">
                <text:p>0.00000000161942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9">
                <text:p>0.00049</text:p>
              </table:table-cell>
              <table:table-cell office:value-type="float" office:value="0.00000000127318">
                <text:p>0.00000000127318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">
                <text:p>0.0005</text:p>
              </table:table-cell>
              <table:table-cell office:value-type="float" office:value="0.00000000100002">
                <text:p>0.00000000100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1">
                <text:p>0.00051</text:p>
              </table:table-cell>
              <table:table-cell office:value-type="float" office:value="0.000000000785459">
                <text:p>0.000000000785459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2">
                <text:p>0.00052</text:p>
              </table:table-cell>
              <table:table-cell office:value-type="float" office:value="0.000000000617525">
                <text:p>0.000000000617525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3">
                <text:p>0.00053</text:p>
              </table:table-cell>
              <table:table-cell office:value-type="float" office:value="0.00000000048642">
                <text:p>0.0000000004864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4">
                <text:p>0.00054</text:p>
              </table:table-cell>
              <table:table-cell office:value-type="float" office:value="0.000000000384241">
                <text:p>0.000000000384241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55">
                <text:p>0.00055</text:p>
              </table:table-cell>
              <table:table-cell office:value-type="float" office:value="0.000000000304674">
                <text:p>0.000000000304674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6">
                <text:p>0.00056</text:p>
              </table:table-cell>
              <table:table-cell office:value-type="float" office:value="0.000000000242719">
                <text:p>0.00000000024271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57">
                <text:p>0.00057</text:p>
              </table:table-cell>
              <table:table-cell office:value-type="float" office:value="0.000000000194446">
                <text:p>0.000000000194446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8">
                <text:p>0.00058</text:p>
              </table:table-cell>
              <table:table-cell office:value-type="float" office:value="0.000000000156784">
                <text:p>0.000000000156784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59">
                <text:p>0.00059</text:p>
              </table:table-cell>
              <table:table-cell office:value-type="float" office:value="0.000000000127344">
                <text:p>0.000000000127344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">
                <text:p>0.0006</text:p>
              </table:table-cell>
              <table:table-cell office:value-type="float" office:value="0.000000000104277">
                <text:p>0.00000000010427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1">
                <text:p>0.00061</text:p>
              </table:table-cell>
              <table:table-cell office:value-type="float" office:value="0.0000000000861538">
                <text:p>0.0000000000861538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62">
                <text:p>0.00062</text:p>
              </table:table-cell>
              <table:table-cell office:value-type="float" office:value="0.0000000000718723">
                <text:p>0.0000000000718723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3">
                <text:p>0.00063</text:p>
              </table:table-cell>
              <table:table-cell office:value-type="float" office:value="0.0000000000605844">
                <text:p>0.0000000000605844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4">
                <text:p>0.00064</text:p>
              </table:table-cell>
              <table:table-cell office:value-type="float" office:value="0.0000000000516376">
                <text:p>0.0000000000516376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65">
                <text:p>0.00065</text:p>
              </table:table-cell>
              <table:table-cell office:value-type="float" office:value="0.0000000000445298">
                <text:p>0.0000000000445298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66">
                <text:p>0.00066</text:p>
              </table:table-cell>
              <table:table-cell office:value-type="float" office:value="0.0000000000388748">
                <text:p>0.0000000000388748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67">
                <text:p>0.00067</text:p>
              </table:table-cell>
              <table:table-cell office:value-type="float" office:value="0.0000000000343757">
                <text:p>0.0000000000343757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68">
                <text:p>0.00068</text:p>
              </table:table-cell>
              <table:table-cell office:value-type="float" office:value="0.0000000000308043">
                <text:p>0.0000000000308043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9">
                <text:p>0.00069</text:p>
              </table:table-cell>
              <table:table-cell office:value-type="float" office:value="0.0000000000279858">
                <text:p>0.0000000000279858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">
                <text:p>0.0007</text:p>
              </table:table-cell>
              <table:table-cell office:value-type="float" office:value="0.0000000000257864">
                <text:p>0.0000000000257864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1">
                <text:p>0.00071</text:p>
              </table:table-cell>
              <table:table-cell office:value-type="float" office:value="0.0000000000241055">
                <text:p>0.0000000000241055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2">
                <text:p>0.00072</text:p>
              </table:table-cell>
              <table:table-cell office:value-type="float" office:value="0.0000000000228678">
                <text:p>0.0000000000228678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73">
                <text:p>0.00073</text:p>
              </table:table-cell>
              <table:table-cell office:value-type="float" office:value="0.0000000000220195">
                <text:p>0.000000000022019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74">
                <text:p>0.00074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75">
                <text:p>0.000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76">
                <text:p>0.00076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77">
                <text:p>0.00077</text:p>
              </table:table-cell>
              <table:table-cell office:value-type="float" office:value="0.0000000000220195">
                <text:p>0.000000000022019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78">
                <text:p>0.00078</text:p>
              </table:table-cell>
              <table:table-cell office:value-type="float" office:value="0.0000000000228677">
                <text:p>0.0000000000228677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79">
                <text:p>0.00079</text:p>
              </table:table-cell>
              <table:table-cell office:value-type="float" office:value="0.0000000000241053">
                <text:p>0.0000000000241053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">
                <text:p>0.0008</text:p>
              </table:table-cell>
              <table:table-cell office:value-type="float" office:value="0.0000000000257863">
                <text:p>0.0000000000257863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1">
                <text:p>0.00081</text:p>
              </table:table-cell>
              <table:table-cell office:value-type="float" office:value="0.0000000000279856">
                <text:p>0.000000000027985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82">
                <text:p>0.00082</text:p>
              </table:table-cell>
              <table:table-cell office:value-type="float" office:value="0.0000000000308041">
                <text:p>0.0000000000308041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83">
                <text:p>0.00083</text:p>
              </table:table-cell>
              <table:table-cell office:value-type="float" office:value="0.0000000000343754">
                <text:p>0.0000000000343754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84">
                <text:p>0.00084</text:p>
              </table:table-cell>
              <table:table-cell office:value-type="float" office:value="0.0000000000388744">
                <text:p>0.0000000000388744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5">
                <text:p>0.00085</text:p>
              </table:table-cell>
              <table:table-cell office:value-type="float" office:value="0.0000000000445293">
                <text:p>0.0000000000445293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86">
                <text:p>0.00086</text:p>
              </table:table-cell>
              <table:table-cell office:value-type="float" office:value="0.000000000051637">
                <text:p>0.00000000005163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7">
                <text:p>0.00087</text:p>
              </table:table-cell>
              <table:table-cell office:value-type="float" office:value="0.0000000000605836">
                <text:p>0.0000000000605836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88">
                <text:p>0.00088</text:p>
              </table:table-cell>
              <table:table-cell office:value-type="float" office:value="0.0000000000718713">
                <text:p>0.0000000000718713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9">
                <text:p>0.00089</text:p>
              </table:table-cell>
              <table:table-cell office:value-type="float" office:value="0.0000000000861526">
                <text:p>0.0000000000861526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9">
                <text:p>0.0009</text:p>
              </table:table-cell>
              <table:table-cell office:value-type="float" office:value="0.000000000104276">
                <text:p>0.000000000104276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91">
                <text:p>0.00091</text:p>
              </table:table-cell>
              <table:table-cell office:value-type="float" office:value="0.000000000127342">
                <text:p>0.00000000012734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92">
                <text:p>0.00092</text:p>
              </table:table-cell>
              <table:table-cell office:value-type="float" office:value="0.000000000156781">
                <text:p>0.000000000156781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93">
                <text:p>0.00093</text:p>
              </table:table-cell>
              <table:table-cell office:value-type="float" office:value="0.000000000194443">
                <text:p>0.000000000194443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4">
                <text:p>0.00094</text:p>
              </table:table-cell>
              <table:table-cell office:value-type="float" office:value="0.000000000242715">
                <text:p>0.000000000242715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95">
                <text:p>0.00095</text:p>
              </table:table-cell>
              <table:table-cell office:value-type="float" office:value="0.000000000304668">
                <text:p>0.000000000304668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6">
                <text:p>0.00096</text:p>
              </table:table-cell>
              <table:table-cell office:value-type="float" office:value="0.000000000384234">
                <text:p>0.000000000384234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97">
                <text:p>0.00097</text:p>
              </table:table-cell>
              <table:table-cell office:value-type="float" office:value="0.000000000486411">
                <text:p>0.000000000486411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8">
                <text:p>0.00098</text:p>
              </table:table-cell>
              <table:table-cell office:value-type="float" office:value="0.000000000617512">
                <text:p>0.000000000617512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9">
                <text:p>0.00099</text:p>
              </table:table-cell>
              <table:table-cell office:value-type="float" office:value="0.000000000785442">
                <text:p>0.000000000785442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">
                <text:p>0.001</text:p>
              </table:table-cell>
              <table:table-cell office:value-type="float" office:value="0.000000000999992">
                <text:p>0.0000000009999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01">
                <text:p>0.00101</text:p>
              </table:table-cell>
              <table:table-cell office:value-type="float" office:value="0.00000000127315">
                <text:p>0.00000000127315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02">
                <text:p>0.00102</text:p>
              </table:table-cell>
              <table:table-cell office:value-type="float" office:value="0.00000000161938">
                <text:p>0.00000000161938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03">
                <text:p>0.00103</text:p>
              </table:table-cell>
              <table:table-cell office:value-type="float" office:value="0.00000000205584">
                <text:p>0.00000000205584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04">
                <text:p>0.00104</text:p>
              </table:table-cell>
              <table:table-cell office:value-type="float" office:value="0.00000000260254">
                <text:p>0.00000000260254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05">
                <text:p>0.00105</text:p>
              </table:table-cell>
              <table:table-cell office:value-type="float" office:value="0.0000000032822">
                <text:p>0.0000000032822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06">
                <text:p>0.00106</text:p>
              </table:table-cell>
              <table:table-cell office:value-type="float" office:value="0.00000000411999">
                <text:p>0.00000000411999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07">
                <text:p>0.00107</text:p>
              </table:table-cell>
              <table:table-cell office:value-type="float" office:value="0.0000000051428">
                <text:p>0.0000000051428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8">
                <text:p>0.00108</text:p>
              </table:table-cell>
              <table:table-cell office:value-type="float" office:value="0.00000000637818">
                <text:p>0.00000000637818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09">
                <text:p>0.00109</text:p>
              </table:table-cell>
              <table:table-cell office:value-type="float" office:value="0.00000000785269">
                <text:p>0.0000000078526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">
                <text:p>0.0011</text:p>
              </table:table-cell>
              <table:table-cell office:value-type="float" office:value="0.00000000958977">
                <text:p>0.0000000095897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11">
                <text:p>0.00111</text:p>
              </table:table-cell>
              <table:table-cell office:value-type="float" office:value="0.0000000116071">
                <text:p>0.0000000116071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12">
                <text:p>0.00112</text:p>
              </table:table-cell>
              <table:table-cell office:value-type="float" office:value="0.0000000139135">
                <text:p>0.000000013913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13">
                <text:p>0.00113</text:p>
              </table:table-cell>
              <table:table-cell office:value-type="float" office:value="0.0000000165058">
                <text:p>0.0000000165058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14">
                <text:p>0.00114</text:p>
              </table:table-cell>
              <table:table-cell office:value-type="float" office:value="0.0000000193656">
                <text:p>0.0000000193656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15">
                <text:p>0.00115</text:p>
              </table:table-cell>
              <table:table-cell office:value-type="float" office:value="0.0000000224567">
                <text:p>0.000000022456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6">
                <text:p>0.00116</text:p>
              </table:table-cell>
              <table:table-cell office:value-type="float" office:value="0.0000000257234">
                <text:p>0.000000025723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17">
                <text:p>0.00117</text:p>
              </table:table-cell>
              <table:table-cell office:value-type="float" office:value="0.0000000290901">
                <text:p>0.000000029090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18">
                <text:p>0.00118</text:p>
              </table:table-cell>
              <table:table-cell office:value-type="float" office:value="0.0000000324627">
                <text:p>0.000000032462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19">
                <text:p>0.00119</text:p>
              </table:table-cell>
              <table:table-cell office:value-type="float" office:value="0.0000000357322">
                <text:p>0.0000000357322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2">
                <text:p>0.0012</text:p>
              </table:table-cell>
              <table:table-cell office:value-type="float" office:value="0.0000000387798">
                <text:p>0.0000000387798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21">
                <text:p>0.00121</text:p>
              </table:table-cell>
              <table:table-cell office:value-type="float" office:value="0.0000000414842">
                <text:p>0.000000041484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22">
                <text:p>0.00122</text:p>
              </table:table-cell>
              <table:table-cell office:value-type="float" office:value="0.0000000437294">
                <text:p>0.0000000437294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23">
                <text:p>0.00123</text:p>
              </table:table-cell>
              <table:table-cell office:value-type="float" office:value="0.000000045414">
                <text:p>0.000000045414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24">
                <text:p>0.00124</text:p>
              </table:table-cell>
              <table:table-cell office:value-type="float" office:value="0.0000000464586">
                <text:p>0.0000000464586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26">
                <text:p>0.00126</text:p>
              </table:table-cell>
              <table:table-cell office:value-type="float" office:value="0.0000000464588">
                <text:p>0.000000046458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27">
                <text:p>0.00127</text:p>
              </table:table-cell>
              <table:table-cell office:value-type="float" office:value="0.0000000454145">
                <text:p>0.0000000454145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28">
                <text:p>0.00128</text:p>
              </table:table-cell>
              <table:table-cell office:value-type="float" office:value="0.0000000437301">
                <text:p>0.0000000437301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29">
                <text:p>0.00129</text:p>
              </table:table-cell>
              <table:table-cell office:value-type="float" office:value="0.0000000414849">
                <text:p>0.0000000414849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3">
                <text:p>0.0013</text:p>
              </table:table-cell>
              <table:table-cell office:value-type="float" office:value="0.0000000387807">
                <text:p>0.000000038780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31">
                <text:p>0.00131</text:p>
              </table:table-cell>
              <table:table-cell office:value-type="float" office:value="0.0000000357332">
                <text:p>0.0000000357332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32">
                <text:p>0.00132</text:p>
              </table:table-cell>
              <table:table-cell office:value-type="float" office:value="0.0000000324637">
                <text:p>0.000000032463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33">
                <text:p>0.00133</text:p>
              </table:table-cell>
              <table:table-cell office:value-type="float" office:value="0.0000000290911">
                <text:p>0.000000029091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34">
                <text:p>0.00134</text:p>
              </table:table-cell>
              <table:table-cell office:value-type="float" office:value="0.0000000257244">
                <text:p>0.000000025724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35">
                <text:p>0.00135</text:p>
              </table:table-cell>
              <table:table-cell office:value-type="float" office:value="0.0000000224577">
                <text:p>0.0000000224577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36">
                <text:p>0.00136</text:p>
              </table:table-cell>
              <table:table-cell office:value-type="float" office:value="0.0000000193665">
                <text:p>0.000000019366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7">
                <text:p>0.00137</text:p>
              </table:table-cell>
              <table:table-cell office:value-type="float" office:value="0.0000000165066">
                <text:p>0.000000016506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38">
                <text:p>0.00138</text:p>
              </table:table-cell>
              <table:table-cell office:value-type="float" office:value="0.0000000139142">
                <text:p>0.0000000139142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39">
                <text:p>0.00139</text:p>
              </table:table-cell>
              <table:table-cell office:value-type="float" office:value="0.0000000116077">
                <text:p>0.0000000116077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4">
                <text:p>0.0014</text:p>
              </table:table-cell>
              <table:table-cell office:value-type="float" office:value="0.00000000959035">
                <text:p>0.0000000095903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41">
                <text:p>0.00141</text:p>
              </table:table-cell>
              <table:table-cell office:value-type="float" office:value="0.00000000785319">
                <text:p>0.00000000785319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42">
                <text:p>0.00142</text:p>
              </table:table-cell>
              <table:table-cell office:value-type="float" office:value="0.0000000063786">
                <text:p>0.000000006378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43">
                <text:p>0.00143</text:p>
              </table:table-cell>
              <table:table-cell office:value-type="float" office:value="0.00000000514315">
                <text:p>0.00000000514315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44">
                <text:p>0.00144</text:p>
              </table:table-cell>
              <table:table-cell office:value-type="float" office:value="0.00000000412027">
                <text:p>0.00000000412027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5">
                <text:p>0.00145</text:p>
              </table:table-cell>
              <table:table-cell office:value-type="float" office:value="0.00000000328243">
                <text:p>0.00000000328243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6">
                <text:p>0.00146</text:p>
              </table:table-cell>
              <table:table-cell office:value-type="float" office:value="0.00000000260273">
                <text:p>0.00000000260273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47">
                <text:p>0.00147</text:p>
              </table:table-cell>
              <table:table-cell office:value-type="float" office:value="0.00000000205599">
                <text:p>0.00000000205599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48">
                <text:p>0.00148</text:p>
              </table:table-cell>
              <table:table-cell office:value-type="float" office:value="0.0000000016195">
                <text:p>0.0000000016195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9">
                <text:p>0.00149</text:p>
              </table:table-cell>
              <table:table-cell office:value-type="float" office:value="0.00000000127324">
                <text:p>0.00000000127324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5">
                <text:p>0.0015</text:p>
              </table:table-cell>
              <table:table-cell office:value-type="float" office:value="0.00000000100007">
                <text:p>0.000000001000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51">
                <text:p>0.00151</text:p>
              </table:table-cell>
              <table:table-cell office:value-type="float" office:value="0.000000000785501">
                <text:p>0.000000000785501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52">
                <text:p>0.00152</text:p>
              </table:table-cell>
              <table:table-cell office:value-type="float" office:value="0.000000000617558">
                <text:p>0.000000000617558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53">
                <text:p>0.00153</text:p>
              </table:table-cell>
              <table:table-cell office:value-type="float" office:value="0.000000000486447">
                <text:p>0.000000000486447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54">
                <text:p>0.00154</text:p>
              </table:table-cell>
              <table:table-cell office:value-type="float" office:value="0.000000000384262">
                <text:p>0.00000000038426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55">
                <text:p>0.00155</text:p>
              </table:table-cell>
              <table:table-cell office:value-type="float" office:value="0.000000000304691">
                <text:p>0.000000000304691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56">
                <text:p>0.00156</text:p>
              </table:table-cell>
              <table:table-cell office:value-type="float" office:value="0.000000000242733">
                <text:p>0.000000000242733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57">
                <text:p>0.00157</text:p>
              </table:table-cell>
              <table:table-cell office:value-type="float" office:value="0.000000000194457">
                <text:p>0.000000000194457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58">
                <text:p>0.00158</text:p>
              </table:table-cell>
              <table:table-cell office:value-type="float" office:value="0.000000000156793">
                <text:p>0.000000000156793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59">
                <text:p>0.00159</text:p>
              </table:table-cell>
              <table:table-cell office:value-type="float" office:value="0.000000000127351">
                <text:p>0.000000000127351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6">
                <text:p>0.0016</text:p>
              </table:table-cell>
              <table:table-cell office:value-type="float" office:value="0.000000000104283">
                <text:p>0.000000000104283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61">
                <text:p>0.00161</text:p>
              </table:table-cell>
              <table:table-cell office:value-type="float" office:value="0.0000000000861583">
                <text:p>0.0000000000861583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62">
                <text:p>0.00162</text:p>
              </table:table-cell>
              <table:table-cell office:value-type="float" office:value="0.0000000000718759">
                <text:p>0.000000000071875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63">
                <text:p>0.00163</text:p>
              </table:table-cell>
              <table:table-cell office:value-type="float" office:value="0.0000000000605873">
                <text:p>0.0000000000605873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64">
                <text:p>0.00164</text:p>
              </table:table-cell>
              <table:table-cell office:value-type="float" office:value="NaN">
                <text:p>NaN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65">
                <text:p>0.00165</text:p>
              </table:table-cell>
              <table:table-cell office:value-type="float" office:value="0.0000000000445317">
                <text:p>0.0000000000445317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66">
                <text:p>0.00166</text:p>
              </table:table-cell>
              <table:table-cell office:value-type="float" office:value="0.0000000000388764">
                <text:p>0.0000000000388764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67">
                <text:p>0.00167</text:p>
              </table:table-cell>
              <table:table-cell office:value-type="float" office:value="0.000000000034377">
                <text:p>0.000000000034377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68">
                <text:p>0.00168</text:p>
              </table:table-cell>
              <table:table-cell office:value-type="float" office:value="0.0000000000308054">
                <text:p>0.0000000000308054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69">
                <text:p>0.00169</text:p>
              </table:table-cell>
              <table:table-cell office:value-type="float" office:value="0.0000000000279866">
                <text:p>0.000000000027986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7">
                <text:p>0.0017</text:p>
              </table:table-cell>
              <table:table-cell office:value-type="float" office:value="0.0000000000257871">
                <text:p>0.0000000000257871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71">
                <text:p>0.00171</text:p>
              </table:table-cell>
              <table:table-cell office:value-type="float" office:value="0.0000000000241059">
                <text:p>0.0000000000241059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72">
                <text:p>0.00172</text:p>
              </table:table-cell>
              <table:table-cell office:value-type="float" office:value="0.0000000000228681">
                <text:p>0.0000000000228681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73">
                <text:p>0.00173</text:p>
              </table:table-cell>
              <table:table-cell office:value-type="float" office:value="0.0000000000220198">
                <text:p>0.0000000000220198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74">
                <text:p>0.00174</text:p>
              </table:table-cell>
              <table:table-cell office:value-type="float" office:value="0.0000000000215246">
                <text:p>0.000000000021524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75">
                <text:p>0.001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76">
                <text:p>0.00176</text:p>
              </table:table-cell>
              <table:table-cell office:value-type="float" office:value="0.0000000000215243">
                <text:p>0.0000000000215243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77">
                <text:p>0.00177</text:p>
              </table:table-cell>
              <table:table-cell office:value-type="float" office:value="0.0000000000220193">
                <text:p>0.0000000000220193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78">
                <text:p>0.00178</text:p>
              </table:table-cell>
              <table:table-cell office:value-type="float" office:value="0.0000000000228673">
                <text:p>0.0000000000228673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79">
                <text:p>0.00179</text:p>
              </table:table-cell>
              <table:table-cell office:value-type="float" office:value="0.0000000000241048">
                <text:p>0.0000000000241048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8">
                <text:p>0.0018</text:p>
              </table:table-cell>
              <table:table-cell office:value-type="float" office:value="0.0000000000257855">
                <text:p>0.0000000000257855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81">
                <text:p>0.00181</text:p>
              </table:table-cell>
              <table:table-cell office:value-type="float" office:value="0.0000000000279846">
                <text:p>0.000000000027984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82">
                <text:p>0.00182</text:p>
              </table:table-cell>
              <table:table-cell office:value-type="float" office:value="0.0000000000308028">
                <text:p>0.0000000000308028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83">
                <text:p>0.00183</text:p>
              </table:table-cell>
              <table:table-cell office:value-type="float" office:value="0.0000000000343738">
                <text:p>0.0000000000343738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84">
                <text:p>0.00184</text:p>
              </table:table-cell>
              <table:table-cell office:value-type="float" office:value="0.0000000000388723">
                <text:p>0.0000000000388723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85">
                <text:p>0.00185</text:p>
              </table:table-cell>
              <table:table-cell office:value-type="float" office:value="0.0000000000445267">
                <text:p>0.0000000000445267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86">
                <text:p>0.00186</text:p>
              </table:table-cell>
              <table:table-cell office:value-type="float" office:value="0.0000000000516336">
                <text:p>0.0000000000516336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87">
                <text:p>0.00187</text:p>
              </table:table-cell>
              <table:table-cell office:value-type="float" office:value="0.0000000000605794">
                <text:p>0.0000000000605794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88">
                <text:p>0.00188</text:p>
              </table:table-cell>
              <table:table-cell office:value-type="float" office:value="0.0000000000718658">
                <text:p>0.000000000071865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89">
                <text:p>0.00189</text:p>
              </table:table-cell>
              <table:table-cell office:value-type="float" office:value="0.0000000000861455">
                <text:p>0.0000000000861455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9">
                <text:p>0.0019</text:p>
              </table:table-cell>
              <table:table-cell office:value-type="float" office:value="0.000000000104267">
                <text:p>0.00000000010426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91">
                <text:p>0.00191</text:p>
              </table:table-cell>
              <table:table-cell office:value-type="float" office:value="0.00000000012733">
                <text:p>0.00000000012733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92">
                <text:p>0.00192</text:p>
              </table:table-cell>
              <table:table-cell office:value-type="float" office:value="0.000000000156766">
                <text:p>0.000000000156766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93">
                <text:p>0.00193</text:p>
              </table:table-cell>
              <table:table-cell office:value-type="float" office:value="0.000000000194423">
                <text:p>0.000000000194423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94">
                <text:p>0.00194</text:p>
              </table:table-cell>
              <table:table-cell office:value-type="float" office:value="0.000000000242689">
                <text:p>0.00000000024268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5">
                <text:p>0.00195</text:p>
              </table:table-cell>
              <table:table-cell office:value-type="float" office:value="0.000000000304635">
                <text:p>0.000000000304635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96">
                <text:p>0.00196</text:p>
              </table:table-cell>
              <table:table-cell office:value-type="float" office:value="0.000000000384192">
                <text:p>0.00000000038419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97">
                <text:p>0.00197</text:p>
              </table:table-cell>
              <table:table-cell office:value-type="float" office:value="0.000000000486357">
                <text:p>0.000000000486357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98">
                <text:p>0.00198</text:p>
              </table:table-cell>
              <table:table-cell office:value-type="float" office:value="0.000000000617445">
                <text:p>0.000000000617445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99">
                <text:p>0.00199</text:p>
              </table:table-cell>
              <table:table-cell office:value-type="float" office:value="0.000000000785358">
                <text:p>0.000000000785358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">
                <text:p>0.002</text:p>
              </table:table-cell>
              <table:table-cell office:value-type="float" office:value="0.000000000999888">
                <text:p>0.0000000009998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01">
                <text:p>0.00201</text:p>
              </table:table-cell>
              <table:table-cell office:value-type="float" office:value="0.00000000127302">
                <text:p>0.00000000127302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02">
                <text:p>0.00202</text:p>
              </table:table-cell>
              <table:table-cell office:value-type="float" office:value="0.00000000161922">
                <text:p>0.00000000161922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03">
                <text:p>0.00203</text:p>
              </table:table-cell>
              <table:table-cell office:value-type="float" office:value="0.00000000205565">
                <text:p>0.00000000205565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04">
                <text:p>0.00204</text:p>
              </table:table-cell>
              <table:table-cell office:value-type="float" office:value="0.00000000260231">
                <text:p>0.00000000260231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05">
                <text:p>0.00205</text:p>
              </table:table-cell>
              <table:table-cell office:value-type="float" office:value="0.00000000328192">
                <text:p>0.00000000328192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06">
                <text:p>0.00206</text:p>
              </table:table-cell>
              <table:table-cell office:value-type="float" office:value="0.00000000411965">
                <text:p>0.00000000411965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07">
                <text:p>0.00207</text:p>
              </table:table-cell>
              <table:table-cell office:value-type="float" office:value="0.00000000514241">
                <text:p>0.00000000514241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08">
                <text:p>0.00208</text:p>
              </table:table-cell>
              <table:table-cell office:value-type="float" office:value="0.00000000637773">
                <text:p>0.00000000637773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09">
                <text:p>0.00209</text:p>
              </table:table-cell>
              <table:table-cell office:value-type="float" office:value="0.00000000785217">
                <text:p>0.0000000078521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1">
                <text:p>0.0021</text:p>
              </table:table-cell>
              <table:table-cell office:value-type="float" office:value="0.00000000958918">
                <text:p>0.00000000958918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11">
                <text:p>0.00211</text:p>
              </table:table-cell>
              <table:table-cell office:value-type="float" office:value="0.0000000116064">
                <text:p>0.0000000116064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12">
                <text:p>0.00212</text:p>
              </table:table-cell>
              <table:table-cell office:value-type="float" office:value="0.0000000139128">
                <text:p>0.0000000139128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13">
                <text:p>0.00213</text:p>
              </table:table-cell>
              <table:table-cell office:value-type="float" office:value="0.000000016505">
                <text:p>0.000000016505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14">
                <text:p>0.00214</text:p>
              </table:table-cell>
              <table:table-cell office:value-type="float" office:value="0.0000000193648">
                <text:p>0.0000000193648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15">
                <text:p>0.00215</text:p>
              </table:table-cell>
              <table:table-cell office:value-type="float" office:value="0.0000000224559">
                <text:p>0.0000000224559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16">
                <text:p>0.00216</text:p>
              </table:table-cell>
              <table:table-cell office:value-type="float" office:value="0.0000000257226">
                <text:p>0.0000000257226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17">
                <text:p>0.00217</text:p>
              </table:table-cell>
              <table:table-cell office:value-type="float" office:value="0.0000000290893">
                <text:p>0.0000000290893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18">
                <text:p>0.00218</text:p>
              </table:table-cell>
              <table:table-cell office:value-type="float" office:value="0.000000032462">
                <text:p>0.000000032462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19">
                <text:p>0.00219</text:p>
              </table:table-cell>
              <table:table-cell office:value-type="float" office:value="0.0000000357315">
                <text:p>0.0000000357315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2">
                <text:p>0.0022</text:p>
              </table:table-cell>
              <table:table-cell office:value-type="float" office:value="0.0000000387793">
                <text:p>0.0000000387793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21">
                <text:p>0.00221</text:p>
              </table:table-cell>
              <table:table-cell office:value-type="float" office:value="0.0000000414837">
                <text:p>0.0000000414837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22">
                <text:p>0.00222</text:p>
              </table:table-cell>
              <table:table-cell office:value-type="float" office:value="0.0000000437291">
                <text:p>0.0000000437291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23">
                <text:p>0.00223</text:p>
              </table:table-cell>
              <table:table-cell office:value-type="float" office:value="0.0000000454138">
                <text:p>0.000000045413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24">
                <text:p>0.00224</text:p>
              </table:table-cell>
              <table:table-cell office:value-type="float" office:value="0.0000000464585">
                <text:p>0.0000000464585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25">
                <text:p>0.002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26">
                <text:p>0.00226</text:p>
              </table:table-cell>
              <table:table-cell office:value-type="float" office:value="0.0000000464589">
                <text:p>0.0000000464589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27">
                <text:p>0.00227</text:p>
              </table:table-cell>
              <table:table-cell office:value-type="float" office:value="0.0000000454146">
                <text:p>0.0000000454146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28">
                <text:p>0.00228</text:p>
              </table:table-cell>
              <table:table-cell office:value-type="float" office:value="0.0000000437303">
                <text:p>0.0000000437303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29">
                <text:p>0.00229</text:p>
              </table:table-cell>
              <table:table-cell office:value-type="float" office:value="0.0000000414852">
                <text:p>0.000000041485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3">
                <text:p>0.0023</text:p>
              </table:table-cell>
              <table:table-cell office:value-type="float" office:value="0.0000000387809">
                <text:p>0.0000000387809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31">
                <text:p>0.00231</text:p>
              </table:table-cell>
              <table:table-cell office:value-type="float" office:value="0.0000000357334">
                <text:p>0.0000000357334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32">
                <text:p>0.00232</text:p>
              </table:table-cell>
              <table:table-cell office:value-type="float" office:value="0.0000000324639">
                <text:p>0.0000000324639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33">
                <text:p>0.00233</text:p>
              </table:table-cell>
              <table:table-cell office:value-type="float" office:value="0.0000000290913">
                <text:p>0.0000000290913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34">
                <text:p>0.00234</text:p>
              </table:table-cell>
              <table:table-cell office:value-type="float" office:value="0.0000000257245">
                <text:p>0.0000000257245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35">
                <text:p>0.00235</text:p>
              </table:table-cell>
              <table:table-cell office:value-type="float" office:value="0.0000000224578">
                <text:p>0.0000000224578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36">
                <text:p>0.00236</text:p>
              </table:table-cell>
              <table:table-cell office:value-type="float" office:value="0.0000000193665">
                <text:p>0.000000019366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37">
                <text:p>0.00237</text:p>
              </table:table-cell>
              <table:table-cell office:value-type="float" office:value="0.0000000165066">
                <text:p>0.0000000165066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38">
                <text:p>0.00238</text:p>
              </table:table-cell>
              <table:table-cell office:value-type="float" office:value="0.0000000139142">
                <text:p>0.0000000139142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39">
                <text:p>0.00239</text:p>
              </table:table-cell>
              <table:table-cell office:value-type="float" office:value="0.0000000116077">
                <text:p>0.0000000116077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4">
                <text:p>0.0024</text:p>
              </table:table-cell>
              <table:table-cell office:value-type="float" office:value="0.00000000959028">
                <text:p>0.00000000959028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41">
                <text:p>0.00241</text:p>
              </table:table-cell>
              <table:table-cell office:value-type="float" office:value="0.00000000785311">
                <text:p>0.00000000785311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42">
                <text:p>0.00242</text:p>
              </table:table-cell>
              <table:table-cell office:value-type="float" office:value="0.00000000637852">
                <text:p>0.00000000637852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43">
                <text:p>0.00243</text:p>
              </table:table-cell>
              <table:table-cell office:value-type="float" office:value="0.00000000514307">
                <text:p>0.00000000514307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44">
                <text:p>0.00244</text:p>
              </table:table-cell>
              <table:table-cell office:value-type="float" office:value="0.0000000041202">
                <text:p>0.0000000041202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45">
                <text:p>0.00245</text:p>
              </table:table-cell>
              <table:table-cell office:value-type="float" office:value="0.00000000328236">
                <text:p>0.00000000328236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46">
                <text:p>0.00246</text:p>
              </table:table-cell>
              <table:table-cell office:value-type="float" office:value="0.00000000260266">
                <text:p>0.00000000260266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47">
                <text:p>0.00247</text:p>
              </table:table-cell>
              <table:table-cell office:value-type="float" office:value="0.00000000205594">
                <text:p>0.00000000205594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48">
                <text:p>0.00248</text:p>
              </table:table-cell>
              <table:table-cell office:value-type="float" office:value="0.00000000161945">
                <text:p>0.00000000161945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49">
                <text:p>0.00249</text:p>
              </table:table-cell>
              <table:table-cell office:value-type="float" office:value="0.0000000012732">
                <text:p>0.0000000012732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5">
                <text:p>0.0025</text:p>
              </table:table-cell>
              <table:table-cell office:value-type="float" office:value="0.00000000100003">
                <text:p>0.00000000100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51">
                <text:p>0.00251</text:p>
              </table:table-cell>
              <table:table-cell office:value-type="float" office:value="0.000000000785469">
                <text:p>0.000000000785469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52">
                <text:p>0.00252</text:p>
              </table:table-cell>
              <table:table-cell office:value-type="float" office:value="0.000000000617532">
                <text:p>0.000000000617532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53">
                <text:p>0.00253</text:p>
              </table:table-cell>
              <table:table-cell office:value-type="float" office:value="0.000000000486425">
                <text:p>0.000000000486425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54">
                <text:p>0.00254</text:p>
              </table:table-cell>
              <table:table-cell office:value-type="float" office:value="0.000000000384244">
                <text:p>0.000000000384244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55">
                <text:p>0.00255</text:p>
              </table:table-cell>
              <table:table-cell office:value-type="float" office:value="0.000000000304676">
                <text:p>0.000000000304676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56">
                <text:p>0.00256</text:p>
              </table:table-cell>
              <table:table-cell office:value-type="float" office:value="0.00000000024272">
                <text:p>0.00000000024272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57">
                <text:p>0.00257</text:p>
              </table:table-cell>
              <table:table-cell office:value-type="float" office:value="0.000000000194447">
                <text:p>0.000000000194447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58">
                <text:p>0.00258</text:p>
              </table:table-cell>
              <table:table-cell office:value-type="float" office:value="0.000000000156784">
                <text:p>0.000000000156784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59">
                <text:p>0.00259</text:p>
              </table:table-cell>
              <table:table-cell office:value-type="float" office:value="0.000000000127344">
                <text:p>0.000000000127344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6">
                <text:p>0.0026</text:p>
              </table:table-cell>
              <table:table-cell office:value-type="float" office:value="0.000000000104277">
                <text:p>0.00000000010427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61">
                <text:p>0.00261</text:p>
              </table:table-cell>
              <table:table-cell office:value-type="float" office:value="0.0000000000861538">
                <text:p>0.0000000000861538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62">
                <text:p>0.00262</text:p>
              </table:table-cell>
              <table:table-cell office:value-type="float" office:value="0.0000000000718722">
                <text:p>0.0000000000718722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63">
                <text:p>0.00263</text:p>
              </table:table-cell>
              <table:table-cell office:value-type="float" office:value="0.0000000000605843">
                <text:p>0.0000000000605843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64">
                <text:p>0.00264</text:p>
              </table:table-cell>
              <table:table-cell office:value-type="float" office:value="0.0000000000516375">
                <text:p>0.0000000000516375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65">
                <text:p>0.00265</text:p>
              </table:table-cell>
              <table:table-cell office:value-type="float" office:value="0.0000000000445296">
                <text:p>0.0000000000445296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66">
                <text:p>0.00266</text:p>
              </table:table-cell>
              <table:table-cell office:value-type="float" office:value="0.0000000000388746">
                <text:p>0.0000000000388746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67">
                <text:p>0.00267</text:p>
              </table:table-cell>
              <table:table-cell office:value-type="float" office:value="0.0000000000343756">
                <text:p>0.0000000000343756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68">
                <text:p>0.00268</text:p>
              </table:table-cell>
              <table:table-cell office:value-type="float" office:value="0.0000000000308042">
                <text:p>0.0000000000308042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69">
                <text:p>0.00269</text:p>
              </table:table-cell>
              <table:table-cell office:value-type="float" office:value="0.0000000000279856">
                <text:p>0.0000000000279856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7">
                <text:p>0.0027</text:p>
              </table:table-cell>
              <table:table-cell office:value-type="float" office:value="0.0000000000257863">
                <text:p>0.0000000000257863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71">
                <text:p>0.00271</text:p>
              </table:table-cell>
              <table:table-cell office:value-type="float" office:value="0.0000000000241054">
                <text:p>0.0000000000241054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72">
                <text:p>0.00272</text:p>
              </table:table-cell>
              <table:table-cell office:value-type="float" office:value="0.0000000000228677">
                <text:p>0.0000000000228677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73">
                <text:p>0.00273</text:p>
              </table:table-cell>
              <table:table-cell office:value-type="float" office:value="0.0000000000220195">
                <text:p>0.000000000022019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74">
                <text:p>0.00274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75">
                <text:p>0.002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76">
                <text:p>0.00276</text:p>
              </table:table-cell>
              <table:table-cell office:value-type="float" office:value="0.0000000000215245">
                <text:p>0.000000000021524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77">
                <text:p>0.00277</text:p>
              </table:table-cell>
              <table:table-cell office:value-type="float" office:value="0.0000000000220196">
                <text:p>0.000000000022019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78">
                <text:p>0.00278</text:p>
              </table:table-cell>
              <table:table-cell office:value-type="float" office:value="0.0000000000228678">
                <text:p>0.0000000000228678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79">
                <text:p>0.00279</text:p>
              </table:table-cell>
              <table:table-cell office:value-type="float" office:value="0.0000000000241055">
                <text:p>0.0000000000241055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8">
                <text:p>0.0028</text:p>
              </table:table-cell>
              <table:table-cell office:value-type="float" office:value="0.0000000000257865">
                <text:p>0.0000000000257865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81">
                <text:p>0.00281</text:p>
              </table:table-cell>
              <table:table-cell office:value-type="float" office:value="0.0000000000279859">
                <text:p>0.000000000027985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82">
                <text:p>0.00282</text:p>
              </table:table-cell>
              <table:table-cell office:value-type="float" office:value="0.0000000000308045">
                <text:p>0.0000000000308045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83">
                <text:p>0.00283</text:p>
              </table:table-cell>
              <table:table-cell office:value-type="float" office:value="0.0000000000343759">
                <text:p>0.000000000034375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84">
                <text:p>0.00284</text:p>
              </table:table-cell>
              <table:table-cell office:value-type="float" office:value="0.0000000000388751">
                <text:p>0.0000000000388751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85">
                <text:p>0.00285</text:p>
              </table:table-cell>
              <table:table-cell office:value-type="float" office:value="0.0000000000445302">
                <text:p>0.0000000000445302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86">
                <text:p>0.00286</text:p>
              </table:table-cell>
              <table:table-cell office:value-type="float" office:value="0.0000000000516382">
                <text:p>0.0000000000516382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87">
                <text:p>0.00287</text:p>
              </table:table-cell>
              <table:table-cell office:value-type="float" office:value="0.0000000000605852">
                <text:p>0.000000000060585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88">
                <text:p>0.00288</text:p>
              </table:table-cell>
              <table:table-cell office:value-type="float" office:value="0.0000000000718733">
                <text:p>0.0000000000718733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89">
                <text:p>0.00289</text:p>
              </table:table-cell>
              <table:table-cell office:value-type="float" office:value="0.0000000000861552">
                <text:p>0.0000000000861552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9">
                <text:p>0.0029</text:p>
              </table:table-cell>
              <table:table-cell office:value-type="float" office:value="0.000000000104279">
                <text:p>0.00000000010427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91">
                <text:p>0.00291</text:p>
              </table:table-cell>
              <table:table-cell office:value-type="float" office:value="0.000000000127347">
                <text:p>0.000000000127347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92">
                <text:p>0.00292</text:p>
              </table:table-cell>
              <table:table-cell office:value-type="float" office:value="0.000000000156787">
                <text:p>0.000000000156787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93">
                <text:p>0.00293</text:p>
              </table:table-cell>
              <table:table-cell office:value-type="float" office:value="0.000000000194451">
                <text:p>0.000000000194451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94">
                <text:p>0.00294</text:p>
              </table:table-cell>
              <table:table-cell office:value-type="float" office:value="0.000000000242725">
                <text:p>0.000000000242725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95">
                <text:p>0.00295</text:p>
              </table:table-cell>
              <table:table-cell office:value-type="float" office:value="0.000000000304682">
                <text:p>0.000000000304682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96">
                <text:p>0.00296</text:p>
              </table:table-cell>
              <table:table-cell office:value-type="float" office:value="0.000000000384252">
                <text:p>0.00000000038425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97">
                <text:p>0.00297</text:p>
              </table:table-cell>
              <table:table-cell office:value-type="float" office:value="0.000000000486435">
                <text:p>0.000000000486435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98">
                <text:p>0.00298</text:p>
              </table:table-cell>
              <table:table-cell office:value-type="float" office:value="0.000000000617545">
                <text:p>0.000000000617545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99">
                <text:p>0.00299</text:p>
              </table:table-cell>
              <table:table-cell office:value-type="float" office:value="0.000000000785487">
                <text:p>0.000000000785487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">
                <text:p>0.003</text:p>
              </table:table-cell>
              <table:table-cell office:value-type="float" office:value="0.00000000100005">
                <text:p>0.00000000100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01">
                <text:p>0.00301</text:p>
              </table:table-cell>
              <table:table-cell office:value-type="float" office:value="0.00000000127323">
                <text:p>0.00000000127323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02">
                <text:p>0.00302</text:p>
              </table:table-cell>
              <table:table-cell office:value-type="float" office:value="0.00000000161948">
                <text:p>0.00000000161948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03">
                <text:p>0.00303</text:p>
              </table:table-cell>
              <table:table-cell office:value-type="float" office:value="0.00000000205598">
                <text:p>0.00000000205598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04">
                <text:p>0.00304</text:p>
              </table:table-cell>
              <table:table-cell office:value-type="float" office:value="0.00000000260272">
                <text:p>0.00000000260272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05">
                <text:p>0.00305</text:p>
              </table:table-cell>
              <table:table-cell office:value-type="float" office:value="0.00000000328243">
                <text:p>0.00000000328243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06">
                <text:p>0.00306</text:p>
              </table:table-cell>
              <table:table-cell office:value-type="float" office:value="0.00000000412028">
                <text:p>0.00000000412028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07">
                <text:p>0.00307</text:p>
              </table:table-cell>
              <table:table-cell office:value-type="float" office:value="0.00000000514317">
                <text:p>0.00000000514317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08">
                <text:p>0.00308</text:p>
              </table:table-cell>
              <table:table-cell office:value-type="float" office:value="0.00000000637865">
                <text:p>0.00000000637865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09">
                <text:p>0.00309</text:p>
              </table:table-cell>
              <table:table-cell office:value-type="float" office:value="0.00000000785326">
                <text:p>0.00000000785326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1">
                <text:p>0.0031</text:p>
              </table:table-cell>
              <table:table-cell office:value-type="float" office:value="0.00000000959045">
                <text:p>0.0000000095904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11">
                <text:p>0.00311</text:p>
              </table:table-cell>
              <table:table-cell office:value-type="float" office:value="0.0000000116079">
                <text:p>0.0000000116079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12">
                <text:p>0.00312</text:p>
              </table:table-cell>
              <table:table-cell office:value-type="float" office:value="0.0000000139144">
                <text:p>0.0000000139144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13">
                <text:p>0.00313</text:p>
              </table:table-cell>
              <table:table-cell office:value-type="float" office:value="0.0000000165069">
                <text:p>0.0000000165069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14">
                <text:p>0.00314</text:p>
              </table:table-cell>
              <table:table-cell office:value-type="float" office:value="0.0000000193668">
                <text:p>0.0000000193668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15">
                <text:p>0.00315</text:p>
              </table:table-cell>
              <table:table-cell office:value-type="float" office:value="0.000000022458">
                <text:p>0.000000022458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16">
                <text:p>0.00316</text:p>
              </table:table-cell>
              <table:table-cell office:value-type="float" office:value="0.0000000257248">
                <text:p>0.0000000257248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17">
                <text:p>0.00317</text:p>
              </table:table-cell>
              <table:table-cell office:value-type="float" office:value="0.0000000290916">
                <text:p>0.0000000290916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18">
                <text:p>0.00318</text:p>
              </table:table-cell>
              <table:table-cell office:value-type="float" office:value="0.0000000324642">
                <text:p>0.0000000324642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19">
                <text:p>0.00319</text:p>
              </table:table-cell>
              <table:table-cell office:value-type="float" office:value="0.0000000357337">
                <text:p>0.0000000357337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2">
                <text:p>0.0032</text:p>
              </table:table-cell>
              <table:table-cell office:value-type="float" office:value="0.0000000387812">
                <text:p>0.000000038781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21">
                <text:p>0.00321</text:p>
              </table:table-cell>
              <table:table-cell office:value-type="float" office:value="0.0000000414854">
                <text:p>0.0000000414854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22">
                <text:p>0.00322</text:p>
              </table:table-cell>
              <table:table-cell office:value-type="float" office:value="0.0000000437304">
                <text:p>0.0000000437304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23">
                <text:p>0.00323</text:p>
              </table:table-cell>
              <table:table-cell office:value-type="float" office:value="0.0000000454147">
                <text:p>0.000000045414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24">
                <text:p>0.00324</text:p>
              </table:table-cell>
              <table:table-cell office:value-type="float" office:value="0.000000046459">
                <text:p>0.000000046459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25">
                <text:p>0.003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26">
                <text:p>0.00326</text:p>
              </table:table-cell>
              <table:table-cell office:value-type="float" office:value="0.0000000464584">
                <text:p>0.0000000464584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27">
                <text:p>0.00327</text:p>
              </table:table-cell>
              <table:table-cell office:value-type="float" office:value="0.0000000454137">
                <text:p>0.000000045413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28">
                <text:p>0.00328</text:p>
              </table:table-cell>
              <table:table-cell office:value-type="float" office:value="0.0000000437289">
                <text:p>0.0000000437289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29">
                <text:p>0.00329</text:p>
              </table:table-cell>
              <table:table-cell office:value-type="float" office:value="0.0000000414835">
                <text:p>0.0000000414835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3">
                <text:p>0.0033</text:p>
              </table:table-cell>
              <table:table-cell office:value-type="float" office:value="0.000000038779">
                <text:p>0.000000038779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31">
                <text:p>0.00331</text:p>
              </table:table-cell>
              <table:table-cell office:value-type="float" office:value="0.0000000357313">
                <text:p>0.0000000357313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32">
                <text:p>0.00332</text:p>
              </table:table-cell>
              <table:table-cell office:value-type="float" office:value="0.0000000324617">
                <text:p>0.0000000324617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33">
                <text:p>0.00333</text:p>
              </table:table-cell>
              <table:table-cell office:value-type="float" office:value="0.000000029089">
                <text:p>0.000000029089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334">
                <text:p>0.00334</text:p>
              </table:table-cell>
              <table:table-cell office:value-type="float" office:value="0.0000000257223">
                <text:p>0.0000000257223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35">
                <text:p>0.00335</text:p>
              </table:table-cell>
              <table:table-cell office:value-type="float" office:value="0.0000000224556">
                <text:p>0.0000000224556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36">
                <text:p>0.00336</text:p>
              </table:table-cell>
              <table:table-cell office:value-type="float" office:value="0.0000000193645">
                <text:p>0.000000019364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37">
                <text:p>0.00337</text:p>
              </table:table-cell>
              <table:table-cell office:value-type="float" office:value="0.0000000165048">
                <text:p>0.0000000165048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38">
                <text:p>0.00338</text:p>
              </table:table-cell>
              <table:table-cell office:value-type="float" office:value="0.0000000139125">
                <text:p>0.000000013912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39">
                <text:p>0.00339</text:p>
              </table:table-cell>
              <table:table-cell office:value-type="float" office:value="0.0000000116062">
                <text:p>0.0000000116062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4">
                <text:p>0.0034</text:p>
              </table:table-cell>
              <table:table-cell office:value-type="float" office:value="0.00000000958901">
                <text:p>0.0000000095890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41">
                <text:p>0.00341</text:p>
              </table:table-cell>
              <table:table-cell office:value-type="float" office:value="0.00000000785203">
                <text:p>0.00000000785203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42">
                <text:p>0.00342</text:p>
              </table:table-cell>
              <table:table-cell office:value-type="float" office:value="0.00000000637761">
                <text:p>0.00000000637761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43">
                <text:p>0.00343</text:p>
              </table:table-cell>
              <table:table-cell office:value-type="float" office:value="0.00000000514231">
                <text:p>0.00000000514231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44">
                <text:p>0.00344</text:p>
              </table:table-cell>
              <table:table-cell office:value-type="float" office:value="0.00000000411957">
                <text:p>0.00000000411957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45">
                <text:p>0.00345</text:p>
              </table:table-cell>
              <table:table-cell office:value-type="float" office:value="0.00000000328185">
                <text:p>0.00000000328185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46">
                <text:p>0.00346</text:p>
              </table:table-cell>
              <table:table-cell office:value-type="float" office:value="0.00000000260225">
                <text:p>0.00000000260225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47">
                <text:p>0.00347</text:p>
              </table:table-cell>
              <table:table-cell office:value-type="float" office:value="0.00000000205561">
                <text:p>0.00000000205561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348">
                <text:p>0.00348</text:p>
              </table:table-cell>
              <table:table-cell office:value-type="float" office:value="0.00000000161918">
                <text:p>0.00000000161918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49">
                <text:p>0.00349</text:p>
              </table:table-cell>
              <table:table-cell office:value-type="float" office:value="0.00000000127299">
                <text:p>0.00000000127299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5">
                <text:p>0.0035</text:p>
              </table:table-cell>
              <table:table-cell office:value-type="float" office:value="0.000000000999866">
                <text:p>0.00000000099986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51">
                <text:p>0.00351</text:p>
              </table:table-cell>
              <table:table-cell office:value-type="float" office:value="0.000000000785341">
                <text:p>0.000000000785341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52">
                <text:p>0.00352</text:p>
              </table:table-cell>
              <table:table-cell office:value-type="float" office:value="0.000000000617432">
                <text:p>0.000000000617432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53">
                <text:p>0.00353</text:p>
              </table:table-cell>
              <table:table-cell office:value-type="float" office:value="0.000000000486347">
                <text:p>0.000000000486347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54">
                <text:p>0.00354</text:p>
              </table:table-cell>
              <table:table-cell office:value-type="float" office:value="0.000000000384183">
                <text:p>0.000000000384183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55">
                <text:p>0.00355</text:p>
              </table:table-cell>
              <table:table-cell office:value-type="float" office:value="0.000000000304629">
                <text:p>0.00000000030462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56">
                <text:p>0.00356</text:p>
              </table:table-cell>
              <table:table-cell office:value-type="float" office:value="0.000000000242683">
                <text:p>0.000000000242683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57">
                <text:p>0.00357</text:p>
              </table:table-cell>
              <table:table-cell office:value-type="float" office:value="0.000000000194418">
                <text:p>0.000000000194418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58">
                <text:p>0.00358</text:p>
              </table:table-cell>
              <table:table-cell office:value-type="float" office:value="0.000000000156762">
                <text:p>0.000000000156762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59">
                <text:p>0.00359</text:p>
              </table:table-cell>
              <table:table-cell office:value-type="float" office:value="0.000000000127327">
                <text:p>0.000000000127327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6">
                <text:p>0.0036</text:p>
              </table:table-cell>
              <table:table-cell office:value-type="float" office:value="0.000000000104263">
                <text:p>0.000000000104263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61">
                <text:p>0.00361</text:p>
              </table:table-cell>
              <table:table-cell office:value-type="float" office:value="0.0000000000861429">
                <text:p>0.0000000000861429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62">
                <text:p>0.00362</text:p>
              </table:table-cell>
              <table:table-cell office:value-type="float" office:value="0.0000000000718636">
                <text:p>0.0000000000718636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63">
                <text:p>0.00363</text:p>
              </table:table-cell>
              <table:table-cell office:value-type="float" office:value="0.0000000000605775">
                <text:p>0.0000000000605775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64">
                <text:p>0.00364</text:p>
              </table:table-cell>
              <table:table-cell office:value-type="float" office:value="0.0000000000516321">
                <text:p>0.0000000000516321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65">
                <text:p>0.00365</text:p>
              </table:table-cell>
              <table:table-cell office:value-type="float" office:value="0.0000000000445253">
                <text:p>0.0000000000445253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66">
                <text:p>0.00366</text:p>
              </table:table-cell>
              <table:table-cell office:value-type="float" office:value="0.0000000000388712">
                <text:p>0.0000000000388712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67">
                <text:p>0.00367</text:p>
              </table:table-cell>
              <table:table-cell office:value-type="float" office:value="0.0000000000343729">
                <text:p>0.0000000000343729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68">
                <text:p>0.00368</text:p>
              </table:table-cell>
              <table:table-cell office:value-type="float" office:value="0.0000000000308021">
                <text:p>0.0000000000308021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69">
                <text:p>0.00369</text:p>
              </table:table-cell>
              <table:table-cell office:value-type="float" office:value="0.0000000000279839">
                <text:p>0.0000000000279839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7">
                <text:p>0.0037</text:p>
              </table:table-cell>
              <table:table-cell office:value-type="float" office:value="0.000000000025785">
                <text:p>0.000000000025785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71">
                <text:p>0.00371</text:p>
              </table:table-cell>
              <table:table-cell office:value-type="float" office:value="0.0000000000241044">
                <text:p>0.0000000000241044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72">
                <text:p>0.00372</text:p>
              </table:table-cell>
              <table:table-cell office:value-type="float" office:value="0.000000000022867">
                <text:p>0.000000000022867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73">
                <text:p>0.00373</text:p>
              </table:table-cell>
              <table:table-cell office:value-type="float" office:value="0.0000000000220191">
                <text:p>0.0000000000220191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74">
                <text:p>0.00374</text:p>
              </table:table-cell>
              <table:table-cell office:value-type="float" office:value="0.0000000000215242">
                <text:p>0.0000000000215242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75">
                <text:p>0.003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76">
                <text:p>0.00376</text:p>
              </table:table-cell>
              <table:table-cell office:value-type="float" office:value="0.0000000000215247">
                <text:p>0.000000000021524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77">
                <text:p>0.00377</text:p>
              </table:table-cell>
              <table:table-cell office:value-type="float" office:value="NaN">
                <text:p>NaN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78">
                <text:p>0.00378</text:p>
              </table:table-cell>
              <table:table-cell office:value-type="float" office:value="0.0000000000228685">
                <text:p>0.0000000000228685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79">
                <text:p>0.00379</text:p>
              </table:table-cell>
              <table:table-cell office:value-type="float" office:value="0.0000000000241065">
                <text:p>0.0000000000241065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8">
                <text:p>0.0038</text:p>
              </table:table-cell>
              <table:table-cell office:value-type="float" office:value="0.0000000000257878">
                <text:p>0.0000000000257878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81">
                <text:p>0.00381</text:p>
              </table:table-cell>
              <table:table-cell office:value-type="float" office:value="0.0000000000279875">
                <text:p>0.0000000000279875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82">
                <text:p>0.00382</text:p>
              </table:table-cell>
              <table:table-cell office:value-type="float" office:value="0.0000000000308066">
                <text:p>0.0000000000308066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83">
                <text:p>0.00383</text:p>
              </table:table-cell>
              <table:table-cell office:value-type="float" office:value="0.0000000000343786">
                <text:p>0.0000000000343786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84">
                <text:p>0.00384</text:p>
              </table:table-cell>
              <table:table-cell office:value-type="float" office:value="0.0000000000388785">
                <text:p>0.0000000000388785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85">
                <text:p>0.00385</text:p>
              </table:table-cell>
              <table:table-cell office:value-type="float" office:value="0.0000000000445345">
                <text:p>0.0000000000445345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86">
                <text:p>0.00386</text:p>
              </table:table-cell>
              <table:table-cell office:value-type="float" office:value="0.0000000000516436">
                <text:p>0.0000000000516436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87">
                <text:p>0.00387</text:p>
              </table:table-cell>
              <table:table-cell office:value-type="float" office:value="0.000000000060592">
                <text:p>0.000000000060592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88">
                <text:p>0.00388</text:p>
              </table:table-cell>
              <table:table-cell office:value-type="float" office:value="0.0000000000718819">
                <text:p>0.0000000000718819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89">
                <text:p>0.00389</text:p>
              </table:table-cell>
              <table:table-cell office:value-type="float" office:value="0.0000000000861661">
                <text:p>0.0000000000861661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9">
                <text:p>0.0039</text:p>
              </table:table-cell>
              <table:table-cell office:value-type="float" office:value="0.000000000104293">
                <text:p>0.000000000104293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91">
                <text:p>0.00391</text:p>
              </table:table-cell>
              <table:table-cell office:value-type="float" office:value="0.000000000127364">
                <text:p>0.000000000127364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92">
                <text:p>0.00392</text:p>
              </table:table-cell>
              <table:table-cell office:value-type="float" office:value="0.00000000015681">
                <text:p>0.00000000015681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93">
                <text:p>0.00393</text:p>
              </table:table-cell>
              <table:table-cell office:value-type="float" office:value="0.00000000019448">
                <text:p>0.00000000019448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94">
                <text:p>0.00394</text:p>
              </table:table-cell>
              <table:table-cell office:value-type="float" office:value="0.000000000242762">
                <text:p>0.000000000242762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95">
                <text:p>0.00395</text:p>
              </table:table-cell>
              <table:table-cell office:value-type="float" office:value="0.00000000030473">
                <text:p>0.00000000030473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96">
                <text:p>0.00396</text:p>
              </table:table-cell>
              <table:table-cell office:value-type="float" office:value="0.000000000384313">
                <text:p>0.000000000384313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97">
                <text:p>0.00397</text:p>
              </table:table-cell>
              <table:table-cell office:value-type="float" office:value="0.000000000486514">
                <text:p>0.000000000486514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98">
                <text:p>0.00398</text:p>
              </table:table-cell>
              <table:table-cell office:value-type="float" office:value="0.000000000617646">
                <text:p>0.000000000617646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99">
                <text:p>0.00399</text:p>
              </table:table-cell>
              <table:table-cell office:value-type="float" office:value="0.000000000785615">
                <text:p>0.000000000785615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4">
                <text:p>0.004</text:p>
              </table:table-cell>
              <table:table-cell office:value-type="float" office:value="0.00000000100022">
                <text:p>0.000000001000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01">
                <text:p>0.00401</text:p>
              </table:table-cell>
              <table:table-cell office:value-type="float" office:value="0.00000000127344">
                <text:p>0.00000000127344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402">
                <text:p>0.00402</text:p>
              </table:table-cell>
              <table:table-cell office:value-type="float" office:value="0.00000000161974">
                <text:p>0.00000000161974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403">
                <text:p>0.00403</text:p>
              </table:table-cell>
              <table:table-cell office:value-type="float" office:value="0.00000000205631">
                <text:p>0.00000000205631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404">
                <text:p>0.00404</text:p>
              </table:table-cell>
              <table:table-cell office:value-type="float" office:value="0.00000000260313">
                <text:p>0.00000000260313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05">
                <text:p>0.00405</text:p>
              </table:table-cell>
              <table:table-cell office:value-type="float" office:value="0.00000000328294">
                <text:p>0.00000000328294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06">
                <text:p>0.00406</text:p>
              </table:table-cell>
              <table:table-cell office:value-type="float" office:value="0.00000000412091">
                <text:p>0.00000000412091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07">
                <text:p>0.00407</text:p>
              </table:table-cell>
              <table:table-cell office:value-type="float" office:value="0.00000000514393">
                <text:p>0.00000000514393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08">
                <text:p>0.00408</text:p>
              </table:table-cell>
              <table:table-cell office:value-type="float" office:value="0.00000000637956">
                <text:p>0.0000000063795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09">
                <text:p>0.00409</text:p>
              </table:table-cell>
              <table:table-cell office:value-type="float" office:value="0.00000000785434">
                <text:p>0.00000000785434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1">
                <text:p>0.0041</text:p>
              </table:table-cell>
              <table:table-cell office:value-type="float" office:value="0.00000000959172">
                <text:p>0.0000000095917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11">
                <text:p>0.00411</text:p>
              </table:table-cell>
              <table:table-cell office:value-type="float" office:value="0.0000000116093">
                <text:p>0.0000000116093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12">
                <text:p>0.00412</text:p>
              </table:table-cell>
              <table:table-cell office:value-type="float" office:value="0.0000000139161">
                <text:p>0.0000000139161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413">
                <text:p>0.00413</text:p>
              </table:table-cell>
              <table:table-cell office:value-type="float" office:value="0.0000000165087">
                <text:p>0.0000000165087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414">
                <text:p>0.00414</text:p>
              </table:table-cell>
              <table:table-cell office:value-type="float" office:value="0.0000000193688">
                <text:p>0.0000000193688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15">
                <text:p>0.00415</text:p>
              </table:table-cell>
              <table:table-cell office:value-type="float" office:value="0.0000000224602">
                <text:p>0.0000000224602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16">
                <text:p>0.00416</text:p>
              </table:table-cell>
              <table:table-cell office:value-type="float" office:value="0.0000000257271">
                <text:p>0.0000000257271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17">
                <text:p>0.00417</text:p>
              </table:table-cell>
              <table:table-cell office:value-type="float" office:value="0.0000000290939">
                <text:p>0.0000000290939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418">
                <text:p>0.00418</text:p>
              </table:table-cell>
              <table:table-cell office:value-type="float" office:value="0.0000000324665">
                <text:p>0.0000000324665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19">
                <text:p>0.00419</text:p>
              </table:table-cell>
              <table:table-cell office:value-type="float" office:value="0.0000000357358">
                <text:p>0.0000000357358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2">
                <text:p>0.0042</text:p>
              </table:table-cell>
              <table:table-cell office:value-type="float" office:value="0.0000000387832">
                <text:p>0.000000038783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421">
                <text:p>0.00421</text:p>
              </table:table-cell>
              <table:table-cell office:value-type="float" office:value="0.0000000414871">
                <text:p>0.0000000414871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22">
                <text:p>0.00422</text:p>
              </table:table-cell>
              <table:table-cell office:value-type="float" office:value="0.0000000437318">
                <text:p>0.0000000437318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23">
                <text:p>0.00423</text:p>
              </table:table-cell>
              <table:table-cell office:value-type="float" office:value="0.0000000454157">
                <text:p>0.000000045415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24">
                <text:p>0.00424</text:p>
              </table:table-cell>
              <table:table-cell office:value-type="float" office:value="0.0000000464595">
                <text:p>0.0000000464595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25">
                <text:p>0.00425</text:p>
              </table:table-cell>
              <table:table-cell office:value-type="float" office:value="0.0000000468127">
                <text:p>0.0000000468127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26">
                <text:p>0.00426</text:p>
              </table:table-cell>
              <table:table-cell office:value-type="float" office:value="0.000000046458">
                <text:p>0.00000004645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427">
                <text:p>0.00427</text:p>
              </table:table-cell>
              <table:table-cell office:value-type="float" office:value="0.0000000454128">
                <text:p>0.0000000454128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28">
                <text:p>0.00428</text:p>
              </table:table-cell>
              <table:table-cell office:value-type="float" office:value="0.0000000437276">
                <text:p>0.0000000437276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29">
                <text:p>0.00429</text:p>
              </table:table-cell>
              <table:table-cell office:value-type="float" office:value="0.0000000414818">
                <text:p>0.0000000414818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43">
                <text:p>0.0043</text:p>
              </table:table-cell>
              <table:table-cell office:value-type="float" office:value="0.000000038777">
                <text:p>0.00000003877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431">
                <text:p>0.00431</text:p>
              </table:table-cell>
              <table:table-cell office:value-type="float" office:value="0.0000000357291">
                <text:p>0.0000000357291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432">
                <text:p>0.00432</text:p>
              </table:table-cell>
              <table:table-cell office:value-type="float" office:value="0.0000000324594">
                <text:p>0.0000000324594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33">
                <text:p>0.00433</text:p>
              </table:table-cell>
              <table:table-cell office:value-type="float" office:value="0.0000000290867">
                <text:p>0.0000000290867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34">
                <text:p>0.00434</text:p>
              </table:table-cell>
              <table:table-cell office:value-type="float" office:value="NaN">
                <text:p>NaN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35">
                <text:p>0.00435</text:p>
              </table:table-cell>
              <table:table-cell office:value-type="float" office:value="0.0000000224534">
                <text:p>0.0000000224534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436">
                <text:p>0.00436</text:p>
              </table:table-cell>
              <table:table-cell office:value-type="float" office:value="0.0000000193625">
                <text:p>0.0000000193625</text:p>
              </table:table-cell>
              <table:table-cell office:value-type="float" office:value="0.001079">
                <text:p>0.0010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37">
                <text:p>0.00437</text:p>
              </table:table-cell>
              <table:table-cell office:value-type="float" office:value="0.0000000165029">
                <text:p>0.0000000165029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38">
                <text:p>0.00438</text:p>
              </table:table-cell>
              <table:table-cell office:value-type="float" office:value="0.0000000139109">
                <text:p>0.0000000139109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">
                <text:p>0.00439</text:p>
              </table:table-cell>
              <table:table-cell office:value-type="float" office:value="0.0000000116048">
                <text:p>0.0000000116048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4">
                <text:p>0.0044</text:p>
              </table:table-cell>
              <table:table-cell office:value-type="float" office:value="0.00000000958774">
                <text:p>0.0000000095877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441">
                <text:p>0.00441</text:p>
              </table:table-cell>
              <table:table-cell office:value-type="float" office:value="0.00000000785094">
                <text:p>0.00000000785094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442">
                <text:p>0.00442</text:p>
              </table:table-cell>
              <table:table-cell office:value-type="float" office:value="0.00000000637669">
                <text:p>0.00000000637669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43">
                <text:p>0.00443</text:p>
              </table:table-cell>
              <table:table-cell office:value-type="float" office:value="0.00000000514155">
                <text:p>0.00000000514155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444">
                <text:p>0.00444</text:p>
              </table:table-cell>
              <table:table-cell office:value-type="float" office:value="0.00000000411894">
                <text:p>0.00000000411894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445">
                <text:p>0.00445</text:p>
              </table:table-cell>
              <table:table-cell office:value-type="float" office:value="0.00000000328134">
                <text:p>0.00000000328134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446">
                <text:p>0.00446</text:p>
              </table:table-cell>
              <table:table-cell office:value-type="float" office:value="0.00000000260184">
                <text:p>0.00000000260184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447">
                <text:p>0.00447</text:p>
              </table:table-cell>
              <table:table-cell office:value-type="float" office:value="0.00000000205528">
                <text:p>0.00000000205528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448">
                <text:p>0.00448</text:p>
              </table:table-cell>
              <table:table-cell office:value-type="float" office:value="0.00000000161892">
                <text:p>0.00000000161892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49">
                <text:p>0.00449</text:p>
              </table:table-cell>
              <table:table-cell office:value-type="float" office:value="0.00000000127278">
                <text:p>0.00000000127278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45">
                <text:p>0.0045</text:p>
              </table:table-cell>
              <table:table-cell office:value-type="float" office:value="0.000000000999703">
                <text:p>0.0000000009997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451">
                <text:p>0.00451</text:p>
              </table:table-cell>
              <table:table-cell office:value-type="float" office:value="0.000000000785213">
                <text:p>0.000000000785213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452">
                <text:p>0.00452</text:p>
              </table:table-cell>
              <table:table-cell office:value-type="float" office:value="0.000000000617332">
                <text:p>0.000000000617332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53">
                <text:p>0.00453</text:p>
              </table:table-cell>
              <table:table-cell office:value-type="float" office:value="0.000000000486269">
                <text:p>0.00000000048626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454">
                <text:p>0.00454</text:p>
              </table:table-cell>
              <table:table-cell office:value-type="float" office:value="0.000000000384122">
                <text:p>0.000000000384122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455">
                <text:p>0.00455</text:p>
              </table:table-cell>
              <table:table-cell office:value-type="float" office:value="0.000000000304581">
                <text:p>0.000000000304581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456">
                <text:p>0.00456</text:p>
              </table:table-cell>
              <table:table-cell office:value-type="float" office:value="0.000000000242647">
                <text:p>0.000000000242647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457">
                <text:p>0.00457</text:p>
              </table:table-cell>
              <table:table-cell office:value-type="float" office:value="0.000000000194389">
                <text:p>0.000000000194389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458">
                <text:p>0.00458</text:p>
              </table:table-cell>
              <table:table-cell office:value-type="float" office:value="0.000000000156739">
                <text:p>0.000000000156739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459">
                <text:p>0.00459</text:p>
              </table:table-cell>
              <table:table-cell office:value-type="float" office:value="0.000000000127309">
                <text:p>0.000000000127309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46">
                <text:p>0.0046</text:p>
              </table:table-cell>
              <table:table-cell office:value-type="float" office:value="0.00000000010425">
                <text:p>0.00000000010425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461">
                <text:p>0.00461</text:p>
              </table:table-cell>
              <table:table-cell office:value-type="float" office:value="0.000000000086132">
                <text:p>0.000000000086132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462">
                <text:p>0.00462</text:p>
              </table:table-cell>
              <table:table-cell office:value-type="float" office:value="0.000000000071855">
                <text:p>0.000000000071855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463">
                <text:p>0.00463</text:p>
              </table:table-cell>
              <table:table-cell office:value-type="float" office:value="0.0000000000605707">
                <text:p>0.0000000000605707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464">
                <text:p>0.00464</text:p>
              </table:table-cell>
              <table:table-cell office:value-type="float" office:value="0.0000000000516267">
                <text:p>0.000000000051626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465">
                <text:p>0.00465</text:p>
              </table:table-cell>
              <table:table-cell office:value-type="float" office:value="0.0000000000445211">
                <text:p>0.0000000000445211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466">
                <text:p>0.00466</text:p>
              </table:table-cell>
              <table:table-cell office:value-type="float" office:value="0.0000000000388678">
                <text:p>0.0000000000388678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467">
                <text:p>0.00467</text:p>
              </table:table-cell>
              <table:table-cell office:value-type="float" office:value="0.0000000000343701">
                <text:p>0.0000000000343701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468">
                <text:p>0.00468</text:p>
              </table:table-cell>
              <table:table-cell office:value-type="float" office:value="0.0000000000307999">
                <text:p>0.0000000000307999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69">
                <text:p>0.00469</text:p>
              </table:table-cell>
              <table:table-cell office:value-type="float" office:value="0.0000000000279823">
                <text:p>0.0000000000279823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47">
                <text:p>0.0047</text:p>
              </table:table-cell>
              <table:table-cell office:value-type="float" office:value="0.0000000000257837">
                <text:p>0.0000000000257837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471">
                <text:p>0.00471</text:p>
              </table:table-cell>
              <table:table-cell office:value-type="float" office:value="0.0000000000241034">
                <text:p>0.0000000000241034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472">
                <text:p>0.00472</text:p>
              </table:table-cell>
              <table:table-cell office:value-type="float" office:value="0.0000000000228663">
                <text:p>0.0000000000228663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473">
                <text:p>0.00473</text:p>
              </table:table-cell>
              <table:table-cell office:value-type="float" office:value="0.0000000000220186">
                <text:p>0.000000000022018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474">
                <text:p>0.00474</text:p>
              </table:table-cell>
              <table:table-cell office:value-type="float" office:value="0.000000000021524">
                <text:p>0.000000000021524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75">
                <text:p>0.00475</text:p>
              </table:table-cell>
              <table:table-cell office:value-type="float" office:value="0.0000000000213617">
                <text:p>0.0000000000213617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476">
                <text:p>0.00476</text:p>
              </table:table-cell>
              <table:table-cell office:value-type="float" office:value="0.0000000000215249">
                <text:p>0.0000000000215249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77">
                <text:p>0.00477</text:p>
              </table:table-cell>
              <table:table-cell office:value-type="float" office:value="0.0000000000220205">
                <text:p>0.0000000000220205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78">
                <text:p>0.00478</text:p>
              </table:table-cell>
              <table:table-cell office:value-type="float" office:value="0.0000000000228692">
                <text:p>0.0000000000228692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79">
                <text:p>0.00479</text:p>
              </table:table-cell>
              <table:table-cell office:value-type="float" office:value="0.0000000000241075">
                <text:p>0.0000000000241075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8">
                <text:p>0.0048</text:p>
              </table:table-cell>
              <table:table-cell office:value-type="float" office:value="0.0000000000257891">
                <text:p>0.0000000000257891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81">
                <text:p>0.00481</text:p>
              </table:table-cell>
              <table:table-cell office:value-type="float" office:value="0.0000000000279892">
                <text:p>0.0000000000279892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82">
                <text:p>0.00482</text:p>
              </table:table-cell>
              <table:table-cell office:value-type="float" office:value="0.0000000000308088">
                <text:p>0.0000000000308088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83">
                <text:p>0.00483</text:p>
              </table:table-cell>
              <table:table-cell office:value-type="float" office:value="0.0000000000343813">
                <text:p>0.0000000000343813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84">
                <text:p>0.00484</text:p>
              </table:table-cell>
              <table:table-cell office:value-type="float" office:value="0.0000000000388819">
                <text:p>0.0000000000388819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85">
                <text:p>0.00485</text:p>
              </table:table-cell>
              <table:table-cell office:value-type="float" office:value="0.0000000000445388">
                <text:p>0.0000000000445388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86">
                <text:p>0.00486</text:p>
              </table:table-cell>
              <table:table-cell office:value-type="float" office:value="0.000000000051649">
                <text:p>0.000000000051649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87">
                <text:p>0.00487</text:p>
              </table:table-cell>
              <table:table-cell office:value-type="float" office:value="0.0000000000605988">
                <text:p>0.0000000000605988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88">
                <text:p>0.00488</text:p>
              </table:table-cell>
              <table:table-cell office:value-type="float" office:value="0.0000000000718905">
                <text:p>0.0000000000718905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89">
                <text:p>0.00489</text:p>
              </table:table-cell>
              <table:table-cell office:value-type="float" office:value="0.000000000086177">
                <text:p>0.000000000086177</text:p>
              </table:table-cell>
              <table:table-cell office:value-type="float" office:value="0.000937">
                <text:p>0.0009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9">
                <text:p>0.0049</text:p>
              </table:table-cell>
              <table:table-cell office:value-type="float" office:value="0.000000000104307">
                <text:p>0.00000000010430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91">
                <text:p>0.00491</text:p>
              </table:table-cell>
              <table:table-cell office:value-type="float" office:value="0.000000000127382">
                <text:p>0.00000000012738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92">
                <text:p>0.00492</text:p>
              </table:table-cell>
              <table:table-cell office:value-type="float" office:value="0.000000000156832">
                <text:p>0.000000000156832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93">
                <text:p>0.00493</text:p>
              </table:table-cell>
              <table:table-cell office:value-type="float" office:value="0.000000000194508">
                <text:p>0.000000000194508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94">
                <text:p>0.00494</text:p>
              </table:table-cell>
              <table:table-cell office:value-type="float" office:value="0.000000000242799">
                <text:p>0.000000000242799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95">
                <text:p>0.00495</text:p>
              </table:table-cell>
              <table:table-cell office:value-type="float" office:value="0.000000000304777">
                <text:p>0.000000000304777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96">
                <text:p>0.00496</text:p>
              </table:table-cell>
              <table:table-cell office:value-type="float" office:value="0.000000000384374">
                <text:p>0.000000000384374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97">
                <text:p>0.00497</text:p>
              </table:table-cell>
              <table:table-cell office:value-type="float" office:value="0.000000000486592">
                <text:p>0.00000000048659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98">
                <text:p>0.00498</text:p>
              </table:table-cell>
              <table:table-cell office:value-type="float" office:value="0.000000000617746">
                <text:p>0.000000000617746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99">
                <text:p>0.00499</text:p>
              </table:table-cell>
              <table:table-cell office:value-type="float" office:value="0.000000000785743">
                <text:p>0.000000000785743</text:p>
              </table:table-cell>
              <table:table-cell office:value-type="float" office:value="0.000994">
                <text:p>0.000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8cm" xlink:href=".." xlink:type="simple" chart:class="chart:scatter" chart:style-name="ch1">
        <chart:legend chart:legend-position="end" svg:x="14.179cm" svg:y="3.979cm" chart:style-name="ch2"/>
        <chart:plot-area chart:style-name="ch3" table:cell-range-address="Sheet1.A1:Sheet1.C302" chart:data-source-has-labels="row" svg:x="0.769cm" svg:y="0.851cm" svg:width="12.772cm" svg:height="7.548cm">
          <chartooo:coordinate-region svg:x="2.052cm" svg:y="1.051cm" svg:width="9.649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302" chart:label-cell-address="Sheet1.B1:Sheet1.B1" chart:class="chart:scatter">
            <chart:domain table:cell-range-address="Sheet1.A2:Sheet1.A302"/>
            <chart:data-point chart:repeated="301"/>
          </chart:series>
          <chart:series chart:attached-axis="primary-y" chart:style-name="ch8" chart:values-cell-range-address="Sheet1.C2:Sheet1.C302" chart:label-cell-address="Sheet1.C1:Sheet1.C1" chart:class="chart:scatter"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c       </text:p>
                <draw:g>
                  <svg:desc>Sheet1.B1:Sheet1.B1</svg:desc>
                </draw:g>
              </table:table-cell>
              <table:table-cell office:value-type="string">
                <text:p>I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02</svg:desc>
                </draw:g>
              </table:table-cell>
              <table:table-cell office:value-type="float" office:value="NaN">
                <text:p>NaN</text:p>
                <draw:g>
                  <svg:desc>Sheet1.B2:Sheet1.B302</svg:desc>
                </draw:g>
              </table:table-cell>
              <table:table-cell office:value-type="float" office:value="0.001">
                <text:p>0.001</text:p>
                <draw:g>
                  <svg:desc>Sheet1.C2:Sheet1.C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">
                <text:p>0.00005</text:p>
              </table:table-cell>
              <table:table-cell office:value-type="float" office:value="0.000000013523">
                <text:p>0.000000013523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000133431">
                <text:p>0.000000133431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5">
                <text:p>0.00015</text:p>
              </table:table-cell>
              <table:table-cell office:value-type="float" office:value="0.000000729023">
                <text:p>0.000000729023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">
                <text:p>0.0002</text:p>
              </table:table-cell>
              <table:table-cell office:value-type="float" office:value="0.00000180168">
                <text:p>0.00000180168</text:p>
              </table:table-cell>
              <table:table-cell office:value-type="float" office:value="0.001204">
                <text:p>0.001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5">
                <text:p>0.00025</text:p>
              </table:table-cell>
              <table:table-cell office:value-type="float" office:value="0.00000181541">
                <text:p>0.00000181541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">
                <text:p>0.0003</text:p>
              </table:table-cell>
              <table:table-cell office:value-type="float" office:value="0.000000751018">
                <text:p>0.000000751018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5">
                <text:p>0.00035</text:p>
              </table:table-cell>
              <table:table-cell office:value-type="float" office:value="0.000000143239">
                <text:p>0.000000143239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155301">
                <text:p>0.0000000155301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">
                <text:p>0.00045</text:p>
              </table:table-cell>
              <table:table-cell office:value-type="float" office:value="0.00000000126118">
                <text:p>0.00000000126118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">
                <text:p>0.0005</text:p>
              </table:table-cell>
              <table:table-cell office:value-type="float" office:value="0.000000000104278">
                <text:p>0.000000000104278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5">
                <text:p>0.00055</text:p>
              </table:table-cell>
              <table:table-cell office:value-type="float" office:value="0.0000000000118441">
                <text:p>0.0000000000118441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">
                <text:p>0.0006</text:p>
              </table:table-cell>
              <table:table-cell office:value-type="float" office:value="0.0000000000023846">
                <text:p>0.0000000000023846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">
                <text:p>0.00065</text:p>
              </table:table-cell>
              <table:table-cell office:value-type="float" office:value="0.00000000000101829">
                <text:p>0.00000000000101829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">
                <text:p>0.0007</text:p>
              </table:table-cell>
              <table:table-cell office:value-type="float" office:value="0.00000000000100243">
                <text:p>0.00000000000100243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5">
                <text:p>0.00075</text:p>
              </table:table-cell>
              <table:table-cell office:value-type="float" office:value="0.00000000000222748">
                <text:p>0.00000000000222748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">
                <text:p>0.0008</text:p>
              </table:table-cell>
              <table:table-cell office:value-type="float" office:value="0.00000000000990773">
                <text:p>0.00000000000990773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85">
                <text:p>0.00085</text:p>
              </table:table-cell>
              <table:table-cell office:value-type="float" office:value="0.0000000000721078">
                <text:p>0.000000000072107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9">
                <text:p>0.0009</text:p>
              </table:table-cell>
              <table:table-cell office:value-type="float" office:value="0.000000000665073">
                <text:p>0.000000000665073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5">
                <text:p>0.00095</text:p>
              </table:table-cell>
              <table:table-cell office:value-type="float" office:value="0.00000000589993">
                <text:p>0.00000000589993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0.0000000387787">
                <text:p>0.000000038778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05">
                <text:p>0.00105</text:p>
              </table:table-cell>
              <table:table-cell office:value-type="float" office:value="0.000000152485">
                <text:p>0.000000152485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1">
                <text:p>0.0011</text:p>
              </table:table-cell>
              <table:table-cell office:value-type="float" office:value="0.000000311316">
                <text:p>0.000000311316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15">
                <text:p>0.00115</text:p>
              </table:table-cell>
              <table:table-cell office:value-type="float" office:value="0.000000312463">
                <text:p>0.000000312463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2">
                <text:p>0.0012</text:p>
              </table:table-cell>
              <table:table-cell office:value-type="float" office:value="0.00000015978">
                <text:p>0.00000015978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5">
                <text:p>0.00125</text:p>
              </table:table-cell>
              <table:table-cell office:value-type="float" office:value="0.0000000468143">
                <text:p>0.0000000468143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">
                <text:p>0.0013</text:p>
              </table:table-cell>
              <table:table-cell office:value-type="float" office:value="0.00000000941296">
                <text:p>0.00000000941296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5">
                <text:p>0.00135</text:p>
              </table:table-cell>
              <table:table-cell office:value-type="float" office:value="0.00000000161409">
                <text:p>0.00000000161409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4">
                <text:p>0.0014</text:p>
              </table:table-cell>
              <table:table-cell office:value-type="float" office:value="0.000000000295421">
                <text:p>0.000000000295421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45">
                <text:p>0.00145</text:p>
              </table:table-cell>
              <table:table-cell office:value-type="float" office:value="0.0000000000706507">
                <text:p>0.0000000000706507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5">
                <text:p>0.0015</text:p>
              </table:table-cell>
              <table:table-cell office:value-type="float" office:value="0.0000000000257869">
                <text:p>0.0000000000257869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55">
                <text:p>0.00155</text:p>
              </table:table-cell>
              <table:table-cell office:value-type="float" office:value="0.0000000000157324">
                <text:p>0.0000000000157324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">
                <text:p>0.0016</text:p>
              </table:table-cell>
              <table:table-cell office:value-type="float" office:value="0.0000000000163485">
                <text:p>0.0000000000163485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5">
                <text:p>0.00165</text:p>
              </table:table-cell>
              <table:table-cell office:value-type="float" office:value="0.0000000000274971">
                <text:p>0.0000000000274971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7">
                <text:p>0.0017</text:p>
              </table:table-cell>
              <table:table-cell office:value-type="float" office:value="0.000000000067109">
                <text:p>0.000000000067109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75">
                <text:p>0.00175</text:p>
              </table:table-cell>
              <table:table-cell office:value-type="float" office:value="0.000000000204851">
                <text:p>0.000000000204851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8">
                <text:p>0.0018</text:p>
              </table:table-cell>
              <table:table-cell office:value-type="float" office:value="0.000000000663302">
                <text:p>0.000000000663302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85">
                <text:p>0.00185</text:p>
              </table:table-cell>
              <table:table-cell office:value-type="float" office:value="0.00000000194721">
                <text:p>0.00000000194721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9">
                <text:p>0.0019</text:p>
              </table:table-cell>
              <table:table-cell office:value-type="float" office:value="0.00000000455988">
                <text:p>0.00000000455988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95">
                <text:p>0.00195</text:p>
              </table:table-cell>
              <table:table-cell office:value-type="float" office:value="0.00000000783717">
                <text:p>0.0000000078371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">
                <text:p>0.002</text:p>
              </table:table-cell>
              <table:table-cell office:value-type="float" office:value="0.00000000958991">
                <text:p>0.00000000958991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">
                <text:p>0.00205</text:p>
              </table:table-cell>
              <table:table-cell office:value-type="float" office:value="0.00000000854233">
                <text:p>0.00000000854233</text:p>
              </table:table-cell>
              <table:table-cell office:value-type="float" office:value="0.001057">
                <text:p>0.001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1">
                <text:p>0.0021</text:p>
              </table:table-cell>
              <table:table-cell office:value-type="float" office:value="0.00000000592201">
                <text:p>0.00000000592201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15">
                <text:p>0.00215</text:p>
              </table:table-cell>
              <table:table-cell office:value-type="float" office:value="0.00000000352093">
                <text:p>0.00000000352093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2">
                <text:p>0.0022</text:p>
              </table:table-cell>
              <table:table-cell office:value-type="float" office:value="0.00000000200254">
                <text:p>0.00000000200254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25">
                <text:p>0.00225</text:p>
              </table:table-cell>
              <table:table-cell office:value-type="float" office:value="0.00000000120715">
                <text:p>0.00000000120715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3">
                <text:p>0.0023</text:p>
              </table:table-cell>
              <table:table-cell office:value-type="float" office:value="0.000000000834734">
                <text:p>0.000000000834734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35">
                <text:p>0.00235</text:p>
              </table:table-cell>
              <table:table-cell office:value-type="float" office:value="0.000000000691774">
                <text:p>0.000000000691774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4">
                <text:p>0.0024</text:p>
              </table:table-cell>
              <table:table-cell office:value-type="float" office:value="0.000000000689241">
                <text:p>0.000000000689241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45">
                <text:p>0.00245</text:p>
              </table:table-cell>
              <table:table-cell office:value-type="float" office:value="0.000000000796644">
                <text:p>0.000000000796644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5">
                <text:p>0.0025</text:p>
              </table:table-cell>
              <table:table-cell office:value-type="float" office:value="0.000000000999987">
                <text:p>0.0000000009999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55">
                <text:p>0.00255</text:p>
              </table:table-cell>
              <table:table-cell office:value-type="float" office:value="0.00000000125524">
                <text:p>0.00000000125524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6">
                <text:p>0.0026</text:p>
              </table:table-cell>
              <table:table-cell office:value-type="float" office:value="0.00000000145086">
                <text:p>0.00000000145086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65">
                <text:p>0.00265</text:p>
              </table:table-cell>
              <table:table-cell office:value-type="float" office:value="0.00000000144557">
                <text:p>0.00000000144557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7">
                <text:p>0.0027</text:p>
              </table:table-cell>
              <table:table-cell office:value-type="float" office:value="0.00000000119802">
                <text:p>0.00000000119802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275">
                <text:p>0.00275</text:p>
              </table:table-cell>
              <table:table-cell office:value-type="float" office:value="0.000000000828437">
                <text:p>0.000000000828437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8">
                <text:p>0.0028</text:p>
              </table:table-cell>
              <table:table-cell office:value-type="float" office:value="0.000000000499394">
                <text:p>0.000000000499394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85">
                <text:p>0.00285</text:p>
              </table:table-cell>
              <table:table-cell office:value-type="float" office:value="0.000000000284033">
                <text:p>0.000000000284033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9">
                <text:p>0.0029</text:p>
              </table:table-cell>
              <table:table-cell office:value-type="float" office:value="0.00000000016887">
                <text:p>0.00000000016887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95">
                <text:p>0.00295</text:p>
              </table:table-cell>
              <table:table-cell office:value-type="float" office:value="0.000000000117067">
                <text:p>0.000000000117067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">
                <text:p>0.003</text:p>
              </table:table-cell>
              <table:table-cell office:value-type="float" office:value="0.000000000104276">
                <text:p>0.000000000104276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05">
                <text:p>0.00305</text:p>
              </table:table-cell>
              <table:table-cell office:value-type="float" office:value="0.000000000127592">
                <text:p>0.00000000012759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1">
                <text:p>0.0031</text:p>
              </table:table-cell>
              <table:table-cell office:value-type="float" office:value="0.000000000219287">
                <text:p>0.000000000219287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15">
                <text:p>0.00315</text:p>
              </table:table-cell>
              <table:table-cell office:value-type="float" office:value="0.000000000513498">
                <text:p>0.000000000513498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2">
                <text:p>0.0032</text:p>
              </table:table-cell>
              <table:table-cell office:value-type="float" office:value="0.00000000150741">
                <text:p>0.00000000150741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25">
                <text:p>0.00325</text:p>
              </table:table-cell>
              <table:table-cell office:value-type="float" office:value="0.00000000488093">
                <text:p>0.00000000488093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3">
                <text:p>0.0033</text:p>
              </table:table-cell>
              <table:table-cell office:value-type="float" office:value="0.0000000148993">
                <text:p>0.0000000148993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35">
                <text:p>0.00335</text:p>
              </table:table-cell>
              <table:table-cell office:value-type="float" office:value="0.0000000363642">
                <text:p>0.0000000363642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4">
                <text:p>0.0034</text:p>
              </table:table-cell>
              <table:table-cell office:value-type="float" office:value="0.0000000611655">
                <text:p>0.0000000611655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45">
                <text:p>0.00345</text:p>
              </table:table-cell>
              <table:table-cell office:value-type="float" office:value="0.0000000635649">
                <text:p>0.0000000635649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5">
                <text:p>0.0035</text:p>
              </table:table-cell>
              <table:table-cell office:value-type="float" office:value="0.0000000387832">
                <text:p>0.0000000387832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55">
                <text:p>0.00355</text:p>
              </table:table-cell>
              <table:table-cell office:value-type="float" office:value="0.0000000141564">
                <text:p>0.0000000141564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">
                <text:p>0.0036</text:p>
              </table:table-cell>
              <table:table-cell office:value-type="float" office:value="0.00000000338571">
                <text:p>0.00000000338571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65">
                <text:p>0.00365</text:p>
              </table:table-cell>
              <table:table-cell office:value-type="float" office:value="0.000000000619691">
                <text:p>0.000000000619691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7">
                <text:p>0.0037</text:p>
              </table:table-cell>
              <table:table-cell office:value-type="float" office:value="0.000000000106262">
                <text:p>0.000000000106262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75">
                <text:p>0.00375</text:p>
              </table:table-cell>
              <table:table-cell office:value-type="float" office:value="0.0000000000213653">
                <text:p>0.0000000000213653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8">
                <text:p>0.0038</text:p>
              </table:table-cell>
              <table:table-cell office:value-type="float" office:value="0.00000000000625948">
                <text:p>0.00000000000625948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85">
                <text:p>0.00385</text:p>
              </table:table-cell>
              <table:table-cell office:value-type="float" office:value="0.00000000000320054">
                <text:p>0.00000000000320054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95">
                <text:p>0.00395</text:p>
              </table:table-cell>
              <table:table-cell office:value-type="float" office:value="0.00000000000655698">
                <text:p>0.00000000000655698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">
                <text:p>0.004</text:p>
              </table:table-cell>
              <table:table-cell office:value-type="float" office:value="0.0000000000257808">
                <text:p>0.0000000000257808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05">
                <text:p>0.00405</text:p>
              </table:table-cell>
              <table:table-cell office:value-type="float" office:value="0.00000000016944">
                <text:p>0.00000000016944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1">
                <text:p>0.0041</text:p>
              </table:table-cell>
              <table:table-cell office:value-type="float" office:value="0.00000000150307">
                <text:p>0.00000000150307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15">
                <text:p>0.00415</text:p>
              </table:table-cell>
              <table:table-cell office:value-type="float" office:value="0.0000000138635">
                <text:p>0.0000000138635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2">
                <text:p>0.0042</text:p>
              </table:table-cell>
              <table:table-cell office:value-type="float" office:value="0.000000100903">
                <text:p>0.000000100903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25">
                <text:p>0.00425</text:p>
              </table:table-cell>
              <table:table-cell office:value-type="float" office:value="0.000000448855">
                <text:p>0.000000448855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3">
                <text:p>0.0043</text:p>
              </table:table-cell>
              <table:table-cell office:value-type="float" office:value="0.000000997515">
                <text:p>0.000000997515</text:p>
              </table:table-cell>
              <table:table-cell office:value-type="float" office:value="0.001188">
                <text:p>0.001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5">
                <text:p>0.00435</text:p>
              </table:table-cell>
              <table:table-cell office:value-type="float" office:value="0.000000982103">
                <text:p>0.000000982103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4">
                <text:p>0.0044</text:p>
              </table:table-cell>
              <table:table-cell office:value-type="float" office:value="0.000000419443">
                <text:p>0.000000419443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45">
                <text:p>0.00445</text:p>
              </table:table-cell>
              <table:table-cell office:value-type="float" office:value="0.0000000844563">
                <text:p>0.0000000844563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5">
                <text:p>0.0045</text:p>
              </table:table-cell>
              <table:table-cell office:value-type="float" office:value="0.00000000959345">
                <text:p>0.00000000959345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55">
                <text:p>0.00455</text:p>
              </table:table-cell>
              <table:table-cell office:value-type="float" office:value="0.000000000793242">
                <text:p>0.000000000793242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46">
                <text:p>0.0046</text:p>
              </table:table-cell>
              <table:table-cell office:value-type="float" office:value="0.000000000064417">
                <text:p>0.000000000064417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65">
                <text:p>0.00465</text:p>
              </table:table-cell>
              <table:table-cell office:value-type="float" office:value="0.00000000000698366">
                <text:p>0.00000000000698366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47">
                <text:p>0.0047</text:p>
              </table:table-cell>
              <table:table-cell office:value-type="float" office:value="0.00000000000133182">
                <text:p>0.00000000000133182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75">
                <text:p>0.00475</text:p>
              </table:table-cell>
              <table:table-cell office:value-type="float" office:value="0.000000000000550883">
                <text:p>0.000000000000550883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8">
                <text:p>0.0048</text:p>
              </table:table-cell>
              <table:table-cell office:value-type="float" office:value="0.000000000000554994">
                <text:p>0.000000000000554994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85">
                <text:p>0.00485</text:p>
              </table:table-cell>
              <table:table-cell office:value-type="float" office:value="0.00000000000137138">
                <text:p>0.00000000000137138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49">
                <text:p>0.0049</text:p>
              </table:table-cell>
              <table:table-cell office:value-type="float" office:value="0.00000000000749184">
                <text:p>0.00000000000749184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95">
                <text:p>0.00495</text:p>
              </table:table-cell>
              <table:table-cell office:value-type="float" office:value="0.0000000000739155">
                <text:p>0.0000000000739155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">
                <text:p>0.005</text:p>
              </table:table-cell>
              <table:table-cell office:value-type="float" office:value="0.000000000999522">
                <text:p>0.0000000009995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05">
                <text:p>0.00505</text:p>
              </table:table-cell>
              <table:table-cell office:value-type="float" office:value="0.0000000135168">
                <text:p>0.0000000135168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1">
                <text:p>0.0051</text:p>
              </table:table-cell>
              <table:table-cell office:value-type="float" office:value="0.000000133381">
                <text:p>0.000000133381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15">
                <text:p>0.00515</text:p>
              </table:table-cell>
              <table:table-cell office:value-type="float" office:value="0.000000728844">
                <text:p>0.000000728844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2">
                <text:p>0.0052</text:p>
              </table:table-cell>
              <table:table-cell office:value-type="float" office:value="0.00000180152">
                <text:p>0.00000180152</text:p>
              </table:table-cell>
              <table:table-cell office:value-type="float" office:value="0.001204">
                <text:p>0.001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25">
                <text:p>0.00525</text:p>
              </table:table-cell>
              <table:table-cell office:value-type="float" office:value="0.00000181556">
                <text:p>0.00000181556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3">
                <text:p>0.0053</text:p>
              </table:table-cell>
              <table:table-cell office:value-type="float" office:value="0.000000751203">
                <text:p>0.000000751203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35">
                <text:p>0.00535</text:p>
              </table:table-cell>
              <table:table-cell office:value-type="float" office:value="0.000000143293">
                <text:p>0.000000143293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4">
                <text:p>0.0054</text:p>
              </table:table-cell>
              <table:table-cell office:value-type="float" office:value="0.0000000155374">
                <text:p>0.0000000155374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45">
                <text:p>0.00545</text:p>
              </table:table-cell>
              <table:table-cell office:value-type="float" office:value="0.00000000126181">
                <text:p>0.00000000126181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55">
                <text:p>0.0055</text:p>
              </table:table-cell>
              <table:table-cell office:value-type="float" office:value="0.000000000104327">
                <text:p>0.000000000104327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555">
                <text:p>0.00555</text:p>
              </table:table-cell>
              <table:table-cell office:value-type="float" office:value="0.0000000000118486">
                <text:p>0.0000000000118486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6">
                <text:p>0.0056</text:p>
              </table:table-cell>
              <table:table-cell office:value-type="float" office:value="0.00000000000238519">
                <text:p>0.00000000000238519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65">
                <text:p>0.00565</text:p>
              </table:table-cell>
              <table:table-cell office:value-type="float" office:value="0.00000000000101838">
                <text:p>0.00000000000101838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57">
                <text:p>0.0057</text:p>
              </table:table-cell>
              <table:table-cell office:value-type="float" office:value="0.00000000000100235">
                <text:p>0.00000000000100235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75">
                <text:p>0.00575</text:p>
              </table:table-cell>
              <table:table-cell office:value-type="float" office:value="0.00000000000222695">
                <text:p>0.00000000000222695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58">
                <text:p>0.0058</text:p>
              </table:table-cell>
              <table:table-cell office:value-type="float" office:value="0.00000000000990415">
                <text:p>0.00000000000990415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585">
                <text:p>0.00585</text:p>
              </table:table-cell>
              <table:table-cell office:value-type="float" office:value="0.0000000000720761">
                <text:p>0.0000000000720761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59">
                <text:p>0.0059</text:p>
              </table:table-cell>
              <table:table-cell office:value-type="float" office:value="0.000000000664765">
                <text:p>0.000000000664765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95">
                <text:p>0.00595</text:p>
              </table:table-cell>
              <table:table-cell office:value-type="float" office:value="0.00000000589741">
                <text:p>0.00000000589741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">
                <text:p>0.006</text:p>
              </table:table-cell>
              <table:table-cell office:value-type="float" office:value="0.0000000387654">
                <text:p>0.0000000387654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05">
                <text:p>0.00605</text:p>
              </table:table-cell>
              <table:table-cell office:value-type="float" office:value="0.000000152451">
                <text:p>0.000000152451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1">
                <text:p>0.0061</text:p>
              </table:table-cell>
              <table:table-cell office:value-type="float" office:value="0.000000311292">
                <text:p>0.000000311292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15">
                <text:p>0.00615</text:p>
              </table:table-cell>
              <table:table-cell office:value-type="float" office:value="0.000000312486">
                <text:p>0.000000312486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2">
                <text:p>0.0062</text:p>
              </table:table-cell>
              <table:table-cell office:value-type="float" office:value="0.000000159814">
                <text:p>0.00000015981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0468292">
                <text:p>0.0000000468292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63">
                <text:p>0.0063</text:p>
              </table:table-cell>
              <table:table-cell office:value-type="float" office:value="0.00000000941656">
                <text:p>0.00000000941656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635">
                <text:p>0.00635</text:p>
              </table:table-cell>
              <table:table-cell office:value-type="float" office:value="0.00000000161473">
                <text:p>0.00000000161473</text:p>
              </table:table-cell>
              <table:table-cell office:value-type="float" office:value="0.001012">
                <text:p>0.001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4">
                <text:p>0.0064</text:p>
              </table:table-cell>
              <table:table-cell office:value-type="float" office:value="0.000000000295528">
                <text:p>0.000000000295528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45">
                <text:p>0.00645</text:p>
              </table:table-cell>
              <table:table-cell office:value-type="float" office:value="0.0000000000706708">
                <text:p>0.0000000000706708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5">
                <text:p>0.0065</text:p>
              </table:table-cell>
              <table:table-cell office:value-type="float" office:value="0.0000000000257914">
                <text:p>0.0000000000257914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655">
                <text:p>0.00655</text:p>
              </table:table-cell>
              <table:table-cell office:value-type="float" office:value="0.0000000000157332">
                <text:p>0.0000000000157332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66">
                <text:p>0.0066</text:p>
              </table:table-cell>
              <table:table-cell office:value-type="float" office:value="0.0000000000163474">
                <text:p>0.0000000000163474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65">
                <text:p>0.00665</text:p>
              </table:table-cell>
              <table:table-cell office:value-type="float" office:value="0.0000000000274924">
                <text:p>0.0000000000274924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7">
                <text:p>0.0067</text:p>
              </table:table-cell>
              <table:table-cell office:value-type="float" office:value="0.0000000000670924">
                <text:p>0.0000000000670924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75">
                <text:p>0.00675</text:p>
              </table:table-cell>
              <table:table-cell office:value-type="float" office:value="0.000000000204793">
                <text:p>0.000000000204793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8">
                <text:p>0.0068</text:p>
              </table:table-cell>
              <table:table-cell office:value-type="float" office:value="0.000000000663115">
                <text:p>0.000000000663115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85">
                <text:p>0.00685</text:p>
              </table:table-cell>
              <table:table-cell office:value-type="float" office:value="0.00000000194674">
                <text:p>0.00000000194674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9">
                <text:p>0.0069</text:p>
              </table:table-cell>
              <table:table-cell office:value-type="float" office:value="0.00000000455908">
                <text:p>0.00000000455908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695">
                <text:p>0.00695</text:p>
              </table:table-cell>
              <table:table-cell office:value-type="float" office:value="0.00000000783644">
                <text:p>0.00000000783644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">
                <text:p>0.007</text:p>
              </table:table-cell>
              <table:table-cell office:value-type="float" office:value="0.00000000958982">
                <text:p>0.00000000958982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05">
                <text:p>0.00705</text:p>
              </table:table-cell>
              <table:table-cell office:value-type="float" office:value="0.00000000854289">
                <text:p>0.00000000854289</text:p>
              </table:table-cell>
              <table:table-cell office:value-type="float" office:value="0.001057">
                <text:p>0.001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1">
                <text:p>0.0071</text:p>
              </table:table-cell>
              <table:table-cell office:value-type="float" office:value="0.00000000592271">
                <text:p>0.00000000592271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15">
                <text:p>0.00715</text:p>
              </table:table-cell>
              <table:table-cell office:value-type="float" office:value="0.00000000352143">
                <text:p>0.00000000352143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72">
                <text:p>0.0072</text:p>
              </table:table-cell>
              <table:table-cell office:value-type="float" office:value="0.00000000200282">
                <text:p>0.00000000200282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25">
                <text:p>0.00725</text:p>
              </table:table-cell>
              <table:table-cell office:value-type="float" office:value="0.00000000120729">
                <text:p>0.00000000120729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">
                <text:p>0.0073</text:p>
              </table:table-cell>
              <table:table-cell office:value-type="float" office:value="0.000000000834794">
                <text:p>0.000000000834794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35">
                <text:p>0.00735</text:p>
              </table:table-cell>
              <table:table-cell office:value-type="float" office:value="0.00000000069179">
                <text:p>0.00000000069179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4">
                <text:p>0.0074</text:p>
              </table:table-cell>
              <table:table-cell office:value-type="float" office:value="0.000000000689227">
                <text:p>0.00000000068922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45">
                <text:p>0.00745</text:p>
              </table:table-cell>
              <table:table-cell office:value-type="float" office:value="0.000000000796604">
                <text:p>0.000000000796604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5">
                <text:p>0.0075</text:p>
              </table:table-cell>
              <table:table-cell office:value-type="float" office:value="0.000000000999926">
                <text:p>0.00000000099992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55">
                <text:p>0.00755</text:p>
              </table:table-cell>
              <table:table-cell office:value-type="float" office:value="0.00000000125518">
                <text:p>0.00000000125518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6">
                <text:p>0.0076</text:p>
              </table:table-cell>
              <table:table-cell office:value-type="float" office:value="0.00000000145083">
                <text:p>0.00000000145083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65">
                <text:p>0.00765</text:p>
              </table:table-cell>
              <table:table-cell office:value-type="float" office:value="0.00000000144561">
                <text:p>0.0000000014456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7">
                <text:p>0.0077</text:p>
              </table:table-cell>
              <table:table-cell office:value-type="float" office:value="0.00000000119811">
                <text:p>0.00000000119811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775">
                <text:p>0.00775</text:p>
              </table:table-cell>
              <table:table-cell office:value-type="float" office:value="0.000000000828531">
                <text:p>0.000000000828531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78">
                <text:p>0.0078</text:p>
              </table:table-cell>
              <table:table-cell office:value-type="float" office:value="0.000000000499464">
                <text:p>0.000000000499464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785">
                <text:p>0.00785</text:p>
              </table:table-cell>
              <table:table-cell office:value-type="float" office:value="0.000000000284073">
                <text:p>0.000000000284073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79">
                <text:p>0.0079</text:p>
              </table:table-cell>
              <table:table-cell office:value-type="float" office:value="0.000000000168889">
                <text:p>0.00000000016888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95">
                <text:p>0.00795</text:p>
              </table:table-cell>
              <table:table-cell office:value-type="float" office:value="0.000000000117075">
                <text:p>0.000000000117075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">
                <text:p>0.008</text:p>
              </table:table-cell>
              <table:table-cell office:value-type="float" office:value="0.000000000104275">
                <text:p>0.000000000104275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05">
                <text:p>0.00805</text:p>
              </table:table-cell>
              <table:table-cell office:value-type="float" office:value="0.00000000012758">
                <text:p>0.00000000012758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1">
                <text:p>0.0081</text:p>
              </table:table-cell>
              <table:table-cell office:value-type="float" office:value="0.000000000219248">
                <text:p>0.000000000219248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15">
                <text:p>0.00815</text:p>
              </table:table-cell>
              <table:table-cell office:value-type="float" office:value="0.00000000051337">
                <text:p>0.00000000051337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2">
                <text:p>0.0082</text:p>
              </table:table-cell>
              <table:table-cell office:value-type="float" office:value="0.00000000150697">
                <text:p>0.00000000150697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25">
                <text:p>0.00825</text:p>
              </table:table-cell>
              <table:table-cell office:value-type="float" office:value="0.00000000487947">
                <text:p>0.00000000487947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83">
                <text:p>0.0083</text:p>
              </table:table-cell>
              <table:table-cell office:value-type="float" office:value="0.0000000148954">
                <text:p>0.0000000148954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835">
                <text:p>0.00835</text:p>
              </table:table-cell>
              <table:table-cell office:value-type="float" office:value="0.0000000363575">
                <text:p>0.0000000363575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4">
                <text:p>0.0084</text:p>
              </table:table-cell>
              <table:table-cell office:value-type="float" office:value="0.0000000611609">
                <text:p>0.0000000611609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45">
                <text:p>0.00845</text:p>
              </table:table-cell>
              <table:table-cell office:value-type="float" office:value="0.0000000635686">
                <text:p>0.0000000635686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5">
                <text:p>0.0085</text:p>
              </table:table-cell>
              <table:table-cell office:value-type="float" office:value="0.0000000387907">
                <text:p>0.0000000387907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55">
                <text:p>0.00855</text:p>
              </table:table-cell>
              <table:table-cell office:value-type="float" office:value="0.0000000141609">
                <text:p>0.0000000141609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86">
                <text:p>0.0086</text:p>
              </table:table-cell>
              <table:table-cell office:value-type="float" office:value="0.00000000338709">
                <text:p>0.00000000338709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65">
                <text:p>0.00865</text:p>
              </table:table-cell>
              <table:table-cell office:value-type="float" office:value="0.00000000061997">
                <text:p>0.00000000061997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7">
                <text:p>0.0087</text:p>
              </table:table-cell>
              <table:table-cell office:value-type="float" office:value="0.000000000106308">
                <text:p>0.000000000106308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75">
                <text:p>0.00875</text:p>
              </table:table-cell>
              <table:table-cell office:value-type="float" office:value="0.0000000000213732">
                <text:p>0.0000000000213732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8">
                <text:p>0.0088</text:p>
              </table:table-cell>
              <table:table-cell office:value-type="float" office:value="0.00000000000626103">
                <text:p>0.00000000000626103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85">
                <text:p>0.00885</text:p>
              </table:table-cell>
              <table:table-cell office:value-type="float" office:value="0.00000000000320082">
                <text:p>0.00000000000320082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9">
                <text:p>0.0089</text:p>
              </table:table-cell>
              <table:table-cell office:value-type="float" office:value="0.00000000000321171">
                <text:p>0.00000000000321171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95">
                <text:p>0.00895</text:p>
              </table:table-cell>
              <table:table-cell office:value-type="float" office:value="0.00000000000655522">
                <text:p>0.00000000000655522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05">
                <text:p>0.00905</text:p>
              </table:table-cell>
              <table:table-cell office:value-type="float" office:value="0.00000000016935">
                <text:p>0.00000000016935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91">
                <text:p>0.0091</text:p>
              </table:table-cell>
              <table:table-cell office:value-type="float" office:value="0.00000000150221">
                <text:p>0.00000000150221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15">
                <text:p>0.00915</text:p>
              </table:table-cell>
              <table:table-cell office:value-type="float" office:value="0.0000000138559">
                <text:p>0.0000000138559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92">
                <text:p>0.0092</text:p>
              </table:table-cell>
              <table:table-cell office:value-type="float" office:value="0.000000100858">
                <text:p>0.000000100858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25">
                <text:p>0.00925</text:p>
              </table:table-cell>
              <table:table-cell office:value-type="float" office:value="0.000000448721">
                <text:p>0.000000448721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93">
                <text:p>0.0093</text:p>
              </table:table-cell>
              <table:table-cell office:value-type="float" office:value="0.000000997412">
                <text:p>0.000000997412</text:p>
              </table:table-cell>
              <table:table-cell office:value-type="float" office:value="0.001188">
                <text:p>0.001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35">
                <text:p>0.00935</text:p>
              </table:table-cell>
              <table:table-cell office:value-type="float" office:value="0.000000982212">
                <text:p>0.000000982212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94">
                <text:p>0.0094</text:p>
              </table:table-cell>
              <table:table-cell office:value-type="float" office:value="0.000000419576">
                <text:p>0.000000419576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945">
                <text:p>0.00945</text:p>
              </table:table-cell>
              <table:table-cell office:value-type="float" office:value="0.0000000844977">
                <text:p>0.0000000844977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95">
                <text:p>0.0095</text:p>
              </table:table-cell>
              <table:table-cell office:value-type="float" office:value="0.00000000959926">
                <text:p>0.00000000959926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55">
                <text:p>0.00955</text:p>
              </table:table-cell>
              <table:table-cell office:value-type="float" office:value="0.000000000793758">
                <text:p>0.000000000793758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96">
                <text:p>0.0096</text:p>
              </table:table-cell>
              <table:table-cell office:value-type="float" office:value="0.0000000000644566">
                <text:p>0.0000000000644566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965">
                <text:p>0.00965</text:p>
              </table:table-cell>
              <table:table-cell office:value-type="float" office:value="0.00000000000698718">
                <text:p>0.00000000000698718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97">
                <text:p>0.0097</text:p>
              </table:table-cell>
              <table:table-cell office:value-type="float" office:value="0.00000000000133226">
                <text:p>0.00000000000133226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75">
                <text:p>0.00975</text:p>
              </table:table-cell>
              <table:table-cell office:value-type="float" office:value="0.000000000000550946">
                <text:p>0.000000000000550946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98">
                <text:p>0.0098</text:p>
              </table:table-cell>
              <table:table-cell office:value-type="float" office:value="0.000000000000554929">
                <text:p>0.000000000000554929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985">
                <text:p>0.00985</text:p>
              </table:table-cell>
              <table:table-cell office:value-type="float" office:value="0.00000000000137092">
                <text:p>0.00000000000137092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9">
                <text:p>0.0099</text:p>
              </table:table-cell>
              <table:table-cell office:value-type="float" office:value="0.00000000000748796">
                <text:p>0.00000000000748796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995">
                <text:p>0.00995</text:p>
              </table:table-cell>
              <table:table-cell office:value-type="float" office:value="0.0000000000738685">
                <text:p>0.0000000000738685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">
                <text:p>0.01</text:p>
              </table:table-cell>
              <table:table-cell office:value-type="float" office:value="0.000000000998847">
                <text:p>0.00000000099884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05">
                <text:p>0.01005</text:p>
              </table:table-cell>
              <table:table-cell office:value-type="float" office:value="0.0000000135082">
                <text:p>0.0000000135082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1">
                <text:p>0.0101</text:p>
              </table:table-cell>
              <table:table-cell office:value-type="float" office:value="0.000000133312">
                <text:p>0.000000133312</text:p>
              </table:table-cell>
              <table:table-cell office:value-type="float" office:value="0.001131">
                <text:p>0.001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015">
                <text:p>0.01015</text:p>
              </table:table-cell>
              <table:table-cell office:value-type="float" office:value="0.000000728597">
                <text:p>0.000000728597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02">
                <text:p>0.0102</text:p>
              </table:table-cell>
              <table:table-cell office:value-type="float" office:value="0.00000180131">
                <text:p>0.00000180131</text:p>
              </table:table-cell>
              <table:table-cell office:value-type="float" office:value="0.001204">
                <text:p>0.001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025">
                <text:p>0.01025</text:p>
              </table:table-cell>
              <table:table-cell office:value-type="float" office:value="0.00000181577">
                <text:p>0.00000181577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03">
                <text:p>0.0103</text:p>
              </table:table-cell>
              <table:table-cell office:value-type="float" office:value="0.000000751451">
                <text:p>0.000000751451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35">
                <text:p>0.01035</text:p>
              </table:table-cell>
              <table:table-cell office:value-type="float" office:value="0.000000143366">
                <text:p>0.000000143366</text:p>
              </table:table-cell>
              <table:table-cell office:value-type="float" office:value="0.001133">
                <text:p>0.001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4">
                <text:p>0.0104</text:p>
              </table:table-cell>
              <table:table-cell office:value-type="float" office:value="0.0000000155469">
                <text:p>0.0000000155469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045">
                <text:p>0.01045</text:p>
              </table:table-cell>
              <table:table-cell office:value-type="float" office:value="0.00000000126263">
                <text:p>0.00000000126263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05">
                <text:p>0.0105</text:p>
              </table:table-cell>
              <table:table-cell office:value-type="float" office:value="0.00000000010439">
                <text:p>0.00000000010439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55">
                <text:p>0.01055</text:p>
              </table:table-cell>
              <table:table-cell office:value-type="float" office:value="0.0000000000118545">
                <text:p>0.0000000000118545</text:p>
              </table:table-cell>
              <table:table-cell office:value-type="float" office:value="0.000888">
                <text:p>0.0008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06">
                <text:p>0.0106</text:p>
              </table:table-cell>
              <table:table-cell office:value-type="float" office:value="0.00000000000238595">
                <text:p>0.0000000000023859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065">
                <text:p>0.01065</text:p>
              </table:table-cell>
              <table:table-cell office:value-type="float" office:value="0.0000000000010185">
                <text:p>0.0000000000010185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07">
                <text:p>0.0107</text:p>
              </table:table-cell>
              <table:table-cell office:value-type="float" office:value="0.00000000000100224">
                <text:p>0.00000000000100224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075">
                <text:p>0.01075</text:p>
              </table:table-cell>
              <table:table-cell office:value-type="float" office:value="0.00000000000222629">
                <text:p>0.0000000000022262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08">
                <text:p>0.0108</text:p>
              </table:table-cell>
              <table:table-cell office:value-type="float" office:value="0.00000000000989967">
                <text:p>0.00000000000989967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085">
                <text:p>0.01085</text:p>
              </table:table-cell>
              <table:table-cell office:value-type="float" office:value="0.0000000000720368">
                <text:p>0.0000000000720368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09">
                <text:p>0.0109</text:p>
              </table:table-cell>
              <table:table-cell office:value-type="float" office:value="0.000000000664385">
                <text:p>0.000000000664385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095">
                <text:p>0.01095</text:p>
              </table:table-cell>
              <table:table-cell office:value-type="float" office:value="0.0000000058943">
                <text:p>0.0000000058943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">
                <text:p>0.011</text:p>
              </table:table-cell>
              <table:table-cell office:value-type="float" office:value="0.0000000387491">
                <text:p>0.0000000387491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05">
                <text:p>0.01105</text:p>
              </table:table-cell>
              <table:table-cell office:value-type="float" office:value="0.00000015241">
                <text:p>0.00000015241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11">
                <text:p>0.0111</text:p>
              </table:table-cell>
              <table:table-cell office:value-type="float" office:value="0.000000311264">
                <text:p>0.000000311264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15">
                <text:p>0.01115</text:p>
              </table:table-cell>
              <table:table-cell office:value-type="float" office:value="0.000000312514">
                <text:p>0.000000312514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12">
                <text:p>0.0112</text:p>
              </table:table-cell>
              <table:table-cell office:value-type="float" office:value="0.000000159853">
                <text:p>0.000000159853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125">
                <text:p>0.01125</text:p>
              </table:table-cell>
              <table:table-cell office:value-type="float" office:value="0.0000000468465">
                <text:p>0.0000000468465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13">
                <text:p>0.0113</text:p>
              </table:table-cell>
              <table:table-cell office:value-type="float" office:value="0.00000000942068">
                <text:p>0.00000000942068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35">
                <text:p>0.01135</text:p>
              </table:table-cell>
              <table:table-cell office:value-type="float" office:value="0.00000000161546">
                <text:p>0.00000000161546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14">
                <text:p>0.0114</text:p>
              </table:table-cell>
              <table:table-cell office:value-type="float" office:value="0.000000000295648">
                <text:p>0.000000000295648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45">
                <text:p>0.01145</text:p>
              </table:table-cell>
              <table:table-cell office:value-type="float" office:value="0.0000000000706931">
                <text:p>0.0000000000706931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15">
                <text:p>0.0115</text:p>
              </table:table-cell>
              <table:table-cell office:value-type="float" office:value="0.0000000000257964">
                <text:p>0.0000000000257964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155">
                <text:p>0.01155</text:p>
              </table:table-cell>
              <table:table-cell office:value-type="float" office:value="0.0000000000157341">
                <text:p>0.0000000000157341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16">
                <text:p>0.0116</text:p>
              </table:table-cell>
              <table:table-cell office:value-type="float" office:value="0.0000000000163462">
                <text:p>0.0000000000163462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165">
                <text:p>0.01165</text:p>
              </table:table-cell>
              <table:table-cell office:value-type="float" office:value="0.0000000000274873">
                <text:p>0.0000000000274873</text:p>
              </table:table-cell>
              <table:table-cell office:value-type="float" office:value="0.000909">
                <text:p>0.0009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17">
                <text:p>0.0117</text:p>
              </table:table-cell>
              <table:table-cell office:value-type="float" office:value="0.0000000000670748">
                <text:p>0.0000000000670748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75">
                <text:p>0.01175</text:p>
              </table:table-cell>
              <table:table-cell office:value-type="float" office:value="0.000000000204732">
                <text:p>0.000000000204732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8">
                <text:p>0.0118</text:p>
              </table:table-cell>
              <table:table-cell office:value-type="float" office:value="0.000000000662921">
                <text:p>0.000000000662921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185">
                <text:p>0.01185</text:p>
              </table:table-cell>
              <table:table-cell office:value-type="float" office:value="0.00000000194625">
                <text:p>0.00000000194625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19">
                <text:p>0.0119</text:p>
              </table:table-cell>
              <table:table-cell office:value-type="float" office:value="0.00000000455826">
                <text:p>0.0000000045582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95">
                <text:p>0.01195</text:p>
              </table:table-cell>
              <table:table-cell office:value-type="float" office:value="0.0000000078357">
                <text:p>0.000000007835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">
                <text:p>0.012</text:p>
              </table:table-cell>
              <table:table-cell office:value-type="float" office:value="0.00000000958974">
                <text:p>0.0000000095897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205">
                <text:p>0.01205</text:p>
              </table:table-cell>
              <table:table-cell office:value-type="float" office:value="0.00000000854344">
                <text:p>0.00000000854344</text:p>
              </table:table-cell>
              <table:table-cell office:value-type="float" office:value="0.001057">
                <text:p>0.0010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21">
                <text:p>0.0121</text:p>
              </table:table-cell>
              <table:table-cell office:value-type="float" office:value="0.0000000059234">
                <text:p>0.0000000059234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215">
                <text:p>0.01215</text:p>
              </table:table-cell>
              <table:table-cell office:value-type="float" office:value="0.00000000352193">
                <text:p>0.00000000352193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22">
                <text:p>0.0122</text:p>
              </table:table-cell>
              <table:table-cell office:value-type="float" office:value="0.0000000020031">
                <text:p>0.0000000020031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225">
                <text:p>0.01225</text:p>
              </table:table-cell>
              <table:table-cell office:value-type="float" office:value="0.00000000120743">
                <text:p>0.00000000120743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3">
                <text:p>0.0123</text:p>
              </table:table-cell>
              <table:table-cell office:value-type="float" office:value="0.000000000834854">
                <text:p>0.000000000834854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35">
                <text:p>0.01235</text:p>
              </table:table-cell>
              <table:table-cell office:value-type="float" office:value="0.000000000691807">
                <text:p>0.000000000691807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24">
                <text:p>0.0124</text:p>
              </table:table-cell>
              <table:table-cell office:value-type="float" office:value="0.000000000689213">
                <text:p>0.000000000689213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245">
                <text:p>0.01245</text:p>
              </table:table-cell>
              <table:table-cell office:value-type="float" office:value="0.000000000796564">
                <text:p>0.000000000796564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25">
                <text:p>0.0125</text:p>
              </table:table-cell>
              <table:table-cell office:value-type="float" office:value="0.000000000999864">
                <text:p>0.0000000009998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255">
                <text:p>0.01255</text:p>
              </table:table-cell>
              <table:table-cell office:value-type="float" office:value="0.00000000125511">
                <text:p>0.00000000125511</text:p>
              </table:table-cell>
              <table:table-cell office:value-type="float" office:value="0.001006">
                <text:p>0.001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26">
                <text:p>0.0126</text:p>
              </table:table-cell>
              <table:table-cell office:value-type="float" office:value="0.0000000014508">
                <text:p>0.000000001450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265">
                <text:p>0.01265</text:p>
              </table:table-cell>
              <table:table-cell office:value-type="float" office:value="0.00000000144564">
                <text:p>0.00000000144564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27">
                <text:p>0.0127</text:p>
              </table:table-cell>
              <table:table-cell office:value-type="float" office:value="0.00000000119819">
                <text:p>0.00000000119819</text:p>
              </table:table-cell>
              <table:table-cell office:value-type="float" office:value="0.001005">
                <text:p>0.0010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275">
                <text:p>0.01275</text:p>
              </table:table-cell>
              <table:table-cell office:value-type="float" office:value="0.000000000828626">
                <text:p>0.000000000828626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28">
                <text:p>0.0128</text:p>
              </table:table-cell>
              <table:table-cell office:value-type="float" office:value="0.000000000499534">
                <text:p>0.000000000499534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285">
                <text:p>0.01285</text:p>
              </table:table-cell>
              <table:table-cell office:value-type="float" office:value="0.000000000284114">
                <text:p>0.000000000284114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29">
                <text:p>0.0129</text:p>
              </table:table-cell>
              <table:table-cell office:value-type="float" office:value="0.000000000168909">
                <text:p>0.000000000168909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295">
                <text:p>0.01295</text:p>
              </table:table-cell>
              <table:table-cell office:value-type="float" office:value="0.000000000117082">
                <text:p>0.000000000117082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3">
                <text:p>0.013</text:p>
              </table:table-cell>
              <table:table-cell office:value-type="float" office:value="0.000000000104274">
                <text:p>0.000000000104274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305">
                <text:p>0.01305</text:p>
              </table:table-cell>
              <table:table-cell office:value-type="float" office:value="0.000000000127568">
                <text:p>0.000000000127568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31">
                <text:p>0.0131</text:p>
              </table:table-cell>
              <table:table-cell office:value-type="float" office:value="0.000000000219208">
                <text:p>0.000000000219208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315">
                <text:p>0.01315</text:p>
              </table:table-cell>
              <table:table-cell office:value-type="float" office:value="0.000000000513242">
                <text:p>0.000000000513242</text:p>
              </table:table-cell>
              <table:table-cell office:value-type="float" office:value="0.000983">
                <text:p>0.000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32">
                <text:p>0.0132</text:p>
              </table:table-cell>
              <table:table-cell office:value-type="float" office:value="0.00000000150653">
                <text:p>0.00000000150653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325">
                <text:p>0.01325</text:p>
              </table:table-cell>
              <table:table-cell office:value-type="float" office:value="0.00000000487801">
                <text:p>0.00000000487801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33">
                <text:p>0.0133</text:p>
              </table:table-cell>
              <table:table-cell office:value-type="float" office:value="0.0000000148915">
                <text:p>0.0000000148915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335">
                <text:p>0.01335</text:p>
              </table:table-cell>
              <table:table-cell office:value-type="float" office:value="0.0000000363507">
                <text:p>0.0000000363507</text:p>
              </table:table-cell>
              <table:table-cell office:value-type="float" office:value="0.001096">
                <text:p>0.0010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34">
                <text:p>0.0134</text:p>
              </table:table-cell>
              <table:table-cell office:value-type="float" office:value="0.0000000611563">
                <text:p>0.0000000611563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345">
                <text:p>0.01345</text:p>
              </table:table-cell>
              <table:table-cell office:value-type="float" office:value="0.0000000635722">
                <text:p>0.0000000635722</text:p>
              </table:table-cell>
              <table:table-cell office:value-type="float" office:value="0.001111">
                <text:p>0.001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35">
                <text:p>0.0135</text:p>
              </table:table-cell>
              <table:table-cell office:value-type="float" office:value="0.0000000387983">
                <text:p>0.0000000387983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355">
                <text:p>0.01355</text:p>
              </table:table-cell>
              <table:table-cell office:value-type="float" office:value="0.0000000141654">
                <text:p>0.0000000141654</text:p>
              </table:table-cell>
              <table:table-cell office:value-type="float" office:value="0.00107">
                <text:p>0.00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36">
                <text:p>0.0136</text:p>
              </table:table-cell>
              <table:table-cell office:value-type="float" office:value="0.00000000338846">
                <text:p>0.00000000338846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365">
                <text:p>0.01365</text:p>
              </table:table-cell>
              <table:table-cell office:value-type="float" office:value="0.000000000620249">
                <text:p>0.000000000620249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37">
                <text:p>0.0137</text:p>
              </table:table-cell>
              <table:table-cell office:value-type="float" office:value="0.000000000106355">
                <text:p>0.000000000106355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375">
                <text:p>0.01375</text:p>
              </table:table-cell>
              <table:table-cell office:value-type="float" office:value="0.0000000000213811">
                <text:p>0.0000000000213811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38">
                <text:p>0.0138</text:p>
              </table:table-cell>
              <table:table-cell office:value-type="float" office:value="0.00000000000626259">
                <text:p>0.00000000000626259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385">
                <text:p>0.01385</text:p>
              </table:table-cell>
              <table:table-cell office:value-type="float" office:value="0.00000000000320111">
                <text:p>0.00000000000320111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39">
                <text:p>0.0139</text:p>
              </table:table-cell>
              <table:table-cell office:value-type="float" office:value="0.00000000000321141">
                <text:p>0.00000000000321141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395">
                <text:p>0.01395</text:p>
              </table:table-cell>
              <table:table-cell office:value-type="float" office:value="0.00000000000655345">
                <text:p>0.00000000000655345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4">
                <text:p>0.014</text:p>
              </table:table-cell>
              <table:table-cell office:value-type="float" office:value="0.0000000000257591">
                <text:p>0.0000000000257591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405">
                <text:p>0.01405</text:p>
              </table:table-cell>
              <table:table-cell office:value-type="float" office:value="0.000000000169261">
                <text:p>0.000000000169261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41">
                <text:p>0.0141</text:p>
              </table:table-cell>
              <table:table-cell office:value-type="float" office:value="0.00000000150136">
                <text:p>0.00000000150136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415">
                <text:p>0.01415</text:p>
              </table:table-cell>
              <table:table-cell office:value-type="float" office:value="0.0000000138484">
                <text:p>0.0000000138484</text:p>
              </table:table-cell>
              <table:table-cell office:value-type="float" office:value="0.001069">
                <text:p>0.001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42">
                <text:p>0.0142</text:p>
              </table:table-cell>
              <table:table-cell office:value-type="float" office:value="0.000000100812">
                <text:p>0.000000100812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425">
                <text:p>0.01425</text:p>
              </table:table-cell>
              <table:table-cell office:value-type="float" office:value="0.000000448587">
                <text:p>0.000000448587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43">
                <text:p>0.0143</text:p>
              </table:table-cell>
              <table:table-cell office:value-type="float" office:value="0.000000997309">
                <text:p>0.000000997309</text:p>
              </table:table-cell>
              <table:table-cell office:value-type="float" office:value="0.001188">
                <text:p>0.0011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435">
                <text:p>0.01435</text:p>
              </table:table-cell>
              <table:table-cell office:value-type="float" office:value="0.000000982322">
                <text:p>0.000000982322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44">
                <text:p>0.0144</text:p>
              </table:table-cell>
              <table:table-cell office:value-type="float" office:value="0.000000419709">
                <text:p>0.000000419709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445">
                <text:p>0.01445</text:p>
              </table:table-cell>
              <table:table-cell office:value-type="float" office:value="0.0000000845391">
                <text:p>0.0000000845391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45">
                <text:p>0.0145</text:p>
              </table:table-cell>
              <table:table-cell office:value-type="float" office:value="0.00000000960507">
                <text:p>0.00000000960507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455">
                <text:p>0.01455</text:p>
              </table:table-cell>
              <table:table-cell office:value-type="float" office:value="0.000000000794273">
                <text:p>0.000000000794273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46">
                <text:p>0.0146</text:p>
              </table:table-cell>
              <table:table-cell office:value-type="float" office:value="0.0000000000644962">
                <text:p>0.0000000000644962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465">
                <text:p>0.01465</text:p>
              </table:table-cell>
              <table:table-cell office:value-type="float" office:value="0.0000000000069907">
                <text:p>0.0000000000069907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47">
                <text:p>0.0147</text:p>
              </table:table-cell>
              <table:table-cell office:value-type="float" office:value="0.0000000000013327">
                <text:p>0.0000000000013327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475">
                <text:p>0.01475</text:p>
              </table:table-cell>
              <table:table-cell office:value-type="float" office:value="0.000000000000551008">
                <text:p>0.000000000000551008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48">
                <text:p>0.0148</text:p>
              </table:table-cell>
              <table:table-cell office:value-type="float" office:value="0.000000000000554863">
                <text:p>0.000000000000554863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485">
                <text:p>0.01485</text:p>
              </table:table-cell>
              <table:table-cell office:value-type="float" office:value="0.00000000000137046">
                <text:p>0.00000000000137046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49">
                <text:p>0.0149</text:p>
              </table:table-cell>
              <table:table-cell office:value-type="float" office:value="0.00000000000748409">
                <text:p>0.00000000000748409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495">
                <text:p>0.01495</text:p>
              </table:table-cell>
              <table:table-cell office:value-type="float" office:value="0.0000000000738216">
                <text:p>0.0000000000738216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998171">
                <text:p>0.00000000099817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0.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0.1" chart:maximum="0.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5cm" svg:y="3.755cm" chart:style-name="ch2"/>
        <chart:plot-area chart:style-name="ch3" table:cell-range-address="Sheet1_2.A1:Sheet1_2.D601" chart:data-source-has-labels="row" svg:x="1.331cm" svg:y="0.855cm" svg:width="12.215cm" svg:height="6.984cm">
          <chartooo:coordinate-region svg:x="5.471cm" svg:y="1.055cm" svg:width="6.235cm" svg:height="6.585cm"/>
          <chart:axis chart:dimension="x" chart:name="primary-x" chart:style-name="ch4">
            <chart:title svg:x="6.891cm" svg:y="8.019cm" chart:style-name="ch5">
              <text:p>tiempo</text:p>
            </chart:title>
            <chart:grid chart:style-name="ch6" chart:class="major"/>
          </chart:axis>
          <chart:axis chart:dimension="y" chart:name="primary-y" chart:style-name="ch7">
            <chart:title svg:x="0.451cm" svg:y="4.841cm" chart:style-name="ch8">
              <text:p>v-ic-id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_2.B2:Sheet1_2.B601" chart:label-cell-address="Sheet1_2.B1:Sheet1_2.B1" chart:class="chart:scatter">
            <chart:domain table:cell-range-address="Sheet1_2.A2:Sheet1_2.A601"/>
            <chart:data-point chart:repeated="600"/>
          </chart:series>
          <chart:series chart:attached-axis="secondary-y" chart:style-name="ch11" chart:values-cell-range-address="Sheet1_2.C2:Sheet1_2.C601" chart:label-cell-address="Sheet1_2.C1:Sheet1_2.C1" chart:class="chart:scatter">
            <chart:data-point chart:repeated="600"/>
          </chart:series>
          <chart:series chart:attached-axis="primary-y" chart:style-name="ch12" chart:values-cell-range-address="Sheet1_2.D2:Sheet1_2.D601" chart:label-cell-address="Sheet1_2.D1:Sheet1_2.D1" chart:class="chart:scatter">
            <chart:data-point chart:repeated="6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       </text:p>
                <draw:g>
                  <svg:desc>Sheet1_2.B1:Sheet1_2.B1</svg:desc>
                </draw:g>
              </table:table-cell>
              <table:table-cell office:value-type="string">
                <text:p>Ic       </text:p>
                <draw:g>
                  <svg:desc>Sheet1_2.C1:Sheet1_2.C1</svg:desc>
                </draw:g>
              </table:table-cell>
              <table:table-cell office:value-type="string">
                <text:p>Id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601</svg:desc>
                </draw:g>
              </table:table-cell>
              <table:table-cell office:value-type="float" office:value="0">
                <text:p>0</text:p>
                <draw:g>
                  <svg:desc>Sheet1_2.B2:Sheet1_2.B601</svg:desc>
                </draw:g>
              </table:table-cell>
              <table:table-cell office:value-type="float" office:value="NaN">
                <text:p>NaN</text:p>
                <draw:g>
                  <svg:desc>Sheet1_2.C2:Sheet1_2.C601</svg:desc>
                </draw:g>
              </table:table-cell>
              <table:table-cell office:value-type="float" office:value="1">
                <text:p>1</text:p>
                <draw:g>
                  <svg:desc>Sheet1_2.D2:Sheet1_2.D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5">
                <text:p>0.000025</text:p>
              </table:table-cell>
              <table:table-cell office:value-type="float" office:value="0.0343815">
                <text:p>0.0343815</text:p>
              </table:table-cell>
              <table:table-cell office:value-type="float" office:value="0.00000000375229">
                <text:p>0.00000000375229</text:p>
              </table:table-cell>
              <table:table-cell office:value-type="float" office:value="0.00103468">
                <text:p>0.00103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677141">
                <text:p>0.0677141</text:p>
              </table:table-cell>
              <table:table-cell office:value-type="float" office:value="0.000000013523">
                <text:p>0.000000013523</text:p>
              </table:table-cell>
              <table:table-cell office:value-type="float" office:value="0.00106886">
                <text:p>0.00106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5">
                <text:p>0.000075</text:p>
              </table:table-cell>
              <table:table-cell office:value-type="float" office:value="0.0989816">
                <text:p>0.0989816</text:p>
              </table:table-cell>
              <table:table-cell office:value-type="float" office:value="0.0000000450146">
                <text:p>0.0000000450146</text:p>
              </table:table-cell>
              <table:table-cell office:value-type="float" office:value="0.00110143">
                <text:p>0.0011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127233">
                <text:p>0.127233</text:p>
              </table:table-cell>
              <table:table-cell office:value-type="float" office:value="0.000000133431">
                <text:p>0.000000133431</text:p>
              </table:table-cell>
              <table:table-cell office:value-type="float" office:value="0.00113128">
                <text:p>0.00113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25">
                <text:p>0.000125</text:p>
              </table:table-cell>
              <table:table-cell office:value-type="float" office:value="0.151612">
                <text:p>0.151612</text:p>
              </table:table-cell>
              <table:table-cell office:value-type="float" office:value="0.000000340782">
                <text:p>0.000000340782</text:p>
              </table:table-cell>
              <table:table-cell office:value-type="float" office:value="0.00115736">
                <text:p>0.00115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5">
                <text:p>0.00015</text:p>
              </table:table-cell>
              <table:table-cell office:value-type="float" office:value="0.171384">
                <text:p>0.171384</text:p>
              </table:table-cell>
              <table:table-cell office:value-type="float" office:value="0.000000729023">
                <text:p>0.000000729023</text:p>
              </table:table-cell>
              <table:table-cell office:value-type="float" office:value="0.00117873">
                <text:p>0.00117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75">
                <text:p>0.000175</text:p>
              </table:table-cell>
              <table:table-cell office:value-type="float" office:value="0.185959">
                <text:p>0.185959</text:p>
              </table:table-cell>
              <table:table-cell office:value-type="float" office:value="NaN">
                <text:p>NaN</text:p>
              </table:table-cell>
              <table:table-cell office:value-type="float" office:value="0.0011946">
                <text:p>0.0011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">
                <text:p>0.0002</text:p>
              </table:table-cell>
              <table:table-cell office:value-type="float" office:value="0.194908">
                <text:p>0.194908</text:p>
              </table:table-cell>
              <table:table-cell office:value-type="float" office:value="0.00000180168">
                <text:p>0.00000180168</text:p>
              </table:table-cell>
              <table:table-cell office:value-type="float" office:value="0.00120441">
                <text:p>0.00120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25">
                <text:p>0.000225</text:p>
              </table:table-cell>
              <table:table-cell office:value-type="float" office:value="0.19798">
                <text:p>0.19798</text:p>
              </table:table-cell>
              <table:table-cell office:value-type="float" office:value="0.00000202764">
                <text:p>0.00000202764</text:p>
              </table:table-cell>
              <table:table-cell office:value-type="float" office:value="0.00120778">
                <text:p>0.0012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5">
                <text:p>0.00025</text:p>
              </table:table-cell>
              <table:table-cell office:value-type="float" office:value="0.195106">
                <text:p>0.195106</text:p>
              </table:table-cell>
              <table:table-cell office:value-type="float" office:value="0.00000181541">
                <text:p>0.00000181541</text:p>
              </table:table-cell>
              <table:table-cell office:value-type="float" office:value="0.00120462">
                <text:p>0.0012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75">
                <text:p>0.000275</text:p>
              </table:table-cell>
              <table:table-cell office:value-type="float" office:value="0.1864">
                <text:p>0.1864</text:p>
              </table:table-cell>
              <table:table-cell office:value-type="float" office:value="0.00000129883">
                <text:p>0.00000129883</text:p>
              </table:table-cell>
              <table:table-cell office:value-type="float" office:value="0.00119509">
                <text:p>0.00119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">
                <text:p>0.0003</text:p>
              </table:table-cell>
              <table:table-cell office:value-type="float" office:value="0.172157">
                <text:p>0.172157</text:p>
              </table:table-cell>
              <table:table-cell office:value-type="float" office:value="0.000000751018">
                <text:p>0.000000751018</text:p>
              </table:table-cell>
              <table:table-cell office:value-type="float" office:value="0.00117957">
                <text:p>0.00117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25">
                <text:p>0.000325</text:p>
              </table:table-cell>
              <table:table-cell office:value-type="float" office:value="0.152843">
                <text:p>0.152843</text:p>
              </table:table-cell>
              <table:table-cell office:value-type="float" office:value="0.000000357305">
                <text:p>0.000000357305</text:p>
              </table:table-cell>
              <table:table-cell office:value-type="float" office:value="0.00115868">
                <text:p>0.00115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5">
                <text:p>0.00035</text:p>
              </table:table-cell>
              <table:table-cell office:value-type="float" office:value="0.129077">
                <text:p>0.129077</text:p>
              </table:table-cell>
              <table:table-cell office:value-type="float" office:value="0.000000143239">
                <text:p>0.000000143239</text:p>
              </table:table-cell>
              <table:table-cell office:value-type="float" office:value="0.00113324">
                <text:p>0.00113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75">
                <text:p>0.000375</text:p>
              </table:table-cell>
              <table:table-cell office:value-type="float" office:value="0.101613">
                <text:p>0.101613</text:p>
              </table:table-cell>
              <table:table-cell office:value-type="float" office:value="0.0000000498085">
                <text:p>0.0000000498085</text:p>
              </table:table-cell>
              <table:table-cell office:value-type="float" office:value="0.00110419">
                <text:p>0.00110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4">
                <text:p>0.0004</text:p>
              </table:table-cell>
              <table:table-cell office:value-type="float" office:value="0.0713124">
                <text:p>0.0713124</text:p>
              </table:table-cell>
              <table:table-cell office:value-type="float" office:value="0.0000000155302">
                <text:p>0.0000000155302</text:p>
              </table:table-cell>
              <table:table-cell office:value-type="float" office:value="0.00107258">
                <text:p>0.00107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25">
                <text:p>0.000425</text:p>
              </table:table-cell>
              <table:table-cell office:value-type="float" office:value="0.0391206">
                <text:p>0.0391206</text:p>
              </table:table-cell>
              <table:table-cell office:value-type="float" office:value="0.00000000450253">
                <text:p>0.00000000450253</text:p>
              </table:table-cell>
              <table:table-cell office:value-type="float" office:value="0.0010395">
                <text:p>0.0010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5">
                <text:p>0.00045</text:p>
              </table:table-cell>
              <table:table-cell office:value-type="float" office:value="0.00603338">
                <text:p>0.00603338</text:p>
              </table:table-cell>
              <table:table-cell office:value-type="float" office:value="0.00000000126119">
                <text:p>0.00000000126119</text:p>
              </table:table-cell>
              <table:table-cell office:value-type="float" office:value="0.00100604">
                <text:p>0.00100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75">
                <text:p>0.000475</text:p>
              </table:table-cell>
              <table:table-cell office:value-type="float" office:value="-0.0269338">
                <text:p>-0.0269338</text:p>
              </table:table-cell>
              <table:table-cell office:value-type="float" office:value="0.000000000354902">
                <text:p>0.000000000354902</text:p>
              </table:table-cell>
              <table:table-cell office:value-type="float" office:value="0.000973248">
                <text:p>0.000973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5">
                <text:p>0.0005</text:p>
              </table:table-cell>
              <table:table-cell office:value-type="float" office:value="-0.0587778">
                <text:p>-0.0587778</text:p>
              </table:table-cell>
              <table:table-cell office:value-type="float" office:value="0.000000000104279">
                <text:p>0.000000000104279</text:p>
              </table:table-cell>
              <table:table-cell office:value-type="float" office:value="0.000942086">
                <text:p>0.00094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25">
                <text:p>0.000525</text:p>
              </table:table-cell>
              <table:table-cell office:value-type="float" office:value="-0.0885397">
                <text:p>-0.0885397</text:p>
              </table:table-cell>
              <table:table-cell office:value-type="float" office:value="0.0000000000331945">
                <text:p>0.0000000000331945</text:p>
              </table:table-cell>
              <table:table-cell office:value-type="float" office:value="0.00091342">
                <text:p>0.00091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5">
                <text:p>0.00055</text:p>
              </table:table-cell>
              <table:table-cell office:value-type="float" office:value="-0.115334">
                <text:p>-0.115334</text:p>
              </table:table-cell>
              <table:table-cell office:value-type="float" office:value="0.0000000000118442">
                <text:p>0.0000000000118442</text:p>
              </table:table-cell>
              <table:table-cell office:value-type="float" office:value="0.000887992">
                <text:p>0.000887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575">
                <text:p>0.000575</text:p>
              </table:table-cell>
              <table:table-cell office:value-type="float" office:value="-0.138376">
                <text:p>-0.138376</text:p>
              </table:table-cell>
              <table:table-cell office:value-type="float" office:value="0.00000000000488219">
                <text:p>0.00000000000488219</text:p>
              </table:table-cell>
              <table:table-cell office:value-type="float" office:value="0.000866411">
                <text:p>0.000866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">
                <text:p>0.0006</text:p>
              </table:table-cell>
              <table:table-cell office:value-type="float" office:value="-0.157007">
                <text:p>-0.157007</text:p>
              </table:table-cell>
              <table:table-cell office:value-type="float" office:value="0.0000000000023846">
                <text:p>0.0000000000023846</text:p>
              </table:table-cell>
              <table:table-cell office:value-type="float" office:value="0.000849156">
                <text:p>0.00084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25">
                <text:p>0.000625</text:p>
              </table:table-cell>
              <table:table-cell office:value-type="float" office:value="-0.17071">
                <text:p>-0.17071</text:p>
              </table:table-cell>
              <table:table-cell office:value-type="float" office:value="0.00000000000140772">
                <text:p>0.00000000000140772</text:p>
              </table:table-cell>
              <table:table-cell office:value-type="float" office:value="0.000836575">
                <text:p>0.000836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5">
                <text:p>0.00065</text:p>
              </table:table-cell>
              <table:table-cell office:value-type="float" office:value="-0.17913">
                <text:p>-0.17913</text:p>
              </table:table-cell>
              <table:table-cell office:value-type="float" office:value="0.00000000000101829">
                <text:p>0.00000000000101829</text:p>
              </table:table-cell>
              <table:table-cell office:value-type="float" office:value="0.000828892">
                <text:p>0.000828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75">
                <text:p>0.000675</text:p>
              </table:table-cell>
              <table:table-cell office:value-type="float" office:value="-0.182078">
                <text:p>-0.182078</text:p>
              </table:table-cell>
              <table:table-cell office:value-type="float" office:value="0.00000000000090914">
                <text:p>0.00000000000090914</text:p>
              </table:table-cell>
              <table:table-cell office:value-type="float" office:value="0.00082621">
                <text:p>0.00082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7">
                <text:p>0.0007</text:p>
              </table:table-cell>
              <table:table-cell office:value-type="float" office:value="-0.179539">
                <text:p>-0.179539</text:p>
              </table:table-cell>
              <table:table-cell office:value-type="float" office:value="0.00000000000100243">
                <text:p>0.00000000000100243</text:p>
              </table:table-cell>
              <table:table-cell office:value-type="float" office:value="0.00082852">
                <text:p>0.00082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725">
                <text:p>0.000725</text:p>
              </table:table-cell>
              <table:table-cell office:value-type="float" office:value="-0.171666">
                <text:p>-0.171666</text:p>
              </table:table-cell>
              <table:table-cell office:value-type="float" office:value="0.00000000000135692">
                <text:p>0.00000000000135692</text:p>
              </table:table-cell>
              <table:table-cell office:value-type="float" office:value="0.000835701">
                <text:p>0.000835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75">
                <text:p>0.00075</text:p>
              </table:table-cell>
              <table:table-cell office:value-type="float" office:value="-0.158779">
                <text:p>-0.158779</text:p>
              </table:table-cell>
              <table:table-cell office:value-type="float" office:value="0.00000000000222749">
                <text:p>0.00000000000222749</text:p>
              </table:table-cell>
              <table:table-cell office:value-type="float" office:value="0.000847524">
                <text:p>0.000847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775">
                <text:p>0.000775</text:p>
              </table:table-cell>
              <table:table-cell office:value-type="float" office:value="-0.141347">
                <text:p>-0.141347</text:p>
              </table:table-cell>
              <table:table-cell office:value-type="float" office:value="0.00000000000435499">
                <text:p>0.00000000000435499</text:p>
              </table:table-cell>
              <table:table-cell office:value-type="float" office:value="0.000863647">
                <text:p>0.000863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8">
                <text:p>0.0008</text:p>
              </table:table-cell>
              <table:table-cell office:value-type="float" office:value="-0.119975">
                <text:p>-0.119975</text:p>
              </table:table-cell>
              <table:table-cell office:value-type="float" office:value="0.00000000000990781">
                <text:p>0.00000000000990781</text:p>
              </table:table-cell>
              <table:table-cell office:value-type="float" office:value="0.000883623">
                <text:p>0.0008836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825">
                <text:p>0.000825</text:p>
              </table:table-cell>
              <table:table-cell office:value-type="float" office:value="-0.0953804">
                <text:p>-0.0953804</text:p>
              </table:table-cell>
              <table:table-cell office:value-type="float" office:value="0.0000000000255153">
                <text:p>0.0000000000255153</text:p>
              </table:table-cell>
              <table:table-cell office:value-type="float" office:value="0.000906894">
                <text:p>0.0009068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5">
                <text:p>0.00085</text:p>
              </table:table-cell>
              <table:table-cell office:value-type="float" office:value="-0.0683691">
                <text:p>-0.0683691</text:p>
              </table:table-cell>
              <table:table-cell office:value-type="float" office:value="0.0000000000721087">
                <text:p>0.0000000000721087</text:p>
              </table:table-cell>
              <table:table-cell office:value-type="float" office:value="0.000932799">
                <text:p>0.000932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875">
                <text:p>0.000875</text:p>
              </table:table-cell>
              <table:table-cell office:value-type="float" office:value="-0.0398097">
                <text:p>-0.0398097</text:p>
              </table:table-cell>
              <table:table-cell office:value-type="float" office:value="0.000000000216288">
                <text:p>0.000000000216288</text:p>
              </table:table-cell>
              <table:table-cell office:value-type="float" office:value="0.000960586">
                <text:p>0.000960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9">
                <text:p>0.0009</text:p>
              </table:table-cell>
              <table:table-cell office:value-type="float" office:value="-0.0106039">
                <text:p>-0.0106039</text:p>
              </table:table-cell>
              <table:table-cell office:value-type="float" office:value="0.000000000665083">
                <text:p>0.000000000665083</text:p>
              </table:table-cell>
              <table:table-cell office:value-type="float" office:value="0.000989424">
                <text:p>0.000989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25">
                <text:p>0.000925</text:p>
              </table:table-cell>
              <table:table-cell office:value-type="float" office:value="0.0183426">
                <text:p>0.0183426</text:p>
              </table:table-cell>
              <table:table-cell office:value-type="float" office:value="0.00000000202483">
                <text:p>0.00000000202483</text:p>
              </table:table-cell>
              <table:table-cell office:value-type="float" office:value="0.00101843">
                <text:p>0.00101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95">
                <text:p>0.00095</text:p>
              </table:table-cell>
              <table:table-cell office:value-type="float" office:value="0.0461489">
                <text:p>0.0461489</text:p>
              </table:table-cell>
              <table:table-cell office:value-type="float" office:value="0.00000000590003">
                <text:p>0.00000000590003</text:p>
              </table:table-cell>
              <table:table-cell office:value-type="float" office:value="0.00104668">
                <text:p>0.00104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75">
                <text:p>0.000975</text:p>
              </table:table-cell>
              <table:table-cell office:value-type="float" office:value="0.0719866">
                <text:p>0.0719866</text:p>
              </table:table-cell>
              <table:table-cell office:value-type="float" office:value="0.0000000159381">
                <text:p>0.0000000159381</text:p>
              </table:table-cell>
              <table:table-cell office:value-type="float" office:value="0.00107328">
                <text:p>0.001073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951051">
                <text:p>0.0951051</text:p>
              </table:table-cell>
              <table:table-cell office:value-type="float" office:value="0.0000000387793">
                <text:p>0.0000000387793</text:p>
              </table:table-cell>
              <table:table-cell office:value-type="float" office:value="0.00109737">
                <text:p>0.00109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25">
                <text:p>0.001025</text:p>
              </table:table-cell>
              <table:table-cell office:value-type="float" office:value="0.114854">
                <text:p>0.114854</text:p>
              </table:table-cell>
              <table:table-cell office:value-type="float" office:value="0.0000000828868">
                <text:p>0.0000000828868</text:p>
              </table:table-cell>
              <table:table-cell office:value-type="float" office:value="0.00111815">
                <text:p>0.00111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5">
                <text:p>0.00105</text:p>
              </table:table-cell>
              <table:table-cell office:value-type="float" office:value="0.130704">
                <text:p>0.130704</text:p>
              </table:table-cell>
              <table:table-cell office:value-type="float" office:value="0.000000152486">
                <text:p>0.000000152486</text:p>
              </table:table-cell>
              <table:table-cell office:value-type="float" office:value="0.00113497">
                <text:p>0.00113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075">
                <text:p>0.001075</text:p>
              </table:table-cell>
              <table:table-cell office:value-type="float" office:value="0.142257">
                <text:p>0.142257</text:p>
              </table:table-cell>
              <table:table-cell office:value-type="float" office:value="0.000000237799">
                <text:p>0.000000237799</text:p>
              </table:table-cell>
              <table:table-cell office:value-type="float" office:value="0.00114732">
                <text:p>0.00114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">
                <text:p>0.0011</text:p>
              </table:table-cell>
              <table:table-cell office:value-type="float" office:value="0.149261">
                <text:p>0.149261</text:p>
              </table:table-cell>
              <table:table-cell office:value-type="float" office:value="0.000000311316">
                <text:p>0.000000311316</text:p>
              </table:table-cell>
              <table:table-cell office:value-type="float" office:value="0.00115483">
                <text:p>0.00115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25">
                <text:p>0.001125</text:p>
              </table:table-cell>
              <table:table-cell office:value-type="float" office:value="0.151612">
                <text:p>0.151612</text:p>
              </table:table-cell>
              <table:table-cell office:value-type="float" office:value="0.000000340783">
                <text:p>0.000000340783</text:p>
              </table:table-cell>
              <table:table-cell office:value-type="float" office:value="0.00115736">
                <text:p>0.00115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15">
                <text:p>0.00115</text:p>
              </table:table-cell>
              <table:table-cell office:value-type="float" office:value="0.149357">
                <text:p>0.149357</text:p>
              </table:table-cell>
              <table:table-cell office:value-type="float" office:value="0.000000312463">
                <text:p>0.000000312463</text:p>
              </table:table-cell>
              <table:table-cell office:value-type="float" office:value="0.00115493">
                <text:p>0.00115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75">
                <text:p>0.001175</text:p>
              </table:table-cell>
              <table:table-cell office:value-type="float" office:value="0.142684">
                <text:p>0.142684</text:p>
              </table:table-cell>
              <table:table-cell office:value-type="float" office:value="0.000000241733">
                <text:p>0.000000241733</text:p>
              </table:table-cell>
              <table:table-cell office:value-type="float" office:value="0.00114777">
                <text:p>0.00114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">
                <text:p>0.0012</text:p>
              </table:table-cell>
              <table:table-cell office:value-type="float" office:value="0.131919">
                <text:p>0.131919</text:p>
              </table:table-cell>
              <table:table-cell office:value-type="float" office:value="0.00000015978">
                <text:p>0.00000015978</text:p>
              </table:table-cell>
              <table:table-cell office:value-type="float" office:value="0.00113627">
                <text:p>0.001136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225">
                <text:p>0.001225</text:p>
              </table:table-cell>
              <table:table-cell office:value-type="float" office:value="0.117508">
                <text:p>0.117508</text:p>
              </table:table-cell>
              <table:table-cell office:value-type="float" office:value="0.0000000917924">
                <text:p>0.0000000917924</text:p>
              </table:table-cell>
              <table:table-cell office:value-type="float" office:value="0.00112096">
                <text:p>0.00112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25">
                <text:p>0.00125</text:p>
              </table:table-cell>
              <table:table-cell office:value-type="float" office:value="0.100001">
                <text:p>0.100001</text:p>
              </table:table-cell>
              <table:table-cell office:value-type="float" office:value="0.0000000468145">
                <text:p>0.0000000468145</text:p>
              </table:table-cell>
              <table:table-cell office:value-type="float" office:value="0.0011025">
                <text:p>0.0011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275">
                <text:p>0.001275</text:p>
              </table:table-cell>
              <table:table-cell office:value-type="float" office:value="0.0800319">
                <text:p>0.0800319</text:p>
              </table:table-cell>
              <table:table-cell office:value-type="float" office:value="0.0000000217182">
                <text:p>0.0000000217182</text:p>
              </table:table-cell>
              <table:table-cell office:value-type="float" office:value="0.00108163">
                <text:p>0.00108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3">
                <text:p>0.0013</text:p>
              </table:table-cell>
              <table:table-cell office:value-type="float" office:value="0.0582945">
                <text:p>0.0582945</text:p>
              </table:table-cell>
              <table:table-cell office:value-type="float" office:value="0.00000000941304">
                <text:p>0.00000000941304</text:p>
              </table:table-cell>
              <table:table-cell office:value-type="float" office:value="0.00105914">
                <text:p>0.00105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25">
                <text:p>0.001325</text:p>
              </table:table-cell>
              <table:table-cell office:value-type="float" office:value="0.0355194">
                <text:p>0.0355194</text:p>
              </table:table-cell>
              <table:table-cell office:value-type="float" office:value="0.00000000392015">
                <text:p>0.00000000392015</text:p>
              </table:table-cell>
              <table:table-cell office:value-type="float" office:value="0.00103583">
                <text:p>0.00103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35">
                <text:p>0.00135</text:p>
              </table:table-cell>
              <table:table-cell office:value-type="float" office:value="0.0124484">
                <text:p>0.0124484</text:p>
              </table:table-cell>
              <table:table-cell office:value-type="float" office:value="0.00000000161411">
                <text:p>0.00000000161411</text:p>
              </table:table-cell>
              <table:table-cell office:value-type="float" office:value="0.00101249">
                <text:p>0.00101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375">
                <text:p>0.001375</text:p>
              </table:table-cell>
              <table:table-cell office:value-type="float" office:value="-0.0101896">
                <text:p>-0.0101896</text:p>
              </table:table-cell>
              <table:table-cell office:value-type="float" office:value="0.000000000675767">
                <text:p>0.000000000675767</text:p>
              </table:table-cell>
              <table:table-cell office:value-type="float" office:value="0.000989836">
                <text:p>0.000989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">
                <text:p>0.0014</text:p>
              </table:table-cell>
              <table:table-cell office:value-type="float" office:value="-0.0317028">
                <text:p>-0.0317028</text:p>
              </table:table-cell>
              <table:table-cell office:value-type="float" office:value="0.000000000295426">
                <text:p>0.000000000295426</text:p>
              </table:table-cell>
              <table:table-cell office:value-type="float" office:value="0.000968548">
                <text:p>0.000968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425">
                <text:p>0.001425</text:p>
              </table:table-cell>
              <table:table-cell office:value-type="float" office:value="-0.0514579">
                <text:p>-0.0514579</text:p>
              </table:table-cell>
              <table:table-cell office:value-type="float" office:value="0.000000000138186">
                <text:p>0.000000000138186</text:p>
              </table:table-cell>
              <table:table-cell office:value-type="float" office:value="0.000949204">
                <text:p>0.000949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45">
                <text:p>0.00145</text:p>
              </table:table-cell>
              <table:table-cell office:value-type="float" office:value="-0.0688998">
                <text:p>-0.0688998</text:p>
              </table:table-cell>
              <table:table-cell office:value-type="float" office:value="0.0000000000706518">
                <text:p>0.0000000000706518</text:p>
              </table:table-cell>
              <table:table-cell office:value-type="float" office:value="0.000932287">
                <text:p>0.000932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75">
                <text:p>0.001475</text:p>
              </table:table-cell>
              <table:table-cell office:value-type="float" office:value="-0.083567">
                <text:p>-0.083567</text:p>
              </table:table-cell>
              <table:table-cell office:value-type="float" office:value="0.0000000000401908">
                <text:p>0.0000000000401908</text:p>
              </table:table-cell>
              <table:table-cell office:value-type="float" office:value="0.000918179">
                <text:p>0.000918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5">
                <text:p>0.0015</text:p>
              </table:table-cell>
              <table:table-cell office:value-type="float" office:value="-0.0951049">
                <text:p>-0.0951049</text:p>
              </table:table-cell>
              <table:table-cell office:value-type="float" office:value="0.0000000000257871">
                <text:p>0.0000000000257871</text:p>
              </table:table-cell>
              <table:table-cell office:value-type="float" office:value="0.000907156">
                <text:p>0.0009071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5">
                <text:p>0.001525</text:p>
              </table:table-cell>
              <table:table-cell office:value-type="float" office:value="-0.103274">
                <text:p>-0.103274</text:p>
              </table:table-cell>
              <table:table-cell office:value-type="float" office:value="0.0000000000188346">
                <text:p>0.0000000000188346</text:p>
              </table:table-cell>
              <table:table-cell office:value-type="float" office:value="0.000899393">
                <text:p>0.000899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55">
                <text:p>0.00155</text:p>
              </table:table-cell>
              <table:table-cell office:value-type="float" office:value="-0.107953">
                <text:p>-0.107953</text:p>
              </table:table-cell>
              <table:table-cell office:value-type="float" office:value="0.0000000000157324">
                <text:p>0.0000000000157324</text:p>
              </table:table-cell>
              <table:table-cell office:value-type="float" office:value="0.000894961">
                <text:p>0.000894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575">
                <text:p>0.001575</text:p>
              </table:table-cell>
              <table:table-cell office:value-type="float" office:value="-0.109141">
                <text:p>-0.109141</text:p>
              </table:table-cell>
              <table:table-cell office:value-type="float" office:value="0.0000000000150294">
                <text:p>0.0000000000150294</text:p>
              </table:table-cell>
              <table:table-cell office:value-type="float" office:value="0.000893836">
                <text:p>0.000893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6">
                <text:p>0.0016</text:p>
              </table:table-cell>
              <table:table-cell office:value-type="float" office:value="-0.106954">
                <text:p>-0.106954</text:p>
              </table:table-cell>
              <table:table-cell office:value-type="float" office:value="0.0000000000163484">
                <text:p>0.0000000000163484</text:p>
              </table:table-cell>
              <table:table-cell office:value-type="float" office:value="0.000895906">
                <text:p>0.000895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625">
                <text:p>0.001625</text:p>
              </table:table-cell>
              <table:table-cell office:value-type="float" office:value="-0.101613">
                <text:p>-0.101613</text:p>
              </table:table-cell>
              <table:table-cell office:value-type="float" office:value="0.0000000000200768">
                <text:p>0.0000000000200768</text:p>
              </table:table-cell>
              <table:table-cell office:value-type="float" office:value="0.000900968">
                <text:p>0.000900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65">
                <text:p>0.00165</text:p>
              </table:table-cell>
              <table:table-cell office:value-type="float" office:value="-0.0934359">
                <text:p>-0.0934359</text:p>
              </table:table-cell>
              <table:table-cell office:value-type="float" office:value="0.0000000000274967">
                <text:p>0.0000000000274967</text:p>
              </table:table-cell>
              <table:table-cell office:value-type="float" office:value="0.000908747">
                <text:p>0.000908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675">
                <text:p>0.001675</text:p>
              </table:table-cell>
              <table:table-cell office:value-type="float" office:value="-0.0828227">
                <text:p>-0.0828227</text:p>
              </table:table-cell>
              <table:table-cell office:value-type="float" office:value="0.000000000041358">
                <text:p>0.000000000041358</text:p>
              </table:table-cell>
              <table:table-cell office:value-type="float" office:value="0.000918892">
                <text:p>0.0009188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7">
                <text:p>0.0017</text:p>
              </table:table-cell>
              <table:table-cell office:value-type="float" office:value="-0.070238">
                <text:p>-0.070238</text:p>
              </table:table-cell>
              <table:table-cell office:value-type="float" office:value="0.0000000000671074">
                <text:p>0.0000000000671074</text:p>
              </table:table-cell>
              <table:table-cell office:value-type="float" office:value="0.000930995">
                <text:p>0.000930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725">
                <text:p>0.001725</text:p>
              </table:table-cell>
              <table:table-cell office:value-type="float" office:value="-0.0561924">
                <text:p>-0.0561924</text:p>
              </table:table-cell>
              <table:table-cell office:value-type="float" office:value="0.000000000115182">
                <text:p>0.000000000115182</text:p>
              </table:table-cell>
              <table:table-cell office:value-type="float" office:value="0.000944597">
                <text:p>0.000944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75">
                <text:p>0.00175</text:p>
              </table:table-cell>
              <table:table-cell office:value-type="float" office:value="-0.0412231">
                <text:p>-0.0412231</text:p>
              </table:table-cell>
              <table:table-cell office:value-type="float" office:value="0.000000000204845">
                <text:p>0.000000000204845</text:p>
              </table:table-cell>
              <table:table-cell office:value-type="float" office:value="0.000959202">
                <text:p>0.000959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775">
                <text:p>0.001775</text:p>
              </table:table-cell>
              <table:table-cell office:value-type="float" office:value="-0.0258736">
                <text:p>-0.0258736</text:p>
              </table:table-cell>
              <table:table-cell office:value-type="float" office:value="0.000000000369672">
                <text:p>0.000000000369672</text:p>
              </table:table-cell>
              <table:table-cell office:value-type="float" office:value="0.000974294">
                <text:p>0.000974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">
                <text:p>0.0018</text:p>
              </table:table-cell>
              <table:table-cell office:value-type="float" office:value="-0.0106745">
                <text:p>-0.0106745</text:p>
              </table:table-cell>
              <table:table-cell office:value-type="float" office:value="0.000000000663281">
                <text:p>0.000000000663281</text:p>
              </table:table-cell>
              <table:table-cell office:value-type="float" office:value="0.000989354">
                <text:p>0.0009893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825">
                <text:p>0.001825</text:p>
              </table:table-cell>
              <table:table-cell office:value-type="float" office:value="0.00387543">
                <text:p>0.00387543</text:p>
              </table:table-cell>
              <table:table-cell office:value-type="float" office:value="0.00000000116074">
                <text:p>0.00000000116074</text:p>
              </table:table-cell>
              <table:table-cell office:value-type="float" office:value="0.00100388">
                <text:p>0.00100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85">
                <text:p>0.00185</text:p>
              </table:table-cell>
              <table:table-cell office:value-type="float" office:value="0.0173256">
                <text:p>0.0173256</text:p>
              </table:table-cell>
              <table:table-cell office:value-type="float" office:value="0.00000000194715">
                <text:p>0.00000000194715</text:p>
              </table:table-cell>
              <table:table-cell office:value-type="float" office:value="0.0010174">
                <text:p>0.0010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875">
                <text:p>0.001875</text:p>
              </table:table-cell>
              <table:table-cell office:value-type="float" office:value="0.029288">
                <text:p>0.029288</text:p>
              </table:table-cell>
              <table:table-cell office:value-type="float" office:value="0.00000000308473">
                <text:p>0.00000000308473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9">
                <text:p>0.0019</text:p>
              </table:table-cell>
              <table:table-cell office:value-type="float" office:value="0.0394491">
                <text:p>0.0394491</text:p>
              </table:table-cell>
              <table:table-cell office:value-type="float" office:value="0.00000000455978">
                <text:p>0.00000000455978</text:p>
              </table:table-cell>
              <table:table-cell office:value-type="float" office:value="0.00103984">
                <text:p>0.00103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925">
                <text:p>0.001925</text:p>
              </table:table-cell>
              <table:table-cell office:value-type="float" office:value="0.0475777">
                <text:p>0.0475777</text:p>
              </table:table-cell>
              <table:table-cell office:value-type="float" office:value="0.00000000623335">
                <text:p>0.00000000623335</text:p>
              </table:table-cell>
              <table:table-cell office:value-type="float" office:value="0.00104814">
                <text:p>0.00104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95">
                <text:p>0.00195</text:p>
              </table:table-cell>
              <table:table-cell office:value-type="float" office:value="0.0535305">
                <text:p>0.0535305</text:p>
              </table:table-cell>
              <table:table-cell office:value-type="float" office:value="0.00000000783707">
                <text:p>0.00000000783707</text:p>
              </table:table-cell>
              <table:table-cell office:value-type="float" office:value="0.00105425">
                <text:p>0.00105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975">
                <text:p>0.001975</text:p>
              </table:table-cell>
              <table:table-cell office:value-type="float" office:value="0.0572531">
                <text:p>0.0572531</text:p>
              </table:table-cell>
              <table:table-cell office:value-type="float" office:value="0.00000000904346">
                <text:p>0.00000000904346</text:p>
              </table:table-cell>
              <table:table-cell office:value-type="float" office:value="0.00105807">
                <text:p>0.001058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0587785">
                <text:p>0.0587785</text:p>
              </table:table-cell>
              <table:table-cell office:value-type="float" office:value="0.0000000095899">
                <text:p>0.0000000095899</text:p>
              </table:table-cell>
              <table:table-cell office:value-type="float" office:value="0.00105964">
                <text:p>0.00105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025">
                <text:p>0.002025</text:p>
              </table:table-cell>
              <table:table-cell office:value-type="float" office:value="0.0582216">
                <text:p>0.0582216</text:p>
              </table:table-cell>
              <table:table-cell office:value-type="float" office:value="0.00000000938668">
                <text:p>0.00000000938668</text:p>
              </table:table-cell>
              <table:table-cell office:value-type="float" office:value="0.00105907">
                <text:p>0.00105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05">
                <text:p>0.00205</text:p>
              </table:table-cell>
              <table:table-cell office:value-type="float" office:value="0.0557711">
                <text:p>0.0557711</text:p>
              </table:table-cell>
              <table:table-cell office:value-type="float" office:value="0.00000000854241">
                <text:p>0.00000000854241</text:p>
              </table:table-cell>
              <table:table-cell office:value-type="float" office:value="0.00105655">
                <text:p>0.00105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075">
                <text:p>0.002075</text:p>
              </table:table-cell>
              <table:table-cell office:value-type="float" office:value="0.0516788">
                <text:p>0.0516788</text:p>
              </table:table-cell>
              <table:table-cell office:value-type="float" office:value="0.00000000729832">
                <text:p>0.00000000729832</text:p>
              </table:table-cell>
              <table:table-cell office:value-type="float" office:value="0.00105235">
                <text:p>0.00105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1">
                <text:p>0.0021</text:p>
              </table:table-cell>
              <table:table-cell office:value-type="float" office:value="0.046246">
                <text:p>0.046246</text:p>
              </table:table-cell>
              <table:table-cell office:value-type="float" office:value="0.00000000592212">
                <text:p>0.00000000592212</text:p>
              </table:table-cell>
              <table:table-cell office:value-type="float" office:value="0.00104678">
                <text:p>0.00104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125">
                <text:p>0.002125</text:p>
              </table:table-cell>
              <table:table-cell office:value-type="float" office:value="0.0398099">
                <text:p>0.0398099</text:p>
              </table:table-cell>
              <table:table-cell office:value-type="float" office:value="0.0000000046235">
                <text:p>0.0000000046235</text:p>
              </table:table-cell>
              <table:table-cell office:value-type="float" office:value="0.00104021">
                <text:p>0.00104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15">
                <text:p>0.00215</text:p>
              </table:table-cell>
              <table:table-cell office:value-type="float" office:value="0.0327274">
                <text:p>0.0327274</text:p>
              </table:table-cell>
              <table:table-cell office:value-type="float" office:value="NaN">
                <text:p>NaN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175">
                <text:p>0.002175</text:p>
              </table:table-cell>
              <table:table-cell office:value-type="float" office:value="0.0253593">
                <text:p>0.0253593</text:p>
              </table:table-cell>
              <table:table-cell office:value-type="float" office:value="0.00000000265212">
                <text:p>0.00000000265212</text:p>
              </table:table-cell>
              <table:table-cell office:value-type="float" office:value="0.00102552">
                <text:p>0.00102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2">
                <text:p>0.0022</text:p>
              </table:table-cell>
              <table:table-cell office:value-type="float" office:value="0.0180554">
                <text:p>0.0180554</text:p>
              </table:table-cell>
              <table:table-cell office:value-type="float" office:value="0.00000000200258">
                <text:p>0.00000000200258</text:p>
              </table:table-cell>
              <table:table-cell office:value-type="float" office:value="0.00101814">
                <text:p>0.00101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225">
                <text:p>0.002225</text:p>
              </table:table-cell>
              <table:table-cell office:value-type="float" office:value="0.0111392">
                <text:p>0.0111392</text:p>
              </table:table-cell>
              <table:table-cell office:value-type="float" office:value="0.00000000153485">
                <text:p>0.00000000153485</text:p>
              </table:table-cell>
              <table:table-cell office:value-type="float" office:value="0.00101117">
                <text:p>0.00101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5">
                <text:p>0.00225</text:p>
              </table:table-cell>
              <table:table-cell office:value-type="float" office:value="0.00489525">
                <text:p>0.00489525</text:p>
              </table:table-cell>
              <table:table-cell office:value-type="float" office:value="0.00000000120717">
                <text:p>0.00000000120717</text:p>
              </table:table-cell>
              <table:table-cell office:value-type="float" office:value="0.0010049">
                <text:p>0.0010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275">
                <text:p>0.002275</text:p>
              </table:table-cell>
              <table:table-cell office:value-type="float" office:value="-0.00044188">
                <text:p>-0.00044188</text:p>
              </table:table-cell>
              <table:table-cell office:value-type="float" office:value="0.000000000983148">
                <text:p>0.000000000983148</text:p>
              </table:table-cell>
              <table:table-cell office:value-type="float" office:value="0.000999558">
                <text:p>0.000999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3">
                <text:p>0.0023</text:p>
              </table:table-cell>
              <table:table-cell office:value-type="float" office:value="-0.00469644">
                <text:p>-0.00469644</text:p>
              </table:table-cell>
              <table:table-cell office:value-type="float" office:value="0.000000000834742">
                <text:p>0.000000000834742</text:p>
              </table:table-cell>
              <table:table-cell office:value-type="float" office:value="0.000995309">
                <text:p>0.000995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325">
                <text:p>0.002325</text:p>
              </table:table-cell>
              <table:table-cell office:value-type="float" office:value="-0.00775727">
                <text:p>-0.00775727</text:p>
              </table:table-cell>
              <table:table-cell office:value-type="float" office:value="0.000000000742037">
                <text:p>0.000000000742037</text:p>
              </table:table-cell>
              <table:table-cell office:value-type="float" office:value="0.000992258">
                <text:p>0.000992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35">
                <text:p>0.00235</text:p>
              </table:table-cell>
              <table:table-cell office:value-type="float" office:value="-0.00958081">
                <text:p>-0.00958081</text:p>
              </table:table-cell>
              <table:table-cell office:value-type="float" office:value="0.000000000691776">
                <text:p>0.000000000691776</text:p>
              </table:table-cell>
              <table:table-cell office:value-type="float" office:value="0.000990442">
                <text:p>0.000990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375">
                <text:p>0.002375</text:p>
              </table:table-cell>
              <table:table-cell office:value-type="float" office:value="-0.010191">
                <text:p>-0.010191</text:p>
              </table:table-cell>
              <table:table-cell office:value-type="float" office:value="0.00000000067573">
                <text:p>0.00000000067573</text:p>
              </table:table-cell>
              <table:table-cell office:value-type="float" office:value="0.000989835">
                <text:p>0.000989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4">
                <text:p>0.0024</text:p>
              </table:table-cell>
              <table:table-cell office:value-type="float" office:value="-0.00967636">
                <text:p>-0.00967636</text:p>
              </table:table-cell>
              <table:table-cell office:value-type="float" office:value="0.000000000689239">
                <text:p>0.000000000689239</text:p>
              </table:table-cell>
              <table:table-cell office:value-type="float" office:value="0.000990347">
                <text:p>0.000990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425">
                <text:p>0.002425</text:p>
              </table:table-cell>
              <table:table-cell office:value-type="float" office:value="-0.00818396">
                <text:p>-0.00818396</text:p>
              </table:table-cell>
              <table:table-cell office:value-type="float" office:value="0.000000000729958">
                <text:p>0.000000000729958</text:p>
              </table:table-cell>
              <table:table-cell office:value-type="float" office:value="0.000991833">
                <text:p>0.000991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45">
                <text:p>0.00245</text:p>
              </table:table-cell>
              <table:table-cell office:value-type="float" office:value="-0.00591121">
                <text:p>-0.00591121</text:p>
              </table:table-cell>
              <table:table-cell office:value-type="float" office:value="0.000000000796639">
                <text:p>0.000000000796639</text:p>
              </table:table-cell>
              <table:table-cell office:value-type="float" office:value="0.000994098">
                <text:p>0.00099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475">
                <text:p>0.002475</text:p>
              </table:table-cell>
              <table:table-cell office:value-type="float" office:value="-0.00309522">
                <text:p>-0.00309522</text:p>
              </table:table-cell>
              <table:table-cell office:value-type="float" office:value="0.000000000887766">
                <text:p>0.000000000887766</text:p>
              </table:table-cell>
              <table:table-cell office:value-type="float" office:value="0.000996907">
                <text:p>0.0009969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5">
                <text:p>0.0025</text:p>
              </table:table-cell>
              <table:table-cell office:value-type="float" office:value="-0.000000564964">
                <text:p>-0.000000564964</text:p>
              </table:table-cell>
              <table:table-cell office:value-type="float" office:value="0.000000000999978">
                <text:p>0.000000000999978</text:p>
              </table:table-cell>
              <table:table-cell office:value-type="float" office:value="0.000999999">
                <text:p>0.000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525">
                <text:p>0.002525</text:p>
              </table:table-cell>
              <table:table-cell office:value-type="float" office:value="0.00309414">
                <text:p>0.00309414</text:p>
              </table:table-cell>
              <table:table-cell office:value-type="float" office:value="0.00000000112638">
                <text:p>0.00000000112638</text:p>
              </table:table-cell>
              <table:table-cell office:value-type="float" office:value="0.0010031">
                <text:p>0.0010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55">
                <text:p>0.00255</text:p>
              </table:table-cell>
              <table:table-cell office:value-type="float" office:value="0.00591028">
                <text:p>0.00591028</text:p>
              </table:table-cell>
              <table:table-cell office:value-type="float" office:value="0.00000000125523">
                <text:p>0.00000000125523</text:p>
              </table:table-cell>
              <table:table-cell office:value-type="float" office:value="0.00100592">
                <text:p>0.00100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575">
                <text:p>0.002575</text:p>
              </table:table-cell>
              <table:table-cell office:value-type="float" office:value="0.00818327">
                <text:p>0.00818327</text:p>
              </table:table-cell>
              <table:table-cell office:value-type="float" office:value="0.0000000013699">
                <text:p>0.0000000013699</text:p>
              </table:table-cell>
              <table:table-cell office:value-type="float" office:value="0.0010082">
                <text:p>0.0010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6">
                <text:p>0.0026</text:p>
              </table:table-cell>
              <table:table-cell office:value-type="float" office:value="0.00967599">
                <text:p>0.00967599</text:p>
              </table:table-cell>
              <table:table-cell office:value-type="float" office:value="0.00000000145086">
                <text:p>0.00000000145086</text:p>
              </table:table-cell>
              <table:table-cell office:value-type="float" office:value="0.0010097">
                <text:p>0.00100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625">
                <text:p>0.002625</text:p>
              </table:table-cell>
              <table:table-cell office:value-type="float" office:value="0.010191">
                <text:p>0.010191</text:p>
              </table:table-cell>
              <table:table-cell office:value-type="float" office:value="0.00000000147988">
                <text:p>0.00000000147988</text:p>
              </table:table-cell>
              <table:table-cell office:value-type="float" office:value="0.00101022">
                <text:p>0.00101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65">
                <text:p>0.00265</text:p>
              </table:table-cell>
              <table:table-cell office:value-type="float" office:value="0.00958124">
                <text:p>0.00958124</text:p>
              </table:table-cell>
              <table:table-cell office:value-type="float" office:value="0.00000000144558">
                <text:p>0.00000000144558</text:p>
              </table:table-cell>
              <table:table-cell office:value-type="float" office:value="0.0010096">
                <text:p>0.00100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675">
                <text:p>0.002675</text:p>
              </table:table-cell>
              <table:table-cell office:value-type="float" office:value="0.00775815">
                <text:p>0.00775815</text:p>
              </table:table-cell>
              <table:table-cell office:value-type="float" office:value="0.00000000134769">
                <text:p>0.00000000134769</text:p>
              </table:table-cell>
              <table:table-cell office:value-type="float" office:value="0.00100777">
                <text:p>0.001007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7">
                <text:p>0.0027</text:p>
              </table:table-cell>
              <table:table-cell office:value-type="float" office:value="0.00469776">
                <text:p>0.00469776</text:p>
              </table:table-cell>
              <table:table-cell office:value-type="float" office:value="0.00000000119804">
                <text:p>0.00000000119804</text:p>
              </table:table-cell>
              <table:table-cell office:value-type="float" office:value="0.0010047">
                <text:p>0.0010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725">
                <text:p>0.002725</text:p>
              </table:table-cell>
              <table:table-cell office:value-type="float" office:value="0.000443613">
                <text:p>0.000443613</text:p>
              </table:table-cell>
              <table:table-cell office:value-type="float" office:value="0.00000000101721">
                <text:p>0.00000000101721</text:p>
              </table:table-cell>
              <table:table-cell office:value-type="float" office:value="0.00100044">
                <text:p>0.00100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75">
                <text:p>0.00275</text:p>
              </table:table-cell>
              <table:table-cell office:value-type="float" office:value="-0.00489315">
                <text:p>-0.00489315</text:p>
              </table:table-cell>
              <table:table-cell office:value-type="float" office:value="0.00000000082845">
                <text:p>0.00000000082845</text:p>
              </table:table-cell>
              <table:table-cell office:value-type="float" office:value="0.000995113">
                <text:p>0.000995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775">
                <text:p>0.002775</text:p>
              </table:table-cell>
              <table:table-cell office:value-type="float" office:value="-0.0111368">
                <text:p>-0.0111368</text:p>
              </table:table-cell>
              <table:table-cell office:value-type="float" office:value="0.000000000651591">
                <text:p>0.000000000651591</text:p>
              </table:table-cell>
              <table:table-cell office:value-type="float" office:value="0.000988894">
                <text:p>0.000988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8">
                <text:p>0.0028</text:p>
              </table:table-cell>
              <table:table-cell office:value-type="float" office:value="-0.0180528">
                <text:p>-0.0180528</text:p>
              </table:table-cell>
              <table:table-cell office:value-type="float" office:value="0.000000000499404">
                <text:p>0.000000000499404</text:p>
              </table:table-cell>
              <table:table-cell office:value-type="float" office:value="0.000982029">
                <text:p>0.0009820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825">
                <text:p>0.002825</text:p>
              </table:table-cell>
              <table:table-cell office:value-type="float" office:value="-0.0253567">
                <text:p>-0.0253567</text:p>
              </table:table-cell>
              <table:table-cell office:value-type="float" office:value="0.000000000377095">
                <text:p>0.000000000377095</text:p>
              </table:table-cell>
              <table:table-cell office:value-type="float" office:value="0.000974804">
                <text:p>0.000974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85">
                <text:p>0.00285</text:p>
              </table:table-cell>
              <table:table-cell office:value-type="float" office:value="-0.0327248">
                <text:p>-0.0327248</text:p>
              </table:table-cell>
              <table:table-cell office:value-type="float" office:value="0.000000000284039">
                <text:p>0.000000000284039</text:p>
              </table:table-cell>
              <table:table-cell office:value-type="float" office:value="0.000967543">
                <text:p>0.0009675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875">
                <text:p>0.002875</text:p>
              </table:table-cell>
              <table:table-cell office:value-type="float" office:value="-0.0398075">
                <text:p>-0.0398075</text:p>
              </table:table-cell>
              <table:table-cell office:value-type="float" office:value="0.000000000216307">
                <text:p>0.000000000216307</text:p>
              </table:table-cell>
              <table:table-cell office:value-type="float" office:value="0.000960589">
                <text:p>0.000960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9">
                <text:p>0.0029</text:p>
              </table:table-cell>
              <table:table-cell office:value-type="float" office:value="-0.0462439">
                <text:p>-0.0462439</text:p>
              </table:table-cell>
              <table:table-cell office:value-type="float" office:value="0.000000000168873">
                <text:p>0.000000000168873</text:p>
              </table:table-cell>
              <table:table-cell office:value-type="float" office:value="0.000954291">
                <text:p>0.00095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925">
                <text:p>0.002925</text:p>
              </table:table-cell>
              <table:table-cell office:value-type="float" office:value="-0.051677">
                <text:p>-0.051677</text:p>
              </table:table-cell>
              <table:table-cell office:value-type="float" office:value="0.000000000137027">
                <text:p>0.000000000137027</text:p>
              </table:table-cell>
              <table:table-cell office:value-type="float" office:value="0.000948991">
                <text:p>0.000948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95">
                <text:p>0.00295</text:p>
              </table:table-cell>
              <table:table-cell office:value-type="float" office:value="-0.0557699">
                <text:p>-0.0557699</text:p>
              </table:table-cell>
              <table:table-cell office:value-type="float" office:value="0.000000000117068">
                <text:p>0.000000000117068</text:p>
              </table:table-cell>
              <table:table-cell office:value-type="float" office:value="0.000945008">
                <text:p>0.000945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975">
                <text:p>0.002975</text:p>
              </table:table-cell>
              <table:table-cell office:value-type="float" office:value="-0.058221">
                <text:p>-0.058221</text:p>
              </table:table-cell>
              <table:table-cell office:value-type="float" office:value="0.000000000106536">
                <text:p>0.000000000106536</text:p>
              </table:table-cell>
              <table:table-cell office:value-type="float" office:value="0.000942626">
                <text:p>0.000942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-0.0587786">
                <text:p>-0.0587786</text:p>
              </table:table-cell>
              <table:table-cell office:value-type="float" office:value="0.000000000104276">
                <text:p>0.000000000104276</text:p>
              </table:table-cell>
              <table:table-cell office:value-type="float" office:value="0.000942085">
                <text:p>0.000942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025">
                <text:p>0.003025</text:p>
              </table:table-cell>
              <table:table-cell office:value-type="float" office:value="-0.057254">
                <text:p>-0.057254</text:p>
              </table:table-cell>
              <table:table-cell office:value-type="float" office:value="0.000000000110573">
                <text:p>0.000000000110573</text:p>
              </table:table-cell>
              <table:table-cell office:value-type="float" office:value="0.000943565">
                <text:p>0.000943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05">
                <text:p>0.00305</text:p>
              </table:table-cell>
              <table:table-cell office:value-type="float" office:value="-0.0535322">
                <text:p>-0.0535322</text:p>
              </table:table-cell>
              <table:table-cell office:value-type="float" office:value="0.00000000012759">
                <text:p>0.00000000012759</text:p>
              </table:table-cell>
              <table:table-cell office:value-type="float" office:value="0.000947184">
                <text:p>0.000947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3075">
                <text:p>0.003075</text:p>
              </table:table-cell>
              <table:table-cell office:value-type="float" office:value="-0.0475803">
                <text:p>-0.0475803</text:p>
              </table:table-cell>
              <table:table-cell office:value-type="float" office:value="0.000000000160412">
                <text:p>0.000000000160412</text:p>
              </table:table-cell>
              <table:table-cell office:value-type="float" office:value="0.000952986">
                <text:p>0.000952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1">
                <text:p>0.0031</text:p>
              </table:table-cell>
              <table:table-cell office:value-type="float" office:value="-0.0394524">
                <text:p>-0.0394524</text:p>
              </table:table-cell>
              <table:table-cell office:value-type="float" office:value="0.000000000219281">
                <text:p>0.000000000219281</text:p>
              </table:table-cell>
              <table:table-cell office:value-type="float" office:value="0.000960937">
                <text:p>0.0009609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125">
                <text:p>0.003125</text:p>
              </table:table-cell>
              <table:table-cell office:value-type="float" office:value="-0.029292">
                <text:p>-0.029292</text:p>
              </table:table-cell>
              <table:table-cell office:value-type="float" office:value="0.000000000324128">
                <text:p>0.000000000324128</text:p>
              </table:table-cell>
              <table:table-cell office:value-type="float" office:value="0.000970922">
                <text:p>0.000970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15">
                <text:p>0.00315</text:p>
              </table:table-cell>
              <table:table-cell office:value-type="float" office:value="-0.0173302">
                <text:p>-0.0173302</text:p>
              </table:table-cell>
              <table:table-cell office:value-type="float" office:value="0.00000000051348">
                <text:p>0.00000000051348</text:p>
              </table:table-cell>
              <table:table-cell office:value-type="float" office:value="0.000982745">
                <text:p>0.0009827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175">
                <text:p>0.003175</text:p>
              </table:table-cell>
              <table:table-cell office:value-type="float" office:value="-0.00388049">
                <text:p>-0.00388049</text:p>
              </table:table-cell>
              <table:table-cell office:value-type="float" office:value="0.000000000861354">
                <text:p>0.000000000861354</text:p>
              </table:table-cell>
              <table:table-cell office:value-type="float" office:value="0.000996123">
                <text:p>0.000996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2">
                <text:p>0.0032</text:p>
              </table:table-cell>
              <table:table-cell office:value-type="float" office:value="0.0106691">
                <text:p>0.0106691</text:p>
              </table:table-cell>
              <table:table-cell office:value-type="float" office:value="0.00000000150735">
                <text:p>0.00000000150735</text:p>
              </table:table-cell>
              <table:table-cell office:value-type="float" office:value="0.0010107">
                <text:p>0.0010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225">
                <text:p>0.003225</text:p>
              </table:table-cell>
              <table:table-cell office:value-type="float" office:value="0.0258681">
                <text:p>0.0258681</text:p>
              </table:table-cell>
              <table:table-cell office:value-type="float" office:value="0.00000000270452">
                <text:p>0.00000000270452</text:p>
              </table:table-cell>
              <table:table-cell office:value-type="float" office:value="0.00102604">
                <text:p>0.001026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25">
                <text:p>0.00325</text:p>
              </table:table-cell>
              <table:table-cell office:value-type="float" office:value="0.0412176">
                <text:p>0.0412176</text:p>
              </table:table-cell>
              <table:table-cell office:value-type="float" office:value="0.00000000488071">
                <text:p>0.00000000488071</text:p>
              </table:table-cell>
              <table:table-cell office:value-type="float" office:value="0.00104164">
                <text:p>0.00104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275">
                <text:p>0.003275</text:p>
              </table:table-cell>
              <table:table-cell office:value-type="float" office:value="0.0561871">
                <text:p>0.0561871</text:p>
              </table:table-cell>
              <table:table-cell office:value-type="float" office:value="0.00000000868019">
                <text:p>0.00000000868019</text:p>
              </table:table-cell>
              <table:table-cell office:value-type="float" office:value="0.00105698">
                <text:p>0.001056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3">
                <text:p>0.0033</text:p>
              </table:table-cell>
              <table:table-cell office:value-type="float" office:value="0.0702332">
                <text:p>0.0702332</text:p>
              </table:table-cell>
              <table:table-cell office:value-type="float" office:value="0.0000000148987">
                <text:p>0.0000000148987</text:p>
              </table:table-cell>
              <table:table-cell office:value-type="float" office:value="0.00107147">
                <text:p>0.00107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325">
                <text:p>0.003325</text:p>
              </table:table-cell>
              <table:table-cell office:value-type="float" office:value="0.0828185">
                <text:p>0.0828185</text:p>
              </table:table-cell>
              <table:table-cell office:value-type="float" office:value="0.0000000241752">
                <text:p>0.0000000241752</text:p>
              </table:table-cell>
              <table:table-cell office:value-type="float" office:value="0.00108453">
                <text:p>0.00108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5">
                <text:p>0.00335</text:p>
              </table:table-cell>
              <table:table-cell office:value-type="float" office:value="0.0934325">
                <text:p>0.0934325</text:p>
              </table:table-cell>
              <table:table-cell office:value-type="float" office:value="0.0000000363632">
                <text:p>0.0000000363632</text:p>
              </table:table-cell>
              <table:table-cell office:value-type="float" office:value="0.00109561">
                <text:p>0.00109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375">
                <text:p>0.003375</text:p>
              </table:table-cell>
              <table:table-cell office:value-type="float" office:value="0.101611">
                <text:p>0.101611</text:p>
              </table:table-cell>
              <table:table-cell office:value-type="float" office:value="0.0000000498041">
                <text:p>0.0000000498041</text:p>
              </table:table-cell>
              <table:table-cell office:value-type="float" office:value="0.00110419">
                <text:p>0.00110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4">
                <text:p>0.0034</text:p>
              </table:table-cell>
              <table:table-cell office:value-type="float" office:value="0.106953">
                <text:p>0.106953</text:p>
              </table:table-cell>
              <table:table-cell office:value-type="float" office:value="0.0000000611648">
                <text:p>0.0000000611648</text:p>
              </table:table-cell>
              <table:table-cell office:value-type="float" office:value="0.00110981">
                <text:p>0.001109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425">
                <text:p>0.003425</text:p>
              </table:table-cell>
              <table:table-cell office:value-type="float" office:value="0.109141">
                <text:p>0.109141</text:p>
              </table:table-cell>
              <table:table-cell office:value-type="float" office:value="0.000000066536">
                <text:p>0.000000066536</text:p>
              </table:table-cell>
              <table:table-cell office:value-type="float" office:value="0.00111212">
                <text:p>0.001112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45">
                <text:p>0.00345</text:p>
              </table:table-cell>
              <table:table-cell office:value-type="float" office:value="0.107954">
                <text:p>0.107954</text:p>
              </table:table-cell>
              <table:table-cell office:value-type="float" office:value="0.0000000635655">
                <text:p>0.0000000635655</text:p>
              </table:table-cell>
              <table:table-cell office:value-type="float" office:value="0.00111087">
                <text:p>0.00111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475">
                <text:p>0.003475</text:p>
              </table:table-cell>
              <table:table-cell office:value-type="float" office:value="0.103276">
                <text:p>0.103276</text:p>
              </table:table-cell>
              <table:table-cell office:value-type="float" office:value="0.0000000530986">
                <text:p>0.0000000530986</text:p>
              </table:table-cell>
              <table:table-cell office:value-type="float" office:value="0.00110594">
                <text:p>0.001105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5">
                <text:p>0.0035</text:p>
              </table:table-cell>
              <table:table-cell office:value-type="float" office:value="0.0951084">
                <text:p>0.0951084</text:p>
              </table:table-cell>
              <table:table-cell office:value-type="float" office:value="0.0000000387843">
                <text:p>0.0000000387843</text:p>
              </table:table-cell>
              <table:table-cell office:value-type="float" office:value="0.00109737">
                <text:p>0.00109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525">
                <text:p>0.003525</text:p>
              </table:table-cell>
              <table:table-cell office:value-type="float" office:value="0.0835718">
                <text:p>0.0835718</text:p>
              </table:table-cell>
              <table:table-cell office:value-type="float" office:value="0.0000000248858">
                <text:p>0.0000000248858</text:p>
              </table:table-cell>
              <table:table-cell office:value-type="float" office:value="0.00108532">
                <text:p>0.001085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55">
                <text:p>0.00355</text:p>
              </table:table-cell>
              <table:table-cell office:value-type="float" office:value="0.0689056">
                <text:p>0.0689056</text:p>
              </table:table-cell>
              <table:table-cell office:value-type="float" office:value="0.0000000141571">
                <text:p>0.0000000141571</text:p>
              </table:table-cell>
              <table:table-cell office:value-type="float" office:value="0.00107009">
                <text:p>0.00107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575">
                <text:p>0.003575</text:p>
              </table:table-cell>
              <table:table-cell office:value-type="float" office:value="0.0514647">
                <text:p>0.0514647</text:p>
              </table:table-cell>
              <table:table-cell office:value-type="float" office:value="0.00000000723847">
                <text:p>0.00000000723847</text:p>
              </table:table-cell>
              <table:table-cell office:value-type="float" office:value="0.00105213">
                <text:p>0.001052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6">
                <text:p>0.0036</text:p>
              </table:table-cell>
              <table:table-cell office:value-type="float" office:value="0.0317102">
                <text:p>0.0317102</text:p>
              </table:table-cell>
              <table:table-cell office:value-type="float" office:value="0.00000000338592">
                <text:p>0.00000000338592</text:p>
              </table:table-cell>
              <table:table-cell office:value-type="float" office:value="0.00103196">
                <text:p>0.001031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625">
                <text:p>0.003625</text:p>
              </table:table-cell>
              <table:table-cell office:value-type="float" office:value="0.0101976">
                <text:p>0.0101976</text:p>
              </table:table-cell>
              <table:table-cell office:value-type="float" office:value="0.00000000148025">
                <text:p>0.00000000148025</text:p>
              </table:table-cell>
              <table:table-cell office:value-type="float" office:value="0.00101022">
                <text:p>0.001010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65">
                <text:p>0.00365</text:p>
              </table:table-cell>
              <table:table-cell office:value-type="float" office:value="-0.0124402">
                <text:p>-0.0124402</text:p>
              </table:table-cell>
              <table:table-cell office:value-type="float" office:value="0.000000000619732">
                <text:p>0.000000000619732</text:p>
              </table:table-cell>
              <table:table-cell office:value-type="float" office:value="0.000987599">
                <text:p>0.0009875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675">
                <text:p>0.003675</text:p>
              </table:table-cell>
              <table:table-cell office:value-type="float" office:value="-0.0355111">
                <text:p>-0.0355111</text:p>
              </table:table-cell>
              <table:table-cell office:value-type="float" office:value="0.000000000255174">
                <text:p>0.000000000255174</text:p>
              </table:table-cell>
              <table:table-cell office:value-type="float" office:value="0.000964804">
                <text:p>0.000964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7">
                <text:p>0.0037</text:p>
              </table:table-cell>
              <table:table-cell office:value-type="float" office:value="-0.0582864">
                <text:p>-0.0582864</text:p>
              </table:table-cell>
              <table:table-cell office:value-type="float" office:value="0.000000000106269">
                <text:p>0.000000000106269</text:p>
              </table:table-cell>
              <table:table-cell office:value-type="float" office:value="0.000942563">
                <text:p>0.00094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725">
                <text:p>0.003725</text:p>
              </table:table-cell>
              <table:table-cell office:value-type="float" office:value="-0.0800243">
                <text:p>-0.0800243</text:p>
              </table:table-cell>
              <table:table-cell office:value-type="float" office:value="0.0000000000460578">
                <text:p>0.0000000000460578</text:p>
              </table:table-cell>
              <table:table-cell office:value-type="float" office:value="0.000921577">
                <text:p>0.000921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75">
                <text:p>0.00375</text:p>
              </table:table-cell>
              <table:table-cell office:value-type="float" office:value="-0.0999942">
                <text:p>-0.0999942</text:p>
              </table:table-cell>
              <table:table-cell office:value-type="float" office:value="0.0000000000213665">
                <text:p>0.0000000000213665</text:p>
              </table:table-cell>
              <table:table-cell office:value-type="float" office:value="0.000902505">
                <text:p>0.0009025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775">
                <text:p>0.003775</text:p>
              </table:table-cell>
              <table:table-cell office:value-type="float" office:value="-0.117502">
                <text:p>-0.117502</text:p>
              </table:table-cell>
              <table:table-cell office:value-type="float" office:value="0.0000000000108966">
                <text:p>0.0000000000108966</text:p>
              </table:table-cell>
              <table:table-cell office:value-type="float" office:value="0.00088595">
                <text:p>0.000885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8">
                <text:p>0.0038</text:p>
              </table:table-cell>
              <table:table-cell office:value-type="float" office:value="-0.131914">
                <text:p>-0.131914</text:p>
              </table:table-cell>
              <table:table-cell office:value-type="float" office:value="0.00000000000625971">
                <text:p>0.00000000000625971</text:p>
              </table:table-cell>
              <table:table-cell office:value-type="float" office:value="0.000872436">
                <text:p>0.000872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825">
                <text:p>0.003825</text:p>
              </table:table-cell>
              <table:table-cell office:value-type="float" office:value="-0.142681">
                <text:p>-0.142681</text:p>
              </table:table-cell>
              <table:table-cell office:value-type="float" office:value="0.00000000000413729">
                <text:p>0.00000000000413729</text:p>
              </table:table-cell>
              <table:table-cell office:value-type="float" office:value="0.000862409">
                <text:p>0.0008624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85">
                <text:p>0.00385</text:p>
              </table:table-cell>
              <table:table-cell office:value-type="float" office:value="-0.149355">
                <text:p>-0.149355</text:p>
              </table:table-cell>
              <table:table-cell office:value-type="float" office:value="0.00000000000320058">
                <text:p>0.00000000000320058</text:p>
              </table:table-cell>
              <table:table-cell office:value-type="float" office:value="0.000856222">
                <text:p>0.000856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875">
                <text:p>0.003875</text:p>
              </table:table-cell>
              <table:table-cell office:value-type="float" office:value="-0.151612">
                <text:p>-0.151612</text:p>
              </table:table-cell>
              <table:table-cell office:value-type="float" office:value="0.00000000000293442">
                <text:p>0.00000000000293442</text:p>
              </table:table-cell>
              <table:table-cell office:value-type="float" office:value="0.000854134">
                <text:p>0.000854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9">
                <text:p>0.0039</text:p>
              </table:table-cell>
              <table:table-cell office:value-type="float" office:value="-0.149263">
                <text:p>-0.149263</text:p>
              </table:table-cell>
              <table:table-cell office:value-type="float" office:value="0.00000000000321196">
                <text:p>0.00000000000321196</text:p>
              </table:table-cell>
              <table:table-cell office:value-type="float" office:value="0.000856307">
                <text:p>0.000856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925">
                <text:p>0.003925</text:p>
              </table:table-cell>
              <table:table-cell office:value-type="float" office:value="-0.14226">
                <text:p>-0.14226</text:p>
              </table:table-cell>
              <table:table-cell office:value-type="float" office:value="0.0000000000042047">
                <text:p>0.0000000000042047</text:p>
              </table:table-cell>
              <table:table-cell office:value-type="float" office:value="0.000862799">
                <text:p>0.0008627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95">
                <text:p>0.00395</text:p>
              </table:table-cell>
              <table:table-cell office:value-type="float" office:value="-0.130709">
                <text:p>-0.130709</text:p>
              </table:table-cell>
              <table:table-cell office:value-type="float" office:value="0.00000000000655672">
                <text:p>0.00000000000655672</text:p>
              </table:table-cell>
              <table:table-cell office:value-type="float" office:value="0.000873562">
                <text:p>0.0008735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975">
                <text:p>0.003975</text:p>
              </table:table-cell>
              <table:table-cell office:value-type="float" office:value="-0.114861">
                <text:p>-0.114861</text:p>
              </table:table-cell>
              <table:table-cell office:value-type="float" office:value="0.0000000000120617">
                <text:p>0.0000000000120617</text:p>
              </table:table-cell>
              <table:table-cell office:value-type="float" office:value="0.000888437">
                <text:p>0.0008884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-0.0951128">
                <text:p>-0.0951128</text:p>
              </table:table-cell>
              <table:table-cell office:value-type="float" office:value="0.0000000000257793">
                <text:p>0.0000000000257793</text:p>
              </table:table-cell>
              <table:table-cell office:value-type="float" office:value="0.000907149">
                <text:p>0.0009071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025">
                <text:p>0.004025</text:p>
              </table:table-cell>
              <table:table-cell office:value-type="float" office:value="-0.0719955">
                <text:p>-0.0719955</text:p>
              </table:table-cell>
              <table:table-cell office:value-type="float" office:value="0.0000000000627212">
                <text:p>0.0000000000627212</text:p>
              </table:table-cell>
              <table:table-cell office:value-type="float" office:value="0.0009293">
                <text:p>0.0009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04999">
                <text:p>0.00404999</text:p>
              </table:table-cell>
              <table:table-cell office:value-type="float" office:value="-0.0461587">
                <text:p>-0.0461587</text:p>
              </table:table-cell>
              <table:table-cell office:value-type="float" office:value="0.000000000169427">
                <text:p>0.000000000169427</text:p>
              </table:table-cell>
              <table:table-cell office:value-type="float" office:value="0.000954374">
                <text:p>0.00095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07499">
                <text:p>0.00407499</text:p>
              </table:table-cell>
              <table:table-cell office:value-type="float" office:value="-0.018353">
                <text:p>-0.018353</text:p>
              </table:table-cell>
              <table:table-cell office:value-type="float" office:value="0.000000000493671">
                <text:p>0.000000000493671</text:p>
              </table:table-cell>
              <table:table-cell office:value-type="float" office:value="0.000981731">
                <text:p>0.000981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09999">
                <text:p>0.00409999</text:p>
              </table:table-cell>
              <table:table-cell office:value-type="float" office:value="0.0105931">
                <text:p>0.0105931</text:p>
              </table:table-cell>
              <table:table-cell office:value-type="float" office:value="0.00000000150295">
                <text:p>0.00000000150295</text:p>
              </table:table-cell>
              <table:table-cell office:value-type="float" office:value="0.00101062">
                <text:p>0.001010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12499">
                <text:p>0.00412499</text:p>
              </table:table-cell>
              <table:table-cell office:value-type="float" office:value="0.039799">
                <text:p>0.039799</text:p>
              </table:table-cell>
              <table:table-cell office:value-type="float" office:value="0.00000000462154">
                <text:p>0.00000000462154</text:p>
              </table:table-cell>
              <table:table-cell office:value-type="float" office:value="0.00104019">
                <text:p>0.001040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414999">
                <text:p>0.00414999</text:p>
              </table:table-cell>
              <table:table-cell office:value-type="float" office:value="0.0683587">
                <text:p>0.0683587</text:p>
              </table:table-cell>
              <table:table-cell office:value-type="float" office:value="0.0000000138624">
                <text:p>0.0000000138624</text:p>
              </table:table-cell>
              <table:table-cell office:value-type="float" office:value="0.00106953">
                <text:p>0.001069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17499">
                <text:p>0.00417499</text:p>
              </table:table-cell>
              <table:table-cell office:value-type="float" office:value="0.0953706">
                <text:p>0.0953706</text:p>
              </table:table-cell>
              <table:table-cell office:value-type="float" office:value="0.0000000391774">
                <text:p>0.0000000391774</text:p>
              </table:table-cell>
              <table:table-cell office:value-type="float" office:value="0.00109764">
                <text:p>0.00109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19999">
                <text:p>0.00419999</text:p>
              </table:table-cell>
              <table:table-cell office:value-type="float" office:value="0.119966">
                <text:p>0.119966</text:p>
              </table:table-cell>
              <table:table-cell office:value-type="float" office:value="0.000000100897">
                <text:p>0.000000100897</text:p>
              </table:table-cell>
              <table:table-cell office:value-type="float" office:value="0.00112356">
                <text:p>0.001123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22499">
                <text:p>0.00422499</text:p>
              </table:table-cell>
              <table:table-cell office:value-type="float" office:value="0.14134">
                <text:p>0.14134</text:p>
              </table:table-cell>
              <table:table-cell office:value-type="float" office:value="0.000000229556">
                <text:p>0.000000229556</text:p>
              </table:table-cell>
              <table:table-cell office:value-type="float" office:value="0.00114633">
                <text:p>0.00114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424999">
                <text:p>0.00424999</text:p>
              </table:table-cell>
              <table:table-cell office:value-type="float" office:value="0.158773">
                <text:p>0.158773</text:p>
              </table:table-cell>
              <table:table-cell office:value-type="float" office:value="0.000000448835">
                <text:p>0.000000448835</text:p>
              </table:table-cell>
              <table:table-cell office:value-type="float" office:value="0.00116508">
                <text:p>0.00116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27499">
                <text:p>0.00427499</text:p>
              </table:table-cell>
              <table:table-cell office:value-type="float" office:value="0.171662">
                <text:p>0.171662</text:p>
              </table:table-cell>
              <table:table-cell office:value-type="float" office:value="0.000000736848">
                <text:p>0.000000736848</text:p>
              </table:table-cell>
              <table:table-cell office:value-type="float" office:value="0.00117903">
                <text:p>0.001179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429999">
                <text:p>0.00429999</text:p>
              </table:table-cell>
              <table:table-cell office:value-type="float" office:value="0.179537">
                <text:p>0.179537</text:p>
              </table:table-cell>
              <table:table-cell office:value-type="float" office:value="0.000000997499">
                <text:p>0.000000997499</text:p>
              </table:table-cell>
              <table:table-cell office:value-type="float" office:value="0.00118759">
                <text:p>0.00118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32499">
                <text:p>0.00432499</text:p>
              </table:table-cell>
              <table:table-cell office:value-type="float" office:value="0.182078">
                <text:p>0.182078</text:p>
              </table:table-cell>
              <table:table-cell office:value-type="float" office:value="0.00000109994">
                <text:p>0.00000109994</text:p>
              </table:table-cell>
              <table:table-cell office:value-type="float" office:value="0.00119037">
                <text:p>0.001190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34999">
                <text:p>0.00434999</text:p>
              </table:table-cell>
              <table:table-cell office:value-type="float" office:value="0.179133">
                <text:p>0.179133</text:p>
              </table:table-cell>
              <table:table-cell office:value-type="float" office:value="0.000000982119">
                <text:p>0.000000982119</text:p>
              </table:table-cell>
              <table:table-cell office:value-type="float" office:value="0.00118715">
                <text:p>0.001187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37499">
                <text:p>0.00437499</text:p>
              </table:table-cell>
              <table:table-cell office:value-type="float" office:value="0.170715">
                <text:p>0.170715</text:p>
              </table:table-cell>
              <table:table-cell office:value-type="float" office:value="0.000000710489">
                <text:p>0.000000710489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39999">
                <text:p>0.00439999</text:p>
              </table:table-cell>
              <table:table-cell office:value-type="float" office:value="0.157013">
                <text:p>0.157013</text:p>
              </table:table-cell>
              <table:table-cell office:value-type="float" office:value="0.000000419462">
                <text:p>0.000000419462</text:p>
              </table:table-cell>
              <table:table-cell office:value-type="float" office:value="0.00116318">
                <text:p>0.00116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42499">
                <text:p>0.00442499</text:p>
              </table:table-cell>
              <table:table-cell office:value-type="float" office:value="0.138385">
                <text:p>0.138385</text:p>
              </table:table-cell>
              <table:table-cell office:value-type="float" office:value="0.000000204892">
                <text:p>0.000000204892</text:p>
              </table:table-cell>
              <table:table-cell office:value-type="float" office:value="0.00114317">
                <text:p>0.00114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44999">
                <text:p>0.00444999</text:p>
              </table:table-cell>
              <table:table-cell office:value-type="float" office:value="0.115344">
                <text:p>0.115344</text:p>
              </table:table-cell>
              <table:table-cell office:value-type="float" office:value="0.0000000844624">
                <text:p>0.0000000844624</text:p>
              </table:table-cell>
              <table:table-cell office:value-type="float" office:value="0.00111867">
                <text:p>0.00111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47499">
                <text:p>0.00447499</text:p>
              </table:table-cell>
              <table:table-cell office:value-type="float" office:value="0.0885511">
                <text:p>0.0885511</text:p>
              </table:table-cell>
              <table:table-cell office:value-type="float" office:value="0.0000000301388">
                <text:p>0.0000000301388</text:p>
              </table:table-cell>
              <table:table-cell office:value-type="float" office:value="0.00109051">
                <text:p>0.00109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49999">
                <text:p>0.00449999</text:p>
              </table:table-cell>
              <table:table-cell office:value-type="float" office:value="0.0587904">
                <text:p>0.0587904</text:p>
              </table:table-cell>
              <table:table-cell office:value-type="float" office:value="0.0000000095943">
                <text:p>0.0000000095943</text:p>
              </table:table-cell>
              <table:table-cell office:value-type="float" office:value="0.00105965">
                <text:p>0.001059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52499">
                <text:p>0.00452499</text:p>
              </table:table-cell>
              <table:table-cell office:value-type="float" office:value="0.026947">
                <text:p>0.026947</text:p>
              </table:table-cell>
              <table:table-cell office:value-type="float" office:value="0.00000000281912">
                <text:p>0.00000000281912</text:p>
              </table:table-cell>
              <table:table-cell office:value-type="float" office:value="0.00102713">
                <text:p>0.001027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54999">
                <text:p>0.00454999</text:p>
              </table:table-cell>
              <table:table-cell office:value-type="float" office:value="-0.00601982">
                <text:p>-0.00601982</text:p>
              </table:table-cell>
              <table:table-cell office:value-type="float" office:value="0.000000000793318">
                <text:p>0.000000000793318</text:p>
              </table:table-cell>
              <table:table-cell office:value-type="float" office:value="0.000993989">
                <text:p>0.0009939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57499">
                <text:p>0.00457499</text:p>
              </table:table-cell>
              <table:table-cell office:value-type="float" office:value="-0.0391072">
                <text:p>-0.0391072</text:p>
              </table:table-cell>
              <table:table-cell office:value-type="float" office:value="0.000000000222212">
                <text:p>0.000000000222212</text:p>
              </table:table-cell>
              <table:table-cell office:value-type="float" office:value="0.000961275">
                <text:p>0.0009612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59999">
                <text:p>0.00459999</text:p>
              </table:table-cell>
              <table:table-cell office:value-type="float" office:value="-0.0712995">
                <text:p>-0.0712995</text:p>
              </table:table-cell>
              <table:table-cell office:value-type="float" office:value="0.0000000000644228">
                <text:p>0.0000000000644228</text:p>
              </table:table-cell>
              <table:table-cell office:value-type="float" office:value="0.000929971">
                <text:p>0.0009299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62499">
                <text:p>0.00462499</text:p>
              </table:table-cell>
              <table:table-cell office:value-type="float" office:value="-0.101601">
                <text:p>-0.101601</text:p>
              </table:table-cell>
              <table:table-cell office:value-type="float" office:value="0.0000000000200861">
                <text:p>0.0000000000200861</text:p>
              </table:table-cell>
              <table:table-cell office:value-type="float" office:value="0.00090098">
                <text:p>0.00090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64999">
                <text:p>0.00464999</text:p>
              </table:table-cell>
              <table:table-cell office:value-type="float" office:value="-0.129067">
                <text:p>-0.129067</text:p>
              </table:table-cell>
              <table:table-cell office:value-type="float" office:value="0.00000000000698418">
                <text:p>0.00000000000698418</text:p>
              </table:table-cell>
              <table:table-cell office:value-type="float" office:value="0.000875098">
                <text:p>0.0008750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67499">
                <text:p>0.00467499</text:p>
              </table:table-cell>
              <table:table-cell office:value-type="float" office:value="-0.152834">
                <text:p>-0.152834</text:p>
              </table:table-cell>
              <table:table-cell office:value-type="float" office:value="0.00000000000279969">
                <text:p>0.00000000000279969</text:p>
              </table:table-cell>
              <table:table-cell office:value-type="float" office:value="0.000853005">
                <text:p>0.000853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69999">
                <text:p>0.00469999</text:p>
              </table:table-cell>
              <table:table-cell office:value-type="float" office:value="-0.17215">
                <text:p>-0.17215</text:p>
              </table:table-cell>
              <table:table-cell office:value-type="float" office:value="0.00000000000133188">
                <text:p>0.00000000000133188</text:p>
              </table:table-cell>
              <table:table-cell office:value-type="float" office:value="0.000835259">
                <text:p>0.000835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72499">
                <text:p>0.00472499</text:p>
              </table:table-cell>
              <table:table-cell office:value-type="float" office:value="-0.186395">
                <text:p>-0.186395</text:p>
              </table:table-cell>
              <table:table-cell office:value-type="float" office:value="0.000000000000770068">
                <text:p>0.000000000000770068</text:p>
              </table:table-cell>
              <table:table-cell office:value-type="float" office:value="0.000822291">
                <text:p>0.0008222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74999">
                <text:p>0.00474999</text:p>
              </table:table-cell>
              <table:table-cell office:value-type="float" office:value="-0.195103">
                <text:p>-0.195103</text:p>
              </table:table-cell>
              <table:table-cell office:value-type="float" office:value="0.000000000000550892">
                <text:p>0.000000000000550892</text:p>
              </table:table-cell>
              <table:table-cell office:value-type="float" office:value="0.000814413">
                <text:p>0.000814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77499">
                <text:p>0.00477499</text:p>
              </table:table-cell>
              <table:table-cell office:value-type="float" office:value="-0.19798">
                <text:p>-0.19798</text:p>
              </table:table-cell>
              <table:table-cell office:value-type="float" office:value="0.000000000000493184">
                <text:p>0.000000000000493184</text:p>
              </table:table-cell>
              <table:table-cell office:value-type="float" office:value="0.000811819">
                <text:p>0.000811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79999">
                <text:p>0.00479999</text:p>
              </table:table-cell>
              <table:table-cell office:value-type="float" office:value="-0.194911">
                <text:p>-0.194911</text:p>
              </table:table-cell>
              <table:table-cell office:value-type="float" office:value="0.000000000000554985">
                <text:p>0.000000000000554985</text:p>
              </table:table-cell>
              <table:table-cell office:value-type="float" office:value="0.000814587">
                <text:p>0.0008145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482499">
                <text:p>0.00482499</text:p>
              </table:table-cell>
              <table:table-cell office:value-type="float" office:value="-0.185964">
                <text:p>-0.185964</text:p>
              </table:table-cell>
              <table:table-cell office:value-type="float" office:value="0.000000000000782938">
                <text:p>0.000000000000782938</text:p>
              </table:table-cell>
              <table:table-cell office:value-type="float" office:value="0.000822682">
                <text:p>0.000822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84999">
                <text:p>0.00484999</text:p>
              </table:table-cell>
              <table:table-cell office:value-type="float" office:value="-0.171392">
                <text:p>-0.171392</text:p>
              </table:table-cell>
              <table:table-cell office:value-type="float" office:value="0.00000000000137131">
                <text:p>0.00000000000137131</text:p>
              </table:table-cell>
              <table:table-cell office:value-type="float" office:value="0.000835952">
                <text:p>0.000835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87499">
                <text:p>0.00487499</text:p>
              </table:table-cell>
              <table:table-cell office:value-type="float" office:value="-0.151622">
                <text:p>-0.151622</text:p>
              </table:table-cell>
              <table:table-cell office:value-type="float" office:value="0.00000000000293337">
                <text:p>0.00000000000293337</text:p>
              </table:table-cell>
              <table:table-cell office:value-type="float" office:value="0.000854126">
                <text:p>0.000854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89999">
                <text:p>0.00489999</text:p>
              </table:table-cell>
              <table:table-cell office:value-type="float" office:value="-0.127244">
                <text:p>-0.127244</text:p>
              </table:table-cell>
              <table:table-cell office:value-type="float" office:value="0.00000000000749127">
                <text:p>0.00000000000749127</text:p>
              </table:table-cell>
              <table:table-cell office:value-type="float" office:value="0.000876803">
                <text:p>0.000876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92499">
                <text:p>0.00492499</text:p>
              </table:table-cell>
              <table:table-cell office:value-type="float" office:value="-0.0989945">
                <text:p>-0.0989945</text:p>
              </table:table-cell>
              <table:table-cell office:value-type="float" office:value="0.0000000000222041">
                <text:p>0.0000000000222041</text:p>
              </table:table-cell>
              <table:table-cell office:value-type="float" office:value="0.000903455">
                <text:p>0.000903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94999">
                <text:p>0.00494999</text:p>
              </table:table-cell>
              <table:table-cell office:value-type="float" office:value="-0.0677281">
                <text:p>-0.0677281</text:p>
              </table:table-cell>
              <table:table-cell office:value-type="float" office:value="0.0000000000739086">
                <text:p>0.0000000000739086</text:p>
              </table:table-cell>
              <table:table-cell office:value-type="float" office:value="0.000933419">
                <text:p>0.000933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97499">
                <text:p>0.00497499</text:p>
              </table:table-cell>
              <table:table-cell office:value-type="float" office:value="-0.0343963">
                <text:p>-0.0343963</text:p>
              </table:table-cell>
              <table:table-cell office:value-type="float" office:value="0.000000000266353">
                <text:p>0.000000000266353</text:p>
              </table:table-cell>
              <table:table-cell office:value-type="float" office:value="0.000965899">
                <text:p>0.000965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99999">
                <text:p>0.00499999</text:p>
              </table:table-cell>
              <table:table-cell office:value-type="float" office:value="-0.0000150039">
                <text:p>-0.0000150039</text:p>
              </table:table-cell>
              <table:table-cell office:value-type="float" office:value="0.000000000999423">
                <text:p>0.000000000999423</text:p>
              </table:table-cell>
              <table:table-cell office:value-type="float" office:value="0.000999985">
                <text:p>0.000999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02499">
                <text:p>0.00502499</text:p>
              </table:table-cell>
              <table:table-cell office:value-type="float" office:value="0.0343667">
                <text:p>0.0343667</text:p>
              </table:table-cell>
              <table:table-cell office:value-type="float" office:value="0.00000000375015">
                <text:p>0.00000000375015</text:p>
              </table:table-cell>
              <table:table-cell office:value-type="float" office:value="0.00103466">
                <text:p>0.001034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504999">
                <text:p>0.00504999</text:p>
              </table:table-cell>
              <table:table-cell office:value-type="float" office:value="0.0676999">
                <text:p>0.0676999</text:p>
              </table:table-cell>
              <table:table-cell office:value-type="float" office:value="0.0000000135156">
                <text:p>0.0000000135156</text:p>
              </table:table-cell>
              <table:table-cell office:value-type="float" office:value="0.00106885">
                <text:p>0.00106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07499">
                <text:p>0.00507499</text:p>
              </table:table-cell>
              <table:table-cell office:value-type="float" office:value="0.0989685">
                <text:p>0.0989685</text:p>
              </table:table-cell>
              <table:table-cell office:value-type="float" office:value="0.0000000449918">
                <text:p>0.0000000449918</text:p>
              </table:table-cell>
              <table:table-cell office:value-type="float" office:value="0.00110142">
                <text:p>0.001101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09999">
                <text:p>0.00509999</text:p>
              </table:table-cell>
              <table:table-cell office:value-type="float" office:value="0.127221">
                <text:p>0.127221</text:p>
              </table:table-cell>
              <table:table-cell office:value-type="float" office:value="0.000000133371">
                <text:p>0.000000133371</text:p>
              </table:table-cell>
              <table:table-cell office:value-type="float" office:value="0.00113127">
                <text:p>0.001131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12499">
                <text:p>0.00512499</text:p>
              </table:table-cell>
              <table:table-cell office:value-type="float" office:value="0.151602">
                <text:p>0.151602</text:p>
              </table:table-cell>
              <table:table-cell office:value-type="float" office:value="0.000000340653">
                <text:p>0.000000340653</text:p>
              </table:table-cell>
              <table:table-cell office:value-type="float" office:value="0.00115735">
                <text:p>0.001157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14999">
                <text:p>0.00514999</text:p>
              </table:table-cell>
              <table:table-cell office:value-type="float" office:value="0.171377">
                <text:p>0.171377</text:p>
              </table:table-cell>
              <table:table-cell office:value-type="float" office:value="0.000000728807">
                <text:p>0.000000728807</text:p>
              </table:table-cell>
              <table:table-cell office:value-type="float" office:value="0.00117872">
                <text:p>0.001178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517499">
                <text:p>0.00517499</text:p>
              </table:table-cell>
              <table:table-cell office:value-type="float" office:value="0.185954">
                <text:p>0.185954</text:p>
              </table:table-cell>
              <table:table-cell office:value-type="float" office:value="0.00000127674">
                <text:p>0.00000127674</text:p>
              </table:table-cell>
              <table:table-cell office:value-type="float" office:value="0.0011946">
                <text:p>0.00119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19999">
                <text:p>0.00519999</text:p>
              </table:table-cell>
              <table:table-cell office:value-type="float" office:value="0.194906">
                <text:p>0.194906</text:p>
              </table:table-cell>
              <table:table-cell office:value-type="float" office:value="0.00000180149">
                <text:p>0.00000180149</text:p>
              </table:table-cell>
              <table:table-cell office:value-type="float" office:value="0.0012044">
                <text:p>0.00120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22499">
                <text:p>0.00522499</text:p>
              </table:table-cell>
              <table:table-cell office:value-type="float" office:value="0.19798">
                <text:p>0.19798</text:p>
              </table:table-cell>
              <table:table-cell office:value-type="float" office:value="0.00000202764">
                <text:p>0.00000202764</text:p>
              </table:table-cell>
              <table:table-cell office:value-type="float" office:value="0.00120778">
                <text:p>0.00120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24999">
                <text:p>0.00524999</text:p>
              </table:table-cell>
              <table:table-cell office:value-type="float" office:value="0.195108">
                <text:p>0.195108</text:p>
              </table:table-cell>
              <table:table-cell office:value-type="float" office:value="0.00000181559">
                <text:p>0.00000181559</text:p>
              </table:table-cell>
              <table:table-cell office:value-type="float" office:value="0.00120463">
                <text:p>0.00120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527499">
                <text:p>0.00527499</text:p>
              </table:table-cell>
              <table:table-cell office:value-type="float" office:value="0.186405">
                <text:p>0.186405</text:p>
              </table:table-cell>
              <table:table-cell office:value-type="float" office:value="0.00000129909">
                <text:p>0.00000129909</text:p>
              </table:table-cell>
              <table:table-cell office:value-type="float" office:value="0.00119509">
                <text:p>0.001195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529999">
                <text:p>0.00529999</text:p>
              </table:table-cell>
              <table:table-cell office:value-type="float" office:value="0.172165">
                <text:p>0.172165</text:p>
              </table:table-cell>
              <table:table-cell office:value-type="float" office:value="0.000000751239">
                <text:p>0.000000751239</text:p>
              </table:table-cell>
              <table:table-cell office:value-type="float" office:value="0.00117957">
                <text:p>0.001179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32499">
                <text:p>0.00532499</text:p>
              </table:table-cell>
              <table:table-cell office:value-type="float" office:value="0.152853">
                <text:p>0.152853</text:p>
              </table:table-cell>
              <table:table-cell office:value-type="float" office:value="0.00000035744">
                <text:p>0.00000035744</text:p>
              </table:table-cell>
              <table:table-cell office:value-type="float" office:value="0.00115869">
                <text:p>0.00115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534999">
                <text:p>0.00534999</text:p>
              </table:table-cell>
              <table:table-cell office:value-type="float" office:value="0.129089">
                <text:p>0.129089</text:p>
              </table:table-cell>
              <table:table-cell office:value-type="float" office:value="0.000000143304">
                <text:p>0.000000143304</text:p>
              </table:table-cell>
              <table:table-cell office:value-type="float" office:value="0.00113326">
                <text:p>0.00113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537499">
                <text:p>0.00537499</text:p>
              </table:table-cell>
              <table:table-cell office:value-type="float" office:value="0.101626">
                <text:p>0.101626</text:p>
              </table:table-cell>
              <table:table-cell office:value-type="float" office:value="0.0000000498339">
                <text:p>0.0000000498339</text:p>
              </table:table-cell>
              <table:table-cell office:value-type="float" office:value="0.00110421">
                <text:p>0.001104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539999">
                <text:p>0.00539999</text:p>
              </table:table-cell>
              <table:table-cell office:value-type="float" office:value="0.0713268">
                <text:p>0.0713268</text:p>
              </table:table-cell>
              <table:table-cell office:value-type="float" office:value="0.0000000155388">
                <text:p>0.0000000155388</text:p>
              </table:table-cell>
              <table:table-cell office:value-type="float" office:value="0.0010726">
                <text:p>0.0010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42499">
                <text:p>0.00542499</text:p>
              </table:table-cell>
              <table:table-cell office:value-type="float" office:value="0.0391357">
                <text:p>0.0391357</text:p>
              </table:table-cell>
              <table:table-cell office:value-type="float" office:value="0.00000000450513">
                <text:p>0.00000000450513</text:p>
              </table:table-cell>
              <table:table-cell office:value-type="float" office:value="0.00103952">
                <text:p>0.001039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44999">
                <text:p>0.00544999</text:p>
              </table:table-cell>
              <table:table-cell office:value-type="float" office:value="0.00604864">
                <text:p>0.00604864</text:p>
              </table:table-cell>
              <table:table-cell office:value-type="float" office:value="0.00000000126193">
                <text:p>0.00000000126193</text:p>
              </table:table-cell>
              <table:table-cell office:value-type="float" office:value="0.00100606">
                <text:p>0.001006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47499">
                <text:p>0.00547499</text:p>
              </table:table-cell>
              <table:table-cell office:value-type="float" office:value="-0.0269188">
                <text:p>-0.0269188</text:p>
              </table:table-cell>
              <table:table-cell office:value-type="float" office:value="0.000000000355107">
                <text:p>0.000000000355107</text:p>
              </table:table-cell>
              <table:table-cell office:value-type="float" office:value="0.000973262">
                <text:p>0.0009732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49999">
                <text:p>0.00549999</text:p>
              </table:table-cell>
              <table:table-cell office:value-type="float" office:value="-0.0587635">
                <text:p>-0.0587635</text:p>
              </table:table-cell>
              <table:table-cell office:value-type="float" office:value="0.000000000104336">
                <text:p>0.000000000104336</text:p>
              </table:table-cell>
              <table:table-cell office:value-type="float" office:value="0.0009421">
                <text:p>0.00094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52499">
                <text:p>0.00552499</text:p>
              </table:table-cell>
              <table:table-cell office:value-type="float" office:value="-0.0885265">
                <text:p>-0.0885265</text:p>
              </table:table-cell>
              <table:table-cell office:value-type="float" office:value="0.0000000000332113">
                <text:p>0.0000000000332113</text:p>
              </table:table-cell>
              <table:table-cell office:value-type="float" office:value="0.000913433">
                <text:p>0.000913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54999">
                <text:p>0.00554999</text:p>
              </table:table-cell>
              <table:table-cell office:value-type="float" office:value="-0.115322">
                <text:p>-0.115322</text:p>
              </table:table-cell>
              <table:table-cell office:value-type="float" office:value="0.0000000000118495">
                <text:p>0.0000000000118495</text:p>
              </table:table-cell>
              <table:table-cell office:value-type="float" office:value="0.000888003">
                <text:p>0.0008880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557499">
                <text:p>0.00557499</text:p>
              </table:table-cell>
              <table:table-cell office:value-type="float" office:value="-0.138366">
                <text:p>-0.138366</text:p>
              </table:table-cell>
              <table:table-cell office:value-type="float" office:value="0.00000000000488403">
                <text:p>0.00000000000488403</text:p>
              </table:table-cell>
              <table:table-cell office:value-type="float" office:value="0.00086642">
                <text:p>0.00086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59999">
                <text:p>0.00559999</text:p>
              </table:table-cell>
              <table:table-cell office:value-type="float" office:value="-0.156999">
                <text:p>-0.156999</text:p>
              </table:table-cell>
              <table:table-cell office:value-type="float" office:value="0.0000000000023853">
                <text:p>0.0000000000023853</text:p>
              </table:table-cell>
              <table:table-cell office:value-type="float" office:value="0.000849163">
                <text:p>0.0008491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62499">
                <text:p>0.00562499</text:p>
              </table:table-cell>
              <table:table-cell office:value-type="float" office:value="-0.170705">
                <text:p>-0.170705</text:p>
              </table:table-cell>
              <table:table-cell office:value-type="float" office:value="NaN">
                <text:p>NaN</text:p>
              </table:table-cell>
              <table:table-cell office:value-type="float" office:value="0.00083658">
                <text:p>0.000836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64999">
                <text:p>0.00564999</text:p>
              </table:table-cell>
              <table:table-cell office:value-type="float" office:value="-0.179128">
                <text:p>-0.179128</text:p>
              </table:table-cell>
              <table:table-cell office:value-type="float" office:value="0.0000000000010184">
                <text:p>0.0000000000010184</text:p>
              </table:table-cell>
              <table:table-cell office:value-type="float" office:value="0.000828894">
                <text:p>0.000828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67499">
                <text:p>0.00567499</text:p>
              </table:table-cell>
              <table:table-cell office:value-type="float" office:value="-0.182078">
                <text:p>-0.182078</text:p>
              </table:table-cell>
              <table:table-cell office:value-type="float" office:value="0.000000000000909143">
                <text:p>0.000000000000909143</text:p>
              </table:table-cell>
              <table:table-cell office:value-type="float" office:value="0.00082621">
                <text:p>0.000826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69999">
                <text:p>0.00569999</text:p>
              </table:table-cell>
              <table:table-cell office:value-type="float" office:value="-0.179541">
                <text:p>-0.179541</text:p>
              </table:table-cell>
              <table:table-cell office:value-type="float" office:value="0.00000000000100233">
                <text:p>0.00000000000100233</text:p>
              </table:table-cell>
              <table:table-cell office:value-type="float" office:value="0.000828518">
                <text:p>0.0008285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72499">
                <text:p>0.00572499</text:p>
              </table:table-cell>
              <table:table-cell office:value-type="float" office:value="-0.171671">
                <text:p>-0.171671</text:p>
              </table:table-cell>
              <table:table-cell office:value-type="float" office:value="0.00000000000135666">
                <text:p>0.00000000000135666</text:p>
              </table:table-cell>
              <table:table-cell office:value-type="float" office:value="0.000835697">
                <text:p>0.000835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74999">
                <text:p>0.00574999</text:p>
              </table:table-cell>
              <table:table-cell office:value-type="float" office:value="-0.158786">
                <text:p>-0.158786</text:p>
              </table:table-cell>
              <table:table-cell office:value-type="float" office:value="0.00000000000222685">
                <text:p>0.00000000000222685</text:p>
              </table:table-cell>
              <table:table-cell office:value-type="float" office:value="0.000847517">
                <text:p>0.0008475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77499">
                <text:p>0.00577499</text:p>
              </table:table-cell>
              <table:table-cell office:value-type="float" office:value="-0.141357">
                <text:p>-0.141357</text:p>
              </table:table-cell>
              <table:table-cell office:value-type="float" office:value="0.00000000000435339">
                <text:p>0.00000000000435339</text:p>
              </table:table-cell>
              <table:table-cell office:value-type="float" office:value="0.000863639">
                <text:p>0.0008636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579999">
                <text:p>0.00579999</text:p>
              </table:table-cell>
              <table:table-cell office:value-type="float" office:value="-0.119987">
                <text:p>-0.119987</text:p>
              </table:table-cell>
              <table:table-cell office:value-type="float" office:value="0.00000000000990349">
                <text:p>0.00000000000990349</text:p>
              </table:table-cell>
              <table:table-cell office:value-type="float" office:value="0.000883613">
                <text:p>0.0008836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82499">
                <text:p>0.00582499</text:p>
              </table:table-cell>
              <table:table-cell office:value-type="float" office:value="-0.0953931">
                <text:p>-0.0953931</text:p>
              </table:table-cell>
              <table:table-cell office:value-type="float" office:value="0.0000000000255028">
                <text:p>0.0000000000255028</text:p>
              </table:table-cell>
              <table:table-cell office:value-type="float" office:value="0.000906882">
                <text:p>0.0009068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84999">
                <text:p>0.00584999</text:p>
              </table:table-cell>
              <table:table-cell office:value-type="float" office:value="-0.0683829">
                <text:p>-0.0683829</text:p>
              </table:table-cell>
              <table:table-cell office:value-type="float" office:value="0.0000000000720704">
                <text:p>0.0000000000720704</text:p>
              </table:table-cell>
              <table:table-cell office:value-type="float" office:value="0.000932786">
                <text:p>0.0009327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587499">
                <text:p>0.00587499</text:p>
              </table:table-cell>
              <table:table-cell office:value-type="float" office:value="-0.0398242">
                <text:p>-0.0398242</text:p>
              </table:table-cell>
              <table:table-cell office:value-type="float" office:value="0.000000000216168">
                <text:p>0.000000000216168</text:p>
              </table:table-cell>
              <table:table-cell office:value-type="float" office:value="0.000960572">
                <text:p>0.0009605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89999">
                <text:p>0.00589999</text:p>
              </table:table-cell>
              <table:table-cell office:value-type="float" office:value="-0.0106185">
                <text:p>-0.0106185</text:p>
              </table:table-cell>
              <table:table-cell office:value-type="float" office:value="0.00000000066471">
                <text:p>0.00000000066471</text:p>
              </table:table-cell>
              <table:table-cell office:value-type="float" office:value="0.00098941">
                <text:p>0.000989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92499">
                <text:p>0.00592499</text:p>
              </table:table-cell>
              <table:table-cell office:value-type="float" office:value="0.0183283">
                <text:p>0.0183283</text:p>
              </table:table-cell>
              <table:table-cell office:value-type="float" office:value="0.00000000202371">
                <text:p>0.00000000202371</text:p>
              </table:table-cell>
              <table:table-cell office:value-type="float" office:value="0.00101841">
                <text:p>0.00101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594999">
                <text:p>0.00594999</text:p>
              </table:table-cell>
              <table:table-cell office:value-type="float" office:value="0.0461353">
                <text:p>0.0461353</text:p>
              </table:table-cell>
              <table:table-cell office:value-type="float" office:value="0.00000000589695">
                <text:p>0.00000000589695</text:p>
              </table:table-cell>
              <table:table-cell office:value-type="float" office:value="0.00104667">
                <text:p>0.00104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597499">
                <text:p>0.00597499</text:p>
              </table:table-cell>
              <table:table-cell office:value-type="float" office:value="0.0719741">
                <text:p>0.0719741</text:p>
              </table:table-cell>
              <table:table-cell office:value-type="float" office:value="0.0000000159305">
                <text:p>0.0000000159305</text:p>
              </table:table-cell>
              <table:table-cell office:value-type="float" office:value="0.00107327">
                <text:p>0.001073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99999">
                <text:p>0.00599999</text:p>
              </table:table-cell>
              <table:table-cell office:value-type="float" office:value="0.0950941">
                <text:p>0.0950941</text:p>
              </table:table-cell>
              <table:table-cell office:value-type="float" office:value="0.000000038763">
                <text:p>0.000000038763</text:p>
              </table:table-cell>
              <table:table-cell office:value-type="float" office:value="0.00109735">
                <text:p>0.00109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02499">
                <text:p>0.00602499</text:p>
              </table:table-cell>
              <table:table-cell office:value-type="float" office:value="0.114845">
                <text:p>0.114845</text:p>
              </table:table-cell>
              <table:table-cell office:value-type="float" office:value="0.0000000828579">
                <text:p>0.0000000828579</text:p>
              </table:table-cell>
              <table:table-cell office:value-type="float" office:value="0.00111814">
                <text:p>0.00111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04999">
                <text:p>0.00604999</text:p>
              </table:table-cell>
              <table:table-cell office:value-type="float" office:value="0.130697">
                <text:p>0.130697</text:p>
              </table:table-cell>
              <table:table-cell office:value-type="float" office:value="0.000000152445">
                <text:p>0.000000152445</text:p>
              </table:table-cell>
              <table:table-cell office:value-type="float" office:value="0.00113497">
                <text:p>0.001134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07499">
                <text:p>0.00607499</text:p>
              </table:table-cell>
              <table:table-cell office:value-type="float" office:value="0.142252">
                <text:p>0.142252</text:p>
              </table:table-cell>
              <table:table-cell office:value-type="float" office:value="0.000000237755">
                <text:p>0.000000237755</text:p>
              </table:table-cell>
              <table:table-cell office:value-type="float" office:value="0.00114731">
                <text:p>0.001147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09999">
                <text:p>0.00609999</text:p>
              </table:table-cell>
              <table:table-cell office:value-type="float" office:value="0.149259">
                <text:p>0.149259</text:p>
              </table:table-cell>
              <table:table-cell office:value-type="float" office:value="0.000000311288">
                <text:p>0.000000311288</text:p>
              </table:table-cell>
              <table:table-cell office:value-type="float" office:value="0.00115483">
                <text:p>0.001154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612499">
                <text:p>0.00612499</text:p>
              </table:table-cell>
              <table:table-cell office:value-type="float" office:value="0.151612">
                <text:p>0.151612</text:p>
              </table:table-cell>
              <table:table-cell office:value-type="float" office:value="0.000000340783">
                <text:p>0.000000340783</text:p>
              </table:table-cell>
              <table:table-cell office:value-type="float" office:value="0.00115736">
                <text:p>0.001157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614999">
                <text:p>0.00614999</text:p>
              </table:table-cell>
              <table:table-cell office:value-type="float" office:value="0.149359">
                <text:p>0.149359</text:p>
              </table:table-cell>
              <table:table-cell office:value-type="float" office:value="0.00000031249">
                <text:p>0.00000031249</text:p>
              </table:table-cell>
              <table:table-cell office:value-type="float" office:value="0.00115494">
                <text:p>0.001154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617499">
                <text:p>0.00617499</text:p>
              </table:table-cell>
              <table:table-cell office:value-type="float" office:value="0.142688">
                <text:p>0.142688</text:p>
              </table:table-cell>
              <table:table-cell office:value-type="float" office:value="0.000000241775">
                <text:p>0.000000241775</text:p>
              </table:table-cell>
              <table:table-cell office:value-type="float" office:value="0.00114778">
                <text:p>0.001147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19999">
                <text:p>0.00619999</text:p>
              </table:table-cell>
              <table:table-cell office:value-type="float" office:value="0.131925">
                <text:p>0.131925</text:p>
              </table:table-cell>
              <table:table-cell office:value-type="float" office:value="0.000000159819">
                <text:p>0.000000159819</text:p>
              </table:table-cell>
              <table:table-cell office:value-type="float" office:value="0.00113628">
                <text:p>0.00113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622499">
                <text:p>0.00622499</text:p>
              </table:table-cell>
              <table:table-cell office:value-type="float" office:value="0.117516">
                <text:p>0.117516</text:p>
              </table:table-cell>
              <table:table-cell office:value-type="float" office:value="0.0000000918212">
                <text:p>0.0000000918212</text:p>
              </table:table-cell>
              <table:table-cell office:value-type="float" office:value="0.00112097">
                <text:p>0.001120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624999">
                <text:p>0.00624999</text:p>
              </table:table-cell>
              <table:table-cell office:value-type="float" office:value="0.100011">
                <text:p>0.100011</text:p>
              </table:table-cell>
              <table:table-cell office:value-type="float" office:value="0.0000000468317">
                <text:p>0.0000000468317</text:p>
              </table:table-cell>
              <table:table-cell office:value-type="float" office:value="0.00110251">
                <text:p>0.001102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627499">
                <text:p>0.00627499</text:p>
              </table:table-cell>
              <table:table-cell office:value-type="float" office:value="0.0800425">
                <text:p>0.0800425</text:p>
              </table:table-cell>
              <table:table-cell office:value-type="float" office:value="0.0000000217271">
                <text:p>0.0000000217271</text:p>
              </table:table-cell>
              <table:table-cell office:value-type="float" office:value="0.00108164">
                <text:p>0.001081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629999">
                <text:p>0.00629999</text:p>
              </table:table-cell>
              <table:table-cell office:value-type="float" office:value="0.0583059">
                <text:p>0.0583059</text:p>
              </table:table-cell>
              <table:table-cell office:value-type="float" office:value="0.00000000941716">
                <text:p>0.00000000941716</text:p>
              </table:table-cell>
              <table:table-cell office:value-type="float" office:value="0.00105916">
                <text:p>0.00105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32499">
                <text:p>0.00632499</text:p>
              </table:table-cell>
              <table:table-cell office:value-type="float" office:value="0.0355311">
                <text:p>0.0355311</text:p>
              </table:table-cell>
              <table:table-cell office:value-type="float" office:value="0.00000000392192">
                <text:p>0.00000000392192</text:p>
              </table:table-cell>
              <table:table-cell office:value-type="float" office:value="0.00103585">
                <text:p>0.001035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634999">
                <text:p>0.00634999</text:p>
              </table:table-cell>
              <table:table-cell office:value-type="float" office:value="0.0124601">
                <text:p>0.0124601</text:p>
              </table:table-cell>
              <table:table-cell office:value-type="float" office:value="0.00000000161484">
                <text:p>0.00000000161484</text:p>
              </table:table-cell>
              <table:table-cell office:value-type="float" office:value="0.0010125">
                <text:p>0.0010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637499">
                <text:p>0.00637499</text:p>
              </table:table-cell>
              <table:table-cell office:value-type="float" office:value="-0.0101783">
                <text:p>-0.0101783</text:p>
              </table:table-cell>
              <table:table-cell office:value-type="float" office:value="0.000000000676061">
                <text:p>0.000000000676061</text:p>
              </table:table-cell>
              <table:table-cell office:value-type="float" office:value="0.000989848">
                <text:p>0.0009898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639999">
                <text:p>0.00639999</text:p>
              </table:table-cell>
              <table:table-cell office:value-type="float" office:value="-0.0316922">
                <text:p>-0.0316922</text:p>
              </table:table-cell>
              <table:table-cell office:value-type="float" office:value="0.000000000295546">
                <text:p>0.000000000295546</text:p>
              </table:table-cell>
              <table:table-cell office:value-type="float" office:value="0.000968559">
                <text:p>0.0009685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42499">
                <text:p>0.00642499</text:p>
              </table:table-cell>
              <table:table-cell office:value-type="float" office:value="-0.0514484">
                <text:p>-0.0514484</text:p>
              </table:table-cell>
              <table:table-cell office:value-type="float" office:value="0.000000000138237">
                <text:p>0.000000000138237</text:p>
              </table:table-cell>
              <table:table-cell office:value-type="float" office:value="0.000949213">
                <text:p>0.0009492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644999">
                <text:p>0.00644999</text:p>
              </table:table-cell>
              <table:table-cell office:value-type="float" office:value="-0.0688916">
                <text:p>-0.0688916</text:p>
              </table:table-cell>
              <table:table-cell office:value-type="float" office:value="0.0000000000706741">
                <text:p>0.0000000000706741</text:p>
              </table:table-cell>
              <table:table-cell office:value-type="float" office:value="0.000932295">
                <text:p>0.0009322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647499">
                <text:p>0.00647499</text:p>
              </table:table-cell>
              <table:table-cell office:value-type="float" office:value="-0.0835603">
                <text:p>-0.0835603</text:p>
              </table:table-cell>
              <table:table-cell office:value-type="float" office:value="0.0000000000402012">
                <text:p>0.0000000000402012</text:p>
              </table:table-cell>
              <table:table-cell office:value-type="float" office:value="0.000918185">
                <text:p>0.0009181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49999">
                <text:p>0.00649999</text:p>
              </table:table-cell>
              <table:table-cell office:value-type="float" office:value="-0.0950999">
                <text:p>-0.0950999</text:p>
              </table:table-cell>
              <table:table-cell office:value-type="float" office:value="0.0000000000257921">
                <text:p>0.0000000000257921</text:p>
              </table:table-cell>
              <table:table-cell office:value-type="float" office:value="0.000907161">
                <text:p>0.0009071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52499">
                <text:p>0.00652499</text:p>
              </table:table-cell>
              <table:table-cell office:value-type="float" office:value="-0.10327">
                <text:p>-0.10327</text:p>
              </table:table-cell>
              <table:table-cell office:value-type="float" office:value="0.0000000000188369">
                <text:p>0.0000000000188369</text:p>
              </table:table-cell>
              <table:table-cell office:value-type="float" office:value="0.000899396">
                <text:p>0.0008993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54999">
                <text:p>0.00654999</text:p>
              </table:table-cell>
              <table:table-cell office:value-type="float" office:value="-0.107951">
                <text:p>-0.107951</text:p>
              </table:table-cell>
              <table:table-cell office:value-type="float" office:value="0.0000000000157333">
                <text:p>0.0000000000157333</text:p>
              </table:table-cell>
              <table:table-cell office:value-type="float" office:value="0.000894962">
                <text:p>0.000894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657499">
                <text:p>0.00657499</text:p>
              </table:table-cell>
              <table:table-cell office:value-type="float" office:value="-0.109142">
                <text:p>-0.109142</text:p>
              </table:table-cell>
              <table:table-cell office:value-type="float" office:value="0.0000000000150292">
                <text:p>0.0000000000150292</text:p>
              </table:table-cell>
              <table:table-cell office:value-type="float" office:value="0.000893836">
                <text:p>0.0008938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659999">
                <text:p>0.00659999</text:p>
              </table:table-cell>
              <table:table-cell office:value-type="float" office:value="-0.106956">
                <text:p>-0.106956</text:p>
              </table:table-cell>
              <table:table-cell office:value-type="float" office:value="0.0000000000163472">
                <text:p>0.0000000000163472</text:p>
              </table:table-cell>
              <table:table-cell office:value-type="float" office:value="0.000895904">
                <text:p>0.0008959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62499">
                <text:p>0.00662499</text:p>
              </table:table-cell>
              <table:table-cell office:value-type="float" office:value="-0.101616">
                <text:p>-0.101616</text:p>
              </table:table-cell>
              <table:table-cell office:value-type="float" office:value="0.0000000000200741">
                <text:p>0.0000000000200741</text:p>
              </table:table-cell>
              <table:table-cell office:value-type="float" office:value="0.000900965">
                <text:p>0.0009009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64999">
                <text:p>0.00664999</text:p>
              </table:table-cell>
              <table:table-cell office:value-type="float" office:value="-0.0934407">
                <text:p>-0.0934407</text:p>
              </table:table-cell>
              <table:table-cell office:value-type="float" office:value="0.0000000000274916">
                <text:p>0.0000000000274916</text:p>
              </table:table-cell>
              <table:table-cell office:value-type="float" office:value="0.000908742">
                <text:p>0.0009087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67499">
                <text:p>0.00667499</text:p>
              </table:table-cell>
              <table:table-cell office:value-type="float" office:value="-0.0828287">
                <text:p>-0.0828287</text:p>
              </table:table-cell>
              <table:table-cell office:value-type="float" office:value="0.0000000000413486">
                <text:p>0.0000000000413486</text:p>
              </table:table-cell>
              <table:table-cell office:value-type="float" office:value="0.000918887">
                <text:p>0.0009188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69999">
                <text:p>0.00669999</text:p>
              </table:table-cell>
              <table:table-cell office:value-type="float" office:value="-0.0702448">
                <text:p>-0.0702448</text:p>
              </table:table-cell>
              <table:table-cell office:value-type="float" office:value="0.0000000000670898">
                <text:p>0.0000000000670898</text:p>
              </table:table-cell>
              <table:table-cell office:value-type="float" office:value="0.000930989">
                <text:p>0.0009309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672499">
                <text:p>0.00672499</text:p>
              </table:table-cell>
              <table:table-cell office:value-type="float" office:value="-0.0561998">
                <text:p>-0.0561998</text:p>
              </table:table-cell>
              <table:table-cell office:value-type="float" office:value="0.000000000115149">
                <text:p>0.000000000115149</text:p>
              </table:table-cell>
              <table:table-cell office:value-type="float" office:value="0.00094459">
                <text:p>0.000944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74999">
                <text:p>0.00674999</text:p>
              </table:table-cell>
              <table:table-cell office:value-type="float" office:value="-0.0412308">
                <text:p>-0.0412308</text:p>
              </table:table-cell>
              <table:table-cell office:value-type="float" office:value="0.000000000204784">
                <text:p>0.000000000204784</text:p>
              </table:table-cell>
              <table:table-cell office:value-type="float" office:value="0.000959194">
                <text:p>0.0009591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77499">
                <text:p>0.00677499</text:p>
              </table:table-cell>
              <table:table-cell office:value-type="float" office:value="-0.0258814">
                <text:p>-0.0258814</text:p>
              </table:table-cell>
              <table:table-cell office:value-type="float" office:value="0.000000000369561">
                <text:p>0.000000000369561</text:p>
              </table:table-cell>
              <table:table-cell office:value-type="float" office:value="0.000974286">
                <text:p>0.0009742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679999">
                <text:p>0.00679999</text:p>
              </table:table-cell>
              <table:table-cell office:value-type="float" office:value="-0.0106821">
                <text:p>-0.0106821</text:p>
              </table:table-cell>
              <table:table-cell office:value-type="float" office:value="0.000000000663087">
                <text:p>0.000000000663087</text:p>
              </table:table-cell>
              <table:table-cell office:value-type="float" office:value="0.000989346">
                <text:p>0.0009893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682499">
                <text:p>0.00682499</text:p>
              </table:table-cell>
              <table:table-cell office:value-type="float" office:value="0.00386827">
                <text:p>0.00386827</text:p>
              </table:table-cell>
              <table:table-cell office:value-type="float" office:value="0.00000000116042">
                <text:p>0.00000000116042</text:p>
              </table:table-cell>
              <table:table-cell office:value-type="float" office:value="0.00100387">
                <text:p>0.00100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684999">
                <text:p>0.00684999</text:p>
              </table:table-cell>
              <table:table-cell office:value-type="float" office:value="0.0173191">
                <text:p>0.0173191</text:p>
              </table:table-cell>
              <table:table-cell office:value-type="float" office:value="0.00000000194667">
                <text:p>0.00000000194667</text:p>
              </table:table-cell>
              <table:table-cell office:value-type="float" office:value="0.00101739">
                <text:p>0.001017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687499">
                <text:p>0.00687499</text:p>
              </table:table-cell>
              <table:table-cell office:value-type="float" office:value="0.0292824">
                <text:p>0.0292824</text:p>
              </table:table-cell>
              <table:table-cell office:value-type="float" office:value="0.00000000308406">
                <text:p>0.00000000308406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689999">
                <text:p>0.00689999</text:p>
              </table:table-cell>
              <table:table-cell office:value-type="float" office:value="0.0394444">
                <text:p>0.0394444</text:p>
              </table:table-cell>
              <table:table-cell office:value-type="float" office:value="0.00000000455896">
                <text:p>0.00000000455896</text:p>
              </table:table-cell>
              <table:table-cell office:value-type="float" office:value="0.00103983">
                <text:p>0.001039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92499">
                <text:p>0.00692499</text:p>
              </table:table-cell>
              <table:table-cell office:value-type="float" office:value="0.0475742">
                <text:p>0.0475742</text:p>
              </table:table-cell>
              <table:table-cell office:value-type="float" office:value="0.00000000623248">
                <text:p>0.00000000623248</text:p>
              </table:table-cell>
              <table:table-cell office:value-type="float" office:value="0.00104814">
                <text:p>0.001048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94999">
                <text:p>0.00694999</text:p>
              </table:table-cell>
              <table:table-cell office:value-type="float" office:value="0.053528">
                <text:p>0.053528</text:p>
              </table:table-cell>
              <table:table-cell office:value-type="float" office:value="0.00000000783633">
                <text:p>0.00000000783633</text:p>
              </table:table-cell>
              <table:table-cell office:value-type="float" office:value="0.00105424">
                <text:p>0.00105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97499">
                <text:p>0.00697499</text:p>
              </table:table-cell>
              <table:table-cell office:value-type="float" office:value="0.0572518">
                <text:p>0.0572518</text:p>
              </table:table-cell>
              <table:table-cell office:value-type="float" office:value="NaN">
                <text:p>NaN</text:p>
              </table:table-cell>
              <table:table-cell office:value-type="float" office:value="0.00105807">
                <text:p>0.001058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99999">
                <text:p>0.00699999</text:p>
              </table:table-cell>
              <table:table-cell office:value-type="float" office:value="0.0587782">
                <text:p>0.0587782</text:p>
              </table:table-cell>
              <table:table-cell office:value-type="float" office:value="0.00000000958981">
                <text:p>0.00000000958981</text:p>
              </table:table-cell>
              <table:table-cell office:value-type="float" office:value="0.00105964">
                <text:p>0.001059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702499">
                <text:p>0.00702499</text:p>
              </table:table-cell>
              <table:table-cell office:value-type="float" office:value="0.0582224">
                <text:p>0.0582224</text:p>
              </table:table-cell>
              <table:table-cell office:value-type="float" office:value="0.00000000938696">
                <text:p>0.00000000938696</text:p>
              </table:table-cell>
              <table:table-cell office:value-type="float" office:value="0.00105907">
                <text:p>0.001059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704999">
                <text:p>0.00704999</text:p>
              </table:table-cell>
              <table:table-cell office:value-type="float" office:value="0.0557728">
                <text:p>0.0557728</text:p>
              </table:table-cell>
              <table:table-cell office:value-type="float" office:value="0.00000000854297">
                <text:p>0.00000000854297</text:p>
              </table:table-cell>
              <table:table-cell office:value-type="float" office:value="0.00105655">
                <text:p>0.001056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707499">
                <text:p>0.00707499</text:p>
              </table:table-cell>
              <table:table-cell office:value-type="float" office:value="0.0516812">
                <text:p>0.0516812</text:p>
              </table:table-cell>
              <table:table-cell office:value-type="float" office:value="0.00000000729901">
                <text:p>0.00000000729901</text:p>
              </table:table-cell>
              <table:table-cell office:value-type="float" office:value="0.00105235">
                <text:p>0.00105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709999">
                <text:p>0.00709999</text:p>
              </table:table-cell>
              <table:table-cell office:value-type="float" office:value="0.0462491">
                <text:p>0.0462491</text:p>
              </table:table-cell>
              <table:table-cell office:value-type="float" office:value="0.00000000592281">
                <text:p>0.00000000592281</text:p>
              </table:table-cell>
              <table:table-cell office:value-type="float" office:value="0.00104678">
                <text:p>0.001046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712499">
                <text:p>0.00712499</text:p>
              </table:table-cell>
              <table:table-cell office:value-type="float" office:value="0.0398134">
                <text:p>0.0398134</text:p>
              </table:table-cell>
              <table:table-cell office:value-type="float" office:value="0.00000000462412">
                <text:p>0.00000000462412</text:p>
              </table:table-cell>
              <table:table-cell office:value-type="float" office:value="0.00104021">
                <text:p>0.00104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714999">
                <text:p>0.00714999</text:p>
              </table:table-cell>
              <table:table-cell office:value-type="float" office:value="0.0327311">
                <text:p>0.0327311</text:p>
              </table:table-cell>
              <table:table-cell office:value-type="float" office:value="0.0000000035215">
                <text:p>0.0000000035215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717499">
                <text:p>0.00717499</text:p>
              </table:table-cell>
              <table:table-cell office:value-type="float" office:value="0.0253631">
                <text:p>0.0253631</text:p>
              </table:table-cell>
              <table:table-cell office:value-type="float" office:value="0.0000000026525">
                <text:p>0.0000000026525</text:p>
              </table:table-cell>
              <table:table-cell office:value-type="float" office:value="0.00102552">
                <text:p>0.001025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19999">
                <text:p>0.00719999</text:p>
              </table:table-cell>
              <table:table-cell office:value-type="float" office:value="0.018059">
                <text:p>0.018059</text:p>
              </table:table-cell>
              <table:table-cell office:value-type="float" office:value="0.00000000200286">
                <text:p>0.00000000200286</text:p>
              </table:table-cell>
              <table:table-cell office:value-type="float" office:value="0.00101814">
                <text:p>0.001018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722499">
                <text:p>0.00722499</text:p>
              </table:table-cell>
              <table:table-cell office:value-type="float" office:value="0.0111425">
                <text:p>0.0111425</text:p>
              </table:table-cell>
              <table:table-cell office:value-type="float" office:value="0.00000000153504">
                <text:p>0.00000000153504</text:p>
              </table:table-cell>
              <table:table-cell office:value-type="float" office:value="0.00101117">
                <text:p>0.001011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724999">
                <text:p>0.00724999</text:p>
              </table:table-cell>
              <table:table-cell office:value-type="float" office:value="0.00489821">
                <text:p>0.00489821</text:p>
              </table:table-cell>
              <table:table-cell office:value-type="float" office:value="0.00000000120731">
                <text:p>0.00000000120731</text:p>
              </table:table-cell>
              <table:table-cell office:value-type="float" office:value="0.0010049">
                <text:p>0.0010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727499">
                <text:p>0.00727499</text:p>
              </table:table-cell>
              <table:table-cell office:value-type="float" office:value="-0.000439428">
                <text:p>-0.000439428</text:p>
              </table:table-cell>
              <table:table-cell office:value-type="float" office:value="0.000000000983241">
                <text:p>0.000000000983241</text:p>
              </table:table-cell>
              <table:table-cell office:value-type="float" office:value="0.000999561">
                <text:p>0.0009995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729999">
                <text:p>0.00729999</text:p>
              </table:table-cell>
              <table:table-cell office:value-type="float" office:value="-0.00469457">
                <text:p>-0.00469457</text:p>
              </table:table-cell>
              <table:table-cell office:value-type="float" office:value="0.000000000834802">
                <text:p>0.000000000834802</text:p>
              </table:table-cell>
              <table:table-cell office:value-type="float" office:value="0.000995311">
                <text:p>0.0009953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732499">
                <text:p>0.00732499</text:p>
              </table:table-cell>
              <table:table-cell office:value-type="float" office:value="-0.00775602">
                <text:p>-0.00775602</text:p>
              </table:table-cell>
              <table:table-cell office:value-type="float" office:value="0.000000000742072">
                <text:p>0.000000000742072</text:p>
              </table:table-cell>
              <table:table-cell office:value-type="float" office:value="0.000992259">
                <text:p>0.0009922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734999">
                <text:p>0.00734999</text:p>
              </table:table-cell>
              <table:table-cell office:value-type="float" office:value="-0.00958019">
                <text:p>-0.00958019</text:p>
              </table:table-cell>
              <table:table-cell office:value-type="float" office:value="0.000000000691793">
                <text:p>0.000000000691793</text:p>
              </table:table-cell>
              <table:table-cell office:value-type="float" office:value="0.000990443">
                <text:p>0.0009904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37499">
                <text:p>0.00737499</text:p>
              </table:table-cell>
              <table:table-cell office:value-type="float" office:value="-0.010191">
                <text:p>-0.010191</text:p>
              </table:table-cell>
              <table:table-cell office:value-type="float" office:value="0.00000000067573">
                <text:p>0.00000000067573</text:p>
              </table:table-cell>
              <table:table-cell office:value-type="float" office:value="0.000989835">
                <text:p>0.0009898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739999">
                <text:p>0.00739999</text:p>
              </table:table-cell>
              <table:table-cell office:value-type="float" office:value="-0.00967689">
                <text:p>-0.00967689</text:p>
              </table:table-cell>
              <table:table-cell office:value-type="float" office:value="0.000000000689225">
                <text:p>0.000000000689225</text:p>
              </table:table-cell>
              <table:table-cell office:value-type="float" office:value="0.000990347">
                <text:p>0.0009903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742499">
                <text:p>0.00742499</text:p>
              </table:table-cell>
              <table:table-cell office:value-type="float" office:value="-0.00818494">
                <text:p>-0.00818494</text:p>
              </table:table-cell>
              <table:table-cell office:value-type="float" office:value="0.000000000729931">
                <text:p>0.000000000729931</text:p>
              </table:table-cell>
              <table:table-cell office:value-type="float" office:value="0.000991832">
                <text:p>0.0009918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744999">
                <text:p>0.00744999</text:p>
              </table:table-cell>
              <table:table-cell office:value-type="float" office:value="-0.00591252">
                <text:p>-0.00591252</text:p>
              </table:table-cell>
              <table:table-cell office:value-type="float" office:value="0.000000000796598">
                <text:p>0.000000000796598</text:p>
              </table:table-cell>
              <table:table-cell office:value-type="float" office:value="0.000994096">
                <text:p>0.0009940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747499">
                <text:p>0.00747499</text:p>
              </table:table-cell>
              <table:table-cell office:value-type="float" office:value="-0.00309674">
                <text:p>-0.00309674</text:p>
              </table:table-cell>
              <table:table-cell office:value-type="float" office:value="0.000000000887714">
                <text:p>0.000000000887714</text:p>
              </table:table-cell>
              <table:table-cell office:value-type="float" office:value="0.000996906">
                <text:p>0.0009969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749999">
                <text:p>0.00749999</text:p>
              </table:table-cell>
              <table:table-cell office:value-type="float" office:value="-0.00000216303">
                <text:p>-0.00000216303</text:p>
              </table:table-cell>
              <table:table-cell office:value-type="float" office:value="0.000000000999917">
                <text:p>0.000000000999917</text:p>
              </table:table-cell>
              <table:table-cell office:value-type="float" office:value="0.000999998">
                <text:p>0.000999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752499">
                <text:p>0.00752499</text:p>
              </table:table-cell>
              <table:table-cell office:value-type="float" office:value="0.00309261">
                <text:p>0.00309261</text:p>
              </table:table-cell>
              <table:table-cell office:value-type="float" office:value="0.00000000112631">
                <text:p>0.00000000112631</text:p>
              </table:table-cell>
              <table:table-cell office:value-type="float" office:value="0.00100309">
                <text:p>0.001003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754999">
                <text:p>0.00754999</text:p>
              </table:table-cell>
              <table:table-cell office:value-type="float" office:value="0.00590896">
                <text:p>0.00590896</text:p>
              </table:table-cell>
              <table:table-cell office:value-type="float" office:value="0.00000000125517">
                <text:p>0.00000000125517</text:p>
              </table:table-cell>
              <table:table-cell office:value-type="float" office:value="0.00100592">
                <text:p>0.001005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757499">
                <text:p>0.00757499</text:p>
              </table:table-cell>
              <table:table-cell office:value-type="float" office:value="0.00818229">
                <text:p>0.00818229</text:p>
              </table:table-cell>
              <table:table-cell office:value-type="float" office:value="0.00000000136985">
                <text:p>0.00000000136985</text:p>
              </table:table-cell>
              <table:table-cell office:value-type="float" office:value="0.0010082">
                <text:p>0.00100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59999">
                <text:p>0.00759999</text:p>
              </table:table-cell>
              <table:table-cell office:value-type="float" office:value="0.00967546">
                <text:p>0.00967546</text:p>
              </table:table-cell>
              <table:table-cell office:value-type="float" office:value="0.00000000145083">
                <text:p>0.00000000145083</text:p>
              </table:table-cell>
              <table:table-cell office:value-type="float" office:value="0.0010097">
                <text:p>0.0010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62499">
                <text:p>0.00762499</text:p>
              </table:table-cell>
              <table:table-cell office:value-type="float" office:value="0.010191">
                <text:p>0.010191</text:p>
              </table:table-cell>
              <table:table-cell office:value-type="float" office:value="0.00000000147988">
                <text:p>0.00000000147988</text:p>
              </table:table-cell>
              <table:table-cell office:value-type="float" office:value="0.00101022">
                <text:p>0.00101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64999">
                <text:p>0.00764999</text:p>
              </table:table-cell>
              <table:table-cell office:value-type="float" office:value="0.00958186">
                <text:p>0.00958186</text:p>
              </table:table-cell>
              <table:table-cell office:value-type="float" office:value="0.00000000144561">
                <text:p>0.00000000144561</text:p>
              </table:table-cell>
              <table:table-cell office:value-type="float" office:value="0.0010096">
                <text:p>0.00100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67499">
                <text:p>0.00767499</text:p>
              </table:table-cell>
              <table:table-cell office:value-type="float" office:value="0.00775939">
                <text:p>0.00775939</text:p>
              </table:table-cell>
              <table:table-cell office:value-type="float" office:value="0.00000000134775">
                <text:p>0.00000000134775</text:p>
              </table:table-cell>
              <table:table-cell office:value-type="float" office:value="0.00100777">
                <text:p>0.001007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69999">
                <text:p>0.00769999</text:p>
              </table:table-cell>
              <table:table-cell office:value-type="float" office:value="0.00469962">
                <text:p>0.00469962</text:p>
              </table:table-cell>
              <table:table-cell office:value-type="float" office:value="0.00000000119812">
                <text:p>0.00000000119812</text:p>
              </table:table-cell>
              <table:table-cell office:value-type="float" office:value="0.00100471">
                <text:p>0.00100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72499">
                <text:p>0.00772499</text:p>
              </table:table-cell>
              <table:table-cell office:value-type="float" office:value="0.000446065">
                <text:p>0.000446065</text:p>
              </table:table-cell>
              <table:table-cell office:value-type="float" office:value="0.0000000010173">
                <text:p>0.0000000010173</text:p>
              </table:table-cell>
              <table:table-cell office:value-type="float" office:value="0.00100045">
                <text:p>0.001000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774999">
                <text:p>0.00774999</text:p>
              </table:table-cell>
              <table:table-cell office:value-type="float" office:value="-0.00489019">
                <text:p>-0.00489019</text:p>
              </table:table-cell>
              <table:table-cell office:value-type="float" office:value="0.000000000828545">
                <text:p>0.000000000828545</text:p>
              </table:table-cell>
              <table:table-cell office:value-type="float" office:value="0.000995116">
                <text:p>0.0009951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777499">
                <text:p>0.00777499</text:p>
              </table:table-cell>
              <table:table-cell office:value-type="float" office:value="-0.0111334">
                <text:p>-0.0111334</text:p>
              </table:table-cell>
              <table:table-cell office:value-type="float" office:value="0.000000000651676">
                <text:p>0.000000000651676</text:p>
              </table:table-cell>
              <table:table-cell office:value-type="float" office:value="0.000988898">
                <text:p>0.0009888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79999">
                <text:p>0.00779999</text:p>
              </table:table-cell>
              <table:table-cell office:value-type="float" office:value="-0.0180492">
                <text:p>-0.0180492</text:p>
              </table:table-cell>
              <table:table-cell office:value-type="float" office:value="0.000000000499474">
                <text:p>0.000000000499474</text:p>
              </table:table-cell>
              <table:table-cell office:value-type="float" office:value="0.000982032">
                <text:p>0.0009820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82499">
                <text:p>0.00782499</text:p>
              </table:table-cell>
              <table:table-cell office:value-type="float" office:value="-0.0253531">
                <text:p>-0.0253531</text:p>
              </table:table-cell>
              <table:table-cell office:value-type="float" office:value="0.000000000377148">
                <text:p>0.000000000377148</text:p>
              </table:table-cell>
              <table:table-cell office:value-type="float" office:value="0.000974808">
                <text:p>0.0009748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84999">
                <text:p>0.00784999</text:p>
              </table:table-cell>
              <table:table-cell office:value-type="float" office:value="-0.0327213">
                <text:p>-0.0327213</text:p>
              </table:table-cell>
              <table:table-cell office:value-type="float" office:value="0.000000000284076">
                <text:p>0.000000000284076</text:p>
              </table:table-cell>
              <table:table-cell office:value-type="float" office:value="0.000967546">
                <text:p>0.0009675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787499">
                <text:p>0.00787499</text:p>
              </table:table-cell>
              <table:table-cell office:value-type="float" office:value="-0.0398044">
                <text:p>-0.0398044</text:p>
              </table:table-cell>
              <table:table-cell office:value-type="float" office:value="0.000000000216333">
                <text:p>0.000000000216333</text:p>
              </table:table-cell>
              <table:table-cell office:value-type="float" office:value="0.000960592">
                <text:p>0.000960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89999">
                <text:p>0.00789999</text:p>
              </table:table-cell>
              <table:table-cell office:value-type="float" office:value="-0.0462413">
                <text:p>-0.0462413</text:p>
              </table:table-cell>
              <table:table-cell office:value-type="float" office:value="0.000000000168889">
                <text:p>0.000000000168889</text:p>
              </table:table-cell>
              <table:table-cell office:value-type="float" office:value="0.000954293">
                <text:p>0.0009542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92499">
                <text:p>0.00792499</text:p>
              </table:table-cell>
              <table:table-cell office:value-type="float" office:value="-0.051675">
                <text:p>-0.051675</text:p>
              </table:table-cell>
              <table:table-cell office:value-type="float" office:value="0.000000000137037">
                <text:p>0.000000000137037</text:p>
              </table:table-cell>
              <table:table-cell office:value-type="float" office:value="0.000948993">
                <text:p>0.0009489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794999">
                <text:p>0.00794999</text:p>
              </table:table-cell>
              <table:table-cell office:value-type="float" office:value="-0.0557686">
                <text:p>-0.0557686</text:p>
              </table:table-cell>
              <table:table-cell office:value-type="float" office:value="0.000000000117074">
                <text:p>0.000000000117074</text:p>
              </table:table-cell>
              <table:table-cell office:value-type="float" office:value="0.000945009">
                <text:p>0.0009450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97499">
                <text:p>0.00797499</text:p>
              </table:table-cell>
              <table:table-cell office:value-type="float" office:value="-0.0582204">
                <text:p>-0.0582204</text:p>
              </table:table-cell>
              <table:table-cell office:value-type="float" office:value="0.000000000106539">
                <text:p>0.000000000106539</text:p>
              </table:table-cell>
              <table:table-cell office:value-type="float" office:value="0.000942627">
                <text:p>0.0009426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799999">
                <text:p>0.00799999</text:p>
              </table:table-cell>
              <table:table-cell office:value-type="float" office:value="-0.0587788">
                <text:p>-0.0587788</text:p>
              </table:table-cell>
              <table:table-cell office:value-type="float" office:value="0.000000000104275">
                <text:p>0.000000000104275</text:p>
              </table:table-cell>
              <table:table-cell office:value-type="float" office:value="0.000942085">
                <text:p>0.0009420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802499">
                <text:p>0.00802499</text:p>
              </table:table-cell>
              <table:table-cell office:value-type="float" office:value="-0.0572549">
                <text:p>-0.0572549</text:p>
              </table:table-cell>
              <table:table-cell office:value-type="float" office:value="0.000000000110569">
                <text:p>0.000000000110569</text:p>
              </table:table-cell>
              <table:table-cell office:value-type="float" office:value="0.000943565">
                <text:p>0.0009435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804999">
                <text:p>0.00804999</text:p>
              </table:table-cell>
              <table:table-cell office:value-type="float" office:value="-0.0535338">
                <text:p>-0.0535338</text:p>
              </table:table-cell>
              <table:table-cell office:value-type="float" office:value="0.000000000127582">
                <text:p>0.000000000127582</text:p>
              </table:table-cell>
              <table:table-cell office:value-type="float" office:value="0.000947183">
                <text:p>0.000947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807499">
                <text:p>0.00807499</text:p>
              </table:table-cell>
              <table:table-cell office:value-type="float" office:value="-0.0475824">
                <text:p>-0.0475824</text:p>
              </table:table-cell>
              <table:table-cell office:value-type="float" office:value="0.000000000160399">
                <text:p>0.000000000160399</text:p>
              </table:table-cell>
              <table:table-cell office:value-type="float" office:value="0.000952984">
                <text:p>0.0009529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809999">
                <text:p>0.00809999</text:p>
              </table:table-cell>
              <table:table-cell office:value-type="float" office:value="-0.039455">
                <text:p>-0.039455</text:p>
              </table:table-cell>
              <table:table-cell office:value-type="float" office:value="0.000000000219259">
                <text:p>0.000000000219259</text:p>
              </table:table-cell>
              <table:table-cell office:value-type="float" office:value="0.000960934">
                <text:p>0.0009609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812499">
                <text:p>0.00812499</text:p>
              </table:table-cell>
              <table:table-cell office:value-type="float" office:value="-0.029295">
                <text:p>-0.029295</text:p>
              </table:table-cell>
              <table:table-cell office:value-type="float" office:value="0.000000000324091">
                <text:p>0.000000000324091</text:p>
              </table:table-cell>
              <table:table-cell office:value-type="float" office:value="0.00097092">
                <text:p>0.000970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814999">
                <text:p>0.00814999</text:p>
              </table:table-cell>
              <table:table-cell office:value-type="float" office:value="-0.0173333">
                <text:p>-0.0173333</text:p>
              </table:table-cell>
              <table:table-cell office:value-type="float" office:value="0.000000000513417">
                <text:p>0.000000000513417</text:p>
              </table:table-cell>
              <table:table-cell office:value-type="float" office:value="0.000982742">
                <text:p>0.0009827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817499">
                <text:p>0.00817499</text:p>
              </table:table-cell>
              <table:table-cell office:value-type="float" office:value="-0.00388372">
                <text:p>-0.00388372</text:p>
              </table:table-cell>
              <table:table-cell office:value-type="float" office:value="0.000000000861247">
                <text:p>0.000000000861247</text:p>
              </table:table-cell>
              <table:table-cell office:value-type="float" office:value="0.00099612">
                <text:p>0.000996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82">
                <text:p>0.0082</text:p>
              </table:table-cell>
              <table:table-cell office:value-type="float" office:value="0.010666">
                <text:p>0.010666</text:p>
              </table:table-cell>
              <table:table-cell office:value-type="float" office:value="0.00000000150716">
                <text:p>0.00000000150716</text:p>
              </table:table-cell>
              <table:table-cell office:value-type="float" office:value="0.00101069">
                <text:p>0.00101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8225">
                <text:p>0.008225</text:p>
              </table:table-cell>
              <table:table-cell office:value-type="float" office:value="0.0258651">
                <text:p>0.0258651</text:p>
              </table:table-cell>
              <table:table-cell office:value-type="float" office:value="0.00000000270422">
                <text:p>0.00000000270422</text:p>
              </table:table-cell>
              <table:table-cell office:value-type="float" office:value="0.00102603">
                <text:p>0.001026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825">
                <text:p>0.00825</text:p>
              </table:table-cell>
              <table:table-cell office:value-type="float" office:value="0.0412149">
                <text:p>0.0412149</text:p>
              </table:table-cell>
              <table:table-cell office:value-type="float" office:value="0.00000000488022">
                <text:p>0.00000000488022</text:p>
              </table:table-cell>
              <table:table-cell office:value-type="float" office:value="0.00104164">
                <text:p>0.00104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8275">
                <text:p>0.008275</text:p>
              </table:table-cell>
              <table:table-cell office:value-type="float" office:value="0.0561849">
                <text:p>0.0561849</text:p>
              </table:table-cell>
              <table:table-cell office:value-type="float" office:value="0.00000000867944">
                <text:p>0.00000000867944</text:p>
              </table:table-cell>
              <table:table-cell office:value-type="float" office:value="0.00105697">
                <text:p>0.001056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83">
                <text:p>0.0083</text:p>
              </table:table-cell>
              <table:table-cell office:value-type="float" office:value="0.0702313">
                <text:p>0.0702313</text:p>
              </table:table-cell>
              <table:table-cell office:value-type="float" office:value="0.0000000148977">
                <text:p>0.0000000148977</text:p>
              </table:table-cell>
              <table:table-cell office:value-type="float" office:value="0.00107146">
                <text:p>0.001071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8325">
                <text:p>0.008325</text:p>
              </table:table-cell>
              <table:table-cell office:value-type="float" office:value="0.0828171">
                <text:p>0.0828171</text:p>
              </table:table-cell>
              <table:table-cell office:value-type="float" office:value="0.0000000241739">
                <text:p>0.0000000241739</text:p>
              </table:table-cell>
              <table:table-cell office:value-type="float" office:value="0.00108453">
                <text:p>0.001084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835">
                <text:p>0.00835</text:p>
              </table:table-cell>
              <table:table-cell office:value-type="float" office:value="0.0934316">
                <text:p>0.0934316</text:p>
              </table:table-cell>
              <table:table-cell office:value-type="float" office:value="0.0000000363619">
                <text:p>0.0000000363619</text:p>
              </table:table-cell>
              <table:table-cell office:value-type="float" office:value="0.00109561">
                <text:p>0.00109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8375">
                <text:p>0.008375</text:p>
              </table:table-cell>
              <table:table-cell office:value-type="float" office:value="0.10161">
                <text:p>0.10161</text:p>
              </table:table-cell>
              <table:table-cell office:value-type="float" office:value="0.0000000498031">
                <text:p>0.0000000498031</text:p>
              </table:table-cell>
              <table:table-cell office:value-type="float" office:value="0.00110419">
                <text:p>0.001104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84">
                <text:p>0.0084</text:p>
              </table:table-cell>
              <table:table-cell office:value-type="float" office:value="0.106953">
                <text:p>0.106953</text:p>
              </table:table-cell>
              <table:table-cell office:value-type="float" office:value="0.0000000611642">
                <text:p>0.0000000611642</text:p>
              </table:table-cell>
              <table:table-cell office:value-type="float" office:value="0.00110981">
                <text:p>0.001109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8425">
                <text:p>0.008425</text:p>
              </table:table-cell>
              <table:table-cell office:value-type="float" office:value="0.109141">
                <text:p>0.109141</text:p>
              </table:table-cell>
              <table:table-cell office:value-type="float" office:value="0.0000000665359">
                <text:p>0.0000000665359</text:p>
              </table:table-cell>
              <table:table-cell office:value-type="float" office:value="0.00111212">
                <text:p>0.00111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845">
                <text:p>0.00845</text:p>
              </table:table-cell>
              <table:table-cell office:value-type="float" office:value="0.107954">
                <text:p>0.107954</text:p>
              </table:table-cell>
              <table:table-cell office:value-type="float" office:value="0.0000000635657">
                <text:p>0.0000000635657</text:p>
              </table:table-cell>
              <table:table-cell office:value-type="float" office:value="0.00111087">
                <text:p>0.001110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8475">
                <text:p>0.008475</text:p>
              </table:table-cell>
              <table:table-cell office:value-type="float" office:value="0.103276">
                <text:p>0.103276</text:p>
              </table:table-cell>
              <table:table-cell office:value-type="float" office:value="0.0000000530987">
                <text:p>0.0000000530987</text:p>
              </table:table-cell>
              <table:table-cell office:value-type="float" office:value="0.00110594">
                <text:p>0.001105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85">
                <text:p>0.0085</text:p>
              </table:table-cell>
              <table:table-cell office:value-type="float" office:value="0.0951083">
                <text:p>0.0951083</text:p>
              </table:table-cell>
              <table:table-cell office:value-type="float" office:value="0.0000000387842">
                <text:p>0.0000000387842</text:p>
              </table:table-cell>
              <table:table-cell office:value-type="float" office:value="0.00109737">
                <text:p>0.001097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8525">
                <text:p>0.008525</text:p>
              </table:table-cell>
              <table:table-cell office:value-type="float" office:value="0.0835713">
                <text:p>0.0835713</text:p>
              </table:table-cell>
              <table:table-cell office:value-type="float" office:value="0.0000000248854">
                <text:p>0.0000000248854</text:p>
              </table:table-cell>
              <table:table-cell office:value-type="float" office:value="0.00108532">
                <text:p>0.001085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855">
                <text:p>0.00855</text:p>
              </table:table-cell>
              <table:table-cell office:value-type="float" office:value="0.0689048">
                <text:p>0.0689048</text:p>
              </table:table-cell>
              <table:table-cell office:value-type="float" office:value="0.0000000141566">
                <text:p>0.0000000141566</text:p>
              </table:table-cell>
              <table:table-cell office:value-type="float" office:value="0.00107009">
                <text:p>0.001070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8575">
                <text:p>0.008575</text:p>
              </table:table-cell>
              <table:table-cell office:value-type="float" office:value="0.0514634">
                <text:p>0.0514634</text:p>
              </table:table-cell>
              <table:table-cell office:value-type="float" office:value="0.00000000723812">
                <text:p>0.00000000723812</text:p>
              </table:table-cell>
              <table:table-cell office:value-type="float" office:value="0.00105213">
                <text:p>0.001052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86">
                <text:p>0.0086</text:p>
              </table:table-cell>
              <table:table-cell office:value-type="float" office:value="0.0317084">
                <text:p>0.0317084</text:p>
              </table:table-cell>
              <table:table-cell office:value-type="float" office:value="0.00000000338568">
                <text:p>0.00000000338568</text:p>
              </table:table-cell>
              <table:table-cell office:value-type="float" office:value="0.00103196">
                <text:p>0.001031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8625">
                <text:p>0.008625</text:p>
              </table:table-cell>
              <table:table-cell office:value-type="float" office:value="0.0101952">
                <text:p>0.0101952</text:p>
              </table:table-cell>
              <table:table-cell office:value-type="float" office:value="0.00000000148012">
                <text:p>0.00000000148012</text:p>
              </table:table-cell>
              <table:table-cell office:value-type="float" office:value="0.00101022">
                <text:p>0.001010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865">
                <text:p>0.00865</text:p>
              </table:table-cell>
              <table:table-cell office:value-type="float" office:value="-0.012443">
                <text:p>-0.012443</text:p>
              </table:table-cell>
              <table:table-cell office:value-type="float" office:value="0.000000000619664">
                <text:p>0.000000000619664</text:p>
              </table:table-cell>
              <table:table-cell office:value-type="float" office:value="0.000987596">
                <text:p>0.0009875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675">
                <text:p>0.008675</text:p>
              </table:table-cell>
              <table:table-cell office:value-type="float" office:value="-0.0355144">
                <text:p>-0.0355144</text:p>
              </table:table-cell>
              <table:table-cell office:value-type="float" office:value="0.000000000255141">
                <text:p>0.000000000255141</text:p>
              </table:table-cell>
              <table:table-cell office:value-type="float" office:value="0.000964801">
                <text:p>0.0009648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87">
                <text:p>0.0087</text:p>
              </table:table-cell>
              <table:table-cell office:value-type="float" office:value="-0.0582901">
                <text:p>-0.0582901</text:p>
              </table:table-cell>
              <table:table-cell office:value-type="float" office:value="0.000000000106254">
                <text:p>0.000000000106254</text:p>
              </table:table-cell>
              <table:table-cell office:value-type="float" office:value="0.000942559">
                <text:p>0.0009425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8725">
                <text:p>0.008725</text:p>
              </table:table-cell>
              <table:table-cell office:value-type="float" office:value="-0.0800281">
                <text:p>-0.0800281</text:p>
              </table:table-cell>
              <table:table-cell office:value-type="float" office:value="0.0000000000460511">
                <text:p>0.0000000000460511</text:p>
              </table:table-cell>
              <table:table-cell office:value-type="float" office:value="0.000921573">
                <text:p>0.0009215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875">
                <text:p>0.00875</text:p>
              </table:table-cell>
              <table:table-cell office:value-type="float" office:value="-0.099998">
                <text:p>-0.099998</text:p>
              </table:table-cell>
              <table:table-cell office:value-type="float" office:value="0.0000000000213634">
                <text:p>0.0000000000213634</text:p>
              </table:table-cell>
              <table:table-cell office:value-type="float" office:value="0.000902502">
                <text:p>0.0009025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877501">
                <text:p>0.00877501</text:p>
              </table:table-cell>
              <table:table-cell office:value-type="float" office:value="-0.117505">
                <text:p>-0.117505</text:p>
              </table:table-cell>
              <table:table-cell office:value-type="float" office:value="0.0000000000108951">
                <text:p>0.0000000000108951</text:p>
              </table:table-cell>
              <table:table-cell office:value-type="float" office:value="0.000885946">
                <text:p>0.000885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80001">
                <text:p>0.00880001</text:p>
              </table:table-cell>
              <table:table-cell office:value-type="float" office:value="-0.131917">
                <text:p>-0.131917</text:p>
              </table:table-cell>
              <table:table-cell office:value-type="float" office:value="0.00000000000625899">
                <text:p>0.00000000000625899</text:p>
              </table:table-cell>
              <table:table-cell office:value-type="float" office:value="0.000872433">
                <text:p>0.0008724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882501">
                <text:p>0.00882501</text:p>
              </table:table-cell>
              <table:table-cell office:value-type="float" office:value="-0.142683">
                <text:p>-0.142683</text:p>
              </table:table-cell>
              <table:table-cell office:value-type="float" office:value="0.00000000000413693">
                <text:p>0.00000000000413693</text:p>
              </table:table-cell>
              <table:table-cell office:value-type="float" office:value="0.000862407">
                <text:p>0.0008624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885001">
                <text:p>0.00885001</text:p>
              </table:table-cell>
              <table:table-cell office:value-type="float" office:value="-0.149356">
                <text:p>-0.149356</text:p>
              </table:table-cell>
              <table:table-cell office:value-type="float" office:value="0.00000000000320043">
                <text:p>0.00000000000320043</text:p>
              </table:table-cell>
              <table:table-cell office:value-type="float" office:value="0.000856221">
                <text:p>0.0008562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887501">
                <text:p>0.00887501</text:p>
              </table:table-cell>
              <table:table-cell office:value-type="float" office:value="-0.151612">
                <text:p>-0.151612</text:p>
              </table:table-cell>
              <table:table-cell office:value-type="float" office:value="0.00000000000293442">
                <text:p>0.00000000000293442</text:p>
              </table:table-cell>
              <table:table-cell office:value-type="float" office:value="0.000854134">
                <text:p>0.0008541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890001">
                <text:p>0.00890001</text:p>
              </table:table-cell>
              <table:table-cell office:value-type="float" office:value="-0.149261">
                <text:p>-0.149261</text:p>
              </table:table-cell>
              <table:table-cell office:value-type="float" office:value="0.00000000000321214">
                <text:p>0.00000000000321214</text:p>
              </table:table-cell>
              <table:table-cell office:value-type="float" office:value="0.000856308">
                <text:p>0.000856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892501">
                <text:p>0.00892501</text:p>
              </table:table-cell>
              <table:table-cell office:value-type="float" office:value="-0.142257">
                <text:p>-0.142257</text:p>
              </table:table-cell>
              <table:table-cell office:value-type="float" office:value="0.00000000000420519">
                <text:p>0.00000000000420519</text:p>
              </table:table-cell>
              <table:table-cell office:value-type="float" office:value="0.000862802">
                <text:p>0.0008628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895001">
                <text:p>0.00895001</text:p>
              </table:table-cell>
              <table:table-cell office:value-type="float" office:value="-0.130704">
                <text:p>-0.130704</text:p>
              </table:table-cell>
              <table:table-cell office:value-type="float" office:value="0.00000000000655793">
                <text:p>0.00000000000655793</text:p>
              </table:table-cell>
              <table:table-cell office:value-type="float" office:value="0.000873567">
                <text:p>0.0008735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897501">
                <text:p>0.00897501</text:p>
              </table:table-cell>
              <table:table-cell office:value-type="float" office:value="-0.114854">
                <text:p>-0.114854</text:p>
              </table:table-cell>
              <table:table-cell office:value-type="float" office:value="0.0000000000120647">
                <text:p>0.0000000000120647</text:p>
              </table:table-cell>
              <table:table-cell office:value-type="float" office:value="0.000888444">
                <text:p>0.000888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900001">
                <text:p>0.00900001</text:p>
              </table:table-cell>
              <table:table-cell office:value-type="float" office:value="-0.0951045">
                <text:p>-0.0951045</text:p>
              </table:table-cell>
              <table:table-cell office:value-type="float" office:value="0.0000000000257875">
                <text:p>0.0000000000257875</text:p>
              </table:table-cell>
              <table:table-cell office:value-type="float" office:value="0.000907157">
                <text:p>0.0009071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902501">
                <text:p>0.00902501</text:p>
              </table:table-cell>
              <table:table-cell office:value-type="float" office:value="-0.0719855">
                <text:p>-0.0719855</text:p>
              </table:table-cell>
              <table:table-cell office:value-type="float" office:value="0.0000000000627451">
                <text:p>0.0000000000627451</text:p>
              </table:table-cell>
              <table:table-cell office:value-type="float" office:value="0.00092931">
                <text:p>0.000929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905001">
                <text:p>0.00905001</text:p>
              </table:table-cell>
              <table:table-cell office:value-type="float" office:value="-0.0461473">
                <text:p>-0.0461473</text:p>
              </table:table-cell>
              <table:table-cell office:value-type="float" office:value="0.000000000169501">
                <text:p>0.000000000169501</text:p>
              </table:table-cell>
              <table:table-cell office:value-type="float" office:value="0.000954385">
                <text:p>0.0009543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907501">
                <text:p>0.00907501</text:p>
              </table:table-cell>
              <table:table-cell office:value-type="float" office:value="-0.0183405">
                <text:p>-0.0183405</text:p>
              </table:table-cell>
              <table:table-cell office:value-type="float" office:value="0.00000000049391">
                <text:p>0.00000000049391</text:p>
              </table:table-cell>
              <table:table-cell office:value-type="float" office:value="0.000981744">
                <text:p>0.0009817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910001">
                <text:p>0.00910001</text:p>
              </table:table-cell>
              <table:table-cell office:value-type="float" office:value="0.0106066">
                <text:p>0.0106066</text:p>
              </table:table-cell>
              <table:table-cell office:value-type="float" office:value="0.00000000150373">
                <text:p>0.00000000150373</text:p>
              </table:table-cell>
              <table:table-cell office:value-type="float" office:value="0.00101063">
                <text:p>0.00101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912501">
                <text:p>0.00912501</text:p>
              </table:table-cell>
              <table:table-cell office:value-type="float" office:value="0.0398129">
                <text:p>0.0398129</text:p>
              </table:table-cell>
              <table:table-cell office:value-type="float" office:value="0.00000000462402">
                <text:p>0.00000000462402</text:p>
              </table:table-cell>
              <table:table-cell office:value-type="float" office:value="0.00104021">
                <text:p>0.001040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915001">
                <text:p>0.00915001</text:p>
              </table:table-cell>
              <table:table-cell office:value-type="float" office:value="0.0683726">
                <text:p>0.0683726</text:p>
              </table:table-cell>
              <table:table-cell office:value-type="float" office:value="0.0000000138698">
                <text:p>0.0000000138698</text:p>
              </table:table-cell>
              <table:table-cell office:value-type="float" office:value="0.00106954">
                <text:p>0.001069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917501">
                <text:p>0.00917501</text:p>
              </table:table-cell>
              <table:table-cell office:value-type="float" office:value="0.095384">
                <text:p>0.095384</text:p>
              </table:table-cell>
              <table:table-cell office:value-type="float" office:value="0.0000000391976">
                <text:p>0.0000000391976</text:p>
              </table:table-cell>
              <table:table-cell office:value-type="float" office:value="0.00109766">
                <text:p>0.001097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920001">
                <text:p>0.00920001</text:p>
              </table:table-cell>
              <table:table-cell office:value-type="float" office:value="0.119979">
                <text:p>0.119979</text:p>
              </table:table-cell>
              <table:table-cell office:value-type="float" office:value="0.000000100944">
                <text:p>0.000000100944</text:p>
              </table:table-cell>
              <table:table-cell office:value-type="float" office:value="0.00112358">
                <text:p>0.00112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922501">
                <text:p>0.00922501</text:p>
              </table:table-cell>
              <table:table-cell office:value-type="float" office:value="0.141351">
                <text:p>0.141351</text:p>
              </table:table-cell>
              <table:table-cell office:value-type="float" office:value="0.000000229651">
                <text:p>0.000000229651</text:p>
              </table:table-cell>
              <table:table-cell office:value-type="float" office:value="0.00114635">
                <text:p>0.00114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925001">
                <text:p>0.00925001</text:p>
              </table:table-cell>
              <table:table-cell office:value-type="float" office:value="0.158782">
                <text:p>0.158782</text:p>
              </table:table-cell>
              <table:table-cell office:value-type="float" office:value="0.000000448986">
                <text:p>0.000000448986</text:p>
              </table:table-cell>
              <table:table-cell office:value-type="float" office:value="0.00116508">
                <text:p>0.00116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927501">
                <text:p>0.00927501</text:p>
              </table:table-cell>
              <table:table-cell office:value-type="float" office:value="0.171668">
                <text:p>0.171668</text:p>
              </table:table-cell>
              <table:table-cell office:value-type="float" office:value="0.000000737023">
                <text:p>0.000000737023</text:p>
              </table:table-cell>
              <table:table-cell office:value-type="float" office:value="0.00117904">
                <text:p>0.001179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930001">
                <text:p>0.00930001</text:p>
              </table:table-cell>
              <table:table-cell office:value-type="float" office:value="0.17954">
                <text:p>0.17954</text:p>
              </table:table-cell>
              <table:table-cell office:value-type="float" office:value="0.000000997622">
                <text:p>0.000000997622</text:p>
              </table:table-cell>
              <table:table-cell office:value-type="float" office:value="0.0011876">
                <text:p>0.00118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932501">
                <text:p>0.00932501</text:p>
              </table:table-cell>
              <table:table-cell office:value-type="float" office:value="0.182078">
                <text:p>0.182078</text:p>
              </table:table-cell>
              <table:table-cell office:value-type="float" office:value="0.00000109994">
                <text:p>0.00000109994</text:p>
              </table:table-cell>
              <table:table-cell office:value-type="float" office:value="0.00119037">
                <text:p>0.001190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935001">
                <text:p>0.00935001</text:p>
              </table:table-cell>
              <table:table-cell office:value-type="float" office:value="0.179129">
                <text:p>0.179129</text:p>
              </table:table-cell>
              <table:table-cell office:value-type="float" office:value="0.00000098198">
                <text:p>0.00000098198</text:p>
              </table:table-cell>
              <table:table-cell office:value-type="float" office:value="0.00118715">
                <text:p>0.001187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937502">
                <text:p>0.00937502</text:p>
              </table:table-cell>
              <table:table-cell office:value-type="float" office:value="0.170707">
                <text:p>0.170707</text:p>
              </table:table-cell>
              <table:table-cell office:value-type="float" office:value="0.000000710288">
                <text:p>0.000000710288</text:p>
              </table:table-cell>
              <table:table-cell office:value-type="float" office:value="0.00117799">
                <text:p>0.001177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940002">
                <text:p>0.00940002</text:p>
              </table:table-cell>
              <table:table-cell office:value-type="float" office:value="0.157002">
                <text:p>0.157002</text:p>
              </table:table-cell>
              <table:table-cell office:value-type="float" office:value="0.000000419283">
                <text:p>0.000000419283</text:p>
              </table:table-cell>
              <table:table-cell office:value-type="float" office:value="0.00116316">
                <text:p>0.001163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942502">
                <text:p>0.00942502</text:p>
              </table:table-cell>
              <table:table-cell office:value-type="float" office:value="0.13837">
                <text:p>0.13837</text:p>
              </table:table-cell>
              <table:table-cell office:value-type="float" office:value="0.000000204776">
                <text:p>0.000000204776</text:p>
              </table:table-cell>
              <table:table-cell office:value-type="float" office:value="0.00114316">
                <text:p>0.001143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945002">
                <text:p>0.00945002</text:p>
              </table:table-cell>
              <table:table-cell office:value-type="float" office:value="0.115326">
                <text:p>0.115326</text:p>
              </table:table-cell>
              <table:table-cell office:value-type="float" office:value="0.0000000844038">
                <text:p>0.0000000844038</text:p>
              </table:table-cell>
              <table:table-cell office:value-type="float" office:value="0.00111865">
                <text:p>0.001118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947502">
                <text:p>0.00947502</text:p>
              </table:table-cell>
              <table:table-cell office:value-type="float" office:value="0.0885301">
                <text:p>0.0885301</text:p>
              </table:table-cell>
              <table:table-cell office:value-type="float" office:value="0.0000000301144">
                <text:p>0.0000000301144</text:p>
              </table:table-cell>
              <table:table-cell office:value-type="float" office:value="0.00109049">
                <text:p>0.001090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950002">
                <text:p>0.00950002</text:p>
              </table:table-cell>
              <table:table-cell office:value-type="float" office:value="0.0587669">
                <text:p>0.0587669</text:p>
              </table:table-cell>
              <table:table-cell office:value-type="float" office:value="0.00000000958564">
                <text:p>0.00000000958564</text:p>
              </table:table-cell>
              <table:table-cell office:value-type="float" office:value="0.00105963">
                <text:p>0.00105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52502">
                <text:p>0.00952502</text:p>
              </table:table-cell>
              <table:table-cell office:value-type="float" office:value="0.0269218">
                <text:p>0.0269218</text:p>
              </table:table-cell>
              <table:table-cell office:value-type="float" office:value="0.00000000281638">
                <text:p>0.00000000281638</text:p>
              </table:table-cell>
              <table:table-cell office:value-type="float" office:value="0.0010271">
                <text:p>0.00102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955002">
                <text:p>0.00955002</text:p>
              </table:table-cell>
              <table:table-cell office:value-type="float" office:value="-0.00604621">
                <text:p>-0.00604621</text:p>
              </table:table-cell>
              <table:table-cell office:value-type="float" office:value="0.000000000792513">
                <text:p>0.000000000792513</text:p>
              </table:table-cell>
              <table:table-cell office:value-type="float" office:value="0.000993963">
                <text:p>0.00099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957502">
                <text:p>0.00957502</text:p>
              </table:table-cell>
              <table:table-cell office:value-type="float" office:value="-0.0391339">
                <text:p>-0.0391339</text:p>
              </table:table-cell>
              <table:table-cell office:value-type="float" office:value="0.000000000221984">
                <text:p>0.000000000221984</text:p>
              </table:table-cell>
              <table:table-cell office:value-type="float" office:value="0.000961249">
                <text:p>0.0009612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960002">
                <text:p>0.00960002</text:p>
              </table:table-cell>
              <table:table-cell office:value-type="float" office:value="-0.0713256">
                <text:p>-0.0713256</text:p>
              </table:table-cell>
              <table:table-cell office:value-type="float" office:value="0.000000000064358">
                <text:p>0.000000000064358</text:p>
              </table:table-cell>
              <table:table-cell office:value-type="float" office:value="0.000929946">
                <text:p>0.0009299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962502">
                <text:p>0.00962502</text:p>
              </table:table-cell>
              <table:table-cell office:value-type="float" office:value="-0.101626">
                <text:p>-0.101626</text:p>
              </table:table-cell>
              <table:table-cell office:value-type="float" office:value="0.000000000020067">
                <text:p>0.000000000020067</text:p>
              </table:table-cell>
              <table:table-cell office:value-type="float" office:value="0.000900956">
                <text:p>0.0009009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65002">
                <text:p>0.00965002</text:p>
              </table:table-cell>
              <table:table-cell office:value-type="float" office:value="-0.129089">
                <text:p>-0.129089</text:p>
              </table:table-cell>
              <table:table-cell office:value-type="float" office:value="0.00000000000697816">
                <text:p>0.00000000000697816</text:p>
              </table:table-cell>
              <table:table-cell office:value-type="float" office:value="0.000875077">
                <text:p>0.0008750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967502">
                <text:p>0.00967502</text:p>
              </table:table-cell>
              <table:table-cell office:value-type="float" office:value="-0.152854">
                <text:p>-0.152854</text:p>
              </table:table-cell>
              <table:table-cell office:value-type="float" office:value="0.00000000000279762">
                <text:p>0.00000000000279762</text:p>
              </table:table-cell>
              <table:table-cell office:value-type="float" office:value="0.000852987">
                <text:p>0.0008529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970002">
                <text:p>0.00970002</text:p>
              </table:table-cell>
              <table:table-cell office:value-type="float" office:value="-0.172165">
                <text:p>-0.172165</text:p>
              </table:table-cell>
              <table:table-cell office:value-type="float" office:value="0.0000000000013311">
                <text:p>0.0000000000013311</text:p>
              </table:table-cell>
              <table:table-cell office:value-type="float" office:value="0.000835245">
                <text:p>0.0008352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972502">
                <text:p>0.00972502</text:p>
              </table:table-cell>
              <table:table-cell office:value-type="float" office:value="-0.186405">
                <text:p>-0.186405</text:p>
              </table:table-cell>
              <table:table-cell office:value-type="float" office:value="0.000000000000769752">
                <text:p>0.000000000000769752</text:p>
              </table:table-cell>
              <table:table-cell office:value-type="float" office:value="0.000822281">
                <text:p>0.0008222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975002">
                <text:p>0.00975002</text:p>
              </table:table-cell>
              <table:table-cell office:value-type="float" office:value="-0.195109">
                <text:p>-0.195109</text:p>
              </table:table-cell>
              <table:table-cell office:value-type="float" office:value="0.000000000000550775">
                <text:p>0.000000000000550775</text:p>
              </table:table-cell>
              <table:table-cell office:value-type="float" office:value="0.000814408">
                <text:p>0.0008144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977502">
                <text:p>0.00977502</text:p>
              </table:table-cell>
              <table:table-cell office:value-type="float" office:value="-0.19798">
                <text:p>-0.19798</text:p>
              </table:table-cell>
              <table:table-cell office:value-type="float" office:value="0.000000000000493186">
                <text:p>0.000000000000493186</text:p>
              </table:table-cell>
              <table:table-cell office:value-type="float" office:value="0.000811819">
                <text:p>0.0008118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980002">
                <text:p>0.00980002</text:p>
              </table:table-cell>
              <table:table-cell office:value-type="float" office:value="-0.194905">
                <text:p>-0.194905</text:p>
              </table:table-cell>
              <table:table-cell office:value-type="float" office:value="0.000000000000555111">
                <text:p>0.000000000000555111</text:p>
              </table:table-cell>
              <table:table-cell office:value-type="float" office:value="0.000814592">
                <text:p>0.000814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982502">
                <text:p>0.00982502</text:p>
              </table:table-cell>
              <table:table-cell office:value-type="float" office:value="-0.185952">
                <text:p>-0.185952</text:p>
              </table:table-cell>
              <table:table-cell office:value-type="float" office:value="0.000000000000783294">
                <text:p>0.000000000000783294</text:p>
              </table:table-cell>
              <table:table-cell office:value-type="float" office:value="0.000822692">
                <text:p>0.000822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985002">
                <text:p>0.00985002</text:p>
              </table:table-cell>
              <table:table-cell office:value-type="float" office:value="-0.171374">
                <text:p>-0.171374</text:p>
              </table:table-cell>
              <table:table-cell office:value-type="float" office:value="0.00000000000137224">
                <text:p>0.00000000000137224</text:p>
              </table:table-cell>
              <table:table-cell office:value-type="float" office:value="0.000835968">
                <text:p>0.000835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987502">
                <text:p>0.00987502</text:p>
              </table:table-cell>
              <table:table-cell office:value-type="float" office:value="-0.151599">
                <text:p>-0.151599</text:p>
              </table:table-cell>
              <table:table-cell office:value-type="float" office:value="0.00000000000293596">
                <text:p>0.00000000000293596</text:p>
              </table:table-cell>
              <table:table-cell office:value-type="float" office:value="0.000854147">
                <text:p>0.0008541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990002">
                <text:p>0.00990002</text:p>
              </table:table-cell>
              <table:table-cell office:value-type="float" office:value="-0.127217">
                <text:p>-0.127217</text:p>
              </table:table-cell>
              <table:table-cell office:value-type="float" office:value="0.00000000000749932">
                <text:p>0.00000000000749932</text:p>
              </table:table-cell>
              <table:table-cell office:value-type="float" office:value="0.000876829">
                <text:p>0.0008768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992502">
                <text:p>0.00992502</text:p>
              </table:table-cell>
              <table:table-cell office:value-type="float" office:value="-0.0989623">
                <text:p>-0.0989623</text:p>
              </table:table-cell>
              <table:table-cell office:value-type="float" office:value="0.0000000000222315">
                <text:p>0.0000000000222315</text:p>
              </table:table-cell>
              <table:table-cell office:value-type="float" office:value="0.000903486">
                <text:p>0.0009034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995003">
                <text:p>0.00995003</text:p>
              </table:table-cell>
              <table:table-cell office:value-type="float" office:value="-0.0676926">
                <text:p>-0.0676926</text:p>
              </table:table-cell>
              <table:table-cell office:value-type="float" office:value="0.0000000000740095">
                <text:p>0.0000000000740095</text:p>
              </table:table-cell>
              <table:table-cell office:value-type="float" office:value="0.000933453">
                <text:p>0.000933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997503">
                <text:p>0.00997503</text:p>
              </table:table-cell>
              <table:table-cell office:value-type="float" office:value="-0.0343584">
                <text:p>-0.0343584</text:p>
              </table:table-cell>
              <table:table-cell office:value-type="float" office:value="0.000000000266741">
                <text:p>0.000000000266741</text:p>
              </table:table-cell>
              <table:table-cell office:value-type="float" office:value="0.000965937">
                <text:p>0.0009659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">
                <text:p>0.01</text:p>
              </table:table-cell>
              <table:table-cell office:value-type="float" office:value="0.0000240615">
                <text:p>0.0000240615</text:p>
              </table:table-cell>
              <table:table-cell office:value-type="float" office:value="0.00000000100093">
                <text:p>0.00000000100093</text:p>
              </table:table-cell>
              <table:table-cell office:value-type="float" office:value="0.00100002">
                <text:p>0.001000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0025">
                <text:p>0.010025</text:p>
              </table:table-cell>
              <table:table-cell office:value-type="float" office:value="0.0344058">
                <text:p>0.0344058</text:p>
              </table:table-cell>
              <table:table-cell office:value-type="float" office:value="0.0000000037558">
                <text:p>0.0000000037558</text:p>
              </table:table-cell>
              <table:table-cell office:value-type="float" office:value="0.0010347">
                <text:p>0.00103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005">
                <text:p>0.01005</text:p>
              </table:table-cell>
              <table:table-cell office:value-type="float" office:value="0.0677378">
                <text:p>0.0677378</text:p>
              </table:table-cell>
              <table:table-cell office:value-type="float" office:value="0.0000000135353">
                <text:p>0.0000000135353</text:p>
              </table:table-cell>
              <table:table-cell office:value-type="float" office:value="0.00106888">
                <text:p>0.001068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0075">
                <text:p>0.010075</text:p>
              </table:table-cell>
              <table:table-cell office:value-type="float" office:value="0.099004">
                <text:p>0.099004</text:p>
              </table:table-cell>
              <table:table-cell office:value-type="float" office:value="0.0000000450533">
                <text:p>0.0000000450533</text:p>
              </table:table-cell>
              <table:table-cell office:value-type="float" office:value="0.00110145">
                <text:p>0.001101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01">
                <text:p>0.0101</text:p>
              </table:table-cell>
              <table:table-cell office:value-type="float" office:value="0.127253">
                <text:p>0.127253</text:p>
              </table:table-cell>
              <table:table-cell office:value-type="float" office:value="0.000000133534">
                <text:p>0.000000133534</text:p>
              </table:table-cell>
              <table:table-cell office:value-type="float" office:value="0.0011313">
                <text:p>0.00113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0125">
                <text:p>0.010125</text:p>
              </table:table-cell>
              <table:table-cell office:value-type="float" office:value="0.15163">
                <text:p>0.15163</text:p>
              </table:table-cell>
              <table:table-cell office:value-type="float" office:value="0.000000341009">
                <text:p>0.000000341009</text:p>
              </table:table-cell>
              <table:table-cell office:value-type="float" office:value="0.00115738">
                <text:p>0.001157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015">
                <text:p>0.01015</text:p>
              </table:table-cell>
              <table:table-cell office:value-type="float" office:value="0.171398">
                <text:p>0.171398</text:p>
              </table:table-cell>
              <table:table-cell office:value-type="float" office:value="0.000000729409">
                <text:p>0.000000729409</text:p>
              </table:table-cell>
              <table:table-cell office:value-type="float" office:value="0.00117874">
                <text:p>0.001178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0175">
                <text:p>0.010175</text:p>
              </table:table-cell>
              <table:table-cell office:value-type="float" office:value="0.185969">
                <text:p>0.185969</text:p>
              </table:table-cell>
              <table:table-cell office:value-type="float" office:value="0.00000127747">
                <text:p>0.00000127747</text:p>
              </table:table-cell>
              <table:table-cell office:value-type="float" office:value="0.00119461">
                <text:p>0.001194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02">
                <text:p>0.0102</text:p>
              </table:table-cell>
              <table:table-cell office:value-type="float" office:value="0.194913">
                <text:p>0.194913</text:p>
              </table:table-cell>
              <table:table-cell office:value-type="float" office:value="0.00000180202">
                <text:p>0.00000180202</text:p>
              </table:table-cell>
              <table:table-cell office:value-type="float" office:value="0.00120441">
                <text:p>0.001204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225">
                <text:p>0.010225</text:p>
              </table:table-cell>
              <table:table-cell office:value-type="float" office:value="0.19798">
                <text:p>0.19798</text:p>
              </table:table-cell>
              <table:table-cell office:value-type="float" office:value="0.00000202764">
                <text:p>0.00000202764</text:p>
              </table:table-cell>
              <table:table-cell office:value-type="float" office:value="0.00120778">
                <text:p>0.001207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25">
                <text:p>0.01025</text:p>
              </table:table-cell>
              <table:table-cell office:value-type="float" office:value="0.195101">
                <text:p>0.195101</text:p>
              </table:table-cell>
              <table:table-cell office:value-type="float" office:value="0.00000181506">
                <text:p>0.00000181506</text:p>
              </table:table-cell>
              <table:table-cell office:value-type="float" office:value="0.00120462">
                <text:p>0.001204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275">
                <text:p>0.010275</text:p>
              </table:table-cell>
              <table:table-cell office:value-type="float" office:value="0.186389">
                <text:p>0.186389</text:p>
              </table:table-cell>
              <table:table-cell office:value-type="float" office:value="0.00000129832">
                <text:p>0.00000129832</text:p>
              </table:table-cell>
              <table:table-cell office:value-type="float" office:value="0.00119507">
                <text:p>0.001195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3">
                <text:p>0.0103</text:p>
              </table:table-cell>
              <table:table-cell office:value-type="float" office:value="0.172142">
                <text:p>0.172142</text:p>
              </table:table-cell>
              <table:table-cell office:value-type="float" office:value="0.000000750579">
                <text:p>0.000000750579</text:p>
              </table:table-cell>
              <table:table-cell office:value-type="float" office:value="0.00117955">
                <text:p>0.001179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325">
                <text:p>0.010325</text:p>
              </table:table-cell>
              <table:table-cell office:value-type="float" office:value="0.152823">
                <text:p>0.152823</text:p>
              </table:table-cell>
              <table:table-cell office:value-type="float" office:value="0.000000357032">
                <text:p>0.000000357032</text:p>
              </table:table-cell>
              <table:table-cell office:value-type="float" office:value="0.00115866">
                <text:p>0.001158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35">
                <text:p>0.01035</text:p>
              </table:table-cell>
              <table:table-cell office:value-type="float" office:value="0.129053">
                <text:p>0.129053</text:p>
              </table:table-cell>
              <table:table-cell office:value-type="float" office:value="0.000000143107">
                <text:p>0.000000143107</text:p>
              </table:table-cell>
              <table:table-cell office:value-type="float" office:value="0.00113322">
                <text:p>0.001133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375">
                <text:p>0.010375</text:p>
              </table:table-cell>
              <table:table-cell office:value-type="float" office:value="0.101585">
                <text:p>0.101585</text:p>
              </table:table-cell>
              <table:table-cell office:value-type="float" office:value="0.0000000497555">
                <text:p>0.0000000497555</text:p>
              </table:table-cell>
              <table:table-cell office:value-type="float" office:value="0.00110417">
                <text:p>0.001104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04">
                <text:p>0.0104</text:p>
              </table:table-cell>
              <table:table-cell office:value-type="float" office:value="0.0712819">
                <text:p>0.0712819</text:p>
              </table:table-cell>
              <table:table-cell office:value-type="float" office:value="0.000000015512">
                <text:p>0.000000015512</text:p>
              </table:table-cell>
              <table:table-cell office:value-type="float" office:value="0.00107255">
                <text:p>0.00107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0425">
                <text:p>0.010425</text:p>
              </table:table-cell>
              <table:table-cell office:value-type="float" office:value="0.0390882">
                <text:p>0.0390882</text:p>
              </table:table-cell>
              <table:table-cell office:value-type="float" office:value="0.00000000449692">
                <text:p>0.00000000449692</text:p>
              </table:table-cell>
              <table:table-cell office:value-type="float" office:value="0.00103947">
                <text:p>0.001039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45">
                <text:p>0.01045</text:p>
              </table:table-cell>
              <table:table-cell office:value-type="float" office:value="0.00599999">
                <text:p>0.00599999</text:p>
              </table:table-cell>
              <table:table-cell office:value-type="float" office:value="0.00000000125957">
                <text:p>0.00000000125957</text:p>
              </table:table-cell>
              <table:table-cell office:value-type="float" office:value="0.00100601">
                <text:p>0.001006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475">
                <text:p>0.010475</text:p>
              </table:table-cell>
              <table:table-cell office:value-type="float" office:value="-0.0269671">
                <text:p>-0.0269671</text:p>
              </table:table-cell>
              <table:table-cell office:value-type="float" office:value="0.000000000354447">
                <text:p>0.000000000354447</text:p>
              </table:table-cell>
              <table:table-cell office:value-type="float" office:value="0.000973215">
                <text:p>0.0009732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05">
                <text:p>0.0105</text:p>
              </table:table-cell>
              <table:table-cell office:value-type="float" office:value="-0.05881">
                <text:p>-0.05881</text:p>
              </table:table-cell>
              <table:table-cell office:value-type="float" office:value="0.00000000010415">
                <text:p>0.00000000010415</text:p>
              </table:table-cell>
              <table:table-cell office:value-type="float" office:value="0.000942055">
                <text:p>0.0009420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0525">
                <text:p>0.010525</text:p>
              </table:table-cell>
              <table:table-cell office:value-type="float" office:value="-0.0885697">
                <text:p>-0.0885697</text:p>
              </table:table-cell>
              <table:table-cell office:value-type="float" office:value="0.0000000000331562">
                <text:p>0.0000000000331562</text:p>
              </table:table-cell>
              <table:table-cell office:value-type="float" office:value="0.000913391">
                <text:p>0.0009133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055">
                <text:p>0.01055</text:p>
              </table:table-cell>
              <table:table-cell office:value-type="float" office:value="-0.115361">
                <text:p>-0.115361</text:p>
              </table:table-cell>
              <table:table-cell office:value-type="float" office:value="0.0000000000118319">
                <text:p>0.0000000000118319</text:p>
              </table:table-cell>
              <table:table-cell office:value-type="float" office:value="0.000887966">
                <text:p>0.0008879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575">
                <text:p>0.010575</text:p>
              </table:table-cell>
              <table:table-cell office:value-type="float" office:value="-0.138399">
                <text:p>-0.138399</text:p>
              </table:table-cell>
              <table:table-cell office:value-type="float" office:value="0.00000000000487791">
                <text:p>0.00000000000487791</text:p>
              </table:table-cell>
              <table:table-cell office:value-type="float" office:value="0.00086639">
                <text:p>0.000866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06">
                <text:p>0.0106</text:p>
              </table:table-cell>
              <table:table-cell office:value-type="float" office:value="-0.157025">
                <text:p>-0.157025</text:p>
              </table:table-cell>
              <table:table-cell office:value-type="float" office:value="0.00000000000238295">
                <text:p>0.00000000000238295</text:p>
              </table:table-cell>
              <table:table-cell office:value-type="float" office:value="0.000849139">
                <text:p>0.0008491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0625">
                <text:p>0.010625</text:p>
              </table:table-cell>
              <table:table-cell office:value-type="float" office:value="-0.170723">
                <text:p>-0.170723</text:p>
              </table:table-cell>
              <table:table-cell office:value-type="float" office:value="0.00000000000140704">
                <text:p>0.00000000000140704</text:p>
              </table:table-cell>
              <table:table-cell office:value-type="float" office:value="0.000836564">
                <text:p>0.000836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065">
                <text:p>0.01065</text:p>
              </table:table-cell>
              <table:table-cell office:value-type="float" office:value="-0.179137">
                <text:p>-0.179137</text:p>
              </table:table-cell>
              <table:table-cell office:value-type="float" office:value="0.00000000000101804">
                <text:p>0.00000000000101804</text:p>
              </table:table-cell>
              <table:table-cell office:value-type="float" office:value="0.000828886">
                <text:p>0.0008288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0675">
                <text:p>0.010675</text:p>
              </table:table-cell>
              <table:table-cell office:value-type="float" office:value="-0.182079">
                <text:p>-0.182079</text:p>
              </table:table-cell>
              <table:table-cell office:value-type="float" office:value="0.000000000000909133">
                <text:p>0.000000000000909133</text:p>
              </table:table-cell>
              <table:table-cell office:value-type="float" office:value="0.00082621">
                <text:p>0.000826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07">
                <text:p>0.0107</text:p>
              </table:table-cell>
              <table:table-cell office:value-type="float" office:value="-0.179532">
                <text:p>-0.179532</text:p>
              </table:table-cell>
              <table:table-cell office:value-type="float" office:value="0.00000000000100267">
                <text:p>0.00000000000100267</text:p>
              </table:table-cell>
              <table:table-cell office:value-type="float" office:value="0.000828526">
                <text:p>0.0008285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0725">
                <text:p>0.010725</text:p>
              </table:table-cell>
              <table:table-cell office:value-type="float" office:value="-0.171654">
                <text:p>-0.171654</text:p>
              </table:table-cell>
              <table:table-cell office:value-type="float" office:value="0.00000000000135757">
                <text:p>0.00000000000135757</text:p>
              </table:table-cell>
              <table:table-cell office:value-type="float" office:value="0.000835713">
                <text:p>0.0008357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075">
                <text:p>0.01075</text:p>
              </table:table-cell>
              <table:table-cell office:value-type="float" office:value="-0.158761">
                <text:p>-0.158761</text:p>
              </table:table-cell>
              <table:table-cell office:value-type="float" office:value="0.00000000000222906">
                <text:p>0.00000000000222906</text:p>
              </table:table-cell>
              <table:table-cell office:value-type="float" office:value="0.000847541">
                <text:p>0.0008475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0775">
                <text:p>0.010775</text:p>
              </table:table-cell>
              <table:table-cell office:value-type="float" office:value="-0.141323">
                <text:p>-0.141323</text:p>
              </table:table-cell>
              <table:table-cell office:value-type="float" office:value="0.00000000000435898">
                <text:p>0.00000000000435898</text:p>
              </table:table-cell>
              <table:table-cell office:value-type="float" office:value="0.00086367">
                <text:p>0.00086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08">
                <text:p>0.0108</text:p>
              </table:table-cell>
              <table:table-cell office:value-type="float" office:value="-0.119947">
                <text:p>-0.119947</text:p>
              </table:table-cell>
              <table:table-cell office:value-type="float" office:value="0.00000000000991871">
                <text:p>0.00000000000991871</text:p>
              </table:table-cell>
              <table:table-cell office:value-type="float" office:value="0.00088365">
                <text:p>0.000883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0825">
                <text:p>0.010825</text:p>
              </table:table-cell>
              <table:table-cell office:value-type="float" office:value="-0.0953479">
                <text:p>-0.0953479</text:p>
              </table:table-cell>
              <table:table-cell office:value-type="float" office:value="0.0000000000255472">
                <text:p>0.0000000000255472</text:p>
              </table:table-cell>
              <table:table-cell office:value-type="float" office:value="0.000906925">
                <text:p>0.0009069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085">
                <text:p>0.01085</text:p>
              </table:table-cell>
              <table:table-cell office:value-type="float" office:value="-0.0683336">
                <text:p>-0.0683336</text:p>
              </table:table-cell>
              <table:table-cell office:value-type="float" office:value="0.0000000000722071">
                <text:p>0.0000000000722071</text:p>
              </table:table-cell>
              <table:table-cell office:value-type="float" office:value="0.000932834">
                <text:p>0.0009328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0875">
                <text:p>0.010875</text:p>
              </table:table-cell>
              <table:table-cell office:value-type="float" office:value="-0.0397724">
                <text:p>-0.0397724</text:p>
              </table:table-cell>
              <table:table-cell office:value-type="float" office:value="0.000000000216599">
                <text:p>0.000000000216599</text:p>
              </table:table-cell>
              <table:table-cell office:value-type="float" office:value="0.000960623">
                <text:p>0.0009606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09">
                <text:p>0.0109</text:p>
              </table:table-cell>
              <table:table-cell office:value-type="float" office:value="-0.0105659">
                <text:p>-0.0105659</text:p>
              </table:table-cell>
              <table:table-cell office:value-type="float" office:value="0.000000000666057">
                <text:p>0.000000000666057</text:p>
              </table:table-cell>
              <table:table-cell office:value-type="float" office:value="0.000989462">
                <text:p>0.0009894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0925">
                <text:p>0.010925</text:p>
              </table:table-cell>
              <table:table-cell office:value-type="float" office:value="0.0183802">
                <text:p>0.0183802</text:p>
              </table:table-cell>
              <table:table-cell office:value-type="float" office:value="0.00000000202776">
                <text:p>0.00000000202776</text:p>
              </table:table-cell>
              <table:table-cell office:value-type="float" office:value="0.00101846">
                <text:p>0.001018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095">
                <text:p>0.01095</text:p>
              </table:table-cell>
              <table:table-cell office:value-type="float" office:value="0.0461849">
                <text:p>0.0461849</text:p>
              </table:table-cell>
              <table:table-cell office:value-type="float" office:value="0.0000000059082">
                <text:p>0.0000000059082</text:p>
              </table:table-cell>
              <table:table-cell office:value-type="float" office:value="0.00104672">
                <text:p>0.001046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0975">
                <text:p>0.010975</text:p>
              </table:table-cell>
              <table:table-cell office:value-type="float" office:value="0.0720198">
                <text:p>0.0720198</text:p>
              </table:table-cell>
              <table:table-cell office:value-type="float" office:value="0.0000000159585">
                <text:p>0.0000000159585</text:p>
              </table:table-cell>
              <table:table-cell office:value-type="float" office:value="0.00107332">
                <text:p>0.001073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">
                <text:p>11</text:p>
              </table:table-cell>
              <table:table-cell office:value-type="float" office:value="0.0951345">
                <text:p>0.0951345</text:p>
              </table:table-cell>
              <table:table-cell office:value-type="float" office:value="0.0000000388232">
                <text:p>0.0000000388232</text:p>
              </table:table-cell>
              <table:table-cell office:value-type="float" office:value="0.0010974">
                <text:p>0.00109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1025">
                <text:p>0.011025</text:p>
              </table:table-cell>
              <table:table-cell office:value-type="float" office:value="0.114879">
                <text:p>0.114879</text:p>
              </table:table-cell>
              <table:table-cell office:value-type="float" office:value="0.0000000829658">
                <text:p>0.0000000829658</text:p>
              </table:table-cell>
              <table:table-cell office:value-type="float" office:value="0.00111818">
                <text:p>0.001118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105">
                <text:p>0.01105</text:p>
              </table:table-cell>
              <table:table-cell office:value-type="float" office:value="0.130723">
                <text:p>0.130723</text:p>
              </table:table-cell>
              <table:table-cell office:value-type="float" office:value="0.000000152599">
                <text:p>0.000000152599</text:p>
              </table:table-cell>
              <table:table-cell office:value-type="float" office:value="0.001135">
                <text:p>0.0011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1075">
                <text:p>0.011075</text:p>
              </table:table-cell>
              <table:table-cell office:value-type="float" office:value="0.14227">
                <text:p>0.14227</text:p>
              </table:table-cell>
              <table:table-cell office:value-type="float" office:value="0.00000023792">
                <text:p>0.00000023792</text:p>
              </table:table-cell>
              <table:table-cell office:value-type="float" office:value="0.00114733">
                <text:p>0.001147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11">
                <text:p>0.0111</text:p>
              </table:table-cell>
              <table:table-cell office:value-type="float" office:value="0.149268">
                <text:p>0.149268</text:p>
              </table:table-cell>
              <table:table-cell office:value-type="float" office:value="0.000000311397">
                <text:p>0.000000311397</text:p>
              </table:table-cell>
              <table:table-cell office:value-type="float" office:value="0.00115484">
                <text:p>0.001154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1125">
                <text:p>0.011125</text:p>
              </table:table-cell>
              <table:table-cell office:value-type="float" office:value="0.151612">
                <text:p>0.151612</text:p>
              </table:table-cell>
              <table:table-cell office:value-type="float" office:value="0.000000340783">
                <text:p>0.000000340783</text:p>
              </table:table-cell>
              <table:table-cell office:value-type="float" office:value="0.00115736">
                <text:p>0.001157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115">
                <text:p>0.01115</text:p>
              </table:table-cell>
              <table:table-cell office:value-type="float" office:value="0.14935">
                <text:p>0.14935</text:p>
              </table:table-cell>
              <table:table-cell office:value-type="float" office:value="0.000000312382">
                <text:p>0.000000312382</text:p>
              </table:table-cell>
              <table:table-cell office:value-type="float" office:value="0.00115493">
                <text:p>0.001154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1175">
                <text:p>0.011175</text:p>
              </table:table-cell>
              <table:table-cell office:value-type="float" office:value="0.142671">
                <text:p>0.142671</text:p>
              </table:table-cell>
              <table:table-cell office:value-type="float" office:value="0.000000241611">
                <text:p>0.000000241611</text:p>
              </table:table-cell>
              <table:table-cell office:value-type="float" office:value="0.00114776">
                <text:p>0.001147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12">
                <text:p>0.0112</text:p>
              </table:table-cell>
              <table:table-cell office:value-type="float" office:value="0.1319">
                <text:p>0.1319</text:p>
              </table:table-cell>
              <table:table-cell office:value-type="float" office:value="0.000000159662">
                <text:p>0.000000159662</text:p>
              </table:table-cell>
              <table:table-cell office:value-type="float" office:value="0.00113625">
                <text:p>0.00113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1225">
                <text:p>0.011225</text:p>
              </table:table-cell>
              <table:table-cell office:value-type="float" office:value="0.117483">
                <text:p>0.117483</text:p>
              </table:table-cell>
              <table:table-cell office:value-type="float" office:value="0.0000000917054">
                <text:p>0.0000000917054</text:p>
              </table:table-cell>
              <table:table-cell office:value-type="float" office:value="0.00112093">
                <text:p>0.001120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125">
                <text:p>0.01125</text:p>
              </table:table-cell>
              <table:table-cell office:value-type="float" office:value="0.0999717">
                <text:p>0.0999717</text:p>
              </table:table-cell>
              <table:table-cell office:value-type="float" office:value="0.0000000467618">
                <text:p>0.0000000467618</text:p>
              </table:table-cell>
              <table:table-cell office:value-type="float" office:value="0.00110247">
                <text:p>0.001102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1275">
                <text:p>0.011275</text:p>
              </table:table-cell>
              <table:table-cell office:value-type="float" office:value="0.0799989">
                <text:p>0.0799989</text:p>
              </table:table-cell>
              <table:table-cell office:value-type="float" office:value="0.0000000216906">
                <text:p>0.0000000216906</text:p>
              </table:table-cell>
              <table:table-cell office:value-type="float" office:value="0.0010816">
                <text:p>0.00108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13">
                <text:p>0.0113</text:p>
              </table:table-cell>
              <table:table-cell office:value-type="float" office:value="0.0582589">
                <text:p>0.0582589</text:p>
              </table:table-cell>
              <table:table-cell office:value-type="float" office:value="0.00000000940016">
                <text:p>0.00000000940016</text:p>
              </table:table-cell>
              <table:table-cell office:value-type="float" office:value="0.00105911">
                <text:p>0.00105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1325">
                <text:p>0.011325</text:p>
              </table:table-cell>
              <table:table-cell office:value-type="float" office:value="0.0354823">
                <text:p>0.0354823</text:p>
              </table:table-cell>
              <table:table-cell office:value-type="float" office:value="0.00000000391456">
                <text:p>0.00000000391456</text:p>
              </table:table-cell>
              <table:table-cell office:value-type="float" office:value="0.0010358">
                <text:p>0.00103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135">
                <text:p>0.01135</text:p>
              </table:table-cell>
              <table:table-cell office:value-type="float" office:value="0.012411">
                <text:p>0.012411</text:p>
              </table:table-cell>
              <table:table-cell office:value-type="float" office:value="0.00000000161179">
                <text:p>0.00000000161179</text:p>
              </table:table-cell>
              <table:table-cell office:value-type="float" office:value="0.00101245">
                <text:p>0.001012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1375">
                <text:p>0.011375</text:p>
              </table:table-cell>
              <table:table-cell office:value-type="float" office:value="-0.0102261">
                <text:p>-0.0102261</text:p>
              </table:table-cell>
              <table:table-cell office:value-type="float" office:value="0.000000000674819">
                <text:p>0.000000000674819</text:p>
              </table:table-cell>
              <table:table-cell office:value-type="float" office:value="0.0009898">
                <text:p>0.00098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14">
                <text:p>0.0114</text:p>
              </table:table-cell>
              <table:table-cell office:value-type="float" office:value="-0.0317373">
                <text:p>-0.0317373</text:p>
              </table:table-cell>
              <table:table-cell office:value-type="float" office:value="0.000000000295034">
                <text:p>0.000000000295034</text:p>
              </table:table-cell>
              <table:table-cell office:value-type="float" office:value="0.000968515">
                <text:p>0.0009685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1425">
                <text:p>0.011425</text:p>
              </table:table-cell>
              <table:table-cell office:value-type="float" office:value="-0.0514894">
                <text:p>-0.0514894</text:p>
              </table:table-cell>
              <table:table-cell office:value-type="float" office:value="0.000000000138019">
                <text:p>0.000000000138019</text:p>
              </table:table-cell>
              <table:table-cell office:value-type="float" office:value="0.000949173">
                <text:p>0.0009491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14501">
                <text:p>0.0114501</text:p>
              </table:table-cell>
              <table:table-cell office:value-type="float" office:value="-0.0689272">
                <text:p>-0.0689272</text:p>
              </table:table-cell>
              <table:table-cell office:value-type="float" office:value="0.0000000000705772">
                <text:p>0.0000000000705772</text:p>
              </table:table-cell>
              <table:table-cell office:value-type="float" office:value="0.000932261">
                <text:p>0.0009322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14751">
                <text:p>0.0114751</text:p>
              </table:table-cell>
              <table:table-cell office:value-type="float" office:value="-0.0835897">
                <text:p>-0.0835897</text:p>
              </table:table-cell>
              <table:table-cell office:value-type="float" office:value="0.0000000000401559">
                <text:p>0.0000000000401559</text:p>
              </table:table-cell>
              <table:table-cell office:value-type="float" office:value="0.000918157">
                <text:p>0.0009181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15001">
                <text:p>0.0115001</text:p>
              </table:table-cell>
              <table:table-cell office:value-type="float" office:value="-0.0951221">
                <text:p>-0.0951221</text:p>
              </table:table-cell>
              <table:table-cell office:value-type="float" office:value="0.0000000000257701">
                <text:p>0.0000000000257701</text:p>
              </table:table-cell>
              <table:table-cell office:value-type="float" office:value="0.00090714">
                <text:p>0.000907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15251">
                <text:p>0.0115251</text:p>
              </table:table-cell>
              <table:table-cell office:value-type="float" office:value="-0.103285">
                <text:p>-0.103285</text:p>
              </table:table-cell>
              <table:table-cell office:value-type="float" office:value="0.0000000000188264">
                <text:p>0.0000000000188264</text:p>
              </table:table-cell>
              <table:table-cell office:value-type="float" office:value="0.000899382">
                <text:p>0.0008993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15501">
                <text:p>0.0115501</text:p>
              </table:table-cell>
              <table:table-cell office:value-type="float" office:value="-0.107958">
                <text:p>-0.107958</text:p>
              </table:table-cell>
              <table:table-cell office:value-type="float" office:value="0.0000000000157293">
                <text:p>0.0000000000157293</text:p>
              </table:table-cell>
              <table:table-cell office:value-type="float" office:value="0.000894956">
                <text:p>0.000894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15751">
                <text:p>0.0115751</text:p>
              </table:table-cell>
              <table:table-cell office:value-type="float" office:value="-0.109141">
                <text:p>-0.109141</text:p>
              </table:table-cell>
              <table:table-cell office:value-type="float" office:value="0.0000000000150299">
                <text:p>0.0000000000150299</text:p>
              </table:table-cell>
              <table:table-cell office:value-type="float" office:value="0.000893837">
                <text:p>0.0008938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16001">
                <text:p>0.0116001</text:p>
              </table:table-cell>
              <table:table-cell office:value-type="float" office:value="-0.106947">
                <text:p>-0.106947</text:p>
              </table:table-cell>
              <table:table-cell office:value-type="float" office:value="0.0000000000163528">
                <text:p>0.0000000000163528</text:p>
              </table:table-cell>
              <table:table-cell office:value-type="float" office:value="0.000895912">
                <text:p>0.0008959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16251">
                <text:p>0.0116251</text:p>
              </table:table-cell>
              <table:table-cell office:value-type="float" office:value="-0.1016">
                <text:p>-0.1016</text:p>
              </table:table-cell>
              <table:table-cell office:value-type="float" office:value="0.0000000000200864">
                <text:p>0.0000000000200864</text:p>
              </table:table-cell>
              <table:table-cell office:value-type="float" office:value="0.00090098">
                <text:p>0.000900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16501">
                <text:p>0.0116501</text:p>
              </table:table-cell>
              <table:table-cell office:value-type="float" office:value="-0.0934184">
                <text:p>-0.0934184</text:p>
              </table:table-cell>
              <table:table-cell office:value-type="float" office:value="0.0000000000275153">
                <text:p>0.0000000000275153</text:p>
              </table:table-cell>
              <table:table-cell office:value-type="float" office:value="0.000908763">
                <text:p>0.0009087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16751">
                <text:p>0.0116751</text:p>
              </table:table-cell>
              <table:table-cell office:value-type="float" office:value="-0.0828009">
                <text:p>-0.0828009</text:p>
              </table:table-cell>
              <table:table-cell office:value-type="float" office:value="0.0000000000413928">
                <text:p>0.0000000000413928</text:p>
              </table:table-cell>
              <table:table-cell office:value-type="float" office:value="0.000918913">
                <text:p>0.0009189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17001">
                <text:p>0.0117001</text:p>
              </table:table-cell>
              <table:table-cell office:value-type="float" office:value="-0.0702127">
                <text:p>-0.0702127</text:p>
              </table:table-cell>
              <table:table-cell office:value-type="float" office:value="0.0000000000671728">
                <text:p>0.0000000000671728</text:p>
              </table:table-cell>
              <table:table-cell office:value-type="float" office:value="0.00093102">
                <text:p>0.00093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17251">
                <text:p>0.0117251</text:p>
              </table:table-cell>
              <table:table-cell office:value-type="float" office:value="-0.0561645">
                <text:p>-0.0561645</text:p>
              </table:table-cell>
              <table:table-cell office:value-type="float" office:value="0.000000000115305">
                <text:p>0.000000000115305</text:p>
              </table:table-cell>
              <table:table-cell office:value-type="float" office:value="0.000944624">
                <text:p>0.0009446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17501">
                <text:p>0.0117501</text:p>
              </table:table-cell>
              <table:table-cell office:value-type="float" office:value="-0.0411937">
                <text:p>-0.0411937</text:p>
              </table:table-cell>
              <table:table-cell office:value-type="float" office:value="0.000000000205076">
                <text:p>0.000000000205076</text:p>
              </table:table-cell>
              <table:table-cell office:value-type="float" office:value="0.000959231">
                <text:p>0.0009592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17751">
                <text:p>0.0117751</text:p>
              </table:table-cell>
              <table:table-cell office:value-type="float" office:value="-0.0258437">
                <text:p>-0.0258437</text:p>
              </table:table-cell>
              <table:table-cell office:value-type="float" office:value="0.000000000370097">
                <text:p>0.000000000370097</text:p>
              </table:table-cell>
              <table:table-cell office:value-type="float" office:value="0.000974323">
                <text:p>0.0009743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18001">
                <text:p>0.0118001</text:p>
              </table:table-cell>
              <table:table-cell office:value-type="float" office:value="-0.0106451">
                <text:p>-0.0106451</text:p>
              </table:table-cell>
              <table:table-cell office:value-type="float" office:value="0.00000000066403">
                <text:p>0.00000000066403</text:p>
              </table:table-cell>
              <table:table-cell office:value-type="float" office:value="0.000989383">
                <text:p>0.0009893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18251">
                <text:p>0.0118251</text:p>
              </table:table-cell>
              <table:table-cell office:value-type="float" office:value="0.00390331">
                <text:p>0.00390331</text:p>
              </table:table-cell>
              <table:table-cell office:value-type="float" office:value="0.00000000116198">
                <text:p>0.00000000116198</text:p>
              </table:table-cell>
              <table:table-cell office:value-type="float" office:value="0.00100391">
                <text:p>0.001003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18501">
                <text:p>0.0118501</text:p>
              </table:table-cell>
              <table:table-cell office:value-type="float" office:value="0.0173511">
                <text:p>0.0173511</text:p>
              </table:table-cell>
              <table:table-cell office:value-type="float" office:value="0.00000000194907">
                <text:p>0.00000000194907</text:p>
              </table:table-cell>
              <table:table-cell office:value-type="float" office:value="0.00101743">
                <text:p>0.001017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8751">
                <text:p>0.0118751</text:p>
              </table:table-cell>
              <table:table-cell office:value-type="float" office:value="0.0293104">
                <text:p>0.0293104</text:p>
              </table:table-cell>
              <table:table-cell office:value-type="float" office:value="0.00000000308739">
                <text:p>0.00000000308739</text:p>
              </table:table-cell>
              <table:table-cell office:value-type="float" office:value="0.00102953">
                <text:p>0.001029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19001">
                <text:p>0.0119001</text:p>
              </table:table-cell>
              <table:table-cell office:value-type="float" office:value="0.0394678">
                <text:p>0.0394678</text:p>
              </table:table-cell>
              <table:table-cell office:value-type="float" office:value="0.00000000456305">
                <text:p>0.00000000456305</text:p>
              </table:table-cell>
              <table:table-cell office:value-type="float" office:value="0.00103986">
                <text:p>0.001039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19251">
                <text:p>0.0119251</text:p>
              </table:table-cell>
              <table:table-cell office:value-type="float" office:value="0.0475922">
                <text:p>0.0475922</text:p>
              </table:table-cell>
              <table:table-cell office:value-type="float" office:value="0.00000000623682">
                <text:p>0.00000000623682</text:p>
              </table:table-cell>
              <table:table-cell office:value-type="float" office:value="0.00104816">
                <text:p>0.001048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19501">
                <text:p>0.0119501</text:p>
              </table:table-cell>
              <table:table-cell office:value-type="float" office:value="0.0535405">
                <text:p>0.0535405</text:p>
              </table:table-cell>
              <table:table-cell office:value-type="float" office:value="0.0000000078401">
                <text:p>0.0000000078401</text:p>
              </table:table-cell>
              <table:table-cell office:value-type="float" office:value="0.00105426">
                <text:p>0.001054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19751">
                <text:p>0.0119751</text:p>
              </table:table-cell>
              <table:table-cell office:value-type="float" office:value="0.0572586">
                <text:p>0.0572586</text:p>
              </table:table-cell>
              <table:table-cell office:value-type="float" office:value="0.00000000904536">
                <text:p>0.00000000904536</text:p>
              </table:table-cell>
              <table:table-cell office:value-type="float" office:value="0.00105808">
                <text:p>0.001058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20001">
                <text:p>0.0120001</text:p>
              </table:table-cell>
              <table:table-cell office:value-type="float" office:value="0.0587794">
                <text:p>0.0587794</text:p>
              </table:table-cell>
              <table:table-cell office:value-type="float" office:value="0.00000000959025">
                <text:p>0.00000000959025</text:p>
              </table:table-cell>
              <table:table-cell office:value-type="float" office:value="0.00105964">
                <text:p>0.001059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20251">
                <text:p>0.0120251</text:p>
              </table:table-cell>
              <table:table-cell office:value-type="float" office:value="0.0582183">
                <text:p>0.0582183</text:p>
              </table:table-cell>
              <table:table-cell office:value-type="float" office:value="0.00000000938549">
                <text:p>0.00000000938549</text:p>
              </table:table-cell>
              <table:table-cell office:value-type="float" office:value="0.00105907">
                <text:p>0.001059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20501">
                <text:p>0.0120501</text:p>
              </table:table-cell>
              <table:table-cell office:value-type="float" office:value="0.055764">
                <text:p>0.055764</text:p>
              </table:table-cell>
              <table:table-cell office:value-type="float" office:value="0.00000000854007">
                <text:p>0.00000000854007</text:p>
              </table:table-cell>
              <table:table-cell office:value-type="float" office:value="0.00105654">
                <text:p>0.001056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20751">
                <text:p>0.0120751</text:p>
              </table:table-cell>
              <table:table-cell office:value-type="float" office:value="0.0516683">
                <text:p>0.0516683</text:p>
              </table:table-cell>
              <table:table-cell office:value-type="float" office:value="0.00000000729539">
                <text:p>0.00000000729539</text:p>
              </table:table-cell>
              <table:table-cell office:value-type="float" office:value="0.00105234">
                <text:p>0.001052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21001">
                <text:p>0.0121001</text:p>
              </table:table-cell>
              <table:table-cell office:value-type="float" office:value="0.0462329">
                <text:p>0.0462329</text:p>
              </table:table-cell>
              <table:table-cell office:value-type="float" office:value="0.00000000591913">
                <text:p>0.00000000591913</text:p>
              </table:table-cell>
              <table:table-cell office:value-type="float" office:value="0.00104677">
                <text:p>0.001046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21251">
                <text:p>0.0121251</text:p>
              </table:table-cell>
              <table:table-cell office:value-type="float" office:value="0.0397949">
                <text:p>0.0397949</text:p>
              </table:table-cell>
              <table:table-cell office:value-type="float" office:value="0.00000000462083">
                <text:p>0.00000000462083</text:p>
              </table:table-cell>
              <table:table-cell office:value-type="float" office:value="0.00104019">
                <text:p>0.001040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21501">
                <text:p>0.0121501</text:p>
              </table:table-cell>
              <table:table-cell office:value-type="float" office:value="0.0327112">
                <text:p>0.0327112</text:p>
              </table:table-cell>
              <table:table-cell office:value-type="float" office:value="0.00000000351881">
                <text:p>0.00000000351881</text:p>
              </table:table-cell>
              <table:table-cell office:value-type="float" office:value="0.00103298">
                <text:p>0.001032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21751">
                <text:p>0.0121751</text:p>
              </table:table-cell>
              <table:table-cell office:value-type="float" office:value="0.0253428">
                <text:p>0.0253428</text:p>
              </table:table-cell>
              <table:table-cell office:value-type="float" office:value="0.00000000265043">
                <text:p>0.00000000265043</text:p>
              </table:table-cell>
              <table:table-cell office:value-type="float" office:value="0.0010255">
                <text:p>0.00102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22001">
                <text:p>0.0122001</text:p>
              </table:table-cell>
              <table:table-cell office:value-type="float" office:value="0.0180392">
                <text:p>0.0180392</text:p>
              </table:table-cell>
              <table:table-cell office:value-type="float" office:value="0.00000000200134">
                <text:p>0.00000000200134</text:p>
              </table:table-cell>
              <table:table-cell office:value-type="float" office:value="0.00101812">
                <text:p>0.001018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22251">
                <text:p>0.0122251</text:p>
              </table:table-cell>
              <table:table-cell office:value-type="float" office:value="0.0111241">
                <text:p>0.0111241</text:p>
              </table:table-cell>
              <table:table-cell office:value-type="float" office:value="0.00000000153395">
                <text:p>0.00000000153395</text:p>
              </table:table-cell>
              <table:table-cell office:value-type="float" office:value="0.00101115">
                <text:p>0.001011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22501">
                <text:p>0.0122501</text:p>
              </table:table-cell>
              <table:table-cell office:value-type="float" office:value="0.00488186">
                <text:p>0.00488186</text:p>
              </table:table-cell>
              <table:table-cell office:value-type="float" office:value="0.00000000120655">
                <text:p>0.00000000120655</text:p>
              </table:table-cell>
              <table:table-cell office:value-type="float" office:value="0.00100489">
                <text:p>0.001004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22751">
                <text:p>0.0122751</text:p>
              </table:table-cell>
              <table:table-cell office:value-type="float" office:value="-0.000453043">
                <text:p>-0.000453043</text:p>
              </table:table-cell>
              <table:table-cell office:value-type="float" office:value="0.000000000982726">
                <text:p>0.000000000982726</text:p>
              </table:table-cell>
              <table:table-cell office:value-type="float" office:value="0.000999547">
                <text:p>0.0009995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23001">
                <text:p>0.0123001</text:p>
              </table:table-cell>
              <table:table-cell office:value-type="float" office:value="-0.004705">
                <text:p>-0.004705</text:p>
              </table:table-cell>
              <table:table-cell office:value-type="float" office:value="0.000000000834467">
                <text:p>0.000000000834467</text:p>
              </table:table-cell>
              <table:table-cell office:value-type="float" office:value="0.0009953">
                <text:p>0.00099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23251">
                <text:p>0.0123251</text:p>
              </table:table-cell>
              <table:table-cell office:value-type="float" office:value="-0.00776302">
                <text:p>-0.00776302</text:p>
              </table:table-cell>
              <table:table-cell office:value-type="float" office:value="0.000000000741873">
                <text:p>0.000000000741873</text:p>
              </table:table-cell>
              <table:table-cell office:value-type="float" office:value="0.000992252">
                <text:p>0.00099225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3501">
                <text:p>0.0123501</text:p>
              </table:table-cell>
              <table:table-cell office:value-type="float" office:value="-0.00958367">
                <text:p>-0.00958367</text:p>
              </table:table-cell>
              <table:table-cell office:value-type="float" office:value="NaN">
                <text:p>NaN</text:p>
              </table:table-cell>
              <table:table-cell office:value-type="float" office:value="0.000990439">
                <text:p>0.0009904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23751">
                <text:p>0.0123751</text:p>
              </table:table-cell>
              <table:table-cell office:value-type="float" office:value="-0.0101911">
                <text:p>-0.0101911</text:p>
              </table:table-cell>
              <table:table-cell office:value-type="float" office:value="0.000000000675728">
                <text:p>0.000000000675728</text:p>
              </table:table-cell>
              <table:table-cell office:value-type="float" office:value="0.000989835">
                <text:p>0.0009898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24001">
                <text:p>0.0124001</text:p>
              </table:table-cell>
              <table:table-cell office:value-type="float" office:value="-0.00967387">
                <text:p>-0.00967387</text:p>
              </table:table-cell>
              <table:table-cell office:value-type="float" office:value="0.000000000689305">
                <text:p>0.000000000689305</text:p>
              </table:table-cell>
              <table:table-cell office:value-type="float" office:value="0.00099035">
                <text:p>0.000990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24251">
                <text:p>0.0124251</text:p>
              </table:table-cell>
              <table:table-cell office:value-type="float" office:value="-0.0081793">
                <text:p>-0.0081793</text:p>
              </table:table-cell>
              <table:table-cell office:value-type="float" office:value="0.000000000730089">
                <text:p>0.000000000730089</text:p>
              </table:table-cell>
              <table:table-cell office:value-type="float" office:value="0.000991837">
                <text:p>0.0009918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24501">
                <text:p>0.0124501</text:p>
              </table:table-cell>
              <table:table-cell office:value-type="float" office:value="-0.00590488">
                <text:p>-0.00590488</text:p>
              </table:table-cell>
              <table:table-cell office:value-type="float" office:value="0.000000000796833">
                <text:p>0.000000000796833</text:p>
              </table:table-cell>
              <table:table-cell office:value-type="float" office:value="0.000994104">
                <text:p>0.0009941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24751">
                <text:p>0.0124751</text:p>
              </table:table-cell>
              <table:table-cell office:value-type="float" office:value="-0.00308782">
                <text:p>-0.00308782</text:p>
              </table:table-cell>
              <table:table-cell office:value-type="float" office:value="0.000000000888019">
                <text:p>0.000000000888019</text:p>
              </table:table-cell>
              <table:table-cell office:value-type="float" office:value="0.000996915">
                <text:p>0.0009969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25001">
                <text:p>0.0125001</text:p>
              </table:table-cell>
              <table:table-cell office:value-type="float" office:value="0.00000724005">
                <text:p>0.00000724005</text:p>
              </table:table-cell>
              <table:table-cell office:value-type="float" office:value="0.00000000100028">
                <text:p>0.00000000100028</text:p>
              </table:table-cell>
              <table:table-cell office:value-type="float" office:value="0.00100001">
                <text:p>0.001000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25251">
                <text:p>0.0125251</text:p>
              </table:table-cell>
              <table:table-cell office:value-type="float" office:value="0.00310165">
                <text:p>0.00310165</text:p>
              </table:table-cell>
              <table:table-cell office:value-type="float" office:value="0.0000000011267">
                <text:p>0.0000000011267</text:p>
              </table:table-cell>
              <table:table-cell office:value-type="float" office:value="0.0010031">
                <text:p>0.00100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25501">
                <text:p>0.0125501</text:p>
              </table:table-cell>
              <table:table-cell office:value-type="float" office:value="0.0059168">
                <text:p>0.0059168</text:p>
              </table:table-cell>
              <table:table-cell office:value-type="float" office:value="0.00000000125554">
                <text:p>0.00000000125554</text:p>
              </table:table-cell>
              <table:table-cell office:value-type="float" office:value="0.00100593">
                <text:p>0.001005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25751">
                <text:p>0.0125751</text:p>
              </table:table-cell>
              <table:table-cell office:value-type="float" office:value="0.00818814">
                <text:p>0.00818814</text:p>
              </table:table-cell>
              <table:table-cell office:value-type="float" office:value="0.00000000137016">
                <text:p>0.00000000137016</text:p>
              </table:table-cell>
              <table:table-cell office:value-type="float" office:value="0.0010082">
                <text:p>0.00100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26001">
                <text:p>0.0126001</text:p>
              </table:table-cell>
              <table:table-cell office:value-type="float" office:value="0.00967863">
                <text:p>0.00967863</text:p>
              </table:table-cell>
              <table:table-cell office:value-type="float" office:value="NaN">
                <text:p>NaN</text:p>
              </table:table-cell>
              <table:table-cell office:value-type="float" office:value="0.0010097">
                <text:p>0.00100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6251">
                <text:p>0.0126251</text:p>
              </table:table-cell>
              <table:table-cell office:value-type="float" office:value="0.010191">
                <text:p>0.010191</text:p>
              </table:table-cell>
              <table:table-cell office:value-type="float" office:value="0.00000000147988">
                <text:p>0.00000000147988</text:p>
              </table:table-cell>
              <table:table-cell office:value-type="float" office:value="0.00101022">
                <text:p>0.001010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26501">
                <text:p>0.0126501</text:p>
              </table:table-cell>
              <table:table-cell office:value-type="float" office:value="0.0095781">
                <text:p>0.0095781</text:p>
              </table:table-cell>
              <table:table-cell office:value-type="float" office:value="0.0000000014454">
                <text:p>0.0000000014454</text:p>
              </table:table-cell>
              <table:table-cell office:value-type="float" office:value="0.0010096">
                <text:p>0.00100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26751">
                <text:p>0.0126751</text:p>
              </table:table-cell>
              <table:table-cell office:value-type="float" office:value="0.00775175">
                <text:p>0.00775175</text:p>
              </table:table-cell>
              <table:table-cell office:value-type="float" office:value="0.00000000134736">
                <text:p>0.00000000134736</text:p>
              </table:table-cell>
              <table:table-cell office:value-type="float" office:value="0.00100777">
                <text:p>0.00100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27001">
                <text:p>0.0127001</text:p>
              </table:table-cell>
              <table:table-cell office:value-type="float" office:value="0.00468809">
                <text:p>0.00468809</text:p>
              </table:table-cell>
              <table:table-cell office:value-type="float" office:value="0.00000000119759">
                <text:p>0.00000000119759</text:p>
              </table:table-cell>
              <table:table-cell office:value-type="float" office:value="0.00100469">
                <text:p>0.001004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27251">
                <text:p>0.0127251</text:p>
              </table:table-cell>
              <table:table-cell office:value-type="float" office:value="0.000430828">
                <text:p>0.000430828</text:p>
              </table:table-cell>
              <table:table-cell office:value-type="float" office:value="0.00000000101671">
                <text:p>0.00000000101671</text:p>
              </table:table-cell>
              <table:table-cell office:value-type="float" office:value="0.00100043">
                <text:p>0.001000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27501">
                <text:p>0.0127501</text:p>
              </table:table-cell>
              <table:table-cell office:value-type="float" office:value="-0.00490871">
                <text:p>-0.00490871</text:p>
              </table:table-cell>
              <table:table-cell office:value-type="float" office:value="0.000000000827955">
                <text:p>0.000000000827955</text:p>
              </table:table-cell>
              <table:table-cell office:value-type="float" office:value="0.000995097">
                <text:p>0.0009950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27751">
                <text:p>0.0127751</text:p>
              </table:table-cell>
              <table:table-cell office:value-type="float" office:value="-0.0111546">
                <text:p>-0.0111546</text:p>
              </table:table-cell>
              <table:table-cell office:value-type="float" office:value="0.000000000651145">
                <text:p>0.000000000651145</text:p>
              </table:table-cell>
              <table:table-cell office:value-type="float" office:value="0.000988876">
                <text:p>0.0009888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28001">
                <text:p>0.0128001</text:p>
              </table:table-cell>
              <table:table-cell office:value-type="float" office:value="-0.0180722">
                <text:p>-0.0180722</text:p>
              </table:table-cell>
              <table:table-cell office:value-type="float" office:value="0.000000000499032">
                <text:p>0.000000000499032</text:p>
              </table:table-cell>
              <table:table-cell office:value-type="float" office:value="0.000982009">
                <text:p>0.0009820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28251">
                <text:p>0.0128251</text:p>
              </table:table-cell>
              <table:table-cell office:value-type="float" office:value="-0.0253768">
                <text:p>-0.0253768</text:p>
              </table:table-cell>
              <table:table-cell office:value-type="float" office:value="0.000000000376803">
                <text:p>0.000000000376803</text:p>
              </table:table-cell>
              <table:table-cell office:value-type="float" office:value="0.000974784">
                <text:p>0.0009747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28501">
                <text:p>0.0128501</text:p>
              </table:table-cell>
              <table:table-cell office:value-type="float" office:value="-0.0327448">
                <text:p>-0.0327448</text:p>
              </table:table-cell>
              <table:table-cell office:value-type="float" office:value="0.00000000028382">
                <text:p>0.00000000028382</text:p>
              </table:table-cell>
              <table:table-cell office:value-type="float" office:value="0.000967523">
                <text:p>0.0009675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28751">
                <text:p>0.0128751</text:p>
              </table:table-cell>
              <table:table-cell office:value-type="float" office:value="-0.0398263">
                <text:p>-0.0398263</text:p>
              </table:table-cell>
              <table:table-cell office:value-type="float" office:value="0.00000000021615">
                <text:p>0.00000000021615</text:p>
              </table:table-cell>
              <table:table-cell office:value-type="float" office:value="0.00096057">
                <text:p>0.000960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29001">
                <text:p>0.0129001</text:p>
              </table:table-cell>
              <table:table-cell office:value-type="float" office:value="-0.0462606">
                <text:p>-0.0462606</text:p>
              </table:table-cell>
              <table:table-cell office:value-type="float" office:value="0.000000000168764">
                <text:p>0.000000000168764</text:p>
              </table:table-cell>
              <table:table-cell office:value-type="float" office:value="0.000954274">
                <text:p>0.0009542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29251">
                <text:p>0.0129251</text:p>
              </table:table-cell>
              <table:table-cell office:value-type="float" office:value="-0.0516905">
                <text:p>-0.0516905</text:p>
              </table:table-cell>
              <table:table-cell office:value-type="float" office:value="0.000000000136956">
                <text:p>0.000000000136956</text:p>
              </table:table-cell>
              <table:table-cell office:value-type="float" office:value="0.000948977">
                <text:p>0.0009489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29501">
                <text:p>0.0129501</text:p>
              </table:table-cell>
              <table:table-cell office:value-type="float" office:value="-0.0557793">
                <text:p>-0.0557793</text:p>
              </table:table-cell>
              <table:table-cell office:value-type="float" office:value="0.000000000117026">
                <text:p>0.000000000117026</text:p>
              </table:table-cell>
              <table:table-cell office:value-type="float" office:value="0.000944999">
                <text:p>0.0009449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29751">
                <text:p>0.0129751</text:p>
              </table:table-cell>
              <table:table-cell office:value-type="float" office:value="-0.0582254">
                <text:p>-0.0582254</text:p>
              </table:table-cell>
              <table:table-cell office:value-type="float" office:value="0.000000000106518">
                <text:p>0.000000000106518</text:p>
              </table:table-cell>
              <table:table-cell office:value-type="float" office:value="0.000942622">
                <text:p>0.0009426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30001">
                <text:p>0.0130001</text:p>
              </table:table-cell>
              <table:table-cell office:value-type="float" office:value="-0.0587773">
                <text:p>-0.0587773</text:p>
              </table:table-cell>
              <table:table-cell office:value-type="float" office:value="0.000000000104281">
                <text:p>0.000000000104281</text:p>
              </table:table-cell>
              <table:table-cell office:value-type="float" office:value="0.000942086">
                <text:p>0.0009420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30251">
                <text:p>0.0130251</text:p>
              </table:table-cell>
              <table:table-cell office:value-type="float" office:value="-0.0572465">
                <text:p>-0.0572465</text:p>
              </table:table-cell>
              <table:table-cell office:value-type="float" office:value="0.000000000110605">
                <text:p>0.000000000110605</text:p>
              </table:table-cell>
              <table:table-cell office:value-type="float" office:value="0.000943573">
                <text:p>0.0009435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30501">
                <text:p>0.0130501</text:p>
              </table:table-cell>
              <table:table-cell office:value-type="float" office:value="-0.0535182">
                <text:p>-0.0535182</text:p>
              </table:table-cell>
              <table:table-cell office:value-type="float" office:value="0.000000000127659">
                <text:p>0.000000000127659</text:p>
              </table:table-cell>
              <table:table-cell office:value-type="float" office:value="0.000947198">
                <text:p>0.0009471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30751">
                <text:p>0.0130751</text:p>
              </table:table-cell>
              <table:table-cell office:value-type="float" office:value="-0.0475597">
                <text:p>-0.0475597</text:p>
              </table:table-cell>
              <table:table-cell office:value-type="float" office:value="0.000000000160539">
                <text:p>0.000000000160539</text:p>
              </table:table-cell>
              <table:table-cell office:value-type="float" office:value="0.000953006">
                <text:p>0.0009530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31001">
                <text:p>0.0131001</text:p>
              </table:table-cell>
              <table:table-cell office:value-type="float" office:value="-0.0394255">
                <text:p>-0.0394255</text:p>
              </table:table-cell>
              <table:table-cell office:value-type="float" office:value="0.000000000219508">
                <text:p>0.000000000219508</text:p>
              </table:table-cell>
              <table:table-cell office:value-type="float" office:value="0.000960963">
                <text:p>0.000960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31251">
                <text:p>0.0131251</text:p>
              </table:table-cell>
              <table:table-cell office:value-type="float" office:value="-0.0292593">
                <text:p>-0.0292593</text:p>
              </table:table-cell>
              <table:table-cell office:value-type="float" office:value="0.000000000324537">
                <text:p>0.000000000324537</text:p>
              </table:table-cell>
              <table:table-cell office:value-type="float" office:value="0.000970955">
                <text:p>0.0009709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31501">
                <text:p>0.0131501</text:p>
              </table:table-cell>
              <table:table-cell office:value-type="float" office:value="-0.0172923">
                <text:p>-0.0172923</text:p>
              </table:table-cell>
              <table:table-cell office:value-type="float" office:value="0.000000000514229">
                <text:p>0.000000000514229</text:p>
              </table:table-cell>
              <table:table-cell office:value-type="float" office:value="0.000982782">
                <text:p>0.0009827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31751">
                <text:p>0.0131751</text:p>
              </table:table-cell>
              <table:table-cell office:value-type="float" office:value="-0.00383846">
                <text:p>-0.00383846</text:p>
              </table:table-cell>
              <table:table-cell office:value-type="float" office:value="0.000000000862748">
                <text:p>0.000000000862748</text:p>
              </table:table-cell>
              <table:table-cell office:value-type="float" office:value="0.000996165">
                <text:p>0.000996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32001">
                <text:p>0.0132001</text:p>
              </table:table-cell>
              <table:table-cell office:value-type="float" office:value="0.0107141">
                <text:p>0.0107141</text:p>
              </table:table-cell>
              <table:table-cell office:value-type="float" office:value="0.00000000150995">
                <text:p>0.00000000150995</text:p>
              </table:table-cell>
              <table:table-cell office:value-type="float" office:value="0.00101074">
                <text:p>0.001010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32251">
                <text:p>0.0132251</text:p>
              </table:table-cell>
              <table:table-cell office:value-type="float" office:value="0.0259145">
                <text:p>0.0259145</text:p>
              </table:table-cell>
              <table:table-cell office:value-type="float" office:value="0.00000000270936">
                <text:p>0.00000000270936</text:p>
              </table:table-cell>
              <table:table-cell office:value-type="float" office:value="0.00102608">
                <text:p>0.001026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32501">
                <text:p>0.0132501</text:p>
              </table:table-cell>
              <table:table-cell office:value-type="float" office:value="0.041264">
                <text:p>0.041264</text:p>
              </table:table-cell>
              <table:table-cell office:value-type="float" office:value="0.00000000488943">
                <text:p>0.00000000488943</text:p>
              </table:table-cell>
              <table:table-cell office:value-type="float" office:value="0.00104169">
                <text:p>0.001041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32751">
                <text:p>0.0132751</text:p>
              </table:table-cell>
              <table:table-cell office:value-type="float" office:value="0.0562318">
                <text:p>0.0562318</text:p>
              </table:table-cell>
              <table:table-cell office:value-type="float" office:value="0.00000000869512">
                <text:p>0.00000000869512</text:p>
              </table:table-cell>
              <table:table-cell office:value-type="float" office:value="0.00105702">
                <text:p>0.001057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33001">
                <text:p>0.0133001</text:p>
              </table:table-cell>
              <table:table-cell office:value-type="float" office:value="0.0702744">
                <text:p>0.0702744</text:p>
              </table:table-cell>
              <table:table-cell office:value-type="float" office:value="0.0000000149224">
                <text:p>0.0000000149224</text:p>
              </table:table-cell>
              <table:table-cell office:value-type="float" office:value="0.00107151">
                <text:p>0.001071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33251">
                <text:p>0.0133251</text:p>
              </table:table-cell>
              <table:table-cell office:value-type="float" office:value="0.0828547">
                <text:p>0.0828547</text:p>
              </table:table-cell>
              <table:table-cell office:value-type="float" office:value="0.0000000242089">
                <text:p>0.0000000242089</text:p>
              </table:table-cell>
              <table:table-cell office:value-type="float" office:value="0.00108457">
                <text:p>0.001084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33501">
                <text:p>0.0133501</text:p>
              </table:table-cell>
              <table:table-cell office:value-type="float" office:value="0.093462">
                <text:p>0.093462</text:p>
              </table:table-cell>
              <table:table-cell office:value-type="float" office:value="0.0000000364045">
                <text:p>0.0000000364045</text:p>
              </table:table-cell>
              <table:table-cell office:value-type="float" office:value="0.00109565">
                <text:p>0.0010956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33751">
                <text:p>0.0133751</text:p>
              </table:table-cell>
              <table:table-cell office:value-type="float" office:value="0.101632">
                <text:p>0.101632</text:p>
              </table:table-cell>
              <table:table-cell office:value-type="float" office:value="0.0000000498451">
                <text:p>0.0000000498451</text:p>
              </table:table-cell>
              <table:table-cell office:value-type="float" office:value="0.00110421">
                <text:p>0.001104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34001">
                <text:p>0.0134001</text:p>
              </table:table-cell>
              <table:table-cell office:value-type="float" office:value="0.106965">
                <text:p>0.106965</text:p>
              </table:table-cell>
              <table:table-cell office:value-type="float" office:value="0.000000061193">
                <text:p>0.000000061193</text:p>
              </table:table-cell>
              <table:table-cell office:value-type="float" office:value="0.00110983">
                <text:p>0.001109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34251">
                <text:p>0.0134251</text:p>
              </table:table-cell>
              <table:table-cell office:value-type="float" office:value="0.109143">
                <text:p>0.109143</text:p>
              </table:table-cell>
              <table:table-cell office:value-type="float" office:value="0.0000000665402">
                <text:p>0.0000000665402</text:p>
              </table:table-cell>
              <table:table-cell office:value-type="float" office:value="0.00111212">
                <text:p>0.001112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34501">
                <text:p>0.0134501</text:p>
              </table:table-cell>
              <table:table-cell office:value-type="float" office:value="0.107944">
                <text:p>0.107944</text:p>
              </table:table-cell>
              <table:table-cell office:value-type="float" office:value="0.0000000635426">
                <text:p>0.0000000635426</text:p>
              </table:table-cell>
              <table:table-cell office:value-type="float" office:value="0.00111086">
                <text:p>0.001110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34751">
                <text:p>0.0134751</text:p>
              </table:table-cell>
              <table:table-cell office:value-type="float" office:value="0.103255">
                <text:p>0.103255</text:p>
              </table:table-cell>
              <table:table-cell office:value-type="float" office:value="0.0000000530564">
                <text:p>0.0000000530564</text:p>
              </table:table-cell>
              <table:table-cell office:value-type="float" office:value="0.00110592">
                <text:p>0.001105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35001">
                <text:p>0.0135001</text:p>
              </table:table-cell>
              <table:table-cell office:value-type="float" office:value="0.0950765">
                <text:p>0.0950765</text:p>
              </table:table-cell>
              <table:table-cell office:value-type="float" office:value="0.0000000387367">
                <text:p>0.0000000387367</text:p>
              </table:table-cell>
              <table:table-cell office:value-type="float" office:value="0.00109734">
                <text:p>0.001097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35251">
                <text:p>0.0135251</text:p>
              </table:table-cell>
              <table:table-cell office:value-type="float" office:value="0.083529">
                <text:p>0.083529</text:p>
              </table:table-cell>
              <table:table-cell office:value-type="float" office:value="0.000000024845">
                <text:p>0.000000024845</text:p>
              </table:table-cell>
              <table:table-cell office:value-type="float" office:value="0.00108527">
                <text:p>0.0010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35501">
                <text:p>0.0135501</text:p>
              </table:table-cell>
              <table:table-cell office:value-type="float" office:value="0.0688529">
                <text:p>0.0688529</text:p>
              </table:table-cell>
              <table:table-cell office:value-type="float" office:value="0.0000000141284">
                <text:p>0.0000000141284</text:p>
              </table:table-cell>
              <table:table-cell office:value-type="float" office:value="0.00107004">
                <text:p>0.001070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35751">
                <text:p>0.0135751</text:p>
              </table:table-cell>
              <table:table-cell office:value-type="float" office:value="0.0514033">
                <text:p>0.0514033</text:p>
              </table:table-cell>
              <table:table-cell office:value-type="float" office:value="0.0000000072214">
                <text:p>0.0000000072214</text:p>
              </table:table-cell>
              <table:table-cell office:value-type="float" office:value="0.00105206">
                <text:p>0.001052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36001">
                <text:p>0.0136001</text:p>
              </table:table-cell>
              <table:table-cell office:value-type="float" office:value="0.0316417">
                <text:p>0.0316417</text:p>
              </table:table-cell>
              <table:table-cell office:value-type="float" office:value="NaN">
                <text:p>NaN</text:p>
              </table:table-cell>
              <table:table-cell office:value-type="float" office:value="0.00103189">
                <text:p>0.001031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36251">
                <text:p>0.0136251</text:p>
              </table:table-cell>
              <table:table-cell office:value-type="float" office:value="0.0101238">
                <text:p>0.0101238</text:p>
              </table:table-cell>
              <table:table-cell office:value-type="float" office:value="0.00000000147606">
                <text:p>0.00000000147606</text:p>
              </table:table-cell>
              <table:table-cell office:value-type="float" office:value="0.00101015">
                <text:p>0.00101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36501">
                <text:p>0.0136501</text:p>
              </table:table-cell>
              <table:table-cell office:value-type="float" office:value="-0.0125169">
                <text:p>-0.0125169</text:p>
              </table:table-cell>
              <table:table-cell office:value-type="float" office:value="0.000000000617905">
                <text:p>0.000000000617905</text:p>
              </table:table-cell>
              <table:table-cell office:value-type="float" office:value="0.000987522">
                <text:p>0.0009875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36751">
                <text:p>0.0136751</text:p>
              </table:table-cell>
              <table:table-cell office:value-type="float" office:value="-0.0355885">
                <text:p>-0.0355885</text:p>
              </table:table-cell>
              <table:table-cell office:value-type="float" office:value="0.000000000254415">
                <text:p>0.000000000254415</text:p>
              </table:table-cell>
              <table:table-cell office:value-type="float" office:value="0.000964728">
                <text:p>0.0009647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37001">
                <text:p>0.0137001</text:p>
              </table:table-cell>
              <table:table-cell office:value-type="float" office:value="-0.058362">
                <text:p>-0.058362</text:p>
              </table:table-cell>
              <table:table-cell office:value-type="float" office:value="0.00000000010596">
                <text:p>0.00000000010596</text:p>
              </table:table-cell>
              <table:table-cell office:value-type="float" office:value="0.000942489">
                <text:p>0.0009424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37251">
                <text:p>0.0137251</text:p>
              </table:table-cell>
              <table:table-cell office:value-type="float" office:value="-0.0800956">
                <text:p>-0.0800956</text:p>
              </table:table-cell>
              <table:table-cell office:value-type="float" office:value="0.0000000000459318">
                <text:p>0.0000000000459318</text:p>
              </table:table-cell>
              <table:table-cell office:value-type="float" office:value="0.000921508">
                <text:p>0.000921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37501">
                <text:p>0.0137501</text:p>
              </table:table-cell>
              <table:table-cell office:value-type="float" office:value="-0.100059">
                <text:p>-0.100059</text:p>
              </table:table-cell>
              <table:table-cell office:value-type="float" office:value="0.0000000000213137">
                <text:p>0.0000000000213137</text:p>
              </table:table-cell>
              <table:table-cell office:value-type="float" office:value="0.000902444">
                <text:p>0.000902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37751">
                <text:p>0.0137751</text:p>
              </table:table-cell>
              <table:table-cell office:value-type="float" office:value="-0.117557">
                <text:p>-0.117557</text:p>
              </table:table-cell>
              <table:table-cell office:value-type="float" office:value="0.0000000000108735">
                <text:p>0.0000000000108735</text:p>
              </table:table-cell>
              <table:table-cell office:value-type="float" office:value="0.000885898">
                <text:p>0.0008858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38001">
                <text:p>0.0138001</text:p>
              </table:table-cell>
              <table:table-cell office:value-type="float" office:value="-0.131958">
                <text:p>-0.131958</text:p>
              </table:table-cell>
              <table:table-cell office:value-type="float" office:value="0.00000000000624919">
                <text:p>0.00000000000624919</text:p>
              </table:table-cell>
              <table:table-cell office:value-type="float" office:value="0.000872395">
                <text:p>0.0008723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38251">
                <text:p>0.0138251</text:p>
              </table:table-cell>
              <table:table-cell office:value-type="float" office:value="-0.142711">
                <text:p>-0.142711</text:p>
              </table:table-cell>
              <table:table-cell office:value-type="float" office:value="0.00000000000413244">
                <text:p>0.00000000000413244</text:p>
              </table:table-cell>
              <table:table-cell office:value-type="float" office:value="0.000862381">
                <text:p>0.0008623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38501">
                <text:p>0.0138501</text:p>
              </table:table-cell>
              <table:table-cell office:value-type="float" office:value="-0.149371">
                <text:p>-0.149371</text:p>
              </table:table-cell>
              <table:table-cell office:value-type="float" office:value="0.00000000000319865">
                <text:p>0.00000000000319865</text:p>
              </table:table-cell>
              <table:table-cell office:value-type="float" office:value="0.000856207">
                <text:p>0.0008562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38751">
                <text:p>0.0138751</text:p>
              </table:table-cell>
              <table:table-cell office:value-type="float" office:value="-0.151612">
                <text:p>-0.151612</text:p>
              </table:table-cell>
              <table:table-cell office:value-type="float" office:value="0.00000000000293443">
                <text:p>0.00000000000293443</text:p>
              </table:table-cell>
              <table:table-cell office:value-type="float" office:value="0.000854134">
                <text:p>0.0008541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39001">
                <text:p>0.0139001</text:p>
              </table:table-cell>
              <table:table-cell office:value-type="float" office:value="-0.149246">
                <text:p>-0.149246</text:p>
              </table:table-cell>
              <table:table-cell office:value-type="float" office:value="NaN">
                <text:p>NaN</text:p>
              </table:table-cell>
              <table:table-cell office:value-type="float" office:value="0.000856322">
                <text:p>0.0008563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39251">
                <text:p>0.0139251</text:p>
              </table:table-cell>
              <table:table-cell office:value-type="float" office:value="-0.142227">
                <text:p>-0.142227</text:p>
              </table:table-cell>
              <table:table-cell office:value-type="float" office:value="0.00000000000421004">
                <text:p>0.00000000000421004</text:p>
              </table:table-cell>
              <table:table-cell office:value-type="float" office:value="0.00086283">
                <text:p>0.0008628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39501">
                <text:p>0.0139501</text:p>
              </table:table-cell>
              <table:table-cell office:value-type="float" office:value="-0.13066">
                <text:p>-0.13066</text:p>
              </table:table-cell>
              <table:table-cell office:value-type="float" office:value="0.00000000000656911">
                <text:p>0.00000000000656911</text:p>
              </table:table-cell>
              <table:table-cell office:value-type="float" office:value="0.000873608">
                <text:p>0.0008736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39751">
                <text:p>0.0139751</text:p>
              </table:table-cell>
              <table:table-cell office:value-type="float" office:value="-0.114797">
                <text:p>-0.114797</text:p>
              </table:table-cell>
              <table:table-cell office:value-type="float" office:value="0.0000000000120914">
                <text:p>0.0000000000120914</text:p>
              </table:table-cell>
              <table:table-cell office:value-type="float" office:value="0.000888498">
                <text:p>0.0008884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40001">
                <text:p>0.0140001</text:p>
              </table:table-cell>
              <table:table-cell office:value-type="float" office:value="-0.0950352">
                <text:p>-0.0950352</text:p>
              </table:table-cell>
              <table:table-cell office:value-type="float" office:value="0.0000000000258563">
                <text:p>0.0000000000258563</text:p>
              </table:table-cell>
              <table:table-cell office:value-type="float" office:value="0.000907223">
                <text:p>0.0009072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40251">
                <text:p>0.0140251</text:p>
              </table:table-cell>
              <table:table-cell office:value-type="float" office:value="-0.0719064">
                <text:p>-0.0719064</text:p>
              </table:table-cell>
              <table:table-cell office:value-type="float" office:value="0.0000000000629364">
                <text:p>0.0000000000629364</text:p>
              </table:table-cell>
              <table:table-cell office:value-type="float" office:value="0.000929386">
                <text:p>0.0009293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40501">
                <text:p>0.0140501</text:p>
              </table:table-cell>
              <table:table-cell office:value-type="float" office:value="-0.0460606">
                <text:p>-0.0460606</text:p>
              </table:table-cell>
              <table:table-cell office:value-type="float" office:value="0.000000000170067">
                <text:p>0.000000000170067</text:p>
              </table:table-cell>
              <table:table-cell office:value-type="float" office:value="0.00095447">
                <text:p>0.000954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40751">
                <text:p>0.0140751</text:p>
              </table:table-cell>
              <table:table-cell office:value-type="float" office:value="-0.0182487">
                <text:p>-0.0182487</text:p>
              </table:table-cell>
              <table:table-cell office:value-type="float" office:value="0.000000000495656">
                <text:p>0.000000000495656</text:p>
              </table:table-cell>
              <table:table-cell office:value-type="float" office:value="0.000981834">
                <text:p>0.0009818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41001">
                <text:p>0.0141001</text:p>
              </table:table-cell>
              <table:table-cell office:value-type="float" office:value="0.0107006">
                <text:p>0.0107006</text:p>
              </table:table-cell>
              <table:table-cell office:value-type="float" office:value="0.00000000150917">
                <text:p>0.00000000150917</text:p>
              </table:table-cell>
              <table:table-cell office:value-type="float" office:value="0.00101073">
                <text:p>0.001010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41251">
                <text:p>0.0141251</text:p>
              </table:table-cell>
              <table:table-cell office:value-type="float" office:value="0.0399062">
                <text:p>0.0399062</text:p>
              </table:table-cell>
              <table:table-cell office:value-type="float" office:value="0.00000000464065">
                <text:p>0.00000000464065</text:p>
              </table:table-cell>
              <table:table-cell office:value-type="float" office:value="0.0010403">
                <text:p>0.00104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41501">
                <text:p>0.0141501</text:p>
              </table:table-cell>
              <table:table-cell office:value-type="float" office:value="0.0684624">
                <text:p>0.0684624</text:p>
              </table:table-cell>
              <table:table-cell office:value-type="float" office:value="0.0000000139178">
                <text:p>0.0000000139178</text:p>
              </table:table-cell>
              <table:table-cell office:value-type="float" office:value="0.00106963">
                <text:p>0.00106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41751">
                <text:p>0.0141751</text:p>
              </table:table-cell>
              <table:table-cell office:value-type="float" office:value="0.0954674">
                <text:p>0.0954674</text:p>
              </table:table-cell>
              <table:table-cell office:value-type="float" office:value="0.0000000393236">
                <text:p>0.0000000393236</text:p>
              </table:table-cell>
              <table:table-cell office:value-type="float" office:value="0.00109775">
                <text:p>0.001097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42001">
                <text:p>0.0142001</text:p>
              </table:table-cell>
              <table:table-cell office:value-type="float" office:value="0.120053">
                <text:p>0.120053</text:p>
              </table:table-cell>
              <table:table-cell office:value-type="float" office:value="0.000000101233">
                <text:p>0.000000101233</text:p>
              </table:table-cell>
              <table:table-cell office:value-type="float" office:value="0.00112366">
                <text:p>0.001123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42251">
                <text:p>0.0142251</text:p>
              </table:table-cell>
              <table:table-cell office:value-type="float" office:value="0.141413">
                <text:p>0.141413</text:p>
              </table:table-cell>
              <table:table-cell office:value-type="float" office:value="0.000000230206">
                <text:p>0.000000230206</text:p>
              </table:table-cell>
              <table:table-cell office:value-type="float" office:value="0.00114641">
                <text:p>0.001146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42501">
                <text:p>0.0142501</text:p>
              </table:table-cell>
              <table:table-cell office:value-type="float" office:value="0.158831">
                <text:p>0.158831</text:p>
              </table:table-cell>
              <table:table-cell office:value-type="float" office:value="0.000000449833">
                <text:p>0.000000449833</text:p>
              </table:table-cell>
              <table:table-cell office:value-type="float" office:value="0.00116514">
                <text:p>0.001165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42751">
                <text:p>0.0142751</text:p>
              </table:table-cell>
              <table:table-cell office:value-type="float" office:value="0.171702">
                <text:p>0.171702</text:p>
              </table:table-cell>
              <table:table-cell office:value-type="float" office:value="0.000000737975">
                <text:p>0.000000737975</text:p>
              </table:table-cell>
              <table:table-cell office:value-type="float" office:value="0.00117907">
                <text:p>0.001179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43001">
                <text:p>0.0143001</text:p>
              </table:table-cell>
              <table:table-cell office:value-type="float" office:value="0.179557">
                <text:p>0.179557</text:p>
              </table:table-cell>
              <table:table-cell office:value-type="float" office:value="0.000000998268">
                <text:p>0.000000998268</text:p>
              </table:table-cell>
              <table:table-cell office:value-type="float" office:value="0.00118762">
                <text:p>0.001187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43251">
                <text:p>0.0143251</text:p>
              </table:table-cell>
              <table:table-cell office:value-type="float" office:value="0.182078">
                <text:p>0.182078</text:p>
              </table:table-cell>
              <table:table-cell office:value-type="float" office:value="0.00000109991">
                <text:p>0.00000109991</text:p>
              </table:table-cell>
              <table:table-cell office:value-type="float" office:value="0.00119037">
                <text:p>0.001190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43501">
                <text:p>0.0143501</text:p>
              </table:table-cell>
              <table:table-cell office:value-type="float" office:value="0.17911">
                <text:p>0.17911</text:p>
              </table:table-cell>
              <table:table-cell office:value-type="float" office:value="0.000000981286">
                <text:p>0.000000981286</text:p>
              </table:table-cell>
              <table:table-cell office:value-type="float" office:value="0.00118713">
                <text:p>0.001187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43751">
                <text:p>0.0143751</text:p>
              </table:table-cell>
              <table:table-cell office:value-type="float" office:value="0.170672">
                <text:p>0.170672</text:p>
              </table:table-cell>
              <table:table-cell office:value-type="float" office:value="0.000000709311">
                <text:p>0.000000709311</text:p>
              </table:table-cell>
              <table:table-cell office:value-type="float" office:value="0.00117795">
                <text:p>0.00117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44001">
                <text:p>0.0144001</text:p>
              </table:table-cell>
              <table:table-cell office:value-type="float" office:value="0.15695">
                <text:p>0.15695</text:p>
              </table:table-cell>
              <table:table-cell office:value-type="float" office:value="0.000000418441">
                <text:p>0.000000418441</text:p>
              </table:table-cell>
              <table:table-cell office:value-type="float" office:value="0.00116311">
                <text:p>0.001163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44251">
                <text:p>0.0144251</text:p>
              </table:table-cell>
              <table:table-cell office:value-type="float" office:value="0.138303">
                <text:p>0.138303</text:p>
              </table:table-cell>
              <table:table-cell office:value-type="float" office:value="0.000000204246">
                <text:p>0.000000204246</text:p>
              </table:table-cell>
              <table:table-cell office:value-type="float" office:value="0.00114308">
                <text:p>0.001143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44501">
                <text:p>0.0144501</text:p>
              </table:table-cell>
              <table:table-cell office:value-type="float" office:value="0.115245">
                <text:p>0.115245</text:p>
              </table:table-cell>
              <table:table-cell office:value-type="float" office:value="0.0000000841427">
                <text:p>0.0000000841427</text:p>
              </table:table-cell>
              <table:table-cell office:value-type="float" office:value="0.00111857">
                <text:p>0.00111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44751">
                <text:p>0.0144751</text:p>
              </table:table-cell>
              <table:table-cell office:value-type="float" office:value="0.0884387">
                <text:p>0.0884387</text:p>
              </table:table-cell>
              <table:table-cell office:value-type="float" office:value="0.0000000300087">
                <text:p>0.0000000300087</text:p>
              </table:table-cell>
              <table:table-cell office:value-type="float" office:value="0.00109039">
                <text:p>0.00109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45001">
                <text:p>0.0145001</text:p>
              </table:table-cell>
              <table:table-cell office:value-type="float" office:value="0.0586673">
                <text:p>0.0586673</text:p>
              </table:table-cell>
              <table:table-cell office:value-type="float" office:value="NaN">
                <text:p>NaN</text:p>
              </table:table-cell>
              <table:table-cell office:value-type="float" office:value="0.00105953">
                <text:p>0.001059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45251">
                <text:p>0.0145251</text:p>
              </table:table-cell>
              <table:table-cell office:value-type="float" office:value="0.026817">
                <text:p>0.026817</text:p>
              </table:table-cell>
              <table:table-cell office:value-type="float" office:value="0.00000000280505">
                <text:p>0.00000000280505</text:p>
              </table:table-cell>
              <table:table-cell office:value-type="float" office:value="0.001027">
                <text:p>0.0010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45501">
                <text:p>0.0145501</text:p>
              </table:table-cell>
              <table:table-cell office:value-type="float" office:value="-0.006153">
                <text:p>-0.006153</text:p>
              </table:table-cell>
              <table:table-cell office:value-type="float" office:value="0.000000000789265">
                <text:p>0.000000000789265</text:p>
              </table:table-cell>
              <table:table-cell office:value-type="float" office:value="0.000993856">
                <text:p>0.0009938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45751">
                <text:p>0.0145751</text:p>
              </table:table-cell>
              <table:table-cell office:value-type="float" office:value="-0.0392394">
                <text:p>-0.0392394</text:p>
              </table:table-cell>
              <table:table-cell office:value-type="float" office:value="0.000000000221085">
                <text:p>0.000000000221085</text:p>
              </table:table-cell>
              <table:table-cell office:value-type="float" office:value="0.000961146">
                <text:p>0.0009611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46001">
                <text:p>0.0146001</text:p>
              </table:table-cell>
              <table:table-cell office:value-type="float" office:value="-0.0714267">
                <text:p>-0.0714267</text:p>
              </table:table-cell>
              <table:table-cell office:value-type="float" office:value="0.0000000000641085">
                <text:p>0.0000000000641085</text:p>
              </table:table-cell>
              <table:table-cell office:value-type="float" office:value="0.000929849">
                <text:p>0.0009298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46251">
                <text:p>0.0146251</text:p>
              </table:table-cell>
              <table:table-cell office:value-type="float" office:value="-0.101719">
                <text:p>-0.101719</text:p>
              </table:table-cell>
              <table:table-cell office:value-type="float" office:value="0.0000000000199951">
                <text:p>0.0000000000199951</text:p>
              </table:table-cell>
              <table:table-cell office:value-type="float" office:value="0.000900868">
                <text:p>0.0009008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46501">
                <text:p>0.0146501</text:p>
              </table:table-cell>
              <table:table-cell office:value-type="float" office:value="-0.129172">
                <text:p>-0.129172</text:p>
              </table:table-cell>
              <table:table-cell office:value-type="float" office:value="0.00000000000695597">
                <text:p>0.00000000000695597</text:p>
              </table:table-cell>
              <table:table-cell office:value-type="float" office:value="0.000874999">
                <text:p>0.000874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46751">
                <text:p>0.0146751</text:p>
              </table:table-cell>
              <table:table-cell office:value-type="float" office:value="-0.152923">
                <text:p>-0.152923</text:p>
              </table:table-cell>
              <table:table-cell office:value-type="float" office:value="0.00000000000279014">
                <text:p>0.00000000000279014</text:p>
              </table:table-cell>
              <table:table-cell office:value-type="float" office:value="0.000852923">
                <text:p>0.0008529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47001">
                <text:p>0.0147001</text:p>
              </table:table-cell>
              <table:table-cell office:value-type="float" office:value="-0.17222">
                <text:p>-0.17222</text:p>
              </table:table-cell>
              <table:table-cell office:value-type="float" office:value="0.00000000000132833">
                <text:p>0.00000000000132833</text:p>
              </table:table-cell>
              <table:table-cell office:value-type="float" office:value="0.000835195">
                <text:p>0.0008351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47251">
                <text:p>0.0147251</text:p>
              </table:table-cell>
              <table:table-cell office:value-type="float" office:value="-0.186443">
                <text:p>-0.186443</text:p>
              </table:table-cell>
              <table:table-cell office:value-type="float" office:value="0.000000000000768655">
                <text:p>0.000000000000768655</text:p>
              </table:table-cell>
              <table:table-cell office:value-type="float" office:value="0.000822248">
                <text:p>0.0008222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47501">
                <text:p>0.0147501</text:p>
              </table:table-cell>
              <table:table-cell office:value-type="float" office:value="-0.195127">
                <text:p>-0.195127</text:p>
              </table:table-cell>
              <table:table-cell office:value-type="float" office:value="0.000000000000550379">
                <text:p>0.000000000000550379</text:p>
              </table:table-cell>
              <table:table-cell office:value-type="float" office:value="0.000814391">
                <text:p>0.0008143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47751">
                <text:p>0.0147751</text:p>
              </table:table-cell>
              <table:table-cell office:value-type="float" office:value="-0.19798">
                <text:p>-0.19798</text:p>
              </table:table-cell>
              <table:table-cell office:value-type="float" office:value="0.000000000000493192">
                <text:p>0.000000000000493192</text:p>
              </table:table-cell>
              <table:table-cell office:value-type="float" office:value="0.000811819">
                <text:p>0.0008118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48001">
                <text:p>0.0148001</text:p>
              </table:table-cell>
              <table:table-cell office:value-type="float" office:value="-0.194885">
                <text:p>-0.194885</text:p>
              </table:table-cell>
              <table:table-cell office:value-type="float" office:value="0.000000000000555527">
                <text:p>0.000000000000555527</text:p>
              </table:table-cell>
              <table:table-cell office:value-type="float" office:value="0.00081461">
                <text:p>0.000814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48251">
                <text:p>0.0148251</text:p>
              </table:table-cell>
              <table:table-cell office:value-type="float" office:value="-0.185914">
                <text:p>-0.185914</text:p>
              </table:table-cell>
              <table:table-cell office:value-type="float" office:value="0.000000000000784441">
                <text:p>0.000000000000784441</text:p>
              </table:table-cell>
              <table:table-cell office:value-type="float" office:value="0.000822727">
                <text:p>0.0008227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48501">
                <text:p>0.0148501</text:p>
              </table:table-cell>
              <table:table-cell office:value-type="float" office:value="-0.171319">
                <text:p>-0.171319</text:p>
              </table:table-cell>
              <table:table-cell office:value-type="float" office:value="0.00000000000137518">
                <text:p>0.00000000000137518</text:p>
              </table:table-cell>
              <table:table-cell office:value-type="float" office:value="0.000836019">
                <text:p>0.000836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48751">
                <text:p>0.0148751</text:p>
              </table:table-cell>
              <table:table-cell office:value-type="float" office:value="-0.151527">
                <text:p>-0.151527</text:p>
              </table:table-cell>
              <table:table-cell office:value-type="float" office:value="0.00000000000294404">
                <text:p>0.00000000000294404</text:p>
              </table:table-cell>
              <table:table-cell office:value-type="float" office:value="0.000854213">
                <text:p>0.0008542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49001">
                <text:p>0.0149001</text:p>
              </table:table-cell>
              <table:table-cell office:value-type="float" office:value="-0.127131">
                <text:p>-0.127131</text:p>
              </table:table-cell>
              <table:table-cell office:value-type="float" office:value="0.00000000000752391">
                <text:p>0.00000000000752391</text:p>
              </table:table-cell>
              <table:table-cell office:value-type="float" office:value="0.000876909">
                <text:p>0.0008769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49251">
                <text:p>0.0149251</text:p>
              </table:table-cell>
              <table:table-cell office:value-type="float" office:value="-0.0988661">
                <text:p>-0.0988661</text:p>
              </table:table-cell>
              <table:table-cell office:value-type="float" office:value="0.000000000022314">
                <text:p>0.000000000022314</text:p>
              </table:table-cell>
              <table:table-cell office:value-type="float" office:value="0.000903577">
                <text:p>0.0009035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49501">
                <text:p>0.0149501</text:p>
              </table:table-cell>
              <table:table-cell office:value-type="float" office:value="-0.0675882">
                <text:p>-0.0675882</text:p>
              </table:table-cell>
              <table:table-cell office:value-type="float" office:value="0.0000000000743074">
                <text:p>0.0000000000743074</text:p>
              </table:table-cell>
              <table:table-cell office:value-type="float" office:value="0.000933554">
                <text:p>0.0009335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49751">
                <text:p>0.0149751</text:p>
              </table:table-cell>
              <table:table-cell office:value-type="float" office:value="-0.034249">
                <text:p>-0.034249</text:p>
              </table:table-cell>
              <table:table-cell office:value-type="float" office:value="0.000000000267866">
                <text:p>0.000000000267866</text:p>
              </table:table-cell>
              <table:table-cell office:value-type="float" office:value="0.000966044">
                <text:p>0.0009660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